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2.432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4temp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ADN</text:p>
          </table:table-cell>
          <table:table-cell office:value-type="string" calcext:value-type="string">
            <text:p>TMAX_AIR</text:p>
          </table:table-cell>
          <table:table-cell office:value-type="string" calcext:value-type="string">
            <text:p>TMIN_AIR</text:p>
          </table:table-cell>
          <table:table-cell office:value-type="string" calcext:value-type="string">
            <text:p>HMAX_AIR</text:p>
          </table:table-cell>
          <table:table-cell office:value-type="string" calcext:value-type="string">
            <text:p>HMIN_AIR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PRECN</text:p>
          </table:table-cell>
          <table:table-cell office:value-type="string" calcext:value-type="string">
            <text:p>TMAX_SOIL_1</text:p>
          </table:table-cell>
          <table:table-cell office:value-type="string" calcext:value-type="string">
            <text:p>TMIN_SOIL_1</text:p>
          </table:table-cell>
          <table:table-cell office:value-type="string" calcext:value-type="string">
            <text:p>TMAX_SOIL_2</text:p>
          </table:table-cell>
          <table:table-cell office:value-type="string" calcext:value-type="string">
            <text:p>TMIN_SOIL_2</text:p>
          </table:table-cell>
          <table:table-cell office:value-type="string" calcext:value-type="string">
            <text:p>TMAX_SOIL_3</text:p>
          </table:table-cell>
          <table:table-cell office:value-type="string" calcext:value-type="string">
            <text:p>TMIN_SOIL_3</text:p>
          </table:table-cell>
          <table:table-cell office:value-type="string" calcext:value-type="string">
            <text:p>TMAX_SOIL_4</text:p>
          </table:table-cell>
          <table:table-cell office:value-type="string" calcext:value-type="string">
            <text:p>TMIN_SOIL_4</text:p>
          </table:table-cell>
          <table:table-cell office:value-type="string" calcext:value-type="string">
            <text:p>TMAX_SOIL_5</text:p>
          </table:table-cell>
          <table:table-cell office:value-type="string" calcext:value-type="string">
            <text:p>TMIN_SOIL_5</text:p>
          </table:table-cell>
          <table:table-cell office:value-type="string" calcext:value-type="string">
            <text:p>TMAX_SOIL_6</text:p>
          </table:table-cell>
          <table:table-cell office:value-type="string" calcext:value-type="string">
            <text:p>TMIN_SOIL_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4" calcext:value-type="float">
            <text:p>1012004</text:p>
          </table:table-cell>
          <table:table-cell office:value-type="float" office:value="3.405348" calcext:value-type="float">
            <text:p>3.405348</text:p>
          </table:table-cell>
          <table:table-cell office:value-type="float" office:value="-12.8" calcext:value-type="float">
            <text:p>-12.8</text:p>
          </table:table-cell>
          <table:table-cell office:value-type="float" office:value="-27.7" calcext:value-type="float">
            <text:p>-27.7</text:p>
          </table:table-cell>
          <table:table-cell office:value-type="float" office:value="0.222936" calcext:value-type="float">
            <text:p>0.222936</text:p>
          </table:table-cell>
          <table:table-cell office:value-type="float" office:value="0.05742478" calcext:value-type="float">
            <text:p>0.05742478</text:p>
          </table:table-cell>
          <table:table-cell office:value-type="float" office:value="244.944" calcext:value-type="float">
            <text:p>244.944</text:p>
          </table:table-cell>
          <table:table-cell office:value-type="float" office:value="6.6" calcext:value-type="float">
            <text:p>6.6</text:p>
          </table:table-cell>
          <table:table-cell office:value-type="float" office:value="-0.4767761" calcext:value-type="float">
            <text:p>-0.4767761</text:p>
          </table:table-cell>
          <table:table-cell office:value-type="float" office:value="-1.19873" calcext:value-type="float">
            <text:p>-1.19873</text:p>
          </table:table-cell>
          <table:table-cell office:value-type="float" office:value="0.1295776" calcext:value-type="float">
            <text:p>0.1295776</text:p>
          </table:table-cell>
          <table:table-cell office:value-type="float" office:value="-0.1882935" calcext:value-type="float">
            <text:p>-0.1882935</text:p>
          </table:table-cell>
          <table:table-cell office:value-type="float" office:value="0.4105225" calcext:value-type="float">
            <text:p>0.4105225</text:p>
          </table:table-cell>
          <table:table-cell office:value-type="float" office:value="0.09255981" calcext:value-type="float">
            <text:p>0.09255981</text:p>
          </table:table-cell>
          <table:table-cell office:value-type="float" office:value="0.6998291" calcext:value-type="float">
            <text:p>0.6998291</text:p>
          </table:table-cell>
          <table:table-cell office:value-type="float" office:value="0.3991394" calcext:value-type="float">
            <text:p>0.3991394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6955566" calcext:value-type="float">
            <text:p>0.6955566</text:p>
          </table:table-cell>
          <table:table-cell office:value-type="float" office:value="1.226257" calcext:value-type="float">
            <text:p>1.226257</text:p>
          </table:table-cell>
          <table:table-cell office:value-type="float" office:value="0.9807434" calcext:value-type="float">
            <text:p>0.98074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4" calcext:value-type="float">
            <text:p>2012004</text:p>
          </table:table-cell>
          <table:table-cell office:value-type="float" office:value="2.202264" calcext:value-type="float">
            <text:p>2.202264</text:p>
          </table:table-cell>
          <table:table-cell office:value-type="float" office:value="4.4" calcext:value-type="float">
            <text:p>4.4</text:p>
          </table:table-cell>
          <table:table-cell office:value-type="float" office:value="-12.2" calcext:value-type="float">
            <text:p>-12.2</text:p>
          </table:table-cell>
          <table:table-cell office:value-type="float" office:value="0.6995859" calcext:value-type="float">
            <text:p>0.6995859</text:p>
          </table:table-cell>
          <table:table-cell office:value-type="float" office:value="0.2352047" calcext:value-type="float">
            <text:p>0.2352047</text:p>
          </table:table-cell>
          <table:table-cell office:value-type="float" office:value="276.444" calcext:value-type="float">
            <text:p>276.444</text:p>
          </table:table-cell>
          <table:table-cell office:value-type="float" office:value="0" calcext:value-type="float">
            <text:p>0</text:p>
          </table:table-cell>
          <table:table-cell office:value-type="float" office:value="-0.6732178" calcext:value-type="float">
            <text:p>-0.6732178</text:p>
          </table:table-cell>
          <table:table-cell office:value-type="float" office:value="-1.198822" calcext:value-type="float">
            <text:p>-1.198822</text:p>
          </table:table-cell>
          <table:table-cell office:value-type="float" office:value="-0.08813477" calcext:value-type="float">
            <text:p>-0.08813477</text:p>
          </table:table-cell>
          <table:table-cell office:value-type="float" office:value="-0.190918" calcext:value-type="float">
            <text:p>-0.190918</text:p>
          </table:table-cell>
          <table:table-cell office:value-type="float" office:value="0.1295471" calcext:value-type="float">
            <text:p>0.1295471</text:p>
          </table:table-cell>
          <table:table-cell office:value-type="float" office:value="0.0760498" calcext:value-type="float">
            <text:p>0.0760498</text:p>
          </table:table-cell>
          <table:table-cell office:value-type="float" office:value="0.397522" calcext:value-type="float">
            <text:p>0.397522</text:p>
          </table:table-cell>
          <table:table-cell office:value-type="float" office:value="0.3606262" calcext:value-type="float">
            <text:p>0.3606262</text:p>
          </table:table-cell>
          <table:table-cell office:value-type="float" office:value="0.6936951" calcext:value-type="float">
            <text:p>0.6936951</text:p>
          </table:table-cell>
          <table:table-cell office:value-type="float" office:value="0.632019" calcext:value-type="float">
            <text:p>0.632019</text:p>
          </table:table-cell>
          <table:table-cell office:value-type="float" office:value="0.9787903" calcext:value-type="float">
            <text:p>0.9787903</text:p>
          </table:table-cell>
          <table:table-cell office:value-type="float" office:value="0.89151" calcext:value-type="float">
            <text:p>0.891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4" calcext:value-type="float">
            <text:p>3012004</text:p>
          </table:table-cell>
          <table:table-cell office:value-type="float" office:value="1.594008" calcext:value-type="float">
            <text:p>1.594008</text:p>
          </table:table-cell>
          <table:table-cell office:value-type="float" office:value="6.1" calcext:value-type="float">
            <text:p>6.1</text:p>
          </table:table-cell>
          <table:table-cell office:value-type="float" office:value="4.1" calcext:value-type="float">
            <text:p>4.1</text:p>
          </table:table-cell>
          <table:table-cell office:value-type="float" office:value="0.9045212" calcext:value-type="float">
            <text:p>0.9045212</text:p>
          </table:table-cell>
          <table:table-cell office:value-type="float" office:value="0.7118323" calcext:value-type="float">
            <text:p>0.7118323</text:p>
          </table:table-cell>
          <table:table-cell office:value-type="float" office:value="431.244" calcext:value-type="float">
            <text:p>431.244</text:p>
          </table:table-cell>
          <table:table-cell office:value-type="float" office:value="0" calcext:value-type="float">
            <text:p>0</text:p>
          </table:table-cell>
          <table:table-cell office:value-type="float" office:value="-0.02606201" calcext:value-type="float">
            <text:p>-0.02606201</text:p>
          </table:table-cell>
          <table:table-cell office:value-type="float" office:value="-0.6665649" calcext:value-type="float">
            <text:p>-0.6665649</text:p>
          </table:table-cell>
          <table:table-cell office:value-type="float" office:value="0.07241821" calcext:value-type="float">
            <text:p>0.07241821</text:p>
          </table:table-cell>
          <table:table-cell office:value-type="float" office:value="-0.08654785" calcext:value-type="float">
            <text:p>-0.08654785</text:p>
          </table:table-cell>
          <table:table-cell office:value-type="float" office:value="0.261261" calcext:value-type="float">
            <text:p>0.261261</text:p>
          </table:table-cell>
          <table:table-cell office:value-type="float" office:value="0.1307373" calcext:value-type="float">
            <text:p>0.1307373</text:p>
          </table:table-cell>
          <table:table-cell office:value-type="float" office:value="0.4803162" calcext:value-type="float">
            <text:p>0.4803162</text:p>
          </table:table-cell>
          <table:table-cell office:value-type="float" office:value="0.3827515" calcext:value-type="float">
            <text:p>0.3827515</text:p>
          </table:table-cell>
          <table:table-cell office:value-type="float" office:value="0.7015381" calcext:value-type="float">
            <text:p>0.7015381</text:p>
          </table:table-cell>
          <table:table-cell office:value-type="float" office:value="0.6370239" calcext:value-type="float">
            <text:p>0.6370239</text:p>
          </table:table-cell>
          <table:table-cell office:value-type="float" office:value="0.9247437" calcext:value-type="float">
            <text:p>0.9247437</text:p>
          </table:table-cell>
          <table:table-cell office:value-type="float" office:value="0.8914185" calcext:value-type="float">
            <text:p>0.89141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4" calcext:value-type="float">
            <text:p>4012004</text:p>
          </table:table-cell>
          <table:table-cell office:value-type="float" office:value="3.393072" calcext:value-type="float">
            <text:p>3.393072</text:p>
          </table:table-cell>
          <table:table-cell office:value-type="float" office:value="4.5" calcext:value-type="float">
            <text:p>4.5</text:p>
          </table:table-cell>
          <table:table-cell office:value-type="float" office:value="-9.1" calcext:value-type="float">
            <text:p>-9.1</text:p>
          </table:table-cell>
          <table:table-cell office:value-type="float" office:value="0.8048987" calcext:value-type="float">
            <text:p>0.8048987</text:p>
          </table:table-cell>
          <table:table-cell office:value-type="float" office:value="0.2150028" calcext:value-type="float">
            <text:p>0.2150028</text:p>
          </table:table-cell>
          <table:table-cell office:value-type="float" office:value="491.472" calcext:value-type="float">
            <text:p>491.472</text:p>
          </table:table-cell>
          <table:table-cell office:value-type="float" office:value="0" calcext:value-type="float">
            <text:p>0</text:p>
          </table:table-cell>
          <table:table-cell office:value-type="float" office:value="0.02770996" calcext:value-type="float">
            <text:p>0.02770996</text:p>
          </table:table-cell>
          <table:table-cell office:value-type="float" office:value="-0.02493286" calcext:value-type="float">
            <text:p>-0.02493286</text:p>
          </table:table-cell>
          <table:table-cell office:value-type="float" office:value="0.08972168" calcext:value-type="float">
            <text:p>0.08972168</text:p>
          </table:table-cell>
          <table:table-cell office:value-type="float" office:value="0.07281494" calcext:value-type="float">
            <text:p>0.07281494</text:p>
          </table:table-cell>
          <table:table-cell office:value-type="float" office:value="0.2843628" calcext:value-type="float">
            <text:p>0.2843628</text:p>
          </table:table-cell>
          <table:table-cell office:value-type="float" office:value="0.2618103" calcext:value-type="float">
            <text:p>0.2618103</text:p>
          </table:table-cell>
          <table:table-cell office:value-type="float" office:value="0.5035095" calcext:value-type="float">
            <text:p>0.5035095</text:p>
          </table:table-cell>
          <table:table-cell office:value-type="float" office:value="0.4809265" calcext:value-type="float">
            <text:p>0.4809265</text:p>
          </table:table-cell>
          <table:table-cell office:value-type="float" office:value="0.7224121" calcext:value-type="float">
            <text:p>0.7224121</text:p>
          </table:table-cell>
          <table:table-cell office:value-type="float" office:value="0.7021484" calcext:value-type="float">
            <text:p>0.7021484</text:p>
          </table:table-cell>
          <table:table-cell office:value-type="float" office:value="0.9405212" calcext:value-type="float">
            <text:p>0.9405212</text:p>
          </table:table-cell>
          <table:table-cell office:value-type="float" office:value="0.9252319" calcext:value-type="float">
            <text:p>0.92523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4" calcext:value-type="float">
            <text:p>5012004</text:p>
          </table:table-cell>
          <table:table-cell office:value-type="float" office:value="1.006416" calcext:value-type="float">
            <text:p>1.006416</text:p>
          </table:table-cell>
          <table:table-cell office:value-type="float" office:value="-1.4" calcext:value-type="float">
            <text:p>-1.4</text:p>
          </table:table-cell>
          <table:table-cell office:value-type="float" office:value="-9.6" calcext:value-type="float">
            <text:p>-9.6</text:p>
          </table:table-cell>
          <table:table-cell office:value-type="float" office:value="0.5444396" calcext:value-type="float">
            <text:p>0.5444396</text:p>
          </table:table-cell>
          <table:table-cell office:value-type="float" office:value="0.2703395" calcext:value-type="float">
            <text:p>0.2703395</text:p>
          </table:table-cell>
          <table:table-cell office:value-type="float" office:value="223.2" calcext:value-type="float">
            <text:p>223.2</text:p>
          </table:table-cell>
          <table:table-cell office:value-type="float" office:value="20.6" calcext:value-type="float">
            <text:p>20.6</text:p>
          </table:table-cell>
          <table:table-cell office:value-type="float" office:value="0.4486389" calcext:value-type="float">
            <text:p>0.4486389</text:p>
          </table:table-cell>
          <table:table-cell office:value-type="float" office:value="0.0279541" calcext:value-type="float">
            <text:p>0.0279541</text:p>
          </table:table-cell>
          <table:table-cell office:value-type="float" office:value="0.6252136" calcext:value-type="float">
            <text:p>0.6252136</text:p>
          </table:table-cell>
          <table:table-cell office:value-type="float" office:value="0.08963013" calcext:value-type="float">
            <text:p>0.08963013</text:p>
          </table:table-cell>
          <table:table-cell office:value-type="float" office:value="0.7421875" calcext:value-type="float">
            <text:p>0.7421875</text:p>
          </table:table-cell>
          <table:table-cell office:value-type="float" office:value="0.2844543" calcext:value-type="float">
            <text:p>0.2844543</text:p>
          </table:table-cell>
          <table:table-cell office:value-type="float" office:value="0.8813782" calcext:value-type="float">
            <text:p>0.8813782</text:p>
          </table:table-cell>
          <table:table-cell office:value-type="float" office:value="0.5035706" calcext:value-type="float">
            <text:p>0.5035706</text:p>
          </table:table-cell>
          <table:table-cell office:value-type="float" office:value="1.025482" calcext:value-type="float">
            <text:p>1.025482</text:p>
          </table:table-cell>
          <table:table-cell office:value-type="float" office:value="0.7224121" calcext:value-type="float">
            <text:p>0.7224121</text:p>
          </table:table-cell>
          <table:table-cell office:value-type="float" office:value="1.175842" calcext:value-type="float">
            <text:p>1.175842</text:p>
          </table:table-cell>
          <table:table-cell office:value-type="float" office:value="0.9402771" calcext:value-type="float">
            <text:p>0.94027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4" calcext:value-type="float">
            <text:p>6012004</text:p>
          </table:table-cell>
          <table:table-cell office:value-type="float" office:value="1.307052" calcext:value-type="float">
            <text:p>1.307052</text:p>
          </table:table-cell>
          <table:table-cell office:value-type="float" office:value="0" calcext:value-type="float">
            <text:p>0</text:p>
          </table:table-cell>
          <table:table-cell office:value-type="float" office:value="-3.7" calcext:value-type="float">
            <text:p>-3.7</text:p>
          </table:table-cell>
          <table:table-cell office:value-type="float" office:value="0.6023561" calcext:value-type="float">
            <text:p>0.6023561</text:p>
          </table:table-cell>
          <table:table-cell office:value-type="float" office:value="0.4600766" calcext:value-type="float">
            <text:p>0.4600766</text:p>
          </table:table-cell>
          <table:table-cell office:value-type="float" office:value="185.652" calcext:value-type="float">
            <text:p>185.652</text:p>
          </table:table-cell>
          <table:table-cell office:value-type="float" office:value="17.2" calcext:value-type="float">
            <text:p>17.2</text:p>
          </table:table-cell>
          <table:table-cell office:value-type="float" office:value="0.5219727" calcext:value-type="float">
            <text:p>0.5219727</text:p>
          </table:table-cell>
          <table:table-cell office:value-type="float" office:value="0.336853" calcext:value-type="float">
            <text:p>0.336853</text:p>
          </table:table-cell>
          <table:table-cell office:value-type="float" office:value="0.7481995" calcext:value-type="float">
            <text:p>0.7481995</text:p>
          </table:table-cell>
          <table:table-cell office:value-type="float" office:value="0.6089783" calcext:value-type="float">
            <text:p>0.6089783</text:p>
          </table:table-cell>
          <table:table-cell office:value-type="float" office:value="0.8656616" calcext:value-type="float">
            <text:p>0.8656616</text:p>
          </table:table-cell>
          <table:table-cell office:value-type="float" office:value="0.7431335" calcext:value-type="float">
            <text:p>0.7431335</text:p>
          </table:table-cell>
          <table:table-cell office:value-type="float" office:value="1.000519" calcext:value-type="float">
            <text:p>1.000519</text:p>
          </table:table-cell>
          <table:table-cell office:value-type="float" office:value="0.8825073" calcext:value-type="float">
            <text:p>0.8825073</text:p>
          </table:table-cell>
          <table:table-cell office:value-type="float" office:value="1.141144" calcext:value-type="float">
            <text:p>1.141144</text:p>
          </table:table-cell>
          <table:table-cell office:value-type="float" office:value="1.026825" calcext:value-type="float">
            <text:p>1.026825</text:p>
          </table:table-cell>
          <table:table-cell office:value-type="float" office:value="1.28717" calcext:value-type="float">
            <text:p>1.28717</text:p>
          </table:table-cell>
          <table:table-cell office:value-type="float" office:value="1.177277" calcext:value-type="float">
            <text:p>1.1772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4" calcext:value-type="float">
            <text:p>7012004</text:p>
          </table:table-cell>
          <table:table-cell office:value-type="float" office:value="1.703772" calcext:value-type="float">
            <text:p>1.703772</text:p>
          </table:table-cell>
          <table:table-cell office:value-type="float" office:value="-1.3" calcext:value-type="float">
            <text:p>-1.3</text:p>
          </table:table-cell>
          <table:table-cell office:value-type="float" office:value="-5.6" calcext:value-type="float">
            <text:p>-5.6</text:p>
          </table:table-cell>
          <table:table-cell office:value-type="float" office:value="0.5484042" calcext:value-type="float">
            <text:p>0.5484042</text:p>
          </table:table-cell>
          <table:table-cell office:value-type="float" office:value="0.3994656" calcext:value-type="float">
            <text:p>0.3994656</text:p>
          </table:table-cell>
          <table:table-cell office:value-type="float" office:value="331.38" calcext:value-type="float">
            <text:p>331.38</text:p>
          </table:table-cell>
          <table:table-cell office:value-type="float" office:value="5.399999" calcext:value-type="float">
            <text:p>5.399999</text:p>
          </table:table-cell>
          <table:table-cell office:value-type="float" office:value="0.593689" calcext:value-type="float">
            <text:p>0.593689</text:p>
          </table:table-cell>
          <table:table-cell office:value-type="float" office:value="0.5232239" calcext:value-type="float">
            <text:p>0.5232239</text:p>
          </table:table-cell>
          <table:table-cell office:value-type="float" office:value="0.8266907" calcext:value-type="float">
            <text:p>0.8266907</text:p>
          </table:table-cell>
          <table:table-cell office:value-type="float" office:value="0.7495728" calcext:value-type="float">
            <text:p>0.7495728</text:p>
          </table:table-cell>
          <table:table-cell office:value-type="float" office:value="0.9483032" calcext:value-type="float">
            <text:p>0.9483032</text:p>
          </table:table-cell>
          <table:table-cell office:value-type="float" office:value="0.8669434" calcext:value-type="float">
            <text:p>0.8669434</text:p>
          </table:table-cell>
          <table:table-cell office:value-type="float" office:value="1.086731" calcext:value-type="float">
            <text:p>1.086731</text:p>
          </table:table-cell>
          <table:table-cell office:value-type="float" office:value="1.001831" calcext:value-type="float">
            <text:p>1.001831</text:p>
          </table:table-cell>
          <table:table-cell office:value-type="float" office:value="1.228088" calcext:value-type="float">
            <text:p>1.228088</text:p>
          </table:table-cell>
          <table:table-cell office:value-type="float" office:value="1.142395" calcext:value-type="float">
            <text:p>1.142395</text:p>
          </table:table-cell>
          <table:table-cell office:value-type="float" office:value="1.372284" calcext:value-type="float">
            <text:p>1.372284</text:p>
          </table:table-cell>
          <table:table-cell office:value-type="float" office:value="1.2883" calcext:value-type="float">
            <text:p>1.28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4" calcext:value-type="float">
            <text:p>8012004</text:p>
          </table:table-cell>
          <table:table-cell office:value-type="float" office:value="1.282572" calcext:value-type="float">
            <text:p>1.282572</text:p>
          </table:table-cell>
          <table:table-cell office:value-type="float" office:value="0.2" calcext:value-type="float">
            <text:p>0.2</text:p>
          </table:table-cell>
          <table:table-cell office:value-type="float" office:value="-2.1" calcext:value-type="float">
            <text:p>-2.1</text:p>
          </table:table-cell>
          <table:table-cell office:value-type="float" office:value="0.6110671" calcext:value-type="float">
            <text:p>0.6110671</text:p>
          </table:table-cell>
          <table:table-cell office:value-type="float" office:value="0.5174005" calcext:value-type="float">
            <text:p>0.5174005</text:p>
          </table:table-cell>
          <table:table-cell office:value-type="float" office:value="144.468" calcext:value-type="float">
            <text:p>144.468</text:p>
          </table:table-cell>
          <table:table-cell office:value-type="float" office:value="18.1" calcext:value-type="float">
            <text:p>18.1</text:p>
          </table:table-cell>
          <table:table-cell office:value-type="float" office:value="0.6715393" calcext:value-type="float">
            <text:p>0.6715393</text:p>
          </table:table-cell>
          <table:table-cell office:value-type="float" office:value="0.594696" calcext:value-type="float">
            <text:p>0.594696</text:p>
          </table:table-cell>
          <table:table-cell office:value-type="float" office:value="0.8964844" calcext:value-type="float">
            <text:p>0.8964844</text:p>
          </table:table-cell>
          <table:table-cell office:value-type="float" office:value="0.8273926" calcext:value-type="float">
            <text:p>0.8273926</text:p>
          </table:table-cell>
          <table:table-cell office:value-type="float" office:value="1.014893" calcext:value-type="float">
            <text:p>1.014893</text:p>
          </table:table-cell>
          <table:table-cell office:value-type="float" office:value="0.9490967" calcext:value-type="float">
            <text:p>0.9490967</text:p>
          </table:table-cell>
          <table:table-cell office:value-type="float" office:value="1.151611" calcext:value-type="float">
            <text:p>1.151611</text:p>
          </table:table-cell>
          <table:table-cell office:value-type="float" office:value="1.087463" calcext:value-type="float">
            <text:p>1.087463</text:p>
          </table:table-cell>
          <table:table-cell office:value-type="float" office:value="1.291016" calcext:value-type="float">
            <text:p>1.291016</text:p>
          </table:table-cell>
          <table:table-cell office:value-type="float" office:value="1.228821" calcext:value-type="float">
            <text:p>1.228821</text:p>
          </table:table-cell>
          <table:table-cell office:value-type="float" office:value="1.432617" calcext:value-type="float">
            <text:p>1.432617</text:p>
          </table:table-cell>
          <table:table-cell office:value-type="float" office:value="1.372955" calcext:value-type="float">
            <text:p>1.3729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4" calcext:value-type="float">
            <text:p>9012004</text:p>
          </table:table-cell>
          <table:table-cell office:value-type="float" office:value="0.7415639" calcext:value-type="float">
            <text:p>0.7415639</text:p>
          </table:table-cell>
          <table:table-cell office:value-type="float" office:value="1.1" calcext:value-type="float">
            <text:p>1.1</text:p>
          </table:table-cell>
          <table:table-cell office:value-type="float" office:value="-4" calcext:value-type="float">
            <text:p>-4</text:p>
          </table:table-cell>
          <table:table-cell office:value-type="float" office:value="0.6516815" calcext:value-type="float">
            <text:p>0.6516815</text:p>
          </table:table-cell>
          <table:table-cell office:value-type="float" office:value="0.4499882" calcext:value-type="float">
            <text:p>0.4499882</text:p>
          </table:table-cell>
          <table:table-cell office:value-type="float" office:value="86.4" calcext:value-type="float">
            <text:p>86.4</text:p>
          </table:table-cell>
          <table:table-cell office:value-type="float" office:value="23.5" calcext:value-type="float">
            <text:p>23.5</text:p>
          </table:table-cell>
          <table:table-cell office:value-type="float" office:value="0.7229004" calcext:value-type="float">
            <text:p>0.7229004</text:p>
          </table:table-cell>
          <table:table-cell office:value-type="float" office:value="0.6725464" calcext:value-type="float">
            <text:p>0.6725464</text:p>
          </table:table-cell>
          <table:table-cell office:value-type="float" office:value="0.9438171" calcext:value-type="float">
            <text:p>0.9438171</text:p>
          </table:table-cell>
          <table:table-cell office:value-type="float" office:value="0.8973083" calcext:value-type="float">
            <text:p>0.8973083</text:p>
          </table:table-cell>
          <table:table-cell office:value-type="float" office:value="1.06366" calcext:value-type="float">
            <text:p>1.06366</text:p>
          </table:table-cell>
          <table:table-cell office:value-type="float" office:value="1.015625" calcext:value-type="float">
            <text:p>1.015625</text:p>
          </table:table-cell>
          <table:table-cell office:value-type="float" office:value="1.202789" calcext:value-type="float">
            <text:p>1.202789</text:p>
          </table:table-cell>
          <table:table-cell office:value-type="float" office:value="1.152252" calcext:value-type="float">
            <text:p>1.152252</text:p>
          </table:table-cell>
          <table:table-cell office:value-type="float" office:value="1.342468" calcext:value-type="float">
            <text:p>1.342468</text:p>
          </table:table-cell>
          <table:table-cell office:value-type="float" office:value="1.291595" calcext:value-type="float">
            <text:p>1.291595</text:p>
          </table:table-cell>
          <table:table-cell office:value-type="float" office:value="1.482666" calcext:value-type="float">
            <text:p>1.482666</text:p>
          </table:table-cell>
          <table:table-cell office:value-type="float" office:value="1.433228" calcext:value-type="float">
            <text:p>1.4332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4" calcext:value-type="float">
            <text:p>10012004</text:p>
          </table:table-cell>
          <table:table-cell office:value-type="float" office:value="1.737648" calcext:value-type="float">
            <text:p>1.737648</text:p>
          </table:table-cell>
          <table:table-cell office:value-type="float" office:value="1.5" calcext:value-type="float">
            <text:p>1.5</text:p>
          </table:table-cell>
          <table:table-cell office:value-type="float" office:value="-6.2" calcext:value-type="float">
            <text:p>-6.2</text:p>
          </table:table-cell>
          <table:table-cell office:value-type="float" office:value="0.6657481" calcext:value-type="float">
            <text:p>0.6657481</text:p>
          </table:table-cell>
          <table:table-cell office:value-type="float" office:value="0.3206068" calcext:value-type="float">
            <text:p>0.3206068</text:p>
          </table:table-cell>
          <table:table-cell office:value-type="float" office:value="439.236" calcext:value-type="float">
            <text:p>439.236</text:p>
          </table:table-cell>
          <table:table-cell office:value-type="float" office:value="0" calcext:value-type="float">
            <text:p>0</text:p>
          </table:table-cell>
          <table:table-cell office:value-type="float" office:value="0.7080383" calcext:value-type="float">
            <text:p>0.7080383</text:p>
          </table:table-cell>
          <table:table-cell office:value-type="float" office:value="0.6936646" calcext:value-type="float">
            <text:p>0.6936646</text:p>
          </table:table-cell>
          <table:table-cell office:value-type="float" office:value="0.9417114" calcext:value-type="float">
            <text:p>0.9417114</text:p>
          </table:table-cell>
          <table:table-cell office:value-type="float" office:value="0.9347534" calcext:value-type="float">
            <text:p>0.9347534</text:p>
          </table:table-cell>
          <table:table-cell office:value-type="float" office:value="1.06366" calcext:value-type="float">
            <text:p>1.06366</text:p>
          </table:table-cell>
          <table:table-cell office:value-type="float" office:value="1.06076" calcext:value-type="float">
            <text:p>1.06076</text:p>
          </table:table-cell>
          <table:table-cell office:value-type="float" office:value="1.20697" calcext:value-type="float">
            <text:p>1.20697</text:p>
          </table:table-cell>
          <table:table-cell office:value-type="float" office:value="1.202972" calcext:value-type="float">
            <text:p>1.202972</text:p>
          </table:table-cell>
          <table:table-cell office:value-type="float" office:value="1.352173" calcext:value-type="float">
            <text:p>1.352173</text:p>
          </table:table-cell>
          <table:table-cell office:value-type="float" office:value="1.342743" calcext:value-type="float">
            <text:p>1.342743</text:p>
          </table:table-cell>
          <table:table-cell office:value-type="float" office:value="1.497253" calcext:value-type="float">
            <text:p>1.497253</text:p>
          </table:table-cell>
          <table:table-cell office:value-type="float" office:value="1.483032" calcext:value-type="float">
            <text:p>1.4830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4" calcext:value-type="float">
            <text:p>11012004</text:p>
          </table:table-cell>
          <table:table-cell office:value-type="float" office:value="3.08754" calcext:value-type="float">
            <text:p>3.08754</text:p>
          </table:table-cell>
          <table:table-cell office:value-type="float" office:value="-5.9" calcext:value-type="float">
            <text:p>-5.9</text:p>
          </table:table-cell>
          <table:table-cell office:value-type="float" office:value="-14.9" calcext:value-type="float">
            <text:p>-14.9</text:p>
          </table:table-cell>
          <table:table-cell office:value-type="float" office:value="0.319609" calcext:value-type="float">
            <text:p>0.319609</text:p>
          </table:table-cell>
          <table:table-cell office:value-type="float" office:value="0.1926997" calcext:value-type="float">
            <text:p>0.1926997</text:p>
          </table:table-cell>
          <table:table-cell office:value-type="float" office:value="413.604" calcext:value-type="float">
            <text:p>413.604</text:p>
          </table:table-cell>
          <table:table-cell office:value-type="float" office:value="0" calcext:value-type="float">
            <text:p>0</text:p>
          </table:table-cell>
          <table:table-cell office:value-type="float" office:value="0.9526672" calcext:value-type="float">
            <text:p>0.9526672</text:p>
          </table:table-cell>
          <table:table-cell office:value-type="float" office:value="0.6969604" calcext:value-type="float">
            <text:p>0.6969604</text:p>
          </table:table-cell>
          <table:table-cell office:value-type="float" office:value="1.117676" calcext:value-type="float">
            <text:p>1.117676</text:p>
          </table:table-cell>
          <table:table-cell office:value-type="float" office:value="0.9367065" calcext:value-type="float">
            <text:p>0.9367065</text:p>
          </table:table-cell>
          <table:table-cell office:value-type="float" office:value="1.205475" calcext:value-type="float">
            <text:p>1.205475</text:p>
          </table:table-cell>
          <table:table-cell office:value-type="float" office:value="1.062164" calcext:value-type="float">
            <text:p>1.062164</text:p>
          </table:table-cell>
          <table:table-cell office:value-type="float" office:value="1.314453" calcext:value-type="float">
            <text:p>1.314453</text:p>
          </table:table-cell>
          <table:table-cell office:value-type="float" office:value="1.207062" calcext:value-type="float">
            <text:p>1.207062</text:p>
          </table:table-cell>
          <table:table-cell office:value-type="float" office:value="1.431" calcext:value-type="float">
            <text:p>1.431</text:p>
          </table:table-cell>
          <table:table-cell office:value-type="float" office:value="1.352234" calcext:value-type="float">
            <text:p>1.352234</text:p>
          </table:table-cell>
          <table:table-cell office:value-type="float" office:value="1.554199" calcext:value-type="float">
            <text:p>1.554199</text:p>
          </table:table-cell>
          <table:table-cell office:value-type="float" office:value="1.497345" calcext:value-type="float">
            <text:p>1.4973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4" calcext:value-type="float">
            <text:p>12012004</text:p>
          </table:table-cell>
          <table:table-cell office:value-type="float" office:value="2.703276" calcext:value-type="float">
            <text:p>2.703276</text:p>
          </table:table-cell>
          <table:table-cell office:value-type="float" office:value="-7.3" calcext:value-type="float">
            <text:p>-7.3</text:p>
          </table:table-cell>
          <table:table-cell office:value-type="float" office:value="-18.6" calcext:value-type="float">
            <text:p>-18.6</text:p>
          </table:table-cell>
          <table:table-cell office:value-type="float" office:value="0.3134516" calcext:value-type="float">
            <text:p>0.3134516</text:p>
          </table:table-cell>
          <table:table-cell office:value-type="float" office:value="0.1356801" calcext:value-type="float">
            <text:p>0.1356801</text:p>
          </table:table-cell>
          <table:table-cell office:value-type="float" office:value="246.312" calcext:value-type="float">
            <text:p>246.312</text:p>
          </table:table-cell>
          <table:table-cell office:value-type="float" office:value="0" calcext:value-type="float">
            <text:p>0</text:p>
          </table:table-cell>
          <table:table-cell office:value-type="float" office:value="0.9653931" calcext:value-type="float">
            <text:p>0.9653931</text:p>
          </table:table-cell>
          <table:table-cell office:value-type="float" office:value="0.8977966" calcext:value-type="float">
            <text:p>0.8977966</text:p>
          </table:table-cell>
          <table:table-cell office:value-type="float" office:value="1.146454" calcext:value-type="float">
            <text:p>1.146454</text:p>
          </table:table-cell>
          <table:table-cell office:value-type="float" office:value="1.118958" calcext:value-type="float">
            <text:p>1.118958</text:p>
          </table:table-cell>
          <table:table-cell office:value-type="float" office:value="1.246368" calcext:value-type="float">
            <text:p>1.246368</text:p>
          </table:table-cell>
          <table:table-cell office:value-type="float" office:value="1.20697" calcext:value-type="float">
            <text:p>1.20697</text:p>
          </table:table-cell>
          <table:table-cell office:value-type="float" office:value="1.366882" calcext:value-type="float">
            <text:p>1.366882</text:p>
          </table:table-cell>
          <table:table-cell office:value-type="float" office:value="1.315918" calcext:value-type="float">
            <text:p>1.315918</text:p>
          </table:table-cell>
          <table:table-cell office:value-type="float" office:value="1.49176" calcext:value-type="float">
            <text:p>1.49176</text:p>
          </table:table-cell>
          <table:table-cell office:value-type="float" office:value="1.432434" calcext:value-type="float">
            <text:p>1.432434</text:p>
          </table:table-cell>
          <table:table-cell office:value-type="float" office:value="1.61911" calcext:value-type="float">
            <text:p>1.61911</text:p>
          </table:table-cell>
          <table:table-cell office:value-type="float" office:value="1.55542" calcext:value-type="float">
            <text:p>1.555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4" calcext:value-type="float">
            <text:p>13012004</text:p>
          </table:table-cell>
          <table:table-cell office:value-type="float" office:value="0.711828" calcext:value-type="float">
            <text:p>0.711828</text:p>
          </table:table-cell>
          <table:table-cell office:value-type="float" office:value="-0.6" calcext:value-type="float">
            <text:p>-0.6</text:p>
          </table:table-cell>
          <table:table-cell office:value-type="float" office:value="-12.6" calcext:value-type="float">
            <text:p>-12.6</text:p>
          </table:table-cell>
          <table:table-cell office:value-type="float" office:value="0.5768893" calcext:value-type="float">
            <text:p>0.5768893</text:p>
          </table:table-cell>
          <table:table-cell office:value-type="float" office:value="0.1829502" calcext:value-type="float">
            <text:p>0.1829502</text:p>
          </table:table-cell>
          <table:table-cell office:value-type="float" office:value="570.816" calcext:value-type="float">
            <text:p>570.816</text:p>
          </table:table-cell>
          <table:table-cell office:value-type="float" office:value="3.8" calcext:value-type="float">
            <text:p>3.8</text:p>
          </table:table-cell>
          <table:table-cell office:value-type="float" office:value="0.8964233" calcext:value-type="float">
            <text:p>0.8964233</text:p>
          </table:table-cell>
          <table:table-cell office:value-type="float" office:value="0.8032532" calcext:value-type="float">
            <text:p>0.8032532</text:p>
          </table:table-cell>
          <table:table-cell office:value-type="float" office:value="1.118256" calcext:value-type="float">
            <text:p>1.118256</text:p>
          </table:table-cell>
          <table:table-cell office:value-type="float" office:value="1.045319" calcext:value-type="float">
            <text:p>1.045319</text:p>
          </table:table-cell>
          <table:table-cell office:value-type="float" office:value="1.23291" calcext:value-type="float">
            <text:p>1.23291</text:p>
          </table:table-cell>
          <table:table-cell office:value-type="float" office:value="1.171173" calcext:value-type="float">
            <text:p>1.171173</text:p>
          </table:table-cell>
          <table:table-cell office:value-type="float" office:value="1.362823" calcext:value-type="float">
            <text:p>1.362823</text:p>
          </table:table-cell>
          <table:table-cell office:value-type="float" office:value="1.315674" calcext:value-type="float">
            <text:p>1.315674</text:p>
          </table:table-cell>
          <table:table-cell office:value-type="float" office:value="1.491364" calcext:value-type="float">
            <text:p>1.491364</text:p>
          </table:table-cell>
          <table:table-cell office:value-type="float" office:value="1.458405" calcext:value-type="float">
            <text:p>1.458405</text:p>
          </table:table-cell>
          <table:table-cell office:value-type="float" office:value="1.619507" calcext:value-type="float">
            <text:p>1.619507</text:p>
          </table:table-cell>
          <table:table-cell office:value-type="float" office:value="1.599335" calcext:value-type="float">
            <text:p>1.5993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4" calcext:value-type="float">
            <text:p>14012004</text:p>
          </table:table-cell>
          <table:table-cell office:value-type="float" office:value="3.820212" calcext:value-type="float">
            <text:p>3.820212</text:p>
          </table:table-cell>
          <table:table-cell office:value-type="float" office:value="-13.2" calcext:value-type="float">
            <text:p>-13.2</text:p>
          </table:table-cell>
          <table:table-cell office:value-type="float" office:value="-19.5" calcext:value-type="float">
            <text:p>-19.5</text:p>
          </table:table-cell>
          <table:table-cell office:value-type="float" office:value="0.1878474" calcext:value-type="float">
            <text:p>0.1878474</text:p>
          </table:table-cell>
          <table:table-cell office:value-type="float" office:value="0.09253646" calcext:value-type="float">
            <text:p>0.09253646</text:p>
          </table:table-cell>
          <table:table-cell office:value-type="float" office:value="338.148" calcext:value-type="float">
            <text:p>338.148</text:p>
          </table:table-cell>
          <table:table-cell office:value-type="float" office:value="0" calcext:value-type="float">
            <text:p>0</text:p>
          </table:table-cell>
          <table:table-cell office:value-type="float" office:value="0.8031616" calcext:value-type="float">
            <text:p>0.8031616</text:p>
          </table:table-cell>
          <table:table-cell office:value-type="float" office:value="0.7292175" calcext:value-type="float">
            <text:p>0.7292175</text:p>
          </table:table-cell>
          <table:table-cell office:value-type="float" office:value="1.044952" calcext:value-type="float">
            <text:p>1.044952</text:p>
          </table:table-cell>
          <table:table-cell office:value-type="float" office:value="0.9917297" calcext:value-type="float">
            <text:p>0.9917297</text:p>
          </table:table-cell>
          <table:table-cell office:value-type="float" office:value="1.170929" calcext:value-type="float">
            <text:p>1.170929</text:p>
          </table:table-cell>
          <table:table-cell office:value-type="float" office:value="1.127106" calcext:value-type="float">
            <text:p>1.127106</text:p>
          </table:table-cell>
          <table:table-cell office:value-type="float" office:value="1.315338" calcext:value-type="float">
            <text:p>1.315338</text:p>
          </table:table-cell>
          <table:table-cell office:value-type="float" office:value="1.279633" calcext:value-type="float">
            <text:p>1.279633</text:p>
          </table:table-cell>
          <table:table-cell office:value-type="float" office:value="1.458099" calcext:value-type="float">
            <text:p>1.458099</text:p>
          </table:table-cell>
          <table:table-cell office:value-type="float" office:value="1.42865" calcext:value-type="float">
            <text:p>1.42865</text:p>
          </table:table-cell>
          <table:table-cell office:value-type="float" office:value="1.59906" calcext:value-type="float">
            <text:p>1.59906</text:p>
          </table:table-cell>
          <table:table-cell office:value-type="float" office:value="1.574615" calcext:value-type="float">
            <text:p>1.5746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4" calcext:value-type="float">
            <text:p>15012004</text:p>
          </table:table-cell>
          <table:table-cell office:value-type="float" office:value="1.81134" calcext:value-type="float">
            <text:p>1.81134</text:p>
          </table:table-cell>
          <table:table-cell office:value-type="float" office:value="-11" calcext:value-type="float">
            <text:p>-11</text:p>
          </table:table-cell>
          <table:table-cell office:value-type="float" office:value="-17.6" calcext:value-type="float">
            <text:p>-17.6</text:p>
          </table:table-cell>
          <table:table-cell office:value-type="float" office:value="0.2447371" calcext:value-type="float">
            <text:p>0.2447371</text:p>
          </table:table-cell>
          <table:table-cell office:value-type="float" office:value="0.1308282" calcext:value-type="float">
            <text:p>0.1308282</text:p>
          </table:table-cell>
          <table:table-cell office:value-type="float" office:value="497.52" calcext:value-type="float">
            <text:p>497.52</text:p>
          </table:table-cell>
          <table:table-cell office:value-type="float" office:value="0.3" calcext:value-type="float">
            <text:p>0.3</text:p>
          </table:table-cell>
          <table:table-cell office:value-type="float" office:value="0.7275391" calcext:value-type="float">
            <text:p>0.7275391</text:p>
          </table:table-cell>
          <table:table-cell office:value-type="float" office:value="0.5072327" calcext:value-type="float">
            <text:p>0.5072327</text:p>
          </table:table-cell>
          <table:table-cell office:value-type="float" office:value="0.990448" calcext:value-type="float">
            <text:p>0.990448</text:p>
          </table:table-cell>
          <table:table-cell office:value-type="float" office:value="0.8227539" calcext:value-type="float">
            <text:p>0.8227539</text:p>
          </table:table-cell>
          <table:table-cell office:value-type="float" office:value="1.12619" calcext:value-type="float">
            <text:p>1.12619</text:p>
          </table:table-cell>
          <table:table-cell office:value-type="float" office:value="0.9847107" calcext:value-type="float">
            <text:p>0.9847107</text:p>
          </table:table-cell>
          <table:table-cell office:value-type="float" office:value="1.2789" calcext:value-type="float">
            <text:p>1.2789</text:p>
          </table:table-cell>
          <table:table-cell office:value-type="float" office:value="1.163849" calcext:value-type="float">
            <text:p>1.163849</text:p>
          </table:table-cell>
          <table:table-cell office:value-type="float" office:value="1.428101" calcext:value-type="float">
            <text:p>1.428101</text:p>
          </table:table-cell>
          <table:table-cell office:value-type="float" office:value="1.335449" calcext:value-type="float">
            <text:p>1.335449</text:p>
          </table:table-cell>
          <table:table-cell office:value-type="float" office:value="1.574188" calcext:value-type="float">
            <text:p>1.574188</text:p>
          </table:table-cell>
          <table:table-cell office:value-type="float" office:value="1.500092" calcext:value-type="float">
            <text:p>1.5000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4" calcext:value-type="float">
            <text:p>16012004</text:p>
          </table:table-cell>
          <table:table-cell office:value-type="float" office:value="2.286396" calcext:value-type="float">
            <text:p>2.286396</text:p>
          </table:table-cell>
          <table:table-cell office:value-type="float" office:value="-6.5" calcext:value-type="float">
            <text:p>-6.5</text:p>
          </table:table-cell>
          <table:table-cell office:value-type="float" office:value="-10.9" calcext:value-type="float">
            <text:p>-10.9</text:p>
          </table:table-cell>
          <table:table-cell office:value-type="float" office:value="0.3441136" calcext:value-type="float">
            <text:p>0.3441136</text:p>
          </table:table-cell>
          <table:table-cell office:value-type="float" office:value="0.2493512" calcext:value-type="float">
            <text:p>0.2493512</text:p>
          </table:table-cell>
          <table:table-cell office:value-type="float" office:value="319.752" calcext:value-type="float">
            <text:p>319.752</text:p>
          </table:table-cell>
          <table:table-cell office:value-type="float" office:value="6.7" calcext:value-type="float">
            <text:p>6.7</text:p>
          </table:table-cell>
          <table:table-cell office:value-type="float" office:value="0.5044861" calcext:value-type="float">
            <text:p>0.5044861</text:p>
          </table:table-cell>
          <table:table-cell office:value-type="float" office:value="0.3841248" calcext:value-type="float">
            <text:p>0.3841248</text:p>
          </table:table-cell>
          <table:table-cell office:value-type="float" office:value="0.8206482" calcext:value-type="float">
            <text:p>0.8206482</text:p>
          </table:table-cell>
          <table:table-cell office:value-type="float" office:value="0.6946106" calcext:value-type="float">
            <text:p>0.6946106</text:p>
          </table:table-cell>
          <table:table-cell office:value-type="float" office:value="0.9829102" calcext:value-type="float">
            <text:p>0.9829102</text:p>
          </table:table-cell>
          <table:table-cell office:value-type="float" office:value="0.8560181" calcext:value-type="float">
            <text:p>0.8560181</text:p>
          </table:table-cell>
          <table:table-cell office:value-type="float" office:value="1.162323" calcext:value-type="float">
            <text:p>1.162323</text:p>
          </table:table-cell>
          <table:table-cell office:value-type="float" office:value="1.039642" calcext:value-type="float">
            <text:p>1.039642</text:p>
          </table:table-cell>
          <table:table-cell office:value-type="float" office:value="1.334106" calcext:value-type="float">
            <text:p>1.334106</text:p>
          </table:table-cell>
          <table:table-cell office:value-type="float" office:value="1.219421" calcext:value-type="float">
            <text:p>1.219421</text:p>
          </table:table-cell>
          <table:table-cell office:value-type="float" office:value="1.499023" calcext:value-type="float">
            <text:p>1.499023</text:p>
          </table:table-cell>
          <table:table-cell office:value-type="float" office:value="1.394592" calcext:value-type="float">
            <text:p>1.3945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4" calcext:value-type="float">
            <text:p>17012004</text:p>
          </table:table-cell>
          <table:table-cell office:value-type="float" office:value="2.969208" calcext:value-type="float">
            <text:p>2.969208</text:p>
          </table:table-cell>
          <table:table-cell office:value-type="float" office:value="-6.8" calcext:value-type="float">
            <text:p>-6.8</text:p>
          </table:table-cell>
          <table:table-cell office:value-type="float" office:value="-10.8" calcext:value-type="float">
            <text:p>-10.8</text:p>
          </table:table-cell>
          <table:table-cell office:value-type="float" office:value="0.3040144" calcext:value-type="float">
            <text:p>0.3040144</text:p>
          </table:table-cell>
          <table:table-cell office:value-type="float" office:value="0.227096" calcext:value-type="float">
            <text:p>0.227096</text:p>
          </table:table-cell>
          <table:table-cell office:value-type="float" office:value="399.78" calcext:value-type="float">
            <text:p>399.78</text:p>
          </table:table-cell>
          <table:table-cell office:value-type="float" office:value="0" calcext:value-type="float">
            <text:p>0</text:p>
          </table:table-cell>
          <table:table-cell office:value-type="float" office:value="0.383728" calcext:value-type="float">
            <text:p>0.383728</text:p>
          </table:table-cell>
          <table:table-cell office:value-type="float" office:value="0.3676758" calcext:value-type="float">
            <text:p>0.3676758</text:p>
          </table:table-cell>
          <table:table-cell office:value-type="float" office:value="0.6941223" calcext:value-type="float">
            <text:p>0.6941223</text:p>
          </table:table-cell>
          <table:table-cell office:value-type="float" office:value="0.6598816" calcext:value-type="float">
            <text:p>0.6598816</text:p>
          </table:table-cell>
          <table:table-cell office:value-type="float" office:value="0.8552856" calcext:value-type="float">
            <text:p>0.8552856</text:p>
          </table:table-cell>
          <table:table-cell office:value-type="float" office:value="0.8120728" calcext:value-type="float">
            <text:p>0.8120728</text:p>
          </table:table-cell>
          <table:table-cell office:value-type="float" office:value="1.038849" calcext:value-type="float">
            <text:p>1.038849</text:p>
          </table:table-cell>
          <table:table-cell office:value-type="float" office:value="0.9875488" calcext:value-type="float">
            <text:p>0.9875488</text:p>
          </table:table-cell>
          <table:table-cell office:value-type="float" office:value="1.218628" calcext:value-type="float">
            <text:p>1.218628</text:p>
          </table:table-cell>
          <table:table-cell office:value-type="float" office:value="1.161438" calcext:value-type="float">
            <text:p>1.161438</text:p>
          </table:table-cell>
          <table:table-cell office:value-type="float" office:value="1.393707" calcext:value-type="float">
            <text:p>1.393707</text:p>
          </table:table-cell>
          <table:table-cell office:value-type="float" office:value="1.332764" calcext:value-type="float">
            <text:p>1.3327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4" calcext:value-type="float">
            <text:p>18012004</text:p>
          </table:table-cell>
          <table:table-cell office:value-type="float" office:value="1.792332" calcext:value-type="float">
            <text:p>1.792332</text:p>
          </table:table-cell>
          <table:table-cell office:value-type="float" office:value="-5.5" calcext:value-type="float">
            <text:p>-5.5</text:p>
          </table:table-cell>
          <table:table-cell office:value-type="float" office:value="-9.4" calcext:value-type="float">
            <text:p>-9.4</text:p>
          </table:table-cell>
          <table:table-cell office:value-type="float" office:value="0.4024669" calcext:value-type="float">
            <text:p>0.4024669</text:p>
          </table:table-cell>
          <table:table-cell office:value-type="float" office:value="0.287059" calcext:value-type="float">
            <text:p>0.287059</text:p>
          </table:table-cell>
          <table:table-cell office:value-type="float" office:value="247.824" calcext:value-type="float">
            <text:p>247.824</text:p>
          </table:table-cell>
          <table:table-cell office:value-type="float" office:value="1.2" calcext:value-type="float">
            <text:p>1.2</text:p>
          </table:table-cell>
          <table:table-cell office:value-type="float" office:value="0.3676147" calcext:value-type="float">
            <text:p>0.3676147</text:p>
          </table:table-cell>
          <table:table-cell office:value-type="float" office:value="0.3653564" calcext:value-type="float">
            <text:p>0.3653564</text:p>
          </table:table-cell>
          <table:table-cell office:value-type="float" office:value="0.6596985" calcext:value-type="float">
            <text:p>0.6596985</text:p>
          </table:table-cell>
          <table:table-cell office:value-type="float" office:value="0.6463318" calcext:value-type="float">
            <text:p>0.6463318</text:p>
          </table:table-cell>
          <table:table-cell office:value-type="float" office:value="0.8117981" calcext:value-type="float">
            <text:p>0.8117981</text:p>
          </table:table-cell>
          <table:table-cell office:value-type="float" office:value="0.7922363" calcext:value-type="float">
            <text:p>0.7922363</text:p>
          </table:table-cell>
          <table:table-cell office:value-type="float" office:value="0.9871826" calcext:value-type="float">
            <text:p>0.9871826</text:p>
          </table:table-cell>
          <table:table-cell office:value-type="float" office:value="0.9614258" calcext:value-type="float">
            <text:p>0.9614258</text:p>
          </table:table-cell>
          <table:table-cell office:value-type="float" office:value="1.161011" calcext:value-type="float">
            <text:p>1.161011</text:p>
          </table:table-cell>
          <table:table-cell office:value-type="float" office:value="1.129608" calcext:value-type="float">
            <text:p>1.129608</text:p>
          </table:table-cell>
          <table:table-cell office:value-type="float" office:value="1.332306" calcext:value-type="float">
            <text:p>1.332306</text:p>
          </table:table-cell>
          <table:table-cell office:value-type="float" office:value="1.296356" calcext:value-type="float">
            <text:p>1.2963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4" calcext:value-type="float">
            <text:p>19012004</text:p>
          </table:table-cell>
          <table:table-cell office:value-type="float" office:value="0.583056" calcext:value-type="float">
            <text:p>0.583056</text:p>
          </table:table-cell>
          <table:table-cell office:value-type="float" office:value="-3.3" calcext:value-type="float">
            <text:p>-3.3</text:p>
          </table:table-cell>
          <table:table-cell office:value-type="float" office:value="-6.6" calcext:value-type="float">
            <text:p>-6.6</text:p>
          </table:table-cell>
          <table:table-cell office:value-type="float" office:value="0.4738455" calcext:value-type="float">
            <text:p>0.4738455</text:p>
          </table:table-cell>
          <table:table-cell office:value-type="float" office:value="0.3705426" calcext:value-type="float">
            <text:p>0.3705426</text:p>
          </table:table-cell>
          <table:table-cell office:value-type="float" office:value="112.464" calcext:value-type="float">
            <text:p>112.464</text:p>
          </table:table-cell>
          <table:table-cell office:value-type="float" office:value="2.7" calcext:value-type="float">
            <text:p>2.7</text:p>
          </table:table-cell>
          <table:table-cell office:value-type="float" office:value="0.3824768" calcext:value-type="float">
            <text:p>0.3824768</text:p>
          </table:table-cell>
          <table:table-cell office:value-type="float" office:value="0.3666077" calcext:value-type="float">
            <text:p>0.3666077</text:p>
          </table:table-cell>
          <table:table-cell office:value-type="float" office:value="0.6486206" calcext:value-type="float">
            <text:p>0.6486206</text:p>
          </table:table-cell>
          <table:table-cell office:value-type="float" office:value="0.6448975" calcext:value-type="float">
            <text:p>0.6448975</text:p>
          </table:table-cell>
          <table:table-cell office:value-type="float" office:value="0.7921448" calcext:value-type="float">
            <text:p>0.7921448</text:p>
          </table:table-cell>
          <table:table-cell office:value-type="float" office:value="0.7871094" calcext:value-type="float">
            <text:p>0.7871094</text:p>
          </table:table-cell>
          <table:table-cell office:value-type="float" office:value="0.9612427" calcext:value-type="float">
            <text:p>0.9612427</text:p>
          </table:table-cell>
          <table:table-cell office:value-type="float" office:value="0.9501648" calcext:value-type="float">
            <text:p>0.9501648</text:p>
          </table:table-cell>
          <table:table-cell office:value-type="float" office:value="1.129364" calcext:value-type="float">
            <text:p>1.129364</text:p>
          </table:table-cell>
          <table:table-cell office:value-type="float" office:value="1.112366" calcext:value-type="float">
            <text:p>1.112366</text:p>
          </table:table-cell>
          <table:table-cell office:value-type="float" office:value="1.296082" calcext:value-type="float">
            <text:p>1.296082</text:p>
          </table:table-cell>
          <table:table-cell office:value-type="float" office:value="1.273895" calcext:value-type="float">
            <text:p>1.2738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4" calcext:value-type="float">
            <text:p>20012004</text:p>
          </table:table-cell>
          <table:table-cell office:value-type="float" office:value="0.768061" calcext:value-type="float">
            <text:p>0.768061</text:p>
          </table:table-cell>
          <table:table-cell office:value-type="float" office:value="-2.9" calcext:value-type="float">
            <text:p>-2.9</text:p>
          </table:table-cell>
          <table:table-cell office:value-type="float" office:value="-4.9" calcext:value-type="float">
            <text:p>-4.9</text:p>
          </table:table-cell>
          <table:table-cell office:value-type="float" office:value="0.4543606" calcext:value-type="float">
            <text:p>0.4543606</text:p>
          </table:table-cell>
          <table:table-cell office:value-type="float" office:value="0.3932844" calcext:value-type="float">
            <text:p>0.3932844</text:p>
          </table:table-cell>
          <table:table-cell office:value-type="float" office:value="322.668" calcext:value-type="float">
            <text:p>322.668</text:p>
          </table:table-cell>
          <table:table-cell office:value-type="float" office:value="0" calcext:value-type="float">
            <text:p>0</text:p>
          </table:table-cell>
          <table:table-cell office:value-type="float" office:value="0.4119568" calcext:value-type="float">
            <text:p>0.4119568</text:p>
          </table:table-cell>
          <table:table-cell office:value-type="float" office:value="0.3827515" calcext:value-type="float">
            <text:p>0.3827515</text:p>
          </table:table-cell>
          <table:table-cell office:value-type="float" office:value="0.6652222" calcext:value-type="float">
            <text:p>0.6652222</text:p>
          </table:table-cell>
          <table:table-cell office:value-type="float" office:value="0.6488037" calcext:value-type="float">
            <text:p>0.6488037</text:p>
          </table:table-cell>
          <table:table-cell office:value-type="float" office:value="0.797699" calcext:value-type="float">
            <text:p>0.797699</text:p>
          </table:table-cell>
          <table:table-cell office:value-type="float" office:value="0.7879333" calcext:value-type="float">
            <text:p>0.7879333</text:p>
          </table:table-cell>
          <table:table-cell office:value-type="float" office:value="0.9529724" calcext:value-type="float">
            <text:p>0.9529724</text:p>
          </table:table-cell>
          <table:table-cell office:value-type="float" office:value="0.9498291" calcext:value-type="float">
            <text:p>0.9498291</text:p>
          </table:table-cell>
          <table:table-cell office:value-type="float" office:value="1.112274" calcext:value-type="float">
            <text:p>1.112274</text:p>
          </table:table-cell>
          <table:table-cell office:value-type="float" office:value="1.108643" calcext:value-type="float">
            <text:p>1.108643</text:p>
          </table:table-cell>
          <table:table-cell office:value-type="float" office:value="1.273712" calcext:value-type="float">
            <text:p>1.273712</text:p>
          </table:table-cell>
          <table:table-cell office:value-type="float" office:value="1.264404" calcext:value-type="float">
            <text:p>1.2644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4" calcext:value-type="float">
            <text:p>21012004</text:p>
          </table:table-cell>
          <table:table-cell office:value-type="float" office:value="1.126116" calcext:value-type="float">
            <text:p>1.126116</text:p>
          </table:table-cell>
          <table:table-cell office:value-type="float" office:value="-5" calcext:value-type="float">
            <text:p>-5</text:p>
          </table:table-cell>
          <table:table-cell office:value-type="float" office:value="-12.2" calcext:value-type="float">
            <text:p>-12.2</text:p>
          </table:table-cell>
          <table:table-cell office:value-type="float" office:value="0.3947513" calcext:value-type="float">
            <text:p>0.3947513</text:p>
          </table:table-cell>
          <table:table-cell office:value-type="float" office:value="0.1981569" calcext:value-type="float">
            <text:p>0.1981569</text:p>
          </table:table-cell>
          <table:table-cell office:value-type="float" office:value="376.344" calcext:value-type="float">
            <text:p>376.344</text:p>
          </table:table-cell>
          <table:table-cell office:value-type="float" office:value="0" calcext:value-type="float">
            <text:p>0</text:p>
          </table:table-cell>
          <table:table-cell office:value-type="float" office:value="0.4323425" calcext:value-type="float">
            <text:p>0.4323425</text:p>
          </table:table-cell>
          <table:table-cell office:value-type="float" office:value="0.4122925" calcext:value-type="float">
            <text:p>0.4122925</text:p>
          </table:table-cell>
          <table:table-cell office:value-type="float" office:value="0.6795349" calcext:value-type="float">
            <text:p>0.6795349</text:p>
          </table:table-cell>
          <table:table-cell office:value-type="float" office:value="0.6654358" calcext:value-type="float">
            <text:p>0.6654358</text:p>
          </table:table-cell>
          <table:table-cell office:value-type="float" office:value="0.8087769" calcext:value-type="float">
            <text:p>0.8087769</text:p>
          </table:table-cell>
          <table:table-cell office:value-type="float" office:value="0.7978821" calcext:value-type="float">
            <text:p>0.7978821</text:p>
          </table:table-cell>
          <table:table-cell office:value-type="float" office:value="0.9596252" calcext:value-type="float">
            <text:p>0.9596252</text:p>
          </table:table-cell>
          <table:table-cell office:value-type="float" office:value="0.953064" calcext:value-type="float">
            <text:p>0.953064</text:p>
          </table:table-cell>
          <table:table-cell office:value-type="float" office:value="1.110992" calcext:value-type="float">
            <text:p>1.110992</text:p>
          </table:table-cell>
          <table:table-cell office:value-type="float" office:value="1.108795" calcext:value-type="float">
            <text:p>1.108795</text:p>
          </table:table-cell>
          <table:table-cell office:value-type="float" office:value="1.264343" calcext:value-type="float">
            <text:p>1.264343</text:p>
          </table:table-cell>
          <table:table-cell office:value-type="float" office:value="1.261932" calcext:value-type="float">
            <text:p>1.2619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4" calcext:value-type="float">
            <text:p>22012004</text:p>
          </table:table-cell>
          <table:table-cell office:value-type="float" office:value="1.758996" calcext:value-type="float">
            <text:p>1.758996</text:p>
          </table:table-cell>
          <table:table-cell office:value-type="float" office:value="-13.2" calcext:value-type="float">
            <text:p>-13.2</text:p>
          </table:table-cell>
          <table:table-cell office:value-type="float" office:value="-18.4" calcext:value-type="float">
            <text:p>-18.4</text:p>
          </table:table-cell>
          <table:table-cell office:value-type="float" office:value="0.1885071" calcext:value-type="float">
            <text:p>0.1885071</text:p>
          </table:table-cell>
          <table:table-cell office:value-type="float" office:value="0.0997353" calcext:value-type="float">
            <text:p>0.0997353</text:p>
          </table:table-cell>
          <table:table-cell office:value-type="float" office:value="316.476" calcext:value-type="float">
            <text:p>316.476</text:p>
          </table:table-cell>
          <table:table-cell office:value-type="float" office:value="0" calcext:value-type="float">
            <text:p>0</text:p>
          </table:table-cell>
          <table:table-cell office:value-type="float" office:value="0.4324951" calcext:value-type="float">
            <text:p>0.4324951</text:p>
          </table:table-cell>
          <table:table-cell office:value-type="float" office:value="0.4005432" calcext:value-type="float">
            <text:p>0.4005432</text:p>
          </table:table-cell>
          <table:table-cell office:value-type="float" office:value="0.6798401" calcext:value-type="float">
            <text:p>0.6798401</text:p>
          </table:table-cell>
          <table:table-cell office:value-type="float" office:value="0.6580811" calcext:value-type="float">
            <text:p>0.6580811</text:p>
          </table:table-cell>
          <table:table-cell office:value-type="float" office:value="0.80896" calcext:value-type="float">
            <text:p>0.80896</text:p>
          </table:table-cell>
          <table:table-cell office:value-type="float" office:value="0.7919617" calcext:value-type="float">
            <text:p>0.7919617</text:p>
          </table:table-cell>
          <table:table-cell office:value-type="float" office:value="0.9597778" calcext:value-type="float">
            <text:p>0.9597778</text:p>
          </table:table-cell>
          <table:table-cell office:value-type="float" office:value="0.9463196" calcext:value-type="float">
            <text:p>0.9463196</text:p>
          </table:table-cell>
          <table:table-cell office:value-type="float" office:value="1.110992" calcext:value-type="float">
            <text:p>1.110992</text:p>
          </table:table-cell>
          <table:table-cell office:value-type="float" office:value="1.099274" calcext:value-type="float">
            <text:p>1.099274</text:p>
          </table:table-cell>
          <table:table-cell office:value-type="float" office:value="1.261871" calcext:value-type="float">
            <text:p>1.261871</text:p>
          </table:table-cell>
          <table:table-cell office:value-type="float" office:value="1.250519" calcext:value-type="float">
            <text:p>1.2505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4" calcext:value-type="float">
            <text:p>23012004</text:p>
          </table:table-cell>
          <table:table-cell office:value-type="float" office:value="1.068084" calcext:value-type="float">
            <text:p>1.068084</text:p>
          </table:table-cell>
          <table:table-cell office:value-type="float" office:value="-7.1" calcext:value-type="float">
            <text:p>-7.1</text:p>
          </table:table-cell>
          <table:table-cell office:value-type="float" office:value="-18" calcext:value-type="float">
            <text:p>-18</text:p>
          </table:table-cell>
          <table:table-cell office:value-type="float" office:value="0.3568007" calcext:value-type="float">
            <text:p>0.3568007</text:p>
          </table:table-cell>
          <table:table-cell office:value-type="float" office:value="0.1002405" calcext:value-type="float">
            <text:p>0.1002405</text:p>
          </table:table-cell>
          <table:table-cell office:value-type="float" office:value="607.4641" calcext:value-type="float">
            <text:p>607.4641</text:p>
          </table:table-cell>
          <table:table-cell office:value-type="float" office:value="6.1" calcext:value-type="float">
            <text:p>6.1</text:p>
          </table:table-cell>
          <table:table-cell office:value-type="float" office:value="0.3999023" calcext:value-type="float">
            <text:p>0.3999023</text:p>
          </table:table-cell>
          <table:table-cell office:value-type="float" office:value="0.3184814" calcext:value-type="float">
            <text:p>0.3184814</text:p>
          </table:table-cell>
          <table:table-cell office:value-type="float" office:value="0.6576538" calcext:value-type="float">
            <text:p>0.6576538</text:p>
          </table:table-cell>
          <table:table-cell office:value-type="float" office:value="0.5940552" calcext:value-type="float">
            <text:p>0.5940552</text:p>
          </table:table-cell>
          <table:table-cell office:value-type="float" office:value="0.7915649" calcext:value-type="float">
            <text:p>0.7915649</text:p>
          </table:table-cell>
          <table:table-cell office:value-type="float" office:value="0.7366638" calcext:value-type="float">
            <text:p>0.7366638</text:p>
          </table:table-cell>
          <table:table-cell office:value-type="float" office:value="0.9460144" calcext:value-type="float">
            <text:p>0.9460144</text:p>
          </table:table-cell>
          <table:table-cell office:value-type="float" office:value="0.899292" calcext:value-type="float">
            <text:p>0.899292</text:p>
          </table:table-cell>
          <table:table-cell office:value-type="float" office:value="1.098999" calcext:value-type="float">
            <text:p>1.098999</text:p>
          </table:table-cell>
          <table:table-cell office:value-type="float" office:value="1.058838" calcext:value-type="float">
            <text:p>1.058838</text:p>
          </table:table-cell>
          <table:table-cell office:value-type="float" office:value="1.250275" calcext:value-type="float">
            <text:p>1.250275</text:p>
          </table:table-cell>
          <table:table-cell office:value-type="float" office:value="1.215302" calcext:value-type="float">
            <text:p>1.2153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4" calcext:value-type="float">
            <text:p>24012004</text:p>
          </table:table-cell>
          <table:table-cell office:value-type="float" office:value="1.69164" calcext:value-type="float">
            <text:p>1.69164</text:p>
          </table:table-cell>
          <table:table-cell office:value-type="float" office:value="-4.2" calcext:value-type="float">
            <text:p>-4.2</text:p>
          </table:table-cell>
          <table:table-cell office:value-type="float" office:value="-7.1" calcext:value-type="float">
            <text:p>-7.1</text:p>
          </table:table-cell>
          <table:table-cell office:value-type="float" office:value="0.4433726" calcext:value-type="float">
            <text:p>0.4433726</text:p>
          </table:table-cell>
          <table:table-cell office:value-type="float" office:value="0.3568007" calcext:value-type="float">
            <text:p>0.3568007</text:p>
          </table:table-cell>
          <table:table-cell office:value-type="float" office:value="189.144" calcext:value-type="float">
            <text:p>189.144</text:p>
          </table:table-cell>
          <table:table-cell office:value-type="float" office:value="13.3" calcext:value-type="float">
            <text:p>13.3</text:p>
          </table:table-cell>
          <table:table-cell office:value-type="float" office:value="0.3174438" calcext:value-type="float">
            <text:p>0.3174438</text:p>
          </table:table-cell>
          <table:table-cell office:value-type="float" office:value="0.2836304" calcext:value-type="float">
            <text:p>0.2836304</text:p>
          </table:table-cell>
          <table:table-cell office:value-type="float" office:value="0.5930786" calcext:value-type="float">
            <text:p>0.5930786</text:p>
          </table:table-cell>
          <table:table-cell office:value-type="float" office:value="0.5507812" calcext:value-type="float">
            <text:p>0.5507812</text:p>
          </table:table-cell>
          <table:table-cell office:value-type="float" office:value="0.7358704" calcext:value-type="float">
            <text:p>0.7358704</text:p>
          </table:table-cell>
          <table:table-cell office:value-type="float" office:value="0.6895752" calcext:value-type="float">
            <text:p>0.6895752</text:p>
          </table:table-cell>
          <table:table-cell office:value-type="float" office:value="0.8985901" calcext:value-type="float">
            <text:p>0.8985901</text:p>
          </table:table-cell>
          <table:table-cell office:value-type="float" office:value="0.8506165" calcext:value-type="float">
            <text:p>0.8506165</text:p>
          </table:table-cell>
          <table:table-cell office:value-type="float" office:value="1.058258" calcext:value-type="float">
            <text:p>1.058258</text:p>
          </table:table-cell>
          <table:table-cell office:value-type="float" office:value="1.01062" calcext:value-type="float">
            <text:p>1.01062</text:p>
          </table:table-cell>
          <table:table-cell office:value-type="float" office:value="1.214813" calcext:value-type="float">
            <text:p>1.214813</text:p>
          </table:table-cell>
          <table:table-cell office:value-type="float" office:value="1.168854" calcext:value-type="float">
            <text:p>1.1688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4" calcext:value-type="float">
            <text:p>25012004</text:p>
          </table:table-cell>
          <table:table-cell office:value-type="float" office:value="4.183092" calcext:value-type="float">
            <text:p>4.183092</text:p>
          </table:table-cell>
          <table:table-cell office:value-type="float" office:value="-4.8" calcext:value-type="float">
            <text:p>-4.8</text:p>
          </table:table-cell>
          <table:table-cell office:value-type="float" office:value="-12.9" calcext:value-type="float">
            <text:p>-12.9</text:p>
          </table:table-cell>
          <table:table-cell office:value-type="float" office:value="0.4240507" calcext:value-type="float">
            <text:p>0.4240507</text:p>
          </table:table-cell>
          <table:table-cell office:value-type="float" office:value="0.157524" calcext:value-type="float">
            <text:p>0.157524</text:p>
          </table:table-cell>
          <table:table-cell office:value-type="float" office:value="444.348" calcext:value-type="float">
            <text:p>444.348</text:p>
          </table:table-cell>
          <table:table-cell office:value-type="float" office:value="0" calcext:value-type="float">
            <text:p>0</text:p>
          </table:table-cell>
          <table:table-cell office:value-type="float" office:value="0.3024902" calcext:value-type="float">
            <text:p>0.3024902</text:p>
          </table:table-cell>
          <table:table-cell office:value-type="float" office:value="0.2848511" calcext:value-type="float">
            <text:p>0.2848511</text:p>
          </table:table-cell>
          <table:table-cell office:value-type="float" office:value="0.5542908" calcext:value-type="float">
            <text:p>0.5542908</text:p>
          </table:table-cell>
          <table:table-cell office:value-type="float" office:value="0.5498657" calcext:value-type="float">
            <text:p>0.5498657</text:p>
          </table:table-cell>
          <table:table-cell office:value-type="float" office:value="0.6893921" calcext:value-type="float">
            <text:p>0.6893921</text:p>
          </table:table-cell>
          <table:table-cell office:value-type="float" office:value="0.6852112" calcext:value-type="float">
            <text:p>0.6852112</text:p>
          </table:table-cell>
          <table:table-cell office:value-type="float" office:value="0.8503723" calcext:value-type="float">
            <text:p>0.8503723</text:p>
          </table:table-cell>
          <table:table-cell office:value-type="float" office:value="0.8396606" calcext:value-type="float">
            <text:p>0.8396606</text:p>
          </table:table-cell>
          <table:table-cell office:value-type="float" office:value="1.010315" calcext:value-type="float">
            <text:p>1.010315</text:p>
          </table:table-cell>
          <table:table-cell office:value-type="float" office:value="0.9935303" calcext:value-type="float">
            <text:p>0.9935303</text:p>
          </table:table-cell>
          <table:table-cell office:value-type="float" office:value="1.168488" calcext:value-type="float">
            <text:p>1.168488</text:p>
          </table:table-cell>
          <table:table-cell office:value-type="float" office:value="1.146637" calcext:value-type="float">
            <text:p>1.1466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4" calcext:value-type="float">
            <text:p>26012004</text:p>
          </table:table-cell>
          <table:table-cell office:value-type="float" office:value="6.069671" calcext:value-type="float">
            <text:p>6.069671</text:p>
          </table:table-cell>
          <table:table-cell office:value-type="float" office:value="-14.4" calcext:value-type="float">
            <text:p>-14.4</text:p>
          </table:table-cell>
          <table:table-cell office:value-type="float" office:value="-23.5" calcext:value-type="float">
            <text:p>-23.5</text:p>
          </table:table-cell>
          <table:table-cell office:value-type="float" office:value="0.149211" calcext:value-type="float">
            <text:p>0.149211</text:p>
          </table:table-cell>
          <table:table-cell office:value-type="float" office:value="0.08734345" calcext:value-type="float">
            <text:p>0.08734345</text:p>
          </table:table-cell>
          <table:table-cell office:value-type="float" office:value="218.772" calcext:value-type="float">
            <text:p>218.772</text:p>
          </table:table-cell>
          <table:table-cell office:value-type="float" office:value="0" calcext:value-type="float">
            <text:p>0</text:p>
          </table:table-cell>
          <table:table-cell office:value-type="float" office:value="0.3074951" calcext:value-type="float">
            <text:p>0.3074951</text:p>
          </table:table-cell>
          <table:table-cell office:value-type="float" office:value="0.2986755" calcext:value-type="float">
            <text:p>0.2986755</text:p>
          </table:table-cell>
          <table:table-cell office:value-type="float" office:value="0.5566711" calcext:value-type="float">
            <text:p>0.5566711</text:p>
          </table:table-cell>
          <table:table-cell office:value-type="float" office:value="0.5499573" calcext:value-type="float">
            <text:p>0.5499573</text:p>
          </table:table-cell>
          <table:table-cell office:value-type="float" office:value="0.6867981" calcext:value-type="float">
            <text:p>0.6867981</text:p>
          </table:table-cell>
          <table:table-cell office:value-type="float" office:value="0.6807556" calcext:value-type="float">
            <text:p>0.6807556</text:p>
          </table:table-cell>
          <table:table-cell office:value-type="float" office:value="0.8396301" calcext:value-type="float">
            <text:p>0.8396301</text:p>
          </table:table-cell>
          <table:table-cell office:value-type="float" office:value="0.8326721" calcext:value-type="float">
            <text:p>0.8326721</text:p>
          </table:table-cell>
          <table:table-cell office:value-type="float" office:value="0.9934387" calcext:value-type="float">
            <text:p>0.9934387</text:p>
          </table:table-cell>
          <table:table-cell office:value-type="float" office:value="0.9838257" calcext:value-type="float">
            <text:p>0.9838257</text:p>
          </table:table-cell>
          <table:table-cell office:value-type="float" office:value="1.146515" calcext:value-type="float">
            <text:p>1.146515</text:p>
          </table:table-cell>
          <table:table-cell office:value-type="float" office:value="1.13385" calcext:value-type="float">
            <text:p>1.133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4" calcext:value-type="float">
            <text:p>27012004</text:p>
          </table:table-cell>
          <table:table-cell office:value-type="float" office:value="3.591288" calcext:value-type="float">
            <text:p>3.591288</text:p>
          </table:table-cell>
          <table:table-cell office:value-type="float" office:value="-12.2" calcext:value-type="float">
            <text:p>-12.2</text:p>
          </table:table-cell>
          <table:table-cell office:value-type="float" office:value="-24.6" calcext:value-type="float">
            <text:p>-24.6</text:p>
          </table:table-cell>
          <table:table-cell office:value-type="float" office:value="0.2237491" calcext:value-type="float">
            <text:p>0.2237491</text:p>
          </table:table-cell>
          <table:table-cell office:value-type="float" office:value="0.07793926" calcext:value-type="float">
            <text:p>0.07793926</text:p>
          </table:table-cell>
          <table:table-cell office:value-type="float" office:value="321.336" calcext:value-type="float">
            <text:p>321.336</text:p>
          </table:table-cell>
          <table:table-cell office:value-type="float" office:value="1" calcext:value-type="float">
            <text:p>1</text:p>
          </table:table-cell>
          <table:table-cell office:value-type="float" office:value="0.2983398" calcext:value-type="float">
            <text:p>0.2983398</text:p>
          </table:table-cell>
          <table:table-cell office:value-type="float" office:value="0.243988" calcext:value-type="float">
            <text:p>0.243988</text:p>
          </table:table-cell>
          <table:table-cell office:value-type="float" office:value="0.5497437" calcext:value-type="float">
            <text:p>0.5497437</text:p>
          </table:table-cell>
          <table:table-cell office:value-type="float" office:value="0.5072327" calcext:value-type="float">
            <text:p>0.5072327</text:p>
          </table:table-cell>
          <table:table-cell office:value-type="float" office:value="0.680542" calcext:value-type="float">
            <text:p>0.680542</text:p>
          </table:table-cell>
          <table:table-cell office:value-type="float" office:value="0.6438293" calcext:value-type="float">
            <text:p>0.6438293</text:p>
          </table:table-cell>
          <table:table-cell office:value-type="float" office:value="0.8325195" calcext:value-type="float">
            <text:p>0.8325195</text:p>
          </table:table-cell>
          <table:table-cell office:value-type="float" office:value="0.8006592" calcext:value-type="float">
            <text:p>0.8006592</text:p>
          </table:table-cell>
          <table:table-cell office:value-type="float" office:value="0.9836426" calcext:value-type="float">
            <text:p>0.9836426</text:p>
          </table:table-cell>
          <table:table-cell office:value-type="float" office:value="0.9554138" calcext:value-type="float">
            <text:p>0.9554138</text:p>
          </table:table-cell>
          <table:table-cell office:value-type="float" office:value="1.133667" calcext:value-type="float">
            <text:p>1.133667</text:p>
          </table:table-cell>
          <table:table-cell office:value-type="float" office:value="1.107605" calcext:value-type="float">
            <text:p>1.1076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4" calcext:value-type="float">
            <text:p>28012004</text:p>
          </table:table-cell>
          <table:table-cell office:value-type="float" office:value="5.236488" calcext:value-type="float">
            <text:p>5.236488</text:p>
          </table:table-cell>
          <table:table-cell office:value-type="float" office:value="-3.1" calcext:value-type="float">
            <text:p>-3.1</text:p>
          </table:table-cell>
          <table:table-cell office:value-type="float" office:value="-11.8" calcext:value-type="float">
            <text:p>-11.8</text:p>
          </table:table-cell>
          <table:table-cell office:value-type="float" office:value="0.3896612" calcext:value-type="float">
            <text:p>0.3896612</text:p>
          </table:table-cell>
          <table:table-cell office:value-type="float" office:value="0.2273743" calcext:value-type="float">
            <text:p>0.2273743</text:p>
          </table:table-cell>
          <table:table-cell office:value-type="float" office:value="221.328" calcext:value-type="float">
            <text:p>221.328</text:p>
          </table:table-cell>
          <table:table-cell office:value-type="float" office:value="0.4" calcext:value-type="float">
            <text:p>0.4</text:p>
          </table:table-cell>
          <table:table-cell office:value-type="float" office:value="0.2433167" calcext:value-type="float">
            <text:p>0.2433167</text:p>
          </table:table-cell>
          <table:table-cell office:value-type="float" office:value="0.2018433" calcext:value-type="float">
            <text:p>0.2018433</text:p>
          </table:table-cell>
          <table:table-cell office:value-type="float" office:value="0.5066528" calcext:value-type="float">
            <text:p>0.5066528</text:p>
          </table:table-cell>
          <table:table-cell office:value-type="float" office:value="0.465332" calcext:value-type="float">
            <text:p>0.465332</text:p>
          </table:table-cell>
          <table:table-cell office:value-type="float" office:value="0.64328" calcext:value-type="float">
            <text:p>0.64328</text:p>
          </table:table-cell>
          <table:table-cell office:value-type="float" office:value="0.6021118" calcext:value-type="float">
            <text:p>0.6021118</text:p>
          </table:table-cell>
          <table:table-cell office:value-type="float" office:value="0.8001709" calcext:value-type="float">
            <text:p>0.8001709</text:p>
          </table:table-cell>
          <table:table-cell office:value-type="float" office:value="0.7591858" calcext:value-type="float">
            <text:p>0.7591858</text:p>
          </table:table-cell>
          <table:table-cell office:value-type="float" office:value="0.9549866" calcext:value-type="float">
            <text:p>0.9549866</text:p>
          </table:table-cell>
          <table:table-cell office:value-type="float" office:value="0.9149475" calcext:value-type="float">
            <text:p>0.9149475</text:p>
          </table:table-cell>
          <table:table-cell office:value-type="float" office:value="1.107208" calcext:value-type="float">
            <text:p>1.107208</text:p>
          </table:table-cell>
          <table:table-cell office:value-type="float" office:value="1.068756" calcext:value-type="float">
            <text:p>1.0687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4" calcext:value-type="float">
            <text:p>29012004</text:p>
          </table:table-cell>
          <table:table-cell office:value-type="float" office:value="5.400396" calcext:value-type="float">
            <text:p>5.400396</text:p>
          </table:table-cell>
          <table:table-cell office:value-type="float" office:value="-2.5" calcext:value-type="float">
            <text:p>-2.5</text:p>
          </table:table-cell>
          <table:table-cell office:value-type="float" office:value="-12.9" calcext:value-type="float">
            <text:p>-12.9</text:p>
          </table:table-cell>
          <table:table-cell office:value-type="float" office:value="0.4407038" calcext:value-type="float">
            <text:p>0.4407038</text:p>
          </table:table-cell>
          <table:table-cell office:value-type="float" office:value="0.2264839" calcext:value-type="float">
            <text:p>0.2264839</text:p>
          </table:table-cell>
          <table:table-cell office:value-type="float" office:value="169.416" calcext:value-type="float">
            <text:p>169.416</text:p>
          </table:table-cell>
          <table:table-cell office:value-type="float" office:value="1" calcext:value-type="float">
            <text:p>1</text:p>
          </table:table-cell>
          <table:table-cell office:value-type="float" office:value="0.2028198" calcext:value-type="float">
            <text:p>0.2028198</text:p>
          </table:table-cell>
          <table:table-cell office:value-type="float" office:value="0.1985168" calcext:value-type="float">
            <text:p>0.1985168</text:p>
          </table:table-cell>
          <table:table-cell office:value-type="float" office:value="0.4650269" calcext:value-type="float">
            <text:p>0.4650269</text:p>
          </table:table-cell>
          <table:table-cell office:value-type="float" office:value="0.4570618" calcext:value-type="float">
            <text:p>0.4570618</text:p>
          </table:table-cell>
          <table:table-cell office:value-type="float" office:value="0.6018372" calcext:value-type="float">
            <text:p>0.6018372</text:p>
          </table:table-cell>
          <table:table-cell office:value-type="float" office:value="0.5902405" calcext:value-type="float">
            <text:p>0.5902405</text:p>
          </table:table-cell>
          <table:table-cell office:value-type="float" office:value="0.7588806" calcext:value-type="float">
            <text:p>0.7588806</text:p>
          </table:table-cell>
          <table:table-cell office:value-type="float" office:value="0.7419128" calcext:value-type="float">
            <text:p>0.7419128</text:p>
          </table:table-cell>
          <table:table-cell office:value-type="float" office:value="0.9146118" calcext:value-type="float">
            <text:p>0.9146118</text:p>
          </table:table-cell>
          <table:table-cell office:value-type="float" office:value="0.8931274" calcext:value-type="float">
            <text:p>0.8931274</text:p>
          </table:table-cell>
          <table:table-cell office:value-type="float" office:value="1.06842" calcext:value-type="float">
            <text:p>1.06842</text:p>
          </table:table-cell>
          <table:table-cell office:value-type="float" office:value="1.043396" calcext:value-type="float">
            <text:p>1.0433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4" calcext:value-type="float">
            <text:p>30012004</text:p>
          </table:table-cell>
          <table:table-cell office:value-type="float" office:value="1.886328" calcext:value-type="float">
            <text:p>1.886328</text:p>
          </table:table-cell>
          <table:table-cell office:value-type="float" office:value="0.1" calcext:value-type="float">
            <text:p>0.1</text:p>
          </table:table-cell>
          <table:table-cell office:value-type="float" office:value="-4.9" calcext:value-type="float">
            <text:p>-4.9</text:p>
          </table:table-cell>
          <table:table-cell office:value-type="float" office:value="0.5894995" calcext:value-type="float">
            <text:p>0.5894995</text:p>
          </table:table-cell>
          <table:table-cell office:value-type="float" office:value="0.4209046" calcext:value-type="float">
            <text:p>0.4209046</text:p>
          </table:table-cell>
          <table:table-cell office:value-type="float" office:value="318.744" calcext:value-type="float">
            <text:p>318.744</text:p>
          </table:table-cell>
          <table:table-cell office:value-type="float" office:value="6.5" calcext:value-type="float">
            <text:p>6.5</text:p>
          </table:table-cell>
          <table:table-cell office:value-type="float" office:value="0.3197937" calcext:value-type="float">
            <text:p>0.3197937</text:p>
          </table:table-cell>
          <table:table-cell office:value-type="float" office:value="0.1463928" calcext:value-type="float">
            <text:p>0.1463928</text:p>
          </table:table-cell>
          <table:table-cell office:value-type="float" office:value="0.5059204" calcext:value-type="float">
            <text:p>0.5059204</text:p>
          </table:table-cell>
          <table:table-cell office:value-type="float" office:value="0.4364014" calcext:value-type="float">
            <text:p>0.4364014</text:p>
          </table:table-cell>
          <table:table-cell office:value-type="float" office:value="0.6156616" calcext:value-type="float">
            <text:p>0.6156616</text:p>
          </table:table-cell>
          <table:table-cell office:value-type="float" office:value="0.5750427" calcext:value-type="float">
            <text:p>0.5750427</text:p>
          </table:table-cell>
          <table:table-cell office:value-type="float" office:value="0.7532043" calcext:value-type="float">
            <text:p>0.7532043</text:p>
          </table:table-cell>
          <table:table-cell office:value-type="float" office:value="0.7275696" calcext:value-type="float">
            <text:p>0.7275696</text:p>
          </table:table-cell>
          <table:table-cell office:value-type="float" office:value="0.895813" calcext:value-type="float">
            <text:p>0.895813</text:p>
          </table:table-cell>
          <table:table-cell office:value-type="float" office:value="0.8786011" calcext:value-type="float">
            <text:p>0.8786011</text:p>
          </table:table-cell>
          <table:table-cell office:value-type="float" office:value="1.043213" calcext:value-type="float">
            <text:p>1.043213</text:p>
          </table:table-cell>
          <table:table-cell office:value-type="float" office:value="1.02771" calcext:value-type="float">
            <text:p>1.027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4" calcext:value-type="float">
            <text:p>31012004</text:p>
          </table:table-cell>
          <table:table-cell office:value-type="float" office:value="2.922228" calcext:value-type="float">
            <text:p>2.922228</text:p>
          </table:table-cell>
          <table:table-cell office:value-type="float" office:value="-1.8" calcext:value-type="float">
            <text:p>-1.8</text:p>
          </table:table-cell>
          <table:table-cell office:value-type="float" office:value="-10.9" calcext:value-type="float">
            <text:p>-10.9</text:p>
          </table:table-cell>
          <table:table-cell office:value-type="float" office:value="0.4789145" calcext:value-type="float">
            <text:p>0.4789145</text:p>
          </table:table-cell>
          <table:table-cell office:value-type="float" office:value="0.266468" calcext:value-type="float">
            <text:p>0.266468</text:p>
          </table:table-cell>
          <table:table-cell office:value-type="float" office:value="249.156" calcext:value-type="float">
            <text:p>249.156</text:p>
          </table:table-cell>
          <table:table-cell office:value-type="float" office:value="0.6" calcext:value-type="float">
            <text:p>0.6</text:p>
          </table:table-cell>
          <table:table-cell office:value-type="float" office:value="0.2457275" calcext:value-type="float">
            <text:p>0.2457275</text:p>
          </table:table-cell>
          <table:table-cell office:value-type="float" office:value="0.1679382" calcext:value-type="float">
            <text:p>0.1679382</text:p>
          </table:table-cell>
          <table:table-cell office:value-type="float" office:value="0.4774475" calcext:value-type="float">
            <text:p>0.4774475</text:p>
          </table:table-cell>
          <table:table-cell office:value-type="float" office:value="0.4334412" calcext:value-type="float">
            <text:p>0.4334412</text:p>
          </table:table-cell>
          <table:table-cell office:value-type="float" office:value="0.5983276" calcext:value-type="float">
            <text:p>0.5983276</text:p>
          </table:table-cell>
          <table:table-cell office:value-type="float" office:value="0.5694275" calcext:value-type="float">
            <text:p>0.5694275</text:p>
          </table:table-cell>
          <table:table-cell office:value-type="float" office:value="0.7375793" calcext:value-type="float">
            <text:p>0.7375793</text:p>
          </table:table-cell>
          <table:table-cell office:value-type="float" office:value="0.7212524" calcext:value-type="float">
            <text:p>0.7212524</text:p>
          </table:table-cell>
          <table:table-cell office:value-type="float" office:value="0.8782959" calcext:value-type="float">
            <text:p>0.8782959</text:p>
          </table:table-cell>
          <table:table-cell office:value-type="float" office:value="0.8703613" calcext:value-type="float">
            <text:p>0.8703613</text:p>
          </table:table-cell>
          <table:table-cell office:value-type="float" office:value="1.027405" calcext:value-type="float">
            <text:p>1.027405</text:p>
          </table:table-cell>
          <table:table-cell office:value-type="float" office:value="1.016541" calcext:value-type="float">
            <text:p>1.0165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4" calcext:value-type="float">
            <text:p>1022004</text:p>
          </table:table-cell>
          <table:table-cell office:value-type="float" office:value="3.756636" calcext:value-type="float">
            <text:p>3.756636</text:p>
          </table:table-cell>
          <table:table-cell office:value-type="float" office:value="2.4" calcext:value-type="float">
            <text:p>2.4</text:p>
          </table:table-cell>
          <table:table-cell office:value-type="float" office:value="-6.1" calcext:value-type="float">
            <text:p>-6.1</text:p>
          </table:table-cell>
          <table:table-cell office:value-type="float" office:value="0.6231278" calcext:value-type="float">
            <text:p>0.6231278</text:p>
          </table:table-cell>
          <table:table-cell office:value-type="float" office:value="0.3847595" calcext:value-type="float">
            <text:p>0.3847595</text:p>
          </table:table-cell>
          <table:table-cell office:value-type="float" office:value="252.72" calcext:value-type="float">
            <text:p>252.72</text:p>
          </table:table-cell>
          <table:table-cell office:value-type="float" office:value="0" calcext:value-type="float">
            <text:p>0</text:p>
          </table:table-cell>
          <table:table-cell office:value-type="float" office:value="0.3170776" calcext:value-type="float">
            <text:p>0.3170776</text:p>
          </table:table-cell>
          <table:table-cell office:value-type="float" office:value="0.2463989" calcext:value-type="float">
            <text:p>0.2463989</text:p>
          </table:table-cell>
          <table:table-cell office:value-type="float" office:value="0.5302429" calcext:value-type="float">
            <text:p>0.5302429</text:p>
          </table:table-cell>
          <table:table-cell office:value-type="float" office:value="0.4780273" calcext:value-type="float">
            <text:p>0.4780273</text:p>
          </table:table-cell>
          <table:table-cell office:value-type="float" office:value="0.6417542" calcext:value-type="float">
            <text:p>0.6417542</text:p>
          </table:table-cell>
          <table:table-cell office:value-type="float" office:value="0.5987549" calcext:value-type="float">
            <text:p>0.5987549</text:p>
          </table:table-cell>
          <table:table-cell office:value-type="float" office:value="0.7715454" calcext:value-type="float">
            <text:p>0.7715454</text:p>
          </table:table-cell>
          <table:table-cell office:value-type="float" office:value="0.7378845" calcext:value-type="float">
            <text:p>0.7378845</text:p>
          </table:table-cell>
          <table:table-cell office:value-type="float" office:value="0.9030457" calcext:value-type="float">
            <text:p>0.9030457</text:p>
          </table:table-cell>
          <table:table-cell office:value-type="float" office:value="0.8782654" calcext:value-type="float">
            <text:p>0.8782654</text:p>
          </table:table-cell>
          <table:table-cell office:value-type="float" office:value="1.035645" calcext:value-type="float">
            <text:p>1.035645</text:p>
          </table:table-cell>
          <table:table-cell office:value-type="float" office:value="1.019135" calcext:value-type="float">
            <text:p>1.0191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4" calcext:value-type="float">
            <text:p>2022004</text:p>
          </table:table-cell>
          <table:table-cell office:value-type="float" office:value="3.31506" calcext:value-type="float">
            <text:p>3.31506</text:p>
          </table:table-cell>
          <table:table-cell office:value-type="float" office:value="3.9" calcext:value-type="float">
            <text:p>3.9</text:p>
          </table:table-cell>
          <table:table-cell office:value-type="float" office:value="-7.4" calcext:value-type="float">
            <text:p>-7.4</text:p>
          </table:table-cell>
          <table:table-cell office:value-type="float" office:value="0.6893093" calcext:value-type="float">
            <text:p>0.6893093</text:p>
          </table:table-cell>
          <table:table-cell office:value-type="float" office:value="0.3487779" calcext:value-type="float">
            <text:p>0.3487779</text:p>
          </table:table-cell>
          <table:table-cell office:value-type="float" office:value="236.268" calcext:value-type="float">
            <text:p>236.268</text:p>
          </table:table-cell>
          <table:table-cell office:value-type="float" office:value="0" calcext:value-type="float">
            <text:p>0</text:p>
          </table:table-cell>
          <table:table-cell office:value-type="float" office:value="0.4591064" calcext:value-type="float">
            <text:p>0.4591064</text:p>
          </table:table-cell>
          <table:table-cell office:value-type="float" office:value="0.3179932" calcext:value-type="float">
            <text:p>0.3179932</text:p>
          </table:table-cell>
          <table:table-cell office:value-type="float" office:value="0.6282959" calcext:value-type="float">
            <text:p>0.6282959</text:p>
          </table:table-cell>
          <table:table-cell office:value-type="float" office:value="0.5308228" calcext:value-type="float">
            <text:p>0.5308228</text:p>
          </table:table-cell>
          <table:table-cell office:value-type="float" office:value="0.7189331" calcext:value-type="float">
            <text:p>0.7189331</text:p>
          </table:table-cell>
          <table:table-cell office:value-type="float" office:value="0.6422729" calcext:value-type="float">
            <text:p>0.6422729</text:p>
          </table:table-cell>
          <table:table-cell office:value-type="float" office:value="0.8305359" calcext:value-type="float">
            <text:p>0.8305359</text:p>
          </table:table-cell>
          <table:table-cell office:value-type="float" office:value="0.7719727" calcext:value-type="float">
            <text:p>0.7719727</text:p>
          </table:table-cell>
          <table:table-cell office:value-type="float" office:value="0.9475403" calcext:value-type="float">
            <text:p>0.9475403</text:p>
          </table:table-cell>
          <table:table-cell office:value-type="float" office:value="0.9033813" calcext:value-type="float">
            <text:p>0.9033813</text:p>
          </table:table-cell>
          <table:table-cell office:value-type="float" office:value="1.068481" calcext:value-type="float">
            <text:p>1.068481</text:p>
          </table:table-cell>
          <table:table-cell office:value-type="float" office:value="1.035828" calcext:value-type="float">
            <text:p>1.0358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4" calcext:value-type="float">
            <text:p>3022004</text:p>
          </table:table-cell>
          <table:table-cell office:value-type="float" office:value="6.143508" calcext:value-type="float">
            <text:p>6.143508</text:p>
          </table:table-cell>
          <table:table-cell office:value-type="float" office:value="2.5" calcext:value-type="float">
            <text:p>2.5</text:p>
          </table:table-cell>
          <table:table-cell office:value-type="float" office:value="-12.5" calcext:value-type="float">
            <text:p>-12.5</text:p>
          </table:table-cell>
          <table:table-cell office:value-type="float" office:value="0.6289987" calcext:value-type="float">
            <text:p>0.6289987</text:p>
          </table:table-cell>
          <table:table-cell office:value-type="float" office:value="0.2109043" calcext:value-type="float">
            <text:p>0.2109043</text:p>
          </table:table-cell>
          <table:table-cell office:value-type="float" office:value="385.668" calcext:value-type="float">
            <text:p>385.668</text:p>
          </table:table-cell>
          <table:table-cell office:value-type="float" office:value="0" calcext:value-type="float">
            <text:p>0</text:p>
          </table:table-cell>
          <table:table-cell office:value-type="float" office:value="0.5561523" calcext:value-type="float">
            <text:p>0.5561523</text:p>
          </table:table-cell>
          <table:table-cell office:value-type="float" office:value="0.4051514" calcext:value-type="float">
            <text:p>0.4051514</text:p>
          </table:table-cell>
          <table:table-cell office:value-type="float" office:value="0.6995239" calcext:value-type="float">
            <text:p>0.6995239</text:p>
          </table:table-cell>
          <table:table-cell office:value-type="float" office:value="0.6168518" calcext:value-type="float">
            <text:p>0.6168518</text:p>
          </table:table-cell>
          <table:table-cell office:value-type="float" office:value="0.7787476" calcext:value-type="float">
            <text:p>0.7787476</text:p>
          </table:table-cell>
          <table:table-cell office:value-type="float" office:value="0.7203674" calcext:value-type="float">
            <text:p>0.7203674</text:p>
          </table:table-cell>
          <table:table-cell office:value-type="float" office:value="0.8805847" calcext:value-type="float">
            <text:p>0.8805847</text:p>
          </table:table-cell>
          <table:table-cell office:value-type="float" office:value="0.831665" calcext:value-type="float">
            <text:p>0.831665</text:p>
          </table:table-cell>
          <table:table-cell office:value-type="float" office:value="0.9902344" calcext:value-type="float">
            <text:p>0.9902344</text:p>
          </table:table-cell>
          <table:table-cell office:value-type="float" office:value="0.9483948" calcext:value-type="float">
            <text:p>0.9483948</text:p>
          </table:table-cell>
          <table:table-cell office:value-type="float" office:value="1.105316" calcext:value-type="float">
            <text:p>1.105316</text:p>
          </table:table-cell>
          <table:table-cell office:value-type="float" office:value="1.069122" calcext:value-type="float">
            <text:p>1.0691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4" calcext:value-type="float">
            <text:p>4022004</text:p>
          </table:table-cell>
          <table:table-cell office:value-type="float" office:value="9.407155" calcext:value-type="float">
            <text:p>9.407155</text:p>
          </table:table-cell>
          <table:table-cell office:value-type="float" office:value="-5.1" calcext:value-type="float">
            <text:p>-5.1</text:p>
          </table:table-cell>
          <table:table-cell office:value-type="float" office:value="-16.6" calcext:value-type="float">
            <text:p>-16.6</text:p>
          </table:table-cell>
          <table:table-cell office:value-type="float" office:value="0.2500496" calcext:value-type="float">
            <text:p>0.2500496</text:p>
          </table:table-cell>
          <table:table-cell office:value-type="float" office:value="0.1586854" calcext:value-type="float">
            <text:p>0.1586854</text:p>
          </table:table-cell>
          <table:table-cell office:value-type="float" office:value="155.772" calcext:value-type="float">
            <text:p>155.772</text:p>
          </table:table-cell>
          <table:table-cell office:value-type="float" office:value="0" calcext:value-type="float">
            <text:p>0</text:p>
          </table:table-cell>
          <table:table-cell office:value-type="float" office:value="0.4148254" calcext:value-type="float">
            <text:p>0.4148254</text:p>
          </table:table-cell>
          <table:table-cell office:value-type="float" office:value="0.4044495" calcext:value-type="float">
            <text:p>0.4044495</text:p>
          </table:table-cell>
          <table:table-cell office:value-type="float" office:value="0.6192322" calcext:value-type="float">
            <text:p>0.6192322</text:p>
          </table:table-cell>
          <table:table-cell office:value-type="float" office:value="0.6123962" calcext:value-type="float">
            <text:p>0.6123962</text:p>
          </table:table-cell>
          <table:table-cell office:value-type="float" office:value="0.7259521" calcext:value-type="float">
            <text:p>0.7259521</text:p>
          </table:table-cell>
          <table:table-cell office:value-type="float" office:value="0.7208557" calcext:value-type="float">
            <text:p>0.7208557</text:p>
          </table:table-cell>
          <table:table-cell office:value-type="float" office:value="0.8504944" calcext:value-type="float">
            <text:p>0.8504944</text:p>
          </table:table-cell>
          <table:table-cell office:value-type="float" office:value="0.8461609" calcext:value-type="float">
            <text:p>0.8461609</text:p>
          </table:table-cell>
          <table:table-cell office:value-type="float" office:value="0.9750671" calcext:value-type="float">
            <text:p>0.9750671</text:p>
          </table:table-cell>
          <table:table-cell office:value-type="float" office:value="0.9709778" calcext:value-type="float">
            <text:p>0.9709778</text:p>
          </table:table-cell>
          <table:table-cell office:value-type="float" office:value="1.098694" calcext:value-type="float">
            <text:p>1.098694</text:p>
          </table:table-cell>
          <table:table-cell office:value-type="float" office:value="1.094879" calcext:value-type="float">
            <text:p>1.09487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4" calcext:value-type="float">
            <text:p>5022004</text:p>
          </table:table-cell>
          <table:table-cell office:value-type="float" office:value="9.936686" calcext:value-type="float">
            <text:p>9.936686</text:p>
          </table:table-cell>
          <table:table-cell office:value-type="float" office:value="-1.5" calcext:value-type="float">
            <text:p>-1.5</text:p>
          </table:table-cell>
          <table:table-cell office:value-type="float" office:value="-12.9" calcext:value-type="float">
            <text:p>-12.9</text:p>
          </table:table-cell>
          <table:table-cell office:value-type="float" office:value="0.2557139" calcext:value-type="float">
            <text:p>0.2557139</text:p>
          </table:table-cell>
          <table:table-cell office:value-type="float" office:value="0.1830959" calcext:value-type="float">
            <text:p>0.1830959</text:p>
          </table:table-cell>
          <table:table-cell office:value-type="float" office:value="195.84" calcext:value-type="float">
            <text:p>195.84</text:p>
          </table:table-cell>
          <table:table-cell office:value-type="float" office:value="0" calcext:value-type="float">
            <text:p>0</text:p>
          </table:table-cell>
          <table:table-cell office:value-type="float" office:value="0.4042053" calcext:value-type="float">
            <text:p>0.4042053</text:p>
          </table:table-cell>
          <table:table-cell office:value-type="float" office:value="0.368988" calcext:value-type="float">
            <text:p>0.368988</text:p>
          </table:table-cell>
          <table:table-cell office:value-type="float" office:value="0.6122131" calcext:value-type="float">
            <text:p>0.6122131</text:p>
          </table:table-cell>
          <table:table-cell office:value-type="float" office:value="0.5846558" calcext:value-type="float">
            <text:p>0.5846558</text:p>
          </table:table-cell>
          <table:table-cell office:value-type="float" office:value="0.7207336" calcext:value-type="float">
            <text:p>0.7207336</text:p>
          </table:table-cell>
          <table:table-cell office:value-type="float" office:value="0.6968384" calcext:value-type="float">
            <text:p>0.6968384</text:p>
          </table:table-cell>
          <table:table-cell office:value-type="float" office:value="0.8460693" calcext:value-type="float">
            <text:p>0.8460693</text:p>
          </table:table-cell>
          <table:table-cell office:value-type="float" office:value="0.8262329" calcext:value-type="float">
            <text:p>0.8262329</text:p>
          </table:table-cell>
          <table:table-cell office:value-type="float" office:value="0.9708557" calcext:value-type="float">
            <text:p>0.9708557</text:p>
          </table:table-cell>
          <table:table-cell office:value-type="float" office:value="0.9543762" calcext:value-type="float">
            <text:p>0.9543762</text:p>
          </table:table-cell>
          <table:table-cell office:value-type="float" office:value="1.094818" calcext:value-type="float">
            <text:p>1.094818</text:p>
          </table:table-cell>
          <table:table-cell office:value-type="float" office:value="1.081207" calcext:value-type="float">
            <text:p>1.0812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4" calcext:value-type="float">
            <text:p>6022004</text:p>
          </table:table-cell>
          <table:table-cell office:value-type="float" office:value="11.12674" calcext:value-type="float">
            <text:p>11.12674</text:p>
          </table:table-cell>
          <table:table-cell office:value-type="float" office:value="-2.3" calcext:value-type="float">
            <text:p>-2.3</text:p>
          </table:table-cell>
          <table:table-cell office:value-type="float" office:value="-16.2" calcext:value-type="float">
            <text:p>-16.2</text:p>
          </table:table-cell>
          <table:table-cell office:value-type="float" office:value="0.3206797" calcext:value-type="float">
            <text:p>0.3206797</text:p>
          </table:table-cell>
          <table:table-cell office:value-type="float" office:value="0.168357" calcext:value-type="float">
            <text:p>0.168357</text:p>
          </table:table-cell>
          <table:table-cell office:value-type="float" office:value="217.08" calcext:value-type="float">
            <text:p>217.08</text:p>
          </table:table-cell>
          <table:table-cell office:value-type="float" office:value="0" calcext:value-type="float">
            <text:p>0</text:p>
          </table:table-cell>
          <table:table-cell office:value-type="float" office:value="0.3686829" calcext:value-type="float">
            <text:p>0.3686829</text:p>
          </table:table-cell>
          <table:table-cell office:value-type="float" office:value="0.3284607" calcext:value-type="float">
            <text:p>0.3284607</text:p>
          </table:table-cell>
          <table:table-cell office:value-type="float" office:value="0.5843506" calcext:value-type="float">
            <text:p>0.5843506</text:p>
          </table:table-cell>
          <table:table-cell office:value-type="float" office:value="0.5497131" calcext:value-type="float">
            <text:p>0.5497131</text:p>
          </table:table-cell>
          <table:table-cell office:value-type="float" office:value="0.6965332" calcext:value-type="float">
            <text:p>0.6965332</text:p>
          </table:table-cell>
          <table:table-cell office:value-type="float" office:value="0.6647949" calcext:value-type="float">
            <text:p>0.6647949</text:p>
          </table:table-cell>
          <table:table-cell office:value-type="float" office:value="0.8260193" calcext:value-type="float">
            <text:p>0.8260193</text:p>
          </table:table-cell>
          <table:table-cell office:value-type="float" office:value="0.7974548" calcext:value-type="float">
            <text:p>0.7974548</text:p>
          </table:table-cell>
          <table:table-cell office:value-type="float" office:value="0.9541626" calcext:value-type="float">
            <text:p>0.9541626</text:p>
          </table:table-cell>
          <table:table-cell office:value-type="float" office:value="0.9286804" calcext:value-type="float">
            <text:p>0.9286804</text:p>
          </table:table-cell>
          <table:table-cell office:value-type="float" office:value="1.080994" calcext:value-type="float">
            <text:p>1.080994</text:p>
          </table:table-cell>
          <table:table-cell office:value-type="float" office:value="1.057983" calcext:value-type="float">
            <text:p>1.05798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4" calcext:value-type="float">
            <text:p>7022004</text:p>
          </table:table-cell>
          <table:table-cell office:value-type="float" office:value="11.27415" calcext:value-type="float">
            <text:p>11.27415</text:p>
          </table:table-cell>
          <table:table-cell office:value-type="float" office:value="-3" calcext:value-type="float">
            <text:p>-3</text:p>
          </table:table-cell>
          <table:table-cell office:value-type="float" office:value="-12.6" calcext:value-type="float">
            <text:p>-12.6</text:p>
          </table:table-cell>
          <table:table-cell office:value-type="float" office:value="0.2818901" calcext:value-type="float">
            <text:p>0.2818901</text:p>
          </table:table-cell>
          <table:table-cell office:value-type="float" office:value="0.2183927" calcext:value-type="float">
            <text:p>0.2183927</text:p>
          </table:table-cell>
          <table:table-cell office:value-type="float" office:value="154.296" calcext:value-type="float">
            <text:p>154.296</text:p>
          </table:table-cell>
          <table:table-cell office:value-type="float" office:value="0" calcext:value-type="float">
            <text:p>0</text:p>
          </table:table-cell>
          <table:table-cell office:value-type="float" office:value="0.328186" calcext:value-type="float">
            <text:p>0.328186</text:p>
          </table:table-cell>
          <table:table-cell office:value-type="float" office:value="0.298584" calcext:value-type="float">
            <text:p>0.298584</text:p>
          </table:table-cell>
          <table:table-cell office:value-type="float" office:value="0.549408" calcext:value-type="float">
            <text:p>0.549408</text:p>
          </table:table-cell>
          <table:table-cell office:value-type="float" office:value="0.5199585" calcext:value-type="float">
            <text:p>0.5199585</text:p>
          </table:table-cell>
          <table:table-cell office:value-type="float" office:value="0.6644592" calcext:value-type="float">
            <text:p>0.6644592</text:p>
          </table:table-cell>
          <table:table-cell office:value-type="float" office:value="0.6352844" calcext:value-type="float">
            <text:p>0.6352844</text:p>
          </table:table-cell>
          <table:table-cell office:value-type="float" office:value="0.7971497" calcext:value-type="float">
            <text:p>0.7971497</text:p>
          </table:table-cell>
          <table:table-cell office:value-type="float" office:value="0.7687073" calcext:value-type="float">
            <text:p>0.7687073</text:p>
          </table:table-cell>
          <table:table-cell office:value-type="float" office:value="0.9283752" calcext:value-type="float">
            <text:p>0.9283752</text:p>
          </table:table-cell>
          <table:table-cell office:value-type="float" office:value="0.9009094" calcext:value-type="float">
            <text:p>0.9009094</text:p>
          </table:table-cell>
          <table:table-cell office:value-type="float" office:value="1.057709" calcext:value-type="float">
            <text:p>1.057709</text:p>
          </table:table-cell>
          <table:table-cell office:value-type="float" office:value="1.031494" calcext:value-type="float">
            <text:p>1.03149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4" calcext:value-type="float">
            <text:p>8022004</text:p>
          </table:table-cell>
          <table:table-cell office:value-type="float" office:value="11.69233" calcext:value-type="float">
            <text:p>11.69233</text:p>
          </table:table-cell>
          <table:table-cell office:value-type="float" office:value="-1.4" calcext:value-type="float">
            <text:p>-1.4</text:p>
          </table:table-cell>
          <table:table-cell office:value-type="float" office:value="-12.4" calcext:value-type="float">
            <text:p>-12.4</text:p>
          </table:table-cell>
          <table:table-cell office:value-type="float" office:value="0.2845254" calcext:value-type="float">
            <text:p>0.2845254</text:p>
          </table:table-cell>
          <table:table-cell office:value-type="float" office:value="0.2290899" calcext:value-type="float">
            <text:p>0.2290899</text:p>
          </table:table-cell>
          <table:table-cell office:value-type="float" office:value="112.608" calcext:value-type="float">
            <text:p>112.608</text:p>
          </table:table-cell>
          <table:table-cell office:value-type="float" office:value="0" calcext:value-type="float">
            <text:p>0</text:p>
          </table:table-cell>
          <table:table-cell office:value-type="float" office:value="0.2983093" calcext:value-type="float">
            <text:p>0.2983093</text:p>
          </table:table-cell>
          <table:table-cell office:value-type="float" office:value="0.2735901" calcext:value-type="float">
            <text:p>0.2735901</text:p>
          </table:table-cell>
          <table:table-cell office:value-type="float" office:value="0.5197754" calcext:value-type="float">
            <text:p>0.5197754</text:p>
          </table:table-cell>
          <table:table-cell office:value-type="float" office:value="0.4945374" calcext:value-type="float">
            <text:p>0.4945374</text:p>
          </table:table-cell>
          <table:table-cell office:value-type="float" office:value="0.6349792" calcext:value-type="float">
            <text:p>0.6349792</text:p>
          </table:table-cell>
          <table:table-cell office:value-type="float" office:value="0.6097107" calcext:value-type="float">
            <text:p>0.6097107</text:p>
          </table:table-cell>
          <table:table-cell office:value-type="float" office:value="0.7684326" calcext:value-type="float">
            <text:p>0.7684326</text:p>
          </table:table-cell>
          <table:table-cell office:value-type="float" office:value="0.7431946" calcext:value-type="float">
            <text:p>0.7431946</text:p>
          </table:table-cell>
          <table:table-cell office:value-type="float" office:value="0.9006653" calcext:value-type="float">
            <text:p>0.9006653</text:p>
          </table:table-cell>
          <table:table-cell office:value-type="float" office:value="0.8755798" calcext:value-type="float">
            <text:p>0.8755798</text:p>
          </table:table-cell>
          <table:table-cell office:value-type="float" office:value="1.031219" calcext:value-type="float">
            <text:p>1.031219</text:p>
          </table:table-cell>
          <table:table-cell office:value-type="float" office:value="1.006439" calcext:value-type="float">
            <text:p>1.0064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4" calcext:value-type="float">
            <text:p>9022004</text:p>
          </table:table-cell>
          <table:table-cell office:value-type="float" office:value="11.38489" calcext:value-type="float">
            <text:p>11.38489</text:p>
          </table:table-cell>
          <table:table-cell office:value-type="float" office:value="1.2" calcext:value-type="float">
            <text:p>1.2</text:p>
          </table:table-cell>
          <table:table-cell office:value-type="float" office:value="-15.7" calcext:value-type="float">
            <text:p>-15.7</text:p>
          </table:table-cell>
          <table:table-cell office:value-type="float" office:value="0.4021419" calcext:value-type="float">
            <text:p>0.4021419</text:p>
          </table:table-cell>
          <table:table-cell office:value-type="float" office:value="0.1785992" calcext:value-type="float">
            <text:p>0.1785992</text:p>
          </table:table-cell>
          <table:table-cell office:value-type="float" office:value="99.61201" calcext:value-type="float">
            <text:p>99.61201</text:p>
          </table:table-cell>
          <table:table-cell office:value-type="float" office:value="0" calcext:value-type="float">
            <text:p>0</text:p>
          </table:table-cell>
          <table:table-cell office:value-type="float" office:value="0.2735901" calcext:value-type="float">
            <text:p>0.2735901</text:p>
          </table:table-cell>
          <table:table-cell office:value-type="float" office:value="0.2504272" calcext:value-type="float">
            <text:p>0.2504272</text:p>
          </table:table-cell>
          <table:table-cell office:value-type="float" office:value="0.4943237" calcext:value-type="float">
            <text:p>0.4943237</text:p>
          </table:table-cell>
          <table:table-cell office:value-type="float" office:value="0.4710999" calcext:value-type="float">
            <text:p>0.4710999</text:p>
          </table:table-cell>
          <table:table-cell office:value-type="float" office:value="0.6095276" calcext:value-type="float">
            <text:p>0.6095276</text:p>
          </table:table-cell>
          <table:table-cell office:value-type="float" office:value="0.585968" calcext:value-type="float">
            <text:p>0.585968</text:p>
          </table:table-cell>
          <table:table-cell office:value-type="float" office:value="0.7429504" calcext:value-type="float">
            <text:p>0.7429504</text:p>
          </table:table-cell>
          <table:table-cell office:value-type="float" office:value="0.7193604" calcext:value-type="float">
            <text:p>0.7193604</text:p>
          </table:table-cell>
          <table:table-cell office:value-type="float" office:value="0.8753357" calcext:value-type="float">
            <text:p>0.8753357</text:p>
          </table:table-cell>
          <table:table-cell office:value-type="float" office:value="0.8517151" calcext:value-type="float">
            <text:p>0.8517151</text:p>
          </table:table-cell>
          <table:table-cell office:value-type="float" office:value="1.006195" calcext:value-type="float">
            <text:p>1.006195</text:p>
          </table:table-cell>
          <table:table-cell office:value-type="float" office:value="0.9825134" calcext:value-type="float">
            <text:p>0.98251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4" calcext:value-type="float">
            <text:p>10022004</text:p>
          </table:table-cell>
          <table:table-cell office:value-type="float" office:value="9.143711" calcext:value-type="float">
            <text:p>9.143711</text:p>
          </table:table-cell>
          <table:table-cell office:value-type="float" office:value="-0.2" calcext:value-type="float">
            <text:p>-0.2</text:p>
          </table:table-cell>
          <table:table-cell office:value-type="float" office:value="-10.5" calcext:value-type="float">
            <text:p>-10.5</text:p>
          </table:table-cell>
          <table:table-cell office:value-type="float" office:value="0.4719737" calcext:value-type="float">
            <text:p>0.4719737</text:p>
          </table:table-cell>
          <table:table-cell office:value-type="float" office:value="0.2748927" calcext:value-type="float">
            <text:p>0.2748927</text:p>
          </table:table-cell>
          <table:table-cell office:value-type="float" office:value="143.208" calcext:value-type="float">
            <text:p>143.208</text:p>
          </table:table-cell>
          <table:table-cell office:value-type="float" office:value="0" calcext:value-type="float">
            <text:p>0</text:p>
          </table:table-cell>
          <table:table-cell office:value-type="float" office:value="0.2503052" calcext:value-type="float">
            <text:p>0.2503052</text:p>
          </table:table-cell>
          <table:table-cell office:value-type="float" office:value="0.2418823" calcext:value-type="float">
            <text:p>0.2418823</text:p>
          </table:table-cell>
          <table:table-cell office:value-type="float" office:value="0.4709167" calcext:value-type="float">
            <text:p>0.4709167</text:p>
          </table:table-cell>
          <table:table-cell office:value-type="float" office:value="0.458374" calcext:value-type="float">
            <text:p>0.458374</text:p>
          </table:table-cell>
          <table:table-cell office:value-type="float" office:value="0.5857849" calcext:value-type="float">
            <text:p>0.5857849</text:p>
          </table:table-cell>
          <table:table-cell office:value-type="float" office:value="0.5705566" calcext:value-type="float">
            <text:p>0.5705566</text:p>
          </table:table-cell>
          <table:table-cell office:value-type="float" office:value="0.7191162" calcext:value-type="float">
            <text:p>0.7191162</text:p>
          </table:table-cell>
          <table:table-cell office:value-type="float" office:value="0.7015381" calcext:value-type="float">
            <text:p>0.7015381</text:p>
          </table:table-cell>
          <table:table-cell office:value-type="float" office:value="0.8514404" calcext:value-type="float">
            <text:p>0.8514404</text:p>
          </table:table-cell>
          <table:table-cell office:value-type="float" office:value="0.8319702" calcext:value-type="float">
            <text:p>0.8319702</text:p>
          </table:table-cell>
          <table:table-cell office:value-type="float" office:value="0.9822388" calcext:value-type="float">
            <text:p>0.9822388</text:p>
          </table:table-cell>
          <table:table-cell office:value-type="float" office:value="0.9615173" calcext:value-type="float">
            <text:p>0.96151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4" calcext:value-type="float">
            <text:p>11022004</text:p>
          </table:table-cell>
          <table:table-cell office:value-type="float" office:value="7.299433" calcext:value-type="float">
            <text:p>7.299433</text:p>
          </table:table-cell>
          <table:table-cell office:value-type="float" office:value="1.9" calcext:value-type="float">
            <text:p>1.9</text:p>
          </table:table-cell>
          <table:table-cell office:value-type="float" office:value="-9.9" calcext:value-type="float">
            <text:p>-9.9</text:p>
          </table:table-cell>
          <table:table-cell office:value-type="float" office:value="0.6098637" calcext:value-type="float">
            <text:p>0.6098637</text:p>
          </table:table-cell>
          <table:table-cell office:value-type="float" office:value="0.2879809" calcext:value-type="float">
            <text:p>0.2879809</text:p>
          </table:table-cell>
          <table:table-cell office:value-type="float" office:value="176.94" calcext:value-type="float">
            <text:p>176.94</text:p>
          </table:table-cell>
          <table:table-cell office:value-type="float" office:value="0" calcext:value-type="float">
            <text:p>0</text:p>
          </table:table-cell>
          <table:table-cell office:value-type="float" office:value="0.2525635" calcext:value-type="float">
            <text:p>0.2525635</text:p>
          </table:table-cell>
          <table:table-cell office:value-type="float" office:value="0.2433472" calcext:value-type="float">
            <text:p>0.2433472</text:p>
          </table:table-cell>
          <table:table-cell office:value-type="float" office:value="0.4593201" calcext:value-type="float">
            <text:p>0.4593201</text:p>
          </table:table-cell>
          <table:table-cell office:value-type="float" office:value="0.4561462" calcext:value-type="float">
            <text:p>0.4561462</text:p>
          </table:table-cell>
          <table:table-cell office:value-type="float" office:value="0.5705261" calcext:value-type="float">
            <text:p>0.5705261</text:p>
          </table:table-cell>
          <table:table-cell office:value-type="float" office:value="0.5663452" calcext:value-type="float">
            <text:p>0.5663452</text:p>
          </table:table-cell>
          <table:table-cell office:value-type="float" office:value="0.701416" calcext:value-type="float">
            <text:p>0.701416</text:p>
          </table:table-cell>
          <table:table-cell office:value-type="float" office:value="0.6940918" calcext:value-type="float">
            <text:p>0.6940918</text:p>
          </table:table-cell>
          <table:table-cell office:value-type="float" office:value="0.8318176" calcext:value-type="float">
            <text:p>0.8318176</text:p>
          </table:table-cell>
          <table:table-cell office:value-type="float" office:value="0.821167" calcext:value-type="float">
            <text:p>0.821167</text:p>
          </table:table-cell>
          <table:table-cell office:value-type="float" office:value="0.9613037" calcext:value-type="float">
            <text:p>0.9613037</text:p>
          </table:table-cell>
          <table:table-cell office:value-type="float" office:value="0.947876" calcext:value-type="float">
            <text:p>0.94787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4" calcext:value-type="float">
            <text:p>12022004</text:p>
          </table:table-cell>
          <table:table-cell office:value-type="float" office:value="3.256092" calcext:value-type="float">
            <text:p>3.256092</text:p>
          </table:table-cell>
          <table:table-cell office:value-type="float" office:value="1.8" calcext:value-type="float">
            <text:p>1.8</text:p>
          </table:table-cell>
          <table:table-cell office:value-type="float" office:value="-4.1" calcext:value-type="float">
            <text:p>-4.1</text:p>
          </table:table-cell>
          <table:table-cell office:value-type="float" office:value="0.6849273" calcext:value-type="float">
            <text:p>0.6849273</text:p>
          </table:table-cell>
          <table:table-cell office:value-type="float" office:value="0.3890263" calcext:value-type="float">
            <text:p>0.3890263</text:p>
          </table:table-cell>
          <table:table-cell office:value-type="float" office:value="432.036" calcext:value-type="float">
            <text:p>432.036</text:p>
          </table:table-cell>
          <table:table-cell office:value-type="float" office:value="3.8" calcext:value-type="float">
            <text:p>3.8</text:p>
          </table:table-cell>
          <table:table-cell office:value-type="float" office:value="0.3513184" calcext:value-type="float">
            <text:p>0.3513184</text:p>
          </table:table-cell>
          <table:table-cell office:value-type="float" office:value="0.2529602" calcext:value-type="float">
            <text:p>0.2529602</text:p>
          </table:table-cell>
          <table:table-cell office:value-type="float" office:value="0.5225525" calcext:value-type="float">
            <text:p>0.5225525</text:p>
          </table:table-cell>
          <table:table-cell office:value-type="float" office:value="0.4596252" calcext:value-type="float">
            <text:p>0.4596252</text:p>
          </table:table-cell>
          <table:table-cell office:value-type="float" office:value="0.6133118" calcext:value-type="float">
            <text:p>0.6133118</text:p>
          </table:table-cell>
          <table:table-cell office:value-type="float" office:value="0.5676575" calcext:value-type="float">
            <text:p>0.5676575</text:p>
          </table:table-cell>
          <table:table-cell office:value-type="float" office:value="0.7239075" calcext:value-type="float">
            <text:p>0.7239075</text:p>
          </table:table-cell>
          <table:table-cell office:value-type="float" office:value="0.6942749" calcext:value-type="float">
            <text:p>0.6942749</text:p>
          </table:table-cell>
          <table:table-cell office:value-type="float" office:value="0.8382568" calcext:value-type="float">
            <text:p>0.8382568</text:p>
          </table:table-cell>
          <table:table-cell office:value-type="float" office:value="0.8209534" calcext:value-type="float">
            <text:p>0.8209534</text:p>
          </table:table-cell>
          <table:table-cell office:value-type="float" office:value="0.9550781" calcext:value-type="float">
            <text:p>0.9550781</text:p>
          </table:table-cell>
          <table:table-cell office:value-type="float" office:value="0.9463196" calcext:value-type="float">
            <text:p>0.94631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4" calcext:value-type="float">
            <text:p>13022004</text:p>
          </table:table-cell>
          <table:table-cell office:value-type="float" office:value="12.68765" calcext:value-type="float">
            <text:p>12.68765</text:p>
          </table:table-cell>
          <table:table-cell office:value-type="float" office:value="-5.4" calcext:value-type="float">
            <text:p>-5.4</text:p>
          </table:table-cell>
          <table:table-cell office:value-type="float" office:value="-13" calcext:value-type="float">
            <text:p>-13</text:p>
          </table:table-cell>
          <table:table-cell office:value-type="float" office:value="0.3408406" calcext:value-type="float">
            <text:p>0.3408406</text:p>
          </table:table-cell>
          <table:table-cell office:value-type="float" office:value="0.170697" calcext:value-type="float">
            <text:p>0.170697</text:p>
          </table:table-cell>
          <table:table-cell office:value-type="float" office:value="532.224" calcext:value-type="float">
            <text:p>532.224</text:p>
          </table:table-cell>
          <table:table-cell office:value-type="float" office:value="0" calcext:value-type="float">
            <text:p>0</text:p>
          </table:table-cell>
          <table:table-cell office:value-type="float" office:value="0.4714355" calcext:value-type="float">
            <text:p>0.4714355</text:p>
          </table:table-cell>
          <table:table-cell office:value-type="float" office:value="0.3529053" calcext:value-type="float">
            <text:p>0.3529053</text:p>
          </table:table-cell>
          <table:table-cell office:value-type="float" office:value="0.6213989" calcext:value-type="float">
            <text:p>0.6213989</text:p>
          </table:table-cell>
          <table:table-cell office:value-type="float" office:value="0.5237122" calcext:value-type="float">
            <text:p>0.5237122</text:p>
          </table:table-cell>
          <table:table-cell office:value-type="float" office:value="0.7008057" calcext:value-type="float">
            <text:p>0.7008057</text:p>
          </table:table-cell>
          <table:table-cell office:value-type="float" office:value="0.6143188" calcext:value-type="float">
            <text:p>0.6143188</text:p>
          </table:table-cell>
          <table:table-cell office:value-type="float" office:value="0.797821" calcext:value-type="float">
            <text:p>0.797821</text:p>
          </table:table-cell>
          <table:table-cell office:value-type="float" office:value="0.7246399" calcext:value-type="float">
            <text:p>0.7246399</text:p>
          </table:table-cell>
          <table:table-cell office:value-type="float" office:value="0.8985596" calcext:value-type="float">
            <text:p>0.8985596</text:p>
          </table:table-cell>
          <table:table-cell office:value-type="float" office:value="0.8388062" calcext:value-type="float">
            <text:p>0.8388062</text:p>
          </table:table-cell>
          <table:table-cell office:value-type="float" office:value="1.002197" calcext:value-type="float">
            <text:p>1.002197</text:p>
          </table:table-cell>
          <table:table-cell office:value-type="float" office:value="0.9554443" calcext:value-type="float">
            <text:p>0.95544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4" calcext:value-type="float">
            <text:p>14022004</text:p>
          </table:table-cell>
          <table:table-cell office:value-type="float" office:value="13.30215" calcext:value-type="float">
            <text:p>13.30215</text:p>
          </table:table-cell>
          <table:table-cell office:value-type="float" office:value="-12.8" calcext:value-type="float">
            <text:p>-12.8</text:p>
          </table:table-cell>
          <table:table-cell office:value-type="float" office:value="-20.3" calcext:value-type="float">
            <text:p>-20.3</text:p>
          </table:table-cell>
          <table:table-cell office:value-type="float" office:value="0.1599761" calcext:value-type="float">
            <text:p>0.1599761</text:p>
          </table:table-cell>
          <table:table-cell office:value-type="float" office:value="0.09823921" calcext:value-type="float">
            <text:p>0.09823921</text:p>
          </table:table-cell>
          <table:table-cell office:value-type="float" office:value="297.432" calcext:value-type="float">
            <text:p>297.432</text:p>
          </table:table-cell>
          <table:table-cell office:value-type="float" office:value="0" calcext:value-type="float">
            <text:p>0</text:p>
          </table:table-cell>
          <table:table-cell office:value-type="float" office:value="0.5445557" calcext:value-type="float">
            <text:p>0.5445557</text:p>
          </table:table-cell>
          <table:table-cell office:value-type="float" office:value="0.4724731" calcext:value-type="float">
            <text:p>0.4724731</text:p>
          </table:table-cell>
          <table:table-cell office:value-type="float" office:value="0.6889343" calcext:value-type="float">
            <text:p>0.6889343</text:p>
          </table:table-cell>
          <table:table-cell office:value-type="float" office:value="0.6221313" calcext:value-type="float">
            <text:p>0.6221313</text:p>
          </table:table-cell>
          <table:table-cell office:value-type="float" office:value="0.7650146" calcext:value-type="float">
            <text:p>0.7650146</text:p>
          </table:table-cell>
          <table:table-cell office:value-type="float" office:value="0.7016296" calcext:value-type="float">
            <text:p>0.7016296</text:p>
          </table:table-cell>
          <table:table-cell office:value-type="float" office:value="0.8572083" calcext:value-type="float">
            <text:p>0.8572083</text:p>
          </table:table-cell>
          <table:table-cell office:value-type="float" office:value="0.7985229" calcext:value-type="float">
            <text:p>0.7985229</text:p>
          </table:table-cell>
          <table:table-cell office:value-type="float" office:value="0.9520874" calcext:value-type="float">
            <text:p>0.9520874</text:p>
          </table:table-cell>
          <table:table-cell office:value-type="float" office:value="0.8991699" calcext:value-type="float">
            <text:p>0.8991699</text:p>
          </table:table-cell>
          <table:table-cell office:value-type="float" office:value="1.049164" calcext:value-type="float">
            <text:p>1.049164</text:p>
          </table:table-cell>
          <table:table-cell office:value-type="float" office:value="1.002747" calcext:value-type="float">
            <text:p>1.0027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4" calcext:value-type="float">
            <text:p>15022004</text:p>
          </table:table-cell>
          <table:table-cell office:value-type="float" office:value="12.86212" calcext:value-type="float">
            <text:p>12.86212</text:p>
          </table:table-cell>
          <table:table-cell office:value-type="float" office:value="-10.9" calcext:value-type="float">
            <text:p>-10.9</text:p>
          </table:table-cell>
          <table:table-cell office:value-type="float" office:value="-24.2" calcext:value-type="float">
            <text:p>-24.2</text:p>
          </table:table-cell>
          <table:table-cell office:value-type="float" office:value="0.1627087" calcext:value-type="float">
            <text:p>0.1627087</text:p>
          </table:table-cell>
          <table:table-cell office:value-type="float" office:value="0.08050598" calcext:value-type="float">
            <text:p>0.08050598</text:p>
          </table:table-cell>
          <table:table-cell office:value-type="float" office:value="151.848" calcext:value-type="float">
            <text:p>151.848</text:p>
          </table:table-cell>
          <table:table-cell office:value-type="float" office:value="0" calcext:value-type="float">
            <text:p>0</text:p>
          </table:table-cell>
          <table:table-cell office:value-type="float" office:value="0.7293091" calcext:value-type="float">
            <text:p>0.7293091</text:p>
          </table:table-cell>
          <table:table-cell office:value-type="float" office:value="0.5450134" calcext:value-type="float">
            <text:p>0.5450134</text:p>
          </table:table-cell>
          <table:table-cell office:value-type="float" office:value="0.8344727" calcext:value-type="float">
            <text:p>0.8344727</text:p>
          </table:table-cell>
          <table:table-cell office:value-type="float" office:value="0.6893921" calcext:value-type="float">
            <text:p>0.6893921</text:p>
          </table:table-cell>
          <table:table-cell office:value-type="float" office:value="0.8908691" calcext:value-type="float">
            <text:p>0.8908691</text:p>
          </table:table-cell>
          <table:table-cell office:value-type="float" office:value="0.7655945" calcext:value-type="float">
            <text:p>0.7655945</text:p>
          </table:table-cell>
          <table:table-cell office:value-type="float" office:value="0.9608154" calcext:value-type="float">
            <text:p>0.9608154</text:p>
          </table:table-cell>
          <table:table-cell office:value-type="float" office:value="0.8577271" calcext:value-type="float">
            <text:p>0.8577271</text:p>
          </table:table-cell>
          <table:table-cell office:value-type="float" office:value="1.035889" calcext:value-type="float">
            <text:p>1.035889</text:p>
          </table:table-cell>
          <table:table-cell office:value-type="float" office:value="0.9525757" calcext:value-type="float">
            <text:p>0.9525757</text:p>
          </table:table-cell>
          <table:table-cell office:value-type="float" office:value="1.116089" calcext:value-type="float">
            <text:p>1.116089</text:p>
          </table:table-cell>
          <table:table-cell office:value-type="float" office:value="1.049622" calcext:value-type="float">
            <text:p>1.0496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4" calcext:value-type="float">
            <text:p>16022004</text:p>
          </table:table-cell>
          <table:table-cell office:value-type="float" office:value="10.57518" calcext:value-type="float">
            <text:p>10.57518</text:p>
          </table:table-cell>
          <table:table-cell office:value-type="float" office:value="-2.2" calcext:value-type="float">
            <text:p>-2.2</text:p>
          </table:table-cell>
          <table:table-cell office:value-type="float" office:value="-14.5" calcext:value-type="float">
            <text:p>-14.5</text:p>
          </table:table-cell>
          <table:table-cell office:value-type="float" office:value="0.3201077" calcext:value-type="float">
            <text:p>0.3201077</text:p>
          </table:table-cell>
          <table:table-cell office:value-type="float" office:value="0.1557003" calcext:value-type="float">
            <text:p>0.1557003</text:p>
          </table:table-cell>
          <table:table-cell office:value-type="float" office:value="190.584" calcext:value-type="float">
            <text:p>190.584</text:p>
          </table:table-cell>
          <table:table-cell office:value-type="float" office:value="0" calcext:value-type="float">
            <text:p>0</text:p>
          </table:table-cell>
          <table:table-cell office:value-type="float" office:value="0.7271118" calcext:value-type="float">
            <text:p>0.7271118</text:p>
          </table:table-cell>
          <table:table-cell office:value-type="float" office:value="0.571167" calcext:value-type="float">
            <text:p>0.571167</text:p>
          </table:table-cell>
          <table:table-cell office:value-type="float" office:value="0.8363953" calcext:value-type="float">
            <text:p>0.8363953</text:p>
          </table:table-cell>
          <table:table-cell office:value-type="float" office:value="0.7506104" calcext:value-type="float">
            <text:p>0.7506104</text:p>
          </table:table-cell>
          <table:table-cell office:value-type="float" office:value="0.8988037" calcext:value-type="float">
            <text:p>0.8988037</text:p>
          </table:table-cell>
          <table:table-cell office:value-type="float" office:value="0.8425903" calcext:value-type="float">
            <text:p>0.8425903</text:p>
          </table:table-cell>
          <table:table-cell office:value-type="float" office:value="0.9775085" calcext:value-type="float">
            <text:p>0.9775085</text:p>
          </table:table-cell>
          <table:table-cell office:value-type="float" office:value="0.9454041" calcext:value-type="float">
            <text:p>0.9454041</text:p>
          </table:table-cell>
          <table:table-cell office:value-type="float" office:value="1.060791" calcext:value-type="float">
            <text:p>1.060791</text:p>
          </table:table-cell>
          <table:table-cell office:value-type="float" office:value="1.036896" calcext:value-type="float">
            <text:p>1.036896</text:p>
          </table:table-cell>
          <table:table-cell office:value-type="float" office:value="1.147125" calcext:value-type="float">
            <text:p>1.147125</text:p>
          </table:table-cell>
          <table:table-cell office:value-type="float" office:value="1.117096" calcext:value-type="float">
            <text:p>1.1170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4" calcext:value-type="float">
            <text:p>17022004</text:p>
          </table:table-cell>
          <table:table-cell office:value-type="float" office:value="8.269308" calcext:value-type="float">
            <text:p>8.269308</text:p>
          </table:table-cell>
          <table:table-cell office:value-type="float" office:value="1.3" calcext:value-type="float">
            <text:p>1.3</text:p>
          </table:table-cell>
          <table:table-cell office:value-type="float" office:value="-5.4" calcext:value-type="float">
            <text:p>-5.4</text:p>
          </table:table-cell>
          <table:table-cell office:value-type="float" office:value="0.5655134" calcext:value-type="float">
            <text:p>0.5655134</text:p>
          </table:table-cell>
          <table:table-cell office:value-type="float" office:value="0.2920429" calcext:value-type="float">
            <text:p>0.2920429</text:p>
          </table:table-cell>
          <table:table-cell office:value-type="float" office:value="495.324" calcext:value-type="float">
            <text:p>495.324</text:p>
          </table:table-cell>
          <table:table-cell office:value-type="float" office:value="0.2" calcext:value-type="float">
            <text:p>0.2</text:p>
          </table:table-cell>
          <table:table-cell office:value-type="float" office:value="0.5695496" calcext:value-type="float">
            <text:p>0.5695496</text:p>
          </table:table-cell>
          <table:table-cell office:value-type="float" office:value="0.4560547" calcext:value-type="float">
            <text:p>0.4560547</text:p>
          </table:table-cell>
          <table:table-cell office:value-type="float" office:value="0.7492981" calcext:value-type="float">
            <text:p>0.7492981</text:p>
          </table:table-cell>
          <table:table-cell office:value-type="float" office:value="0.6499939" calcext:value-type="float">
            <text:p>0.6499939</text:p>
          </table:table-cell>
          <table:table-cell office:value-type="float" office:value="0.8415222" calcext:value-type="float">
            <text:p>0.8415222</text:p>
          </table:table-cell>
          <table:table-cell office:value-type="float" office:value="0.7508545" calcext:value-type="float">
            <text:p>0.7508545</text:p>
          </table:table-cell>
          <table:table-cell office:value-type="float" office:value="0.9445801" calcext:value-type="float">
            <text:p>0.9445801</text:p>
          </table:table-cell>
          <table:table-cell office:value-type="float" office:value="0.8666077" calcext:value-type="float">
            <text:p>0.8666077</text:p>
          </table:table-cell>
          <table:table-cell office:value-type="float" office:value="1.043732" calcext:value-type="float">
            <text:p>1.043732</text:p>
          </table:table-cell>
          <table:table-cell office:value-type="float" office:value="0.9796753" calcext:value-type="float">
            <text:p>0.9796753</text:p>
          </table:table-cell>
          <table:table-cell office:value-type="float" office:value="1.139771" calcext:value-type="float">
            <text:p>1.139771</text:p>
          </table:table-cell>
          <table:table-cell office:value-type="float" office:value="1.089752" calcext:value-type="float">
            <text:p>1.08975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4" calcext:value-type="float">
            <text:p>18022004</text:p>
          </table:table-cell>
          <table:table-cell office:value-type="float" office:value="3.656988" calcext:value-type="float">
            <text:p>3.656988</text:p>
          </table:table-cell>
          <table:table-cell office:value-type="float" office:value="1.6" calcext:value-type="float">
            <text:p>1.6</text:p>
          </table:table-cell>
          <table:table-cell office:value-type="float" office:value="-1" calcext:value-type="float">
            <text:p>-1</text:p>
          </table:table-cell>
          <table:table-cell office:value-type="float" office:value="0.6701971" calcext:value-type="float">
            <text:p>0.6701971</text:p>
          </table:table-cell>
          <table:table-cell office:value-type="float" office:value="0.5604534" calcext:value-type="float">
            <text:p>0.5604534</text:p>
          </table:table-cell>
          <table:table-cell office:value-type="float" office:value="561.672" calcext:value-type="float">
            <text:p>561.672</text:p>
          </table:table-cell>
          <table:table-cell office:value-type="float" office:value="13.1" calcext:value-type="float">
            <text:p>13.1</text:p>
          </table:table-cell>
          <table:table-cell office:value-type="float" office:value="0.7433167" calcext:value-type="float">
            <text:p>0.7433167</text:p>
          </table:table-cell>
          <table:table-cell office:value-type="float" office:value="0.4552002" calcext:value-type="float">
            <text:p>0.4552002</text:p>
          </table:table-cell>
          <table:table-cell office:value-type="float" office:value="0.8213501" calcext:value-type="float">
            <text:p>0.8213501</text:p>
          </table:table-cell>
          <table:table-cell office:value-type="float" office:value="0.6435242" calcext:value-type="float">
            <text:p>0.6435242</text:p>
          </table:table-cell>
          <table:table-cell office:value-type="float" office:value="0.8654785" calcext:value-type="float">
            <text:p>0.8654785</text:p>
          </table:table-cell>
          <table:table-cell office:value-type="float" office:value="0.7393188" calcext:value-type="float">
            <text:p>0.7393188</text:p>
          </table:table-cell>
          <table:table-cell office:value-type="float" office:value="0.9304199" calcext:value-type="float">
            <text:p>0.9304199</text:p>
          </table:table-cell>
          <table:table-cell office:value-type="float" office:value="0.849823" calcext:value-type="float">
            <text:p>0.849823</text:p>
          </table:table-cell>
          <table:table-cell office:value-type="float" office:value="1.007202" calcext:value-type="float">
            <text:p>1.007202</text:p>
          </table:table-cell>
          <table:table-cell office:value-type="float" office:value="0.9590454" calcext:value-type="float">
            <text:p>0.9590454</text:p>
          </table:table-cell>
          <table:table-cell office:value-type="float" office:value="1.093658" calcext:value-type="float">
            <text:p>1.093658</text:p>
          </table:table-cell>
          <table:table-cell office:value-type="float" office:value="1.067108" calcext:value-type="float">
            <text:p>1.0671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4" calcext:value-type="float">
            <text:p>19022004</text:p>
          </table:table-cell>
          <table:table-cell office:value-type="float" office:value="5.743872" calcext:value-type="float">
            <text:p>5.743872</text:p>
          </table:table-cell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0.6752772" calcext:value-type="float">
            <text:p>0.6752772</text:p>
          </table:table-cell>
          <table:table-cell office:value-type="float" office:value="0.6207021" calcext:value-type="float">
            <text:p>0.6207021</text:p>
          </table:table-cell>
          <table:table-cell office:value-type="float" office:value="232.668" calcext:value-type="float">
            <text:p>232.668</text:p>
          </table:table-cell>
          <table:table-cell office:value-type="float" office:value="2.2" calcext:value-type="float">
            <text:p>2.2</text:p>
          </table:table-cell>
          <table:table-cell office:value-type="float" office:value="0.8618469" calcext:value-type="float">
            <text:p>0.8618469</text:p>
          </table:table-cell>
          <table:table-cell office:value-type="float" office:value="0.745697" calcext:value-type="float">
            <text:p>0.745697</text:p>
          </table:table-cell>
          <table:table-cell office:value-type="float" office:value="0.9498291" calcext:value-type="float">
            <text:p>0.9498291</text:p>
          </table:table-cell>
          <table:table-cell office:value-type="float" office:value="0.8239441" calcext:value-type="float">
            <text:p>0.8239441</text:p>
          </table:table-cell>
          <table:table-cell office:value-type="float" office:value="0.9971619" calcext:value-type="float">
            <text:p>0.9971619</text:p>
          </table:table-cell>
          <table:table-cell office:value-type="float" office:value="0.8680115" calcext:value-type="float">
            <text:p>0.8680115</text:p>
          </table:table-cell>
          <table:table-cell office:value-type="float" office:value="1.059052" calcext:value-type="float">
            <text:p>1.059052</text:p>
          </table:table-cell>
          <table:table-cell office:value-type="float" office:value="0.9327087" calcext:value-type="float">
            <text:p>0.9327087</text:p>
          </table:table-cell>
          <table:table-cell office:value-type="float" office:value="1.12619" calcext:value-type="float">
            <text:p>1.12619</text:p>
          </table:table-cell>
          <table:table-cell office:value-type="float" office:value="1.009094" calcext:value-type="float">
            <text:p>1.009094</text:p>
          </table:table-cell>
          <table:table-cell office:value-type="float" office:value="1.197784" calcext:value-type="float">
            <text:p>1.197784</text:p>
          </table:table-cell>
          <table:table-cell office:value-type="float" office:value="1.095062" calcext:value-type="float">
            <text:p>1.0950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4" calcext:value-type="float">
            <text:p>20022004</text:p>
          </table:table-cell>
          <table:table-cell office:value-type="float" office:value="5.06412" calcext:value-type="float">
            <text:p>5.06412</text:p>
          </table:table-cell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.7035413" calcext:value-type="float">
            <text:p>0.7035413</text:p>
          </table:table-cell>
          <table:table-cell office:value-type="float" office:value="0.5523655" calcext:value-type="float">
            <text:p>0.5523655</text:p>
          </table:table-cell>
          <table:table-cell office:value-type="float" office:value="258.156" calcext:value-type="float">
            <text:p>258.156</text:p>
          </table:table-cell>
          <table:table-cell office:value-type="float" office:value="0.6" calcext:value-type="float">
            <text:p>0.6</text:p>
          </table:table-cell>
          <table:table-cell office:value-type="float" office:value="0.9103699" calcext:value-type="float">
            <text:p>0.9103699</text:p>
          </table:table-cell>
          <table:table-cell office:value-type="float" office:value="0.8626099" calcext:value-type="float">
            <text:p>0.8626099</text:p>
          </table:table-cell>
          <table:table-cell office:value-type="float" office:value="1.002991" calcext:value-type="float">
            <text:p>1.002991</text:p>
          </table:table-cell>
          <table:table-cell office:value-type="float" office:value="0.9507751" calcext:value-type="float">
            <text:p>0.9507751</text:p>
          </table:table-cell>
          <table:table-cell office:value-type="float" office:value="1.052368" calcext:value-type="float">
            <text:p>1.052368</text:p>
          </table:table-cell>
          <table:table-cell office:value-type="float" office:value="0.9981079" calcext:value-type="float">
            <text:p>0.9981079</text:p>
          </table:table-cell>
          <table:table-cell office:value-type="float" office:value="1.115967" calcext:value-type="float">
            <text:p>1.115967</text:p>
          </table:table-cell>
          <table:table-cell office:value-type="float" office:value="1.059998" calcext:value-type="float">
            <text:p>1.059998</text:p>
          </table:table-cell>
          <table:table-cell office:value-type="float" office:value="1.183502" calcext:value-type="float">
            <text:p>1.183502</text:p>
          </table:table-cell>
          <table:table-cell office:value-type="float" office:value="1.127045" calcext:value-type="float">
            <text:p>1.127045</text:p>
          </table:table-cell>
          <table:table-cell office:value-type="float" office:value="1.25415" calcext:value-type="float">
            <text:p>1.25415</text:p>
          </table:table-cell>
          <table:table-cell office:value-type="float" office:value="1.198578" calcext:value-type="float">
            <text:p>1.19857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4" calcext:value-type="float">
            <text:p>21022004</text:p>
          </table:table-cell>
          <table:table-cell office:value-type="float" office:value="10.24088" calcext:value-type="float">
            <text:p>10.24088</text:p>
          </table:table-cell>
          <table:table-cell office:value-type="float" office:value="2.3" calcext:value-type="float">
            <text:p>2.3</text:p>
          </table:table-cell>
          <table:table-cell office:value-type="float" office:value="-2.9" calcext:value-type="float">
            <text:p>-2.9</text:p>
          </table:table-cell>
          <table:table-cell office:value-type="float" office:value="0.5481303" calcext:value-type="float">
            <text:p>0.5481303</text:p>
          </table:table-cell>
          <table:table-cell office:value-type="float" office:value="0.4215487" calcext:value-type="float">
            <text:p>0.4215487</text:p>
          </table:table-cell>
          <table:table-cell office:value-type="float" office:value="501.444" calcext:value-type="float">
            <text:p>501.444</text:p>
          </table:table-cell>
          <table:table-cell office:value-type="float" office:value="0" calcext:value-type="float">
            <text:p>0</text:p>
          </table:table-cell>
          <table:table-cell office:value-type="float" office:value="0.9388428" calcext:value-type="float">
            <text:p>0.9388428</text:p>
          </table:table-cell>
          <table:table-cell office:value-type="float" office:value="0.9038391" calcext:value-type="float">
            <text:p>0.9038391</text:p>
          </table:table-cell>
          <table:table-cell office:value-type="float" office:value="1.036346" calcext:value-type="float">
            <text:p>1.036346</text:p>
          </table:table-cell>
          <table:table-cell office:value-type="float" office:value="1.003693" calcext:value-type="float">
            <text:p>1.003693</text:p>
          </table:table-cell>
          <table:table-cell office:value-type="float" office:value="1.087982" calcext:value-type="float">
            <text:p>1.087982</text:p>
          </table:table-cell>
          <table:table-cell office:value-type="float" office:value="1.052979" calcext:value-type="float">
            <text:p>1.052979</text:p>
          </table:table-cell>
          <table:table-cell office:value-type="float" office:value="1.153381" calcext:value-type="float">
            <text:p>1.153381</text:p>
          </table:table-cell>
          <table:table-cell office:value-type="float" office:value="1.116608" calcext:value-type="float">
            <text:p>1.116608</text:p>
          </table:table-cell>
          <table:table-cell office:value-type="float" office:value="1.221527" calcext:value-type="float">
            <text:p>1.221527</text:p>
          </table:table-cell>
          <table:table-cell office:value-type="float" office:value="1.184052" calcext:value-type="float">
            <text:p>1.184052</text:p>
          </table:table-cell>
          <table:table-cell office:value-type="float" office:value="1.292023" calcext:value-type="float">
            <text:p>1.292023</text:p>
          </table:table-cell>
          <table:table-cell office:value-type="float" office:value="1.254639" calcext:value-type="float">
            <text:p>1.25463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4" calcext:value-type="float">
            <text:p>22022004</text:p>
          </table:table-cell>
          <table:table-cell office:value-type="float" office:value="14.26805" calcext:value-type="float">
            <text:p>14.26805</text:p>
          </table:table-cell>
          <table:table-cell office:value-type="float" office:value="2.7" calcext:value-type="float">
            <text:p>2.7</text:p>
          </table:table-cell>
          <table:table-cell office:value-type="float" office:value="-6.5" calcext:value-type="float">
            <text:p>-6.5</text:p>
          </table:table-cell>
          <table:table-cell office:value-type="float" office:value="0.4541811" calcext:value-type="float">
            <text:p>0.4541811</text:p>
          </table:table-cell>
          <table:table-cell office:value-type="float" office:value="0.3413405" calcext:value-type="float">
            <text:p>0.3413405</text:p>
          </table:table-cell>
          <table:table-cell office:value-type="float" office:value="180.72" calcext:value-type="float">
            <text:p>180.72</text:p>
          </table:table-cell>
          <table:table-cell office:value-type="float" office:value="0" calcext:value-type="float">
            <text:p>0</text:p>
          </table:table-cell>
          <table:table-cell office:value-type="float" office:value="0.9546509" calcext:value-type="float">
            <text:p>0.9546509</text:p>
          </table:table-cell>
          <table:table-cell office:value-type="float" office:value="0.9223633" calcext:value-type="float">
            <text:p>0.9223633</text:p>
          </table:table-cell>
          <table:table-cell office:value-type="float" office:value="1.056824" calcext:value-type="float">
            <text:p>1.056824</text:p>
          </table:table-cell>
          <table:table-cell office:value-type="float" office:value="1.036835" calcext:value-type="float">
            <text:p>1.036835</text:p>
          </table:table-cell>
          <table:table-cell office:value-type="float" office:value="1.110596" calcext:value-type="float">
            <text:p>1.110596</text:p>
          </table:table-cell>
          <table:table-cell office:value-type="float" office:value="1.08847" calcext:value-type="float">
            <text:p>1.08847</text:p>
          </table:table-cell>
          <table:table-cell office:value-type="float" office:value="1.177887" calcext:value-type="float">
            <text:p>1.177887</text:p>
          </table:table-cell>
          <table:table-cell office:value-type="float" office:value="1.153778" calcext:value-type="float">
            <text:p>1.153778</text:p>
          </table:table-cell>
          <table:table-cell office:value-type="float" office:value="1.247284" calcext:value-type="float">
            <text:p>1.247284</text:p>
          </table:table-cell>
          <table:table-cell office:value-type="float" office:value="1.221954" calcext:value-type="float">
            <text:p>1.221954</text:p>
          </table:table-cell>
          <table:table-cell office:value-type="float" office:value="1.318359" calcext:value-type="float">
            <text:p>1.318359</text:p>
          </table:table-cell>
          <table:table-cell office:value-type="float" office:value="1.292389" calcext:value-type="float">
            <text:p>1.29238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4" calcext:value-type="float">
            <text:p>23022004</text:p>
          </table:table-cell>
          <table:table-cell office:value-type="float" office:value="12.00066" calcext:value-type="float">
            <text:p>12.00066</text:p>
          </table:table-cell>
          <table:table-cell office:value-type="float" office:value="2.4" calcext:value-type="float">
            <text:p>2.4</text:p>
          </table:table-cell>
          <table:table-cell office:value-type="float" office:value="-8.2" calcext:value-type="float">
            <text:p>-8.2</text:p>
          </table:table-cell>
          <table:table-cell office:value-type="float" office:value="0.5770609" calcext:value-type="float">
            <text:p>0.5770609</text:p>
          </table:table-cell>
          <table:table-cell office:value-type="float" office:value="0.3281709" calcext:value-type="float">
            <text:p>0.3281709</text:p>
          </table:table-cell>
          <table:table-cell office:value-type="float" office:value="226.548" calcext:value-type="float">
            <text:p>226.548</text:p>
          </table:table-cell>
          <table:table-cell office:value-type="float" office:value="0" calcext:value-type="float">
            <text:p>0</text:p>
          </table:table-cell>
          <table:table-cell office:value-type="float" office:value="0.964325" calcext:value-type="float">
            <text:p>0.964325</text:p>
          </table:table-cell>
          <table:table-cell office:value-type="float" office:value="0.9275513" calcext:value-type="float">
            <text:p>0.9275513</text:p>
          </table:table-cell>
          <table:table-cell office:value-type="float" office:value="1.069672" calcext:value-type="float">
            <text:p>1.069672</text:p>
          </table:table-cell>
          <table:table-cell office:value-type="float" office:value="1.049927" calcext:value-type="float">
            <text:p>1.049927</text:p>
          </table:table-cell>
          <table:table-cell office:value-type="float" office:value="1.125214" calcext:value-type="float">
            <text:p>1.125214</text:p>
          </table:table-cell>
          <table:table-cell office:value-type="float" office:value="1.110962" calcext:value-type="float">
            <text:p>1.110962</text:p>
          </table:table-cell>
          <table:table-cell office:value-type="float" office:value="1.193115" calcext:value-type="float">
            <text:p>1.193115</text:p>
          </table:table-cell>
          <table:table-cell office:value-type="float" office:value="1.178223" calcext:value-type="float">
            <text:p>1.178223</text:p>
          </table:table-cell>
          <table:table-cell office:value-type="float" office:value="1.263367" calcext:value-type="float">
            <text:p>1.263367</text:p>
          </table:table-cell>
          <table:table-cell office:value-type="float" office:value="1.247589" calcext:value-type="float">
            <text:p>1.247589</text:p>
          </table:table-cell>
          <table:table-cell office:value-type="float" office:value="1.33551" calcext:value-type="float">
            <text:p>1.33551</text:p>
          </table:table-cell>
          <table:table-cell office:value-type="float" office:value="1.318573" calcext:value-type="float">
            <text:p>1.3185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4" calcext:value-type="float">
            <text:p>24022004</text:p>
          </table:table-cell>
          <table:table-cell office:value-type="float" office:value="6.182676" calcext:value-type="float">
            <text:p>6.182676</text:p>
          </table:table-cell>
          <table:table-cell office:value-type="float" office:value="4.1" calcext:value-type="float">
            <text:p>4.1</text:p>
          </table:table-cell>
          <table:table-cell office:value-type="float" office:value="-0.1" calcext:value-type="float">
            <text:p>-0.1</text:p>
          </table:table-cell>
          <table:table-cell office:value-type="float" office:value="0.624345" calcext:value-type="float">
            <text:p>0.624345</text:p>
          </table:table-cell>
          <table:table-cell office:value-type="float" office:value="0.4700329" calcext:value-type="float">
            <text:p>0.4700329</text:p>
          </table:table-cell>
          <table:table-cell office:value-type="float" office:value="252.612" calcext:value-type="float">
            <text:p>252.612</text:p>
          </table:table-cell>
          <table:table-cell office:value-type="float" office:value="0" calcext:value-type="float">
            <text:p>0</text:p>
          </table:table-cell>
          <table:table-cell office:value-type="float" office:value="0.9695435" calcext:value-type="float">
            <text:p>0.9695435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1.078857" calcext:value-type="float">
            <text:p>1.078857</text:p>
          </table:table-cell>
          <table:table-cell office:value-type="float" office:value="1.068054" calcext:value-type="float">
            <text:p>1.068054</text:p>
          </table:table-cell>
          <table:table-cell office:value-type="float" office:value="1.136383" calcext:value-type="float">
            <text:p>1.136383</text:p>
          </table:table-cell>
          <table:table-cell office:value-type="float" office:value="1.123627" calcext:value-type="float">
            <text:p>1.123627</text:p>
          </table:table-cell>
          <table:table-cell office:value-type="float" office:value="1.206421" calcext:value-type="float">
            <text:p>1.206421</text:p>
          </table:table-cell>
          <table:table-cell office:value-type="float" office:value="1.192688" calcext:value-type="float">
            <text:p>1.192688</text:p>
          </table:table-cell>
          <table:table-cell office:value-type="float" office:value="1.27774" calcext:value-type="float">
            <text:p>1.27774</text:p>
          </table:table-cell>
          <table:table-cell office:value-type="float" office:value="1.26358" calcext:value-type="float">
            <text:p>1.26358</text:p>
          </table:table-cell>
          <table:table-cell office:value-type="float" office:value="1.349884" calcext:value-type="float">
            <text:p>1.349884</text:p>
          </table:table-cell>
          <table:table-cell office:value-type="float" office:value="1.335693" calcext:value-type="float">
            <text:p>1.33569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4" calcext:value-type="float">
            <text:p>25022004</text:p>
          </table:table-cell>
          <table:table-cell office:value-type="float" office:value="9.788291" calcext:value-type="float">
            <text:p>9.788291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688069" calcext:value-type="float">
            <text:p>0.688069</text:p>
          </table:table-cell>
          <table:table-cell office:value-type="float" office:value="0.4892847" calcext:value-type="float">
            <text:p>0.4892847</text:p>
          </table:table-cell>
          <table:table-cell office:value-type="float" office:value="500.976" calcext:value-type="float">
            <text:p>500.976</text:p>
          </table:table-cell>
          <table:table-cell office:value-type="float" office:value="4.4" calcext:value-type="float">
            <text:p>4.4</text:p>
          </table:table-cell>
          <table:table-cell office:value-type="float" office:value="0.9716492" calcext:value-type="float">
            <text:p>0.9716492</text:p>
          </table:table-cell>
          <table:table-cell office:value-type="float" office:value="0.8538208" calcext:value-type="float">
            <text:p>0.8538208</text:p>
          </table:table-cell>
          <table:table-cell office:value-type="float" office:value="1.08197" calcext:value-type="float">
            <text:p>1.08197</text:p>
          </table:table-cell>
          <table:table-cell office:value-type="float" office:value="0.9974976" calcext:value-type="float">
            <text:p>0.9974976</text:p>
          </table:table-cell>
          <table:table-cell office:value-type="float" office:value="1.139801" calcext:value-type="float">
            <text:p>1.139801</text:p>
          </table:table-cell>
          <table:table-cell office:value-type="float" office:value="1.068878" calcext:value-type="float">
            <text:p>1.068878</text:p>
          </table:table-cell>
          <table:table-cell office:value-type="float" office:value="1.210205" calcext:value-type="float">
            <text:p>1.210205</text:p>
          </table:table-cell>
          <table:table-cell office:value-type="float" office:value="1.160034" calcext:value-type="float">
            <text:p>1.160034</text:p>
          </table:table-cell>
          <table:table-cell office:value-type="float" office:value="1.281677" calcext:value-type="float">
            <text:p>1.281677</text:p>
          </table:table-cell>
          <table:table-cell office:value-type="float" office:value="1.246033" calcext:value-type="float">
            <text:p>1.246033</text:p>
          </table:table-cell>
          <table:table-cell office:value-type="float" office:value="1.354248" calcext:value-type="float">
            <text:p>1.354248</text:p>
          </table:table-cell>
          <table:table-cell office:value-type="float" office:value="1.328339" calcext:value-type="float">
            <text:p>1.32833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4" calcext:value-type="float">
            <text:p>26022004</text:p>
          </table:table-cell>
          <table:table-cell office:value-type="float" office:value="13.65167" calcext:value-type="float">
            <text:p>13.65167</text:p>
          </table:table-cell>
          <table:table-cell office:value-type="float" office:value="4.8" calcext:value-type="float">
            <text:p>4.8</text:p>
          </table:table-cell>
          <table:table-cell office:value-type="float" office:value="-0.6" calcext:value-type="float">
            <text:p>-0.6</text:p>
          </table:table-cell>
          <table:table-cell office:value-type="float" office:value="0.5804263" calcext:value-type="float">
            <text:p>0.5804263</text:p>
          </table:table-cell>
          <table:table-cell office:value-type="float" office:value="0.4331676" calcext:value-type="float">
            <text:p>0.4331676</text:p>
          </table:table-cell>
          <table:table-cell office:value-type="float" office:value="450.504" calcext:value-type="float">
            <text:p>450.504</text:p>
          </table:table-cell>
          <table:table-cell office:value-type="float" office:value="0" calcext:value-type="float">
            <text:p>0</text:p>
          </table:table-cell>
          <table:table-cell office:value-type="float" office:value="0.9474792" calcext:value-type="float">
            <text:p>0.9474792</text:p>
          </table:table-cell>
          <table:table-cell office:value-type="float" office:value="0.8893738" calcext:value-type="float">
            <text:p>0.8893738</text:p>
          </table:table-cell>
          <table:table-cell office:value-type="float" office:value="1.056641" calcext:value-type="float">
            <text:p>1.056641</text:p>
          </table:table-cell>
          <table:table-cell office:value-type="float" office:value="1.018097" calcext:value-type="float">
            <text:p>1.018097</text:p>
          </table:table-cell>
          <table:table-cell office:value-type="float" office:value="1.114166" calcext:value-type="float">
            <text:p>1.114166</text:p>
          </table:table-cell>
          <table:table-cell office:value-type="float" office:value="1.08374" calcext:value-type="float">
            <text:p>1.08374</text:p>
          </table:table-cell>
          <table:table-cell office:value-type="float" office:value="1.186401" calcext:value-type="float">
            <text:p>1.186401</text:p>
          </table:table-cell>
          <table:table-cell office:value-type="float" office:value="1.166016" calcext:value-type="float">
            <text:p>1.166016</text:p>
          </table:table-cell>
          <table:table-cell office:value-type="float" office:value="1.260498" calcext:value-type="float">
            <text:p>1.260498</text:p>
          </table:table-cell>
          <table:table-cell office:value-type="float" office:value="1.24707" calcext:value-type="float">
            <text:p>1.24707</text:p>
          </table:table-cell>
          <table:table-cell office:value-type="float" office:value="1.335999" calcext:value-type="float">
            <text:p>1.335999</text:p>
          </table:table-cell>
          <table:table-cell office:value-type="float" office:value="1.326843" calcext:value-type="float">
            <text:p>1.32684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4" calcext:value-type="float">
            <text:p>27022004</text:p>
          </table:table-cell>
          <table:table-cell office:value-type="float" office:value="14.63407" calcext:value-type="float">
            <text:p>14.63407</text:p>
          </table:table-cell>
          <table:table-cell office:value-type="float" office:value="4.1" calcext:value-type="float">
            <text:p>4.1</text:p>
          </table:table-cell>
          <table:table-cell office:value-type="float" office:value="-2.7" calcext:value-type="float">
            <text:p>-2.7</text:p>
          </table:table-cell>
          <table:table-cell office:value-type="float" office:value="0.5273544" calcext:value-type="float">
            <text:p>0.5273544</text:p>
          </table:table-cell>
          <table:table-cell office:value-type="float" office:value="0.3490417" calcext:value-type="float">
            <text:p>0.3490417</text:p>
          </table:table-cell>
          <table:table-cell office:value-type="float" office:value="231.768" calcext:value-type="float">
            <text:p>231.768</text:p>
          </table:table-cell>
          <table:table-cell office:value-type="float" office:value="0" calcext:value-type="float">
            <text:p>0</text:p>
          </table:table-cell>
          <table:table-cell office:value-type="float" office:value="0.9377441" calcext:value-type="float">
            <text:p>0.9377441</text:p>
          </table:table-cell>
          <table:table-cell office:value-type="float" office:value="0.8931274" calcext:value-type="float">
            <text:p>0.8931274</text:p>
          </table:table-cell>
          <table:table-cell office:value-type="float" office:value="1.050903" calcext:value-type="float">
            <text:p>1.050903</text:p>
          </table:table-cell>
          <table:table-cell office:value-type="float" office:value="1.023438" calcext:value-type="float">
            <text:p>1.023438</text:p>
          </table:table-cell>
          <table:table-cell office:value-type="float" office:value="1.110382" calcext:value-type="float">
            <text:p>1.110382</text:p>
          </table:table-cell>
          <table:table-cell office:value-type="float" office:value="1.08963" calcext:value-type="float">
            <text:p>1.08963</text:p>
          </table:table-cell>
          <table:table-cell office:value-type="float" office:value="1.183838" calcext:value-type="float">
            <text:p>1.183838</text:p>
          </table:table-cell>
          <table:table-cell office:value-type="float" office:value="1.170715" calcext:value-type="float">
            <text:p>1.170715</text:p>
          </table:table-cell>
          <table:table-cell office:value-type="float" office:value="1.258392" calcext:value-type="float">
            <text:p>1.258392</text:p>
          </table:table-cell>
          <table:table-cell office:value-type="float" office:value="1.249481" calcext:value-type="float">
            <text:p>1.249481</text:p>
          </table:table-cell>
          <table:table-cell office:value-type="float" office:value="1.333893" calcext:value-type="float">
            <text:p>1.333893</text:p>
          </table:table-cell>
          <table:table-cell office:value-type="float" office:value="1.327271" calcext:value-type="float">
            <text:p>1.32727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4" calcext:value-type="float">
            <text:p>28022004</text:p>
          </table:table-cell>
          <table:table-cell office:value-type="float" office:value="12.78051" calcext:value-type="float">
            <text:p>12.78051</text:p>
          </table:table-cell>
          <table:table-cell office:value-type="float" office:value="5.2" calcext:value-type="float">
            <text:p>5.2</text:p>
          </table:table-cell>
          <table:table-cell office:value-type="float" office:value="-0.8" calcext:value-type="float">
            <text:p>-0.8</text:p>
          </table:table-cell>
          <table:table-cell office:value-type="float" office:value="0.7428427" calcext:value-type="float">
            <text:p>0.7428427</text:p>
          </table:table-cell>
          <table:table-cell office:value-type="float" office:value="0.5423123" calcext:value-type="float">
            <text:p>0.5423123</text:p>
          </table:table-cell>
          <table:table-cell office:value-type="float" office:value="252.936" calcext:value-type="float">
            <text:p>252.936</text:p>
          </table:table-cell>
          <table:table-cell office:value-type="float" office:value="0" calcext:value-type="float">
            <text:p>0</text:p>
          </table:table-cell>
          <table:table-cell office:value-type="float" office:value="0.9292603" calcext:value-type="float">
            <text:p>0.9292603</text:p>
          </table:table-cell>
          <table:table-cell office:value-type="float" office:value="0.8690796" calcext:value-type="float">
            <text:p>0.8690796</text:p>
          </table:table-cell>
          <table:table-cell office:value-type="float" office:value="1.045441" calcext:value-type="float">
            <text:p>1.045441</text:p>
          </table:table-cell>
          <table:table-cell office:value-type="float" office:value="1.002777" calcext:value-type="float">
            <text:p>1.002777</text:p>
          </table:table-cell>
          <table:table-cell office:value-type="float" office:value="1.106415" calcext:value-type="float">
            <text:p>1.106415</text:p>
          </table:table-cell>
          <table:table-cell office:value-type="float" office:value="1.070465" calcext:value-type="float">
            <text:p>1.070465</text:p>
          </table:table-cell>
          <table:table-cell office:value-type="float" office:value="1.180969" calcext:value-type="float">
            <text:p>1.180969</text:p>
          </table:table-cell>
          <table:table-cell office:value-type="float" office:value="1.155212" calcext:value-type="float">
            <text:p>1.155212</text:p>
          </table:table-cell>
          <table:table-cell office:value-type="float" office:value="1.256409" calcext:value-type="float">
            <text:p>1.256409</text:p>
          </table:table-cell>
          <table:table-cell office:value-type="float" office:value="1.237885" calcext:value-type="float">
            <text:p>1.237885</text:p>
          </table:table-cell>
          <table:table-cell office:value-type="float" office:value="1.332367" calcext:value-type="float">
            <text:p>1.332367</text:p>
          </table:table-cell>
          <table:table-cell office:value-type="float" office:value="1.318481" calcext:value-type="float">
            <text:p>1.31848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022004" calcext:value-type="float">
            <text:p>29022004</text:p>
          </table:table-cell>
          <table:table-cell office:value-type="float" office:value="2.531088" calcext:value-type="float">
            <text:p>2.531088</text:p>
          </table:table-cell>
          <table:table-cell office:value-type="float" office:value="2.6" calcext:value-type="float">
            <text:p>2.6</text:p>
          </table:table-cell>
          <table:table-cell office:value-type="float" office:value="1.1" calcext:value-type="float">
            <text:p>1.1</text:p>
          </table:table-cell>
          <table:table-cell office:value-type="float" office:value="0.7247819" calcext:value-type="float">
            <text:p>0.7247819</text:p>
          </table:table-cell>
          <table:table-cell office:value-type="float" office:value="0.6516815" calcext:value-type="float">
            <text:p>0.6516815</text:p>
          </table:table-cell>
          <table:table-cell office:value-type="float" office:value="283.212" calcext:value-type="float">
            <text:p>283.212</text:p>
          </table:table-cell>
          <table:table-cell office:value-type="float" office:value="5.3" calcext:value-type="float">
            <text:p>5.3</text:p>
          </table:table-cell>
          <table:table-cell office:value-type="float" office:value="0.9098511" calcext:value-type="float">
            <text:p>0.9098511</text:p>
          </table:table-cell>
          <table:table-cell office:value-type="float" office:value="0.8399353" calcext:value-type="float">
            <text:p>0.8399353</text:p>
          </table:table-cell>
          <table:table-cell office:value-type="float" office:value="1.027405" calcext:value-type="float">
            <text:p>1.027405</text:p>
          </table:table-cell>
          <table:table-cell office:value-type="float" office:value="0.9830017" calcext:value-type="float">
            <text:p>0.9830017</text:p>
          </table:table-cell>
          <table:table-cell office:value-type="float" office:value="1.089142" calcext:value-type="float">
            <text:p>1.089142</text:p>
          </table:table-cell>
          <table:table-cell office:value-type="float" office:value="1.05481" calcext:value-type="float">
            <text:p>1.05481</text:p>
          </table:table-cell>
          <table:table-cell office:value-type="float" office:value="1.165253" calcext:value-type="float">
            <text:p>1.165253</text:p>
          </table:table-cell>
          <table:table-cell office:value-type="float" office:value="1.141937" calcext:value-type="float">
            <text:p>1.141937</text:p>
          </table:table-cell>
          <table:table-cell office:value-type="float" office:value="1.24234" calcext:value-type="float">
            <text:p>1.24234</text:p>
          </table:table-cell>
          <table:table-cell office:value-type="float" office:value="1.225525" calcext:value-type="float">
            <text:p>1.225525</text:p>
          </table:table-cell>
          <table:table-cell office:value-type="float" office:value="1.320038" calcext:value-type="float">
            <text:p>1.320038</text:p>
          </table:table-cell>
          <table:table-cell office:value-type="float" office:value="1.307129" calcext:value-type="float">
            <text:p>1.3071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32004" calcext:value-type="float">
            <text:p>1032004</text:p>
          </table:table-cell>
          <table:table-cell office:value-type="float" office:value="6.915204" calcext:value-type="float">
            <text:p>6.915204</text:p>
          </table:table-cell>
          <table:table-cell office:value-type="float" office:value="4.3" calcext:value-type="float">
            <text:p>4.3</text:p>
          </table:table-cell>
          <table:table-cell office:value-type="float" office:value="0.4" calcext:value-type="float">
            <text:p>0.4</text:p>
          </table:table-cell>
          <table:table-cell office:value-type="float" office:value="0.7365718" calcext:value-type="float">
            <text:p>0.7365718</text:p>
          </table:table-cell>
          <table:table-cell office:value-type="float" office:value="0.6198902" calcext:value-type="float">
            <text:p>0.6198902</text:p>
          </table:table-cell>
          <table:table-cell office:value-type="float" office:value="238.896" calcext:value-type="float">
            <text:p>238.896</text:p>
          </table:table-cell>
          <table:table-cell office:value-type="float" office:value="1" calcext:value-type="float">
            <text:p>1</text:p>
          </table:table-cell>
          <table:table-cell office:value-type="float" office:value="0.8971863" calcext:value-type="float">
            <text:p>0.8971863</text:p>
          </table:table-cell>
          <table:table-cell office:value-type="float" office:value="0.8493042" calcext:value-type="float">
            <text:p>0.8493042</text:p>
          </table:table-cell>
          <table:table-cell office:value-type="float" office:value="1.014587" calcext:value-type="float">
            <text:p>1.014587</text:p>
          </table:table-cell>
          <table:table-cell office:value-type="float" office:value="0.98349" calcext:value-type="float">
            <text:p>0.98349</text:p>
          </table:table-cell>
          <table:table-cell office:value-type="float" office:value="1.076294" calcext:value-type="float">
            <text:p>1.076294</text:p>
          </table:table-cell>
          <table:table-cell office:value-type="float" office:value="1.051697" calcext:value-type="float">
            <text:p>1.051697</text:p>
          </table:table-cell>
          <table:table-cell office:value-type="float" office:value="1.15274" calcext:value-type="float">
            <text:p>1.15274</text:p>
          </table:table-cell>
          <table:table-cell office:value-type="float" office:value="1.135529" calcext:value-type="float">
            <text:p>1.135529</text:p>
          </table:table-cell>
          <table:table-cell office:value-type="float" office:value="1.230347" calcext:value-type="float">
            <text:p>1.230347</text:p>
          </table:table-cell>
          <table:table-cell office:value-type="float" office:value="1.218048" calcext:value-type="float">
            <text:p>1.218048</text:p>
          </table:table-cell>
          <table:table-cell office:value-type="float" office:value="1.308533" calcext:value-type="float">
            <text:p>1.308533</text:p>
          </table:table-cell>
          <table:table-cell office:value-type="float" office:value="1.299042" calcext:value-type="float">
            <text:p>1.29904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32004" calcext:value-type="float">
            <text:p>2032004</text:p>
          </table:table-cell>
          <table:table-cell office:value-type="float" office:value="7.958808" calcext:value-type="float">
            <text:p>7.958808</text:p>
          </table:table-cell>
          <table:table-cell office:value-type="float" office:value="2.8" calcext:value-type="float">
            <text:p>2.8</text:p>
          </table:table-cell>
          <table:table-cell office:value-type="float" office:value="-1.8" calcext:value-type="float">
            <text:p>-1.8</text:p>
          </table:table-cell>
          <table:table-cell office:value-type="float" office:value="0.7028698" calcext:value-type="float">
            <text:p>0.7028698</text:p>
          </table:table-cell>
          <table:table-cell office:value-type="float" office:value="0.5288378" calcext:value-type="float">
            <text:p>0.5288378</text:p>
          </table:table-cell>
          <table:table-cell office:value-type="float" office:value="132.912" calcext:value-type="float">
            <text:p>132.912</text:p>
          </table:table-cell>
          <table:table-cell office:value-type="float" office:value="0.3" calcext:value-type="float">
            <text:p>0.3</text:p>
          </table:table-cell>
          <table:table-cell office:value-type="float" office:value="0.8843994" calcext:value-type="float">
            <text:p>0.8843994</text:p>
          </table:table-cell>
          <table:table-cell office:value-type="float" office:value="0.8447266" calcext:value-type="float">
            <text:p>0.8447266</text:p>
          </table:table-cell>
          <table:table-cell office:value-type="float" office:value="1.004425" calcext:value-type="float">
            <text:p>1.004425</text:p>
          </table:table-cell>
          <table:table-cell office:value-type="float" office:value="0.976593" calcext:value-type="float">
            <text:p>0.976593</text:p>
          </table:table-cell>
          <table:table-cell office:value-type="float" office:value="1.067505" calcext:value-type="float">
            <text:p>1.067505</text:p>
          </table:table-cell>
          <table:table-cell office:value-type="float" office:value="1.045166" calcext:value-type="float">
            <text:p>1.045166</text:p>
          </table:table-cell>
          <table:table-cell office:value-type="float" office:value="1.144653" calcext:value-type="float">
            <text:p>1.144653</text:p>
          </table:table-cell>
          <table:table-cell office:value-type="float" office:value="1.129303" calcext:value-type="float">
            <text:p>1.129303</text:p>
          </table:table-cell>
          <table:table-cell office:value-type="float" office:value="1.222473" calcext:value-type="float">
            <text:p>1.222473</text:p>
          </table:table-cell>
          <table:table-cell office:value-type="float" office:value="1.211395" calcext:value-type="float">
            <text:p>1.211395</text:p>
          </table:table-cell>
          <table:table-cell office:value-type="float" office:value="1.300629" calcext:value-type="float">
            <text:p>1.300629</text:p>
          </table:table-cell>
          <table:table-cell office:value-type="float" office:value="1.292084" calcext:value-type="float">
            <text:p>1.2920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32004" calcext:value-type="float">
            <text:p>3032004</text:p>
          </table:table-cell>
          <table:table-cell office:value-type="float" office:value="7.935012" calcext:value-type="float">
            <text:p>7.935012</text:p>
          </table:table-cell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float" office:value="0.7488053" calcext:value-type="float">
            <text:p>0.7488053</text:p>
          </table:table-cell>
          <table:table-cell office:value-type="float" office:value="0.6066979" calcext:value-type="float">
            <text:p>0.6066979</text:p>
          </table:table-cell>
          <table:table-cell office:value-type="float" office:value="117.036" calcext:value-type="float">
            <text:p>117.036</text:p>
          </table:table-cell>
          <table:table-cell office:value-type="float" office:value="1.8" calcext:value-type="float">
            <text:p>1.8</text:p>
          </table:table-cell>
          <table:table-cell office:value-type="float" office:value="0.8710022" calcext:value-type="float">
            <text:p>0.8710022</text:p>
          </table:table-cell>
          <table:table-cell office:value-type="float" office:value="0.8069763" calcext:value-type="float">
            <text:p>0.8069763</text:p>
          </table:table-cell>
          <table:table-cell office:value-type="float" office:value="0.9927979" calcext:value-type="float">
            <text:p>0.9927979</text:p>
          </table:table-cell>
          <table:table-cell office:value-type="float" office:value="0.9492493" calcext:value-type="float">
            <text:p>0.9492493</text:p>
          </table:table-cell>
          <table:table-cell office:value-type="float" office:value="1.056793" calcext:value-type="float">
            <text:p>1.056793</text:p>
          </table:table-cell>
          <table:table-cell office:value-type="float" office:value="1.020966" calcext:value-type="float">
            <text:p>1.020966</text:p>
          </table:table-cell>
          <table:table-cell office:value-type="float" office:value="1.134857" calcext:value-type="float">
            <text:p>1.134857</text:p>
          </table:table-cell>
          <table:table-cell office:value-type="float" office:value="1.109253" calcext:value-type="float">
            <text:p>1.109253</text:p>
          </table:table-cell>
          <table:table-cell office:value-type="float" office:value="1.213379" calcext:value-type="float">
            <text:p>1.213379</text:p>
          </table:table-cell>
          <table:table-cell office:value-type="float" office:value="1.194214" calcext:value-type="float">
            <text:p>1.194214</text:p>
          </table:table-cell>
          <table:table-cell office:value-type="float" office:value="1.292145" calcext:value-type="float">
            <text:p>1.292145</text:p>
          </table:table-cell>
          <table:table-cell office:value-type="float" office:value="1.276794" calcext:value-type="float">
            <text:p>1.2767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32004" calcext:value-type="float">
            <text:p>4032004</text:p>
          </table:table-cell>
          <table:table-cell office:value-type="float" office:value="4.902294" calcext:value-type="float">
            <text:p>4.902294</text:p>
          </table:table-cell>
          <table:table-cell office:value-type="float" office:value="1.3" calcext:value-type="float">
            <text:p>1.3</text:p>
          </table:table-cell>
          <table:table-cell office:value-type="float" office:value="-0.5" calcext:value-type="float">
            <text:p>-0.5</text:p>
          </table:table-cell>
          <table:table-cell office:value-type="float" office:value="0.615464" calcext:value-type="float">
            <text:p>0.615464</text:p>
          </table:table-cell>
          <table:table-cell office:value-type="float" office:value="0.4473793" calcext:value-type="float">
            <text:p>0.4473793</text:p>
          </table:table-cell>
          <table:table-cell office:value-type="float" office:value="265.464" calcext:value-type="float">
            <text:p>265.464</text:p>
          </table:table-cell>
          <table:table-cell office:value-type="float" office:value="0.6" calcext:value-type="float">
            <text:p>0.6</text:p>
          </table:table-cell>
          <table:table-cell office:value-type="float" office:value="0.8515015" calcext:value-type="float">
            <text:p>0.8515015</text:p>
          </table:table-cell>
          <table:table-cell office:value-type="float" office:value="0.8391724" calcext:value-type="float">
            <text:p>0.8391724</text:p>
          </table:table-cell>
          <table:table-cell office:value-type="float" office:value="0.9745483" calcext:value-type="float">
            <text:p>0.9745483</text:p>
          </table:table-cell>
          <table:table-cell office:value-type="float" office:value="0.9664917" calcext:value-type="float">
            <text:p>0.9664917</text:p>
          </table:table-cell>
          <table:table-cell office:value-type="float" office:value="1.038879" calcext:value-type="float">
            <text:p>1.038879</text:p>
          </table:table-cell>
          <table:table-cell office:value-type="float" office:value="1.033051" calcext:value-type="float">
            <text:p>1.033051</text:p>
          </table:table-cell>
          <table:table-cell office:value-type="float" office:value="1.117615" calcext:value-type="float">
            <text:p>1.117615</text:p>
          </table:table-cell>
          <table:table-cell office:value-type="float" office:value="1.113159" calcext:value-type="float">
            <text:p>1.113159</text:p>
          </table:table-cell>
          <table:table-cell office:value-type="float" office:value="1.19696" calcext:value-type="float">
            <text:p>1.19696</text:p>
          </table:table-cell>
          <table:table-cell office:value-type="float" office:value="1.194183" calcext:value-type="float">
            <text:p>1.194183</text:p>
          </table:table-cell>
          <table:table-cell office:value-type="float" office:value="1.276703" calcext:value-type="float">
            <text:p>1.276703</text:p>
          </table:table-cell>
          <table:table-cell office:value-type="float" office:value="1.273987" calcext:value-type="float">
            <text:p>1.27398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32004" calcext:value-type="float">
            <text:p>5032004</text:p>
          </table:table-cell>
          <table:table-cell office:value-type="float" office:value="16.45353" calcext:value-type="float">
            <text:p>16.45353</text:p>
          </table:table-cell>
          <table:table-cell office:value-type="float" office:value="2.3" calcext:value-type="float">
            <text:p>2.3</text:p>
          </table:table-cell>
          <table:table-cell office:value-type="float" office:value="-5.1" calcext:value-type="float">
            <text:p>-5.1</text:p>
          </table:table-cell>
          <table:table-cell office:value-type="float" office:value="0.4675968" calcext:value-type="float">
            <text:p>0.4675968</text:p>
          </table:table-cell>
          <table:table-cell office:value-type="float" office:value="0.356542" calcext:value-type="float">
            <text:p>0.356542</text:p>
          </table:table-cell>
          <table:table-cell office:value-type="float" office:value="163.08" calcext:value-type="float">
            <text:p>163.08</text:p>
          </table:table-cell>
          <table:table-cell office:value-type="float" office:value="0" calcext:value-type="float">
            <text:p>0</text:p>
          </table:table-cell>
          <table:table-cell office:value-type="float" office:value="0.8464966" calcext:value-type="float">
            <text:p>0.8464966</text:p>
          </table:table-cell>
          <table:table-cell office:value-type="float" office:value="0.7945251" calcext:value-type="float">
            <text:p>0.7945251</text:p>
          </table:table-cell>
          <table:table-cell office:value-type="float" office:value="0.9707642" calcext:value-type="float">
            <text:p>0.9707642</text:p>
          </table:table-cell>
          <table:table-cell office:value-type="float" office:value="0.9351196" calcext:value-type="float">
            <text:p>0.9351196</text:p>
          </table:table-cell>
          <table:table-cell office:value-type="float" office:value="1.036011" calcext:value-type="float">
            <text:p>1.036011</text:p>
          </table:table-cell>
          <table:table-cell office:value-type="float" office:value="1.006958" calcext:value-type="float">
            <text:p>1.006958</text:p>
          </table:table-cell>
          <table:table-cell office:value-type="float" office:value="1.11499" calcext:value-type="float">
            <text:p>1.11499</text:p>
          </table:table-cell>
          <table:table-cell office:value-type="float" office:value="1.094391" calcext:value-type="float">
            <text:p>1.094391</text:p>
          </table:table-cell>
          <table:table-cell office:value-type="float" office:value="1.194275" calcext:value-type="float">
            <text:p>1.194275</text:p>
          </table:table-cell>
          <table:table-cell office:value-type="float" office:value="1.177826" calcext:value-type="float">
            <text:p>1.177826</text:p>
          </table:table-cell>
          <table:table-cell office:value-type="float" office:value="1.273926" calcext:value-type="float">
            <text:p>1.273926</text:p>
          </table:table-cell>
          <table:table-cell office:value-type="float" office:value="1.259979" calcext:value-type="float">
            <text:p>1.25997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32004" calcext:value-type="float">
            <text:p>6032004</text:p>
          </table:table-cell>
          <table:table-cell office:value-type="float" office:value="8.679817" calcext:value-type="float">
            <text:p>8.679817</text:p>
          </table:table-cell>
          <table:table-cell office:value-type="float" office:value="1.9" calcext:value-type="float">
            <text:p>1.9</text:p>
          </table:table-cell>
          <table:table-cell office:value-type="float" office:value="-4.4" calcext:value-type="float">
            <text:p>-4.4</text:p>
          </table:table-cell>
          <table:table-cell office:value-type="float" office:value="0.6005867" calcext:value-type="float">
            <text:p>0.6005867</text:p>
          </table:table-cell>
          <table:table-cell office:value-type="float" office:value="0.4368461" calcext:value-type="float">
            <text:p>0.4368461</text:p>
          </table:table-cell>
          <table:table-cell office:value-type="float" office:value="138.276" calcext:value-type="float">
            <text:p>138.276</text:p>
          </table:table-cell>
          <table:table-cell office:value-type="float" office:value="0" calcext:value-type="float">
            <text:p>0</text:p>
          </table:table-cell>
          <table:table-cell office:value-type="float" office:value="0.8255615" calcext:value-type="float">
            <text:p>0.8255615</text:p>
          </table:table-cell>
          <table:table-cell office:value-type="float" office:value="0.8012085" calcext:value-type="float">
            <text:p>0.8012085</text:p>
          </table:table-cell>
          <table:table-cell office:value-type="float" office:value="0.9507141" calcext:value-type="float">
            <text:p>0.9507141</text:p>
          </table:table-cell>
          <table:table-cell office:value-type="float" office:value="0.9357605" calcext:value-type="float">
            <text:p>0.9357605</text:p>
          </table:table-cell>
          <table:table-cell office:value-type="float" office:value="1.016632" calcext:value-type="float">
            <text:p>1.016632</text:p>
          </table:table-cell>
          <table:table-cell office:value-type="float" office:value="1.005188" calcext:value-type="float">
            <text:p>1.005188</text:p>
          </table:table-cell>
          <table:table-cell office:value-type="float" office:value="1.096741" calcext:value-type="float">
            <text:p>1.096741</text:p>
          </table:table-cell>
          <table:table-cell office:value-type="float" office:value="1.088257" calcext:value-type="float">
            <text:p>1.088257</text:p>
          </table:table-cell>
          <table:table-cell office:value-type="float" office:value="1.177795" calcext:value-type="float">
            <text:p>1.177795</text:p>
          </table:table-cell>
          <table:table-cell office:value-type="float" office:value="1.169678" calcext:value-type="float">
            <text:p>1.169678</text:p>
          </table:table-cell>
          <table:table-cell office:value-type="float" office:value="1.259888" calcext:value-type="float">
            <text:p>1.259888</text:p>
          </table:table-cell>
          <table:table-cell office:value-type="float" office:value="1.250977" calcext:value-type="float">
            <text:p>1.25097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32004" calcext:value-type="float">
            <text:p>7032004</text:p>
          </table:table-cell>
          <table:table-cell office:value-type="float" office:value="10.89352" calcext:value-type="float">
            <text:p>10.89352</text:p>
          </table:table-cell>
          <table:table-cell office:value-type="float" office:value="1" calcext:value-type="float">
            <text:p>1</text:p>
          </table:table-cell>
          <table:table-cell office:value-type="float" office:value="-5.6" calcext:value-type="float">
            <text:p>-5.6</text:p>
          </table:table-cell>
          <table:table-cell office:value-type="float" office:value="0.624345" calcext:value-type="float">
            <text:p>0.624345</text:p>
          </table:table-cell>
          <table:table-cell office:value-type="float" office:value="0.3994656" calcext:value-type="float">
            <text:p>0.3994656</text:p>
          </table:table-cell>
          <table:table-cell office:value-type="float" office:value="432.864" calcext:value-type="float">
            <text:p>432.864</text:p>
          </table:table-cell>
          <table:table-cell office:value-type="float" office:value="2.5" calcext:value-type="float">
            <text:p>2.5</text:p>
          </table:table-cell>
          <table:table-cell office:value-type="float" office:value="0.8132935" calcext:value-type="float">
            <text:p>0.8132935</text:p>
          </table:table-cell>
          <table:table-cell office:value-type="float" office:value="0.7800293" calcext:value-type="float">
            <text:p>0.7800293</text:p>
          </table:table-cell>
          <table:table-cell office:value-type="float" office:value="0.9405823" calcext:value-type="float">
            <text:p>0.9405823</text:p>
          </table:table-cell>
          <table:table-cell office:value-type="float" office:value="0.9212646" calcext:value-type="float">
            <text:p>0.9212646</text:p>
          </table:table-cell>
          <table:table-cell office:value-type="float" office:value="1.007294" calcext:value-type="float">
            <text:p>1.007294</text:p>
          </table:table-cell>
          <table:table-cell office:value-type="float" office:value="0.993042" calcext:value-type="float">
            <text:p>0.993042</text:p>
          </table:table-cell>
          <table:table-cell office:value-type="float" office:value="1.088257" calcext:value-type="float">
            <text:p>1.088257</text:p>
          </table:table-cell>
          <table:table-cell office:value-type="float" office:value="1.076172" calcext:value-type="float">
            <text:p>1.076172</text:p>
          </table:table-cell>
          <table:table-cell office:value-type="float" office:value="1.169586" calcext:value-type="float">
            <text:p>1.169586</text:p>
          </table:table-cell>
          <table:table-cell office:value-type="float" office:value="1.158173" calcext:value-type="float">
            <text:p>1.158173</text:p>
          </table:table-cell>
          <table:table-cell office:value-type="float" office:value="1.250885" calcext:value-type="float">
            <text:p>1.250885</text:p>
          </table:table-cell>
          <table:table-cell office:value-type="float" office:value="1.239807" calcext:value-type="float">
            <text:p>1.23980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032004" calcext:value-type="float">
            <text:p>8032004</text:p>
          </table:table-cell>
          <table:table-cell office:value-type="float" office:value="2.18088" calcext:value-type="float">
            <text:p>2.18088</text:p>
          </table:table-cell>
          <table:table-cell office:value-type="float" office:value="4.6" calcext:value-type="float">
            <text:p>4.6</text:p>
          </table:table-cell>
          <table:table-cell office:value-type="float" office:value="0.5" calcext:value-type="float">
            <text:p>0.5</text:p>
          </table:table-cell>
          <table:table-cell office:value-type="float" office:value="0.8336695" calcext:value-type="float">
            <text:p>0.8336695</text:p>
          </table:table-cell>
          <table:table-cell office:value-type="float" office:value="0.624345" calcext:value-type="float">
            <text:p>0.624345</text:p>
          </table:table-cell>
          <table:table-cell office:value-type="float" office:value="443.268" calcext:value-type="float">
            <text:p>443.268</text:p>
          </table:table-cell>
          <table:table-cell office:value-type="float" office:value="30.7" calcext:value-type="float">
            <text:p>30.7</text:p>
          </table:table-cell>
          <table:table-cell office:value-type="float" office:value="0.7724915" calcext:value-type="float">
            <text:p>0.7724915</text:p>
          </table:table-cell>
          <table:table-cell office:value-type="float" office:value="0.5836487" calcext:value-type="float">
            <text:p>0.5836487</text:p>
          </table:table-cell>
          <table:table-cell office:value-type="float" office:value="0.917511" calcext:value-type="float">
            <text:p>0.917511</text:p>
          </table:table-cell>
          <table:table-cell office:value-type="float" office:value="0.7311096" calcext:value-type="float">
            <text:p>0.7311096</text:p>
          </table:table-cell>
          <table:table-cell office:value-type="float" office:value="0.9921265" calcext:value-type="float">
            <text:p>0.9921265</text:p>
          </table:table-cell>
          <table:table-cell office:value-type="float" office:value="0.8135071" calcext:value-type="float">
            <text:p>0.8135071</text:p>
          </table:table-cell>
          <table:table-cell office:value-type="float" office:value="1.075867" calcext:value-type="float">
            <text:p>1.075867</text:p>
          </table:table-cell>
          <table:table-cell office:value-type="float" office:value="0.9169922" calcext:value-type="float">
            <text:p>0.9169922</text:p>
          </table:table-cell>
          <table:table-cell office:value-type="float" office:value="1.158081" calcext:value-type="float">
            <text:p>1.158081</text:p>
          </table:table-cell>
          <table:table-cell office:value-type="float" office:value="1.020264" calcext:value-type="float">
            <text:p>1.020264</text:p>
          </table:table-cell>
          <table:table-cell office:value-type="float" office:value="1.239716" calcext:value-type="float">
            <text:p>1.239716</text:p>
          </table:table-cell>
          <table:table-cell office:value-type="float" office:value="1.119873" calcext:value-type="float">
            <text:p>1.11987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032004" calcext:value-type="float">
            <text:p>9032004</text:p>
          </table:table-cell>
          <table:table-cell office:value-type="float" office:value="12.19021" calcext:value-type="float">
            <text:p>12.19021</text:p>
          </table:table-cell>
          <table:table-cell office:value-type="float" office:value="2.1" calcext:value-type="float">
            <text:p>2.1</text:p>
          </table:table-cell>
          <table:table-cell office:value-type="float" office:value="-13.7" calcext:value-type="float">
            <text:p>-13.7</text:p>
          </table:table-cell>
          <table:table-cell office:value-type="float" office:value="0.6996363" calcext:value-type="float">
            <text:p>0.6996363</text:p>
          </table:table-cell>
          <table:table-cell office:value-type="float" office:value="0.1590863" calcext:value-type="float">
            <text:p>0.1590863</text:p>
          </table:table-cell>
          <table:table-cell office:value-type="float" office:value="818.244" calcext:value-type="float">
            <text:p>818.244</text:p>
          </table:table-cell>
          <table:table-cell office:value-type="float" office:value="4.8" calcext:value-type="float">
            <text:p>4.8</text:p>
          </table:table-cell>
          <table:table-cell office:value-type="float" office:value="0.7642517" calcext:value-type="float">
            <text:p>0.7642517</text:p>
          </table:table-cell>
          <table:table-cell office:value-type="float" office:value="0.677948" calcext:value-type="float">
            <text:p>0.677948</text:p>
          </table:table-cell>
          <table:table-cell office:value-type="float" office:value="0.8716125" calcext:value-type="float">
            <text:p>0.8716125</text:p>
          </table:table-cell>
          <table:table-cell office:value-type="float" office:value="0.7814026" calcext:value-type="float">
            <text:p>0.7814026</text:p>
          </table:table-cell>
          <table:table-cell office:value-type="float" office:value="0.928009" calcext:value-type="float">
            <text:p>0.928009</text:p>
          </table:table-cell>
          <table:table-cell office:value-type="float" office:value="0.8388672" calcext:value-type="float">
            <text:p>0.8388672</text:p>
          </table:table-cell>
          <table:table-cell office:value-type="float" office:value="1.001434" calcext:value-type="float">
            <text:p>1.001434</text:p>
          </table:table-cell>
          <table:table-cell office:value-type="float" office:value="0.9266357" calcext:value-type="float">
            <text:p>0.9266357</text:p>
          </table:table-cell>
          <table:table-cell office:value-type="float" office:value="1.077026" calcext:value-type="float">
            <text:p>1.077026</text:p>
          </table:table-cell>
          <table:table-cell office:value-type="float" office:value="1.02243" calcext:value-type="float">
            <text:p>1.02243</text:p>
          </table:table-cell>
          <table:table-cell office:value-type="float" office:value="1.15451" calcext:value-type="float">
            <text:p>1.15451</text:p>
          </table:table-cell>
          <table:table-cell office:value-type="float" office:value="1.119019" calcext:value-type="float">
            <text:p>1.1190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32004" calcext:value-type="float">
            <text:p>10032004</text:p>
          </table:table-cell>
          <table:table-cell office:value-type="float" office:value="18.17888" calcext:value-type="float">
            <text:p>18.17888</text:p>
          </table:table-cell>
          <table:table-cell office:value-type="float" office:value="-9.5" calcext:value-type="float">
            <text:p>-9.5</text:p>
          </table:table-cell>
          <table:table-cell office:value-type="float" office:value="-17.5" calcext:value-type="float">
            <text:p>-17.5</text:p>
          </table:table-cell>
          <table:table-cell office:value-type="float" office:value="0.1711653" calcext:value-type="float">
            <text:p>0.1711653</text:p>
          </table:table-cell>
          <table:table-cell office:value-type="float" office:value="0.1194384" calcext:value-type="float">
            <text:p>0.1194384</text:p>
          </table:table-cell>
          <table:table-cell office:value-type="float" office:value="520.2" calcext:value-type="float">
            <text:p>520.2</text:p>
          </table:table-cell>
          <table:table-cell office:value-type="float" office:value="0" calcext:value-type="float">
            <text:p>0</text:p>
          </table:table-cell>
          <table:table-cell office:value-type="float" office:value="0.7781067" calcext:value-type="float">
            <text:p>0.7781067</text:p>
          </table:table-cell>
          <table:table-cell office:value-type="float" office:value="0.7646179" calcext:value-type="float">
            <text:p>0.7646179</text:p>
          </table:table-cell>
          <table:table-cell office:value-type="float" office:value="0.891571" calcext:value-type="float">
            <text:p>0.891571</text:p>
          </table:table-cell>
          <table:table-cell office:value-type="float" office:value="0.8719482" calcext:value-type="float">
            <text:p>0.8719482</text:p>
          </table:table-cell>
          <table:table-cell office:value-type="float" office:value="0.9509583" calcext:value-type="float">
            <text:p>0.9509583</text:p>
          </table:table-cell>
          <table:table-cell office:value-type="float" office:value="0.9284668" calcext:value-type="float">
            <text:p>0.9284668</text:p>
          </table:table-cell>
          <table:table-cell office:value-type="float" office:value="1.025055" calcext:value-type="float">
            <text:p>1.025055</text:p>
          </table:table-cell>
          <table:table-cell office:value-type="float" office:value="1.001831" calcext:value-type="float">
            <text:p>1.001831</text:p>
          </table:table-cell>
          <table:table-cell office:value-type="float" office:value="1.09964" calcext:value-type="float">
            <text:p>1.09964</text:p>
          </table:table-cell>
          <table:table-cell office:value-type="float" office:value="1.077484" calcext:value-type="float">
            <text:p>1.077484</text:p>
          </table:table-cell>
          <table:table-cell office:value-type="float" office:value="1.174622" calcext:value-type="float">
            <text:p>1.174622</text:p>
          </table:table-cell>
          <table:table-cell office:value-type="float" office:value="1.154877" calcext:value-type="float">
            <text:p>1.15487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032004" calcext:value-type="float">
            <text:p>11032004</text:p>
          </table:table-cell>
          <table:table-cell office:value-type="float" office:value="15.96052" calcext:value-type="float">
            <text:p>15.96052</text:p>
          </table:table-cell>
          <table:table-cell office:value-type="float" office:value="-13.3" calcext:value-type="float">
            <text:p>-13.3</text:p>
          </table:table-cell>
          <table:table-cell office:value-type="float" office:value="-17.7" calcext:value-type="float">
            <text:p>-17.7</text:p>
          </table:table-cell>
          <table:table-cell office:value-type="float" office:value="0.1787505" calcext:value-type="float">
            <text:p>0.1787505</text:p>
          </table:table-cell>
          <table:table-cell office:value-type="float" office:value="0.1050037" calcext:value-type="float">
            <text:p>0.1050037</text:p>
          </table:table-cell>
          <table:table-cell office:value-type="float" office:value="491.22" calcext:value-type="float">
            <text:p>491.22</text:p>
          </table:table-cell>
          <table:table-cell office:value-type="float" office:value="0" calcext:value-type="float">
            <text:p>0</text:p>
          </table:table-cell>
          <table:table-cell office:value-type="float" office:value="0.7793274" calcext:value-type="float">
            <text:p>0.7793274</text:p>
          </table:table-cell>
          <table:table-cell office:value-type="float" office:value="0.7781982" calcext:value-type="float">
            <text:p>0.7781982</text:p>
          </table:table-cell>
          <table:table-cell office:value-type="float" office:value="0.895752" calcext:value-type="float">
            <text:p>0.895752</text:p>
          </table:table-cell>
          <table:table-cell office:value-type="float" office:value="0.8916321" calcext:value-type="float">
            <text:p>0.8916321</text:p>
          </table:table-cell>
          <table:table-cell office:value-type="float" office:value="0.9570923" calcext:value-type="float">
            <text:p>0.9570923</text:p>
          </table:table-cell>
          <table:table-cell office:value-type="float" office:value="0.9511108" calcext:value-type="float">
            <text:p>0.9511108</text:p>
          </table:table-cell>
          <table:table-cell office:value-type="float" office:value="1.032043" calcext:value-type="float">
            <text:p>1.032043</text:p>
          </table:table-cell>
          <table:table-cell office:value-type="float" office:value="1.025146" calcext:value-type="float">
            <text:p>1.025146</text:p>
          </table:table-cell>
          <table:table-cell office:value-type="float" office:value="1.107086" calcext:value-type="float">
            <text:p>1.107086</text:p>
          </table:table-cell>
          <table:table-cell office:value-type="float" office:value="1.099792" calcext:value-type="float">
            <text:p>1.099792</text:p>
          </table:table-cell>
          <table:table-cell office:value-type="float" office:value="1.182159" calcext:value-type="float">
            <text:p>1.182159</text:p>
          </table:table-cell>
          <table:table-cell office:value-type="float" office:value="1.174713" calcext:value-type="float">
            <text:p>1.1747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032004" calcext:value-type="float">
            <text:p>12032004</text:p>
          </table:table-cell>
          <table:table-cell office:value-type="float" office:value="15.07918" calcext:value-type="float">
            <text:p>15.07918</text:p>
          </table:table-cell>
          <table:table-cell office:value-type="float" office:value="0.2" calcext:value-type="float">
            <text:p>0.2</text:p>
          </table:table-cell>
          <table:table-cell office:value-type="float" office:value="-18.5" calcext:value-type="float">
            <text:p>-18.5</text:p>
          </table:table-cell>
          <table:table-cell office:value-type="float" office:value="0.4241539" calcext:value-type="float">
            <text:p>0.4241539</text:p>
          </table:table-cell>
          <table:table-cell office:value-type="float" office:value="0.1253572" calcext:value-type="float">
            <text:p>0.1253572</text:p>
          </table:table-cell>
          <table:table-cell office:value-type="float" office:value="302.544" calcext:value-type="float">
            <text:p>302.544</text:p>
          </table:table-cell>
          <table:table-cell office:value-type="float" office:value="0" calcext:value-type="float">
            <text:p>0</text:p>
          </table:table-cell>
          <table:table-cell office:value-type="float" office:value="0.7784424" calcext:value-type="float">
            <text:p>0.7784424</text:p>
          </table:table-cell>
          <table:table-cell office:value-type="float" office:value="0.7743835" calcext:value-type="float">
            <text:p>0.7743835</text:p>
          </table:table-cell>
          <table:table-cell office:value-type="float" office:value="0.8961487" calcext:value-type="float">
            <text:p>0.8961487</text:p>
          </table:table-cell>
          <table:table-cell office:value-type="float" office:value="0.8947449" calcext:value-type="float">
            <text:p>0.8947449</text:p>
          </table:table-cell>
          <table:table-cell office:value-type="float" office:value="0.9580994" calcext:value-type="float">
            <text:p>0.9580994</text:p>
          </table:table-cell>
          <table:table-cell office:value-type="float" office:value="0.9571533" calcext:value-type="float">
            <text:p>0.9571533</text:p>
          </table:table-cell>
          <table:table-cell office:value-type="float" office:value="1.033386" calcext:value-type="float">
            <text:p>1.033386</text:p>
          </table:table-cell>
          <table:table-cell office:value-type="float" office:value="1.032013" calcext:value-type="float">
            <text:p>1.032013</text:p>
          </table:table-cell>
          <table:table-cell office:value-type="float" office:value="1.108856" calcext:value-type="float">
            <text:p>1.108856</text:p>
          </table:table-cell>
          <table:table-cell office:value-type="float" office:value="1.107178" calcext:value-type="float">
            <text:p>1.107178</text:p>
          </table:table-cell>
          <table:table-cell office:value-type="float" office:value="1.184204" calcext:value-type="float">
            <text:p>1.184204</text:p>
          </table:table-cell>
          <table:table-cell office:value-type="float" office:value="1.182159" calcext:value-type="float">
            <text:p>1.18215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032004" calcext:value-type="float">
            <text:p>13032004</text:p>
          </table:table-cell>
          <table:table-cell office:value-type="float" office:value="8.04816" calcext:value-type="float">
            <text:p>8.04816</text:p>
          </table:table-cell>
          <table:table-cell office:value-type="float" office:value="-0.6" calcext:value-type="float">
            <text:p>-0.6</text:p>
          </table:table-cell>
          <table:table-cell office:value-type="float" office:value="-4.6" calcext:value-type="float">
            <text:p>-4.6</text:p>
          </table:table-cell>
          <table:table-cell office:value-type="float" office:value="0.5204338" calcext:value-type="float">
            <text:p>0.5204338</text:p>
          </table:table-cell>
          <table:table-cell office:value-type="float" office:value="0.3741273" calcext:value-type="float">
            <text:p>0.3741273</text:p>
          </table:table-cell>
          <table:table-cell office:value-type="float" office:value="467.424" calcext:value-type="float">
            <text:p>467.424</text:p>
          </table:table-cell>
          <table:table-cell office:value-type="float" office:value="1.2" calcext:value-type="float">
            <text:p>1.2</text:p>
          </table:table-cell>
          <table:table-cell office:value-type="float" office:value="0.774292" calcext:value-type="float">
            <text:p>0.774292</text:p>
          </table:table-cell>
          <table:table-cell office:value-type="float" office:value="0.7722473" calcext:value-type="float">
            <text:p>0.7722473</text:p>
          </table:table-cell>
          <table:table-cell office:value-type="float" office:value="0.8948059" calcext:value-type="float">
            <text:p>0.8948059</text:p>
          </table:table-cell>
          <table:table-cell office:value-type="float" office:value="0.8936462" calcext:value-type="float">
            <text:p>0.8936462</text:p>
          </table:table-cell>
          <table:table-cell office:value-type="float" office:value="0.9576111" calcext:value-type="float">
            <text:p>0.9576111</text:p>
          </table:table-cell>
          <table:table-cell office:value-type="float" office:value="0.9569397" calcext:value-type="float">
            <text:p>0.9569397</text:p>
          </table:table-cell>
          <table:table-cell office:value-type="float" office:value="1.033234" calcext:value-type="float">
            <text:p>1.033234</text:p>
          </table:table-cell>
          <table:table-cell office:value-type="float" office:value="1.032623" calcext:value-type="float">
            <text:p>1.032623</text:p>
          </table:table-cell>
          <table:table-cell office:value-type="float" office:value="1.108826" calcext:value-type="float">
            <text:p>1.108826</text:p>
          </table:table-cell>
          <table:table-cell office:value-type="float" office:value="1.108246" calcext:value-type="float">
            <text:p>1.108246</text:p>
          </table:table-cell>
          <table:table-cell office:value-type="float" office:value="1.184235" calcext:value-type="float">
            <text:p>1.184235</text:p>
          </table:table-cell>
          <table:table-cell office:value-type="float" office:value="1.183594" calcext:value-type="float">
            <text:p>1.18359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032004" calcext:value-type="float">
            <text:p>14032004</text:p>
          </table:table-cell>
          <table:table-cell office:value-type="float" office:value="17.30803" calcext:value-type="float">
            <text:p>17.30803</text:p>
          </table:table-cell>
          <table:table-cell office:value-type="float" office:value="-1.3" calcext:value-type="float">
            <text:p>-1.3</text:p>
          </table:table-cell>
          <table:table-cell office:value-type="float" office:value="-7.6" calcext:value-type="float">
            <text:p>-7.6</text:p>
          </table:table-cell>
          <table:table-cell office:value-type="float" office:value="0.4200771" calcext:value-type="float">
            <text:p>0.4200771</text:p>
          </table:table-cell>
          <table:table-cell office:value-type="float" office:value="0.204469" calcext:value-type="float">
            <text:p>0.204469</text:p>
          </table:table-cell>
          <table:table-cell office:value-type="float" office:value="549.972" calcext:value-type="float">
            <text:p>549.972</text:p>
          </table:table-cell>
          <table:table-cell office:value-type="float" office:value="0" calcext:value-type="float">
            <text:p>0</text:p>
          </table:table-cell>
          <table:table-cell office:value-type="float" office:value="0.7722168" calcext:value-type="float">
            <text:p>0.7722168</text:p>
          </table:table-cell>
          <table:table-cell office:value-type="float" office:value="0.7662659" calcext:value-type="float">
            <text:p>0.7662659</text:p>
          </table:table-cell>
          <table:table-cell office:value-type="float" office:value="0.8937073" calcext:value-type="float">
            <text:p>0.8937073</text:p>
          </table:table-cell>
          <table:table-cell office:value-type="float" office:value="0.8893738" calcext:value-type="float">
            <text:p>0.8893738</text:p>
          </table:table-cell>
          <table:table-cell office:value-type="float" office:value="0.9570618" calcext:value-type="float">
            <text:p>0.9570618</text:p>
          </table:table-cell>
          <table:table-cell office:value-type="float" office:value="0.9537048" calcext:value-type="float">
            <text:p>0.9537048</text:p>
          </table:table-cell>
          <table:table-cell office:value-type="float" office:value="1.032654" calcext:value-type="float">
            <text:p>1.032654</text:p>
          </table:table-cell>
          <table:table-cell office:value-type="float" office:value="1.029755" calcext:value-type="float">
            <text:p>1.029755</text:p>
          </table:table-cell>
          <table:table-cell office:value-type="float" office:value="1.108215" calcext:value-type="float">
            <text:p>1.108215</text:p>
          </table:table-cell>
          <table:table-cell office:value-type="float" office:value="1.105652" calcext:value-type="float">
            <text:p>1.105652</text:p>
          </table:table-cell>
          <table:table-cell office:value-type="float" office:value="1.183594" calcext:value-type="float">
            <text:p>1.183594</text:p>
          </table:table-cell>
          <table:table-cell office:value-type="float" office:value="1.181213" calcext:value-type="float">
            <text:p>1.18121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32004" calcext:value-type="float">
            <text:p>15032004</text:p>
          </table:table-cell>
          <table:table-cell office:value-type="float" office:value="19.11088" calcext:value-type="float">
            <text:p>19.11088</text:p>
          </table:table-cell>
          <table:table-cell office:value-type="float" office:value="-1.3" calcext:value-type="float">
            <text:p>-1.3</text:p>
          </table:table-cell>
          <table:table-cell office:value-type="float" office:value="-11.9" calcext:value-type="float">
            <text:p>-11.9</text:p>
          </table:table-cell>
          <table:table-cell office:value-type="float" office:value="0.2709185" calcext:value-type="float">
            <text:p>0.2709185</text:p>
          </table:table-cell>
          <table:table-cell office:value-type="float" office:value="0.1886314" calcext:value-type="float">
            <text:p>0.1886314</text:p>
          </table:table-cell>
          <table:table-cell office:value-type="float" office:value="205.38" calcext:value-type="float">
            <text:p>205.38</text:p>
          </table:table-cell>
          <table:table-cell office:value-type="float" office:value="0" calcext:value-type="float">
            <text:p>0</text:p>
          </table:table-cell>
          <table:table-cell office:value-type="float" office:value="0.7662354" calcext:value-type="float">
            <text:p>0.7662354</text:p>
          </table:table-cell>
          <table:table-cell office:value-type="float" office:value="0.7575989" calcext:value-type="float">
            <text:p>0.7575989</text:p>
          </table:table-cell>
          <table:table-cell office:value-type="float" office:value="0.8893433" calcext:value-type="float">
            <text:p>0.8893433</text:p>
          </table:table-cell>
          <table:table-cell office:value-type="float" office:value="0.8823242" calcext:value-type="float">
            <text:p>0.8823242</text:p>
          </table:table-cell>
          <table:table-cell office:value-type="float" office:value="0.9536133" calcext:value-type="float">
            <text:p>0.9536133</text:p>
          </table:table-cell>
          <table:table-cell office:value-type="float" office:value="0.9473572" calcext:value-type="float">
            <text:p>0.9473572</text:p>
          </table:table-cell>
          <table:table-cell office:value-type="float" office:value="1.029724" calcext:value-type="float">
            <text:p>1.029724</text:p>
          </table:table-cell>
          <table:table-cell office:value-type="float" office:value="1.023956" calcext:value-type="float">
            <text:p>1.023956</text:p>
          </table:table-cell>
          <table:table-cell office:value-type="float" office:value="1.105621" calcext:value-type="float">
            <text:p>1.105621</text:p>
          </table:table-cell>
          <table:table-cell office:value-type="float" office:value="1.100372" calcext:value-type="float">
            <text:p>1.100372</text:p>
          </table:table-cell>
          <table:table-cell office:value-type="float" office:value="1.181213" calcext:value-type="float">
            <text:p>1.181213</text:p>
          </table:table-cell>
          <table:table-cell office:value-type="float" office:value="1.17627" calcext:value-type="float">
            <text:p>1.176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032004" calcext:value-type="float">
            <text:p>16032004</text:p>
          </table:table-cell>
          <table:table-cell office:value-type="float" office:value="18.84342" calcext:value-type="float">
            <text:p>18.84342</text:p>
          </table:table-cell>
          <table:table-cell office:value-type="float" office:value="0.4" calcext:value-type="float">
            <text:p>0.4</text:p>
          </table:table-cell>
          <table:table-cell office:value-type="float" office:value="-12.7" calcext:value-type="float">
            <text:p>-12.7</text:p>
          </table:table-cell>
          <table:table-cell office:value-type="float" office:value="0.3475854" calcext:value-type="float">
            <text:p>0.3475854</text:p>
          </table:table-cell>
          <table:table-cell office:value-type="float" office:value="0.2183869" calcext:value-type="float">
            <text:p>0.2183869</text:p>
          </table:table-cell>
          <table:table-cell office:value-type="float" office:value="150.732" calcext:value-type="float">
            <text:p>150.732</text:p>
          </table:table-cell>
          <table:table-cell office:value-type="float" office:value="0" calcext:value-type="float">
            <text:p>0</text:p>
          </table:table-cell>
          <table:table-cell office:value-type="float" office:value="0.7575684" calcext:value-type="float">
            <text:p>0.7575684</text:p>
          </table:table-cell>
          <table:table-cell office:value-type="float" office:value="0.7462463" calcext:value-type="float">
            <text:p>0.7462463</text:p>
          </table:table-cell>
          <table:table-cell office:value-type="float" office:value="0.8822327" calcext:value-type="float">
            <text:p>0.8822327</text:p>
          </table:table-cell>
          <table:table-cell office:value-type="float" office:value="0.8725586" calcext:value-type="float">
            <text:p>0.8725586</text:p>
          </table:table-cell>
          <table:table-cell office:value-type="float" office:value="0.9472351" calcext:value-type="float">
            <text:p>0.9472351</text:p>
          </table:table-cell>
          <table:table-cell office:value-type="float" office:value="0.9384155" calcext:value-type="float">
            <text:p>0.9384155</text:p>
          </table:table-cell>
          <table:table-cell office:value-type="float" office:value="1.023895" calcext:value-type="float">
            <text:p>1.023895</text:p>
          </table:table-cell>
          <table:table-cell office:value-type="float" office:value="1.015778" calcext:value-type="float">
            <text:p>1.015778</text:p>
          </table:table-cell>
          <table:table-cell office:value-type="float" office:value="1.100311" calcext:value-type="float">
            <text:p>1.100311</text:p>
          </table:table-cell>
          <table:table-cell office:value-type="float" office:value="1.092682" calcext:value-type="float">
            <text:p>1.092682</text:p>
          </table:table-cell>
          <table:table-cell office:value-type="float" office:value="1.176239" calcext:value-type="float">
            <text:p>1.176239</text:p>
          </table:table-cell>
          <table:table-cell office:value-type="float" office:value="1.169067" calcext:value-type="float">
            <text:p>1.1690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032004" calcext:value-type="float">
            <text:p>17032004</text:p>
          </table:table-cell>
          <table:table-cell office:value-type="float" office:value="11.78924" calcext:value-type="float">
            <text:p>11.78924</text:p>
          </table:table-cell>
          <table:table-cell office:value-type="float" office:value="3.3" calcext:value-type="float">
            <text:p>3.3</text:p>
          </table:table-cell>
          <table:table-cell office:value-type="float" office:value="-5.6" calcext:value-type="float">
            <text:p>-5.6</text:p>
          </table:table-cell>
          <table:table-cell office:value-type="float" office:value="0.3813225" calcext:value-type="float">
            <text:p>0.3813225</text:p>
          </table:table-cell>
          <table:table-cell office:value-type="float" office:value="0.2954535" calcext:value-type="float">
            <text:p>0.2954535</text:p>
          </table:table-cell>
          <table:table-cell office:value-type="float" office:value="263.88" calcext:value-type="float">
            <text:p>263.88</text:p>
          </table:table-cell>
          <table:table-cell office:value-type="float" office:value="0" calcext:value-type="float">
            <text:p>0</text:p>
          </table:table-cell>
          <table:table-cell office:value-type="float" office:value="0.7461548" calcext:value-type="float">
            <text:p>0.7461548</text:p>
          </table:table-cell>
          <table:table-cell office:value-type="float" office:value="0.7336121" calcext:value-type="float">
            <text:p>0.7336121</text:p>
          </table:table-cell>
          <table:table-cell office:value-type="float" office:value="0.8724365" calcext:value-type="float">
            <text:p>0.8724365</text:p>
          </table:table-cell>
          <table:table-cell office:value-type="float" office:value="0.8612061" calcext:value-type="float">
            <text:p>0.8612061</text:p>
          </table:table-cell>
          <table:table-cell office:value-type="float" office:value="0.9382629" calcext:value-type="float">
            <text:p>0.9382629</text:p>
          </table:table-cell>
          <table:table-cell office:value-type="float" office:value="0.9275818" calcext:value-type="float">
            <text:p>0.9275818</text:p>
          </table:table-cell>
          <table:table-cell office:value-type="float" office:value="1.015625" calcext:value-type="float">
            <text:p>1.015625</text:p>
          </table:table-cell>
          <table:table-cell office:value-type="float" office:value="1.005554" calcext:value-type="float">
            <text:p>1.005554</text:p>
          </table:table-cell>
          <table:table-cell office:value-type="float" office:value="1.09259" calcext:value-type="float">
            <text:p>1.09259</text:p>
          </table:table-cell>
          <table:table-cell office:value-type="float" office:value="1.083038" calcext:value-type="float">
            <text:p>1.083038</text:p>
          </table:table-cell>
          <table:table-cell office:value-type="float" office:value="1.169006" calcext:value-type="float">
            <text:p>1.169006</text:p>
          </table:table-cell>
          <table:table-cell office:value-type="float" office:value="1.159882" calcext:value-type="float">
            <text:p>1.15988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032004" calcext:value-type="float">
            <text:p>18032004</text:p>
          </table:table-cell>
          <table:table-cell office:value-type="float" office:value="5.567688" calcext:value-type="float">
            <text:p>5.567688</text:p>
          </table:table-cell>
          <table:table-cell office:value-type="float" office:value="0.7" calcext:value-type="float">
            <text:p>0.7</text:p>
          </table:table-cell>
          <table:table-cell office:value-type="float" office:value="-2.1" calcext:value-type="float">
            <text:p>-2.1</text:p>
          </table:table-cell>
          <table:table-cell office:value-type="float" office:value="0.5456746" calcext:value-type="float">
            <text:p>0.5456746</text:p>
          </table:table-cell>
          <table:table-cell office:value-type="float" office:value="0.4611696" calcext:value-type="float">
            <text:p>0.4611696</text:p>
          </table:table-cell>
          <table:table-cell office:value-type="float" office:value="540.144" calcext:value-type="float">
            <text:p>540.144</text:p>
          </table:table-cell>
          <table:table-cell office:value-type="float" office:value="12.9" calcext:value-type="float">
            <text:p>12.9</text:p>
          </table:table-cell>
          <table:table-cell office:value-type="float" office:value="0.7547302" calcext:value-type="float">
            <text:p>0.7547302</text:p>
          </table:table-cell>
          <table:table-cell office:value-type="float" office:value="0.7300415" calcext:value-type="float">
            <text:p>0.7300415</text:p>
          </table:table-cell>
          <table:table-cell office:value-type="float" office:value="0.8722534" calcext:value-type="float">
            <text:p>0.8722534</text:p>
          </table:table-cell>
          <table:table-cell office:value-type="float" office:value="0.8573914" calcext:value-type="float">
            <text:p>0.8573914</text:p>
          </table:table-cell>
          <table:table-cell office:value-type="float" office:value="0.9337769" calcext:value-type="float">
            <text:p>0.9337769</text:p>
          </table:table-cell>
          <table:table-cell office:value-type="float" office:value="0.9234619" calcext:value-type="float">
            <text:p>0.9234619</text:p>
          </table:table-cell>
          <table:table-cell office:value-type="float" office:value="1.007141" calcext:value-type="float">
            <text:p>1.007141</text:p>
          </table:table-cell>
          <table:table-cell office:value-type="float" office:value="1.001099" calcext:value-type="float">
            <text:p>1.001099</text:p>
          </table:table-cell>
          <table:table-cell office:value-type="float" office:value="1.082947" calcext:value-type="float">
            <text:p>1.082947</text:p>
          </table:table-cell>
          <table:table-cell office:value-type="float" office:value="1.078094" calcext:value-type="float">
            <text:p>1.078094</text:p>
          </table:table-cell>
          <table:table-cell office:value-type="float" office:value="1.159821" calcext:value-type="float">
            <text:p>1.159821</text:p>
          </table:table-cell>
          <table:table-cell office:value-type="float" office:value="1.154236" calcext:value-type="float">
            <text:p>1.15423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032004" calcext:value-type="float">
            <text:p>19032004</text:p>
          </table:table-cell>
          <table:table-cell office:value-type="float" office:value="12.10863" calcext:value-type="float">
            <text:p>12.10863</text:p>
          </table:table-cell>
          <table:table-cell office:value-type="float" office:value="1" calcext:value-type="float">
            <text:p>1</text:p>
          </table:table-cell>
          <table:table-cell office:value-type="float" office:value="-2.7" calcext:value-type="float">
            <text:p>-2.7</text:p>
          </table:table-cell>
          <table:table-cell office:value-type="float" office:value="0.5445458" calcext:value-type="float">
            <text:p>0.5445458</text:p>
          </table:table-cell>
          <table:table-cell office:value-type="float" office:value="0.4374894" calcext:value-type="float">
            <text:p>0.4374894</text:p>
          </table:table-cell>
          <table:table-cell office:value-type="float" office:value="311.04" calcext:value-type="float">
            <text:p>311.04</text:p>
          </table:table-cell>
          <table:table-cell office:value-type="float" office:value="3.4" calcext:value-type="float">
            <text:p>3.4</text:p>
          </table:table-cell>
          <table:table-cell office:value-type="float" office:value="0.7622681" calcext:value-type="float">
            <text:p>0.7622681</text:p>
          </table:table-cell>
          <table:table-cell office:value-type="float" office:value="0.7547607" calcext:value-type="float">
            <text:p>0.7547607</text:p>
          </table:table-cell>
          <table:table-cell office:value-type="float" office:value="0.8795776" calcext:value-type="float">
            <text:p>0.8795776</text:p>
          </table:table-cell>
          <table:table-cell office:value-type="float" office:value="0.872406" calcext:value-type="float">
            <text:p>0.872406</text:p>
          </table:table-cell>
          <table:table-cell office:value-type="float" office:value="0.9408875" calcext:value-type="float">
            <text:p>0.9408875</text:p>
          </table:table-cell>
          <table:table-cell office:value-type="float" office:value="0.9338684" calcext:value-type="float">
            <text:p>0.9338684</text:p>
          </table:table-cell>
          <table:table-cell office:value-type="float" office:value="1.013245" calcext:value-type="float">
            <text:p>1.013245</text:p>
          </table:table-cell>
          <table:table-cell office:value-type="float" office:value="1.007233" calcext:value-type="float">
            <text:p>1.007233</text:p>
          </table:table-cell>
          <table:table-cell office:value-type="float" office:value="1.085938" calcext:value-type="float">
            <text:p>1.085938</text:p>
          </table:table-cell>
          <table:table-cell office:value-type="float" office:value="1.081268" calcext:value-type="float">
            <text:p>1.081268</text:p>
          </table:table-cell>
          <table:table-cell office:value-type="float" office:value="1.158752" calcext:value-type="float">
            <text:p>1.158752</text:p>
          </table:table-cell>
          <table:table-cell office:value-type="float" office:value="1.155487" calcext:value-type="float">
            <text:p>1.15548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32004" calcext:value-type="float">
            <text:p>20032004</text:p>
          </table:table-cell>
          <table:table-cell office:value-type="float" office:value="7.454808" calcext:value-type="float">
            <text:p>7.454808</text:p>
          </table:table-cell>
          <table:table-cell office:value-type="float" office:value="-1.9" calcext:value-type="float">
            <text:p>-1.9</text:p>
          </table:table-cell>
          <table:table-cell office:value-type="float" office:value="-4.6" calcext:value-type="float">
            <text:p>-4.6</text:p>
          </table:table-cell>
          <table:table-cell office:value-type="float" office:value="0.5024983" calcext:value-type="float">
            <text:p>0.5024983</text:p>
          </table:table-cell>
          <table:table-cell office:value-type="float" office:value="0.3443255" calcext:value-type="float">
            <text:p>0.3443255</text:p>
          </table:table-cell>
          <table:table-cell office:value-type="float" office:value="596.0161" calcext:value-type="float">
            <text:p>596.0161</text:p>
          </table:table-cell>
          <table:table-cell office:value-type="float" office:value="2.4" calcext:value-type="float">
            <text:p>2.4</text:p>
          </table:table-cell>
          <table:table-cell office:value-type="float" office:value="0.7648315" calcext:value-type="float">
            <text:p>0.7648315</text:p>
          </table:table-cell>
          <table:table-cell office:value-type="float" office:value="0.7615662" calcext:value-type="float">
            <text:p>0.7615662</text:p>
          </table:table-cell>
          <table:table-cell office:value-type="float" office:value="0.8811035" calcext:value-type="float">
            <text:p>0.8811035</text:p>
          </table:table-cell>
          <table:table-cell office:value-type="float" office:value="0.8792114" calcext:value-type="float">
            <text:p>0.8792114</text:p>
          </table:table-cell>
          <table:table-cell office:value-type="float" office:value="0.941925" calcext:value-type="float">
            <text:p>0.941925</text:p>
          </table:table-cell>
          <table:table-cell office:value-type="float" office:value="0.9407043" calcext:value-type="float">
            <text:p>0.9407043</text:p>
          </table:table-cell>
          <table:table-cell office:value-type="float" office:value="1.014008" calcext:value-type="float">
            <text:p>1.014008</text:p>
          </table:table-cell>
          <table:table-cell office:value-type="float" office:value="1.013245" calcext:value-type="float">
            <text:p>1.013245</text:p>
          </table:table-cell>
          <table:table-cell office:value-type="float" office:value="1.086243" calcext:value-type="float">
            <text:p>1.086243</text:p>
          </table:table-cell>
          <table:table-cell office:value-type="float" office:value="1.085907" calcext:value-type="float">
            <text:p>1.085907</text:p>
          </table:table-cell>
          <table:table-cell office:value-type="float" office:value="1.158813" calcext:value-type="float">
            <text:p>1.158813</text:p>
          </table:table-cell>
          <table:table-cell office:value-type="float" office:value="1.158203" calcext:value-type="float">
            <text:p>1.15820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032004" calcext:value-type="float">
            <text:p>21032004</text:p>
          </table:table-cell>
          <table:table-cell office:value-type="float" office:value="6.179363" calcext:value-type="float">
            <text:p>6.179363</text:p>
          </table:table-cell>
          <table:table-cell office:value-type="float" office:value="-2" calcext:value-type="float">
            <text:p>-2</text:p>
          </table:table-cell>
          <table:table-cell office:value-type="float" office:value="-7.1" calcext:value-type="float">
            <text:p>-7.1</text:p>
          </table:table-cell>
          <table:table-cell office:value-type="float" office:value="0.4822406" calcext:value-type="float">
            <text:p>0.4822406</text:p>
          </table:table-cell>
          <table:table-cell office:value-type="float" office:value="0.3568007" calcext:value-type="float">
            <text:p>0.3568007</text:p>
          </table:table-cell>
          <table:table-cell office:value-type="float" office:value="340.92" calcext:value-type="float">
            <text:p>340.92</text:p>
          </table:table-cell>
          <table:table-cell office:value-type="float" office:value="10.6" calcext:value-type="float">
            <text:p>10.6</text:p>
          </table:table-cell>
          <table:table-cell office:value-type="float" office:value="0.783905" calcext:value-type="float">
            <text:p>0.783905</text:p>
          </table:table-cell>
          <table:table-cell office:value-type="float" office:value="0.7640076" calcext:value-type="float">
            <text:p>0.7640076</text:p>
          </table:table-cell>
          <table:table-cell office:value-type="float" office:value="0.8936157" calcext:value-type="float">
            <text:p>0.8936157</text:p>
          </table:table-cell>
          <table:table-cell office:value-type="float" office:value="0.8804626" calcext:value-type="float">
            <text:p>0.8804626</text:p>
          </table:table-cell>
          <table:table-cell office:value-type="float" office:value="0.9512024" calcext:value-type="float">
            <text:p>0.9512024</text:p>
          </table:table-cell>
          <table:table-cell office:value-type="float" office:value="0.9413757" calcext:value-type="float">
            <text:p>0.9413757</text:p>
          </table:table-cell>
          <table:table-cell office:value-type="float" office:value="1.02005" calcext:value-type="float">
            <text:p>1.02005</text:p>
          </table:table-cell>
          <table:table-cell office:value-type="float" office:value="1.013397" calcext:value-type="float">
            <text:p>1.013397</text:p>
          </table:table-cell>
          <table:table-cell office:value-type="float" office:value="1.089661" calcext:value-type="float">
            <text:p>1.089661</text:p>
          </table:table-cell>
          <table:table-cell office:value-type="float" office:value="1.08551" calcext:value-type="float">
            <text:p>1.08551</text:p>
          </table:table-cell>
          <table:table-cell office:value-type="float" office:value="1.159698" calcext:value-type="float">
            <text:p>1.159698</text:p>
          </table:table-cell>
          <table:table-cell office:value-type="float" office:value="1.157471" calcext:value-type="float">
            <text:p>1.15747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032004" calcext:value-type="float">
            <text:p>22032004</text:p>
          </table:table-cell>
          <table:table-cell office:value-type="float" office:value="9.613621" calcext:value-type="float">
            <text:p>9.613621</text:p>
          </table:table-cell>
          <table:table-cell office:value-type="float" office:value="-1" calcext:value-type="float">
            <text:p>-1</text:p>
          </table:table-cell>
          <table:table-cell office:value-type="float" office:value="-7.8" calcext:value-type="float">
            <text:p>-7.8</text:p>
          </table:table-cell>
          <table:table-cell office:value-type="float" office:value="0.4987179" calcext:value-type="float">
            <text:p>0.4987179</text:p>
          </table:table-cell>
          <table:table-cell office:value-type="float" office:value="0.3383332" calcext:value-type="float">
            <text:p>0.3383332</text:p>
          </table:table-cell>
          <table:table-cell office:value-type="float" office:value="245.052" calcext:value-type="float">
            <text:p>245.052</text:p>
          </table:table-cell>
          <table:table-cell office:value-type="float" office:value="0.4" calcext:value-type="float">
            <text:p>0.4</text:p>
          </table:table-cell>
          <table:table-cell office:value-type="float" office:value="0.7886963" calcext:value-type="float">
            <text:p>0.7886963</text:p>
          </table:table-cell>
          <table:table-cell office:value-type="float" office:value="0.7840271" calcext:value-type="float">
            <text:p>0.7840271</text:p>
          </table:table-cell>
          <table:table-cell office:value-type="float" office:value="0.8997498" calcext:value-type="float">
            <text:p>0.8997498</text:p>
          </table:table-cell>
          <table:table-cell office:value-type="float" office:value="0.8937683" calcext:value-type="float">
            <text:p>0.8937683</text:p>
          </table:table-cell>
          <table:table-cell office:value-type="float" office:value="0.9577637" calcext:value-type="float">
            <text:p>0.9577637</text:p>
          </table:table-cell>
          <table:table-cell office:value-type="float" office:value="0.951355" calcext:value-type="float">
            <text:p>0.951355</text:p>
          </table:table-cell>
          <table:table-cell office:value-type="float" office:value="1.026428" calcext:value-type="float">
            <text:p>1.026428</text:p>
          </table:table-cell>
          <table:table-cell office:value-type="float" office:value="1.020142" calcext:value-type="float">
            <text:p>1.020142</text:p>
          </table:table-cell>
          <table:table-cell office:value-type="float" office:value="1.095428" calcext:value-type="float">
            <text:p>1.095428</text:p>
          </table:table-cell>
          <table:table-cell office:value-type="float" office:value="1.089752" calcext:value-type="float">
            <text:p>1.089752</text:p>
          </table:table-cell>
          <table:table-cell office:value-type="float" office:value="1.164612" calcext:value-type="float">
            <text:p>1.164612</text:p>
          </table:table-cell>
          <table:table-cell office:value-type="float" office:value="1.15979" calcext:value-type="float">
            <text:p>1.1597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032004" calcext:value-type="float">
            <text:p>23032004</text:p>
          </table:table-cell>
          <table:table-cell office:value-type="float" office:value="20.9469" calcext:value-type="float">
            <text:p>20.9469</text:p>
          </table:table-cell>
          <table:table-cell office:value-type="float" office:value="0.5" calcext:value-type="float">
            <text:p>0.5</text:p>
          </table:table-cell>
          <table:table-cell office:value-type="float" office:value="-8.3" calcext:value-type="float">
            <text:p>-8.3</text:p>
          </table:table-cell>
          <table:table-cell office:value-type="float" office:value="0.4533291" calcext:value-type="float">
            <text:p>0.4533291</text:p>
          </table:table-cell>
          <table:table-cell office:value-type="float" office:value="0.2436623" calcext:value-type="float">
            <text:p>0.2436623</text:p>
          </table:table-cell>
          <table:table-cell office:value-type="float" office:value="248.184" calcext:value-type="float">
            <text:p>248.184</text:p>
          </table:table-cell>
          <table:table-cell office:value-type="float" office:value="0" calcext:value-type="float">
            <text:p>0</text:p>
          </table:table-cell>
          <table:table-cell office:value-type="float" office:value="0.7888794" calcext:value-type="float">
            <text:p>0.7888794</text:p>
          </table:table-cell>
          <table:table-cell office:value-type="float" office:value="0.7871094" calcext:value-type="float">
            <text:p>0.7871094</text:p>
          </table:table-cell>
          <table:table-cell office:value-type="float" office:value="0.900116" calcext:value-type="float">
            <text:p>0.900116</text:p>
          </table:table-cell>
          <table:table-cell office:value-type="float" office:value="0.8990784" calcext:value-type="float">
            <text:p>0.8990784</text:p>
          </table:table-cell>
          <table:table-cell office:value-type="float" office:value="0.9583435" calcext:value-type="float">
            <text:p>0.9583435</text:p>
          </table:table-cell>
          <table:table-cell office:value-type="float" office:value="0.9577332" calcext:value-type="float">
            <text:p>0.9577332</text:p>
          </table:table-cell>
          <table:table-cell office:value-type="float" office:value="1.027222" calcext:value-type="float">
            <text:p>1.027222</text:p>
          </table:table-cell>
          <table:table-cell office:value-type="float" office:value="1.026459" calcext:value-type="float">
            <text:p>1.026459</text:p>
          </table:table-cell>
          <table:table-cell office:value-type="float" office:value="1.096252" calcext:value-type="float">
            <text:p>1.096252</text:p>
          </table:table-cell>
          <table:table-cell office:value-type="float" office:value="1.09549" calcext:value-type="float">
            <text:p>1.09549</text:p>
          </table:table-cell>
          <table:table-cell office:value-type="float" office:value="1.165283" calcext:value-type="float">
            <text:p>1.165283</text:p>
          </table:table-cell>
          <table:table-cell office:value-type="float" office:value="1.164581" calcext:value-type="float">
            <text:p>1.16458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032004" calcext:value-type="float">
            <text:p>24032004</text:p>
          </table:table-cell>
          <table:table-cell office:value-type="float" office:value="19.32131" calcext:value-type="float">
            <text:p>19.32131</text:p>
          </table:table-cell>
          <table:table-cell office:value-type="float" office:value="4.5" calcext:value-type="float">
            <text:p>4.5</text:p>
          </table:table-cell>
          <table:table-cell office:value-type="float" office:value="-11.8" calcext:value-type="float">
            <text:p>-11.8</text:p>
          </table:table-cell>
          <table:table-cell office:value-type="float" office:value="0.5483372" calcext:value-type="float">
            <text:p>0.5483372</text:p>
          </table:table-cell>
          <table:table-cell office:value-type="float" office:value="0.2483582" calcext:value-type="float">
            <text:p>0.2483582</text:p>
          </table:table-cell>
          <table:table-cell office:value-type="float" office:value="263.556" calcext:value-type="float">
            <text:p>263.556</text:p>
          </table:table-cell>
          <table:table-cell office:value-type="float" office:value="0" calcext:value-type="float">
            <text:p>0</text:p>
          </table:table-cell>
          <table:table-cell office:value-type="float" office:value="0.7870789" calcext:value-type="float">
            <text:p>0.7870789</text:p>
          </table:table-cell>
          <table:table-cell office:value-type="float" office:value="0.7802429" calcext:value-type="float">
            <text:p>0.7802429</text:p>
          </table:table-cell>
          <table:table-cell office:value-type="float" office:value="0.8991089" calcext:value-type="float">
            <text:p>0.8991089</text:p>
          </table:table-cell>
          <table:table-cell office:value-type="float" office:value="0.894043" calcext:value-type="float">
            <text:p>0.894043</text:p>
          </table:table-cell>
          <table:table-cell office:value-type="float" office:value="0.9577332" calcext:value-type="float">
            <text:p>0.9577332</text:p>
          </table:table-cell>
          <table:table-cell office:value-type="float" office:value="0.9533997" calcext:value-type="float">
            <text:p>0.9533997</text:p>
          </table:table-cell>
          <table:table-cell office:value-type="float" office:value="1.026764" calcext:value-type="float">
            <text:p>1.026764</text:p>
          </table:table-cell>
          <table:table-cell office:value-type="float" office:value="1.023407" calcext:value-type="float">
            <text:p>1.023407</text:p>
          </table:table-cell>
          <table:table-cell office:value-type="float" office:value="1.095978" calcext:value-type="float">
            <text:p>1.095978</text:p>
          </table:table-cell>
          <table:table-cell office:value-type="float" office:value="1.09317" calcext:value-type="float">
            <text:p>1.09317</text:p>
          </table:table-cell>
          <table:table-cell office:value-type="float" office:value="1.1651" calcext:value-type="float">
            <text:p>1.1651</text:p>
          </table:table-cell>
          <table:table-cell office:value-type="float" office:value="1.162567" calcext:value-type="float">
            <text:p>1.1625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032004" calcext:value-type="float">
            <text:p>25032004</text:p>
          </table:table-cell>
          <table:table-cell office:value-type="float" office:value="3.082608" calcext:value-type="float">
            <text:p>3.082608</text:p>
          </table:table-cell>
          <table:table-cell office:value-type="float" office:value="7.3" calcext:value-type="float">
            <text:p>7.3</text:p>
          </table:table-cell>
          <table:table-cell office:value-type="float" office:value="2.9" calcext:value-type="float">
            <text:p>2.9</text:p>
          </table:table-cell>
          <table:table-cell office:value-type="float" office:value="0.8872858" calcext:value-type="float">
            <text:p>0.8872858</text:p>
          </table:table-cell>
          <table:table-cell office:value-type="float" office:value="0.5345185" calcext:value-type="float">
            <text:p>0.5345185</text:p>
          </table:table-cell>
          <table:table-cell office:value-type="float" office:value="261.432" calcext:value-type="float">
            <text:p>261.432</text:p>
          </table:table-cell>
          <table:table-cell office:value-type="float" office:value="11.2" calcext:value-type="float">
            <text:p>11.2</text:p>
          </table:table-cell>
          <table:table-cell office:value-type="float" office:value="0.7801819" calcext:value-type="float">
            <text:p>0.7801819</text:p>
          </table:table-cell>
          <table:table-cell office:value-type="float" office:value="0.6662598" calcext:value-type="float">
            <text:p>0.6662598</text:p>
          </table:table-cell>
          <table:table-cell office:value-type="float" office:value="0.8940125" calcext:value-type="float">
            <text:p>0.8940125</text:p>
          </table:table-cell>
          <table:table-cell office:value-type="float" office:value="0.7969971" calcext:value-type="float">
            <text:p>0.7969971</text:p>
          </table:table-cell>
          <table:table-cell office:value-type="float" office:value="0.9533691" calcext:value-type="float">
            <text:p>0.9533691</text:p>
          </table:table-cell>
          <table:table-cell office:value-type="float" office:value="0.8638611" calcext:value-type="float">
            <text:p>0.8638611</text:p>
          </table:table-cell>
          <table:table-cell office:value-type="float" office:value="1.023376" calcext:value-type="float">
            <text:p>1.023376</text:p>
          </table:table-cell>
          <table:table-cell office:value-type="float" office:value="0.9519653" calcext:value-type="float">
            <text:p>0.9519653</text:p>
          </table:table-cell>
          <table:table-cell office:value-type="float" office:value="1.093109" calcext:value-type="float">
            <text:p>1.093109</text:p>
          </table:table-cell>
          <table:table-cell office:value-type="float" office:value="1.035767" calcext:value-type="float">
            <text:p>1.035767</text:p>
          </table:table-cell>
          <table:table-cell office:value-type="float" office:value="1.162506" calcext:value-type="float">
            <text:p>1.162506</text:p>
          </table:table-cell>
          <table:table-cell office:value-type="float" office:value="1.116608" calcext:value-type="float">
            <text:p>1.11660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032004" calcext:value-type="float">
            <text:p>26032004</text:p>
          </table:table-cell>
          <table:table-cell office:value-type="float" office:value="10.28556" calcext:value-type="float">
            <text:p>10.28556</text:p>
          </table:table-cell>
          <table:table-cell office:value-type="float" office:value="13.6" calcext:value-type="float">
            <text:p>13.6</text:p>
          </table:table-cell>
          <table:table-cell office:value-type="float" office:value="2.3" calcext:value-type="float">
            <text:p>2.3</text:p>
          </table:table-cell>
          <table:table-cell office:value-type="float" office:value="1.330555" calcext:value-type="float">
            <text:p>1.330555</text:p>
          </table:table-cell>
          <table:table-cell office:value-type="float" office:value="0.7095982" calcext:value-type="float">
            <text:p>0.7095982</text:p>
          </table:table-cell>
          <table:table-cell office:value-type="float" office:value="321.336" calcext:value-type="float">
            <text:p>321.336</text:p>
          </table:table-cell>
          <table:table-cell office:value-type="float" office:value="0" calcext:value-type="float">
            <text:p>0</text:p>
          </table:table-cell>
          <table:table-cell office:value-type="float" office:value="0.7366943" calcext:value-type="float">
            <text:p>0.7366943</text:p>
          </table:table-cell>
          <table:table-cell office:value-type="float" office:value="0.6386414" calcext:value-type="float">
            <text:p>0.6386414</text:p>
          </table:table-cell>
          <table:table-cell office:value-type="float" office:value="0.840271" calcext:value-type="float">
            <text:p>0.840271</text:p>
          </table:table-cell>
          <table:table-cell office:value-type="float" office:value="0.7679749" calcext:value-type="float">
            <text:p>0.7679749</text:p>
          </table:table-cell>
          <table:table-cell office:value-type="float" office:value="0.8954773" calcext:value-type="float">
            <text:p>0.8954773</text:p>
          </table:table-cell>
          <table:table-cell office:value-type="float" office:value="0.8332825" calcext:value-type="float">
            <text:p>0.8332825</text:p>
          </table:table-cell>
          <table:table-cell office:value-type="float" office:value="0.9671021" calcext:value-type="float">
            <text:p>0.9671021</text:p>
          </table:table-cell>
          <table:table-cell office:value-type="float" office:value="0.9137878" calcext:value-type="float">
            <text:p>0.9137878</text:p>
          </table:table-cell>
          <table:table-cell office:value-type="float" office:value="1.040771" calcext:value-type="float">
            <text:p>1.040771</text:p>
          </table:table-cell>
          <table:table-cell office:value-type="float" office:value="0.9954224" calcext:value-type="float">
            <text:p>0.9954224</text:p>
          </table:table-cell>
          <table:table-cell office:value-type="float" office:value="1.116425" calcext:value-type="float">
            <text:p>1.116425</text:p>
          </table:table-cell>
          <table:table-cell office:value-type="float" office:value="1.077576" calcext:value-type="float">
            <text:p>1.07757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7032004" calcext:value-type="float">
            <text:p>27032004</text:p>
          </table:table-cell>
          <table:table-cell office:value-type="float" office:value="16.21253" calcext:value-type="float">
            <text:p>16.21253</text:p>
          </table:table-cell>
          <table:table-cell office:value-type="float" office:value="21" calcext:value-type="float">
            <text:p>21</text:p>
          </table:table-cell>
          <table:table-cell office:value-type="float" office:value="8.1" calcext:value-type="float">
            <text:p>8.1</text:p>
          </table:table-cell>
          <table:table-cell office:value-type="float" office:value="1.618302" calcext:value-type="float">
            <text:p>1.618302</text:p>
          </table:table-cell>
          <table:table-cell office:value-type="float" office:value="1.059963" calcext:value-type="float">
            <text:p>1.059963</text:p>
          </table:table-cell>
          <table:table-cell office:value-type="float" office:value="254.952" calcext:value-type="float">
            <text:p>254.952</text:p>
          </table:table-cell>
          <table:table-cell office:value-type="float" office:value="8" calcext:value-type="float">
            <text:p>8</text:p>
          </table:table-cell>
          <table:table-cell office:value-type="float" office:value="0.6608887" calcext:value-type="float">
            <text:p>0.6608887</text:p>
          </table:table-cell>
          <table:table-cell office:value-type="float" office:value="0.4913635" calcext:value-type="float">
            <text:p>0.4913635</text:p>
          </table:table-cell>
          <table:table-cell office:value-type="float" office:value="0.7730103" calcext:value-type="float">
            <text:p>0.7730103</text:p>
          </table:table-cell>
          <table:table-cell office:value-type="float" office:value="0.633606" calcext:value-type="float">
            <text:p>0.633606</text:p>
          </table:table-cell>
          <table:table-cell office:value-type="float" office:value="0.8331604" calcext:value-type="float">
            <text:p>0.8331604</text:p>
          </table:table-cell>
          <table:table-cell office:value-type="float" office:value="0.7112122" calcext:value-type="float">
            <text:p>0.7112122</text:p>
          </table:table-cell>
          <table:table-cell office:value-type="float" office:value="0.9136047" calcext:value-type="float">
            <text:p>0.9136047</text:p>
          </table:table-cell>
          <table:table-cell office:value-type="float" office:value="0.8105469" calcext:value-type="float">
            <text:p>0.8105469</text:p>
          </table:table-cell>
          <table:table-cell office:value-type="float" office:value="0.9951172" calcext:value-type="float">
            <text:p>0.9951172</text:p>
          </table:table-cell>
          <table:table-cell office:value-type="float" office:value="0.9075928" calcext:value-type="float">
            <text:p>0.9075928</text:p>
          </table:table-cell>
          <table:table-cell office:value-type="float" office:value="1.077179" calcext:value-type="float">
            <text:p>1.077179</text:p>
          </table:table-cell>
          <table:table-cell office:value-type="float" office:value="1.000031" calcext:value-type="float">
            <text:p>1.00003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032004" calcext:value-type="float">
            <text:p>28032004</text:p>
          </table:table-cell>
          <table:table-cell office:value-type="float" office:value="6.624072" calcext:value-type="float">
            <text:p>6.624072</text:p>
          </table:table-cell>
          <table:table-cell office:value-type="float" office:value="10.6" calcext:value-type="float">
            <text:p>10.6</text:p>
          </table:table-cell>
          <table:table-cell office:value-type="float" office:value="1.7" calcext:value-type="float">
            <text:p>1.7</text:p>
          </table:table-cell>
          <table:table-cell office:value-type="float" office:value="1.253756" calcext:value-type="float">
            <text:p>1.253756</text:p>
          </table:table-cell>
          <table:table-cell office:value-type="float" office:value="0.6800876" calcext:value-type="float">
            <text:p>0.6800876</text:p>
          </table:table-cell>
          <table:table-cell office:value-type="float" office:value="401.256" calcext:value-type="float">
            <text:p>401.256</text:p>
          </table:table-cell>
          <table:table-cell office:value-type="float" office:value="1" calcext:value-type="float">
            <text:p>1</text:p>
          </table:table-cell>
          <table:table-cell office:value-type="float" office:value="0.5480652" calcext:value-type="float">
            <text:p>0.5480652</text:p>
          </table:table-cell>
          <table:table-cell office:value-type="float" office:value="0.498291" calcext:value-type="float">
            <text:p>0.498291</text:p>
          </table:table-cell>
          <table:table-cell office:value-type="float" office:value="0.6600037" calcext:value-type="float">
            <text:p>0.6600037</text:p>
          </table:table-cell>
          <table:table-cell office:value-type="float" office:value="0.6333923" calcext:value-type="float">
            <text:p>0.6333923</text:p>
          </table:table-cell>
          <table:table-cell office:value-type="float" office:value="0.7222595" calcext:value-type="float">
            <text:p>0.7222595</text:p>
          </table:table-cell>
          <table:table-cell office:value-type="float" office:value="0.7017822" calcext:value-type="float">
            <text:p>0.7017822</text:p>
          </table:table-cell>
          <table:table-cell office:value-type="float" office:value="0.809082" calcext:value-type="float">
            <text:p>0.809082</text:p>
          </table:table-cell>
          <table:table-cell office:value-type="float" office:value="0.7886353" calcext:value-type="float">
            <text:p>0.7886353</text:p>
          </table:table-cell>
          <table:table-cell office:value-type="float" office:value="0.9059448" calcext:value-type="float">
            <text:p>0.9059448</text:p>
          </table:table-cell>
          <table:table-cell office:value-type="float" office:value="0.8750916" calcext:value-type="float">
            <text:p>0.8750916</text:p>
          </table:table-cell>
          <table:table-cell office:value-type="float" office:value="0.9984436" calcext:value-type="float">
            <text:p>0.9984436</text:p>
          </table:table-cell>
          <table:table-cell office:value-type="float" office:value="0.9599304" calcext:value-type="float">
            <text:p>0.959930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9032004" calcext:value-type="float">
            <text:p>29032004</text:p>
          </table:table-cell>
          <table:table-cell office:value-type="float" office:value="14.54839" calcext:value-type="float">
            <text:p>14.54839</text:p>
          </table:table-cell>
          <table:table-cell office:value-type="float" office:value="23.2" calcext:value-type="float">
            <text:p>23.2</text:p>
          </table:table-cell>
          <table:table-cell office:value-type="float" office:value="1.6" calcext:value-type="float">
            <text:p>1.6</text:p>
          </table:table-cell>
          <table:table-cell office:value-type="float" office:value="2.006981" calcext:value-type="float">
            <text:p>2.006981</text:p>
          </table:table-cell>
          <table:table-cell office:value-type="float" office:value="0.6752772" calcext:value-type="float">
            <text:p>0.6752772</text:p>
          </table:table-cell>
          <table:table-cell office:value-type="float" office:value="362.7" calcext:value-type="float">
            <text:p>362.7</text:p>
          </table:table-cell>
          <table:table-cell office:value-type="float" office:value="10.5" calcext:value-type="float">
            <text:p>10.5</text:p>
          </table:table-cell>
          <table:table-cell office:value-type="float" office:value="0.5567627" calcext:value-type="float">
            <text:p>0.5567627</text:p>
          </table:table-cell>
          <table:table-cell office:value-type="float" office:value="0.3500977" calcext:value-type="float">
            <text:p>0.3500977</text:p>
          </table:table-cell>
          <table:table-cell office:value-type="float" office:value="0.6716309" calcext:value-type="float">
            <text:p>0.6716309</text:p>
          </table:table-cell>
          <table:table-cell office:value-type="float" office:value="0.4977112" calcext:value-type="float">
            <text:p>0.4977112</text:p>
          </table:table-cell>
          <table:table-cell office:value-type="float" office:value="0.7319946" calcext:value-type="float">
            <text:p>0.7319946</text:p>
          </table:table-cell>
          <table:table-cell office:value-type="float" office:value="0.5857544" calcext:value-type="float">
            <text:p>0.5857544</text:p>
          </table:table-cell>
          <table:table-cell office:value-type="float" office:value="0.8100891" calcext:value-type="float">
            <text:p>0.8100891</text:p>
          </table:table-cell>
          <table:table-cell office:value-type="float" office:value="0.6932373" calcext:value-type="float">
            <text:p>0.6932373</text:p>
          </table:table-cell>
          <table:table-cell office:value-type="float" office:value="0.8890991" calcext:value-type="float">
            <text:p>0.8890991</text:p>
          </table:table-cell>
          <table:table-cell office:value-type="float" office:value="0.7972107" calcext:value-type="float">
            <text:p>0.7972107</text:p>
          </table:table-cell>
          <table:table-cell office:value-type="float" office:value="0.9682922" calcext:value-type="float">
            <text:p>0.9682922</text:p>
          </table:table-cell>
          <table:table-cell office:value-type="float" office:value="0.8951721" calcext:value-type="float">
            <text:p>0.89517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032004" calcext:value-type="float">
            <text:p>30032004</text:p>
          </table:table-cell>
          <table:table-cell office:value-type="float" office:value="9.537552" calcext:value-type="float">
            <text:p>9.537552</text:p>
          </table:table-cell>
          <table:table-cell office:value-type="float" office:value="17.6" calcext:value-type="float">
            <text:p>17.6</text:p>
          </table:table-cell>
          <table:table-cell office:value-type="float" office:value="3.7" calcext:value-type="float">
            <text:p>3.7</text:p>
          </table:table-cell>
          <table:table-cell office:value-type="float" office:value="1.746758" calcext:value-type="float">
            <text:p>1.746758</text:p>
          </table:table-cell>
          <table:table-cell office:value-type="float" office:value="0.7829766" calcext:value-type="float">
            <text:p>0.7829766</text:p>
          </table:table-cell>
          <table:table-cell office:value-type="float" office:value="349.92" calcext:value-type="float">
            <text:p>349.92</text:p>
          </table:table-cell>
          <table:table-cell office:value-type="float" office:value="12.1" calcext:value-type="float">
            <text:p>12.1</text:p>
          </table:table-cell>
          <table:table-cell office:value-type="float" office:value="0.3678894" calcext:value-type="float">
            <text:p>0.3678894</text:p>
          </table:table-cell>
          <table:table-cell office:value-type="float" office:value="0.3331909" calcext:value-type="float">
            <text:p>0.3331909</text:p>
          </table:table-cell>
          <table:table-cell office:value-type="float" office:value="0.4960327" calcext:value-type="float">
            <text:p>0.4960327</text:p>
          </table:table-cell>
          <table:table-cell office:value-type="float" office:value="0.4680481" calcext:value-type="float">
            <text:p>0.4680481</text:p>
          </table:table-cell>
          <table:table-cell office:value-type="float" office:value="0.583252" calcext:value-type="float">
            <text:p>0.583252</text:p>
          </table:table-cell>
          <table:table-cell office:value-type="float" office:value="0.5401001" calcext:value-type="float">
            <text:p>0.5401001</text:p>
          </table:table-cell>
          <table:table-cell office:value-type="float" office:value="0.6905823" calcext:value-type="float">
            <text:p>0.6905823</text:p>
          </table:table-cell>
          <table:table-cell office:value-type="float" office:value="0.6337585" calcext:value-type="float">
            <text:p>0.6337585</text:p>
          </table:table-cell>
          <table:table-cell office:value-type="float" office:value="0.7946472" calcext:value-type="float">
            <text:p>0.7946472</text:p>
          </table:table-cell>
          <table:table-cell office:value-type="float" office:value="0.7269897" calcext:value-type="float">
            <text:p>0.7269897</text:p>
          </table:table-cell>
          <table:table-cell office:value-type="float" office:value="0.8926697" calcext:value-type="float">
            <text:p>0.8926697</text:p>
          </table:table-cell>
          <table:table-cell office:value-type="float" office:value="0.8182373" calcext:value-type="float">
            <text:p>0.818237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1032004" calcext:value-type="float">
            <text:p>31032004</text:p>
          </table:table-cell>
          <table:table-cell office:value-type="float" office:value="2.938428" calcext:value-type="float">
            <text:p>2.938428</text:p>
          </table:table-cell>
          <table:table-cell office:value-type="float" office:value="4.8" calcext:value-type="float">
            <text:p>4.8</text:p>
          </table:table-cell>
          <table:table-cell office:value-type="float" office:value="2.6" calcext:value-type="float">
            <text:p>2.6</text:p>
          </table:table-cell>
          <table:table-cell office:value-type="float" office:value="0.8453257" calcext:value-type="float">
            <text:p>0.8453257</text:p>
          </table:table-cell>
          <table:table-cell office:value-type="float" office:value="0.7083191" calcext:value-type="float">
            <text:p>0.7083191</text:p>
          </table:table-cell>
          <table:table-cell office:value-type="float" office:value="453.42" calcext:value-type="float">
            <text:p>453.42</text:p>
          </table:table-cell>
          <table:table-cell office:value-type="float" office:value="17.5" calcext:value-type="float">
            <text:p>17.5</text:p>
          </table:table-cell>
          <table:table-cell office:value-type="float" office:value="0.3602905" calcext:value-type="float">
            <text:p>0.3602905</text:p>
          </table:table-cell>
          <table:table-cell office:value-type="float" office:value="0.2896423" calcext:value-type="float">
            <text:p>0.2896423</text:p>
          </table:table-cell>
          <table:table-cell office:value-type="float" office:value="0.487793" calcext:value-type="float">
            <text:p>0.487793</text:p>
          </table:table-cell>
          <table:table-cell office:value-type="float" office:value="0.4205627" calcext:value-type="float">
            <text:p>0.4205627</text:p>
          </table:table-cell>
          <table:table-cell office:value-type="float" office:value="0.5549316" calcext:value-type="float">
            <text:p>0.5549316</text:p>
          </table:table-cell>
          <table:table-cell office:value-type="float" office:value="0.4931641" calcext:value-type="float">
            <text:p>0.4931641</text:p>
          </table:table-cell>
          <table:table-cell office:value-type="float" office:value="0.6421509" calcext:value-type="float">
            <text:p>0.6421509</text:p>
          </table:table-cell>
          <table:table-cell office:value-type="float" office:value="0.5878906" calcext:value-type="float">
            <text:p>0.5878906</text:p>
          </table:table-cell>
          <table:table-cell office:value-type="float" office:value="0.7300415" calcext:value-type="float">
            <text:p>0.7300415</text:p>
          </table:table-cell>
          <table:table-cell office:value-type="float" office:value="0.683136" calcext:value-type="float">
            <text:p>0.683136</text:p>
          </table:table-cell>
          <table:table-cell office:value-type="float" office:value="0.8179626" calcext:value-type="float">
            <text:p>0.8179626</text:p>
          </table:table-cell>
          <table:table-cell office:value-type="float" office:value="0.7771912" calcext:value-type="float">
            <text:p>0.77719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42004" calcext:value-type="float">
            <text:p>1042004</text:p>
          </table:table-cell>
          <table:table-cell office:value-type="float" office:value="2.467548" calcext:value-type="float">
            <text:p>2.467548</text:p>
          </table:table-cell>
          <table:table-cell office:value-type="float" office:value="4.9" calcext:value-type="float">
            <text:p>4.9</text:p>
          </table:table-cell>
          <table:table-cell office:value-type="float" office:value="2.8" calcext:value-type="float">
            <text:p>2.8</text:p>
          </table:table-cell>
          <table:table-cell office:value-type="float" office:value="0.8512095" calcext:value-type="float">
            <text:p>0.8512095</text:p>
          </table:table-cell>
          <table:table-cell office:value-type="float" office:value="0.7350642" calcext:value-type="float">
            <text:p>0.7350642</text:p>
          </table:table-cell>
          <table:table-cell office:value-type="float" office:value="238.788" calcext:value-type="float">
            <text:p>238.788</text:p>
          </table:table-cell>
          <table:table-cell office:value-type="float" office:value="11.4" calcext:value-type="float">
            <text:p>11.4</text:p>
          </table:table-cell>
          <table:table-cell office:value-type="float" office:value="0.323761" calcext:value-type="float">
            <text:p>0.323761</text:p>
          </table:table-cell>
          <table:table-cell office:value-type="float" office:value="0.2745361" calcext:value-type="float">
            <text:p>0.2745361</text:p>
          </table:table-cell>
          <table:table-cell office:value-type="float" office:value="0.4485168" calcext:value-type="float">
            <text:p>0.4485168</text:p>
          </table:table-cell>
          <table:table-cell office:value-type="float" office:value="0.4077759" calcext:value-type="float">
            <text:p>0.4077759</text:p>
          </table:table-cell>
          <table:table-cell office:value-type="float" office:value="0.514679" calcext:value-type="float">
            <text:p>0.514679</text:p>
          </table:table-cell>
          <table:table-cell office:value-type="float" office:value="0.4781494" calcext:value-type="float">
            <text:p>0.4781494</text:p>
          </table:table-cell>
          <table:table-cell office:value-type="float" office:value="0.6012573" calcext:value-type="float">
            <text:p>0.6012573</text:p>
          </table:table-cell>
          <table:table-cell office:value-type="float" office:value="0.5704346" calcext:value-type="float">
            <text:p>0.5704346</text:p>
          </table:table-cell>
          <table:table-cell office:value-type="float" office:value="0.6889343" calcext:value-type="float">
            <text:p>0.6889343</text:p>
          </table:table-cell>
          <table:table-cell office:value-type="float" office:value="0.6627808" calcext:value-type="float">
            <text:p>0.6627808</text:p>
          </table:table-cell>
          <table:table-cell office:value-type="float" office:value="0.7770081" calcext:value-type="float">
            <text:p>0.7770081</text:p>
          </table:table-cell>
          <table:table-cell office:value-type="float" office:value="0.7540283" calcext:value-type="float">
            <text:p>0.754028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42004" calcext:value-type="float">
            <text:p>2042004</text:p>
          </table:table-cell>
          <table:table-cell office:value-type="float" office:value="9.130571" calcext:value-type="float">
            <text:p>9.130571</text:p>
          </table:table-cell>
          <table:table-cell office:value-type="float" office:value="7.5" calcext:value-type="float">
            <text:p>7.5</text:p>
          </table:table-cell>
          <table:table-cell office:value-type="float" office:value="2.8" calcext:value-type="float">
            <text:p>2.8</text:p>
          </table:table-cell>
          <table:table-cell office:value-type="float" office:value="0.8854065" calcext:value-type="float">
            <text:p>0.8854065</text:p>
          </table:table-cell>
          <table:table-cell office:value-type="float" office:value="0.6498811" calcext:value-type="float">
            <text:p>0.6498811</text:p>
          </table:table-cell>
          <table:table-cell office:value-type="float" office:value="329.436" calcext:value-type="float">
            <text:p>329.436</text:p>
          </table:table-cell>
          <table:table-cell office:value-type="float" office:value="0.4" calcext:value-type="float">
            <text:p>0.4</text:p>
          </table:table-cell>
          <table:table-cell office:value-type="float" office:value="0.3067627" calcext:value-type="float">
            <text:p>0.3067627</text:p>
          </table:table-cell>
          <table:table-cell office:value-type="float" office:value="0.2705078" calcext:value-type="float">
            <text:p>0.2705078</text:p>
          </table:table-cell>
          <table:table-cell office:value-type="float" office:value="0.4325867" calcext:value-type="float">
            <text:p>0.4325867</text:p>
          </table:table-cell>
          <table:table-cell office:value-type="float" office:value="0.4042053" calcext:value-type="float">
            <text:p>0.4042053</text:p>
          </table:table-cell>
          <table:table-cell office:value-type="float" office:value="0.4987488" calcext:value-type="float">
            <text:p>0.4987488</text:p>
          </table:table-cell>
          <table:table-cell office:value-type="float" office:value="0.4747925" calcext:value-type="float">
            <text:p>0.4747925</text:p>
          </table:table-cell>
          <table:table-cell office:value-type="float" office:value="0.5844727" calcext:value-type="float">
            <text:p>0.5844727</text:p>
          </table:table-cell>
          <table:table-cell office:value-type="float" office:value="0.5656433" calcext:value-type="float">
            <text:p>0.5656433</text:p>
          </table:table-cell>
          <table:table-cell office:value-type="float" office:value="0.6711426" calcext:value-type="float">
            <text:p>0.6711426</text:p>
          </table:table-cell>
          <table:table-cell office:value-type="float" office:value="0.6556091" calcext:value-type="float">
            <text:p>0.6556091</text:p>
          </table:table-cell>
          <table:table-cell office:value-type="float" office:value="0.7581177" calcext:value-type="float">
            <text:p>0.7581177</text:p>
          </table:table-cell>
          <table:table-cell office:value-type="float" office:value="0.7446289" calcext:value-type="float">
            <text:p>0.744628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42004" calcext:value-type="float">
            <text:p>3042004</text:p>
          </table:table-cell>
          <table:table-cell office:value-type="float" office:value="6.92892" calcext:value-type="float">
            <text:p>6.92892</text:p>
          </table:table-cell>
          <table:table-cell office:value-type="float" office:value="5.8" calcext:value-type="float">
            <text:p>5.8</text:p>
          </table:table-cell>
          <table:table-cell office:value-type="float" office:value="0.7" calcext:value-type="float">
            <text:p>0.7</text:p>
          </table:table-cell>
          <table:table-cell office:value-type="float" office:value="0.6360065" calcext:value-type="float">
            <text:p>0.6360065</text:p>
          </table:table-cell>
          <table:table-cell office:value-type="float" office:value="0.4904045" calcext:value-type="float">
            <text:p>0.4904045</text:p>
          </table:table-cell>
          <table:table-cell office:value-type="float" office:value="343.62" calcext:value-type="float">
            <text:p>343.62</text:p>
          </table:table-cell>
          <table:table-cell office:value-type="float" office:value="0" calcext:value-type="float">
            <text:p>0</text:p>
          </table:table-cell>
          <table:table-cell office:value-type="float" office:value="0.2758484" calcext:value-type="float">
            <text:p>0.2758484</text:p>
          </table:table-cell>
          <table:table-cell office:value-type="float" office:value="0.2574463" calcext:value-type="float">
            <text:p>0.2574463</text:p>
          </table:table-cell>
          <table:table-cell office:value-type="float" office:value="0.408844" calcext:value-type="float">
            <text:p>0.408844</text:p>
          </table:table-cell>
          <table:table-cell office:value-type="float" office:value="0.394989" calcext:value-type="float">
            <text:p>0.394989</text:p>
          </table:table-cell>
          <table:table-cell office:value-type="float" office:value="0.4786072" calcext:value-type="float">
            <text:p>0.4786072</text:p>
          </table:table-cell>
          <table:table-cell office:value-type="float" office:value="0.4666443" calcext:value-type="float">
            <text:p>0.4666443</text:p>
          </table:table-cell>
          <table:table-cell office:value-type="float" office:value="0.5671692" calcext:value-type="float">
            <text:p>0.5671692</text:p>
          </table:table-cell>
          <table:table-cell office:value-type="float" office:value="0.556427" calcext:value-type="float">
            <text:p>0.556427</text:p>
          </table:table-cell>
          <table:table-cell office:value-type="float" office:value="0.6557007" calcext:value-type="float">
            <text:p>0.6557007</text:p>
          </table:table-cell>
          <table:table-cell office:value-type="float" office:value="0.6455994" calcext:value-type="float">
            <text:p>0.6455994</text:p>
          </table:table-cell>
          <table:table-cell office:value-type="float" office:value="0.7445374" calcext:value-type="float">
            <text:p>0.7445374</text:p>
          </table:table-cell>
          <table:table-cell office:value-type="float" office:value="0.7341309" calcext:value-type="float">
            <text:p>0.734130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042004" calcext:value-type="float">
            <text:p>4042004</text:p>
          </table:table-cell>
          <table:table-cell office:value-type="float" office:value="21.34958" calcext:value-type="float">
            <text:p>21.34958</text:p>
          </table:table-cell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5791785" calcext:value-type="float">
            <text:p>0.5791785</text:p>
          </table:table-cell>
          <table:table-cell office:value-type="float" office:value="0.4939059" calcext:value-type="float">
            <text:p>0.4939059</text:p>
          </table:table-cell>
          <table:table-cell office:value-type="float" office:value="461.484" calcext:value-type="float">
            <text:p>461.484</text:p>
          </table:table-cell>
          <table:table-cell office:value-type="float" office:value="0" calcext:value-type="float">
            <text:p>0</text:p>
          </table:table-cell>
          <table:table-cell office:value-type="float" office:value="0.2573242" calcext:value-type="float">
            <text:p>0.2573242</text:p>
          </table:table-cell>
          <table:table-cell office:value-type="float" office:value="0.2008057" calcext:value-type="float">
            <text:p>0.2008057</text:p>
          </table:table-cell>
          <table:table-cell office:value-type="float" office:value="0.3948669" calcext:value-type="float">
            <text:p>0.3948669</text:p>
          </table:table-cell>
          <table:table-cell office:value-type="float" office:value="0.3450012" calcext:value-type="float">
            <text:p>0.3450012</text:p>
          </table:table-cell>
          <table:table-cell office:value-type="float" office:value="0.4665833" calcext:value-type="float">
            <text:p>0.4665833</text:p>
          </table:table-cell>
          <table:table-cell office:value-type="float" office:value="0.420105" calcext:value-type="float">
            <text:p>0.420105</text:p>
          </table:table-cell>
          <table:table-cell office:value-type="float" office:value="0.5563354" calcext:value-type="float">
            <text:p>0.5563354</text:p>
          </table:table-cell>
          <table:table-cell office:value-type="float" office:value="0.514679" calcext:value-type="float">
            <text:p>0.514679</text:p>
          </table:table-cell>
          <table:table-cell office:value-type="float" office:value="0.6455383" calcext:value-type="float">
            <text:p>0.6455383</text:p>
          </table:table-cell>
          <table:table-cell office:value-type="float" office:value="0.6088257" calcext:value-type="float">
            <text:p>0.6088257</text:p>
          </table:table-cell>
          <table:table-cell office:value-type="float" office:value="0.7339478" calcext:value-type="float">
            <text:p>0.7339478</text:p>
          </table:table-cell>
          <table:table-cell office:value-type="float" office:value="0.7020874" calcext:value-type="float">
            <text:p>0.702087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042004" calcext:value-type="float">
            <text:p>5042004</text:p>
          </table:table-cell>
          <table:table-cell office:value-type="float" office:value="22.71553" calcext:value-type="float">
            <text:p>22.71553</text:p>
          </table:table-cell>
          <table:table-cell office:value-type="float" office:value="12.2" calcext:value-type="float">
            <text:p>12.2</text:p>
          </table:table-cell>
          <table:table-cell office:value-type="float" office:value="0.5" calcext:value-type="float">
            <text:p>0.5</text:p>
          </table:table-cell>
          <table:table-cell office:value-type="float" office:value="0.5843223" calcext:value-type="float">
            <text:p>0.5843223</text:p>
          </table:table-cell>
          <table:table-cell office:value-type="float" office:value="0.4309562" calcext:value-type="float">
            <text:p>0.4309562</text:p>
          </table:table-cell>
          <table:table-cell office:value-type="float" office:value="444.276" calcext:value-type="float">
            <text:p>444.276</text:p>
          </table:table-cell>
          <table:table-cell office:value-type="float" office:value="0" calcext:value-type="float">
            <text:p>0</text:p>
          </table:table-cell>
          <table:table-cell office:value-type="float" office:value="0.2194519" calcext:value-type="float">
            <text:p>0.2194519</text:p>
          </table:table-cell>
          <table:table-cell office:value-type="float" office:value="0.1647644" calcext:value-type="float">
            <text:p>0.1647644</text:p>
          </table:table-cell>
          <table:table-cell office:value-type="float" office:value="0.3448486" calcext:value-type="float">
            <text:p>0.3448486</text:p>
          </table:table-cell>
          <table:table-cell office:value-type="float" office:value="0.3084106" calcext:value-type="float">
            <text:p>0.3084106</text:p>
          </table:table-cell>
          <table:table-cell office:value-type="float" office:value="0.4200134" calcext:value-type="float">
            <text:p>0.4200134</text:p>
          </table:table-cell>
          <table:table-cell office:value-type="float" office:value="0.3839111" calcext:value-type="float">
            <text:p>0.3839111</text:p>
          </table:table-cell>
          <table:table-cell office:value-type="float" office:value="0.5144958" calcext:value-type="float">
            <text:p>0.5144958</text:p>
          </table:table-cell>
          <table:table-cell office:value-type="float" office:value="0.4805908" calcext:value-type="float">
            <text:p>0.4805908</text:p>
          </table:table-cell>
          <table:table-cell office:value-type="float" office:value="0.6085815" calcext:value-type="float">
            <text:p>0.6085815</text:p>
          </table:table-cell>
          <table:table-cell office:value-type="float" office:value="0.5761719" calcext:value-type="float">
            <text:p>0.5761719</text:p>
          </table:table-cell>
          <table:table-cell office:value-type="float" office:value="0.7017822" calcext:value-type="float">
            <text:p>0.7017822</text:p>
          </table:table-cell>
          <table:table-cell office:value-type="float" office:value="0.6697998" calcext:value-type="float">
            <text:p>0.66979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042004" calcext:value-type="float">
            <text:p>6042004</text:p>
          </table:table-cell>
          <table:table-cell office:value-type="float" office:value="22.61756" calcext:value-type="float">
            <text:p>22.61756</text:p>
          </table:table-cell>
          <table:table-cell office:value-type="float" office:value="13.3" calcext:value-type="float">
            <text:p>13.3</text:p>
          </table:table-cell>
          <table:table-cell office:value-type="float" office:value="0.3" calcext:value-type="float">
            <text:p>0.3</text:p>
          </table:table-cell>
          <table:table-cell office:value-type="float" office:value="0.6010349" calcext:value-type="float">
            <text:p>0.6010349</text:p>
          </table:table-cell>
          <table:table-cell office:value-type="float" office:value="0.422783" calcext:value-type="float">
            <text:p>0.422783</text:p>
          </table:table-cell>
          <table:table-cell office:value-type="float" office:value="288.144" calcext:value-type="float">
            <text:p>288.144</text:p>
          </table:table-cell>
          <table:table-cell office:value-type="float" office:value="0" calcext:value-type="float">
            <text:p>0</text:p>
          </table:table-cell>
          <table:table-cell office:value-type="float" office:value="0.3838501" calcext:value-type="float">
            <text:p>0.3838501</text:p>
          </table:table-cell>
          <table:table-cell office:value-type="float" office:value="0.2197571" calcext:value-type="float">
            <text:p>0.2197571</text:p>
          </table:table-cell>
          <table:table-cell office:value-type="float" office:value="0.4588013" calcext:value-type="float">
            <text:p>0.4588013</text:p>
          </table:table-cell>
          <table:table-cell office:value-type="float" office:value="0.3424377" calcext:value-type="float">
            <text:p>0.3424377</text:p>
          </table:table-cell>
          <table:table-cell office:value-type="float" office:value="0.4994507" calcext:value-type="float">
            <text:p>0.4994507</text:p>
          </table:table-cell>
          <table:table-cell office:value-type="float" office:value="0.4071045" calcext:value-type="float">
            <text:p>0.4071045</text:p>
          </table:table-cell>
          <table:table-cell office:value-type="float" office:value="0.5583801" calcext:value-type="float">
            <text:p>0.5583801</text:p>
          </table:table-cell>
          <table:table-cell office:value-type="float" office:value="0.4921875" calcext:value-type="float">
            <text:p>0.4921875</text:p>
          </table:table-cell>
          <table:table-cell office:value-type="float" office:value="0.6242981" calcext:value-type="float">
            <text:p>0.6242981</text:p>
          </table:table-cell>
          <table:table-cell office:value-type="float" office:value="0.5801697" calcext:value-type="float">
            <text:p>0.5801697</text:p>
          </table:table-cell>
          <table:table-cell office:value-type="float" office:value="0.696228" calcext:value-type="float">
            <text:p>0.696228</text:p>
          </table:table-cell>
          <table:table-cell office:value-type="float" office:value="0.6702271" calcext:value-type="float">
            <text:p>0.670227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042004" calcext:value-type="float">
            <text:p>7042004</text:p>
          </table:table-cell>
          <table:table-cell office:value-type="float" office:value="19.65317" calcext:value-type="float">
            <text:p>19.65317</text:p>
          </table:table-cell>
          <table:table-cell office:value-type="float" office:value="13.6" calcext:value-type="float">
            <text:p>13.6</text:p>
          </table:table-cell>
          <table:table-cell office:value-type="float" office:value="0.5" calcext:value-type="float">
            <text:p>0.5</text:p>
          </table:table-cell>
          <table:table-cell office:value-type="float" office:value="0.648509" calcext:value-type="float">
            <text:p>0.648509</text:p>
          </table:table-cell>
          <table:table-cell office:value-type="float" office:value="0.4382324" calcext:value-type="float">
            <text:p>0.4382324</text:p>
          </table:table-cell>
          <table:table-cell office:value-type="float" office:value="277.848" calcext:value-type="float">
            <text:p>277.848</text:p>
          </table:table-cell>
          <table:table-cell office:value-type="float" office:value="0" calcext:value-type="float">
            <text:p>0</text:p>
          </table:table-cell>
          <table:table-cell office:value-type="float" office:value="0.4093628" calcext:value-type="float">
            <text:p>0.4093628</text:p>
          </table:table-cell>
          <table:table-cell office:value-type="float" office:value="0.3638916" calcext:value-type="float">
            <text:p>0.3638916</text:p>
          </table:table-cell>
          <table:table-cell office:value-type="float" office:value="0.4910278" calcext:value-type="float">
            <text:p>0.4910278</text:p>
          </table:table-cell>
          <table:table-cell office:value-type="float" office:value="0.4599609" calcext:value-type="float">
            <text:p>0.4599609</text:p>
          </table:table-cell>
          <table:table-cell office:value-type="float" office:value="0.5360718" calcext:value-type="float">
            <text:p>0.5360718</text:p>
          </table:table-cell>
          <table:table-cell office:value-type="float" office:value="0.5007629" calcext:value-type="float">
            <text:p>0.5007629</text:p>
          </table:table-cell>
          <table:table-cell office:value-type="float" office:value="0.5990601" calcext:value-type="float">
            <text:p>0.5990601</text:p>
          </table:table-cell>
          <table:table-cell office:value-type="float" office:value="0.5595703" calcext:value-type="float">
            <text:p>0.5595703</text:p>
          </table:table-cell>
          <table:table-cell office:value-type="float" office:value="0.6655884" calcext:value-type="float">
            <text:p>0.6655884</text:p>
          </table:table-cell>
          <table:table-cell office:value-type="float" office:value="0.6253052" calcext:value-type="float">
            <text:p>0.6253052</text:p>
          </table:table-cell>
          <table:table-cell office:value-type="float" office:value="0.7349854" calcext:value-type="float">
            <text:p>0.7349854</text:p>
          </table:table-cell>
          <table:table-cell office:value-type="float" office:value="0.697052" calcext:value-type="float">
            <text:p>0.69705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042004" calcext:value-type="float">
            <text:p>8042004</text:p>
          </table:table-cell>
          <table:table-cell office:value-type="float" office:value="21.48749" calcext:value-type="float">
            <text:p>21.48749</text:p>
          </table:table-cell>
          <table:table-cell office:value-type="float" office:value="11.3" calcext:value-type="float">
            <text:p>11.3</text:p>
          </table:table-cell>
          <table:table-cell office:value-type="float" office:value="1.6" calcext:value-type="float">
            <text:p>1.6</text:p>
          </table:table-cell>
          <table:table-cell office:value-type="float" office:value="0.465108" calcext:value-type="float">
            <text:p>0.465108</text:p>
          </table:table-cell>
          <table:table-cell office:value-type="float" office:value="0.3657872" calcext:value-type="float">
            <text:p>0.3657872</text:p>
          </table:table-cell>
          <table:table-cell office:value-type="float" office:value="395.892" calcext:value-type="float">
            <text:p>395.892</text:p>
          </table:table-cell>
          <table:table-cell office:value-type="float" office:value="0" calcext:value-type="float">
            <text:p>0</text:p>
          </table:table-cell>
          <table:table-cell office:value-type="float" office:value="0.411499" calcext:value-type="float">
            <text:p>0.411499</text:p>
          </table:table-cell>
          <table:table-cell office:value-type="float" office:value="0.3752441" calcext:value-type="float">
            <text:p>0.3752441</text:p>
          </table:table-cell>
          <table:table-cell office:value-type="float" office:value="0.5042419" calcext:value-type="float">
            <text:p>0.5042419</text:p>
          </table:table-cell>
          <table:table-cell office:value-type="float" office:value="0.4783325" calcext:value-type="float">
            <text:p>0.4783325</text:p>
          </table:table-cell>
          <table:table-cell office:value-type="float" office:value="0.5534668" calcext:value-type="float">
            <text:p>0.5534668</text:p>
          </table:table-cell>
          <table:table-cell office:value-type="float" office:value="0.5332336" calcext:value-type="float">
            <text:p>0.5332336</text:p>
          </table:table-cell>
          <table:table-cell office:value-type="float" office:value="0.6175842" calcext:value-type="float">
            <text:p>0.6175842</text:p>
          </table:table-cell>
          <table:table-cell office:value-type="float" office:value="0.5996399" calcext:value-type="float">
            <text:p>0.5996399</text:p>
          </table:table-cell>
          <table:table-cell office:value-type="float" office:value="0.6842651" calcext:value-type="float">
            <text:p>0.6842651</text:p>
          </table:table-cell>
          <table:table-cell office:value-type="float" office:value="0.6660767" calcext:value-type="float">
            <text:p>0.6660767</text:p>
          </table:table-cell>
          <table:table-cell office:value-type="float" office:value="0.7528687" calcext:value-type="float">
            <text:p>0.7528687</text:p>
          </table:table-cell>
          <table:table-cell office:value-type="float" office:value="0.735321" calcext:value-type="float">
            <text:p>0.7353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42004" calcext:value-type="float">
            <text:p>9042004</text:p>
          </table:table-cell>
          <table:table-cell office:value-type="float" office:value="23.94326" calcext:value-type="float">
            <text:p>23.94326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3838531" calcext:value-type="float">
            <text:p>0.3838531</text:p>
          </table:table-cell>
          <table:table-cell office:value-type="float" office:value="0.2976647" calcext:value-type="float">
            <text:p>0.2976647</text:p>
          </table:table-cell>
          <table:table-cell office:value-type="float" office:value="410.796" calcext:value-type="float">
            <text:p>410.796</text:p>
          </table:table-cell>
          <table:table-cell office:value-type="float" office:value="0" calcext:value-type="float">
            <text:p>0</text:p>
          </table:table-cell>
          <table:table-cell office:value-type="float" office:value="0.3970642" calcext:value-type="float">
            <text:p>0.3970642</text:p>
          </table:table-cell>
          <table:table-cell office:value-type="float" office:value="0.3564758" calcext:value-type="float">
            <text:p>0.3564758</text:p>
          </table:table-cell>
          <table:table-cell office:value-type="float" office:value="0.4985657" calcext:value-type="float">
            <text:p>0.4985657</text:p>
          </table:table-cell>
          <table:table-cell office:value-type="float" office:value="0.4670715" calcext:value-type="float">
            <text:p>0.4670715</text:p>
          </table:table-cell>
          <table:table-cell office:value-type="float" office:value="0.5519409" calcext:value-type="float">
            <text:p>0.5519409</text:p>
          </table:table-cell>
          <table:table-cell office:value-type="float" office:value="0.5256348" calcext:value-type="float">
            <text:p>0.5256348</text:p>
          </table:table-cell>
          <table:table-cell office:value-type="float" office:value="0.619812" calcext:value-type="float">
            <text:p>0.619812</text:p>
          </table:table-cell>
          <table:table-cell office:value-type="float" office:value="0.6004333" calcext:value-type="float">
            <text:p>0.6004333</text:p>
          </table:table-cell>
          <table:table-cell office:value-type="float" office:value="0.6887207" calcext:value-type="float">
            <text:p>0.6887207</text:p>
          </table:table-cell>
          <table:table-cell office:value-type="float" office:value="0.6748657" calcext:value-type="float">
            <text:p>0.6748657</text:p>
          </table:table-cell>
          <table:table-cell office:value-type="float" office:value="0.7585754" calcext:value-type="float">
            <text:p>0.7585754</text:p>
          </table:table-cell>
          <table:table-cell office:value-type="float" office:value="0.7487488" calcext:value-type="float">
            <text:p>0.748748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42004" calcext:value-type="float">
            <text:p>10042004</text:p>
          </table:table-cell>
          <table:table-cell office:value-type="float" office:value="23.7744" calcext:value-type="float">
            <text:p>23.7744</text:p>
          </table:table-cell>
          <table:table-cell office:value-type="float" office:value="13" calcext:value-type="float">
            <text:p>13</text:p>
          </table:table-cell>
          <table:table-cell office:value-type="float" office:value="-1.5" calcext:value-type="float">
            <text:p>-1.5</text:p>
          </table:table-cell>
          <table:table-cell office:value-type="float" office:value="0.555096" calcext:value-type="float">
            <text:p>0.555096</text:p>
          </table:table-cell>
          <table:table-cell office:value-type="float" office:value="0.3462628" calcext:value-type="float">
            <text:p>0.3462628</text:p>
          </table:table-cell>
          <table:table-cell office:value-type="float" office:value="153.36" calcext:value-type="float">
            <text:p>153.36</text:p>
          </table:table-cell>
          <table:table-cell office:value-type="float" office:value="0" calcext:value-type="float">
            <text:p>0</text:p>
          </table:table-cell>
          <table:table-cell office:value-type="float" office:value="0.3697815" calcext:value-type="float">
            <text:p>0.3697815</text:p>
          </table:table-cell>
          <table:table-cell office:value-type="float" office:value="0.321106" calcext:value-type="float">
            <text:p>0.321106</text:p>
          </table:table-cell>
          <table:table-cell office:value-type="float" office:value="0.478241" calcext:value-type="float">
            <text:p>0.478241</text:p>
          </table:table-cell>
          <table:table-cell office:value-type="float" office:value="0.4389954" calcext:value-type="float">
            <text:p>0.4389954</text:p>
          </table:table-cell>
          <table:table-cell office:value-type="float" office:value="0.5352173" calcext:value-type="float">
            <text:p>0.5352173</text:p>
          </table:table-cell>
          <table:table-cell office:value-type="float" office:value="0.5007019" calcext:value-type="float">
            <text:p>0.5007019</text:p>
          </table:table-cell>
          <table:table-cell office:value-type="float" office:value="0.6069336" calcext:value-type="float">
            <text:p>0.6069336</text:p>
          </table:table-cell>
          <table:table-cell office:value-type="float" office:value="0.5795593" calcext:value-type="float">
            <text:p>0.5795593</text:p>
          </table:table-cell>
          <table:table-cell office:value-type="float" office:value="0.6790466" calcext:value-type="float">
            <text:p>0.6790466</text:p>
          </table:table-cell>
          <table:table-cell office:value-type="float" office:value="0.6570435" calcext:value-type="float">
            <text:p>0.6570435</text:p>
          </table:table-cell>
          <table:table-cell office:value-type="float" office:value="0.7513733" calcext:value-type="float">
            <text:p>0.7513733</text:p>
          </table:table-cell>
          <table:table-cell office:value-type="float" office:value="0.7340698" calcext:value-type="float">
            <text:p>0.734069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042004" calcext:value-type="float">
            <text:p>11042004</text:p>
          </table:table-cell>
          <table:table-cell office:value-type="float" office:value="24.12071" calcext:value-type="float">
            <text:p>24.12071</text:p>
          </table:table-cell>
          <table:table-cell office:value-type="float" office:value="16.7" calcext:value-type="float">
            <text:p>16.7</text:p>
          </table:table-cell>
          <table:table-cell office:value-type="float" office:value="-2.5" calcext:value-type="float">
            <text:p>-2.5</text:p>
          </table:table-cell>
          <table:table-cell office:value-type="float" office:value="0.6262733" calcext:value-type="float">
            <text:p>0.6262733</text:p>
          </table:table-cell>
          <table:table-cell office:value-type="float" office:value="0.4675049" calcext:value-type="float">
            <text:p>0.4675049</text:p>
          </table:table-cell>
          <table:table-cell office:value-type="float" office:value="126.612" calcext:value-type="float">
            <text:p>126.612</text:p>
          </table:table-cell>
          <table:table-cell office:value-type="float" office:value="0" calcext:value-type="float">
            <text:p>0</text:p>
          </table:table-cell>
          <table:table-cell office:value-type="float" office:value="0.3300171" calcext:value-type="float">
            <text:p>0.3300171</text:p>
          </table:table-cell>
          <table:table-cell office:value-type="float" office:value="0.2575989" calcext:value-type="float">
            <text:p>0.2575989</text:p>
          </table:table-cell>
          <table:table-cell office:value-type="float" office:value="0.4445801" calcext:value-type="float">
            <text:p>0.4445801</text:p>
          </table:table-cell>
          <table:table-cell office:value-type="float" office:value="0.3847046" calcext:value-type="float">
            <text:p>0.3847046</text:p>
          </table:table-cell>
          <table:table-cell office:value-type="float" office:value="0.5048828" calcext:value-type="float">
            <text:p>0.5048828</text:p>
          </table:table-cell>
          <table:table-cell office:value-type="float" office:value="0.4516907" calcext:value-type="float">
            <text:p>0.4516907</text:p>
          </table:table-cell>
          <table:table-cell office:value-type="float" office:value="0.5807495" calcext:value-type="float">
            <text:p>0.5807495</text:p>
          </table:table-cell>
          <table:table-cell office:value-type="float" office:value="0.5354614" calcext:value-type="float">
            <text:p>0.5354614</text:p>
          </table:table-cell>
          <table:table-cell office:value-type="float" office:value="0.6570435" calcext:value-type="float">
            <text:p>0.6570435</text:p>
          </table:table-cell>
          <table:table-cell office:value-type="float" office:value="0.6186829" calcext:value-type="float">
            <text:p>0.6186829</text:p>
          </table:table-cell>
          <table:table-cell office:value-type="float" office:value="0.7339478" calcext:value-type="float">
            <text:p>0.7339478</text:p>
          </table:table-cell>
          <table:table-cell office:value-type="float" office:value="0.7014771" calcext:value-type="float">
            <text:p>0.701477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042004" calcext:value-type="float">
            <text:p>12042004</text:p>
          </table:table-cell>
          <table:table-cell office:value-type="float" office:value="23.36764" calcext:value-type="float">
            <text:p>23.36764</text:p>
          </table:table-cell>
          <table:table-cell office:value-type="float" office:value="17.8" calcext:value-type="float">
            <text:p>17.8</text:p>
          </table:table-cell>
          <table:table-cell office:value-type="float" office:value="0" calcext:value-type="float">
            <text:p>0</text:p>
          </table:table-cell>
          <table:table-cell office:value-type="float" office:value="0.6485533" calcext:value-type="float">
            <text:p>0.6485533</text:p>
          </table:table-cell>
          <table:table-cell office:value-type="float" office:value="0.544296" calcext:value-type="float">
            <text:p>0.544296</text:p>
          </table:table-cell>
          <table:table-cell office:value-type="float" office:value="267.228" calcext:value-type="float">
            <text:p>267.228</text:p>
          </table:table-cell>
          <table:table-cell office:value-type="float" office:value="0" calcext:value-type="float">
            <text:p>0</text:p>
          </table:table-cell>
          <table:table-cell office:value-type="float" office:value="0.262085" calcext:value-type="float">
            <text:p>0.262085</text:p>
          </table:table-cell>
          <table:table-cell office:value-type="float" office:value="0.1686401" calcext:value-type="float">
            <text:p>0.1686401</text:p>
          </table:table-cell>
          <table:table-cell office:value-type="float" office:value="0.387085" calcext:value-type="float">
            <text:p>0.387085</text:p>
          </table:table-cell>
          <table:table-cell office:value-type="float" office:value="0.3105469" calcext:value-type="float">
            <text:p>0.3105469</text:p>
          </table:table-cell>
          <table:table-cell office:value-type="float" office:value="0.45224" calcext:value-type="float">
            <text:p>0.45224</text:p>
          </table:table-cell>
          <table:table-cell office:value-type="float" office:value="0.3836975" calcext:value-type="float">
            <text:p>0.3836975</text:p>
          </table:table-cell>
          <table:table-cell office:value-type="float" office:value="0.5353699" calcext:value-type="float">
            <text:p>0.5353699</text:p>
          </table:table-cell>
          <table:table-cell office:value-type="float" office:value="0.475769" calcext:value-type="float">
            <text:p>0.475769</text:p>
          </table:table-cell>
          <table:table-cell office:value-type="float" office:value="0.6185913" calcext:value-type="float">
            <text:p>0.6185913</text:p>
          </table:table-cell>
          <table:table-cell office:value-type="float" office:value="0.5650024" calcext:value-type="float">
            <text:p>0.5650024</text:p>
          </table:table-cell>
          <table:table-cell office:value-type="float" office:value="0.7012024" calcext:value-type="float">
            <text:p>0.7012024</text:p>
          </table:table-cell>
          <table:table-cell office:value-type="float" office:value="0.653717" calcext:value-type="float">
            <text:p>0.65371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042004" calcext:value-type="float">
            <text:p>13042004</text:p>
          </table:table-cell>
          <table:table-cell office:value-type="float" office:value="23.89009" calcext:value-type="float">
            <text:p>23.89009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office:value-type="float" office:value="0.6316181" calcext:value-type="float">
            <text:p>0.6316181</text:p>
          </table:table-cell>
          <table:table-cell office:value-type="float" office:value="0.5288442" calcext:value-type="float">
            <text:p>0.5288442</text:p>
          </table:table-cell>
          <table:table-cell office:value-type="float" office:value="547.524" calcext:value-type="float">
            <text:p>547.524</text:p>
          </table:table-cell>
          <table:table-cell office:value-type="float" office:value="0" calcext:value-type="float">
            <text:p>0</text:p>
          </table:table-cell>
          <table:table-cell office:value-type="float" office:value="0.3213196" calcext:value-type="float">
            <text:p>0.3213196</text:p>
          </table:table-cell>
          <table:table-cell office:value-type="float" office:value="0.1892395" calcext:value-type="float">
            <text:p>0.1892395</text:p>
          </table:table-cell>
          <table:table-cell office:value-type="float" office:value="0.4011536" calcext:value-type="float">
            <text:p>0.4011536</text:p>
          </table:table-cell>
          <table:table-cell office:value-type="float" office:value="0.317688" calcext:value-type="float">
            <text:p>0.317688</text:p>
          </table:table-cell>
          <table:table-cell office:value-type="float" office:value="0.4444885" calcext:value-type="float">
            <text:p>0.4444885</text:p>
          </table:table-cell>
          <table:table-cell office:value-type="float" office:value="0.3837891" calcext:value-type="float">
            <text:p>0.3837891</text:p>
          </table:table-cell>
          <table:table-cell office:value-type="float" office:value="0.5067749" calcext:value-type="float">
            <text:p>0.5067749</text:p>
          </table:table-cell>
          <table:table-cell office:value-type="float" office:value="0.4697571" calcext:value-type="float">
            <text:p>0.4697571</text:p>
          </table:table-cell>
          <table:table-cell office:value-type="float" office:value="0.5750427" calcext:value-type="float">
            <text:p>0.5750427</text:p>
          </table:table-cell>
          <table:table-cell office:value-type="float" office:value="0.5542297" calcext:value-type="float">
            <text:p>0.5542297</text:p>
          </table:table-cell>
          <table:table-cell office:value-type="float" office:value="0.6534119" calcext:value-type="float">
            <text:p>0.6534119</text:p>
          </table:table-cell>
          <table:table-cell office:value-type="float" office:value="0.6377869" calcext:value-type="float">
            <text:p>0.637786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042004" calcext:value-type="float">
            <text:p>14042004</text:p>
          </table:table-cell>
          <table:table-cell office:value-type="float" office:value="16.64531" calcext:value-type="float">
            <text:p>16.64531</text:p>
          </table:table-cell>
          <table:table-cell office:value-type="float" office:value="18.9" calcext:value-type="float">
            <text:p>18.9</text:p>
          </table:table-cell>
          <table:table-cell office:value-type="float" office:value="7" calcext:value-type="float">
            <text:p>7</text:p>
          </table:table-cell>
          <table:table-cell office:value-type="float" office:value="0.7639436" calcext:value-type="float">
            <text:p>0.7639436</text:p>
          </table:table-cell>
          <table:table-cell office:value-type="float" office:value="0.4734921" calcext:value-type="float">
            <text:p>0.4734921</text:p>
          </table:table-cell>
          <table:table-cell office:value-type="float" office:value="284.544" calcext:value-type="float">
            <text:p>284.544</text:p>
          </table:table-cell>
          <table:table-cell office:value-type="float" office:value="0" calcext:value-type="float">
            <text:p>0</text:p>
          </table:table-cell>
          <table:table-cell office:value-type="float" office:value="0.3417053" calcext:value-type="float">
            <text:p>0.3417053</text:p>
          </table:table-cell>
          <table:table-cell office:value-type="float" office:value="0.291748" calcext:value-type="float">
            <text:p>0.291748</text:p>
          </table:table-cell>
          <table:table-cell office:value-type="float" office:value="0.4266663" calcext:value-type="float">
            <text:p>0.4266663</text:p>
          </table:table-cell>
          <table:table-cell office:value-type="float" office:value="0.3954163" calcext:value-type="float">
            <text:p>0.3954163</text:p>
          </table:table-cell>
          <table:table-cell office:value-type="float" office:value="0.4734192" calcext:value-type="float">
            <text:p>0.4734192</text:p>
          </table:table-cell>
          <table:table-cell office:value-type="float" office:value="0.4455872" calcext:value-type="float">
            <text:p>0.4455872</text:p>
          </table:table-cell>
          <table:table-cell office:value-type="float" office:value="0.5372314" calcext:value-type="float">
            <text:p>0.5372314</text:p>
          </table:table-cell>
          <table:table-cell office:value-type="float" office:value="0.5078125" calcext:value-type="float">
            <text:p>0.5078125</text:p>
          </table:table-cell>
          <table:table-cell office:value-type="float" office:value="0.6044922" calcext:value-type="float">
            <text:p>0.6044922</text:p>
          </table:table-cell>
          <table:table-cell office:value-type="float" office:value="0.5758972" calcext:value-type="float">
            <text:p>0.5758972</text:p>
          </table:table-cell>
          <table:table-cell office:value-type="float" office:value="0.6739502" calcext:value-type="float">
            <text:p>0.6739502</text:p>
          </table:table-cell>
          <table:table-cell office:value-type="float" office:value="0.648468" calcext:value-type="float">
            <text:p>0.64846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042004" calcext:value-type="float">
            <text:p>15042004</text:p>
          </table:table-cell>
          <table:table-cell office:value-type="float" office:value="9.314605" calcext:value-type="float">
            <text:p>9.314605</text:p>
          </table:table-cell>
          <table:table-cell office:value-type="float" office:value="18.5" calcext:value-type="float">
            <text:p>18.5</text:p>
          </table:table-cell>
          <table:table-cell office:value-type="float" office:value="7.4" calcext:value-type="float">
            <text:p>7.4</text:p>
          </table:table-cell>
          <table:table-cell office:value-type="float" office:value="1.454036" calcext:value-type="float">
            <text:p>1.454036</text:p>
          </table:table-cell>
          <table:table-cell office:value-type="float" office:value="0.8042027" calcext:value-type="float">
            <text:p>0.8042027</text:p>
          </table:table-cell>
          <table:table-cell office:value-type="float" office:value="329.76" calcext:value-type="float">
            <text:p>329.76</text:p>
          </table:table-cell>
          <table:table-cell office:value-type="float" office:value="10.8" calcext:value-type="float">
            <text:p>10.8</text:p>
          </table:table-cell>
          <table:table-cell office:value-type="float" office:value="0.4738159" calcext:value-type="float">
            <text:p>0.4738159</text:p>
          </table:table-cell>
          <table:table-cell office:value-type="float" office:value="0.1960754" calcext:value-type="float">
            <text:p>0.1960754</text:p>
          </table:table-cell>
          <table:table-cell office:value-type="float" office:value="0.4854126" calcext:value-type="float">
            <text:p>0.4854126</text:p>
          </table:table-cell>
          <table:table-cell office:value-type="float" office:value="0.3177795" calcext:value-type="float">
            <text:p>0.3177795</text:p>
          </table:table-cell>
          <table:table-cell office:value-type="float" office:value="0.4960327" calcext:value-type="float">
            <text:p>0.4960327</text:p>
          </table:table-cell>
          <table:table-cell office:value-type="float" office:value="0.384552" calcext:value-type="float">
            <text:p>0.384552</text:p>
          </table:table-cell>
          <table:table-cell office:value-type="float" office:value="0.5285645" calcext:value-type="float">
            <text:p>0.5285645</text:p>
          </table:table-cell>
          <table:table-cell office:value-type="float" office:value="0.4673767" calcext:value-type="float">
            <text:p>0.4673767</text:p>
          </table:table-cell>
          <table:table-cell office:value-type="float" office:value="0.5991821" calcext:value-type="float">
            <text:p>0.5991821</text:p>
          </table:table-cell>
          <table:table-cell office:value-type="float" office:value="0.5484924" calcext:value-type="float">
            <text:p>0.5484924</text:p>
          </table:table-cell>
          <table:table-cell office:value-type="float" office:value="0.6714478" calcext:value-type="float">
            <text:p>0.6714478</text:p>
          </table:table-cell>
          <table:table-cell office:value-type="float" office:value="0.6273193" calcext:value-type="float">
            <text:p>0.627319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042004" calcext:value-type="float">
            <text:p>16042004</text:p>
          </table:table-cell>
          <table:table-cell office:value-type="float" office:value="14.43668" calcext:value-type="float">
            <text:p>14.43668</text:p>
          </table:table-cell>
          <table:table-cell office:value-type="float" office:value="17.3" calcext:value-type="float">
            <text:p>17.3</text:p>
          </table:table-cell>
          <table:table-cell office:value-type="float" office:value="5.5" calcext:value-type="float">
            <text:p>5.5</text:p>
          </table:table-cell>
          <table:table-cell office:value-type="float" office:value="1.797668" calcext:value-type="float">
            <text:p>1.797668</text:p>
          </table:table-cell>
          <table:table-cell office:value-type="float" office:value="0.6099203" calcext:value-type="float">
            <text:p>0.6099203</text:p>
          </table:table-cell>
          <table:table-cell office:value-type="float" office:value="524.232" calcext:value-type="float">
            <text:p>524.232</text:p>
          </table:table-cell>
          <table:table-cell office:value-type="float" office:value="3.6" calcext:value-type="float">
            <text:p>3.6</text:p>
          </table:table-cell>
          <table:table-cell office:value-type="float" office:value="14.98019" calcext:value-type="float">
            <text:p>14.98019</text:p>
          </table:table-cell>
          <table:table-cell office:value-type="float" office:value="0.4835815" calcext:value-type="float">
            <text:p>0.4835815</text:p>
          </table:table-cell>
          <table:table-cell office:value-type="float" office:value="9.518585" calcext:value-type="float">
            <text:p>9.518585</text:p>
          </table:table-cell>
          <table:table-cell office:value-type="float" office:value="0.4896545" calcext:value-type="float">
            <text:p>0.4896545</text:p>
          </table:table-cell>
          <table:table-cell office:value-type="float" office:value="7.264954" calcext:value-type="float">
            <text:p>7.264954</text:p>
          </table:table-cell>
          <table:table-cell office:value-type="float" office:value="0.4993286" calcext:value-type="float">
            <text:p>0.4993286</text:p>
          </table:table-cell>
          <table:table-cell office:value-type="float" office:value="5.44519" calcext:value-type="float">
            <text:p>5.44519</text:p>
          </table:table-cell>
          <table:table-cell office:value-type="float" office:value="0.5314331" calcext:value-type="float">
            <text:p>0.5314331</text:p>
          </table:table-cell>
          <table:table-cell office:value-type="float" office:value="4.198853" calcext:value-type="float">
            <text:p>4.198853</text:p>
          </table:table-cell>
          <table:table-cell office:value-type="float" office:value="0.5801086" calcext:value-type="float">
            <text:p>0.5801086</text:p>
          </table:table-cell>
          <table:table-cell office:value-type="float" office:value="3.360626" calcext:value-type="float">
            <text:p>3.360626</text:p>
          </table:table-cell>
          <table:table-cell office:value-type="float" office:value="0.6408386" calcext:value-type="float">
            <text:p>0.640838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042004" calcext:value-type="float">
            <text:p>17042004</text:p>
          </table:table-cell>
          <table:table-cell office:value-type="float" office:value="18.31108" calcext:value-type="float">
            <text:p>18.31108</text:p>
          </table:table-cell>
          <table:table-cell office:value-type="float" office:value="15.9" calcext:value-type="float">
            <text:p>15.9</text:p>
          </table:table-cell>
          <table:table-cell office:value-type="float" office:value="4.7" calcext:value-type="float">
            <text:p>4.7</text:p>
          </table:table-cell>
          <table:table-cell office:value-type="float" office:value="0.7508174" calcext:value-type="float">
            <text:p>0.7508174</text:p>
          </table:table-cell>
          <table:table-cell office:value-type="float" office:value="0.5906456" calcext:value-type="float">
            <text:p>0.5906456</text:p>
          </table:table-cell>
          <table:table-cell office:value-type="float" office:value="600.804" calcext:value-type="float">
            <text:p>600.804</text:p>
          </table:table-cell>
          <table:table-cell office:value-type="float" office:value="0" calcext:value-type="float">
            <text:p>0</text:p>
          </table:table-cell>
          <table:table-cell office:value-type="float" office:value="24.44376" calcext:value-type="float">
            <text:p>24.44376</text:p>
          </table:table-cell>
          <table:table-cell office:value-type="float" office:value="1.019379" calcext:value-type="float">
            <text:p>1.019379</text:p>
          </table:table-cell>
          <table:table-cell office:value-type="float" office:value="14.8779" calcext:value-type="float">
            <text:p>14.8779</text:p>
          </table:table-cell>
          <table:table-cell office:value-type="float" office:value="1.940155" calcext:value-type="float">
            <text:p>1.940155</text:p>
          </table:table-cell>
          <table:table-cell office:value-type="float" office:value="11.58655" calcext:value-type="float">
            <text:p>11.58655</text:p>
          </table:table-cell>
          <table:table-cell office:value-type="float" office:value="2.290924" calcext:value-type="float">
            <text:p>2.290924</text:p>
          </table:table-cell>
          <table:table-cell office:value-type="float" office:value="8.856995" calcext:value-type="float">
            <text:p>8.856995</text:p>
          </table:table-cell>
          <table:table-cell office:value-type="float" office:value="2.528839" calcext:value-type="float">
            <text:p>2.528839</text:p>
          </table:table-cell>
          <table:table-cell office:value-type="float" office:value="6.998505" calcext:value-type="float">
            <text:p>6.998505</text:p>
          </table:table-cell>
          <table:table-cell office:value-type="float" office:value="2.589111" calcext:value-type="float">
            <text:p>2.589111</text:p>
          </table:table-cell>
          <table:table-cell office:value-type="float" office:value="5.680969" calcext:value-type="float">
            <text:p>5.680969</text:p>
          </table:table-cell>
          <table:table-cell office:value-type="float" office:value="2.517548" calcext:value-type="float">
            <text:p>2.51754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042004" calcext:value-type="float">
            <text:p>18042004</text:p>
          </table:table-cell>
          <table:table-cell office:value-type="float" office:value="13.57949" calcext:value-type="float">
            <text:p>13.57949</text:p>
          </table:table-cell>
          <table:table-cell office:value-type="float" office:value="13" calcext:value-type="float">
            <text:p>13</text:p>
          </table:table-cell>
          <table:table-cell office:value-type="float" office:value="2.4" calcext:value-type="float">
            <text:p>2.4</text:p>
          </table:table-cell>
          <table:table-cell office:value-type="float" office:value="0.8753592" calcext:value-type="float">
            <text:p>0.8753592</text:p>
          </table:table-cell>
          <table:table-cell office:value-type="float" office:value="0.6020157" calcext:value-type="float">
            <text:p>0.6020157</text:p>
          </table:table-cell>
          <table:table-cell office:value-type="float" office:value="142.452" calcext:value-type="float">
            <text:p>142.452</text:p>
          </table:table-cell>
          <table:table-cell office:value-type="float" office:value="0" calcext:value-type="float">
            <text:p>0</text:p>
          </table:table-cell>
          <table:table-cell office:value-type="float" office:value="19.83762" calcext:value-type="float">
            <text:p>19.83762</text:p>
          </table:table-cell>
          <table:table-cell office:value-type="float" office:value="1.118195" calcext:value-type="float">
            <text:p>1.118195</text:p>
          </table:table-cell>
          <table:table-cell office:value-type="float" office:value="13.13889" calcext:value-type="float">
            <text:p>13.13889</text:p>
          </table:table-cell>
          <table:table-cell office:value-type="float" office:value="3.115417" calcext:value-type="float">
            <text:p>3.115417</text:p>
          </table:table-cell>
          <table:table-cell office:value-type="float" office:value="10.61649" calcext:value-type="float">
            <text:p>10.61649</text:p>
          </table:table-cell>
          <table:table-cell office:value-type="float" office:value="3.816315" calcext:value-type="float">
            <text:p>3.816315</text:p>
          </table:table-cell>
          <table:table-cell office:value-type="float" office:value="8.732544" calcext:value-type="float">
            <text:p>8.732544</text:p>
          </table:table-cell>
          <table:table-cell office:value-type="float" office:value="4.297394" calcext:value-type="float">
            <text:p>4.297394</text:p>
          </table:table-cell>
          <table:table-cell office:value-type="float" office:value="7.365509" calcext:value-type="float">
            <text:p>7.365509</text:p>
          </table:table-cell>
          <table:table-cell office:value-type="float" office:value="4.41156" calcext:value-type="float">
            <text:p>4.41156</text:p>
          </table:table-cell>
          <table:table-cell office:value-type="float" office:value="6.337006" calcext:value-type="float">
            <text:p>6.337006</text:p>
          </table:table-cell>
          <table:table-cell office:value-type="float" office:value="4.297333" calcext:value-type="float">
            <text:p>4.2973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042004" calcext:value-type="float">
            <text:p>19042004</text:p>
          </table:table-cell>
          <table:table-cell office:value-type="float" office:value="17.56281" calcext:value-type="float">
            <text:p>17.56281</text:p>
          </table:table-cell>
          <table:table-cell office:value-type="float" office:value="13.4" calcext:value-type="float">
            <text:p>13.4</text:p>
          </table:table-cell>
          <table:table-cell office:value-type="float" office:value="3.8" calcext:value-type="float">
            <text:p>3.8</text:p>
          </table:table-cell>
          <table:table-cell office:value-type="float" office:value="0.9203542" calcext:value-type="float">
            <text:p>0.9203542</text:p>
          </table:table-cell>
          <table:table-cell office:value-type="float" office:value="0.6707461" calcext:value-type="float">
            <text:p>0.6707461</text:p>
          </table:table-cell>
          <table:table-cell office:value-type="float" office:value="309.78" calcext:value-type="float">
            <text:p>309.78</text:p>
          </table:table-cell>
          <table:table-cell office:value-type="float" office:value="0.8" calcext:value-type="float">
            <text:p>0.8</text:p>
          </table:table-cell>
          <table:table-cell office:value-type="float" office:value="26.52997" calcext:value-type="float">
            <text:p>26.52997</text:p>
          </table:table-cell>
          <table:table-cell office:value-type="float" office:value="3.607117" calcext:value-type="float">
            <text:p>3.607117</text:p>
          </table:table-cell>
          <table:table-cell office:value-type="float" office:value="16.82108" calcext:value-type="float">
            <text:p>16.82108</text:p>
          </table:table-cell>
          <table:table-cell office:value-type="float" office:value="4.78363" calcext:value-type="float">
            <text:p>4.78363</text:p>
          </table:table-cell>
          <table:table-cell office:value-type="float" office:value="13.60382" calcext:value-type="float">
            <text:p>13.60382</text:p>
          </table:table-cell>
          <table:table-cell office:value-type="float" office:value="5.181122" calcext:value-type="float">
            <text:p>5.181122</text:p>
          </table:table-cell>
          <table:table-cell office:value-type="float" office:value="10.9888" calcext:value-type="float">
            <text:p>10.9888</text:p>
          </table:table-cell>
          <table:table-cell office:value-type="float" office:value="5.351715" calcext:value-type="float">
            <text:p>5.351715</text:p>
          </table:table-cell>
          <table:table-cell office:value-type="float" office:value="9.218475" calcext:value-type="float">
            <text:p>9.218475</text:p>
          </table:table-cell>
          <table:table-cell office:value-type="float" office:value="5.310608" calcext:value-type="float">
            <text:p>5.310608</text:p>
          </table:table-cell>
          <table:table-cell office:value-type="float" office:value="7.912964" calcext:value-type="float">
            <text:p>7.912964</text:p>
          </table:table-cell>
          <table:table-cell office:value-type="float" office:value="5.125763" calcext:value-type="float">
            <text:p>5.12576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042004" calcext:value-type="float">
            <text:p>20042004</text:p>
          </table:table-cell>
          <table:table-cell office:value-type="float" office:value="25.00157" calcext:value-type="float">
            <text:p>25.00157</text:p>
          </table:table-cell>
          <table:table-cell office:value-type="float" office:value="17.1" calcext:value-type="float">
            <text:p>17.1</text:p>
          </table:table-cell>
          <table:table-cell office:value-type="float" office:value="0.7" calcext:value-type="float">
            <text:p>0.7</text:p>
          </table:table-cell>
          <table:table-cell office:value-type="float" office:value="0.746108" calcext:value-type="float">
            <text:p>0.746108</text:p>
          </table:table-cell>
          <table:table-cell office:value-type="float" office:value="0.5650771" calcext:value-type="float">
            <text:p>0.5650771</text:p>
          </table:table-cell>
          <table:table-cell office:value-type="float" office:value="300.564" calcext:value-type="float">
            <text:p>300.564</text:p>
          </table:table-cell>
          <table:table-cell office:value-type="float" office:value="0" calcext:value-type="float">
            <text:p>0</text:p>
          </table:table-cell>
          <table:table-cell office:value-type="float" office:value="28.65793" calcext:value-type="float">
            <text:p>28.65793</text:p>
          </table:table-cell>
          <table:table-cell office:value-type="float" office:value="0.6372681" calcext:value-type="float">
            <text:p>0.6372681</text:p>
          </table:table-cell>
          <table:table-cell office:value-type="float" office:value="19.12491" calcext:value-type="float">
            <text:p>19.12491</text:p>
          </table:table-cell>
          <table:table-cell office:value-type="float" office:value="3.402893" calcext:value-type="float">
            <text:p>3.402893</text:p>
          </table:table-cell>
          <table:table-cell office:value-type="float" office:value="15.56812" calcext:value-type="float">
            <text:p>15.56812</text:p>
          </table:table-cell>
          <table:table-cell office:value-type="float" office:value="4.518951" calcext:value-type="float">
            <text:p>4.518951</text:p>
          </table:table-cell>
          <table:table-cell office:value-type="float" office:value="12.80942" calcext:value-type="float">
            <text:p>12.80942</text:p>
          </table:table-cell>
          <table:table-cell office:value-type="float" office:value="5.3284" calcext:value-type="float">
            <text:p>5.3284</text:p>
          </table:table-cell>
          <table:table-cell office:value-type="float" office:value="10.80594" calcext:value-type="float">
            <text:p>10.80594</text:p>
          </table:table-cell>
          <table:table-cell office:value-type="float" office:value="5.704651" calcext:value-type="float">
            <text:p>5.704651</text:p>
          </table:table-cell>
          <table:table-cell office:value-type="float" office:value="9.309448" calcext:value-type="float">
            <text:p>9.309448</text:p>
          </table:table-cell>
          <table:table-cell office:value-type="float" office:value="5.767212" calcext:value-type="float">
            <text:p>5.76721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1042004" calcext:value-type="float">
            <text:p>21042004</text:p>
          </table:table-cell>
          <table:table-cell office:value-type="float" office:value="22.7841" calcext:value-type="float">
            <text:p>22.7841</text:p>
          </table:table-cell>
          <table:table-cell office:value-type="float" office:value="19.9" calcext:value-type="float">
            <text:p>19.9</text:p>
          </table:table-cell>
          <table:table-cell office:value-type="float" office:value="1" calcext:value-type="float">
            <text:p>1</text:p>
          </table:table-cell>
          <table:table-cell office:value-type="float" office:value="0.8134081" calcext:value-type="float">
            <text:p>0.8134081</text:p>
          </table:table-cell>
          <table:table-cell office:value-type="float" office:value="0.6402181" calcext:value-type="float">
            <text:p>0.6402181</text:p>
          </table:table-cell>
          <table:table-cell office:value-type="float" office:value="152.82" calcext:value-type="float">
            <text:p>152.82</text:p>
          </table:table-cell>
          <table:table-cell office:value-type="float" office:value="0" calcext:value-type="float">
            <text:p>0</text:p>
          </table:table-cell>
          <table:table-cell office:value-type="float" office:value="31.58969" calcext:value-type="float">
            <text:p>31.58969</text:p>
          </table:table-cell>
          <table:table-cell office:value-type="float" office:value="1.74292" calcext:value-type="float">
            <text:p>1.74292</text:p>
          </table:table-cell>
          <table:table-cell office:value-type="float" office:value="20.61255" calcext:value-type="float">
            <text:p>20.61255</text:p>
          </table:table-cell>
          <table:table-cell office:value-type="float" office:value="5.034729" calcext:value-type="float">
            <text:p>5.034729</text:p>
          </table:table-cell>
          <table:table-cell office:value-type="float" office:value="17.10062" calcext:value-type="float">
            <text:p>17.10062</text:p>
          </table:table-cell>
          <table:table-cell office:value-type="float" office:value="6.065643" calcext:value-type="float">
            <text:p>6.065643</text:p>
          </table:table-cell>
          <table:table-cell office:value-type="float" office:value="14.28387" calcext:value-type="float">
            <text:p>14.28387</text:p>
          </table:table-cell>
          <table:table-cell office:value-type="float" office:value="6.784607" calcext:value-type="float">
            <text:p>6.784607</text:p>
          </table:table-cell>
          <table:table-cell office:value-type="float" office:value="12.22708" calcext:value-type="float">
            <text:p>12.22708</text:p>
          </table:table-cell>
          <table:table-cell office:value-type="float" office:value="7.070068" calcext:value-type="float">
            <text:p>7.070068</text:p>
          </table:table-cell>
          <table:table-cell office:value-type="float" office:value="10.65448" calcext:value-type="float">
            <text:p>10.65448</text:p>
          </table:table-cell>
          <table:table-cell office:value-type="float" office:value="7.041473" calcext:value-type="float">
            <text:p>7.04147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2042004" calcext:value-type="float">
            <text:p>22042004</text:p>
          </table:table-cell>
          <table:table-cell office:value-type="float" office:value="22.74029" calcext:value-type="float">
            <text:p>22.74029</text:p>
          </table:table-cell>
          <table:table-cell office:value-type="float" office:value="20.5" calcext:value-type="float">
            <text:p>20.5</text:p>
          </table:table-cell>
          <table:table-cell office:value-type="float" office:value="4.8" calcext:value-type="float">
            <text:p>4.8</text:p>
          </table:table-cell>
          <table:table-cell office:value-type="float" office:value="0.891013" calcext:value-type="float">
            <text:p>0.891013</text:p>
          </table:table-cell>
          <table:table-cell office:value-type="float" office:value="0.6970751" calcext:value-type="float">
            <text:p>0.6970751</text:p>
          </table:table-cell>
          <table:table-cell office:value-type="float" office:value="141.048" calcext:value-type="float">
            <text:p>141.048</text:p>
          </table:table-cell>
          <table:table-cell office:value-type="float" office:value="0" calcext:value-type="float">
            <text:p>0</text:p>
          </table:table-cell>
          <table:table-cell office:value-type="float" office:value="38.26248" calcext:value-type="float">
            <text:p>38.26248</text:p>
          </table:table-cell>
          <table:table-cell office:value-type="float" office:value="5.154388" calcext:value-type="float">
            <text:p>5.154388</text:p>
          </table:table-cell>
          <table:table-cell office:value-type="float" office:value="23.5134" calcext:value-type="float">
            <text:p>23.5134</text:p>
          </table:table-cell>
          <table:table-cell office:value-type="float" office:value="8.062134" calcext:value-type="float">
            <text:p>8.062134</text:p>
          </table:table-cell>
          <table:table-cell office:value-type="float" office:value="19.9563" calcext:value-type="float">
            <text:p>19.9563</text:p>
          </table:table-cell>
          <table:table-cell office:value-type="float" office:value="8.817627" calcext:value-type="float">
            <text:p>8.817627</text:p>
          </table:table-cell>
          <table:table-cell office:value-type="float" office:value="16.8623" calcext:value-type="float">
            <text:p>16.8623</text:p>
          </table:table-cell>
          <table:table-cell office:value-type="float" office:value="9.196716" calcext:value-type="float">
            <text:p>9.196716</text:p>
          </table:table-cell>
          <table:table-cell office:value-type="float" office:value="14.53369" calcext:value-type="float">
            <text:p>14.53369</text:p>
          </table:table-cell>
          <table:table-cell office:value-type="float" office:value="9.181488" calcext:value-type="float">
            <text:p>9.181488</text:p>
          </table:table-cell>
          <table:table-cell office:value-type="float" office:value="12.71799" calcext:value-type="float">
            <text:p>12.71799</text:p>
          </table:table-cell>
          <table:table-cell office:value-type="float" office:value="8.899109" calcext:value-type="float">
            <text:p>8.89910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042004" calcext:value-type="float">
            <text:p>23042004</text:p>
          </table:table-cell>
          <table:table-cell office:value-type="float" office:value="20.2664" calcext:value-type="float">
            <text:p>20.2664</text:p>
          </table:table-cell>
          <table:table-cell office:value-type="float" office:value="19.2" calcext:value-type="float">
            <text:p>19.2</text:p>
          </table:table-cell>
          <table:table-cell office:value-type="float" office:value="4.8" calcext:value-type="float">
            <text:p>4.8</text:p>
          </table:table-cell>
          <table:table-cell office:value-type="float" office:value="1.246836" calcext:value-type="float">
            <text:p>1.246836</text:p>
          </table:table-cell>
          <table:table-cell office:value-type="float" office:value="0.6681269" calcext:value-type="float">
            <text:p>0.6681269</text:p>
          </table:table-cell>
          <table:table-cell office:value-type="float" office:value="381.132" calcext:value-type="float">
            <text:p>381.132</text:p>
          </table:table-cell>
          <table:table-cell office:value-type="float" office:value="10.8" calcext:value-type="float">
            <text:p>10.8</text:p>
          </table:table-cell>
          <table:table-cell office:value-type="float" office:value="35.90479" calcext:value-type="float">
            <text:p>35.90479</text:p>
          </table:table-cell>
          <table:table-cell office:value-type="float" office:value="6.34317" calcext:value-type="float">
            <text:p>6.34317</text:p>
          </table:table-cell>
          <table:table-cell office:value-type="float" office:value="24.35239" calcext:value-type="float">
            <text:p>24.35239</text:p>
          </table:table-cell>
          <table:table-cell office:value-type="float" office:value="9.477142" calcext:value-type="float">
            <text:p>9.477142</text:p>
          </table:table-cell>
          <table:table-cell office:value-type="float" office:value="20.75644" calcext:value-type="float">
            <text:p>20.75644</text:p>
          </table:table-cell>
          <table:table-cell office:value-type="float" office:value="10.52295" calcext:value-type="float">
            <text:p>10.52295</text:p>
          </table:table-cell>
          <table:table-cell office:value-type="float" office:value="17.46213" calcext:value-type="float">
            <text:p>17.46213</text:p>
          </table:table-cell>
          <table:table-cell office:value-type="float" office:value="10.92514" calcext:value-type="float">
            <text:p>10.92514</text:p>
          </table:table-cell>
          <table:table-cell office:value-type="float" office:value="15.0639" calcext:value-type="float">
            <text:p>15.0639</text:p>
          </table:table-cell>
          <table:table-cell office:value-type="float" office:value="10.8833" calcext:value-type="float">
            <text:p>10.8833</text:p>
          </table:table-cell>
          <table:table-cell office:value-type="float" office:value="13.28958" calcext:value-type="float">
            <text:p>13.28958</text:p>
          </table:table-cell>
          <table:table-cell office:value-type="float" office:value="10.54373" calcext:value-type="float">
            <text:p>10.5437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042004" calcext:value-type="float">
            <text:p>24042004</text:p>
          </table:table-cell>
          <table:table-cell office:value-type="float" office:value="22.58492" calcext:value-type="float">
            <text:p>22.58492</text:p>
          </table:table-cell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.2</text:p>
          </table:table-cell>
          <table:table-cell office:value-type="float" office:value="0.821006" calcext:value-type="float">
            <text:p>0.821006</text:p>
          </table:table-cell>
          <table:table-cell office:value-type="float" office:value="0.3923139" calcext:value-type="float">
            <text:p>0.3923139</text:p>
          </table:table-cell>
          <table:table-cell office:value-type="float" office:value="484.344" calcext:value-type="float">
            <text:p>484.344</text:p>
          </table:table-cell>
          <table:table-cell office:value-type="float" office:value="0" calcext:value-type="float">
            <text:p>0</text:p>
          </table:table-cell>
          <table:table-cell office:value-type="float" office:value="26.07281" calcext:value-type="float">
            <text:p>26.07281</text:p>
          </table:table-cell>
          <table:table-cell office:value-type="float" office:value="2.25473" calcext:value-type="float">
            <text:p>2.25473</text:p>
          </table:table-cell>
          <table:table-cell office:value-type="float" office:value="18.99725" calcext:value-type="float">
            <text:p>18.99725</text:p>
          </table:table-cell>
          <table:table-cell office:value-type="float" office:value="6.414886" calcext:value-type="float">
            <text:p>6.414886</text:p>
          </table:table-cell>
          <table:table-cell office:value-type="float" office:value="16.27148" calcext:value-type="float">
            <text:p>16.27148</text:p>
          </table:table-cell>
          <table:table-cell office:value-type="float" office:value="8.383362" calcext:value-type="float">
            <text:p>8.383362</text:p>
          </table:table-cell>
          <table:table-cell office:value-type="float" office:value="14.14059" calcext:value-type="float">
            <text:p>14.14059</text:p>
          </table:table-cell>
          <table:table-cell office:value-type="float" office:value="9.24942" calcext:value-type="float">
            <text:p>9.24942</text:p>
          </table:table-cell>
          <table:table-cell office:value-type="float" office:value="12.66425" calcext:value-type="float">
            <text:p>12.66425</text:p>
          </table:table-cell>
          <table:table-cell office:value-type="float" office:value="9.596771" calcext:value-type="float">
            <text:p>9.596771</text:p>
          </table:table-cell>
          <table:table-cell office:value-type="float" office:value="12.15555" calcext:value-type="float">
            <text:p>12.15555</text:p>
          </table:table-cell>
          <table:table-cell office:value-type="float" office:value="9.6297" calcext:value-type="float">
            <text:p>9.629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042004" calcext:value-type="float">
            <text:p>25042004</text:p>
          </table:table-cell>
          <table:table-cell office:value-type="float" office:value="26.84548" calcext:value-type="float">
            <text:p>26.84548</text:p>
          </table:table-cell>
          <table:table-cell office:value-type="float" office:value="8.8" calcext:value-type="float">
            <text:p>8.8</text:p>
          </table:table-cell>
          <table:table-cell office:value-type="float" office:value="-1.7" calcext:value-type="float">
            <text:p>-1.7</text:p>
          </table:table-cell>
          <table:table-cell office:value-type="float" office:value="0.4537034" calcext:value-type="float">
            <text:p>0.4537034</text:p>
          </table:table-cell>
          <table:table-cell office:value-type="float" office:value="0.3143176" calcext:value-type="float">
            <text:p>0.3143176</text:p>
          </table:table-cell>
          <table:table-cell office:value-type="float" office:value="372.6" calcext:value-type="float">
            <text:p>372.6</text:p>
          </table:table-cell>
          <table:table-cell office:value-type="float" office:value="0" calcext:value-type="float">
            <text:p>0</text:p>
          </table:table-cell>
          <table:table-cell office:value-type="float" office:value="25.55368" calcext:value-type="float">
            <text:p>25.55368</text:p>
          </table:table-cell>
          <table:table-cell office:value-type="float" office:value="0.1118164" calcext:value-type="float">
            <text:p>0.1118164</text:p>
          </table:table-cell>
          <table:table-cell office:value-type="float" office:value="18.07343" calcext:value-type="float">
            <text:p>18.07343</text:p>
          </table:table-cell>
          <table:table-cell office:value-type="float" office:value="3.810333" calcext:value-type="float">
            <text:p>3.810333</text:p>
          </table:table-cell>
          <table:table-cell office:value-type="float" office:value="15.44928" calcext:value-type="float">
            <text:p>15.44928</text:p>
          </table:table-cell>
          <table:table-cell office:value-type="float" office:value="5.548309" calcext:value-type="float">
            <text:p>5.548309</text:p>
          </table:table-cell>
          <table:table-cell office:value-type="float" office:value="13.3447" calcext:value-type="float">
            <text:p>13.3447</text:p>
          </table:table-cell>
          <table:table-cell office:value-type="float" office:value="6.896759" calcext:value-type="float">
            <text:p>6.896759</text:p>
          </table:table-cell>
          <table:table-cell office:value-type="float" office:value="11.87778" calcext:value-type="float">
            <text:p>11.87778</text:p>
          </table:table-cell>
          <table:table-cell office:value-type="float" office:value="7.746521" calcext:value-type="float">
            <text:p>7.746521</text:p>
          </table:table-cell>
          <table:table-cell office:value-type="float" office:value="10.83401" calcext:value-type="float">
            <text:p>10.83401</text:p>
          </table:table-cell>
          <table:table-cell office:value-type="float" office:value="8.195343" calcext:value-type="float">
            <text:p>8.19534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6042004" calcext:value-type="float">
            <text:p>26042004</text:p>
          </table:table-cell>
          <table:table-cell office:value-type="float" office:value="16.26591" calcext:value-type="float">
            <text:p>16.26591</text:p>
          </table:table-cell>
          <table:table-cell office:value-type="float" office:value="7.9" calcext:value-type="float">
            <text:p>7.9</text:p>
          </table:table-cell>
          <table:table-cell office:value-type="float" office:value="0.3" calcext:value-type="float">
            <text:p>0.3</text:p>
          </table:table-cell>
          <table:table-cell office:value-type="float" office:value="0.5935313" calcext:value-type="float">
            <text:p>0.5935313</text:p>
          </table:table-cell>
          <table:table-cell office:value-type="float" office:value="0.415741" calcext:value-type="float">
            <text:p>0.415741</text:p>
          </table:table-cell>
          <table:table-cell office:value-type="float" office:value="427.644" calcext:value-type="float">
            <text:p>427.644</text:p>
          </table:table-cell>
          <table:table-cell office:value-type="float" office:value="0" calcext:value-type="float">
            <text:p>0</text:p>
          </table:table-cell>
          <table:table-cell office:value-type="float" office:value="21.0535" calcext:value-type="float">
            <text:p>21.0535</text:p>
          </table:table-cell>
          <table:table-cell office:value-type="float" office:value="0.4363098" calcext:value-type="float">
            <text:p>0.4363098</text:p>
          </table:table-cell>
          <table:table-cell office:value-type="float" office:value="14.54886" calcext:value-type="float">
            <text:p>14.54886</text:p>
          </table:table-cell>
          <table:table-cell office:value-type="float" office:value="4.091034" calcext:value-type="float">
            <text:p>4.091034</text:p>
          </table:table-cell>
          <table:table-cell office:value-type="float" office:value="12.56122" calcext:value-type="float">
            <text:p>12.56122</text:p>
          </table:table-cell>
          <table:table-cell office:value-type="float" office:value="5.485291" calcext:value-type="float">
            <text:p>5.485291</text:p>
          </table:table-cell>
          <table:table-cell office:value-type="float" office:value="11.23001" calcext:value-type="float">
            <text:p>11.23001</text:p>
          </table:table-cell>
          <table:table-cell office:value-type="float" office:value="6.581665" calcext:value-type="float">
            <text:p>6.581665</text:p>
          </table:table-cell>
          <table:table-cell office:value-type="float" office:value="10.27347" calcext:value-type="float">
            <text:p>10.27347</text:p>
          </table:table-cell>
          <table:table-cell office:value-type="float" office:value="7.279205" calcext:value-type="float">
            <text:p>7.279205</text:p>
          </table:table-cell>
          <table:table-cell office:value-type="float" office:value="9.857025" calcext:value-type="float">
            <text:p>9.857025</text:p>
          </table:table-cell>
          <table:table-cell office:value-type="float" office:value="7.686218" calcext:value-type="float">
            <text:p>7.68621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7042004" calcext:value-type="float">
            <text:p>27042004</text:p>
          </table:table-cell>
          <table:table-cell office:value-type="float" office:value="26.68707" calcext:value-type="float">
            <text:p>26.68707</text:p>
          </table:table-cell>
          <table:table-cell office:value-type="float" office:value="16" calcext:value-type="float">
            <text:p>16</text:p>
          </table:table-cell>
          <table:table-cell office:value-type="float" office:value="3.7" calcext:value-type="float">
            <text:p>3.7</text:p>
          </table:table-cell>
          <table:table-cell office:value-type="float" office:value="0.7647142" calcext:value-type="float">
            <text:p>0.7647142</text:p>
          </table:table-cell>
          <table:table-cell office:value-type="float" office:value="0.5648257" calcext:value-type="float">
            <text:p>0.5648257</text:p>
          </table:table-cell>
          <table:table-cell office:value-type="float" office:value="339.696" calcext:value-type="float">
            <text:p>339.696</text:p>
          </table:table-cell>
          <table:table-cell office:value-type="float" office:value="0" calcext:value-type="float">
            <text:p>0</text:p>
          </table:table-cell>
          <table:table-cell office:value-type="float" office:value="37.29318" calcext:value-type="float">
            <text:p>37.29318</text:p>
          </table:table-cell>
          <table:table-cell office:value-type="float" office:value="2.85498" calcext:value-type="float">
            <text:p>2.85498</text:p>
          </table:table-cell>
          <table:table-cell office:value-type="float" office:value="23.75787" calcext:value-type="float">
            <text:p>23.75787</text:p>
          </table:table-cell>
          <table:table-cell office:value-type="float" office:value="5.625153" calcext:value-type="float">
            <text:p>5.625153</text:p>
          </table:table-cell>
          <table:table-cell office:value-type="float" office:value="19.79114" calcext:value-type="float">
            <text:p>19.79114</text:p>
          </table:table-cell>
          <table:table-cell office:value-type="float" office:value="6.590576" calcext:value-type="float">
            <text:p>6.590576</text:p>
          </table:table-cell>
          <table:table-cell office:value-type="float" office:value="16.56403" calcext:value-type="float">
            <text:p>16.56403</text:p>
          </table:table-cell>
          <table:table-cell office:value-type="float" office:value="7.294342" calcext:value-type="float">
            <text:p>7.294342</text:p>
          </table:table-cell>
          <table:table-cell office:value-type="float" office:value="14.27274" calcext:value-type="float">
            <text:p>14.27274</text:p>
          </table:table-cell>
          <table:table-cell office:value-type="float" office:value="7.715881" calcext:value-type="float">
            <text:p>7.715881</text:p>
          </table:table-cell>
          <table:table-cell office:value-type="float" office:value="12.60547" calcext:value-type="float">
            <text:p>12.60547</text:p>
          </table:table-cell>
          <table:table-cell office:value-type="float" office:value="7.912933" calcext:value-type="float">
            <text:p>7.91293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8042004" calcext:value-type="float">
            <text:p>28042004</text:p>
          </table:table-cell>
          <table:table-cell office:value-type="float" office:value="27.29426" calcext:value-type="float">
            <text:p>27.2942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7902899" calcext:value-type="float">
            <text:p>0.7902899</text:p>
          </table:table-cell>
          <table:table-cell office:value-type="float" office:value="0.5184245" calcext:value-type="float">
            <text:p>0.5184245</text:p>
          </table:table-cell>
          <table:table-cell office:value-type="float" office:value="399.888" calcext:value-type="float">
            <text:p>399.888</text:p>
          </table:table-cell>
          <table:table-cell office:value-type="float" office:value="0" calcext:value-type="float">
            <text:p>0</text:p>
          </table:table-cell>
          <table:table-cell office:value-type="float" office:value="41.74469" calcext:value-type="float">
            <text:p>41.74469</text:p>
          </table:table-cell>
          <table:table-cell office:value-type="float" office:value="3.950623" calcext:value-type="float">
            <text:p>3.950623</text:p>
          </table:table-cell>
          <table:table-cell office:value-type="float" office:value="27.06281" calcext:value-type="float">
            <text:p>27.06281</text:p>
          </table:table-cell>
          <table:table-cell office:value-type="float" office:value="8.081329" calcext:value-type="float">
            <text:p>8.081329</text:p>
          </table:table-cell>
          <table:table-cell office:value-type="float" office:value="23.09503" calcext:value-type="float">
            <text:p>23.09503</text:p>
          </table:table-cell>
          <table:table-cell office:value-type="float" office:value="9.368591" calcext:value-type="float">
            <text:p>9.368591</text:p>
          </table:table-cell>
          <table:table-cell office:value-type="float" office:value="19.45126" calcext:value-type="float">
            <text:p>19.45126</text:p>
          </table:table-cell>
          <table:table-cell office:value-type="float" office:value="10.1091" calcext:value-type="float">
            <text:p>10.1091</text:p>
          </table:table-cell>
          <table:table-cell office:value-type="float" office:value="16.8158" calcext:value-type="float">
            <text:p>16.8158</text:p>
          </table:table-cell>
          <table:table-cell office:value-type="float" office:value="10.37265" calcext:value-type="float">
            <text:p>10.37265</text:p>
          </table:table-cell>
          <table:table-cell office:value-type="float" office:value="14.85452" calcext:value-type="float">
            <text:p>14.85452</text:p>
          </table:table-cell>
          <table:table-cell office:value-type="float" office:value="10.29941" calcext:value-type="float">
            <text:p>10.2994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9042004" calcext:value-type="float">
            <text:p>29042004</text:p>
          </table:table-cell>
          <table:table-cell office:value-type="float" office:value="26.24135" calcext:value-type="float">
            <text:p>26.24135</text:p>
          </table:table-cell>
          <table:table-cell office:value-type="float" office:value="23.6" calcext:value-type="float">
            <text:p>23.6</text:p>
          </table:table-cell>
          <table:table-cell office:value-type="float" office:value="4" calcext:value-type="float">
            <text:p>4</text:p>
          </table:table-cell>
          <table:table-cell office:value-type="float" office:value="1.049618" calcext:value-type="float">
            <text:p>1.049618</text:p>
          </table:table-cell>
          <table:table-cell office:value-type="float" office:value="0.5546702" calcext:value-type="float">
            <text:p>0.5546702</text:p>
          </table:table-cell>
          <table:table-cell office:value-type="float" office:value="286.38" calcext:value-type="float">
            <text:p>286.38</text:p>
          </table:table-cell>
          <table:table-cell office:value-type="float" office:value="0" calcext:value-type="float">
            <text:p>0</text:p>
          </table:table-cell>
          <table:table-cell office:value-type="float" office:value="43.22815" calcext:value-type="float">
            <text:p>43.22815</text:p>
          </table:table-cell>
          <table:table-cell office:value-type="float" office:value="5.97998" calcext:value-type="float">
            <text:p>5.97998</text:p>
          </table:table-cell>
          <table:table-cell office:value-type="float" office:value="29.01712" calcext:value-type="float">
            <text:p>29.01712</text:p>
          </table:table-cell>
          <table:table-cell office:value-type="float" office:value="10.47202" calcext:value-type="float">
            <text:p>10.47202</text:p>
          </table:table-cell>
          <table:table-cell office:value-type="float" office:value="24.88428" calcext:value-type="float">
            <text:p>24.88428</text:p>
          </table:table-cell>
          <table:table-cell office:value-type="float" office:value="11.72845" calcext:value-type="float">
            <text:p>11.72845</text:p>
          </table:table-cell>
          <table:table-cell office:value-type="float" office:value="21.32974" calcext:value-type="float">
            <text:p>21.32974</text:p>
          </table:table-cell>
          <table:table-cell office:value-type="float" office:value="12.41391" calcext:value-type="float">
            <text:p>12.41391</text:p>
          </table:table-cell>
          <table:table-cell office:value-type="float" office:value="18.66214" calcext:value-type="float">
            <text:p>18.66214</text:p>
          </table:table-cell>
          <table:table-cell office:value-type="float" office:value="12.55826" calcext:value-type="float">
            <text:p>12.55826</text:p>
          </table:table-cell>
          <table:table-cell office:value-type="float" office:value="16.62305" calcext:value-type="float">
            <text:p>16.62305</text:p>
          </table:table-cell>
          <table:table-cell office:value-type="float" office:value="12.32867" calcext:value-type="float">
            <text:p>12.3286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0042004" calcext:value-type="float">
            <text:p>30042004</text:p>
          </table:table-cell>
          <table:table-cell office:value-type="float" office:value="23.2541" calcext:value-type="float">
            <text:p>23.2541</text:p>
          </table:table-cell>
          <table:table-cell office:value-type="float" office:value="25" calcext:value-type="float">
            <text:p>25</text:p>
          </table:table-cell>
          <table:table-cell office:value-type="float" office:value="6.2" calcext:value-type="float">
            <text:p>6.2</text:p>
          </table:table-cell>
          <table:table-cell office:value-type="float" office:value="1.579666" calcext:value-type="float">
            <text:p>1.579666</text:p>
          </table:table-cell>
          <table:table-cell office:value-type="float" office:value="0.8539746" calcext:value-type="float">
            <text:p>0.8539746</text:p>
          </table:table-cell>
          <table:table-cell office:value-type="float" office:value="157.248" calcext:value-type="float">
            <text:p>157.248</text:p>
          </table:table-cell>
          <table:table-cell office:value-type="float" office:value="0" calcext:value-type="float">
            <text:p>0</text:p>
          </table:table-cell>
          <table:table-cell office:value-type="float" office:value="44.10965" calcext:value-type="float">
            <text:p>44.10965</text:p>
          </table:table-cell>
          <table:table-cell office:value-type="float" office:value="8.610199" calcext:value-type="float">
            <text:p>8.610199</text:p>
          </table:table-cell>
          <table:table-cell office:value-type="float" office:value="30.45886" calcext:value-type="float">
            <text:p>30.45886</text:p>
          </table:table-cell>
          <table:table-cell office:value-type="float" office:value="12.5639" calcext:value-type="float">
            <text:p>12.5639</text:p>
          </table:table-cell>
          <table:table-cell office:value-type="float" office:value="26.01532" calcext:value-type="float">
            <text:p>26.01532</text:p>
          </table:table-cell>
          <table:table-cell office:value-type="float" office:value="13.76782" calcext:value-type="float">
            <text:p>13.76782</text:p>
          </table:table-cell>
          <table:table-cell office:value-type="float" office:value="22.31012" calcext:value-type="float">
            <text:p>22.31012</text:p>
          </table:table-cell>
          <table:table-cell office:value-type="float" office:value="14.3259" calcext:value-type="float">
            <text:p>14.3259</text:p>
          </table:table-cell>
          <table:table-cell office:value-type="float" office:value="19.68158" calcext:value-type="float">
            <text:p>19.68158</text:p>
          </table:table-cell>
          <table:table-cell office:value-type="float" office:value="14.35861" calcext:value-type="float">
            <text:p>14.35861</text:p>
          </table:table-cell>
          <table:table-cell office:value-type="float" office:value="17.72632" calcext:value-type="float">
            <text:p>17.72632</text:p>
          </table:table-cell>
          <table:table-cell office:value-type="float" office:value="14.02847" calcext:value-type="float">
            <text:p>14.0284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52004" calcext:value-type="float">
            <text:p>1052004</text:p>
          </table:table-cell>
          <table:table-cell office:value-type="float" office:value="8.219879" calcext:value-type="float">
            <text:p>8.219879</text:p>
          </table:table-cell>
          <table:table-cell office:value-type="float" office:value="16.6" calcext:value-type="float">
            <text:p>16.6</text:p>
          </table:table-cell>
          <table:table-cell office:value-type="float" office:value="11.8" calcext:value-type="float">
            <text:p>11.8</text:p>
          </table:table-cell>
          <table:table-cell office:value-type="float" office:value="1.64544" calcext:value-type="float">
            <text:p>1.64544</text:p>
          </table:table-cell>
          <table:table-cell office:value-type="float" office:value="1.311607" calcext:value-type="float">
            <text:p>1.311607</text:p>
          </table:table-cell>
          <table:table-cell office:value-type="float" office:value="209.088" calcext:value-type="float">
            <text:p>209.088</text:p>
          </table:table-cell>
          <table:table-cell office:value-type="float" office:value="9.827272" calcext:value-type="float">
            <text:p>9.827272</text:p>
          </table:table-cell>
          <table:table-cell office:value-type="float" office:value="26.6171" calcext:value-type="float">
            <text:p>26.6171</text:p>
          </table:table-cell>
          <table:table-cell office:value-type="float" office:value="12.54965" calcext:value-type="float">
            <text:p>12.54965</text:p>
          </table:table-cell>
          <table:table-cell office:value-type="float" office:value="20.95758" calcext:value-type="float">
            <text:p>20.95758</text:p>
          </table:table-cell>
          <table:table-cell office:value-type="float" office:value="14.04593" calcext:value-type="float">
            <text:p>14.04593</text:p>
          </table:table-cell>
          <table:table-cell office:value-type="float" office:value="18.90924" calcext:value-type="float">
            <text:p>18.90924</text:p>
          </table:table-cell>
          <table:table-cell office:value-type="float" office:value="14.77496" calcext:value-type="float">
            <text:p>14.77496</text:p>
          </table:table-cell>
          <table:table-cell office:value-type="float" office:value="18.8374" calcext:value-type="float">
            <text:p>18.8374</text:p>
          </table:table-cell>
          <table:table-cell office:value-type="float" office:value="15.24271" calcext:value-type="float">
            <text:p>15.24271</text:p>
          </table:table-cell>
          <table:table-cell office:value-type="float" office:value="18.25281" calcext:value-type="float">
            <text:p>18.25281</text:p>
          </table:table-cell>
          <table:table-cell office:value-type="float" office:value="15.29907" calcext:value-type="float">
            <text:p>15.29907</text:p>
          </table:table-cell>
          <table:table-cell office:value-type="float" office:value="17.27444" calcext:value-type="float">
            <text:p>17.27444</text:p>
          </table:table-cell>
          <table:table-cell office:value-type="float" office:value="15.0303" calcext:value-type="float">
            <text:p>15.030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52004" calcext:value-type="float">
            <text:p>2052004</text:p>
          </table:table-cell>
          <table:table-cell office:value-type="float" office:value="9.30132" calcext:value-type="float">
            <text:p>9.30132</text:p>
          </table:table-cell>
          <table:table-cell office:value-type="float" office:value="16.6" calcext:value-type="float">
            <text:p>16.6</text:p>
          </table:table-cell>
          <table:table-cell office:value-type="float" office:value="11.2" calcext:value-type="float">
            <text:p>11.2</text:p>
          </table:table-cell>
          <table:table-cell office:value-type="float" office:value="1.652751" calcext:value-type="float">
            <text:p>1.652751</text:p>
          </table:table-cell>
          <table:table-cell office:value-type="float" office:value="1.30474" calcext:value-type="float">
            <text:p>1.30474</text:p>
          </table:table-cell>
          <table:table-cell office:value-type="float" office:value="174.996" calcext:value-type="float">
            <text:p>174.996</text:p>
          </table:table-cell>
          <table:table-cell office:value-type="float" office:value="1.272727" calcext:value-type="float">
            <text:p>1.272727</text:p>
          </table:table-cell>
          <table:table-cell office:value-type="float" office:value="24.15686" calcext:value-type="float">
            <text:p>24.15686</text:p>
          </table:table-cell>
          <table:table-cell office:value-type="float" office:value="10.61697" calcext:value-type="float">
            <text:p>10.61697</text:p>
          </table:table-cell>
          <table:table-cell office:value-type="float" office:value="19.04636" calcext:value-type="float">
            <text:p>19.04636</text:p>
          </table:table-cell>
          <table:table-cell office:value-type="float" office:value="12.30048" calcext:value-type="float">
            <text:p>12.30048</text:p>
          </table:table-cell>
          <table:table-cell office:value-type="float" office:value="17.52078" calcext:value-type="float">
            <text:p>17.52078</text:p>
          </table:table-cell>
          <table:table-cell office:value-type="float" office:value="13.06488" calcext:value-type="float">
            <text:p>13.06488</text:p>
          </table:table-cell>
          <table:table-cell office:value-type="float" office:value="16.27905" calcext:value-type="float">
            <text:p>16.27905</text:p>
          </table:table-cell>
          <table:table-cell office:value-type="float" office:value="13.5293" calcext:value-type="float">
            <text:p>13.5293</text:p>
          </table:table-cell>
          <table:table-cell office:value-type="float" office:value="15.34897" calcext:value-type="float">
            <text:p>15.34897</text:p>
          </table:table-cell>
          <table:table-cell office:value-type="float" office:value="13.6496" calcext:value-type="float">
            <text:p>13.6496</text:p>
          </table:table-cell>
          <table:table-cell office:value-type="float" office:value="14.98648" calcext:value-type="float">
            <text:p>14.98648</text:p>
          </table:table-cell>
          <table:table-cell office:value-type="float" office:value="13.53043" calcext:value-type="float">
            <text:p>13.5304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052004" calcext:value-type="float">
            <text:p>3052004</text:p>
          </table:table-cell>
          <table:table-cell office:value-type="float" office:value="7.213823" calcext:value-type="float">
            <text:p>7.213823</text:p>
          </table:table-cell>
          <table:table-cell office:value-type="float" office:value="17.1" calcext:value-type="float">
            <text:p>17.1</text:p>
          </table:table-cell>
          <table:table-cell office:value-type="float" office:value="12.8" calcext:value-type="float">
            <text:p>12.8</text:p>
          </table:table-cell>
          <table:table-cell office:value-type="float" office:value="1.860542" calcext:value-type="float">
            <text:p>1.860542</text:p>
          </table:table-cell>
          <table:table-cell office:value-type="float" office:value="1.449872" calcext:value-type="float">
            <text:p>1.449872</text:p>
          </table:table-cell>
          <table:table-cell office:value-type="float" office:value="272.268" calcext:value-type="float">
            <text:p>272.268</text:p>
          </table:table-cell>
          <table:table-cell office:value-type="float" office:value="2.2" calcext:value-type="float">
            <text:p>2.2</text:p>
          </table:table-cell>
          <table:table-cell office:value-type="float" office:value="24.1152" calcext:value-type="float">
            <text:p>24.1152</text:p>
          </table:table-cell>
          <table:table-cell office:value-type="float" office:value="11.64828" calcext:value-type="float">
            <text:p>11.64828</text:p>
          </table:table-cell>
          <table:table-cell office:value-type="float" office:value="19.20389" calcext:value-type="float">
            <text:p>19.20389</text:p>
          </table:table-cell>
          <table:table-cell office:value-type="float" office:value="12.64594" calcext:value-type="float">
            <text:p>12.64594</text:p>
          </table:table-cell>
          <table:table-cell office:value-type="float" office:value="17.50562" calcext:value-type="float">
            <text:p>17.50562</text:p>
          </table:table-cell>
          <table:table-cell office:value-type="float" office:value="13.12204" calcext:value-type="float">
            <text:p>13.12204</text:p>
          </table:table-cell>
          <table:table-cell office:value-type="float" office:value="16.15485" calcext:value-type="float">
            <text:p>16.15485</text:p>
          </table:table-cell>
          <table:table-cell office:value-type="float" office:value="13.41904" calcext:value-type="float">
            <text:p>13.41904</text:p>
          </table:table-cell>
          <table:table-cell office:value-type="float" office:value="15.17944" calcext:value-type="float">
            <text:p>15.17944</text:p>
          </table:table-cell>
          <table:table-cell office:value-type="float" office:value="13.44131" calcext:value-type="float">
            <text:p>13.44131</text:p>
          </table:table-cell>
          <table:table-cell office:value-type="float" office:value="14.4288" calcext:value-type="float">
            <text:p>14.4288</text:p>
          </table:table-cell>
          <table:table-cell office:value-type="float" office:value="13.28189" calcext:value-type="float">
            <text:p>13.2818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052004" calcext:value-type="float">
            <text:p>4052004</text:p>
          </table:table-cell>
          <table:table-cell office:value-type="float" office:value="11.81459" calcext:value-type="float">
            <text:p>11.81459</text:p>
          </table:table-cell>
          <table:table-cell office:value-type="float" office:value="22" calcext:value-type="float">
            <text:p>22</text:p>
          </table:table-cell>
          <table:table-cell office:value-type="float" office:value="12.1" calcext:value-type="float">
            <text:p>12.1</text:p>
          </table:table-cell>
          <table:table-cell office:value-type="float" office:value="1.937408" calcext:value-type="float">
            <text:p>1.937408</text:p>
          </table:table-cell>
          <table:table-cell office:value-type="float" office:value="1.384691" calcext:value-type="float">
            <text:p>1.384691</text:p>
          </table:table-cell>
          <table:table-cell office:value-type="float" office:value="254.016" calcext:value-type="float">
            <text:p>254.016</text:p>
          </table:table-cell>
          <table:table-cell office:value-type="float" office:value="1" calcext:value-type="float">
            <text:p>1</text:p>
          </table:table-cell>
          <table:table-cell office:value-type="float" office:value="31.03577" calcext:value-type="float">
            <text:p>31.03577</text:p>
          </table:table-cell>
          <table:table-cell office:value-type="float" office:value="11.08246" calcext:value-type="float">
            <text:p>11.08246</text:p>
          </table:table-cell>
          <table:table-cell office:value-type="float" office:value="23.11682" calcext:value-type="float">
            <text:p>23.11682</text:p>
          </table:table-cell>
          <table:table-cell office:value-type="float" office:value="12.28241" calcext:value-type="float">
            <text:p>12.28241</text:p>
          </table:table-cell>
          <table:table-cell office:value-type="float" office:value="20.24054" calcext:value-type="float">
            <text:p>20.24054</text:p>
          </table:table-cell>
          <table:table-cell office:value-type="float" office:value="12.84625" calcext:value-type="float">
            <text:p>12.84625</text:p>
          </table:table-cell>
          <table:table-cell office:value-type="float" office:value="18.04526" calcext:value-type="float">
            <text:p>18.04526</text:p>
          </table:table-cell>
          <table:table-cell office:value-type="float" office:value="13.19757" calcext:value-type="float">
            <text:p>13.19757</text:p>
          </table:table-cell>
          <table:table-cell office:value-type="float" office:value="16.47516" calcext:value-type="float">
            <text:p>16.47516</text:p>
          </table:table-cell>
          <table:table-cell office:value-type="float" office:value="13.263" calcext:value-type="float">
            <text:p>13.263</text:p>
          </table:table-cell>
          <table:table-cell office:value-type="float" office:value="15.32935" calcext:value-type="float">
            <text:p>15.32935</text:p>
          </table:table-cell>
          <table:table-cell office:value-type="float" office:value="13.14102" calcext:value-type="float">
            <text:p>13.1410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052004" calcext:value-type="float">
            <text:p>5052004</text:p>
          </table:table-cell>
          <table:table-cell office:value-type="float" office:value="14.55307" calcext:value-type="float">
            <text:p>14.55307</text:p>
          </table:table-cell>
          <table:table-cell office:value-type="float" office:value="21.7" calcext:value-type="float">
            <text:p>21.7</text:p>
          </table:table-cell>
          <table:table-cell office:value-type="float" office:value="14.4" calcext:value-type="float">
            <text:p>14.4</text:p>
          </table:table-cell>
          <table:table-cell office:value-type="float" office:value="1.98547" calcext:value-type="float">
            <text:p>1.98547</text:p>
          </table:table-cell>
          <table:table-cell office:value-type="float" office:value="1.60926" calcext:value-type="float">
            <text:p>1.60926</text:p>
          </table:table-cell>
          <table:table-cell office:value-type="float" office:value="176.94" calcext:value-type="float">
            <text:p>176.94</text:p>
          </table:table-cell>
          <table:table-cell office:value-type="float" office:value="0.6" calcext:value-type="float">
            <text:p>0.6</text:p>
          </table:table-cell>
          <table:table-cell office:value-type="float" office:value="30.47321" calcext:value-type="float">
            <text:p>30.47321</text:p>
          </table:table-cell>
          <table:table-cell office:value-type="float" office:value="13.20709" calcext:value-type="float">
            <text:p>13.20709</text:p>
          </table:table-cell>
          <table:table-cell office:value-type="float" office:value="23.31946" calcext:value-type="float">
            <text:p>23.31946</text:p>
          </table:table-cell>
          <table:table-cell office:value-type="float" office:value="14.04556" calcext:value-type="float">
            <text:p>14.04556</text:p>
          </table:table-cell>
          <table:table-cell office:value-type="float" office:value="20.93631" calcext:value-type="float">
            <text:p>20.93631</text:p>
          </table:table-cell>
          <table:table-cell office:value-type="float" office:value="14.39633" calcext:value-type="float">
            <text:p>14.39633</text:p>
          </table:table-cell>
          <table:table-cell office:value-type="float" office:value="18.95117" calcext:value-type="float">
            <text:p>18.95117</text:p>
          </table:table-cell>
          <table:table-cell office:value-type="float" office:value="14.47018" calcext:value-type="float">
            <text:p>14.47018</text:p>
          </table:table-cell>
          <table:table-cell office:value-type="float" office:value="17.38751" calcext:value-type="float">
            <text:p>17.38751</text:p>
          </table:table-cell>
          <table:table-cell office:value-type="float" office:value="14.27792" calcext:value-type="float">
            <text:p>14.27792</text:p>
          </table:table-cell>
          <table:table-cell office:value-type="float" office:value="16.1572" calcext:value-type="float">
            <text:p>16.1572</text:p>
          </table:table-cell>
          <table:table-cell office:value-type="float" office:value="13.96402" calcext:value-type="float">
            <text:p>13.9640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052004" calcext:value-type="float">
            <text:p>6052004</text:p>
          </table:table-cell>
          <table:table-cell office:value-type="float" office:value="17.30531" calcext:value-type="float">
            <text:p>17.30531</text:p>
          </table:table-cell>
          <table:table-cell office:value-type="float" office:value="23.4" calcext:value-type="float">
            <text:p>23.4</text:p>
          </table:table-cell>
          <table:table-cell office:value-type="float" office:value="13.4" calcext:value-type="float">
            <text:p>13.4</text:p>
          </table:table-cell>
          <table:table-cell office:value-type="float" office:value="2.065834" calcext:value-type="float">
            <text:p>2.065834</text:p>
          </table:table-cell>
          <table:table-cell office:value-type="float" office:value="1.507909" calcext:value-type="float">
            <text:p>1.507909</text:p>
          </table:table-cell>
          <table:table-cell office:value-type="float" office:value="167.148" calcext:value-type="float">
            <text:p>167.148</text:p>
          </table:table-cell>
          <table:table-cell office:value-type="float" office:value="0" calcext:value-type="float">
            <text:p>0</text:p>
          </table:table-cell>
          <table:table-cell office:value-type="float" office:value="33.27338" calcext:value-type="float">
            <text:p>33.27338</text:p>
          </table:table-cell>
          <table:table-cell office:value-type="float" office:value="12.73026" calcext:value-type="float">
            <text:p>12.73026</text:p>
          </table:table-cell>
          <table:table-cell office:value-type="float" office:value="25.13089" calcext:value-type="float">
            <text:p>25.13089</text:p>
          </table:table-cell>
          <table:table-cell office:value-type="float" office:value="14.25073" calcext:value-type="float">
            <text:p>14.25073</text:p>
          </table:table-cell>
          <table:table-cell office:value-type="float" office:value="22.0957" calcext:value-type="float">
            <text:p>22.0957</text:p>
          </table:table-cell>
          <table:table-cell office:value-type="float" office:value="14.86179" calcext:value-type="float">
            <text:p>14.86179</text:p>
          </table:table-cell>
          <table:table-cell office:value-type="float" office:value="19.89182" calcext:value-type="float">
            <text:p>19.89182</text:p>
          </table:table-cell>
          <table:table-cell office:value-type="float" office:value="15.05957" calcext:value-type="float">
            <text:p>15.05957</text:p>
          </table:table-cell>
          <table:table-cell office:value-type="float" office:value="18.23413" calcext:value-type="float">
            <text:p>18.23413</text:p>
          </table:table-cell>
          <table:table-cell office:value-type="float" office:value="14.96283" calcext:value-type="float">
            <text:p>14.96283</text:p>
          </table:table-cell>
          <table:table-cell office:value-type="float" office:value="16.9263" calcext:value-type="float">
            <text:p>16.9263</text:p>
          </table:table-cell>
          <table:table-cell office:value-type="float" office:value="14.6662" calcext:value-type="float">
            <text:p>14.66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052004" calcext:value-type="float">
            <text:p>7052004</text:p>
          </table:table-cell>
          <table:table-cell office:value-type="float" office:value="21.78983" calcext:value-type="float">
            <text:p>21.78983</text:p>
          </table:table-cell>
          <table:table-cell office:value-type="float" office:value="22.6" calcext:value-type="float">
            <text:p>22.6</text:p>
          </table:table-cell>
          <table:table-cell office:value-type="float" office:value="13.3" calcext:value-type="float">
            <text:p>13.3</text:p>
          </table:table-cell>
          <table:table-cell office:value-type="float" office:value="1.83378" calcext:value-type="float">
            <text:p>1.83378</text:p>
          </table:table-cell>
          <table:table-cell office:value-type="float" office:value="1.104261" calcext:value-type="float">
            <text:p>1.104261</text:p>
          </table:table-cell>
          <table:table-cell office:value-type="float" office:value="314.208" calcext:value-type="float">
            <text:p>314.208</text:p>
          </table:table-cell>
          <table:table-cell office:value-type="float" office:value="0" calcext:value-type="float">
            <text:p>0</text:p>
          </table:table-cell>
          <table:table-cell office:value-type="float" office:value="44.64209" calcext:value-type="float">
            <text:p>44.64209</text:p>
          </table:table-cell>
          <table:table-cell office:value-type="float" office:value="12.98972" calcext:value-type="float">
            <text:p>12.98972</text:p>
          </table:table-cell>
          <table:table-cell office:value-type="float" office:value="30.32697" calcext:value-type="float">
            <text:p>30.32697</text:p>
          </table:table-cell>
          <table:table-cell office:value-type="float" office:value="14.93448" calcext:value-type="float">
            <text:p>14.93448</text:p>
          </table:table-cell>
          <table:table-cell office:value-type="float" office:value="26.17816" calcext:value-type="float">
            <text:p>26.17816</text:p>
          </table:table-cell>
          <table:table-cell office:value-type="float" office:value="15.58417" calcext:value-type="float">
            <text:p>15.58417</text:p>
          </table:table-cell>
          <table:table-cell office:value-type="float" office:value="22.95425" calcext:value-type="float">
            <text:p>22.95425</text:p>
          </table:table-cell>
          <table:table-cell office:value-type="float" office:value="15.80576" calcext:value-type="float">
            <text:p>15.80576</text:p>
          </table:table-cell>
          <table:table-cell office:value-type="float" office:value="20.64005" calcext:value-type="float">
            <text:p>20.64005</text:p>
          </table:table-cell>
          <table:table-cell office:value-type="float" office:value="15.68784" calcext:value-type="float">
            <text:p>15.68784</text:p>
          </table:table-cell>
          <table:table-cell office:value-type="float" office:value="18.88641" calcext:value-type="float">
            <text:p>18.88641</text:p>
          </table:table-cell>
          <table:table-cell office:value-type="float" office:value="15.36514" calcext:value-type="float">
            <text:p>15.3651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052004" calcext:value-type="float">
            <text:p>8052004</text:p>
          </table:table-cell>
          <table:table-cell office:value-type="float" office:value="8.971343" calcext:value-type="float">
            <text:p>8.971343</text:p>
          </table:table-cell>
          <table:table-cell office:value-type="float" office:value="17.5" calcext:value-type="float">
            <text:p>17.5</text:p>
          </table:table-cell>
          <table:table-cell office:value-type="float" office:value="12.8" calcext:value-type="float">
            <text:p>12.8</text:p>
          </table:table-cell>
          <table:table-cell office:value-type="float" office:value="1.656186" calcext:value-type="float">
            <text:p>1.656186</text:p>
          </table:table-cell>
          <table:table-cell office:value-type="float" office:value="1.100474" calcext:value-type="float">
            <text:p>1.100474</text:p>
          </table:table-cell>
          <table:table-cell office:value-type="float" office:value="369.288" calcext:value-type="float">
            <text:p>369.288</text:p>
          </table:table-cell>
          <table:table-cell office:value-type="float" office:value="0.2" calcext:value-type="float">
            <text:p>0.2</text:p>
          </table:table-cell>
          <table:table-cell office:value-type="float" office:value="27.17276" calcext:value-type="float">
            <text:p>27.17276</text:p>
          </table:table-cell>
          <table:table-cell office:value-type="float" office:value="13.405" calcext:value-type="float">
            <text:p>13.405</text:p>
          </table:table-cell>
          <table:table-cell office:value-type="float" office:value="22.2226" calcext:value-type="float">
            <text:p>22.2226</text:p>
          </table:table-cell>
          <table:table-cell office:value-type="float" office:value="16.07693" calcext:value-type="float">
            <text:p>16.07693</text:p>
          </table:table-cell>
          <table:table-cell office:value-type="float" office:value="20.64777" calcext:value-type="float">
            <text:p>20.64777</text:p>
          </table:table-cell>
          <table:table-cell office:value-type="float" office:value="16.95789" calcext:value-type="float">
            <text:p>16.95789</text:p>
          </table:table-cell>
          <table:table-cell office:value-type="float" office:value="19.8508" calcext:value-type="float">
            <text:p>19.8508</text:p>
          </table:table-cell>
          <table:table-cell office:value-type="float" office:value="17.26547" calcext:value-type="float">
            <text:p>17.26547</text:p>
          </table:table-cell>
          <table:table-cell office:value-type="float" office:value="19.40768" calcext:value-type="float">
            <text:p>19.40768</text:p>
          </table:table-cell>
          <table:table-cell office:value-type="float" office:value="17.09427" calcext:value-type="float">
            <text:p>17.09427</text:p>
          </table:table-cell>
          <table:table-cell office:value-type="float" office:value="18.5311" calcext:value-type="float">
            <text:p>18.5311</text:p>
          </table:table-cell>
          <table:table-cell office:value-type="float" office:value="16.70303" calcext:value-type="float">
            <text:p>16.7030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052004" calcext:value-type="float">
            <text:p>9052004</text:p>
          </table:table-cell>
          <table:table-cell office:value-type="float" office:value="12.19935" calcext:value-type="float">
            <text:p>12.19935</text:p>
          </table:table-cell>
          <table:table-cell office:value-type="float" office:value="19.1" calcext:value-type="float">
            <text:p>19.1</text:p>
          </table:table-cell>
          <table:table-cell office:value-type="float" office:value="12" calcext:value-type="float">
            <text:p>12</text:p>
          </table:table-cell>
          <table:table-cell office:value-type="float" office:value="1.619958" calcext:value-type="float">
            <text:p>1.619958</text:p>
          </table:table-cell>
          <table:table-cell office:value-type="float" office:value="1.239867" calcext:value-type="float">
            <text:p>1.239867</text:p>
          </table:table-cell>
          <table:table-cell office:value-type="float" office:value="435.168" calcext:value-type="float">
            <text:p>435.168</text:p>
          </table:table-cell>
          <table:table-cell office:value-type="float" office:value="1" calcext:value-type="float">
            <text:p>1</text:p>
          </table:table-cell>
          <table:table-cell office:value-type="float" office:value="32.88736" calcext:value-type="float">
            <text:p>32.88736</text:p>
          </table:table-cell>
          <table:table-cell office:value-type="float" office:value="11.66299" calcext:value-type="float">
            <text:p>11.66299</text:p>
          </table:table-cell>
          <table:table-cell office:value-type="float" office:value="23.94073" calcext:value-type="float">
            <text:p>23.94073</text:p>
          </table:table-cell>
          <table:table-cell office:value-type="float" office:value="14.13141" calcext:value-type="float">
            <text:p>14.13141</text:p>
          </table:table-cell>
          <table:table-cell office:value-type="float" office:value="21.64108" calcext:value-type="float">
            <text:p>21.64108</text:p>
          </table:table-cell>
          <table:table-cell office:value-type="float" office:value="14.97913" calcext:value-type="float">
            <text:p>14.97913</text:p>
          </table:table-cell>
          <table:table-cell office:value-type="float" office:value="19.69836" calcext:value-type="float">
            <text:p>19.69836</text:p>
          </table:table-cell>
          <table:table-cell office:value-type="float" office:value="15.39905" calcext:value-type="float">
            <text:p>15.39905</text:p>
          </table:table-cell>
          <table:table-cell office:value-type="float" office:value="18.31378" calcext:value-type="float">
            <text:p>18.31378</text:p>
          </table:table-cell>
          <table:table-cell office:value-type="float" office:value="15.53265" calcext:value-type="float">
            <text:p>15.53265</text:p>
          </table:table-cell>
          <table:table-cell office:value-type="float" office:value="17.24933" calcext:value-type="float">
            <text:p>17.24933</text:p>
          </table:table-cell>
          <table:table-cell office:value-type="float" office:value="15.42972" calcext:value-type="float">
            <text:p>15.4297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52004" calcext:value-type="float">
            <text:p>10052004</text:p>
          </table:table-cell>
          <table:table-cell office:value-type="float" office:value="18.5958" calcext:value-type="float">
            <text:p>18.5958</text:p>
          </table:table-cell>
          <table:table-cell office:value-type="float" office:value="21.6" calcext:value-type="float">
            <text:p>21.6</text:p>
          </table:table-cell>
          <table:table-cell office:value-type="float" office:value="12.6" calcext:value-type="float">
            <text:p>12.6</text:p>
          </table:table-cell>
          <table:table-cell office:value-type="float" office:value="1.554446" calcext:value-type="float">
            <text:p>1.554446</text:p>
          </table:table-cell>
          <table:table-cell office:value-type="float" office:value="0.9099241" calcext:value-type="float">
            <text:p>0.9099241</text:p>
          </table:table-cell>
          <table:table-cell office:value-type="float" office:value="546.048" calcext:value-type="float">
            <text:p>546.048</text:p>
          </table:table-cell>
          <table:table-cell office:value-type="float" office:value="0" calcext:value-type="float">
            <text:p>0</text:p>
          </table:table-cell>
          <table:table-cell office:value-type="float" office:value="36.47867" calcext:value-type="float">
            <text:p>36.47867</text:p>
          </table:table-cell>
          <table:table-cell office:value-type="float" office:value="11.00269" calcext:value-type="float">
            <text:p>11.00269</text:p>
          </table:table-cell>
          <table:table-cell office:value-type="float" office:value="26.22958" calcext:value-type="float">
            <text:p>26.22958</text:p>
          </table:table-cell>
          <table:table-cell office:value-type="float" office:value="13.78378" calcext:value-type="float">
            <text:p>13.78378</text:p>
          </table:table-cell>
          <table:table-cell office:value-type="float" office:value="23.29245" calcext:value-type="float">
            <text:p>23.29245</text:p>
          </table:table-cell>
          <table:table-cell office:value-type="float" office:value="14.82642" calcext:value-type="float">
            <text:p>14.82642</text:p>
          </table:table-cell>
          <table:table-cell office:value-type="float" office:value="20.88785" calcext:value-type="float">
            <text:p>20.88785</text:p>
          </table:table-cell>
          <table:table-cell office:value-type="float" office:value="15.35721" calcext:value-type="float">
            <text:p>15.35721</text:p>
          </table:table-cell>
          <table:table-cell office:value-type="float" office:value="19.2038" calcext:value-type="float">
            <text:p>19.2038</text:p>
          </table:table-cell>
          <table:table-cell office:value-type="float" office:value="15.48972" calcext:value-type="float">
            <text:p>15.48972</text:p>
          </table:table-cell>
          <table:table-cell office:value-type="float" office:value="17.9205" calcext:value-type="float">
            <text:p>17.9205</text:p>
          </table:table-cell>
          <table:table-cell office:value-type="float" office:value="15.39655" calcext:value-type="float">
            <text:p>15.3965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052004" calcext:value-type="float">
            <text:p>11052004</text:p>
          </table:table-cell>
          <table:table-cell office:value-type="float" office:value="24.13415" calcext:value-type="float">
            <text:p>24.13415</text:p>
          </table:table-cell>
          <table:table-cell office:value-type="float" office:value="22" calcext:value-type="float">
            <text:p>22</text:p>
          </table:table-cell>
          <table:table-cell office:value-type="float" office:value="13.1" calcext:value-type="float">
            <text:p>13.1</text:p>
          </table:table-cell>
          <table:table-cell office:value-type="float" office:value="1.097215" calcext:value-type="float">
            <text:p>1.097215</text:p>
          </table:table-cell>
          <table:table-cell office:value-type="float" office:value="0.9396763" calcext:value-type="float">
            <text:p>0.9396763</text:p>
          </table:table-cell>
          <table:table-cell office:value-type="float" office:value="369.9" calcext:value-type="float">
            <text:p>369.9</text:p>
          </table:table-cell>
          <table:table-cell office:value-type="float" office:value="0" calcext:value-type="float">
            <text:p>0</text:p>
          </table:table-cell>
          <table:table-cell office:value-type="float" office:value="46.12628" calcext:value-type="float">
            <text:p>46.12628</text:p>
          </table:table-cell>
          <table:table-cell office:value-type="float" office:value="13.12756" calcext:value-type="float">
            <text:p>13.12756</text:p>
          </table:table-cell>
          <table:table-cell office:value-type="float" office:value="31.66763" calcext:value-type="float">
            <text:p>31.66763</text:p>
          </table:table-cell>
          <table:table-cell office:value-type="float" office:value="15.40292" calcext:value-type="float">
            <text:p>15.40292</text:p>
          </table:table-cell>
          <table:table-cell office:value-type="float" office:value="27.65411" calcext:value-type="float">
            <text:p>27.65411</text:p>
          </table:table-cell>
          <table:table-cell office:value-type="float" office:value="16.16406" calcext:value-type="float">
            <text:p>16.16406</text:p>
          </table:table-cell>
          <table:table-cell office:value-type="float" office:value="24.35083" calcext:value-type="float">
            <text:p>24.35083</text:p>
          </table:table-cell>
          <table:table-cell office:value-type="float" office:value="16.50674" calcext:value-type="float">
            <text:p>16.50674</text:p>
          </table:table-cell>
          <table:table-cell office:value-type="float" office:value="21.96899" calcext:value-type="float">
            <text:p>21.96899</text:p>
          </table:table-cell>
          <table:table-cell office:value-type="float" office:value="16.47446" calcext:value-type="float">
            <text:p>16.47446</text:p>
          </table:table-cell>
          <table:table-cell office:value-type="float" office:value="20.13382" calcext:value-type="float">
            <text:p>20.13382</text:p>
          </table:table-cell>
          <table:table-cell office:value-type="float" office:value="16.22327" calcext:value-type="float">
            <text:p>16.2232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052004" calcext:value-type="float">
            <text:p>12052004</text:p>
          </table:table-cell>
          <table:table-cell office:value-type="float" office:value="28.3197" calcext:value-type="float">
            <text:p>28.3197</text:p>
          </table:table-cell>
          <table:table-cell office:value-type="float" office:value="23.7" calcext:value-type="float">
            <text:p>23.7</text:p>
          </table:table-cell>
          <table:table-cell office:value-type="float" office:value="7.6" calcext:value-type="float">
            <text:p>7.6</text:p>
          </table:table-cell>
          <table:table-cell office:value-type="float" office:value="1.005249" calcext:value-type="float">
            <text:p>1.005249</text:p>
          </table:table-cell>
          <table:table-cell office:value-type="float" office:value="0.6898351" calcext:value-type="float">
            <text:p>0.6898351</text:p>
          </table:table-cell>
          <table:table-cell office:value-type="float" office:value="193.14" calcext:value-type="float">
            <text:p>193.14</text:p>
          </table:table-cell>
          <table:table-cell office:value-type="float" office:value="0" calcext:value-type="float">
            <text:p>0</text:p>
          </table:table-cell>
          <table:table-cell office:value-type="float" office:value="46.96777" calcext:value-type="float">
            <text:p>46.96777</text:p>
          </table:table-cell>
          <table:table-cell office:value-type="float" office:value="10.29825" calcext:value-type="float">
            <text:p>10.29825</text:p>
          </table:table-cell>
          <table:table-cell office:value-type="float" office:value="33.03973" calcext:value-type="float">
            <text:p>33.03973</text:p>
          </table:table-cell>
          <table:table-cell office:value-type="float" office:value="15.03381" calcext:value-type="float">
            <text:p>15.03381</text:p>
          </table:table-cell>
          <table:table-cell office:value-type="float" office:value="28.89886" calcext:value-type="float">
            <text:p>28.89886</text:p>
          </table:table-cell>
          <table:table-cell office:value-type="float" office:value="16.54456" calcext:value-type="float">
            <text:p>16.54456</text:p>
          </table:table-cell>
          <table:table-cell office:value-type="float" office:value="25.61447" calcext:value-type="float">
            <text:p>25.61447</text:p>
          </table:table-cell>
          <table:table-cell office:value-type="float" office:value="17.32272" calcext:value-type="float">
            <text:p>17.32272</text:p>
          </table:table-cell>
          <table:table-cell office:value-type="float" office:value="23.13922" calcext:value-type="float">
            <text:p>23.13922</text:p>
          </table:table-cell>
          <table:table-cell office:value-type="float" office:value="17.54541" calcext:value-type="float">
            <text:p>17.54541</text:p>
          </table:table-cell>
          <table:table-cell office:value-type="float" office:value="21.23892" calcext:value-type="float">
            <text:p>21.23892</text:p>
          </table:table-cell>
          <table:table-cell office:value-type="float" office:value="17.38647" calcext:value-type="float">
            <text:p>17.3864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052004" calcext:value-type="float">
            <text:p>13052004</text:p>
          </table:table-cell>
          <table:table-cell office:value-type="float" office:value="26.72147" calcext:value-type="float">
            <text:p>26.72147</text:p>
          </table:table-cell>
          <table:table-cell office:value-type="float" office:value="27.3" calcext:value-type="float">
            <text:p>27.3</text:p>
          </table:table-cell>
          <table:table-cell office:value-type="float" office:value="7.6" calcext:value-type="float">
            <text:p>7.6</text:p>
          </table:table-cell>
          <table:table-cell office:value-type="float" office:value="1.577657" calcext:value-type="float">
            <text:p>1.577657</text:p>
          </table:table-cell>
          <table:table-cell office:value-type="float" office:value="0.9338717" calcext:value-type="float">
            <text:p>0.9338717</text:p>
          </table:table-cell>
          <table:table-cell office:value-type="float" office:value="155.448" calcext:value-type="float">
            <text:p>155.448</text:p>
          </table:table-cell>
          <table:table-cell office:value-type="float" office:value="0" calcext:value-type="float">
            <text:p>0</text:p>
          </table:table-cell>
          <table:table-cell office:value-type="float" office:value="48.8866" calcext:value-type="float">
            <text:p>48.8866</text:p>
          </table:table-cell>
          <table:table-cell office:value-type="float" office:value="10.57932" calcext:value-type="float">
            <text:p>10.57932</text:p>
          </table:table-cell>
          <table:table-cell office:value-type="float" office:value="34.39996" calcext:value-type="float">
            <text:p>34.39996</text:p>
          </table:table-cell>
          <table:table-cell office:value-type="float" office:value="15.30316" calcext:value-type="float">
            <text:p>15.30316</text:p>
          </table:table-cell>
          <table:table-cell office:value-type="float" office:value="30.26471" calcext:value-type="float">
            <text:p>30.26471</text:p>
          </table:table-cell>
          <table:table-cell office:value-type="float" office:value="16.90979" calcext:value-type="float">
            <text:p>16.90979</text:p>
          </table:table-cell>
          <table:table-cell office:value-type="float" office:value="26.811" calcext:value-type="float">
            <text:p>26.811</text:p>
          </table:table-cell>
          <table:table-cell office:value-type="float" office:value="17.83926" calcext:value-type="float">
            <text:p>17.83926</text:p>
          </table:table-cell>
          <table:table-cell office:value-type="float" office:value="24.24496" calcext:value-type="float">
            <text:p>24.24496</text:p>
          </table:table-cell>
          <table:table-cell office:value-type="float" office:value="18.16254" calcext:value-type="float">
            <text:p>18.16254</text:p>
          </table:table-cell>
          <table:table-cell office:value-type="float" office:value="22.27161" calcext:value-type="float">
            <text:p>22.27161</text:p>
          </table:table-cell>
          <table:table-cell office:value-type="float" office:value="18.06531" calcext:value-type="float">
            <text:p>18.0653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052004" calcext:value-type="float">
            <text:p>14052004</text:p>
          </table:table-cell>
          <table:table-cell office:value-type="float" office:value="27.63616" calcext:value-type="float">
            <text:p>27.63616</text:p>
          </table:table-cell>
          <table:table-cell office:value-type="float" office:value="29.7" calcext:value-type="float">
            <text:p>29.7</text:p>
          </table:table-cell>
          <table:table-cell office:value-type="float" office:value="11.8" calcext:value-type="float">
            <text:p>11.8</text:p>
          </table:table-cell>
          <table:table-cell office:value-type="float" office:value="1.8091" calcext:value-type="float">
            <text:p>1.8091</text:p>
          </table:table-cell>
          <table:table-cell office:value-type="float" office:value="1.339104" calcext:value-type="float">
            <text:p>1.339104</text:p>
          </table:table-cell>
          <table:table-cell office:value-type="float" office:value="161.892" calcext:value-type="float">
            <text:p>161.892</text:p>
          </table:table-cell>
          <table:table-cell office:value-type="float" office:value="0" calcext:value-type="float">
            <text:p>0</text:p>
          </table:table-cell>
          <table:table-cell office:value-type="float" office:value="50.25186" calcext:value-type="float">
            <text:p>50.25186</text:p>
          </table:table-cell>
          <table:table-cell office:value-type="float" office:value="14.58197" calcext:value-type="float">
            <text:p>14.58197</text:p>
          </table:table-cell>
          <table:table-cell office:value-type="float" office:value="36.44528" calcext:value-type="float">
            <text:p>36.44528</text:p>
          </table:table-cell>
          <table:table-cell office:value-type="float" office:value="18.46738" calcext:value-type="float">
            <text:p>18.46738</text:p>
          </table:table-cell>
          <table:table-cell office:value-type="float" office:value="32.37222" calcext:value-type="float">
            <text:p>32.37222</text:p>
          </table:table-cell>
          <table:table-cell office:value-type="float" office:value="19.71173" calcext:value-type="float">
            <text:p>19.71173</text:p>
          </table:table-cell>
          <table:table-cell office:value-type="float" office:value="28.86981" calcext:value-type="float">
            <text:p>28.86981</text:p>
          </table:table-cell>
          <table:table-cell office:value-type="float" office:value="20.23752" calcext:value-type="float">
            <text:p>20.23752</text:p>
          </table:table-cell>
          <table:table-cell office:value-type="float" office:value="26.19385" calcext:value-type="float">
            <text:p>26.19385</text:p>
          </table:table-cell>
          <table:table-cell office:value-type="float" office:value="20.22025" calcext:value-type="float">
            <text:p>20.22025</text:p>
          </table:table-cell>
          <table:table-cell office:value-type="float" office:value="24.05707" calcext:value-type="float">
            <text:p>24.05707</text:p>
          </table:table-cell>
          <table:table-cell office:value-type="float" office:value="19.84122" calcext:value-type="float">
            <text:p>19.8412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052004" calcext:value-type="float">
            <text:p>15052004</text:p>
          </table:table-cell>
          <table:table-cell office:value-type="float" office:value="25.95125" calcext:value-type="float">
            <text:p>25.95125</text:p>
          </table:table-cell>
          <table:table-cell office:value-type="float" office:value="30.8" calcext:value-type="float">
            <text:p>30.8</text:p>
          </table:table-cell>
          <table:table-cell office:value-type="float" office:value="12.4" calcext:value-type="float">
            <text:p>12.4</text:p>
          </table:table-cell>
          <table:table-cell office:value-type="float" office:value="2.228794" calcext:value-type="float">
            <text:p>2.228794</text:p>
          </table:table-cell>
          <table:table-cell office:value-type="float" office:value="1.412297" calcext:value-type="float">
            <text:p>1.412297</text:p>
          </table:table-cell>
          <table:table-cell office:value-type="float" office:value="220.068" calcext:value-type="float">
            <text:p>220.068</text:p>
          </table:table-cell>
          <table:table-cell office:value-type="float" office:value="0.2" calcext:value-type="float">
            <text:p>0.2</text:p>
          </table:table-cell>
          <table:table-cell office:value-type="float" office:value="50.77219" calcext:value-type="float">
            <text:p>50.77219</text:p>
          </table:table-cell>
          <table:table-cell office:value-type="float" office:value="15.59122" calcext:value-type="float">
            <text:p>15.59122</text:p>
          </table:table-cell>
          <table:table-cell office:value-type="float" office:value="36.83008" calcext:value-type="float">
            <text:p>36.83008</text:p>
          </table:table-cell>
          <table:table-cell office:value-type="float" office:value="19.74805" calcext:value-type="float">
            <text:p>19.74805</text:p>
          </table:table-cell>
          <table:table-cell office:value-type="float" office:value="32.444" calcext:value-type="float">
            <text:p>32.444</text:p>
          </table:table-cell>
          <table:table-cell office:value-type="float" office:value="21.04343" calcext:value-type="float">
            <text:p>21.04343</text:p>
          </table:table-cell>
          <table:table-cell office:value-type="float" office:value="29.16827" calcext:value-type="float">
            <text:p>29.16827</text:p>
          </table:table-cell>
          <table:table-cell office:value-type="float" office:value="21.61322" calcext:value-type="float">
            <text:p>21.61322</text:p>
          </table:table-cell>
          <table:table-cell office:value-type="float" office:value="26.66077" calcext:value-type="float">
            <text:p>26.66077</text:p>
          </table:table-cell>
          <table:table-cell office:value-type="float" office:value="21.60828" calcext:value-type="float">
            <text:p>21.60828</text:p>
          </table:table-cell>
          <table:table-cell office:value-type="float" office:value="24.65936" calcext:value-type="float">
            <text:p>24.65936</text:p>
          </table:table-cell>
          <table:table-cell office:value-type="float" office:value="21.20804" calcext:value-type="float">
            <text:p>21.2080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052004" calcext:value-type="float">
            <text:p>16052004</text:p>
          </table:table-cell>
          <table:table-cell office:value-type="float" office:value="26.87457" calcext:value-type="float">
            <text:p>26.87457</text:p>
          </table:table-cell>
          <table:table-cell office:value-type="float" office:value="28.1" calcext:value-type="float">
            <text:p>28.1</text:p>
          </table:table-cell>
          <table:table-cell office:value-type="float" office:value="16.3" calcext:value-type="float">
            <text:p>16.3</text:p>
          </table:table-cell>
          <table:table-cell office:value-type="float" office:value="2.119667" calcext:value-type="float">
            <text:p>2.119667</text:p>
          </table:table-cell>
          <table:table-cell office:value-type="float" office:value="1.173854" calcext:value-type="float">
            <text:p>1.173854</text:p>
          </table:table-cell>
          <table:table-cell office:value-type="float" office:value="432.288" calcext:value-type="float">
            <text:p>432.288</text:p>
          </table:table-cell>
          <table:table-cell office:value-type="float" office:value="0" calcext:value-type="float">
            <text:p>0</text:p>
          </table:table-cell>
          <table:table-cell office:value-type="float" office:value="50.89636" calcext:value-type="float">
            <text:p>50.89636</text:p>
          </table:table-cell>
          <table:table-cell office:value-type="float" office:value="17.83075" calcext:value-type="float">
            <text:p>17.83075</text:p>
          </table:table-cell>
          <table:table-cell office:value-type="float" office:value="38.298" calcext:value-type="float">
            <text:p>38.298</text:p>
          </table:table-cell>
          <table:table-cell office:value-type="float" office:value="21.32117" calcext:value-type="float">
            <text:p>21.32117</text:p>
          </table:table-cell>
          <table:table-cell office:value-type="float" office:value="34.28729" calcext:value-type="float">
            <text:p>34.28729</text:p>
          </table:table-cell>
          <table:table-cell office:value-type="float" office:value="22.46255" calcext:value-type="float">
            <text:p>22.46255</text:p>
          </table:table-cell>
          <table:table-cell office:value-type="float" office:value="30.82849" calcext:value-type="float">
            <text:p>30.82849</text:p>
          </table:table-cell>
          <table:table-cell office:value-type="float" office:value="22.83133" calcext:value-type="float">
            <text:p>22.83133</text:p>
          </table:table-cell>
          <table:table-cell office:value-type="float" office:value="28.14243" calcext:value-type="float">
            <text:p>28.14243</text:p>
          </table:table-cell>
          <table:table-cell office:value-type="float" office:value="22.67389" calcext:value-type="float">
            <text:p>22.67389</text:p>
          </table:table-cell>
          <table:table-cell office:value-type="float" office:value="25.98575" calcext:value-type="float">
            <text:p>25.98575</text:p>
          </table:table-cell>
          <table:table-cell office:value-type="float" office:value="22.18484" calcext:value-type="float">
            <text:p>22.1848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052004" calcext:value-type="float">
            <text:p>17052004</text:p>
          </table:table-cell>
          <table:table-cell office:value-type="float" office:value="28.44065" calcext:value-type="float">
            <text:p>28.44065</text:p>
          </table:table-cell>
          <table:table-cell office:value-type="float" office:value="26.4" calcext:value-type="float">
            <text:p>26.4</text:p>
          </table:table-cell>
          <table:table-cell office:value-type="float" office:value="12.7" calcext:value-type="float">
            <text:p>12.7</text:p>
          </table:table-cell>
          <table:table-cell office:value-type="float" office:value="1.218222" calcext:value-type="float">
            <text:p>1.218222</text:p>
          </table:table-cell>
          <table:table-cell office:value-type="float" office:value="1.050933" calcext:value-type="float">
            <text:p>1.050933</text:p>
          </table:table-cell>
          <table:table-cell office:value-type="float" office:value="341.424" calcext:value-type="float">
            <text:p>341.424</text:p>
          </table:table-cell>
          <table:table-cell office:value-type="float" office:value="0" calcext:value-type="float">
            <text:p>0</text:p>
          </table:table-cell>
          <table:table-cell office:value-type="float" office:value="52.44077" calcext:value-type="float">
            <text:p>52.44077</text:p>
          </table:table-cell>
          <table:table-cell office:value-type="float" office:value="14.63416" calcext:value-type="float">
            <text:p>14.63416</text:p>
          </table:table-cell>
          <table:table-cell office:value-type="float" office:value="38.36273" calcext:value-type="float">
            <text:p>38.36273</text:p>
          </table:table-cell>
          <table:table-cell office:value-type="float" office:value="19.87573" calcext:value-type="float">
            <text:p>19.87573</text:p>
          </table:table-cell>
          <table:table-cell office:value-type="float" office:value="34.18729" calcext:value-type="float">
            <text:p>34.18729</text:p>
          </table:table-cell>
          <table:table-cell office:value-type="float" office:value="21.59311" calcext:value-type="float">
            <text:p>21.59311</text:p>
          </table:table-cell>
          <table:table-cell office:value-type="float" office:value="30.71497" calcext:value-type="float">
            <text:p>30.71497</text:p>
          </table:table-cell>
          <table:table-cell office:value-type="float" office:value="22.43991" calcext:value-type="float">
            <text:p>22.43991</text:p>
          </table:table-cell>
          <table:table-cell office:value-type="float" office:value="28.12622" calcext:value-type="float">
            <text:p>28.12622</text:p>
          </table:table-cell>
          <table:table-cell office:value-type="float" office:value="22.6218" calcext:value-type="float">
            <text:p>22.6218</text:p>
          </table:table-cell>
          <table:table-cell office:value-type="float" office:value="26.09061" calcext:value-type="float">
            <text:p>26.09061</text:p>
          </table:table-cell>
          <table:table-cell office:value-type="float" office:value="22.37936" calcext:value-type="float">
            <text:p>22.379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8052004" calcext:value-type="float">
            <text:p>18052004</text:p>
          </table:table-cell>
          <table:table-cell office:value-type="float" office:value="24.22512" calcext:value-type="float">
            <text:p>24.22512</text:p>
          </table:table-cell>
          <table:table-cell office:value-type="float" office:value="24.5" calcext:value-type="float">
            <text:p>24.5</text:p>
          </table:table-cell>
          <table:table-cell office:value-type="float" office:value="11.3" calcext:value-type="float">
            <text:p>11.3</text:p>
          </table:table-cell>
          <table:table-cell office:value-type="float" office:value="1.406805" calcext:value-type="float">
            <text:p>1.406805</text:p>
          </table:table-cell>
          <table:table-cell office:value-type="float" office:value="1.123097" calcext:value-type="float">
            <text:p>1.123097</text:p>
          </table:table-cell>
          <table:table-cell office:value-type="float" office:value="165.672" calcext:value-type="float">
            <text:p>165.672</text:p>
          </table:table-cell>
          <table:table-cell office:value-type="float" office:value="0" calcext:value-type="float">
            <text:p>0</text:p>
          </table:table-cell>
          <table:table-cell office:value-type="float" office:value="47.31274" calcext:value-type="float">
            <text:p>47.31274</text:p>
          </table:table-cell>
          <table:table-cell office:value-type="float" office:value="14.01093" calcext:value-type="float">
            <text:p>14.01093</text:p>
          </table:table-cell>
          <table:table-cell office:value-type="float" office:value="35.0239" calcext:value-type="float">
            <text:p>35.0239</text:p>
          </table:table-cell>
          <table:table-cell office:value-type="float" office:value="19.16296" calcext:value-type="float">
            <text:p>19.16296</text:p>
          </table:table-cell>
          <table:table-cell office:value-type="float" office:value="31.32407" calcext:value-type="float">
            <text:p>31.32407</text:p>
          </table:table-cell>
          <table:table-cell office:value-type="float" office:value="20.89963" calcext:value-type="float">
            <text:p>20.89963</text:p>
          </table:table-cell>
          <table:table-cell office:value-type="float" office:value="28.58182" calcext:value-type="float">
            <text:p>28.58182</text:p>
          </table:table-cell>
          <table:table-cell office:value-type="float" office:value="21.85614" calcext:value-type="float">
            <text:p>21.85614</text:p>
          </table:table-cell>
          <table:table-cell office:value-type="float" office:value="26.50345" calcext:value-type="float">
            <text:p>26.50345</text:p>
          </table:table-cell>
          <table:table-cell office:value-type="float" office:value="22.19174" calcext:value-type="float">
            <text:p>22.19174</text:p>
          </table:table-cell>
          <table:table-cell office:value-type="float" office:value="25.23035" calcext:value-type="float">
            <text:p>25.23035</text:p>
          </table:table-cell>
          <table:table-cell office:value-type="float" office:value="22.10342" calcext:value-type="float">
            <text:p>22.1034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052004" calcext:value-type="float">
            <text:p>19052004</text:p>
          </table:table-cell>
          <table:table-cell office:value-type="float" office:value="24.32704" calcext:value-type="float">
            <text:p>24.32704</text:p>
          </table:table-cell>
          <table:table-cell office:value-type="float" office:value="29.4" calcext:value-type="float">
            <text:p>29.4</text:p>
          </table:table-cell>
          <table:table-cell office:value-type="float" office:value="13.5" calcext:value-type="float">
            <text:p>13.5</text:p>
          </table:table-cell>
          <table:table-cell office:value-type="float" office:value="2.152723" calcext:value-type="float">
            <text:p>2.152723</text:p>
          </table:table-cell>
          <table:table-cell office:value-type="float" office:value="1.223068" calcext:value-type="float">
            <text:p>1.223068</text:p>
          </table:table-cell>
          <table:table-cell office:value-type="float" office:value="368.208" calcext:value-type="float">
            <text:p>368.208</text:p>
          </table:table-cell>
          <table:table-cell office:value-type="float" office:value="0" calcext:value-type="float">
            <text:p>0</text:p>
          </table:table-cell>
          <table:table-cell office:value-type="float" office:value="51.92719" calcext:value-type="float">
            <text:p>51.92719</text:p>
          </table:table-cell>
          <table:table-cell office:value-type="float" office:value="15.55847" calcext:value-type="float">
            <text:p>15.55847</text:p>
          </table:table-cell>
          <table:table-cell office:value-type="float" office:value="37.54703" calcext:value-type="float">
            <text:p>37.54703</text:p>
          </table:table-cell>
          <table:table-cell office:value-type="float" office:value="19.30612" calcext:value-type="float">
            <text:p>19.30612</text:p>
          </table:table-cell>
          <table:table-cell office:value-type="float" office:value="33.51712" calcext:value-type="float">
            <text:p>33.51712</text:p>
          </table:table-cell>
          <table:table-cell office:value-type="float" office:value="20.64957" calcext:value-type="float">
            <text:p>20.64957</text:p>
          </table:table-cell>
          <table:table-cell office:value-type="float" office:value="30.14157" calcext:value-type="float">
            <text:p>30.14157</text:p>
          </table:table-cell>
          <table:table-cell office:value-type="float" office:value="21.51761" calcext:value-type="float">
            <text:p>21.51761</text:p>
          </table:table-cell>
          <table:table-cell office:value-type="float" office:value="27.65814" calcext:value-type="float">
            <text:p>27.65814</text:p>
          </table:table-cell>
          <table:table-cell office:value-type="float" office:value="21.82675" calcext:value-type="float">
            <text:p>21.82675</text:p>
          </table:table-cell>
          <table:table-cell office:value-type="float" office:value="25.7446" calcext:value-type="float">
            <text:p>25.7446</text:p>
          </table:table-cell>
          <table:table-cell office:value-type="float" office:value="21.77094" calcext:value-type="float">
            <text:p>21.7709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052004" calcext:value-type="float">
            <text:p>20052004</text:p>
          </table:table-cell>
          <table:table-cell office:value-type="float" office:value="15.25586" calcext:value-type="float">
            <text:p>15.25586</text:p>
          </table:table-cell>
          <table:table-cell office:value-type="float" office:value="18.5" calcext:value-type="float">
            <text:p>18.5</text:p>
          </table:table-cell>
          <table:table-cell office:value-type="float" office:value="7.6" calcext:value-type="float">
            <text:p>7.6</text:p>
          </table:table-cell>
          <table:table-cell office:value-type="float" office:value="1.688042" calcext:value-type="float">
            <text:p>1.688042</text:p>
          </table:table-cell>
          <table:table-cell office:value-type="float" office:value="0.7579708" calcext:value-type="float">
            <text:p>0.7579708</text:p>
          </table:table-cell>
          <table:table-cell office:value-type="float" office:value="589.644" calcext:value-type="float">
            <text:p>589.644</text:p>
          </table:table-cell>
          <table:table-cell office:value-type="float" office:value="0" calcext:value-type="float">
            <text:p>0</text:p>
          </table:table-cell>
          <table:table-cell office:value-type="float" office:value="38.18918" calcext:value-type="float">
            <text:p>38.18918</text:p>
          </table:table-cell>
          <table:table-cell office:value-type="float" office:value="9.981628" calcext:value-type="float">
            <text:p>9.981628</text:p>
          </table:table-cell>
          <table:table-cell office:value-type="float" office:value="29.60684" calcext:value-type="float">
            <text:p>29.60684</text:p>
          </table:table-cell>
          <table:table-cell office:value-type="float" office:value="15.96466" calcext:value-type="float">
            <text:p>15.96466</text:p>
          </table:table-cell>
          <table:table-cell office:value-type="float" office:value="26.75729" calcext:value-type="float">
            <text:p>26.75729</text:p>
          </table:table-cell>
          <table:table-cell office:value-type="float" office:value="18.16791" calcext:value-type="float">
            <text:p>18.16791</text:p>
          </table:table-cell>
          <table:table-cell office:value-type="float" office:value="26.2225" calcext:value-type="float">
            <text:p>26.2225</text:p>
          </table:table-cell>
          <table:table-cell office:value-type="float" office:value="19.93912" calcext:value-type="float">
            <text:p>19.93912</text:p>
          </table:table-cell>
          <table:table-cell office:value-type="float" office:value="25.97183" calcext:value-type="float">
            <text:p>25.97183</text:p>
          </table:table-cell>
          <table:table-cell office:value-type="float" office:value="20.97467" calcext:value-type="float">
            <text:p>20.97467</text:p>
          </table:table-cell>
          <table:table-cell office:value-type="float" office:value="25.18341" calcext:value-type="float">
            <text:p>25.18341</text:p>
          </table:table-cell>
          <table:table-cell office:value-type="float" office:value="21.40704" calcext:value-type="float">
            <text:p>21.4070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1052004" calcext:value-type="float">
            <text:p>21052004</text:p>
          </table:table-cell>
          <table:table-cell office:value-type="float" office:value="24.67472" calcext:value-type="float">
            <text:p>24.67472</text:p>
          </table:table-cell>
          <table:table-cell office:value-type="float" office:value="18.3" calcext:value-type="float">
            <text:p>18.3</text:p>
          </table:table-cell>
          <table:table-cell office:value-type="float" office:value="6.6" calcext:value-type="float">
            <text:p>6.6</text:p>
          </table:table-cell>
          <table:table-cell office:value-type="float" office:value="0.9744411" calcext:value-type="float">
            <text:p>0.9744411</text:p>
          </table:table-cell>
          <table:table-cell office:value-type="float" office:value="0.7929379" calcext:value-type="float">
            <text:p>0.7929379</text:p>
          </table:table-cell>
          <table:table-cell office:value-type="float" office:value="455.4" calcext:value-type="float">
            <text:p>455.4</text:p>
          </table:table-cell>
          <table:table-cell office:value-type="float" office:value="0" calcext:value-type="float">
            <text:p>0</text:p>
          </table:table-cell>
          <table:table-cell office:value-type="float" office:value="40.33282" calcext:value-type="float">
            <text:p>40.33282</text:p>
          </table:table-cell>
          <table:table-cell office:value-type="float" office:value="9.071228" calcext:value-type="float">
            <text:p>9.071228</text:p>
          </table:table-cell>
          <table:table-cell office:value-type="float" office:value="30.21509" calcext:value-type="float">
            <text:p>30.21509</text:p>
          </table:table-cell>
          <table:table-cell office:value-type="float" office:value="14.00589" calcext:value-type="float">
            <text:p>14.00589</text:p>
          </table:table-cell>
          <table:table-cell office:value-type="float" office:value="27.49329" calcext:value-type="float">
            <text:p>27.49329</text:p>
          </table:table-cell>
          <table:table-cell office:value-type="float" office:value="15.80054" calcext:value-type="float">
            <text:p>15.80054</text:p>
          </table:table-cell>
          <table:table-cell office:value-type="float" office:value="25.18555" calcext:value-type="float">
            <text:p>25.18555</text:p>
          </table:table-cell>
          <table:table-cell office:value-type="float" office:value="17.29379" calcext:value-type="float">
            <text:p>17.29379</text:p>
          </table:table-cell>
          <table:table-cell office:value-type="float" office:value="23.51035" calcext:value-type="float">
            <text:p>23.51035</text:p>
          </table:table-cell>
          <table:table-cell office:value-type="float" office:value="18.25146" calcext:value-type="float">
            <text:p>18.25146</text:p>
          </table:table-cell>
          <table:table-cell office:value-type="float" office:value="22.27225" calcext:value-type="float">
            <text:p>22.27225</text:p>
          </table:table-cell>
          <table:table-cell office:value-type="float" office:value="18.83069" calcext:value-type="float">
            <text:p>18.8306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2052004" calcext:value-type="float">
            <text:p>22052004</text:p>
          </table:table-cell>
          <table:table-cell office:value-type="float" office:value="29.45924" calcext:value-type="float">
            <text:p>29.45924</text:p>
          </table:table-cell>
          <table:table-cell office:value-type="float" office:value="22.7" calcext:value-type="float">
            <text:p>22.7</text:p>
          </table:table-cell>
          <table:table-cell office:value-type="float" office:value="5" calcext:value-type="float">
            <text:p>5</text:p>
          </table:table-cell>
          <table:table-cell office:value-type="float" office:value="0.8539377" calcext:value-type="float">
            <text:p>0.8539377</text:p>
          </table:table-cell>
          <table:table-cell office:value-type="float" office:value="0.7171815" calcext:value-type="float">
            <text:p>0.7171815</text:p>
          </table:table-cell>
          <table:table-cell office:value-type="float" office:value="406.44" calcext:value-type="float">
            <text:p>406.44</text:p>
          </table:table-cell>
          <table:table-cell office:value-type="float" office:value="0" calcext:value-type="float">
            <text:p>0</text:p>
          </table:table-cell>
          <table:table-cell office:value-type="float" office:value="48.89868" calcext:value-type="float">
            <text:p>48.89868</text:p>
          </table:table-cell>
          <table:table-cell office:value-type="float" office:value="7.755554" calcext:value-type="float">
            <text:p>7.755554</text:p>
          </table:table-cell>
          <table:table-cell office:value-type="float" office:value="34.79413" calcext:value-type="float">
            <text:p>34.79413</text:p>
          </table:table-cell>
          <table:table-cell office:value-type="float" office:value="13.70221" calcext:value-type="float">
            <text:p>13.70221</text:p>
          </table:table-cell>
          <table:table-cell office:value-type="float" office:value="30.57037" calcext:value-type="float">
            <text:p>30.57037</text:p>
          </table:table-cell>
          <table:table-cell office:value-type="float" office:value="15.87283" calcext:value-type="float">
            <text:p>15.87283</text:p>
          </table:table-cell>
          <table:table-cell office:value-type="float" office:value="27.37198" calcext:value-type="float">
            <text:p>27.37198</text:p>
          </table:table-cell>
          <table:table-cell office:value-type="float" office:value="17.50327" calcext:value-type="float">
            <text:p>17.50327</text:p>
          </table:table-cell>
          <table:table-cell office:value-type="float" office:value="25.07309" calcext:value-type="float">
            <text:p>25.07309</text:p>
          </table:table-cell>
          <table:table-cell office:value-type="float" office:value="18.41885" calcext:value-type="float">
            <text:p>18.41885</text:p>
          </table:table-cell>
          <table:table-cell office:value-type="float" office:value="23.38547" calcext:value-type="float">
            <text:p>23.38547</text:p>
          </table:table-cell>
          <table:table-cell office:value-type="float" office:value="18.86282" calcext:value-type="float">
            <text:p>18.8628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052004" calcext:value-type="float">
            <text:p>23052004</text:p>
          </table:table-cell>
          <table:table-cell office:value-type="float" office:value="29.32581" calcext:value-type="float">
            <text:p>29.32581</text:p>
          </table:table-cell>
          <table:table-cell office:value-type="float" office:value="25.2" calcext:value-type="float">
            <text:p>25.2</text:p>
          </table:table-cell>
          <table:table-cell office:value-type="float" office:value="8.3" calcext:value-type="float">
            <text:p>8.3</text:p>
          </table:table-cell>
          <table:table-cell office:value-type="float" office:value="1.016488" calcext:value-type="float">
            <text:p>1.016488</text:p>
          </table:table-cell>
          <table:table-cell office:value-type="float" office:value="0.6669061" calcext:value-type="float">
            <text:p>0.6669061</text:p>
          </table:table-cell>
          <table:table-cell office:value-type="float" office:value="262.656" calcext:value-type="float">
            <text:p>262.656</text:p>
          </table:table-cell>
          <table:table-cell office:value-type="float" office:value="0" calcext:value-type="float">
            <text:p>0</text:p>
          </table:table-cell>
          <table:table-cell office:value-type="float" office:value="48.76358" calcext:value-type="float">
            <text:p>48.76358</text:p>
          </table:table-cell>
          <table:table-cell office:value-type="float" office:value="10.87003" calcext:value-type="float">
            <text:p>10.87003</text:p>
          </table:table-cell>
          <table:table-cell office:value-type="float" office:value="35.71521" calcext:value-type="float">
            <text:p>35.71521</text:p>
          </table:table-cell>
          <table:table-cell office:value-type="float" office:value="16.1853" calcext:value-type="float">
            <text:p>16.1853</text:p>
          </table:table-cell>
          <table:table-cell office:value-type="float" office:value="31.84894" calcext:value-type="float">
            <text:p>31.84894</text:p>
          </table:table-cell>
          <table:table-cell office:value-type="float" office:value="18.07526" calcext:value-type="float">
            <text:p>18.07526</text:p>
          </table:table-cell>
          <table:table-cell office:value-type="float" office:value="28.59018" calcext:value-type="float">
            <text:p>28.59018</text:p>
          </table:table-cell>
          <table:table-cell office:value-type="float" office:value="19.37903" calcext:value-type="float">
            <text:p>19.37903</text:p>
          </table:table-cell>
          <table:table-cell office:value-type="float" office:value="26.22461" calcext:value-type="float">
            <text:p>26.22461</text:p>
          </table:table-cell>
          <table:table-cell office:value-type="float" office:value="19.979" calcext:value-type="float">
            <text:p>19.979</text:p>
          </table:table-cell>
          <table:table-cell office:value-type="float" office:value="24.42676" calcext:value-type="float">
            <text:p>24.42676</text:p>
          </table:table-cell>
          <table:table-cell office:value-type="float" office:value="20.13602" calcext:value-type="float">
            <text:p>20.1360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4052004" calcext:value-type="float">
            <text:p>24052004</text:p>
          </table:table-cell>
          <table:table-cell office:value-type="float" office:value="26.32777" calcext:value-type="float">
            <text:p>26.32777</text:p>
          </table:table-cell>
          <table:table-cell office:value-type="float" office:value="26.6" calcext:value-type="float">
            <text:p>26.6</text:p>
          </table:table-cell>
          <table:table-cell office:value-type="float" office:value="11.1" calcext:value-type="float">
            <text:p>11.1</text:p>
          </table:table-cell>
          <table:table-cell office:value-type="float" office:value="1.317533" calcext:value-type="float">
            <text:p>1.317533</text:p>
          </table:table-cell>
          <table:table-cell office:value-type="float" office:value="0.8561341" calcext:value-type="float">
            <text:p>0.8561341</text:p>
          </table:table-cell>
          <table:table-cell office:value-type="float" office:value="243.792" calcext:value-type="float">
            <text:p>243.792</text:p>
          </table:table-cell>
          <table:table-cell office:value-type="float" office:value="0" calcext:value-type="float">
            <text:p>0</text:p>
          </table:table-cell>
          <table:table-cell office:value-type="float" office:value="50.47882" calcext:value-type="float">
            <text:p>50.47882</text:p>
          </table:table-cell>
          <table:table-cell office:value-type="float" office:value="13.01718" calcext:value-type="float">
            <text:p>13.01718</text:p>
          </table:table-cell>
          <table:table-cell office:value-type="float" office:value="36.27216" calcext:value-type="float">
            <text:p>36.27216</text:p>
          </table:table-cell>
          <table:table-cell office:value-type="float" office:value="17.89474" calcext:value-type="float">
            <text:p>17.89474</text:p>
          </table:table-cell>
          <table:table-cell office:value-type="float" office:value="32.32407" calcext:value-type="float">
            <text:p>32.32407</text:p>
          </table:table-cell>
          <table:table-cell office:value-type="float" office:value="19.58725" calcext:value-type="float">
            <text:p>19.58725</text:p>
          </table:table-cell>
          <table:table-cell office:value-type="float" office:value="29.08319" calcext:value-type="float">
            <text:p>29.08319</text:p>
          </table:table-cell>
          <table:table-cell office:value-type="float" office:value="20.62906" calcext:value-type="float">
            <text:p>20.62906</text:p>
          </table:table-cell>
          <table:table-cell office:value-type="float" office:value="26.75427" calcext:value-type="float">
            <text:p>26.75427</text:p>
          </table:table-cell>
          <table:table-cell office:value-type="float" office:value="21.08316" calcext:value-type="float">
            <text:p>21.08316</text:p>
          </table:table-cell>
          <table:table-cell office:value-type="float" office:value="24.97824" calcext:value-type="float">
            <text:p>24.97824</text:p>
          </table:table-cell>
          <table:table-cell office:value-type="float" office:value="21.12628" calcext:value-type="float">
            <text:p>21.1262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052004" calcext:value-type="float">
            <text:p>25052004</text:p>
          </table:table-cell>
          <table:table-cell office:value-type="float" office:value="25.30998" calcext:value-type="float">
            <text:p>25.30998</text:p>
          </table:table-cell>
          <table:table-cell office:value-type="float" office:value="19.1" calcext:value-type="float">
            <text:p>19.1</text:p>
          </table:table-cell>
          <table:table-cell office:value-type="float" office:value="5.8" calcext:value-type="float">
            <text:p>5.8</text:p>
          </table:table-cell>
          <table:table-cell office:value-type="float" office:value="1.213042" calcext:value-type="float">
            <text:p>1.213042</text:p>
          </table:table-cell>
          <table:table-cell office:value-type="float" office:value="0.5586568" calcext:value-type="float">
            <text:p>0.5586568</text:p>
          </table:table-cell>
          <table:table-cell office:value-type="float" office:value="344.34" calcext:value-type="float">
            <text:p>344.34</text:p>
          </table:table-cell>
          <table:table-cell office:value-type="float" office:value="0" calcext:value-type="float">
            <text:p>0</text:p>
          </table:table-cell>
          <table:table-cell office:value-type="float" office:value="44.62622" calcext:value-type="float">
            <text:p>44.62622</text:p>
          </table:table-cell>
          <table:table-cell office:value-type="float" office:value="10.15802" calcext:value-type="float">
            <text:p>10.15802</text:p>
          </table:table-cell>
          <table:table-cell office:value-type="float" office:value="33.17889" calcext:value-type="float">
            <text:p>33.17889</text:p>
          </table:table-cell>
          <table:table-cell office:value-type="float" office:value="18.01709" calcext:value-type="float">
            <text:p>18.01709</text:p>
          </table:table-cell>
          <table:table-cell office:value-type="float" office:value="29.92676" calcext:value-type="float">
            <text:p>29.92676</text:p>
          </table:table-cell>
          <table:table-cell office:value-type="float" office:value="20.74728" calcext:value-type="float">
            <text:p>20.74728</text:p>
          </table:table-cell>
          <table:table-cell office:value-type="float" office:value="27.37762" calcext:value-type="float">
            <text:p>27.37762</text:p>
          </table:table-cell>
          <table:table-cell office:value-type="float" office:value="21.64996" calcext:value-type="float">
            <text:p>21.64996</text:p>
          </table:table-cell>
          <table:table-cell office:value-type="float" office:value="25.535" calcext:value-type="float">
            <text:p>25.535</text:p>
          </table:table-cell>
          <table:table-cell office:value-type="float" office:value="21.84061" calcext:value-type="float">
            <text:p>21.84061</text:p>
          </table:table-cell>
          <table:table-cell office:value-type="float" office:value="24.25861" calcext:value-type="float">
            <text:p>24.25861</text:p>
          </table:table-cell>
          <table:table-cell office:value-type="float" office:value="21.74304" calcext:value-type="float">
            <text:p>21.7430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6052004" calcext:value-type="float">
            <text:p>26052004</text:p>
          </table:table-cell>
          <table:table-cell office:value-type="float" office:value="29.23699" calcext:value-type="float">
            <text:p>29.23699</text:p>
          </table:table-cell>
          <table:table-cell office:value-type="float" office:value="23.6" calcext:value-type="float">
            <text:p>23.6</text:p>
          </table:table-cell>
          <table:table-cell office:value-type="float" office:value="3" calcext:value-type="float">
            <text:p>3</text:p>
          </table:table-cell>
          <table:table-cell office:value-type="float" office:value="1.369711" calcext:value-type="float">
            <text:p>1.369711</text:p>
          </table:table-cell>
          <table:table-cell office:value-type="float" office:value="0.6409692" calcext:value-type="float">
            <text:p>0.6409692</text:p>
          </table:table-cell>
          <table:table-cell office:value-type="float" office:value="262.872" calcext:value-type="float">
            <text:p>262.872</text:p>
          </table:table-cell>
          <table:table-cell office:value-type="float" office:value="0" calcext:value-type="float">
            <text:p>0</text:p>
          </table:table-cell>
          <table:table-cell office:value-type="float" office:value="46.59711" calcext:value-type="float">
            <text:p>46.59711</text:p>
          </table:table-cell>
          <table:table-cell office:value-type="float" office:value="6.42868" calcext:value-type="float">
            <text:p>6.42868</text:p>
          </table:table-cell>
          <table:table-cell office:value-type="float" office:value="34.28192" calcext:value-type="float">
            <text:p>34.28192</text:p>
          </table:table-cell>
          <table:table-cell office:value-type="float" office:value="13.6293" calcext:value-type="float">
            <text:p>13.6293</text:p>
          </table:table-cell>
          <table:table-cell office:value-type="float" office:value="30.62106" calcext:value-type="float">
            <text:p>30.62106</text:p>
          </table:table-cell>
          <table:table-cell office:value-type="float" office:value="16.23981" calcext:value-type="float">
            <text:p>16.23981</text:p>
          </table:table-cell>
          <table:table-cell office:value-type="float" office:value="27.66696" calcext:value-type="float">
            <text:p>27.66696</text:p>
          </table:table-cell>
          <table:table-cell office:value-type="float" office:value="18.18326" calcext:value-type="float">
            <text:p>18.18326</text:p>
          </table:table-cell>
          <table:table-cell office:value-type="float" office:value="25.56693" calcext:value-type="float">
            <text:p>25.56693</text:p>
          </table:table-cell>
          <table:table-cell office:value-type="float" office:value="19.2934" calcext:value-type="float">
            <text:p>19.2934</text:p>
          </table:table-cell>
          <table:table-cell office:value-type="float" office:value="24.0162" calcext:value-type="float">
            <text:p>24.0162</text:p>
          </table:table-cell>
          <table:table-cell office:value-type="float" office:value="19.83487" calcext:value-type="float">
            <text:p>19.8348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7052004" calcext:value-type="float">
            <text:p>27052004</text:p>
          </table:table-cell>
          <table:table-cell office:value-type="float" office:value="24.21212" calcext:value-type="float">
            <text:p>24.21212</text:p>
          </table:table-cell>
          <table:table-cell office:value-type="float" office:value="28.6" calcext:value-type="float">
            <text:p>28.6</text:p>
          </table:table-cell>
          <table:table-cell office:value-type="float" office:value="13.3" calcext:value-type="float">
            <text:p>13.3</text:p>
          </table:table-cell>
          <table:table-cell office:value-type="float" office:value="1.635096" calcext:value-type="float">
            <text:p>1.635096</text:p>
          </table:table-cell>
          <table:table-cell office:value-type="float" office:value="1.290761" calcext:value-type="float">
            <text:p>1.290761</text:p>
          </table:table-cell>
          <table:table-cell office:value-type="float" office:value="552.024" calcext:value-type="float">
            <text:p>552.024</text:p>
          </table:table-cell>
          <table:table-cell office:value-type="float" office:value="0" calcext:value-type="float">
            <text:p>0</text:p>
          </table:table-cell>
          <table:table-cell office:value-type="float" office:value="52.74365" calcext:value-type="float">
            <text:p>52.74365</text:p>
          </table:table-cell>
          <table:table-cell office:value-type="float" office:value="15.1105" calcext:value-type="float">
            <text:p>15.1105</text:p>
          </table:table-cell>
          <table:table-cell office:value-type="float" office:value="37.59253" calcext:value-type="float">
            <text:p>37.59253</text:p>
          </table:table-cell>
          <table:table-cell office:value-type="float" office:value="19.09171" calcext:value-type="float">
            <text:p>19.09171</text:p>
          </table:table-cell>
          <table:table-cell office:value-type="float" office:value="33.46848" calcext:value-type="float">
            <text:p>33.46848</text:p>
          </table:table-cell>
          <table:table-cell office:value-type="float" office:value="20.37674" calcext:value-type="float">
            <text:p>20.37674</text:p>
          </table:table-cell>
          <table:table-cell office:value-type="float" office:value="30.03262" calcext:value-type="float">
            <text:p>30.03262</text:p>
          </table:table-cell>
          <table:table-cell office:value-type="float" office:value="21.21085" calcext:value-type="float">
            <text:p>21.21085</text:p>
          </table:table-cell>
          <table:table-cell office:value-type="float" office:value="27.56924" calcext:value-type="float">
            <text:p>27.56924</text:p>
          </table:table-cell>
          <table:table-cell office:value-type="float" office:value="21.52518" calcext:value-type="float">
            <text:p>21.52518</text:p>
          </table:table-cell>
          <table:table-cell office:value-type="float" office:value="25.71878" calcext:value-type="float">
            <text:p>25.71878</text:p>
          </table:table-cell>
          <table:table-cell office:value-type="float" office:value="21.48514" calcext:value-type="float">
            <text:p>21.4851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8052004" calcext:value-type="float">
            <text:p>28052004</text:p>
          </table:table-cell>
          <table:table-cell office:value-type="float" office:value="10.93212" calcext:value-type="float">
            <text:p>10.93212</text:p>
          </table:table-cell>
          <table:table-cell office:value-type="float" office:value="22.7" calcext:value-type="float">
            <text:p>22.7</text:p>
          </table:table-cell>
          <table:table-cell office:value-type="float" office:value="14" calcext:value-type="float">
            <text:p>14</text:p>
          </table:table-cell>
          <table:table-cell office:value-type="float" office:value="2.297247" calcext:value-type="float">
            <text:p>2.297247</text:p>
          </table:table-cell>
          <table:table-cell office:value-type="float" office:value="1.568013" calcext:value-type="float">
            <text:p>1.568013</text:p>
          </table:table-cell>
          <table:table-cell office:value-type="float" office:value="331.56" calcext:value-type="float">
            <text:p>331.56</text:p>
          </table:table-cell>
          <table:table-cell office:value-type="float" office:value="2.7" calcext:value-type="float">
            <text:p>2.7</text:p>
          </table:table-cell>
          <table:table-cell office:value-type="float" office:value="31.03635" calcext:value-type="float">
            <text:p>31.03635</text:p>
          </table:table-cell>
          <table:table-cell office:value-type="float" office:value="15.14432" calcext:value-type="float">
            <text:p>15.14432</text:p>
          </table:table-cell>
          <table:table-cell office:value-type="float" office:value="26.59885" calcext:value-type="float">
            <text:p>26.59885</text:p>
          </table:table-cell>
          <table:table-cell office:value-type="float" office:value="19.08585" calcext:value-type="float">
            <text:p>19.08585</text:p>
          </table:table-cell>
          <table:table-cell office:value-type="float" office:value="26.03546" calcext:value-type="float">
            <text:p>26.03546</text:p>
          </table:table-cell>
          <table:table-cell office:value-type="float" office:value="20.79706" calcext:value-type="float">
            <text:p>20.79706</text:p>
          </table:table-cell>
          <table:table-cell office:value-type="float" office:value="26.37753" calcext:value-type="float">
            <text:p>26.37753</text:p>
          </table:table-cell>
          <table:table-cell office:value-type="float" office:value="22.01532" calcext:value-type="float">
            <text:p>22.01532</text:p>
          </table:table-cell>
          <table:table-cell office:value-type="float" office:value="26.0459" calcext:value-type="float">
            <text:p>26.0459</text:p>
          </table:table-cell>
          <table:table-cell office:value-type="float" office:value="22.55508" calcext:value-type="float">
            <text:p>22.55508</text:p>
          </table:table-cell>
          <table:table-cell office:value-type="float" office:value="25.23471" calcext:value-type="float">
            <text:p>25.23471</text:p>
          </table:table-cell>
          <table:table-cell office:value-type="float" office:value="22.59225" calcext:value-type="float">
            <text:p>22.592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9052004" calcext:value-type="float">
            <text:p>29052004</text:p>
          </table:table-cell>
          <table:table-cell office:value-type="float" office:value="27.82568" calcext:value-type="float">
            <text:p>27.82568</text:p>
          </table:table-cell>
          <table:table-cell office:value-type="float" office:value="18.7" calcext:value-type="float">
            <text:p>18.7</text:p>
          </table:table-cell>
          <table:table-cell office:value-type="float" office:value="11.7" calcext:value-type="float">
            <text:p>11.7</text:p>
          </table:table-cell>
          <table:table-cell office:value-type="float" office:value="1.568013" calcext:value-type="float">
            <text:p>1.568013</text:p>
          </table:table-cell>
          <table:table-cell office:value-type="float" office:value="0.8686597" calcext:value-type="float">
            <text:p>0.8686597</text:p>
          </table:table-cell>
          <table:table-cell office:value-type="float" office:value="345.384" calcext:value-type="float">
            <text:p>345.384</text:p>
          </table:table-cell>
          <table:table-cell office:value-type="float" office:value="0" calcext:value-type="float">
            <text:p>0</text:p>
          </table:table-cell>
          <table:table-cell office:value-type="float" office:value="46.1658" calcext:value-type="float">
            <text:p>46.1658</text:p>
          </table:table-cell>
          <table:table-cell office:value-type="float" office:value="12.51596" calcext:value-type="float">
            <text:p>12.51596</text:p>
          </table:table-cell>
          <table:table-cell office:value-type="float" office:value="32.87613" calcext:value-type="float">
            <text:p>32.87613</text:p>
          </table:table-cell>
          <table:table-cell office:value-type="float" office:value="16.49097" calcext:value-type="float">
            <text:p>16.49097</text:p>
          </table:table-cell>
          <table:table-cell office:value-type="float" office:value="29.23685" calcext:value-type="float">
            <text:p>29.23685</text:p>
          </table:table-cell>
          <table:table-cell office:value-type="float" office:value="18.18695" calcext:value-type="float">
            <text:p>18.18695</text:p>
          </table:table-cell>
          <table:table-cell office:value-type="float" office:value="26.45929" calcext:value-type="float">
            <text:p>26.45929</text:p>
          </table:table-cell>
          <table:table-cell office:value-type="float" office:value="19.37405" calcext:value-type="float">
            <text:p>19.37405</text:p>
          </table:table-cell>
          <table:table-cell office:value-type="float" office:value="24.70093" calcext:value-type="float">
            <text:p>24.70093</text:p>
          </table:table-cell>
          <table:table-cell office:value-type="float" office:value="20.04651" calcext:value-type="float">
            <text:p>20.04651</text:p>
          </table:table-cell>
          <table:table-cell office:value-type="float" office:value="23.41382" calcext:value-type="float">
            <text:p>23.41382</text:p>
          </table:table-cell>
          <table:table-cell office:value-type="float" office:value="20.34204" calcext:value-type="float">
            <text:p>20.3420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0052004" calcext:value-type="float">
            <text:p>30052004</text:p>
          </table:table-cell>
          <table:table-cell office:value-type="float" office:value="11.98445" calcext:value-type="float">
            <text:p>11.98445</text:p>
          </table:table-cell>
          <table:table-cell office:value-type="float" office:value="25" calcext:value-type="float">
            <text:p>25</text:p>
          </table:table-cell>
          <table:table-cell office:value-type="float" office:value="10.6" calcext:value-type="float">
            <text:p>10.6</text:p>
          </table:table-cell>
          <table:table-cell office:value-type="float" office:value="2.341541" calcext:value-type="float">
            <text:p>2.341541</text:p>
          </table:table-cell>
          <table:table-cell office:value-type="float" office:value="0.9583307" calcext:value-type="float">
            <text:p>0.9583307</text:p>
          </table:table-cell>
          <table:table-cell office:value-type="float" office:value="572.112" calcext:value-type="float">
            <text:p>572.112</text:p>
          </table:table-cell>
          <table:table-cell office:value-type="float" office:value="14.4" calcext:value-type="float">
            <text:p>14.4</text:p>
          </table:table-cell>
          <table:table-cell office:value-type="float" office:value="31.31592" calcext:value-type="float">
            <text:p>31.31592</text:p>
          </table:table-cell>
          <table:table-cell office:value-type="float" office:value="12.71301" calcext:value-type="float">
            <text:p>12.71301</text:p>
          </table:table-cell>
          <table:table-cell office:value-type="float" office:value="26.15768" calcext:value-type="float">
            <text:p>26.15768</text:p>
          </table:table-cell>
          <table:table-cell office:value-type="float" office:value="15.72562" calcext:value-type="float">
            <text:p>15.72562</text:p>
          </table:table-cell>
          <table:table-cell office:value-type="float" office:value="24.21646" calcext:value-type="float">
            <text:p>24.21646</text:p>
          </table:table-cell>
          <table:table-cell office:value-type="float" office:value="17.00235" calcext:value-type="float">
            <text:p>17.00235</text:p>
          </table:table-cell>
          <table:table-cell office:value-type="float" office:value="22.71057" calcext:value-type="float">
            <text:p>22.71057</text:p>
          </table:table-cell>
          <table:table-cell office:value-type="float" office:value="18.21191" calcext:value-type="float">
            <text:p>18.21191</text:p>
          </table:table-cell>
          <table:table-cell office:value-type="float" office:value="22.89517" calcext:value-type="float">
            <text:p>22.89517</text:p>
          </table:table-cell>
          <table:table-cell office:value-type="float" office:value="19.00491" calcext:value-type="float">
            <text:p>19.00491</text:p>
          </table:table-cell>
          <table:table-cell office:value-type="float" office:value="22.73453" calcext:value-type="float">
            <text:p>22.73453</text:p>
          </table:table-cell>
          <table:table-cell office:value-type="float" office:value="19.47397" calcext:value-type="float">
            <text:p>19.4739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1052004" calcext:value-type="float">
            <text:p>31052004</text:p>
          </table:table-cell>
          <table:table-cell office:value-type="float" office:value="28.23272" calcext:value-type="float">
            <text:p>28.23272</text:p>
          </table:table-cell>
          <table:table-cell office:value-type="float" office:value="16.4" calcext:value-type="float">
            <text:p>16.4</text:p>
          </table:table-cell>
          <table:table-cell office:value-type="float" office:value="7.3" calcext:value-type="float">
            <text:p>7.3</text:p>
          </table:table-cell>
          <table:table-cell office:value-type="float" office:value="1.147275" calcext:value-type="float">
            <text:p>1.147275</text:p>
          </table:table-cell>
          <table:table-cell office:value-type="float" office:value="0.6856203" calcext:value-type="float">
            <text:p>0.6856203</text:p>
          </table:table-cell>
          <table:table-cell office:value-type="float" office:value="484.416" calcext:value-type="float">
            <text:p>484.416</text:p>
          </table:table-cell>
          <table:table-cell office:value-type="float" office:value="0" calcext:value-type="float">
            <text:p>0</text:p>
          </table:table-cell>
          <table:table-cell office:value-type="float" office:value="29.0997" calcext:value-type="float">
            <text:p>29.0997</text:p>
          </table:table-cell>
          <table:table-cell office:value-type="float" office:value="9.523712" calcext:value-type="float">
            <text:p>9.523712</text:p>
          </table:table-cell>
          <table:table-cell office:value-type="float" office:value="24.30304" calcext:value-type="float">
            <text:p>24.30304</text:p>
          </table:table-cell>
          <table:table-cell office:value-type="float" office:value="13.64404" calcext:value-type="float">
            <text:p>13.64404</text:p>
          </table:table-cell>
          <table:table-cell office:value-type="float" office:value="22.64954" calcext:value-type="float">
            <text:p>22.64954</text:p>
          </table:table-cell>
          <table:table-cell office:value-type="float" office:value="15.52072" calcext:value-type="float">
            <text:p>15.52072</text:p>
          </table:table-cell>
          <table:table-cell office:value-type="float" office:value="21.40518" calcext:value-type="float">
            <text:p>21.40518</text:p>
          </table:table-cell>
          <table:table-cell office:value-type="float" office:value="16.97617" calcext:value-type="float">
            <text:p>16.97617</text:p>
          </table:table-cell>
          <table:table-cell office:value-type="float" office:value="20.59479" calcext:value-type="float">
            <text:p>20.59479</text:p>
          </table:table-cell>
          <table:table-cell office:value-type="float" office:value="17.90201" calcext:value-type="float">
            <text:p>17.90201</text:p>
          </table:table-cell>
          <table:table-cell office:value-type="float" office:value="20.63498" calcext:value-type="float">
            <text:p>20.63498</text:p>
          </table:table-cell>
          <table:table-cell office:value-type="float" office:value="18.41946" calcext:value-type="float">
            <text:p>18.4194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62004" calcext:value-type="float">
            <text:p>1062004</text:p>
          </table:table-cell>
          <table:table-cell office:value-type="float" office:value="15.93058" calcext:value-type="float">
            <text:p>15.93058</text:p>
          </table:table-cell>
          <table:table-cell office:value-type="float" office:value="20.1" calcext:value-type="float">
            <text:p>20.1</text:p>
          </table:table-cell>
          <table:table-cell office:value-type="float" office:value="9" calcext:value-type="float">
            <text:p>9</text:p>
          </table:table-cell>
          <table:table-cell office:value-type="float" office:value="1.804922" calcext:value-type="float">
            <text:p>1.804922</text:p>
          </table:table-cell>
          <table:table-cell office:value-type="float" office:value="0.911159" calcext:value-type="float">
            <text:p>0.911159</text:p>
          </table:table-cell>
          <table:table-cell office:value-type="float" office:value="566.064" calcext:value-type="float">
            <text:p>566.064</text:p>
          </table:table-cell>
          <table:table-cell office:value-type="float" office:value="4.017391" calcext:value-type="float">
            <text:p>4.017391</text:p>
          </table:table-cell>
          <table:table-cell office:value-type="float" office:value="42.68887" calcext:value-type="float">
            <text:p>42.68887</text:p>
          </table:table-cell>
          <table:table-cell office:value-type="float" office:value="10.52655" calcext:value-type="float">
            <text:p>10.52655</text:p>
          </table:table-cell>
          <table:table-cell office:value-type="float" office:value="28.79034" calcext:value-type="float">
            <text:p>28.79034</text:p>
          </table:table-cell>
          <table:table-cell office:value-type="float" office:value="14.44321" calcext:value-type="float">
            <text:p>14.44321</text:p>
          </table:table-cell>
          <table:table-cell office:value-type="float" office:value="24.51407" calcext:value-type="float">
            <text:p>24.51407</text:p>
          </table:table-cell>
          <table:table-cell office:value-type="float" office:value="15.66931" calcext:value-type="float">
            <text:p>15.66931</text:p>
          </table:table-cell>
          <table:table-cell office:value-type="float" office:value="22.00705" calcext:value-type="float">
            <text:p>22.00705</text:p>
          </table:table-cell>
          <table:table-cell office:value-type="float" office:value="16.69434" calcext:value-type="float">
            <text:p>16.69434</text:p>
          </table:table-cell>
          <table:table-cell office:value-type="float" office:value="21.0137" calcext:value-type="float">
            <text:p>21.0137</text:p>
          </table:table-cell>
          <table:table-cell office:value-type="float" office:value="17.37177" calcext:value-type="float">
            <text:p>17.37177</text:p>
          </table:table-cell>
          <table:table-cell office:value-type="float" office:value="20.26801" calcext:value-type="float">
            <text:p>20.26801</text:p>
          </table:table-cell>
          <table:table-cell office:value-type="float" office:value="17.79367" calcext:value-type="float">
            <text:p>17.7936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62004" calcext:value-type="float">
            <text:p>2062004</text:p>
          </table:table-cell>
          <table:table-cell office:value-type="float" office:value="23.10812" calcext:value-type="float">
            <text:p>23.10812</text:p>
          </table:table-cell>
          <table:table-cell office:value-type="float" office:value="12.6" calcext:value-type="float">
            <text:p>12.6</text:p>
          </table:table-cell>
          <table:table-cell office:value-type="float" office:value="6.8" calcext:value-type="float">
            <text:p>6.8</text:p>
          </table:table-cell>
          <table:table-cell office:value-type="float" office:value="1.023896" calcext:value-type="float">
            <text:p>1.023896</text:p>
          </table:table-cell>
          <table:table-cell office:value-type="float" office:value="0.7738697" calcext:value-type="float">
            <text:p>0.7738697</text:p>
          </table:table-cell>
          <table:table-cell office:value-type="float" office:value="647.208" calcext:value-type="float">
            <text:p>647.208</text:p>
          </table:table-cell>
          <table:table-cell office:value-type="float" office:value="2.4" calcext:value-type="float">
            <text:p>2.4</text:p>
          </table:table-cell>
          <table:table-cell office:value-type="float" office:value="26.76382" calcext:value-type="float">
            <text:p>26.76382</text:p>
          </table:table-cell>
          <table:table-cell office:value-type="float" office:value="8.262665" calcext:value-type="float">
            <text:p>8.262665</text:p>
          </table:table-cell>
          <table:table-cell office:value-type="float" office:value="22.5274" calcext:value-type="float">
            <text:p>22.5274</text:p>
          </table:table-cell>
          <table:table-cell office:value-type="float" office:value="12.35489" calcext:value-type="float">
            <text:p>12.35489</text:p>
          </table:table-cell>
          <table:table-cell office:value-type="float" office:value="21.05878" calcext:value-type="float">
            <text:p>21.05878</text:p>
          </table:table-cell>
          <table:table-cell office:value-type="float" office:value="14.2598" calcext:value-type="float">
            <text:p>14.2598</text:p>
          </table:table-cell>
          <table:table-cell office:value-type="float" office:value="19.9176" calcext:value-type="float">
            <text:p>19.9176</text:p>
          </table:table-cell>
          <table:table-cell office:value-type="float" office:value="15.793" calcext:value-type="float">
            <text:p>15.793</text:p>
          </table:table-cell>
          <table:table-cell office:value-type="float" office:value="19.59424" calcext:value-type="float">
            <text:p>19.59424</text:p>
          </table:table-cell>
          <table:table-cell office:value-type="float" office:value="16.78455" calcext:value-type="float">
            <text:p>16.78455</text:p>
          </table:table-cell>
          <table:table-cell office:value-type="float" office:value="19.68237" calcext:value-type="float">
            <text:p>19.68237</text:p>
          </table:table-cell>
          <table:table-cell office:value-type="float" office:value="17.35172" calcext:value-type="float">
            <text:p>17.3517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62004" calcext:value-type="float">
            <text:p>3062004</text:p>
          </table:table-cell>
          <table:table-cell office:value-type="float" office:value="24.27731" calcext:value-type="float">
            <text:p>24.27731</text:p>
          </table:table-cell>
          <table:table-cell office:value-type="float" office:value="16.2" calcext:value-type="float">
            <text:p>16.2</text:p>
          </table:table-cell>
          <table:table-cell office:value-type="float" office:value="5.8" calcext:value-type="float">
            <text:p>5.8</text:p>
          </table:table-cell>
          <table:table-cell office:value-type="float" office:value="0.9614753" calcext:value-type="float">
            <text:p>0.9614753</text:p>
          </table:table-cell>
          <table:table-cell office:value-type="float" office:value="0.7191168" calcext:value-type="float">
            <text:p>0.7191168</text:p>
          </table:table-cell>
          <table:table-cell office:value-type="float" office:value="583.3441" calcext:value-type="float">
            <text:p>583.3441</text:p>
          </table:table-cell>
          <table:table-cell office:value-type="float" office:value="0" calcext:value-type="float">
            <text:p>0</text:p>
          </table:table-cell>
          <table:table-cell office:value-type="float" office:value="29.1821" calcext:value-type="float">
            <text:p>29.1821</text:p>
          </table:table-cell>
          <table:table-cell office:value-type="float" office:value="6.578247" calcext:value-type="float">
            <text:p>6.578247</text:p>
          </table:table-cell>
          <table:table-cell office:value-type="float" office:value="22.99954" calcext:value-type="float">
            <text:p>22.99954</text:p>
          </table:table-cell>
          <table:table-cell office:value-type="float" office:value="10.48245" calcext:value-type="float">
            <text:p>10.48245</text:p>
          </table:table-cell>
          <table:table-cell office:value-type="float" office:value="21.0383" calcext:value-type="float">
            <text:p>21.0383</text:p>
          </table:table-cell>
          <table:table-cell office:value-type="float" office:value="12.27017" calcext:value-type="float">
            <text:p>12.27017</text:p>
          </table:table-cell>
          <table:table-cell office:value-type="float" office:value="19.55045" calcext:value-type="float">
            <text:p>19.55045</text:p>
          </table:table-cell>
          <table:table-cell office:value-type="float" office:value="13.86639" calcext:value-type="float">
            <text:p>13.86639</text:p>
          </table:table-cell>
          <table:table-cell office:value-type="float" office:value="18.72485" calcext:value-type="float">
            <text:p>18.72485</text:p>
          </table:table-cell>
          <table:table-cell office:value-type="float" office:value="14.94846" calcext:value-type="float">
            <text:p>14.94846</text:p>
          </table:table-cell>
          <table:table-cell office:value-type="float" office:value="18.14185" calcext:value-type="float">
            <text:p>18.14185</text:p>
          </table:table-cell>
          <table:table-cell office:value-type="float" office:value="15.68353" calcext:value-type="float">
            <text:p>15.6835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062004" calcext:value-type="float">
            <text:p>4062004</text:p>
          </table:table-cell>
          <table:table-cell office:value-type="float" office:value="30.39273" calcext:value-type="float">
            <text:p>30.39273</text:p>
          </table:table-cell>
          <table:table-cell office:value-type="float" office:value="16.7" calcext:value-type="float">
            <text:p>16.7</text:p>
          </table:table-cell>
          <table:table-cell office:value-type="float" office:value="6.3" calcext:value-type="float">
            <text:p>6.3</text:p>
          </table:table-cell>
          <table:table-cell office:value-type="float" office:value="0.8960831" calcext:value-type="float">
            <text:p>0.8960831</text:p>
          </table:table-cell>
          <table:table-cell office:value-type="float" office:value="0.7590526" calcext:value-type="float">
            <text:p>0.7590526</text:p>
          </table:table-cell>
          <table:table-cell office:value-type="float" office:value="688.0681" calcext:value-type="float">
            <text:p>688.0681</text:p>
          </table:table-cell>
          <table:table-cell office:value-type="float" office:value="0" calcext:value-type="float">
            <text:p>0</text:p>
          </table:table-cell>
          <table:table-cell office:value-type="float" office:value="46.17856" calcext:value-type="float">
            <text:p>46.17856</text:p>
          </table:table-cell>
          <table:table-cell office:value-type="float" office:value="7.425995" calcext:value-type="float">
            <text:p>7.425995</text:p>
          </table:table-cell>
          <table:table-cell office:value-type="float" office:value="32.13092" calcext:value-type="float">
            <text:p>32.13092</text:p>
          </table:table-cell>
          <table:table-cell office:value-type="float" office:value="11.97678" calcext:value-type="float">
            <text:p>11.97678</text:p>
          </table:table-cell>
          <table:table-cell office:value-type="float" office:value="28.08371" calcext:value-type="float">
            <text:p>28.08371</text:p>
          </table:table-cell>
          <table:table-cell office:value-type="float" office:value="13.48199" calcext:value-type="float">
            <text:p>13.48199</text:p>
          </table:table-cell>
          <table:table-cell office:value-type="float" office:value="24.79068" calcext:value-type="float">
            <text:p>24.79068</text:p>
          </table:table-cell>
          <table:table-cell office:value-type="float" office:value="14.76587" calcext:value-type="float">
            <text:p>14.76587</text:p>
          </table:table-cell>
          <table:table-cell office:value-type="float" office:value="22.50662" calcext:value-type="float">
            <text:p>22.50662</text:p>
          </table:table-cell>
          <table:table-cell office:value-type="float" office:value="15.56836" calcext:value-type="float">
            <text:p>15.56836</text:p>
          </table:table-cell>
          <table:table-cell office:value-type="float" office:value="20.91531" calcext:value-type="float">
            <text:p>20.91531</text:p>
          </table:table-cell>
          <table:table-cell office:value-type="float" office:value="16.04788" calcext:value-type="float">
            <text:p>16.0478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062004" calcext:value-type="float">
            <text:p>5062004</text:p>
          </table:table-cell>
          <table:table-cell office:value-type="float" office:value="16.88123" calcext:value-type="float">
            <text:p>16.88123</text:p>
          </table:table-cell>
          <table:table-cell office:value-type="float" office:value="15.1" calcext:value-type="float">
            <text:p>15.1</text:p>
          </table:table-cell>
          <table:table-cell office:value-type="float" office:value="9.5" calcext:value-type="float">
            <text:p>9.5</text:p>
          </table:table-cell>
          <table:table-cell office:value-type="float" office:value="1.183146" calcext:value-type="float">
            <text:p>1.183146</text:p>
          </table:table-cell>
          <table:table-cell office:value-type="float" office:value="0.887283" calcext:value-type="float">
            <text:p>0.887283</text:p>
          </table:table-cell>
          <table:table-cell office:value-type="float" office:value="509.148" calcext:value-type="float">
            <text:p>509.148</text:p>
          </table:table-cell>
          <table:table-cell office:value-type="float" office:value="0" calcext:value-type="float">
            <text:p>0</text:p>
          </table:table-cell>
          <table:table-cell office:value-type="float" office:value="37.36725" calcext:value-type="float">
            <text:p>37.36725</text:p>
          </table:table-cell>
          <table:table-cell office:value-type="float" office:value="10.85129" calcext:value-type="float">
            <text:p>10.85129</text:p>
          </table:table-cell>
          <table:table-cell office:value-type="float" office:value="27.31516" calcext:value-type="float">
            <text:p>27.31516</text:p>
          </table:table-cell>
          <table:table-cell office:value-type="float" office:value="15.14404" calcext:value-type="float">
            <text:p>15.14404</text:p>
          </table:table-cell>
          <table:table-cell office:value-type="float" office:value="24.33716" calcext:value-type="float">
            <text:p>24.33716</text:p>
          </table:table-cell>
          <table:table-cell office:value-type="float" office:value="16.50504" calcext:value-type="float">
            <text:p>16.50504</text:p>
          </table:table-cell>
          <table:table-cell office:value-type="float" office:value="22.31393" calcext:value-type="float">
            <text:p>22.31393</text:p>
          </table:table-cell>
          <table:table-cell office:value-type="float" office:value="17.45221" calcext:value-type="float">
            <text:p>17.45221</text:p>
          </table:table-cell>
          <table:table-cell office:value-type="float" office:value="21.02081" calcext:value-type="float">
            <text:p>21.02081</text:p>
          </table:table-cell>
          <table:table-cell office:value-type="float" office:value="17.88443" calcext:value-type="float">
            <text:p>17.88443</text:p>
          </table:table-cell>
          <table:table-cell office:value-type="float" office:value="20.26807" calcext:value-type="float">
            <text:p>20.26807</text:p>
          </table:table-cell>
          <table:table-cell office:value-type="float" office:value="18.02225" calcext:value-type="float">
            <text:p>18.0222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062004" calcext:value-type="float">
            <text:p>6062004</text:p>
          </table:table-cell>
          <table:table-cell office:value-type="float" office:value="12.08851" calcext:value-type="float">
            <text:p>12.08851</text:p>
          </table:table-cell>
          <table:table-cell office:value-type="float" office:value="13.9" calcext:value-type="float">
            <text:p>13.9</text:p>
          </table:table-cell>
          <table:table-cell office:value-type="float" office:value="9.3" calcext:value-type="float">
            <text:p>9.3</text:p>
          </table:table-cell>
          <table:table-cell office:value-type="float" office:value="1.322254" calcext:value-type="float">
            <text:p>1.322254</text:p>
          </table:table-cell>
          <table:table-cell office:value-type="float" office:value="1.074888" calcext:value-type="float">
            <text:p>1.074888</text:p>
          </table:table-cell>
          <table:table-cell office:value-type="float" office:value="344.304" calcext:value-type="float">
            <text:p>344.304</text:p>
          </table:table-cell>
          <table:table-cell office:value-type="float" office:value="0.6" calcext:value-type="float">
            <text:p>0.6</text:p>
          </table:table-cell>
          <table:table-cell office:value-type="float" office:value="30.03882" calcext:value-type="float">
            <text:p>30.03882</text:p>
          </table:table-cell>
          <table:table-cell office:value-type="float" office:value="10.5882" calcext:value-type="float">
            <text:p>10.5882</text:p>
          </table:table-cell>
          <table:table-cell office:value-type="float" office:value="22.90454" calcext:value-type="float">
            <text:p>22.90454</text:p>
          </table:table-cell>
          <table:table-cell office:value-type="float" office:value="14.62164" calcext:value-type="float">
            <text:p>14.62164</text:p>
          </table:table-cell>
          <table:table-cell office:value-type="float" office:value="21.24377" calcext:value-type="float">
            <text:p>21.24377</text:p>
          </table:table-cell>
          <table:table-cell office:value-type="float" office:value="15.89462" calcext:value-type="float">
            <text:p>15.89462</text:p>
          </table:table-cell>
          <table:table-cell office:value-type="float" office:value="20.01965" calcext:value-type="float">
            <text:p>20.01965</text:p>
          </table:table-cell>
          <table:table-cell office:value-type="float" office:value="16.82986" calcext:value-type="float">
            <text:p>16.82986</text:p>
          </table:table-cell>
          <table:table-cell office:value-type="float" office:value="19.49182" calcext:value-type="float">
            <text:p>19.49182</text:p>
          </table:table-cell>
          <table:table-cell office:value-type="float" office:value="17.37372" calcext:value-type="float">
            <text:p>17.37372</text:p>
          </table:table-cell>
          <table:table-cell office:value-type="float" office:value="19.46512" calcext:value-type="float">
            <text:p>19.46512</text:p>
          </table:table-cell>
          <table:table-cell office:value-type="float" office:value="17.58127" calcext:value-type="float">
            <text:p>17.5812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062004" calcext:value-type="float">
            <text:p>7062004</text:p>
          </table:table-cell>
          <table:table-cell office:value-type="float" office:value="20.42467" calcext:value-type="float">
            <text:p>20.42467</text:p>
          </table:table-cell>
          <table:table-cell office:value-type="float" office:value="22.3" calcext:value-type="float">
            <text:p>22.3</text:p>
          </table:table-cell>
          <table:table-cell office:value-type="float" office:value="9.9" calcext:value-type="float">
            <text:p>9.9</text:p>
          </table:table-cell>
          <table:table-cell office:value-type="float" office:value="1.609994" calcext:value-type="float">
            <text:p>1.609994</text:p>
          </table:table-cell>
          <table:table-cell office:value-type="float" office:value="1.196532" calcext:value-type="float">
            <text:p>1.196532</text:p>
          </table:table-cell>
          <table:table-cell office:value-type="float" office:value="285.984" calcext:value-type="float">
            <text:p>285.984</text:p>
          </table:table-cell>
          <table:table-cell office:value-type="float" office:value="0.2" calcext:value-type="float">
            <text:p>0.2</text:p>
          </table:table-cell>
          <table:table-cell office:value-type="float" office:value="43.89346" calcext:value-type="float">
            <text:p>43.89346</text:p>
          </table:table-cell>
          <table:table-cell office:value-type="float" office:value="10.09616" calcext:value-type="float">
            <text:p>10.09616</text:p>
          </table:table-cell>
          <table:table-cell office:value-type="float" office:value="30.04385" calcext:value-type="float">
            <text:p>30.04385</text:p>
          </table:table-cell>
          <table:table-cell office:value-type="float" office:value="13.45795" calcext:value-type="float">
            <text:p>13.45795</text:p>
          </table:table-cell>
          <table:table-cell office:value-type="float" office:value="25.48633" calcext:value-type="float">
            <text:p>25.48633</text:p>
          </table:table-cell>
          <table:table-cell office:value-type="float" office:value="14.61127" calcext:value-type="float">
            <text:p>14.61127</text:p>
          </table:table-cell>
          <table:table-cell office:value-type="float" office:value="22.46866" calcext:value-type="float">
            <text:p>22.46866</text:p>
          </table:table-cell>
          <table:table-cell office:value-type="float" office:value="15.56396" calcext:value-type="float">
            <text:p>15.56396</text:p>
          </table:table-cell>
          <table:table-cell office:value-type="float" office:value="20.82178" calcext:value-type="float">
            <text:p>20.82178</text:p>
          </table:table-cell>
          <table:table-cell office:value-type="float" office:value="16.15598" calcext:value-type="float">
            <text:p>16.15598</text:p>
          </table:table-cell>
          <table:table-cell office:value-type="float" office:value="19.74435" calcext:value-type="float">
            <text:p>19.74435</text:p>
          </table:table-cell>
          <table:table-cell office:value-type="float" office:value="16.51489" calcext:value-type="float">
            <text:p>16.5148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062004" calcext:value-type="float">
            <text:p>8062004</text:p>
          </table:table-cell>
          <table:table-cell office:value-type="float" office:value="29.59336" calcext:value-type="float">
            <text:p>29.59336</text:p>
          </table:table-cell>
          <table:table-cell office:value-type="float" office:value="25.4" calcext:value-type="float">
            <text:p>25.4</text:p>
          </table:table-cell>
          <table:table-cell office:value-type="float" office:value="6.7" calcext:value-type="float">
            <text:p>6.7</text:p>
          </table:table-cell>
          <table:table-cell office:value-type="float" office:value="1.622966" calcext:value-type="float">
            <text:p>1.622966</text:p>
          </table:table-cell>
          <table:table-cell office:value-type="float" office:value="0.9635752" calcext:value-type="float">
            <text:p>0.9635752</text:p>
          </table:table-cell>
          <table:table-cell office:value-type="float" office:value="194.148" calcext:value-type="float">
            <text:p>194.148</text:p>
          </table:table-cell>
          <table:table-cell office:value-type="float" office:value="0" calcext:value-type="float">
            <text:p>0</text:p>
          </table:table-cell>
          <table:table-cell office:value-type="float" office:value="49.71619" calcext:value-type="float">
            <text:p>49.71619</text:p>
          </table:table-cell>
          <table:table-cell office:value-type="float" office:value="8.688812" calcext:value-type="float">
            <text:p>8.688812</text:p>
          </table:table-cell>
          <table:table-cell office:value-type="float" office:value="34.29227" calcext:value-type="float">
            <text:p>34.29227</text:p>
          </table:table-cell>
          <table:table-cell office:value-type="float" office:value="13.60059" calcext:value-type="float">
            <text:p>13.60059</text:p>
          </table:table-cell>
          <table:table-cell office:value-type="float" office:value="30.18777" calcext:value-type="float">
            <text:p>30.18777</text:p>
          </table:table-cell>
          <table:table-cell office:value-type="float" office:value="15.11038" calcext:value-type="float">
            <text:p>15.11038</text:p>
          </table:table-cell>
          <table:table-cell office:value-type="float" office:value="26.79861" calcext:value-type="float">
            <text:p>26.79861</text:p>
          </table:table-cell>
          <table:table-cell office:value-type="float" office:value="16.33377" calcext:value-type="float">
            <text:p>16.33377</text:p>
          </table:table-cell>
          <table:table-cell office:value-type="float" office:value="24.36951" calcext:value-type="float">
            <text:p>24.36951</text:p>
          </table:table-cell>
          <table:table-cell office:value-type="float" office:value="17.01254" calcext:value-type="float">
            <text:p>17.01254</text:p>
          </table:table-cell>
          <table:table-cell office:value-type="float" office:value="22.58109" calcext:value-type="float">
            <text:p>22.58109</text:p>
          </table:table-cell>
          <table:table-cell office:value-type="float" office:value="17.33237" calcext:value-type="float">
            <text:p>17.3323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062004" calcext:value-type="float">
            <text:p>9062004</text:p>
          </table:table-cell>
          <table:table-cell office:value-type="float" office:value="28.87851" calcext:value-type="float">
            <text:p>28.87851</text:p>
          </table:table-cell>
          <table:table-cell office:value-type="float" office:value="26.7" calcext:value-type="float">
            <text:p>26.7</text:p>
          </table:table-cell>
          <table:table-cell office:value-type="float" office:value="10.6" calcext:value-type="float">
            <text:p>10.6</text:p>
          </table:table-cell>
          <table:table-cell office:value-type="float" office:value="1.777723" calcext:value-type="float">
            <text:p>1.777723</text:p>
          </table:table-cell>
          <table:table-cell office:value-type="float" office:value="1.094497" calcext:value-type="float">
            <text:p>1.094497</text:p>
          </table:table-cell>
          <table:table-cell office:value-type="float" office:value="188.46" calcext:value-type="float">
            <text:p>188.46</text:p>
          </table:table-cell>
          <table:table-cell office:value-type="float" office:value="5" calcext:value-type="float">
            <text:p>5</text:p>
          </table:table-cell>
          <table:table-cell office:value-type="float" office:value="51.19705" calcext:value-type="float">
            <text:p>51.19705</text:p>
          </table:table-cell>
          <table:table-cell office:value-type="float" office:value="13" calcext:value-type="float">
            <text:p>13</text:p>
          </table:table-cell>
          <table:table-cell office:value-type="float" office:value="37.08099" calcext:value-type="float">
            <text:p>37.08099</text:p>
          </table:table-cell>
          <table:table-cell office:value-type="float" office:value="17.54312" calcext:value-type="float">
            <text:p>17.54312</text:p>
          </table:table-cell>
          <table:table-cell office:value-type="float" office:value="32.5654" calcext:value-type="float">
            <text:p>32.5654</text:p>
          </table:table-cell>
          <table:table-cell office:value-type="float" office:value="18.9964" calcext:value-type="float">
            <text:p>18.9964</text:p>
          </table:table-cell>
          <table:table-cell office:value-type="float" office:value="29.02505" calcext:value-type="float">
            <text:p>29.02505</text:p>
          </table:table-cell>
          <table:table-cell office:value-type="float" office:value="19.89761" calcext:value-type="float">
            <text:p>19.89761</text:p>
          </table:table-cell>
          <table:table-cell office:value-type="float" office:value="26.53357" calcext:value-type="float">
            <text:p>26.53357</text:p>
          </table:table-cell>
          <table:table-cell office:value-type="float" office:value="20.18777" calcext:value-type="float">
            <text:p>20.18777</text:p>
          </table:table-cell>
          <table:table-cell office:value-type="float" office:value="24.59277" calcext:value-type="float">
            <text:p>24.59277</text:p>
          </table:table-cell>
          <table:table-cell office:value-type="float" office:value="20.1004" calcext:value-type="float">
            <text:p>20.100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062004" calcext:value-type="float">
            <text:p>10062004</text:p>
          </table:table-cell>
          <table:table-cell office:value-type="float" office:value="25.79783" calcext:value-type="float">
            <text:p>25.79783</text:p>
          </table:table-cell>
          <table:table-cell office:value-type="float" office:value="25.7" calcext:value-type="float">
            <text:p>25.7</text:p>
          </table:table-cell>
          <table:table-cell office:value-type="float" office:value="12.2" calcext:value-type="float">
            <text:p>12.2</text:p>
          </table:table-cell>
          <table:table-cell office:value-type="float" office:value="1.822025" calcext:value-type="float">
            <text:p>1.822025</text:p>
          </table:table-cell>
          <table:table-cell office:value-type="float" office:value="1.192497" calcext:value-type="float">
            <text:p>1.192497</text:p>
          </table:table-cell>
          <table:table-cell office:value-type="float" office:value="325.152" calcext:value-type="float">
            <text:p>325.152</text:p>
          </table:table-cell>
          <table:table-cell office:value-type="float" office:value="0" calcext:value-type="float">
            <text:p>0</text:p>
          </table:table-cell>
          <table:table-cell office:value-type="float" office:value="38.31625" calcext:value-type="float">
            <text:p>38.31625</text:p>
          </table:table-cell>
          <table:table-cell office:value-type="float" office:value="14.14279" calcext:value-type="float">
            <text:p>14.14279</text:p>
          </table:table-cell>
          <table:table-cell office:value-type="float" office:value="30.62131" calcext:value-type="float">
            <text:p>30.62131</text:p>
          </table:table-cell>
          <table:table-cell office:value-type="float" office:value="17.80219" calcext:value-type="float">
            <text:p>17.80219</text:p>
          </table:table-cell>
          <table:table-cell office:value-type="float" office:value="28.07663" calcext:value-type="float">
            <text:p>28.07663</text:p>
          </table:table-cell>
          <table:table-cell office:value-type="float" office:value="19.43082" calcext:value-type="float">
            <text:p>19.43082</text:p>
          </table:table-cell>
          <table:table-cell office:value-type="float" office:value="25.94608" calcext:value-type="float">
            <text:p>25.94608</text:p>
          </table:table-cell>
          <table:table-cell office:value-type="float" office:value="20.52588" calcext:value-type="float">
            <text:p>20.52588</text:p>
          </table:table-cell>
          <table:table-cell office:value-type="float" office:value="24.41437" calcext:value-type="float">
            <text:p>24.41437</text:p>
          </table:table-cell>
          <table:table-cell office:value-type="float" office:value="20.97351" calcext:value-type="float">
            <text:p>20.97351</text:p>
          </table:table-cell>
          <table:table-cell office:value-type="float" office:value="23.72296" calcext:value-type="float">
            <text:p>23.72296</text:p>
          </table:table-cell>
          <table:table-cell office:value-type="float" office:value="20.98648" calcext:value-type="float">
            <text:p>20.9864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062004" calcext:value-type="float">
            <text:p>11062004</text:p>
          </table:table-cell>
          <table:table-cell office:value-type="float" office:value="4.29246" calcext:value-type="float">
            <text:p>4.29246</text:p>
          </table:table-cell>
          <table:table-cell office:value-type="float" office:value="20.6" calcext:value-type="float">
            <text:p>20.6</text:p>
          </table:table-cell>
          <table:table-cell office:value-type="float" office:value="16.9" calcext:value-type="float">
            <text:p>16.9</text:p>
          </table:table-cell>
          <table:table-cell office:value-type="float" office:value="2.289777" calcext:value-type="float">
            <text:p>2.289777</text:p>
          </table:table-cell>
          <table:table-cell office:value-type="float" office:value="1.59434" calcext:value-type="float">
            <text:p>1.59434</text:p>
          </table:table-cell>
          <table:table-cell office:value-type="float" office:value="460.584" calcext:value-type="float">
            <text:p>460.584</text:p>
          </table:table-cell>
          <table:table-cell office:value-type="float" office:value="7.8" calcext:value-type="float">
            <text:p>7.8</text:p>
          </table:table-cell>
          <table:table-cell office:value-type="float" office:value="22.94122" calcext:value-type="float">
            <text:p>22.94122</text:p>
          </table:table-cell>
          <table:table-cell office:value-type="float" office:value="17.40393" calcext:value-type="float">
            <text:p>17.40393</text:p>
          </table:table-cell>
          <table:table-cell office:value-type="float" office:value="21.74921" calcext:value-type="float">
            <text:p>21.74921</text:p>
          </table:table-cell>
          <table:table-cell office:value-type="float" office:value="19.3129" calcext:value-type="float">
            <text:p>19.3129</text:p>
          </table:table-cell>
          <table:table-cell office:value-type="float" office:value="22.67123" calcext:value-type="float">
            <text:p>22.67123</text:p>
          </table:table-cell>
          <table:table-cell office:value-type="float" office:value="19.92126" calcext:value-type="float">
            <text:p>19.92126</text:p>
          </table:table-cell>
          <table:table-cell office:value-type="float" office:value="23.22607" calcext:value-type="float">
            <text:p>23.22607</text:p>
          </table:table-cell>
          <table:table-cell office:value-type="float" office:value="20.32843" calcext:value-type="float">
            <text:p>20.32843</text:p>
          </table:table-cell>
          <table:table-cell office:value-type="float" office:value="23.21063" calcext:value-type="float">
            <text:p>23.21063</text:p>
          </table:table-cell>
          <table:table-cell office:value-type="float" office:value="20.457" calcext:value-type="float">
            <text:p>20.457</text:p>
          </table:table-cell>
          <table:table-cell office:value-type="float" office:value="22.78333" calcext:value-type="float">
            <text:p>22.78333</text:p>
          </table:table-cell>
          <table:table-cell office:value-type="float" office:value="20.38696" calcext:value-type="float">
            <text:p>20.3869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062004" calcext:value-type="float">
            <text:p>12062004</text:p>
          </table:table-cell>
          <table:table-cell office:value-type="float" office:value="8.055648" calcext:value-type="float">
            <text:p>8.055648</text:p>
          </table:table-cell>
          <table:table-cell office:value-type="float" office:value="21.1" calcext:value-type="float">
            <text:p>21.1</text:p>
          </table:table-cell>
          <table:table-cell office:value-type="float" office:value="15.7" calcext:value-type="float">
            <text:p>15.7</text:p>
          </table:table-cell>
          <table:table-cell office:value-type="float" office:value="2.369735" calcext:value-type="float">
            <text:p>2.369735</text:p>
          </table:table-cell>
          <table:table-cell office:value-type="float" office:value="1.750092" calcext:value-type="float">
            <text:p>1.750092</text:p>
          </table:table-cell>
          <table:table-cell office:value-type="float" office:value="277.272" calcext:value-type="float">
            <text:p>277.272</text:p>
          </table:table-cell>
          <table:table-cell office:value-type="float" office:value="21.8" calcext:value-type="float">
            <text:p>21.8</text:p>
          </table:table-cell>
          <table:table-cell office:value-type="float" office:value="28.6142" calcext:value-type="float">
            <text:p>28.6142</text:p>
          </table:table-cell>
          <table:table-cell office:value-type="float" office:value="16.10809" calcext:value-type="float">
            <text:p>16.10809</text:p>
          </table:table-cell>
          <table:table-cell office:value-type="float" office:value="24.37225" calcext:value-type="float">
            <text:p>24.37225</text:p>
          </table:table-cell>
          <table:table-cell office:value-type="float" office:value="18.38852" calcext:value-type="float">
            <text:p>18.38852</text:p>
          </table:table-cell>
          <table:table-cell office:value-type="float" office:value="22.91638" calcext:value-type="float">
            <text:p>22.91638</text:p>
          </table:table-cell>
          <table:table-cell office:value-type="float" office:value="18.95343" calcext:value-type="float">
            <text:p>18.95343</text:p>
          </table:table-cell>
          <table:table-cell office:value-type="float" office:value="21.82996" calcext:value-type="float">
            <text:p>21.82996</text:p>
          </table:table-cell>
          <table:table-cell office:value-type="float" office:value="19.30203" calcext:value-type="float">
            <text:p>19.30203</text:p>
          </table:table-cell>
          <table:table-cell office:value-type="float" office:value="21.09555" calcext:value-type="float">
            <text:p>21.09555</text:p>
          </table:table-cell>
          <table:table-cell office:value-type="float" office:value="19.43637" calcext:value-type="float">
            <text:p>19.43637</text:p>
          </table:table-cell>
          <table:table-cell office:value-type="float" office:value="20.52118" calcext:value-type="float">
            <text:p>20.52118</text:p>
          </table:table-cell>
          <table:table-cell office:value-type="float" office:value="19.44879" calcext:value-type="float">
            <text:p>19.4487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062004" calcext:value-type="float">
            <text:p>13062004</text:p>
          </table:table-cell>
          <table:table-cell office:value-type="float" office:value="5.637384" calcext:value-type="float">
            <text:p>5.637384</text:p>
          </table:table-cell>
          <table:table-cell office:value-type="float" office:value="19.5" calcext:value-type="float">
            <text:p>19.5</text:p>
          </table:table-cell>
          <table:table-cell office:value-type="float" office:value="15.4" calcext:value-type="float">
            <text:p>15.4</text:p>
          </table:table-cell>
          <table:table-cell office:value-type="float" office:value="2.158196" calcext:value-type="float">
            <text:p>2.158196</text:p>
          </table:table-cell>
          <table:table-cell office:value-type="float" office:value="1.71665" calcext:value-type="float">
            <text:p>1.71665</text:p>
          </table:table-cell>
          <table:table-cell office:value-type="float" office:value="200.916" calcext:value-type="float">
            <text:p>200.916</text:p>
          </table:table-cell>
          <table:table-cell office:value-type="float" office:value="19.45263" calcext:value-type="float">
            <text:p>19.45263</text:p>
          </table:table-cell>
          <table:table-cell office:value-type="float" office:value="24.68222" calcext:value-type="float">
            <text:p>24.68222</text:p>
          </table:table-cell>
          <table:table-cell office:value-type="float" office:value="15.59354" calcext:value-type="float">
            <text:p>15.59354</text:p>
          </table:table-cell>
          <table:table-cell office:value-type="float" office:value="21.92346" calcext:value-type="float">
            <text:p>21.92346</text:p>
          </table:table-cell>
          <table:table-cell office:value-type="float" office:value="17.30652" calcext:value-type="float">
            <text:p>17.30652</text:p>
          </table:table-cell>
          <table:table-cell office:value-type="float" office:value="21.02042" calcext:value-type="float">
            <text:p>21.02042</text:p>
          </table:table-cell>
          <table:table-cell office:value-type="float" office:value="18.13394" calcext:value-type="float">
            <text:p>18.13394</text:p>
          </table:table-cell>
          <table:table-cell office:value-type="float" office:value="20.46896" calcext:value-type="float">
            <text:p>20.46896</text:p>
          </table:table-cell>
          <table:table-cell office:value-type="float" office:value="18.74673" calcext:value-type="float">
            <text:p>18.74673</text:p>
          </table:table-cell>
          <table:table-cell office:value-type="float" office:value="20.37476" calcext:value-type="float">
            <text:p>20.37476</text:p>
          </table:table-cell>
          <table:table-cell office:value-type="float" office:value="19.03363" calcext:value-type="float">
            <text:p>19.03363</text:p>
          </table:table-cell>
          <table:table-cell office:value-type="float" office:value="20.27036" calcext:value-type="float">
            <text:p>20.27036</text:p>
          </table:table-cell>
          <table:table-cell office:value-type="float" office:value="19.12155" calcext:value-type="float">
            <text:p>19.1215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062004" calcext:value-type="float">
            <text:p>14062004</text:p>
          </table:table-cell>
          <table:table-cell office:value-type="float" office:value="16.74565" calcext:value-type="float">
            <text:p>16.74565</text:p>
          </table:table-cell>
          <table:table-cell office:value-type="float" office:value="24.6" calcext:value-type="float">
            <text:p>24.6</text:p>
          </table:table-cell>
          <table:table-cell office:value-type="float" office:value="16.7" calcext:value-type="float">
            <text:p>16.7</text:p>
          </table:table-cell>
          <table:table-cell office:value-type="float" office:value="2.379565" calcext:value-type="float">
            <text:p>2.379565</text:p>
          </table:table-cell>
          <table:table-cell office:value-type="float" office:value="1.865798" calcext:value-type="float">
            <text:p>1.865798</text:p>
          </table:table-cell>
          <table:table-cell office:value-type="float" office:value="332.676" calcext:value-type="float">
            <text:p>332.676</text:p>
          </table:table-cell>
          <table:table-cell office:value-type="float" office:value="5.547368" calcext:value-type="float">
            <text:p>5.547368</text:p>
          </table:table-cell>
          <table:table-cell office:value-type="float" office:value="33.76544" calcext:value-type="float">
            <text:p>33.76544</text:p>
          </table:table-cell>
          <table:table-cell office:value-type="float" office:value="16.24039" calcext:value-type="float">
            <text:p>16.24039</text:p>
          </table:table-cell>
          <table:table-cell office:value-type="float" office:value="27.76523" calcext:value-type="float">
            <text:p>27.76523</text:p>
          </table:table-cell>
          <table:table-cell office:value-type="float" office:value="17.43811" calcext:value-type="float">
            <text:p>17.43811</text:p>
          </table:table-cell>
          <table:table-cell office:value-type="float" office:value="25.21057" calcext:value-type="float">
            <text:p>25.21057</text:p>
          </table:table-cell>
          <table:table-cell office:value-type="float" office:value="18.00418" calcext:value-type="float">
            <text:p>18.00418</text:p>
          </table:table-cell>
          <table:table-cell office:value-type="float" office:value="23.26901" calcext:value-type="float">
            <text:p>23.26901</text:p>
          </table:table-cell>
          <table:table-cell office:value-type="float" office:value="18.38541" calcext:value-type="float">
            <text:p>18.38541</text:p>
          </table:table-cell>
          <table:table-cell office:value-type="float" office:value="21.94086" calcext:value-type="float">
            <text:p>21.94086</text:p>
          </table:table-cell>
          <table:table-cell office:value-type="float" office:value="18.56265" calcext:value-type="float">
            <text:p>18.56265</text:p>
          </table:table-cell>
          <table:table-cell office:value-type="float" office:value="20.97687" calcext:value-type="float">
            <text:p>20.97687</text:p>
          </table:table-cell>
          <table:table-cell office:value-type="float" office:value="18.61932" calcext:value-type="float">
            <text:p>18.6193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062004" calcext:value-type="float">
            <text:p>15062004</text:p>
          </table:table-cell>
          <table:table-cell office:value-type="float" office:value="10.14444" calcext:value-type="float">
            <text:p>10.14444</text:p>
          </table:table-cell>
          <table:table-cell office:value-type="float" office:value="21.6" calcext:value-type="float">
            <text:p>21.6</text:p>
          </table:table-cell>
          <table:table-cell office:value-type="float" office:value="17.5" calcext:value-type="float">
            <text:p>17.5</text:p>
          </table:table-cell>
          <table:table-cell office:value-type="float" office:value="2.477201" calcext:value-type="float">
            <text:p>2.477201</text:p>
          </table:table-cell>
          <table:table-cell office:value-type="float" office:value="1.963223" calcext:value-type="float">
            <text:p>1.963223</text:p>
          </table:table-cell>
          <table:table-cell office:value-type="float" office:value="213.912" calcext:value-type="float">
            <text:p>213.912</text:p>
          </table:table-cell>
          <table:table-cell office:value-type="float" office:value="1.8" calcext:value-type="float">
            <text:p>1.8</text:p>
          </table:table-cell>
          <table:table-cell office:value-type="float" office:value="29.48615" calcext:value-type="float">
            <text:p>29.48615</text:p>
          </table:table-cell>
          <table:table-cell office:value-type="float" office:value="17.22479" calcext:value-type="float">
            <text:p>17.22479</text:p>
          </table:table-cell>
          <table:table-cell office:value-type="float" office:value="25.71033" calcext:value-type="float">
            <text:p>25.71033</text:p>
          </table:table-cell>
          <table:table-cell office:value-type="float" office:value="18.78616" calcext:value-type="float">
            <text:p>18.78616</text:p>
          </table:table-cell>
          <table:table-cell office:value-type="float" office:value="24.11554" calcext:value-type="float">
            <text:p>24.11554</text:p>
          </table:table-cell>
          <table:table-cell office:value-type="float" office:value="19.48761" calcext:value-type="float">
            <text:p>19.48761</text:p>
          </table:table-cell>
          <table:table-cell office:value-type="float" office:value="22.72635" calcext:value-type="float">
            <text:p>22.72635</text:p>
          </table:table-cell>
          <table:table-cell office:value-type="float" office:value="19.83932" calcext:value-type="float">
            <text:p>19.83932</text:p>
          </table:table-cell>
          <table:table-cell office:value-type="float" office:value="21.70374" calcext:value-type="float">
            <text:p>21.70374</text:p>
          </table:table-cell>
          <table:table-cell office:value-type="float" office:value="19.8941" calcext:value-type="float">
            <text:p>19.8941</text:p>
          </table:table-cell>
          <table:table-cell office:value-type="float" office:value="20.92822" calcext:value-type="float">
            <text:p>20.92822</text:p>
          </table:table-cell>
          <table:table-cell office:value-type="float" office:value="19.76382" calcext:value-type="float">
            <text:p>19.7638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062004" calcext:value-type="float">
            <text:p>16062004</text:p>
          </table:table-cell>
          <table:table-cell office:value-type="float" office:value="11.17166" calcext:value-type="float">
            <text:p>11.17166</text:p>
          </table:table-cell>
          <table:table-cell office:value-type="float" office:value="24.3" calcext:value-type="float">
            <text:p>24.3</text:p>
          </table:table-cell>
          <table:table-cell office:value-type="float" office:value="18.1" calcext:value-type="float">
            <text:p>18.1</text:p>
          </table:table-cell>
          <table:table-cell office:value-type="float" office:value="2.555445" calcext:value-type="float">
            <text:p>2.555445</text:p>
          </table:table-cell>
          <table:table-cell office:value-type="float" office:value="2.039243" calcext:value-type="float">
            <text:p>2.039243</text:p>
          </table:table-cell>
          <table:table-cell office:value-type="float" office:value="159.408" calcext:value-type="float">
            <text:p>159.408</text:p>
          </table:table-cell>
          <table:table-cell office:value-type="float" office:value="1.8" calcext:value-type="float">
            <text:p>1.8</text:p>
          </table:table-cell>
          <table:table-cell office:value-type="float" office:value="33.64417" calcext:value-type="float">
            <text:p>33.64417</text:p>
          </table:table-cell>
          <table:table-cell office:value-type="float" office:value="17.69659" calcext:value-type="float">
            <text:p>17.69659</text:p>
          </table:table-cell>
          <table:table-cell office:value-type="float" office:value="26.94464" calcext:value-type="float">
            <text:p>26.94464</text:p>
          </table:table-cell>
          <table:table-cell office:value-type="float" office:value="18.9382" calcext:value-type="float">
            <text:p>18.9382</text:p>
          </table:table-cell>
          <table:table-cell office:value-type="float" office:value="24.66736" calcext:value-type="float">
            <text:p>24.66736</text:p>
          </table:table-cell>
          <table:table-cell office:value-type="float" office:value="19.51215" calcext:value-type="float">
            <text:p>19.51215</text:p>
          </table:table-cell>
          <table:table-cell office:value-type="float" office:value="22.89923" calcext:value-type="float">
            <text:p>22.89923</text:p>
          </table:table-cell>
          <table:table-cell office:value-type="float" office:value="19.82898" calcext:value-type="float">
            <text:p>19.82898</text:p>
          </table:table-cell>
          <table:table-cell office:value-type="float" office:value="21.9119" calcext:value-type="float">
            <text:p>21.9119</text:p>
          </table:table-cell>
          <table:table-cell office:value-type="float" office:value="19.87204" calcext:value-type="float">
            <text:p>19.87204</text:p>
          </table:table-cell>
          <table:table-cell office:value-type="float" office:value="21.15701" calcext:value-type="float">
            <text:p>21.15701</text:p>
          </table:table-cell>
          <table:table-cell office:value-type="float" office:value="19.76535" calcext:value-type="float">
            <text:p>19.7653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062004" calcext:value-type="float">
            <text:p>17062004</text:p>
          </table:table-cell>
          <table:table-cell office:value-type="float" office:value="17.18413" calcext:value-type="float">
            <text:p>17.18413</text:p>
          </table:table-cell>
          <table:table-cell office:value-type="float" office:value="24.1" calcext:value-type="float">
            <text:p>24.1</text:p>
          </table:table-cell>
          <table:table-cell office:value-type="float" office:value="18.6" calcext:value-type="float">
            <text:p>18.6</text:p>
          </table:table-cell>
          <table:table-cell office:value-type="float" office:value="2.590051" calcext:value-type="float">
            <text:p>2.590051</text:p>
          </table:table-cell>
          <table:table-cell office:value-type="float" office:value="2.104585" calcext:value-type="float">
            <text:p>2.104585</text:p>
          </table:table-cell>
          <table:table-cell office:value-type="float" office:value="344.088" calcext:value-type="float">
            <text:p>344.088</text:p>
          </table:table-cell>
          <table:table-cell office:value-type="float" office:value="13" calcext:value-type="float">
            <text:p>13</text:p>
          </table:table-cell>
          <table:table-cell office:value-type="float" office:value="35.75101" calcext:value-type="float">
            <text:p>35.75101</text:p>
          </table:table-cell>
          <table:table-cell office:value-type="float" office:value="18.27881" calcext:value-type="float">
            <text:p>18.27881</text:p>
          </table:table-cell>
          <table:table-cell office:value-type="float" office:value="29.85431" calcext:value-type="float">
            <text:p>29.85431</text:p>
          </table:table-cell>
          <table:table-cell office:value-type="float" office:value="19.17435" calcext:value-type="float">
            <text:p>19.17435</text:p>
          </table:table-cell>
          <table:table-cell office:value-type="float" office:value="26.98471" calcext:value-type="float">
            <text:p>26.98471</text:p>
          </table:table-cell>
          <table:table-cell office:value-type="float" office:value="19.65332" calcext:value-type="float">
            <text:p>19.65332</text:p>
          </table:table-cell>
          <table:table-cell office:value-type="float" office:value="24.62686" calcext:value-type="float">
            <text:p>24.62686</text:p>
          </table:table-cell>
          <table:table-cell office:value-type="float" office:value="19.97214" calcext:value-type="float">
            <text:p>19.97214</text:p>
          </table:table-cell>
          <table:table-cell office:value-type="float" office:value="23.11865" calcext:value-type="float">
            <text:p>23.11865</text:p>
          </table:table-cell>
          <table:table-cell office:value-type="float" office:value="20.02191" calcext:value-type="float">
            <text:p>20.02191</text:p>
          </table:table-cell>
          <table:table-cell office:value-type="float" office:value="22.07413" calcext:value-type="float">
            <text:p>22.07413</text:p>
          </table:table-cell>
          <table:table-cell office:value-type="float" office:value="19.92587" calcext:value-type="float">
            <text:p>19.9258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062004" calcext:value-type="float">
            <text:p>18062004</text:p>
          </table:table-cell>
          <table:table-cell office:value-type="float" office:value="23.61881" calcext:value-type="float">
            <text:p>23.61881</text:p>
          </table:table-cell>
          <table:table-cell office:value-type="float" office:value="28.2" calcext:value-type="float">
            <text:p>28.2</text:p>
          </table:table-cell>
          <table:table-cell office:value-type="float" office:value="16.7" calcext:value-type="float">
            <text:p>16.7</text:p>
          </table:table-cell>
          <table:table-cell office:value-type="float" office:value="2.626778" calcext:value-type="float">
            <text:p>2.626778</text:p>
          </table:table-cell>
          <table:table-cell office:value-type="float" office:value="1.865798" calcext:value-type="float">
            <text:p>1.865798</text:p>
          </table:table-cell>
          <table:table-cell office:value-type="float" office:value="118.656" calcext:value-type="float">
            <text:p>118.656</text:p>
          </table:table-cell>
          <table:table-cell office:value-type="float" office:value="0" calcext:value-type="float">
            <text:p>0</text:p>
          </table:table-cell>
          <table:table-cell office:value-type="float" office:value="37.72476" calcext:value-type="float">
            <text:p>37.72476</text:p>
          </table:table-cell>
          <table:table-cell office:value-type="float" office:value="16.94965" calcext:value-type="float">
            <text:p>16.94965</text:p>
          </table:table-cell>
          <table:table-cell office:value-type="float" office:value="29.47382" calcext:value-type="float">
            <text:p>29.47382</text:p>
          </table:table-cell>
          <table:table-cell office:value-type="float" office:value="19.04242" calcext:value-type="float">
            <text:p>19.04242</text:p>
          </table:table-cell>
          <table:table-cell office:value-type="float" office:value="27.57309" calcext:value-type="float">
            <text:p>27.57309</text:p>
          </table:table-cell>
          <table:table-cell office:value-type="float" office:value="19.84088" calcext:value-type="float">
            <text:p>19.84088</text:p>
          </table:table-cell>
          <table:table-cell office:value-type="float" office:value="25.79239" calcext:value-type="float">
            <text:p>25.79239</text:p>
          </table:table-cell>
          <table:table-cell office:value-type="float" office:value="20.40372" calcext:value-type="float">
            <text:p>20.40372</text:p>
          </table:table-cell>
          <table:table-cell office:value-type="float" office:value="24.35074" calcext:value-type="float">
            <text:p>24.35074</text:p>
          </table:table-cell>
          <table:table-cell office:value-type="float" office:value="20.59439" calcext:value-type="float">
            <text:p>20.59439</text:p>
          </table:table-cell>
          <table:table-cell office:value-type="float" office:value="23.18259" calcext:value-type="float">
            <text:p>23.18259</text:p>
          </table:table-cell>
          <table:table-cell office:value-type="float" office:value="20.53165" calcext:value-type="float">
            <text:p>20.5316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062004" calcext:value-type="float">
            <text:p>19062004</text:p>
          </table:table-cell>
          <table:table-cell office:value-type="float" office:value="27.9258" calcext:value-type="float">
            <text:p>27.9258</text:p>
          </table:table-cell>
          <table:table-cell office:value-type="float" office:value="31.3" calcext:value-type="float">
            <text:p>31.3</text:p>
          </table:table-cell>
          <table:table-cell office:value-type="float" office:value="17.3" calcext:value-type="float">
            <text:p>17.3</text:p>
          </table:table-cell>
          <table:table-cell office:value-type="float" office:value="2.720654" calcext:value-type="float">
            <text:p>2.720654</text:p>
          </table:table-cell>
          <table:table-cell office:value-type="float" office:value="1.938449" calcext:value-type="float">
            <text:p>1.938449</text:p>
          </table:table-cell>
          <table:table-cell office:value-type="float" office:value="121.608" calcext:value-type="float">
            <text:p>121.608</text:p>
          </table:table-cell>
          <table:table-cell office:value-type="float" office:value="0" calcext:value-type="float">
            <text:p>0</text:p>
          </table:table-cell>
          <table:table-cell office:value-type="float" office:value="53.23126" calcext:value-type="float">
            <text:p>53.23126</text:p>
          </table:table-cell>
          <table:table-cell office:value-type="float" office:value="18.371" calcext:value-type="float">
            <text:p>18.371</text:p>
          </table:table-cell>
          <table:table-cell office:value-type="float" office:value="39.01404" calcext:value-type="float">
            <text:p>39.01404</text:p>
          </table:table-cell>
          <table:table-cell office:value-type="float" office:value="21.2363" calcext:value-type="float">
            <text:p>21.2363</text:p>
          </table:table-cell>
          <table:table-cell office:value-type="float" office:value="34.9696" calcext:value-type="float">
            <text:p>34.9696</text:p>
          </table:table-cell>
          <table:table-cell office:value-type="float" office:value="21.89996" calcext:value-type="float">
            <text:p>21.89996</text:p>
          </table:table-cell>
          <table:table-cell office:value-type="float" office:value="31.46204" calcext:value-type="float">
            <text:p>31.46204</text:p>
          </table:table-cell>
          <table:table-cell office:value-type="float" office:value="22.26251" calcext:value-type="float">
            <text:p>22.26251</text:p>
          </table:table-cell>
          <table:table-cell office:value-type="float" office:value="28.83875" calcext:value-type="float">
            <text:p>28.83875</text:p>
          </table:table-cell>
          <table:table-cell office:value-type="float" office:value="22.22958" calcext:value-type="float">
            <text:p>22.22958</text:p>
          </table:table-cell>
          <table:table-cell office:value-type="float" office:value="26.80588" calcext:value-type="float">
            <text:p>26.80588</text:p>
          </table:table-cell>
          <table:table-cell office:value-type="float" office:value="21.95166" calcext:value-type="float">
            <text:p>21.9516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062004" calcext:value-type="float">
            <text:p>20062004</text:p>
          </table:table-cell>
          <table:table-cell office:value-type="float" office:value="25.12551" calcext:value-type="float">
            <text:p>25.12551</text:p>
          </table:table-cell>
          <table:table-cell office:value-type="float" office:value="31.1" calcext:value-type="float">
            <text:p>31.1</text:p>
          </table:table-cell>
          <table:table-cell office:value-type="float" office:value="18.2" calcext:value-type="float">
            <text:p>18.2</text:p>
          </table:table-cell>
          <table:table-cell office:value-type="float" office:value="3.022714" calcext:value-type="float">
            <text:p>3.022714</text:p>
          </table:table-cell>
          <table:table-cell office:value-type="float" office:value="2.052166" calcext:value-type="float">
            <text:p>2.052166</text:p>
          </table:table-cell>
          <table:table-cell office:value-type="float" office:value="165.528" calcext:value-type="float">
            <text:p>165.528</text:p>
          </table:table-cell>
          <table:table-cell office:value-type="float" office:value="0" calcext:value-type="float">
            <text:p>0</text:p>
          </table:table-cell>
          <table:table-cell office:value-type="float" office:value="53.3866" calcext:value-type="float">
            <text:p>53.3866</text:p>
          </table:table-cell>
          <table:table-cell office:value-type="float" office:value="20.41031" calcext:value-type="float">
            <text:p>20.41031</text:p>
          </table:table-cell>
          <table:table-cell office:value-type="float" office:value="39.13373" calcext:value-type="float">
            <text:p>39.13373</text:p>
          </table:table-cell>
          <table:table-cell office:value-type="float" office:value="23.94516" calcext:value-type="float">
            <text:p>23.94516</text:p>
          </table:table-cell>
          <table:table-cell office:value-type="float" office:value="35.79453" calcext:value-type="float">
            <text:p>35.79453</text:p>
          </table:table-cell>
          <table:table-cell office:value-type="float" office:value="24.94043" calcext:value-type="float">
            <text:p>24.94043</text:p>
          </table:table-cell>
          <table:table-cell office:value-type="float" office:value="32.73166" calcext:value-type="float">
            <text:p>32.73166</text:p>
          </table:table-cell>
          <table:table-cell office:value-type="float" office:value="25.32715" calcext:value-type="float">
            <text:p>25.32715</text:p>
          </table:table-cell>
          <table:table-cell office:value-type="float" office:value="30.29147" calcext:value-type="float">
            <text:p>30.29147</text:p>
          </table:table-cell>
          <table:table-cell office:value-type="float" office:value="25.17352" calcext:value-type="float">
            <text:p>25.17352</text:p>
          </table:table-cell>
          <table:table-cell office:value-type="float" office:value="28.32205" calcext:value-type="float">
            <text:p>28.32205</text:p>
          </table:table-cell>
          <table:table-cell office:value-type="float" office:value="24.68756" calcext:value-type="float">
            <text:p>24.6875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062004" calcext:value-type="float">
            <text:p>21062004</text:p>
          </table:table-cell>
          <table:table-cell office:value-type="float" office:value="22.44781" calcext:value-type="float">
            <text:p>22.44781</text:p>
          </table:table-cell>
          <table:table-cell office:value-type="float" office:value="29.9" calcext:value-type="float">
            <text:p>29.9</text:p>
          </table:table-cell>
          <table:table-cell office:value-type="float" office:value="19.8" calcext:value-type="float">
            <text:p>19.8</text:p>
          </table:table-cell>
          <table:table-cell office:value-type="float" office:value="3.13287" calcext:value-type="float">
            <text:p>3.13287</text:p>
          </table:table-cell>
          <table:table-cell office:value-type="float" office:value="2.235922" calcext:value-type="float">
            <text:p>2.235922</text:p>
          </table:table-cell>
          <table:table-cell office:value-type="float" office:value="322.632" calcext:value-type="float">
            <text:p>322.632</text:p>
          </table:table-cell>
          <table:table-cell office:value-type="float" office:value="0" calcext:value-type="float">
            <text:p>0</text:p>
          </table:table-cell>
          <table:table-cell office:value-type="float" office:value="51.216" calcext:value-type="float">
            <text:p>51.216</text:p>
          </table:table-cell>
          <table:table-cell office:value-type="float" office:value="21.8595" calcext:value-type="float">
            <text:p>21.8595</text:p>
          </table:table-cell>
          <table:table-cell office:value-type="float" office:value="40.09338" calcext:value-type="float">
            <text:p>40.09338</text:p>
          </table:table-cell>
          <table:table-cell office:value-type="float" office:value="25.21454" calcext:value-type="float">
            <text:p>25.21454</text:p>
          </table:table-cell>
          <table:table-cell office:value-type="float" office:value="36.6427" calcext:value-type="float">
            <text:p>36.6427</text:p>
          </table:table-cell>
          <table:table-cell office:value-type="float" office:value="26.06592" calcext:value-type="float">
            <text:p>26.06592</text:p>
          </table:table-cell>
          <table:table-cell office:value-type="float" office:value="33.54153" calcext:value-type="float">
            <text:p>33.54153</text:p>
          </table:table-cell>
          <table:table-cell office:value-type="float" office:value="26.46375" calcext:value-type="float">
            <text:p>26.46375</text:p>
          </table:table-cell>
          <table:table-cell office:value-type="float" office:value="31.1488" calcext:value-type="float">
            <text:p>31.1488</text:p>
          </table:table-cell>
          <table:table-cell office:value-type="float" office:value="26.34851" calcext:value-type="float">
            <text:p>26.34851</text:p>
          </table:table-cell>
          <table:table-cell office:value-type="float" office:value="29.23282" calcext:value-type="float">
            <text:p>29.23282</text:p>
          </table:table-cell>
          <table:table-cell office:value-type="float" office:value="25.89981" calcext:value-type="float">
            <text:p>25.8998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062004" calcext:value-type="float">
            <text:p>22062004</text:p>
          </table:table-cell>
          <table:table-cell office:value-type="float" office:value="21.6819" calcext:value-type="float">
            <text:p>21.6819</text:p>
          </table:table-cell>
          <table:table-cell office:value-type="float" office:value="28.4" calcext:value-type="float">
            <text:p>28.4</text:p>
          </table:table-cell>
          <table:table-cell office:value-type="float" office:value="18.8" calcext:value-type="float">
            <text:p>18.8</text:p>
          </table:table-cell>
          <table:table-cell office:value-type="float" office:value="2.72133" calcext:value-type="float">
            <text:p>2.72133</text:p>
          </table:table-cell>
          <table:table-cell office:value-type="float" office:value="2.124158" calcext:value-type="float">
            <text:p>2.124158</text:p>
          </table:table-cell>
          <table:table-cell office:value-type="float" office:value="211.356" calcext:value-type="float">
            <text:p>211.356</text:p>
          </table:table-cell>
          <table:table-cell office:value-type="float" office:value="0" calcext:value-type="float">
            <text:p>0</text:p>
          </table:table-cell>
          <table:table-cell office:value-type="float" office:value="48.89578" calcext:value-type="float">
            <text:p>48.89578</text:p>
          </table:table-cell>
          <table:table-cell office:value-type="float" office:value="21.31726" calcext:value-type="float">
            <text:p>21.31726</text:p>
          </table:table-cell>
          <table:table-cell office:value-type="float" office:value="38.20026" calcext:value-type="float">
            <text:p>38.20026</text:p>
          </table:table-cell>
          <table:table-cell office:value-type="float" office:value="25.18283" calcext:value-type="float">
            <text:p>25.18283</text:p>
          </table:table-cell>
          <table:table-cell office:value-type="float" office:value="35.35181" calcext:value-type="float">
            <text:p>35.35181</text:p>
          </table:table-cell>
          <table:table-cell office:value-type="float" office:value="26.3494" calcext:value-type="float">
            <text:p>26.3494</text:p>
          </table:table-cell>
          <table:table-cell office:value-type="float" office:value="32.85751" calcext:value-type="float">
            <text:p>32.85751</text:p>
          </table:table-cell>
          <table:table-cell office:value-type="float" office:value="26.88373" calcext:value-type="float">
            <text:p>26.88373</text:p>
          </table:table-cell>
          <table:table-cell office:value-type="float" office:value="30.85773" calcext:value-type="float">
            <text:p>30.85773</text:p>
          </table:table-cell>
          <table:table-cell office:value-type="float" office:value="26.8913" calcext:value-type="float">
            <text:p>26.8913</text:p>
          </table:table-cell>
          <table:table-cell office:value-type="float" office:value="29.20786" calcext:value-type="float">
            <text:p>29.20786</text:p>
          </table:table-cell>
          <table:table-cell office:value-type="float" office:value="26.54013" calcext:value-type="float">
            <text:p>26.5401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3062004" calcext:value-type="float">
            <text:p>23062004</text:p>
          </table:table-cell>
          <table:table-cell office:value-type="float" office:value="25.86286" calcext:value-type="float">
            <text:p>25.86286</text:p>
          </table:table-cell>
          <table:table-cell office:value-type="float" office:value="29.3" calcext:value-type="float">
            <text:p>29.3</text:p>
          </table:table-cell>
          <table:table-cell office:value-type="float" office:value="19.2" calcext:value-type="float">
            <text:p>19.2</text:p>
          </table:table-cell>
          <table:table-cell office:value-type="float" office:value="2.784907" calcext:value-type="float">
            <text:p>2.784907</text:p>
          </table:table-cell>
          <table:table-cell office:value-type="float" office:value="2.178884" calcext:value-type="float">
            <text:p>2.178884</text:p>
          </table:table-cell>
          <table:table-cell office:value-type="float" office:value="123.084" calcext:value-type="float">
            <text:p>123.084</text:p>
          </table:table-cell>
          <table:table-cell office:value-type="float" office:value="0" calcext:value-type="float">
            <text:p>0</text:p>
          </table:table-cell>
          <table:table-cell office:value-type="float" office:value="51.29675" calcext:value-type="float">
            <text:p>51.29675</text:p>
          </table:table-cell>
          <table:table-cell office:value-type="float" office:value="21.35065" calcext:value-type="float">
            <text:p>21.35065</text:p>
          </table:table-cell>
          <table:table-cell office:value-type="float" office:value="40.20462" calcext:value-type="float">
            <text:p>40.20462</text:p>
          </table:table-cell>
          <table:table-cell office:value-type="float" office:value="25.08264" calcext:value-type="float">
            <text:p>25.08264</text:p>
          </table:table-cell>
          <table:table-cell office:value-type="float" office:value="36.75143" calcext:value-type="float">
            <text:p>36.75143</text:p>
          </table:table-cell>
          <table:table-cell office:value-type="float" office:value="26.17175" calcext:value-type="float">
            <text:p>26.17175</text:p>
          </table:table-cell>
          <table:table-cell office:value-type="float" office:value="33.86285" calcext:value-type="float">
            <text:p>33.86285</text:p>
          </table:table-cell>
          <table:table-cell office:value-type="float" office:value="26.77069" calcext:value-type="float">
            <text:p>26.77069</text:p>
          </table:table-cell>
          <table:table-cell office:value-type="float" office:value="31.64569" calcext:value-type="float">
            <text:p>31.64569</text:p>
          </table:table-cell>
          <table:table-cell office:value-type="float" office:value="26.862" calcext:value-type="float">
            <text:p>26.862</text:p>
          </table:table-cell>
          <table:table-cell office:value-type="float" office:value="29.88403" calcext:value-type="float">
            <text:p>29.88403</text:p>
          </table:table-cell>
          <table:table-cell office:value-type="float" office:value="26.60519" calcext:value-type="float">
            <text:p>26.6051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062004" calcext:value-type="float">
            <text:p>24062004</text:p>
          </table:table-cell>
          <table:table-cell office:value-type="float" office:value="10.5394" calcext:value-type="float">
            <text:p>10.5394</text:p>
          </table:table-cell>
          <table:table-cell office:value-type="float" office:value="23.7" calcext:value-type="float">
            <text:p>23.7</text:p>
          </table:table-cell>
          <table:table-cell office:value-type="float" office:value="20.2" calcext:value-type="float">
            <text:p>20.2</text:p>
          </table:table-cell>
          <table:table-cell office:value-type="float" office:value="2.833429" calcext:value-type="float">
            <text:p>2.833429</text:p>
          </table:table-cell>
          <table:table-cell office:value-type="float" office:value="2.326402" calcext:value-type="float">
            <text:p>2.326402</text:p>
          </table:table-cell>
          <table:table-cell office:value-type="float" office:value="207.576" calcext:value-type="float">
            <text:p>207.576</text:p>
          </table:table-cell>
          <table:table-cell office:value-type="float" office:value="4.2" calcext:value-type="float">
            <text:p>4.2</text:p>
          </table:table-cell>
          <table:table-cell office:value-type="float" office:value="39.87192" calcext:value-type="float">
            <text:p>39.87192</text:p>
          </table:table-cell>
          <table:table-cell office:value-type="float" office:value="21.02777" calcext:value-type="float">
            <text:p>21.02777</text:p>
          </table:table-cell>
          <table:table-cell office:value-type="float" office:value="32.18378" calcext:value-type="float">
            <text:p>32.18378</text:p>
          </table:table-cell>
          <table:table-cell office:value-type="float" office:value="23.59564" calcext:value-type="float">
            <text:p>23.59564</text:p>
          </table:table-cell>
          <table:table-cell office:value-type="float" office:value="30.02539" calcext:value-type="float">
            <text:p>30.02539</text:p>
          </table:table-cell>
          <table:table-cell office:value-type="float" office:value="24.86578" calcext:value-type="float">
            <text:p>24.86578</text:p>
          </table:table-cell>
          <table:table-cell office:value-type="float" office:value="30.30981" calcext:value-type="float">
            <text:p>30.30981</text:p>
          </table:table-cell>
          <table:table-cell office:value-type="float" office:value="25.77075" calcext:value-type="float">
            <text:p>25.77075</text:p>
          </table:table-cell>
          <table:table-cell office:value-type="float" office:value="30.12299" calcext:value-type="float">
            <text:p>30.12299</text:p>
          </table:table-cell>
          <table:table-cell office:value-type="float" office:value="26.17007" calcext:value-type="float">
            <text:p>26.17007</text:p>
          </table:table-cell>
          <table:table-cell office:value-type="float" office:value="29.3699" calcext:value-type="float">
            <text:p>29.3699</text:p>
          </table:table-cell>
          <table:table-cell office:value-type="float" office:value="26.18665" calcext:value-type="float">
            <text:p>26.1866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062004" calcext:value-type="float">
            <text:p>25062004</text:p>
          </table:table-cell>
          <table:table-cell office:value-type="float" office:value="9.930312" calcext:value-type="float">
            <text:p>9.930312</text:p>
          </table:table-cell>
          <table:table-cell office:value-type="float" office:value="24.6" calcext:value-type="float">
            <text:p>24.6</text:p>
          </table:table-cell>
          <table:table-cell office:value-type="float" office:value="20.2" calcext:value-type="float">
            <text:p>20.2</text:p>
          </table:table-cell>
          <table:table-cell office:value-type="float" office:value="2.820911" calcext:value-type="float">
            <text:p>2.820911</text:p>
          </table:table-cell>
          <table:table-cell office:value-type="float" office:value="2.326402" calcext:value-type="float">
            <text:p>2.326402</text:p>
          </table:table-cell>
          <table:table-cell office:value-type="float" office:value="189.252" calcext:value-type="float">
            <text:p>189.252</text:p>
          </table:table-cell>
          <table:table-cell office:value-type="float" office:value="21.44286" calcext:value-type="float">
            <text:p>21.44286</text:p>
          </table:table-cell>
          <table:table-cell office:value-type="float" office:value="33.4668" calcext:value-type="float">
            <text:p>33.4668</text:p>
          </table:table-cell>
          <table:table-cell office:value-type="float" office:value="20.52618" calcext:value-type="float">
            <text:p>20.52618</text:p>
          </table:table-cell>
          <table:table-cell office:value-type="float" office:value="28.73572" calcext:value-type="float">
            <text:p>28.73572</text:p>
          </table:table-cell>
          <table:table-cell office:value-type="float" office:value="22.40317" calcext:value-type="float">
            <text:p>22.40317</text:p>
          </table:table-cell>
          <table:table-cell office:value-type="float" office:value="27.24915" calcext:value-type="float">
            <text:p>27.24915</text:p>
          </table:table-cell>
          <table:table-cell office:value-type="float" office:value="23.34363" calcext:value-type="float">
            <text:p>23.34363</text:p>
          </table:table-cell>
          <table:table-cell office:value-type="float" office:value="26.38123" calcext:value-type="float">
            <text:p>26.38123</text:p>
          </table:table-cell>
          <table:table-cell office:value-type="float" office:value="24.1308" calcext:value-type="float">
            <text:p>24.1308</text:p>
          </table:table-cell>
          <table:table-cell office:value-type="float" office:value="26.09531" calcext:value-type="float">
            <text:p>26.09531</text:p>
          </table:table-cell>
          <table:table-cell office:value-type="float" office:value="24.43985" calcext:value-type="float">
            <text:p>24.43985</text:p>
          </table:table-cell>
          <table:table-cell office:value-type="float" office:value="26.13425" calcext:value-type="float">
            <text:p>26.13425</text:p>
          </table:table-cell>
          <table:table-cell office:value-type="float" office:value="24.5192" calcext:value-type="float">
            <text:p>24.519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062004" calcext:value-type="float">
            <text:p>26062004</text:p>
          </table:table-cell>
          <table:table-cell office:value-type="float" office:value="24.25432" calcext:value-type="float">
            <text:p>24.25432</text:p>
          </table:table-cell>
          <table:table-cell office:value-type="float" office:value="26.5" calcext:value-type="float">
            <text:p>26.5</text:p>
          </table:table-cell>
          <table:table-cell office:value-type="float" office:value="18.2" calcext:value-type="float">
            <text:p>18.2</text:p>
          </table:table-cell>
          <table:table-cell office:value-type="float" office:value="2.445977" calcext:value-type="float">
            <text:p>2.445977</text:p>
          </table:table-cell>
          <table:table-cell office:value-type="float" office:value="2.052166" calcext:value-type="float">
            <text:p>2.052166</text:p>
          </table:table-cell>
          <table:table-cell office:value-type="float" office:value="261.324" calcext:value-type="float">
            <text:p>261.324</text:p>
          </table:table-cell>
          <table:table-cell office:value-type="float" office:value="8.357142" calcext:value-type="float">
            <text:p>8.357142</text:p>
          </table:table-cell>
          <table:table-cell office:value-type="float" office:value="38.00861" calcext:value-type="float">
            <text:p>38.00861</text:p>
          </table:table-cell>
          <table:table-cell office:value-type="float" office:value="19.42264" calcext:value-type="float">
            <text:p>19.42264</text:p>
          </table:table-cell>
          <table:table-cell office:value-type="float" office:value="31.55429" calcext:value-type="float">
            <text:p>31.55429</text:p>
          </table:table-cell>
          <table:table-cell office:value-type="float" office:value="21.57361" calcext:value-type="float">
            <text:p>21.57361</text:p>
          </table:table-cell>
          <table:table-cell office:value-type="float" office:value="29.55762" calcext:value-type="float">
            <text:p>29.55762</text:p>
          </table:table-cell>
          <table:table-cell office:value-type="float" office:value="22.33777" calcext:value-type="float">
            <text:p>22.33777</text:p>
          </table:table-cell>
          <table:table-cell office:value-type="float" office:value="27.7276" calcext:value-type="float">
            <text:p>27.7276</text:p>
          </table:table-cell>
          <table:table-cell office:value-type="float" office:value="22.88989" calcext:value-type="float">
            <text:p>22.88989</text:p>
          </table:table-cell>
          <table:table-cell office:value-type="float" office:value="26.48788" calcext:value-type="float">
            <text:p>26.48788</text:p>
          </table:table-cell>
          <table:table-cell office:value-type="float" office:value="23.21997" calcext:value-type="float">
            <text:p>23.21997</text:p>
          </table:table-cell>
          <table:table-cell office:value-type="float" office:value="25.56985" calcext:value-type="float">
            <text:p>25.56985</text:p>
          </table:table-cell>
          <table:table-cell office:value-type="float" office:value="23.37192" calcext:value-type="float">
            <text:p>23.3719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7062004" calcext:value-type="float">
            <text:p>27062004</text:p>
          </table:table-cell>
          <table:table-cell office:value-type="float" office:value="19.19365" calcext:value-type="float">
            <text:p>19.19365</text:p>
          </table:table-cell>
          <table:table-cell office:value-type="float" office:value="24.3" calcext:value-type="float">
            <text:p>24.3</text:p>
          </table:table-cell>
          <table:table-cell office:value-type="float" office:value="15.6" calcext:value-type="float">
            <text:p>15.6</text:p>
          </table:table-cell>
          <table:table-cell office:value-type="float" office:value="2.158262" calcext:value-type="float">
            <text:p>2.158262</text:p>
          </table:table-cell>
          <table:table-cell office:value-type="float" office:value="1.732862" calcext:value-type="float">
            <text:p>1.732862</text:p>
          </table:table-cell>
          <table:table-cell office:value-type="float" office:value="268.38" calcext:value-type="float">
            <text:p>268.38</text:p>
          </table:table-cell>
          <table:table-cell office:value-type="float" office:value="0.4" calcext:value-type="float">
            <text:p>0.4</text:p>
          </table:table-cell>
          <table:table-cell office:value-type="float" office:value="33.58557" calcext:value-type="float">
            <text:p>33.58557</text:p>
          </table:table-cell>
          <table:table-cell office:value-type="float" office:value="17.50839" calcext:value-type="float">
            <text:p>17.50839</text:p>
          </table:table-cell>
          <table:table-cell office:value-type="float" office:value="28.92358" calcext:value-type="float">
            <text:p>28.92358</text:p>
          </table:table-cell>
          <table:table-cell office:value-type="float" office:value="20.33258" calcext:value-type="float">
            <text:p>20.33258</text:p>
          </table:table-cell>
          <table:table-cell office:value-type="float" office:value="27.3251" calcext:value-type="float">
            <text:p>27.3251</text:p>
          </table:table-cell>
          <table:table-cell office:value-type="float" office:value="21.54224" calcext:value-type="float">
            <text:p>21.54224</text:p>
          </table:table-cell>
          <table:table-cell office:value-type="float" office:value="25.94659" calcext:value-type="float">
            <text:p>25.94659</text:p>
          </table:table-cell>
          <table:table-cell office:value-type="float" office:value="22.45782" calcext:value-type="float">
            <text:p>22.45782</text:p>
          </table:table-cell>
          <table:table-cell office:value-type="float" office:value="25.0574" calcext:value-type="float">
            <text:p>25.0574</text:p>
          </table:table-cell>
          <table:table-cell office:value-type="float" office:value="22.94489" calcext:value-type="float">
            <text:p>22.94489</text:p>
          </table:table-cell>
          <table:table-cell office:value-type="float" office:value="24.99866" calcext:value-type="float">
            <text:p>24.99866</text:p>
          </table:table-cell>
          <table:table-cell office:value-type="float" office:value="23.07599" calcext:value-type="float">
            <text:p>23.0759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062004" calcext:value-type="float">
            <text:p>28062004</text:p>
          </table:table-cell>
          <table:table-cell office:value-type="float" office:value="16.06666" calcext:value-type="float">
            <text:p>16.06666</text:p>
          </table:table-cell>
          <table:table-cell office:value-type="float" office:value="28.1" calcext:value-type="float">
            <text:p>28.1</text:p>
          </table:table-cell>
          <table:table-cell office:value-type="float" office:value="16.3" calcext:value-type="float">
            <text:p>16.3</text:p>
          </table:table-cell>
          <table:table-cell office:value-type="float" office:value="2.972306" calcext:value-type="float">
            <text:p>2.972306</text:p>
          </table:table-cell>
          <table:table-cell office:value-type="float" office:value="1.714185" calcext:value-type="float">
            <text:p>1.714185</text:p>
          </table:table-cell>
          <table:table-cell office:value-type="float" office:value="252.252" calcext:value-type="float">
            <text:p>252.252</text:p>
          </table:table-cell>
          <table:table-cell office:value-type="float" office:value="0.5" calcext:value-type="float">
            <text:p>0.5</text:p>
          </table:table-cell>
          <table:table-cell office:value-type="float" office:value="47.14294" calcext:value-type="float">
            <text:p>47.14294</text:p>
          </table:table-cell>
          <table:table-cell office:value-type="float" office:value="16.66153" calcext:value-type="float">
            <text:p>16.66153</text:p>
          </table:table-cell>
          <table:table-cell office:value-type="float" office:value="34.0704" calcext:value-type="float">
            <text:p>34.0704</text:p>
          </table:table-cell>
          <table:table-cell office:value-type="float" office:value="19.85559" calcext:value-type="float">
            <text:p>19.85559</text:p>
          </table:table-cell>
          <table:table-cell office:value-type="float" office:value="30.30408" calcext:value-type="float">
            <text:p>30.30408</text:p>
          </table:table-cell>
          <table:table-cell office:value-type="float" office:value="20.90091" calcext:value-type="float">
            <text:p>20.90091</text:p>
          </table:table-cell>
          <table:table-cell office:value-type="float" office:value="27.77362" calcext:value-type="float">
            <text:p>27.77362</text:p>
          </table:table-cell>
          <table:table-cell office:value-type="float" office:value="21.74234" calcext:value-type="float">
            <text:p>21.74234</text:p>
          </table:table-cell>
          <table:table-cell office:value-type="float" office:value="26.23694" calcext:value-type="float">
            <text:p>26.23694</text:p>
          </table:table-cell>
          <table:table-cell office:value-type="float" office:value="22.21143" calcext:value-type="float">
            <text:p>22.21143</text:p>
          </table:table-cell>
          <table:table-cell office:value-type="float" office:value="25.17667" calcext:value-type="float">
            <text:p>25.17667</text:p>
          </table:table-cell>
          <table:table-cell office:value-type="float" office:value="22.4346" calcext:value-type="float">
            <text:p>22.434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9062004" calcext:value-type="float">
            <text:p>29062004</text:p>
          </table:table-cell>
          <table:table-cell office:value-type="float" office:value="10.60544" calcext:value-type="float">
            <text:p>10.60544</text:p>
          </table:table-cell>
          <table:table-cell office:value-type="float" office:value="22.5" calcext:value-type="float">
            <text:p>22.5</text:p>
          </table:table-cell>
          <table:table-cell office:value-type="float" office:value="16.1" calcext:value-type="float">
            <text:p>16.1</text:p>
          </table:table-cell>
          <table:table-cell office:value-type="float" office:value="2.303705" calcext:value-type="float">
            <text:p>2.303705</text:p>
          </table:table-cell>
          <table:table-cell office:value-type="float" office:value="1.795581" calcext:value-type="float">
            <text:p>1.795581</text:p>
          </table:table-cell>
          <table:table-cell office:value-type="float" office:value="226.8" calcext:value-type="float">
            <text:p>226.8</text:p>
          </table:table-cell>
          <table:table-cell office:value-type="float" office:value="1.231915" calcext:value-type="float">
            <text:p>1.231915</text:p>
          </table:table-cell>
          <table:table-cell office:value-type="float" office:value="36.12415" calcext:value-type="float">
            <text:p>36.12415</text:p>
          </table:table-cell>
          <table:table-cell office:value-type="float" office:value="17.16931" calcext:value-type="float">
            <text:p>17.16931</text:p>
          </table:table-cell>
          <table:table-cell office:value-type="float" office:value="29.34412" calcext:value-type="float">
            <text:p>29.34412</text:p>
          </table:table-cell>
          <table:table-cell office:value-type="float" office:value="21.16916" calcext:value-type="float">
            <text:p>21.16916</text:p>
          </table:table-cell>
          <table:table-cell office:value-type="float" office:value="27.61566" calcext:value-type="float">
            <text:p>27.61566</text:p>
          </table:table-cell>
          <table:table-cell office:value-type="float" office:value="22.80695" calcext:value-type="float">
            <text:p>22.80695</text:p>
          </table:table-cell>
          <table:table-cell office:value-type="float" office:value="26.36804" calcext:value-type="float">
            <text:p>26.36804</text:p>
          </table:table-cell>
          <table:table-cell office:value-type="float" office:value="23.51636" calcext:value-type="float">
            <text:p>23.51636</text:p>
          </table:table-cell>
          <table:table-cell office:value-type="float" office:value="25.44366" calcext:value-type="float">
            <text:p>25.44366</text:p>
          </table:table-cell>
          <table:table-cell office:value-type="float" office:value="23.68466" calcext:value-type="float">
            <text:p>23.68466</text:p>
          </table:table-cell>
          <table:table-cell office:value-type="float" office:value="24.94241" calcext:value-type="float">
            <text:p>24.94241</text:p>
          </table:table-cell>
          <table:table-cell office:value-type="float" office:value="23.59579" calcext:value-type="float">
            <text:p>23.5957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0062004" calcext:value-type="float">
            <text:p>30062004</text:p>
          </table:table-cell>
          <table:table-cell office:value-type="float" office:value="6.99516" calcext:value-type="float">
            <text:p>6.99516</text:p>
          </table:table-cell>
          <table:table-cell office:value-type="float" office:value="19.6" calcext:value-type="float">
            <text:p>19.6</text:p>
          </table:table-cell>
          <table:table-cell office:value-type="float" office:value="14.9" calcext:value-type="float">
            <text:p>14.9</text:p>
          </table:table-cell>
          <table:table-cell office:value-type="float" office:value="1.839669" calcext:value-type="float">
            <text:p>1.839669</text:p>
          </table:table-cell>
          <table:table-cell office:value-type="float" office:value="1.662181" calcext:value-type="float">
            <text:p>1.662181</text:p>
          </table:table-cell>
          <table:table-cell office:value-type="float" office:value="237.528" calcext:value-type="float">
            <text:p>237.528</text:p>
          </table:table-cell>
          <table:table-cell office:value-type="float" office:value="7.868085" calcext:value-type="float">
            <text:p>7.868085</text:p>
          </table:table-cell>
          <table:table-cell office:value-type="float" office:value="24.17737" calcext:value-type="float">
            <text:p>24.17737</text:p>
          </table:table-cell>
          <table:table-cell office:value-type="float" office:value="15.49573" calcext:value-type="float">
            <text:p>15.49573</text:p>
          </table:table-cell>
          <table:table-cell office:value-type="float" office:value="22.66238" calcext:value-type="float">
            <text:p>22.66238</text:p>
          </table:table-cell>
          <table:table-cell office:value-type="float" office:value="18.03082" calcext:value-type="float">
            <text:p>18.03082</text:p>
          </table:table-cell>
          <table:table-cell office:value-type="float" office:value="22.63507" calcext:value-type="float">
            <text:p>22.63507</text:p>
          </table:table-cell>
          <table:table-cell office:value-type="float" office:value="19.31436" calcext:value-type="float">
            <text:p>19.31436</text:p>
          </table:table-cell>
          <table:table-cell office:value-type="float" office:value="23.7309" calcext:value-type="float">
            <text:p>23.7309</text:p>
          </table:table-cell>
          <table:table-cell office:value-type="float" office:value="20.43411" calcext:value-type="float">
            <text:p>20.43411</text:p>
          </table:table-cell>
          <table:table-cell office:value-type="float" office:value="24.16479" calcext:value-type="float">
            <text:p>24.16479</text:p>
          </table:table-cell>
          <table:table-cell office:value-type="float" office:value="21.11646" calcext:value-type="float">
            <text:p>21.11646</text:p>
          </table:table-cell>
          <table:table-cell office:value-type="float" office:value="24.1514" calcext:value-type="float">
            <text:p>24.1514</text:p>
          </table:table-cell>
          <table:table-cell office:value-type="float" office:value="21.46426" calcext:value-type="float">
            <text:p>21.4642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72004" calcext:value-type="float">
            <text:p>1072004</text:p>
          </table:table-cell>
          <table:table-cell office:value-type="float" office:value="29.68342" calcext:value-type="float">
            <text:p>29.68342</text:p>
          </table:table-cell>
          <table:table-cell office:value-type="float" office:value="26" calcext:value-type="float">
            <text:p>26</text:p>
          </table:table-cell>
          <table:table-cell office:value-type="float" office:value="12.8" calcext:value-type="float">
            <text:p>12.8</text:p>
          </table:table-cell>
          <table:table-cell office:value-type="float" office:value="2.009492" calcext:value-type="float">
            <text:p>2.009492</text:p>
          </table:table-cell>
          <table:table-cell office:value-type="float" office:value="1.449872" calcext:value-type="float">
            <text:p>1.449872</text:p>
          </table:table-cell>
          <table:table-cell office:value-type="float" office:value="191.34" calcext:value-type="float">
            <text:p>191.34</text:p>
          </table:table-cell>
          <table:table-cell office:value-type="float" office:value="0" calcext:value-type="float">
            <text:p>0</text:p>
          </table:table-cell>
          <table:table-cell office:value-type="float" office:value="45.95825" calcext:value-type="float">
            <text:p>45.95825</text:p>
          </table:table-cell>
          <table:table-cell office:value-type="float" office:value="13.49698" calcext:value-type="float">
            <text:p>13.49698</text:p>
          </table:table-cell>
          <table:table-cell office:value-type="float" office:value="33.63748" calcext:value-type="float">
            <text:p>33.63748</text:p>
          </table:table-cell>
          <table:table-cell office:value-type="float" office:value="16.49115" calcext:value-type="float">
            <text:p>16.49115</text:p>
          </table:table-cell>
          <table:table-cell office:value-type="float" office:value="30.26819" calcext:value-type="float">
            <text:p>30.26819</text:p>
          </table:table-cell>
          <table:table-cell office:value-type="float" office:value="17.77676" calcext:value-type="float">
            <text:p>17.77676</text:p>
          </table:table-cell>
          <table:table-cell office:value-type="float" office:value="27.58551" calcext:value-type="float">
            <text:p>27.58551</text:p>
          </table:table-cell>
          <table:table-cell office:value-type="float" office:value="18.90991" calcext:value-type="float">
            <text:p>18.90991</text:p>
          </table:table-cell>
          <table:table-cell office:value-type="float" office:value="25.7402" calcext:value-type="float">
            <text:p>25.7402</text:p>
          </table:table-cell>
          <table:table-cell office:value-type="float" office:value="19.6868" calcext:value-type="float">
            <text:p>19.6868</text:p>
          </table:table-cell>
          <table:table-cell office:value-type="float" office:value="24.44601" calcext:value-type="float">
            <text:p>24.44601</text:p>
          </table:table-cell>
          <table:table-cell office:value-type="float" office:value="20.19626" calcext:value-type="float">
            <text:p>20.1962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72004" calcext:value-type="float">
            <text:p>2072004</text:p>
          </table:table-cell>
          <table:table-cell office:value-type="float" office:value="27.19624" calcext:value-type="float">
            <text:p>27.19624</text:p>
          </table:table-cell>
          <table:table-cell office:value-type="float" office:value="27.7" calcext:value-type="float">
            <text:p>27.7</text:p>
          </table:table-cell>
          <table:table-cell office:value-type="float" office:value="15" calcext:value-type="float">
            <text:p>15</text:p>
          </table:table-cell>
          <table:table-cell office:value-type="float" office:value="2.290133" calcext:value-type="float">
            <text:p>2.290133</text:p>
          </table:table-cell>
          <table:table-cell office:value-type="float" office:value="1.61456" calcext:value-type="float">
            <text:p>1.61456</text:p>
          </table:table-cell>
          <table:table-cell office:value-type="float" office:value="200.736" calcext:value-type="float">
            <text:p>200.736</text:p>
          </table:table-cell>
          <table:table-cell office:value-type="float" office:value="0" calcext:value-type="float">
            <text:p>0</text:p>
          </table:table-cell>
          <table:table-cell office:value-type="float" office:value="52.81393" calcext:value-type="float">
            <text:p>52.81393</text:p>
          </table:table-cell>
          <table:table-cell office:value-type="float" office:value="16.82755" calcext:value-type="float">
            <text:p>16.82755</text:p>
          </table:table-cell>
          <table:table-cell office:value-type="float" office:value="38.18646" calcext:value-type="float">
            <text:p>38.18646</text:p>
          </table:table-cell>
          <table:table-cell office:value-type="float" office:value="20.38757" calcext:value-type="float">
            <text:p>20.38757</text:p>
          </table:table-cell>
          <table:table-cell office:value-type="float" office:value="34.06961" calcext:value-type="float">
            <text:p>34.06961</text:p>
          </table:table-cell>
          <table:table-cell office:value-type="float" office:value="21.50208" calcext:value-type="float">
            <text:p>21.50208</text:p>
          </table:table-cell>
          <table:table-cell office:value-type="float" office:value="30.99411" calcext:value-type="float">
            <text:p>30.99411</text:p>
          </table:table-cell>
          <table:table-cell office:value-type="float" office:value="22.27475" calcext:value-type="float">
            <text:p>22.27475</text:p>
          </table:table-cell>
          <table:table-cell office:value-type="float" office:value="28.72995" calcext:value-type="float">
            <text:p>28.72995</text:p>
          </table:table-cell>
          <table:table-cell office:value-type="float" office:value="22.58206" calcext:value-type="float">
            <text:p>22.58206</text:p>
          </table:table-cell>
          <table:table-cell office:value-type="float" office:value="27.00439" calcext:value-type="float">
            <text:p>27.00439</text:p>
          </table:table-cell>
          <table:table-cell office:value-type="float" office:value="22.59085" calcext:value-type="float">
            <text:p>22.5908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072004" calcext:value-type="float">
            <text:p>3072004</text:p>
          </table:table-cell>
          <table:table-cell office:value-type="float" office:value="7.891848" calcext:value-type="float">
            <text:p>7.891848</text:p>
          </table:table-cell>
          <table:table-cell office:value-type="float" office:value="19.1" calcext:value-type="float">
            <text:p>19.1</text:p>
          </table:table-cell>
          <table:table-cell office:value-type="float" office:value="14.9" calcext:value-type="float">
            <text:p>14.9</text:p>
          </table:table-cell>
          <table:table-cell office:value-type="float" office:value="2.131238" calcext:value-type="float">
            <text:p>2.131238</text:p>
          </table:table-cell>
          <table:table-cell office:value-type="float" office:value="1.555409" calcext:value-type="float">
            <text:p>1.555409</text:p>
          </table:table-cell>
          <table:table-cell office:value-type="float" office:value="189.432" calcext:value-type="float">
            <text:p>189.432</text:p>
          </table:table-cell>
          <table:table-cell office:value-type="float" office:value="5.4" calcext:value-type="float">
            <text:p>5.4</text:p>
          </table:table-cell>
          <table:table-cell office:value-type="float" office:value="28.50937" calcext:value-type="float">
            <text:p>28.50937</text:p>
          </table:table-cell>
          <table:table-cell office:value-type="float" office:value="15.44406" calcext:value-type="float">
            <text:p>15.44406</text:p>
          </table:table-cell>
          <table:table-cell office:value-type="float" office:value="25.54886" calcext:value-type="float">
            <text:p>25.54886</text:p>
          </table:table-cell>
          <table:table-cell office:value-type="float" office:value="18.85861" calcext:value-type="float">
            <text:p>18.85861</text:p>
          </table:table-cell>
          <table:table-cell office:value-type="float" office:value="26.70941" calcext:value-type="float">
            <text:p>26.70941</text:p>
          </table:table-cell>
          <table:table-cell office:value-type="float" office:value="20.55536" calcext:value-type="float">
            <text:p>20.55536</text:p>
          </table:table-cell>
          <table:table-cell office:value-type="float" office:value="27.38007" calcext:value-type="float">
            <text:p>27.38007</text:p>
          </table:table-cell>
          <table:table-cell office:value-type="float" office:value="21.87619" calcext:value-type="float">
            <text:p>21.87619</text:p>
          </table:table-cell>
          <table:table-cell office:value-type="float" office:value="27.2424" calcext:value-type="float">
            <text:p>27.2424</text:p>
          </table:table-cell>
          <table:table-cell office:value-type="float" office:value="22.62241" calcext:value-type="float">
            <text:p>22.62241</text:p>
          </table:table-cell>
          <table:table-cell office:value-type="float" office:value="26.55786" calcext:value-type="float">
            <text:p>26.55786</text:p>
          </table:table-cell>
          <table:table-cell office:value-type="float" office:value="22.93939" calcext:value-type="float">
            <text:p>22.9393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072004" calcext:value-type="float">
            <text:p>4072004</text:p>
          </table:table-cell>
          <table:table-cell office:value-type="float" office:value="29.04996" calcext:value-type="float">
            <text:p>29.04996</text:p>
          </table:table-cell>
          <table:table-cell office:value-type="float" office:value="23.9" calcext:value-type="float">
            <text:p>23.9</text:p>
          </table:table-cell>
          <table:table-cell office:value-type="float" office:value="12.5" calcext:value-type="float">
            <text:p>12.5</text:p>
          </table:table-cell>
          <table:table-cell office:value-type="float" office:value="1.676411" calcext:value-type="float">
            <text:p>1.676411</text:p>
          </table:table-cell>
          <table:table-cell office:value-type="float" office:value="1.402492" calcext:value-type="float">
            <text:p>1.402492</text:p>
          </table:table-cell>
          <table:table-cell office:value-type="float" office:value="211.824" calcext:value-type="float">
            <text:p>211.824</text:p>
          </table:table-cell>
          <table:table-cell office:value-type="float" office:value="0" calcext:value-type="float">
            <text:p>0</text:p>
          </table:table-cell>
          <table:table-cell office:value-type="float" office:value="47.11505" calcext:value-type="float">
            <text:p>47.11505</text:p>
          </table:table-cell>
          <table:table-cell office:value-type="float" office:value="13.54056" calcext:value-type="float">
            <text:p>13.54056</text:p>
          </table:table-cell>
          <table:table-cell office:value-type="float" office:value="33.80222" calcext:value-type="float">
            <text:p>33.80222</text:p>
          </table:table-cell>
          <table:table-cell office:value-type="float" office:value="16.95441" calcext:value-type="float">
            <text:p>16.95441</text:p>
          </table:table-cell>
          <table:table-cell office:value-type="float" office:value="30.31439" calcext:value-type="float">
            <text:p>30.31439</text:p>
          </table:table-cell>
          <table:table-cell office:value-type="float" office:value="18.4313" calcext:value-type="float">
            <text:p>18.4313</text:p>
          </table:table-cell>
          <table:table-cell office:value-type="float" office:value="27.70001" calcext:value-type="float">
            <text:p>27.70001</text:p>
          </table:table-cell>
          <table:table-cell office:value-type="float" office:value="19.75723" calcext:value-type="float">
            <text:p>19.75723</text:p>
          </table:table-cell>
          <table:table-cell office:value-type="float" office:value="25.94647" calcext:value-type="float">
            <text:p>25.94647</text:p>
          </table:table-cell>
          <table:table-cell office:value-type="float" office:value="20.6228" calcext:value-type="float">
            <text:p>20.6228</text:p>
          </table:table-cell>
          <table:table-cell office:value-type="float" office:value="24.73199" calcext:value-type="float">
            <text:p>24.73199</text:p>
          </table:table-cell>
          <table:table-cell office:value-type="float" office:value="21.14862" calcext:value-type="float">
            <text:p>21.1486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072004" calcext:value-type="float">
            <text:p>5072004</text:p>
          </table:table-cell>
          <table:table-cell office:value-type="float" office:value="14.66026" calcext:value-type="float">
            <text:p>14.66026</text:p>
          </table:table-cell>
          <table:table-cell office:value-type="float" office:value="23.1" calcext:value-type="float">
            <text:p>23.1</text:p>
          </table:table-cell>
          <table:table-cell office:value-type="float" office:value="10.7" calcext:value-type="float">
            <text:p>10.7</text:p>
          </table:table-cell>
          <table:table-cell office:value-type="float" office:value="2.014684" calcext:value-type="float">
            <text:p>2.014684</text:p>
          </table:table-cell>
          <table:table-cell office:value-type="float" office:value="1.262128" calcext:value-type="float">
            <text:p>1.262128</text:p>
          </table:table-cell>
          <table:table-cell office:value-type="float" office:value="115.704" calcext:value-type="float">
            <text:p>115.704</text:p>
          </table:table-cell>
          <table:table-cell office:value-type="float" office:value="0" calcext:value-type="float">
            <text:p>0</text:p>
          </table:table-cell>
          <table:table-cell office:value-type="float" office:value="40.83246" calcext:value-type="float">
            <text:p>40.83246</text:p>
          </table:table-cell>
          <table:table-cell office:value-type="float" office:value="12.98199" calcext:value-type="float">
            <text:p>12.98199</text:p>
          </table:table-cell>
          <table:table-cell office:value-type="float" office:value="30.44235" calcext:value-type="float">
            <text:p>30.44235</text:p>
          </table:table-cell>
          <table:table-cell office:value-type="float" office:value="18.22314" calcext:value-type="float">
            <text:p>18.22314</text:p>
          </table:table-cell>
          <table:table-cell office:value-type="float" office:value="27.77249" calcext:value-type="float">
            <text:p>27.77249</text:p>
          </table:table-cell>
          <table:table-cell office:value-type="float" office:value="19.86124" calcext:value-type="float">
            <text:p>19.86124</text:p>
          </table:table-cell>
          <table:table-cell office:value-type="float" office:value="26.06781" calcext:value-type="float">
            <text:p>26.06781</text:p>
          </table:table-cell>
          <table:table-cell office:value-type="float" office:value="21.15582" calcext:value-type="float">
            <text:p>21.15582</text:p>
          </table:table-cell>
          <table:table-cell office:value-type="float" office:value="24.92477" calcext:value-type="float">
            <text:p>24.92477</text:p>
          </table:table-cell>
          <table:table-cell office:value-type="float" office:value="21.84659" calcext:value-type="float">
            <text:p>21.84659</text:p>
          </table:table-cell>
          <table:table-cell office:value-type="float" office:value="24.3237" calcext:value-type="float">
            <text:p>24.3237</text:p>
          </table:table-cell>
          <table:table-cell office:value-type="float" office:value="22.14062" calcext:value-type="float">
            <text:p>22.1406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072004" calcext:value-type="float">
            <text:p>6072004</text:p>
          </table:table-cell>
          <table:table-cell office:value-type="float" office:value="27.74398" calcext:value-type="float">
            <text:p>27.74398</text:p>
          </table:table-cell>
          <table:table-cell office:value-type="float" office:value="25.6" calcext:value-type="float">
            <text:p>25.6</text:p>
          </table:table-cell>
          <table:table-cell office:value-type="float" office:value="10.9" calcext:value-type="float">
            <text:p>10.9</text:p>
          </table:table-cell>
          <table:table-cell office:value-type="float" office:value="2.392878" calcext:value-type="float">
            <text:p>2.392878</text:p>
          </table:table-cell>
          <table:table-cell office:value-type="float" office:value="1.27902" calcext:value-type="float">
            <text:p>1.27902</text:p>
          </table:table-cell>
          <table:table-cell office:value-type="float" office:value="153.54" calcext:value-type="float">
            <text:p>153.54</text:p>
          </table:table-cell>
          <table:table-cell office:value-type="float" office:value="0" calcext:value-type="float">
            <text:p>0</text:p>
          </table:table-cell>
          <table:table-cell office:value-type="float" office:value="50.65454" calcext:value-type="float">
            <text:p>50.65454</text:p>
          </table:table-cell>
          <table:table-cell office:value-type="float" office:value="12.87323" calcext:value-type="float">
            <text:p>12.87323</text:p>
          </table:table-cell>
          <table:table-cell office:value-type="float" office:value="36.38" calcext:value-type="float">
            <text:p>36.38</text:p>
          </table:table-cell>
          <table:table-cell office:value-type="float" office:value="17.72144" calcext:value-type="float">
            <text:p>17.72144</text:p>
          </table:table-cell>
          <table:table-cell office:value-type="float" office:value="32.64758" calcext:value-type="float">
            <text:p>32.64758</text:p>
          </table:table-cell>
          <table:table-cell office:value-type="float" office:value="19.33945" calcext:value-type="float">
            <text:p>19.33945</text:p>
          </table:table-cell>
          <table:table-cell office:value-type="float" office:value="29.84152" calcext:value-type="float">
            <text:p>29.84152</text:p>
          </table:table-cell>
          <table:table-cell office:value-type="float" office:value="20.63068" calcext:value-type="float">
            <text:p>20.63068</text:p>
          </table:table-cell>
          <table:table-cell office:value-type="float" office:value="27.74973" calcext:value-type="float">
            <text:p>27.74973</text:p>
          </table:table-cell>
          <table:table-cell office:value-type="float" office:value="21.36325" calcext:value-type="float">
            <text:p>21.36325</text:p>
          </table:table-cell>
          <table:table-cell office:value-type="float" office:value="26.19727" calcext:value-type="float">
            <text:p>26.19727</text:p>
          </table:table-cell>
          <table:table-cell office:value-type="float" office:value="21.73306" calcext:value-type="float">
            <text:p>21.7330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072004" calcext:value-type="float">
            <text:p>7072004</text:p>
          </table:table-cell>
          <table:table-cell office:value-type="float" office:value="8.034588" calcext:value-type="float">
            <text:p>8.034588</text:p>
          </table:table-cell>
          <table:table-cell office:value-type="float" office:value="22.9" calcext:value-type="float">
            <text:p>22.9</text:p>
          </table:table-cell>
          <table:table-cell office:value-type="float" office:value="16.9" calcext:value-type="float">
            <text:p>16.9</text:p>
          </table:table-cell>
          <table:table-cell office:value-type="float" office:value="2.460376" calcext:value-type="float">
            <text:p>2.460376</text:p>
          </table:table-cell>
          <table:table-cell office:value-type="float" office:value="1.889738" calcext:value-type="float">
            <text:p>1.889738</text:p>
          </table:table-cell>
          <table:table-cell office:value-type="float" office:value="176.076" calcext:value-type="float">
            <text:p>176.076</text:p>
          </table:table-cell>
          <table:table-cell office:value-type="float" office:value="0" calcext:value-type="float">
            <text:p>0</text:p>
          </table:table-cell>
          <table:table-cell office:value-type="float" office:value="33.20023" calcext:value-type="float">
            <text:p>33.20023</text:p>
          </table:table-cell>
          <table:table-cell office:value-type="float" office:value="18.6933" calcext:value-type="float">
            <text:p>18.6933</text:p>
          </table:table-cell>
          <table:table-cell office:value-type="float" office:value="28.51266" calcext:value-type="float">
            <text:p>28.51266</text:p>
          </table:table-cell>
          <table:table-cell office:value-type="float" office:value="22.22064" calcext:value-type="float">
            <text:p>22.22064</text:p>
          </table:table-cell>
          <table:table-cell office:value-type="float" office:value="27.14996" calcext:value-type="float">
            <text:p>27.14996</text:p>
          </table:table-cell>
          <table:table-cell office:value-type="float" office:value="23.21985" calcext:value-type="float">
            <text:p>23.21985</text:p>
          </table:table-cell>
          <table:table-cell office:value-type="float" office:value="26.36728" calcext:value-type="float">
            <text:p>26.36728</text:p>
          </table:table-cell>
          <table:table-cell office:value-type="float" office:value="23.77338" calcext:value-type="float">
            <text:p>23.77338</text:p>
          </table:table-cell>
          <table:table-cell office:value-type="float" office:value="26.31476" calcext:value-type="float">
            <text:p>26.31476</text:p>
          </table:table-cell>
          <table:table-cell office:value-type="float" office:value="23.88037" calcext:value-type="float">
            <text:p>23.88037</text:p>
          </table:table-cell>
          <table:table-cell office:value-type="float" office:value="25.76608" calcext:value-type="float">
            <text:p>25.76608</text:p>
          </table:table-cell>
          <table:table-cell office:value-type="float" office:value="23.75519" calcext:value-type="float">
            <text:p>23.7551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072004" calcext:value-type="float">
            <text:p>8072004</text:p>
          </table:table-cell>
          <table:table-cell office:value-type="float" office:value="22.75135" calcext:value-type="float">
            <text:p>22.75135</text:p>
          </table:table-cell>
          <table:table-cell office:value-type="float" office:value="27.2" calcext:value-type="float">
            <text:p>27.2</text:p>
          </table:table-cell>
          <table:table-cell office:value-type="float" office:value="14.2" calcext:value-type="float">
            <text:p>14.2</text:p>
          </table:table-cell>
          <table:table-cell office:value-type="float" office:value="2.464221" calcext:value-type="float">
            <text:p>2.464221</text:p>
          </table:table-cell>
          <table:table-cell office:value-type="float" office:value="1.588518" calcext:value-type="float">
            <text:p>1.588518</text:p>
          </table:table-cell>
          <table:table-cell office:value-type="float" office:value="191.268" calcext:value-type="float">
            <text:p>191.268</text:p>
          </table:table-cell>
          <table:table-cell office:value-type="float" office:value="15.62308" calcext:value-type="float">
            <text:p>15.62308</text:p>
          </table:table-cell>
          <table:table-cell office:value-type="float" office:value="50.01889" calcext:value-type="float">
            <text:p>50.01889</text:p>
          </table:table-cell>
          <table:table-cell office:value-type="float" office:value="15.97791" calcext:value-type="float">
            <text:p>15.97791</text:p>
          </table:table-cell>
          <table:table-cell office:value-type="float" office:value="37.26828" calcext:value-type="float">
            <text:p>37.26828</text:p>
          </table:table-cell>
          <table:table-cell office:value-type="float" office:value="19.67618" calcext:value-type="float">
            <text:p>19.67618</text:p>
          </table:table-cell>
          <table:table-cell office:value-type="float" office:value="33.37659" calcext:value-type="float">
            <text:p>33.37659</text:p>
          </table:table-cell>
          <table:table-cell office:value-type="float" office:value="20.94781" calcext:value-type="float">
            <text:p>20.94781</text:p>
          </table:table-cell>
          <table:table-cell office:value-type="float" office:value="30.21838" calcext:value-type="float">
            <text:p>30.21838</text:p>
          </table:table-cell>
          <table:table-cell office:value-type="float" office:value="21.89575" calcext:value-type="float">
            <text:p>21.89575</text:p>
          </table:table-cell>
          <table:table-cell office:value-type="float" office:value="27.97253" calcext:value-type="float">
            <text:p>27.97253</text:p>
          </table:table-cell>
          <table:table-cell office:value-type="float" office:value="22.41373" calcext:value-type="float">
            <text:p>22.41373</text:p>
          </table:table-cell>
          <table:table-cell office:value-type="float" office:value="26.42142" calcext:value-type="float">
            <text:p>26.42142</text:p>
          </table:table-cell>
          <table:table-cell office:value-type="float" office:value="22.62933" calcext:value-type="float">
            <text:p>22.6293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072004" calcext:value-type="float">
            <text:p>9072004</text:p>
          </table:table-cell>
          <table:table-cell office:value-type="float" office:value="23.40991" calcext:value-type="float">
            <text:p>23.40991</text:p>
          </table:table-cell>
          <table:table-cell office:value-type="float" office:value="20.9" calcext:value-type="float">
            <text:p>20.9</text:p>
          </table:table-cell>
          <table:table-cell office:value-type="float" office:value="14.2" calcext:value-type="float">
            <text:p>14.2</text:p>
          </table:table-cell>
          <table:table-cell office:value-type="float" office:value="1.73888" calcext:value-type="float">
            <text:p>1.73888</text:p>
          </table:table-cell>
          <table:table-cell office:value-type="float" office:value="1.497774" calcext:value-type="float">
            <text:p>1.497774</text:p>
          </table:table-cell>
          <table:table-cell office:value-type="float" office:value="368.676" calcext:value-type="float">
            <text:p>368.676</text:p>
          </table:table-cell>
          <table:table-cell office:value-type="float" office:value="0.5769231" calcext:value-type="float">
            <text:p>0.5769231</text:p>
          </table:table-cell>
          <table:table-cell office:value-type="float" office:value="33.65411" calcext:value-type="float">
            <text:p>33.65411</text:p>
          </table:table-cell>
          <table:table-cell office:value-type="float" office:value="14.88135" calcext:value-type="float">
            <text:p>14.88135</text:p>
          </table:table-cell>
          <table:table-cell office:value-type="float" office:value="28.29874" calcext:value-type="float">
            <text:p>28.29874</text:p>
          </table:table-cell>
          <table:table-cell office:value-type="float" office:value="19.01025" calcext:value-type="float">
            <text:p>19.01025</text:p>
          </table:table-cell>
          <table:table-cell office:value-type="float" office:value="26.48172" calcext:value-type="float">
            <text:p>26.48172</text:p>
          </table:table-cell>
          <table:table-cell office:value-type="float" office:value="20.46457" calcext:value-type="float">
            <text:p>20.46457</text:p>
          </table:table-cell>
          <table:table-cell office:value-type="float" office:value="25.46289" calcext:value-type="float">
            <text:p>25.46289</text:p>
          </table:table-cell>
          <table:table-cell office:value-type="float" office:value="21.71106" calcext:value-type="float">
            <text:p>21.71106</text:p>
          </table:table-cell>
          <table:table-cell office:value-type="float" office:value="25.31573" calcext:value-type="float">
            <text:p>25.31573</text:p>
          </table:table-cell>
          <table:table-cell office:value-type="float" office:value="22.45309" calcext:value-type="float">
            <text:p>22.45309</text:p>
          </table:table-cell>
          <table:table-cell office:value-type="float" office:value="25.38333" calcext:value-type="float">
            <text:p>25.38333</text:p>
          </table:table-cell>
          <table:table-cell office:value-type="float" office:value="22.80432" calcext:value-type="float">
            <text:p>22.8043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72004" calcext:value-type="float">
            <text:p>10072004</text:p>
          </table:table-cell>
          <table:table-cell office:value-type="float" office:value="17.42477" calcext:value-type="float">
            <text:p>17.42477</text:p>
          </table:table-cell>
          <table:table-cell office:value-type="float" office:value="22.3" calcext:value-type="float">
            <text:p>22.3</text:p>
          </table:table-cell>
          <table:table-cell office:value-type="float" office:value="13.6" calcext:value-type="float">
            <text:p>13.6</text:p>
          </table:table-cell>
          <table:table-cell office:value-type="float" office:value="2.132667" calcext:value-type="float">
            <text:p>2.132667</text:p>
          </table:table-cell>
          <table:table-cell office:value-type="float" office:value="1.470071" calcext:value-type="float">
            <text:p>1.470071</text:p>
          </table:table-cell>
          <table:table-cell office:value-type="float" office:value="271.44" calcext:value-type="float">
            <text:p>271.44</text:p>
          </table:table-cell>
          <table:table-cell office:value-type="float" office:value="0" calcext:value-type="float">
            <text:p>0</text:p>
          </table:table-cell>
          <table:table-cell office:value-type="float" office:value="44.56177" calcext:value-type="float">
            <text:p>44.56177</text:p>
          </table:table-cell>
          <table:table-cell office:value-type="float" office:value="13.95679" calcext:value-type="float">
            <text:p>13.95679</text:p>
          </table:table-cell>
          <table:table-cell office:value-type="float" office:value="30.30704" calcext:value-type="float">
            <text:p>30.30704</text:p>
          </table:table-cell>
          <table:table-cell office:value-type="float" office:value="17.66711" calcext:value-type="float">
            <text:p>17.66711</text:p>
          </table:table-cell>
          <table:table-cell office:value-type="float" office:value="27.8381" calcext:value-type="float">
            <text:p>27.8381</text:p>
          </table:table-cell>
          <table:table-cell office:value-type="float" office:value="18.97598" calcext:value-type="float">
            <text:p>18.97598</text:p>
          </table:table-cell>
          <table:table-cell office:value-type="float" office:value="26.05524" calcext:value-type="float">
            <text:p>26.05524</text:p>
          </table:table-cell>
          <table:table-cell office:value-type="float" office:value="20.17532" calcext:value-type="float">
            <text:p>20.17532</text:p>
          </table:table-cell>
          <table:table-cell office:value-type="float" office:value="24.86761" calcext:value-type="float">
            <text:p>24.86761</text:p>
          </table:table-cell>
          <table:table-cell office:value-type="float" office:value="20.9715" calcext:value-type="float">
            <text:p>20.9715</text:p>
          </table:table-cell>
          <table:table-cell office:value-type="float" office:value="24.05429" calcext:value-type="float">
            <text:p>24.05429</text:p>
          </table:table-cell>
          <table:table-cell office:value-type="float" office:value="21.4407" calcext:value-type="float">
            <text:p>21.440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072004" calcext:value-type="float">
            <text:p>11072004</text:p>
          </table:table-cell>
          <table:table-cell office:value-type="float" office:value="27.84114" calcext:value-type="float">
            <text:p>27.84114</text:p>
          </table:table-cell>
          <table:table-cell office:value-type="float" office:value="27.9" calcext:value-type="float">
            <text:p>27.9</text:p>
          </table:table-cell>
          <table:table-cell office:value-type="float" office:value="13.1" calcext:value-type="float">
            <text:p>13.1</text:p>
          </table:table-cell>
          <table:table-cell office:value-type="float" office:value="2.173115" calcext:value-type="float">
            <text:p>2.173115</text:p>
          </table:table-cell>
          <table:table-cell office:value-type="float" office:value="1.478637" calcext:value-type="float">
            <text:p>1.478637</text:p>
          </table:table-cell>
          <table:table-cell office:value-type="float" office:value="145.404" calcext:value-type="float">
            <text:p>145.404</text:p>
          </table:table-cell>
          <table:table-cell office:value-type="float" office:value="0" calcext:value-type="float">
            <text:p>0</text:p>
          </table:table-cell>
          <table:table-cell office:value-type="float" office:value="50.8472" calcext:value-type="float">
            <text:p>50.8472</text:p>
          </table:table-cell>
          <table:table-cell office:value-type="float" office:value="14.83432" calcext:value-type="float">
            <text:p>14.83432</text:p>
          </table:table-cell>
          <table:table-cell office:value-type="float" office:value="37.54663" calcext:value-type="float">
            <text:p>37.54663</text:p>
          </table:table-cell>
          <table:table-cell office:value-type="float" office:value="18.90271" calcext:value-type="float">
            <text:p>18.90271</text:p>
          </table:table-cell>
          <table:table-cell office:value-type="float" office:value="33.64682" calcext:value-type="float">
            <text:p>33.64682</text:p>
          </table:table-cell>
          <table:table-cell office:value-type="float" office:value="20.13818" calcext:value-type="float">
            <text:p>20.13818</text:p>
          </table:table-cell>
          <table:table-cell office:value-type="float" office:value="30.50204" calcext:value-type="float">
            <text:p>30.50204</text:p>
          </table:table-cell>
          <table:table-cell office:value-type="float" office:value="21.172" calcext:value-type="float">
            <text:p>21.172</text:p>
          </table:table-cell>
          <table:table-cell office:value-type="float" office:value="28.31363" calcext:value-type="float">
            <text:p>28.31363</text:p>
          </table:table-cell>
          <table:table-cell office:value-type="float" office:value="21.74988" calcext:value-type="float">
            <text:p>21.74988</text:p>
          </table:table-cell>
          <table:table-cell office:value-type="float" office:value="26.69272" calcext:value-type="float">
            <text:p>26.69272</text:p>
          </table:table-cell>
          <table:table-cell office:value-type="float" office:value="22.01321" calcext:value-type="float">
            <text:p>22.0132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072004" calcext:value-type="float">
            <text:p>12072004</text:p>
          </table:table-cell>
          <table:table-cell office:value-type="float" office:value="18.42721" calcext:value-type="float">
            <text:p>18.42721</text:p>
          </table:table-cell>
          <table:table-cell office:value-type="float" office:value="27.5" calcext:value-type="float">
            <text:p>27.5</text:p>
          </table:table-cell>
          <table:table-cell office:value-type="float" office:value="17.2" calcext:value-type="float">
            <text:p>17.2</text:p>
          </table:table-cell>
          <table:table-cell office:value-type="float" office:value="2.852822" calcext:value-type="float">
            <text:p>2.852822</text:p>
          </table:table-cell>
          <table:table-cell office:value-type="float" office:value="1.813255" calcext:value-type="float">
            <text:p>1.813255</text:p>
          </table:table-cell>
          <table:table-cell office:value-type="float" office:value="291.996" calcext:value-type="float">
            <text:p>291.996</text:p>
          </table:table-cell>
          <table:table-cell office:value-type="float" office:value="2.6" calcext:value-type="float">
            <text:p>2.6</text:p>
          </table:table-cell>
          <table:table-cell office:value-type="float" office:value="37.37064" calcext:value-type="float">
            <text:p>37.37064</text:p>
          </table:table-cell>
          <table:table-cell office:value-type="float" office:value="18.12668" calcext:value-type="float">
            <text:p>18.12668</text:p>
          </table:table-cell>
          <table:table-cell office:value-type="float" office:value="31.12036" calcext:value-type="float">
            <text:p>31.12036</text:p>
          </table:table-cell>
          <table:table-cell office:value-type="float" office:value="22.14737" calcext:value-type="float">
            <text:p>22.14737</text:p>
          </table:table-cell>
          <table:table-cell office:value-type="float" office:value="29.35089" calcext:value-type="float">
            <text:p>29.35089</text:p>
          </table:table-cell>
          <table:table-cell office:value-type="float" office:value="23.02545" calcext:value-type="float">
            <text:p>23.02545</text:p>
          </table:table-cell>
          <table:table-cell office:value-type="float" office:value="27.74866" calcext:value-type="float">
            <text:p>27.74866</text:p>
          </table:table-cell>
          <table:table-cell office:value-type="float" office:value="23.5256" calcext:value-type="float">
            <text:p>23.5256</text:p>
          </table:table-cell>
          <table:table-cell office:value-type="float" office:value="26.98523" calcext:value-type="float">
            <text:p>26.98523</text:p>
          </table:table-cell>
          <table:table-cell office:value-type="float" office:value="23.76712" calcext:value-type="float">
            <text:p>23.76712</text:p>
          </table:table-cell>
          <table:table-cell office:value-type="float" office:value="26.32944" calcext:value-type="float">
            <text:p>26.32944</text:p>
          </table:table-cell>
          <table:table-cell office:value-type="float" office:value="23.77844" calcext:value-type="float">
            <text:p>23.7784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072004" calcext:value-type="float">
            <text:p>13072004</text:p>
          </table:table-cell>
          <table:table-cell office:value-type="float" office:value="24.49449" calcext:value-type="float">
            <text:p>24.4944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.832997" calcext:value-type="float">
            <text:p>2.832997</text:p>
          </table:table-cell>
          <table:table-cell office:value-type="float" office:value="1.939228" calcext:value-type="float">
            <text:p>1.939228</text:p>
          </table:table-cell>
          <table:table-cell office:value-type="float" office:value="319.932" calcext:value-type="float">
            <text:p>319.932</text:p>
          </table:table-cell>
          <table:table-cell office:value-type="float" office:value="0" calcext:value-type="float">
            <text:p>0</text:p>
          </table:table-cell>
          <table:table-cell office:value-type="float" office:value="55.70477" calcext:value-type="float">
            <text:p>55.70477</text:p>
          </table:table-cell>
          <table:table-cell office:value-type="float" office:value="19.31531" calcext:value-type="float">
            <text:p>19.31531</text:p>
          </table:table-cell>
          <table:table-cell office:value-type="float" office:value="40.65341" calcext:value-type="float">
            <text:p>40.65341</text:p>
          </table:table-cell>
          <table:table-cell office:value-type="float" office:value="22.25653" calcext:value-type="float">
            <text:p>22.25653</text:p>
          </table:table-cell>
          <table:table-cell office:value-type="float" office:value="36.51749" calcext:value-type="float">
            <text:p>36.51749</text:p>
          </table:table-cell>
          <table:table-cell office:value-type="float" office:value="23.1994" calcext:value-type="float">
            <text:p>23.1994</text:p>
          </table:table-cell>
          <table:table-cell office:value-type="float" office:value="33.03873" calcext:value-type="float">
            <text:p>33.03873</text:p>
          </table:table-cell>
          <table:table-cell office:value-type="float" office:value="23.82315" calcext:value-type="float">
            <text:p>23.82315</text:p>
          </table:table-cell>
          <table:table-cell office:value-type="float" office:value="30.52216" calcext:value-type="float">
            <text:p>30.52216</text:p>
          </table:table-cell>
          <table:table-cell office:value-type="float" office:value="24.03415" calcext:value-type="float">
            <text:p>24.03415</text:p>
          </table:table-cell>
          <table:table-cell office:value-type="float" office:value="28.64767" calcext:value-type="float">
            <text:p>28.64767</text:p>
          </table:table-cell>
          <table:table-cell office:value-type="float" office:value="23.9892" calcext:value-type="float">
            <text:p>23.989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072004" calcext:value-type="float">
            <text:p>14072004</text:p>
          </table:table-cell>
          <table:table-cell office:value-type="float" office:value="26.67967" calcext:value-type="float">
            <text:p>26.67967</text:p>
          </table:table-cell>
          <table:table-cell office:value-type="float" office:value="30.6" calcext:value-type="float">
            <text:p>30.6</text:p>
          </table:table-cell>
          <table:table-cell office:value-type="float" office:value="19" calcext:value-type="float">
            <text:p>19</text:p>
          </table:table-cell>
          <table:table-cell office:value-type="float" office:value="3.272367" calcext:value-type="float">
            <text:p>3.272367</text:p>
          </table:table-cell>
          <table:table-cell office:value-type="float" office:value="2.157259" calcext:value-type="float">
            <text:p>2.157259</text:p>
          </table:table-cell>
          <table:table-cell office:value-type="float" office:value="219.024" calcext:value-type="float">
            <text:p>219.024</text:p>
          </table:table-cell>
          <table:table-cell office:value-type="float" office:value="0" calcext:value-type="float">
            <text:p>0</text:p>
          </table:table-cell>
          <table:table-cell office:value-type="float" office:value="55.6152" calcext:value-type="float">
            <text:p>55.6152</text:p>
          </table:table-cell>
          <table:table-cell office:value-type="float" office:value="21.34079" calcext:value-type="float">
            <text:p>21.34079</text:p>
          </table:table-cell>
          <table:table-cell office:value-type="float" office:value="42.39383" calcext:value-type="float">
            <text:p>42.39383</text:p>
          </table:table-cell>
          <table:table-cell office:value-type="float" office:value="24.78009" calcext:value-type="float">
            <text:p>24.78009</text:p>
          </table:table-cell>
          <table:table-cell office:value-type="float" office:value="38.35217" calcext:value-type="float">
            <text:p>38.35217</text:p>
          </table:table-cell>
          <table:table-cell office:value-type="float" office:value="25.91632" calcext:value-type="float">
            <text:p>25.91632</text:p>
          </table:table-cell>
          <table:table-cell office:value-type="float" office:value="34.94571" calcext:value-type="float">
            <text:p>34.94571</text:p>
          </table:table-cell>
          <table:table-cell office:value-type="float" office:value="26.49039" calcext:value-type="float">
            <text:p>26.49039</text:p>
          </table:table-cell>
          <table:table-cell office:value-type="float" office:value="32.39349" calcext:value-type="float">
            <text:p>32.39349</text:p>
          </table:table-cell>
          <table:table-cell office:value-type="float" office:value="26.5513" calcext:value-type="float">
            <text:p>26.5513</text:p>
          </table:table-cell>
          <table:table-cell office:value-type="float" office:value="30.42328" calcext:value-type="float">
            <text:p>30.42328</text:p>
          </table:table-cell>
          <table:table-cell office:value-type="float" office:value="26.29138" calcext:value-type="float">
            <text:p>26.2913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072004" calcext:value-type="float">
            <text:p>15072004</text:p>
          </table:table-cell>
          <table:table-cell office:value-type="float" office:value="17.26093" calcext:value-type="float">
            <text:p>17.26093</text:p>
          </table:table-cell>
          <table:table-cell office:value-type="float" office:value="30.4" calcext:value-type="float">
            <text:p>30.4</text:p>
          </table:table-cell>
          <table:table-cell office:value-type="float" office:value="19.8" calcext:value-type="float">
            <text:p>19.8</text:p>
          </table:table-cell>
          <table:table-cell office:value-type="float" office:value="3.248532" calcext:value-type="float">
            <text:p>3.248532</text:p>
          </table:table-cell>
          <table:table-cell office:value-type="float" office:value="2.269078" calcext:value-type="float">
            <text:p>2.269078</text:p>
          </table:table-cell>
          <table:table-cell office:value-type="float" office:value="155.016" calcext:value-type="float">
            <text:p>155.016</text:p>
          </table:table-cell>
          <table:table-cell office:value-type="float" office:value="17.2" calcext:value-type="float">
            <text:p>17.2</text:p>
          </table:table-cell>
          <table:table-cell office:value-type="float" office:value="50.66385" calcext:value-type="float">
            <text:p>50.66385</text:p>
          </table:table-cell>
          <table:table-cell office:value-type="float" office:value="21.03189" calcext:value-type="float">
            <text:p>21.03189</text:p>
          </table:table-cell>
          <table:table-cell office:value-type="float" office:value="38.35272" calcext:value-type="float">
            <text:p>38.35272</text:p>
          </table:table-cell>
          <table:table-cell office:value-type="float" office:value="23.82495" calcext:value-type="float">
            <text:p>23.82495</text:p>
          </table:table-cell>
          <table:table-cell office:value-type="float" office:value="34.24136" calcext:value-type="float">
            <text:p>34.24136</text:p>
          </table:table-cell>
          <table:table-cell office:value-type="float" office:value="25.24255" calcext:value-type="float">
            <text:p>25.24255</text:p>
          </table:table-cell>
          <table:table-cell office:value-type="float" office:value="31.94571" calcext:value-type="float">
            <text:p>31.94571</text:p>
          </table:table-cell>
          <table:table-cell office:value-type="float" office:value="26.46103" calcext:value-type="float">
            <text:p>26.46103</text:p>
          </table:table-cell>
          <table:table-cell office:value-type="float" office:value="30.75488" calcext:value-type="float">
            <text:p>30.75488</text:p>
          </table:table-cell>
          <table:table-cell office:value-type="float" office:value="27.12341" calcext:value-type="float">
            <text:p>27.12341</text:p>
          </table:table-cell>
          <table:table-cell office:value-type="float" office:value="29.9133" calcext:value-type="float">
            <text:p>29.9133</text:p>
          </table:table-cell>
          <table:table-cell office:value-type="float" office:value="27.29495" calcext:value-type="float">
            <text:p>27.2949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6072004" calcext:value-type="float">
            <text:p>16072004</text:p>
          </table:table-cell>
          <table:table-cell office:value-type="float" office:value="14.95786" calcext:value-type="float">
            <text:p>14.95786</text:p>
          </table:table-cell>
          <table:table-cell office:value-type="float" office:value="25.5" calcext:value-type="float">
            <text:p>25.5</text:p>
          </table:table-cell>
          <table:table-cell office:value-type="float" office:value="16.7" calcext:value-type="float">
            <text:p>16.7</text:p>
          </table:table-cell>
          <table:table-cell office:value-type="float" office:value="2.748294" calcext:value-type="float">
            <text:p>2.748294</text:p>
          </table:table-cell>
          <table:table-cell office:value-type="float" office:value="1.865798" calcext:value-type="float">
            <text:p>1.865798</text:p>
          </table:table-cell>
          <table:table-cell office:value-type="float" office:value="170.244" calcext:value-type="float">
            <text:p>170.244</text:p>
          </table:table-cell>
          <table:table-cell office:value-type="float" office:value="10" calcext:value-type="float">
            <text:p>10</text:p>
          </table:table-cell>
          <table:table-cell office:value-type="float" office:value="40.26871" calcext:value-type="float">
            <text:p>40.26871</text:p>
          </table:table-cell>
          <table:table-cell office:value-type="float" office:value="18.31052" calcext:value-type="float">
            <text:p>18.31052</text:p>
          </table:table-cell>
          <table:table-cell office:value-type="float" office:value="32.97729" calcext:value-type="float">
            <text:p>32.97729</text:p>
          </table:table-cell>
          <table:table-cell office:value-type="float" office:value="21.86533" calcext:value-type="float">
            <text:p>21.86533</text:p>
          </table:table-cell>
          <table:table-cell office:value-type="float" office:value="30.23657" calcext:value-type="float">
            <text:p>30.23657</text:p>
          </table:table-cell>
          <table:table-cell office:value-type="float" office:value="23.38351" calcext:value-type="float">
            <text:p>23.38351</text:p>
          </table:table-cell>
          <table:table-cell office:value-type="float" office:value="28.58347" calcext:value-type="float">
            <text:p>28.58347</text:p>
          </table:table-cell>
          <table:table-cell office:value-type="float" office:value="24.34259" calcext:value-type="float">
            <text:p>24.34259</text:p>
          </table:table-cell>
          <table:table-cell office:value-type="float" office:value="27.47812" calcext:value-type="float">
            <text:p>27.47812</text:p>
          </table:table-cell>
          <table:table-cell office:value-type="float" office:value="24.88452" calcext:value-type="float">
            <text:p>24.88452</text:p>
          </table:table-cell>
          <table:table-cell office:value-type="float" office:value="27.22186" calcext:value-type="float">
            <text:p>27.22186</text:p>
          </table:table-cell>
          <table:table-cell office:value-type="float" office:value="25.13101" calcext:value-type="float">
            <text:p>25.131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072004" calcext:value-type="float">
            <text:p>17072004</text:p>
          </table:table-cell>
          <table:table-cell office:value-type="float" office:value="28.50427" calcext:value-type="float">
            <text:p>28.50427</text:p>
          </table:table-cell>
          <table:table-cell office:value-type="float" office:value="26.2" calcext:value-type="float">
            <text:p>26.2</text:p>
          </table:table-cell>
          <table:table-cell office:value-type="float" office:value="13.3" calcext:value-type="float">
            <text:p>13.3</text:p>
          </table:table-cell>
          <table:table-cell office:value-type="float" office:value="2.08116" calcext:value-type="float">
            <text:p>2.08116</text:p>
          </table:table-cell>
          <table:table-cell office:value-type="float" office:value="1.498093" calcext:value-type="float">
            <text:p>1.498093</text:p>
          </table:table-cell>
          <table:table-cell office:value-type="float" office:value="175.788" calcext:value-type="float">
            <text:p>175.788</text:p>
          </table:table-cell>
          <table:table-cell office:value-type="float" office:value="0" calcext:value-type="float">
            <text:p>0</text:p>
          </table:table-cell>
          <table:table-cell office:value-type="float" office:value="45.50549" calcext:value-type="float">
            <text:p>45.50549</text:p>
          </table:table-cell>
          <table:table-cell office:value-type="float" office:value="14.97958" calcext:value-type="float">
            <text:p>14.97958</text:p>
          </table:table-cell>
          <table:table-cell office:value-type="float" office:value="34.27136" calcext:value-type="float">
            <text:p>34.27136</text:p>
          </table:table-cell>
          <table:table-cell office:value-type="float" office:value="18.75018" calcext:value-type="float">
            <text:p>18.75018</text:p>
          </table:table-cell>
          <table:table-cell office:value-type="float" office:value="31.33856" calcext:value-type="float">
            <text:p>31.33856</text:p>
          </table:table-cell>
          <table:table-cell office:value-type="float" office:value="20.58694" calcext:value-type="float">
            <text:p>20.58694</text:p>
          </table:table-cell>
          <table:table-cell office:value-type="float" office:value="29.1264" calcext:value-type="float">
            <text:p>29.1264</text:p>
          </table:table-cell>
          <table:table-cell office:value-type="float" office:value="22.13702" calcext:value-type="float">
            <text:p>22.13702</text:p>
          </table:table-cell>
          <table:table-cell office:value-type="float" office:value="27.62701" calcext:value-type="float">
            <text:p>27.62701</text:p>
          </table:table-cell>
          <table:table-cell office:value-type="float" office:value="23.08832" calcext:value-type="float">
            <text:p>23.08832</text:p>
          </table:table-cell>
          <table:table-cell office:value-type="float" office:value="26.57532" calcext:value-type="float">
            <text:p>26.57532</text:p>
          </table:table-cell>
          <table:table-cell office:value-type="float" office:value="23.62033" calcext:value-type="float">
            <text:p>23.620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072004" calcext:value-type="float">
            <text:p>18072004</text:p>
          </table:table-cell>
          <table:table-cell office:value-type="float" office:value="21.47567" calcext:value-type="float">
            <text:p>21.47567</text:p>
          </table:table-cell>
          <table:table-cell office:value-type="float" office:value="26.5" calcext:value-type="float">
            <text:p>26.5</text:p>
          </table:table-cell>
          <table:table-cell office:value-type="float" office:value="13.4" calcext:value-type="float">
            <text:p>13.4</text:p>
          </table:table-cell>
          <table:table-cell office:value-type="float" office:value="2.268333" calcext:value-type="float">
            <text:p>2.268333</text:p>
          </table:table-cell>
          <table:table-cell office:value-type="float" office:value="1.507909" calcext:value-type="float">
            <text:p>1.507909</text:p>
          </table:table-cell>
          <table:table-cell office:value-type="float" office:value="183.168" calcext:value-type="float">
            <text:p>183.168</text:p>
          </table:table-cell>
          <table:table-cell office:value-type="float" office:value="0" calcext:value-type="float">
            <text:p>0</text:p>
          </table:table-cell>
          <table:table-cell office:value-type="float" office:value="51.70627" calcext:value-type="float">
            <text:p>51.70627</text:p>
          </table:table-cell>
          <table:table-cell office:value-type="float" office:value="15.8436" calcext:value-type="float">
            <text:p>15.8436</text:p>
          </table:table-cell>
          <table:table-cell office:value-type="float" office:value="37.51816" calcext:value-type="float">
            <text:p>37.51816</text:p>
          </table:table-cell>
          <table:table-cell office:value-type="float" office:value="20.62671" calcext:value-type="float">
            <text:p>20.62671</text:p>
          </table:table-cell>
          <table:table-cell office:value-type="float" office:value="33.57806" calcext:value-type="float">
            <text:p>33.57806</text:p>
          </table:table-cell>
          <table:table-cell office:value-type="float" office:value="22.31686" calcext:value-type="float">
            <text:p>22.31686</text:p>
          </table:table-cell>
          <table:table-cell office:value-type="float" office:value="30.77911" calcext:value-type="float">
            <text:p>30.77911</text:p>
          </table:table-cell>
          <table:table-cell office:value-type="float" office:value="23.46994" calcext:value-type="float">
            <text:p>23.46994</text:p>
          </table:table-cell>
          <table:table-cell office:value-type="float" office:value="28.88806" calcext:value-type="float">
            <text:p>28.88806</text:p>
          </table:table-cell>
          <table:table-cell office:value-type="float" office:value="24.07748" calcext:value-type="float">
            <text:p>24.07748</text:p>
          </table:table-cell>
          <table:table-cell office:value-type="float" office:value="27.61118" calcext:value-type="float">
            <text:p>27.61118</text:p>
          </table:table-cell>
          <table:table-cell office:value-type="float" office:value="24.32953" calcext:value-type="float">
            <text:p>24.3295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072004" calcext:value-type="float">
            <text:p>19072004</text:p>
          </table:table-cell>
          <table:table-cell office:value-type="float" office:value="26.63195" calcext:value-type="float">
            <text:p>26.63195</text:p>
          </table:table-cell>
          <table:table-cell office:value-type="float" office:value="28" calcext:value-type="float">
            <text:p>28</text:p>
          </table:table-cell>
          <table:table-cell office:value-type="float" office:value="16.2" calcext:value-type="float">
            <text:p>16.2</text:p>
          </table:table-cell>
          <table:table-cell office:value-type="float" office:value="2.586068" calcext:value-type="float">
            <text:p>2.586068</text:p>
          </table:table-cell>
          <table:table-cell office:value-type="float" office:value="1.807119" calcext:value-type="float">
            <text:p>1.807119</text:p>
          </table:table-cell>
          <table:table-cell office:value-type="float" office:value="220.752" calcext:value-type="float">
            <text:p>220.752</text:p>
          </table:table-cell>
          <table:table-cell office:value-type="float" office:value="0" calcext:value-type="float">
            <text:p>0</text:p>
          </table:table-cell>
          <table:table-cell office:value-type="float" office:value="54.9501" calcext:value-type="float">
            <text:p>54.9501</text:p>
          </table:table-cell>
          <table:table-cell office:value-type="float" office:value="19.78751" calcext:value-type="float">
            <text:p>19.78751</text:p>
          </table:table-cell>
          <table:table-cell office:value-type="float" office:value="40.36102" calcext:value-type="float">
            <text:p>40.36102</text:p>
          </table:table-cell>
          <table:table-cell office:value-type="float" office:value="23.22412" calcext:value-type="float">
            <text:p>23.22412</text:p>
          </table:table-cell>
          <table:table-cell office:value-type="float" office:value="36.72171" calcext:value-type="float">
            <text:p>36.72171</text:p>
          </table:table-cell>
          <table:table-cell office:value-type="float" office:value="24.35471" calcext:value-type="float">
            <text:p>24.35471</text:p>
          </table:table-cell>
          <table:table-cell office:value-type="float" office:value="33.57773" calcext:value-type="float">
            <text:p>33.57773</text:p>
          </table:table-cell>
          <table:table-cell office:value-type="float" office:value="25.06174" calcext:value-type="float">
            <text:p>25.06174</text:p>
          </table:table-cell>
          <table:table-cell office:value-type="float" office:value="31.27048" calcext:value-type="float">
            <text:p>31.27048</text:p>
          </table:table-cell>
          <table:table-cell office:value-type="float" office:value="25.36517" calcext:value-type="float">
            <text:p>25.36517</text:p>
          </table:table-cell>
          <table:table-cell office:value-type="float" office:value="29.5303" calcext:value-type="float">
            <text:p>29.5303</text:p>
          </table:table-cell>
          <table:table-cell office:value-type="float" office:value="25.38177" calcext:value-type="float">
            <text:p>25.3817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072004" calcext:value-type="float">
            <text:p>20072004</text:p>
          </table:table-cell>
          <table:table-cell office:value-type="float" office:value="25.15774" calcext:value-type="float">
            <text:p>25.15774</text:p>
          </table:table-cell>
          <table:table-cell office:value-type="float" office:value="30.5" calcext:value-type="float">
            <text:p>30.5</text:p>
          </table:table-cell>
          <table:table-cell office:value-type="float" office:value="14.7" calcext:value-type="float">
            <text:p>14.7</text:p>
          </table:table-cell>
          <table:table-cell office:value-type="float" office:value="3.110764" calcext:value-type="float">
            <text:p>3.110764</text:p>
          </table:table-cell>
          <table:table-cell office:value-type="float" office:value="1.640831" calcext:value-type="float">
            <text:p>1.640831</text:p>
          </table:table-cell>
          <table:table-cell office:value-type="float" office:value="278.964" calcext:value-type="float">
            <text:p>278.964</text:p>
          </table:table-cell>
          <table:table-cell office:value-type="float" office:value="0" calcext:value-type="float">
            <text:p>0</text:p>
          </table:table-cell>
          <table:table-cell office:value-type="float" office:value="54.92297" calcext:value-type="float">
            <text:p>54.92297</text:p>
          </table:table-cell>
          <table:table-cell office:value-type="float" office:value="17.41541" calcext:value-type="float">
            <text:p>17.41541</text:p>
          </table:table-cell>
          <table:table-cell office:value-type="float" office:value="41.09982" calcext:value-type="float">
            <text:p>41.09982</text:p>
          </table:table-cell>
          <table:table-cell office:value-type="float" office:value="22.40472" calcext:value-type="float">
            <text:p>22.40472</text:p>
          </table:table-cell>
          <table:table-cell office:value-type="float" office:value="37.23849" calcext:value-type="float">
            <text:p>37.23849</text:p>
          </table:table-cell>
          <table:table-cell office:value-type="float" office:value="24.16751" calcext:value-type="float">
            <text:p>24.16751</text:p>
          </table:table-cell>
          <table:table-cell office:value-type="float" office:value="34.16971" calcext:value-type="float">
            <text:p>34.16971</text:p>
          </table:table-cell>
          <table:table-cell office:value-type="float" office:value="25.35001" calcext:value-type="float">
            <text:p>25.35001</text:p>
          </table:table-cell>
          <table:table-cell office:value-type="float" office:value="31.89734" calcext:value-type="float">
            <text:p>31.89734</text:p>
          </table:table-cell>
          <table:table-cell office:value-type="float" office:value="25.90958" calcext:value-type="float">
            <text:p>25.90958</text:p>
          </table:table-cell>
          <table:table-cell office:value-type="float" office:value="30.17963" calcext:value-type="float">
            <text:p>30.17963</text:p>
          </table:table-cell>
          <table:table-cell office:value-type="float" office:value="26.06628" calcext:value-type="float">
            <text:p>26.0662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072004" calcext:value-type="float">
            <text:p>21072004</text:p>
          </table:table-cell>
          <table:table-cell office:value-type="float" office:value="25.4228" calcext:value-type="float">
            <text:p>25.4228</text:p>
          </table:table-cell>
          <table:table-cell office:value-type="float" office:value="27.3" calcext:value-type="float">
            <text:p>27.3</text:p>
          </table:table-cell>
          <table:table-cell office:value-type="float" office:value="18.2" calcext:value-type="float">
            <text:p>18.2</text:p>
          </table:table-cell>
          <table:table-cell office:value-type="float" office:value="2.723188" calcext:value-type="float">
            <text:p>2.723188</text:p>
          </table:table-cell>
          <table:table-cell office:value-type="float" office:value="1.784506" calcext:value-type="float">
            <text:p>1.784506</text:p>
          </table:table-cell>
          <table:table-cell office:value-type="float" office:value="263.844" calcext:value-type="float">
            <text:p>263.844</text:p>
          </table:table-cell>
          <table:table-cell office:value-type="float" office:value="0" calcext:value-type="float">
            <text:p>0</text:p>
          </table:table-cell>
          <table:table-cell office:value-type="float" office:value="50.71094" calcext:value-type="float">
            <text:p>50.71094</text:p>
          </table:table-cell>
          <table:table-cell office:value-type="float" office:value="21.29721" calcext:value-type="float">
            <text:p>21.29721</text:p>
          </table:table-cell>
          <table:table-cell office:value-type="float" office:value="41.12808" calcext:value-type="float">
            <text:p>41.12808</text:p>
          </table:table-cell>
          <table:table-cell office:value-type="float" office:value="26.81705" calcext:value-type="float">
            <text:p>26.81705</text:p>
          </table:table-cell>
          <table:table-cell office:value-type="float" office:value="37.79807" calcext:value-type="float">
            <text:p>37.79807</text:p>
          </table:table-cell>
          <table:table-cell office:value-type="float" office:value="27.8844" calcext:value-type="float">
            <text:p>27.8844</text:p>
          </table:table-cell>
          <table:table-cell office:value-type="float" office:value="34.92865" calcext:value-type="float">
            <text:p>34.92865</text:p>
          </table:table-cell>
          <table:table-cell office:value-type="float" office:value="28.31955" calcext:value-type="float">
            <text:p>28.31955</text:p>
          </table:table-cell>
          <table:table-cell office:value-type="float" office:value="32.74466" calcext:value-type="float">
            <text:p>32.74466</text:p>
          </table:table-cell>
          <table:table-cell office:value-type="float" office:value="28.31641" calcext:value-type="float">
            <text:p>28.31641</text:p>
          </table:table-cell>
          <table:table-cell office:value-type="float" office:value="31.04956" calcext:value-type="float">
            <text:p>31.04956</text:p>
          </table:table-cell>
          <table:table-cell office:value-type="float" office:value="28.03329" calcext:value-type="float">
            <text:p>28.0332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2072004" calcext:value-type="float">
            <text:p>22072004</text:p>
          </table:table-cell>
          <table:table-cell office:value-type="float" office:value="14.19372" calcext:value-type="float">
            <text:p>14.19372</text:p>
          </table:table-cell>
          <table:table-cell office:value-type="float" office:value="24.8" calcext:value-type="float">
            <text:p>24.8</text:p>
          </table:table-cell>
          <table:table-cell office:value-type="float" office:value="15.2" calcext:value-type="float">
            <text:p>15.2</text:p>
          </table:table-cell>
          <table:table-cell office:value-type="float" office:value="2.332947" calcext:value-type="float">
            <text:p>2.332947</text:p>
          </table:table-cell>
          <table:table-cell office:value-type="float" office:value="1.580668" calcext:value-type="float">
            <text:p>1.580668</text:p>
          </table:table-cell>
          <table:table-cell office:value-type="float" office:value="165.384" calcext:value-type="float">
            <text:p>165.384</text:p>
          </table:table-cell>
          <table:table-cell office:value-type="float" office:value="5.2" calcext:value-type="float">
            <text:p>5.2</text:p>
          </table:table-cell>
          <table:table-cell office:value-type="float" office:value="48.66925" calcext:value-type="float">
            <text:p>48.66925</text:p>
          </table:table-cell>
          <table:table-cell office:value-type="float" office:value="16.59711" calcext:value-type="float">
            <text:p>16.59711</text:p>
          </table:table-cell>
          <table:table-cell office:value-type="float" office:value="35.47177" calcext:value-type="float">
            <text:p>35.47177</text:p>
          </table:table-cell>
          <table:table-cell office:value-type="float" office:value="20.81244" calcext:value-type="float">
            <text:p>20.81244</text:p>
          </table:table-cell>
          <table:table-cell office:value-type="float" office:value="32.20355" calcext:value-type="float">
            <text:p>32.20355</text:p>
          </table:table-cell>
          <table:table-cell office:value-type="float" office:value="22.96378" calcext:value-type="float">
            <text:p>22.96378</text:p>
          </table:table-cell>
          <table:table-cell office:value-type="float" office:value="30.06854" calcext:value-type="float">
            <text:p>30.06854</text:p>
          </table:table-cell>
          <table:table-cell office:value-type="float" office:value="24.80115" calcext:value-type="float">
            <text:p>24.80115</text:p>
          </table:table-cell>
          <table:table-cell office:value-type="float" office:value="30.44452" calcext:value-type="float">
            <text:p>30.44452</text:p>
          </table:table-cell>
          <table:table-cell office:value-type="float" office:value="25.94437" calcext:value-type="float">
            <text:p>25.94437</text:p>
          </table:table-cell>
          <table:table-cell office:value-type="float" office:value="30.13516" calcext:value-type="float">
            <text:p>30.13516</text:p>
          </table:table-cell>
          <table:table-cell office:value-type="float" office:value="26.50586" calcext:value-type="float">
            <text:p>26.5058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072004" calcext:value-type="float">
            <text:p>23072004</text:p>
          </table:table-cell>
          <table:table-cell office:value-type="float" office:value="27.60807" calcext:value-type="float">
            <text:p>27.60807</text:p>
          </table:table-cell>
          <table:table-cell office:value-type="float" office:value="20.5" calcext:value-type="float">
            <text:p>20.5</text:p>
          </table:table-cell>
          <table:table-cell office:value-type="float" office:value="10.2" calcext:value-type="float">
            <text:p>10.2</text:p>
          </table:table-cell>
          <table:table-cell office:value-type="float" office:value="1.504196" calcext:value-type="float">
            <text:p>1.504196</text:p>
          </table:table-cell>
          <table:table-cell office:value-type="float" office:value="1.220766" calcext:value-type="float">
            <text:p>1.220766</text:p>
          </table:table-cell>
          <table:table-cell office:value-type="float" office:value="263.88" calcext:value-type="float">
            <text:p>263.88</text:p>
          </table:table-cell>
          <table:table-cell office:value-type="float" office:value="0" calcext:value-type="float">
            <text:p>0</text:p>
          </table:table-cell>
          <table:table-cell office:value-type="float" office:value="43.034" calcext:value-type="float">
            <text:p>43.034</text:p>
          </table:table-cell>
          <table:table-cell office:value-type="float" office:value="13.49399" calcext:value-type="float">
            <text:p>13.49399</text:p>
          </table:table-cell>
          <table:table-cell office:value-type="float" office:value="32.64755" calcext:value-type="float">
            <text:p>32.64755</text:p>
          </table:table-cell>
          <table:table-cell office:value-type="float" office:value="17.84985" calcext:value-type="float">
            <text:p>17.84985</text:p>
          </table:table-cell>
          <table:table-cell office:value-type="float" office:value="30.04544" calcext:value-type="float">
            <text:p>30.04544</text:p>
          </table:table-cell>
          <table:table-cell office:value-type="float" office:value="20.04962" calcext:value-type="float">
            <text:p>20.04962</text:p>
          </table:table-cell>
          <table:table-cell office:value-type="float" office:value="28.18762" calcext:value-type="float">
            <text:p>28.18762</text:p>
          </table:table-cell>
          <table:table-cell office:value-type="float" office:value="21.87698" calcext:value-type="float">
            <text:p>21.87698</text:p>
          </table:table-cell>
          <table:table-cell office:value-type="float" office:value="27.02246" calcext:value-type="float">
            <text:p>27.02246</text:p>
          </table:table-cell>
          <table:table-cell office:value-type="float" office:value="23.08997" calcext:value-type="float">
            <text:p>23.08997</text:p>
          </table:table-cell>
          <table:table-cell office:value-type="float" office:value="26.42215" calcext:value-type="float">
            <text:p>26.42215</text:p>
          </table:table-cell>
          <table:table-cell office:value-type="float" office:value="23.85571" calcext:value-type="float">
            <text:p>23.8557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4072004" calcext:value-type="float">
            <text:p>24072004</text:p>
          </table:table-cell>
          <table:table-cell office:value-type="float" office:value="25.96615" calcext:value-type="float">
            <text:p>25.96615</text:p>
          </table:table-cell>
          <table:table-cell office:value-type="float" office:value="23" calcext:value-type="float">
            <text:p>23</text:p>
          </table:table-cell>
          <table:table-cell office:value-type="float" office:value="8.5" calcext:value-type="float">
            <text:p>8.5</text:p>
          </table:table-cell>
          <table:table-cell office:value-type="float" office:value="1.737319" calcext:value-type="float">
            <text:p>1.737319</text:p>
          </table:table-cell>
          <table:table-cell office:value-type="float" office:value="1.089044" calcext:value-type="float">
            <text:p>1.089044</text:p>
          </table:table-cell>
          <table:table-cell office:value-type="float" office:value="172.728" calcext:value-type="float">
            <text:p>172.728</text:p>
          </table:table-cell>
          <table:table-cell office:value-type="float" office:value="0" calcext:value-type="float">
            <text:p>0</text:p>
          </table:table-cell>
          <table:table-cell office:value-type="float" office:value="47.77957" calcext:value-type="float">
            <text:p>47.77957</text:p>
          </table:table-cell>
          <table:table-cell office:value-type="float" office:value="11.42712" calcext:value-type="float">
            <text:p>11.42712</text:p>
          </table:table-cell>
          <table:table-cell office:value-type="float" office:value="36.16647" calcext:value-type="float">
            <text:p>36.16647</text:p>
          </table:table-cell>
          <table:table-cell office:value-type="float" office:value="17.24832" calcext:value-type="float">
            <text:p>17.24832</text:p>
          </table:table-cell>
          <table:table-cell office:value-type="float" office:value="32.23563" calcext:value-type="float">
            <text:p>32.23563</text:p>
          </table:table-cell>
          <table:table-cell office:value-type="float" office:value="19.41724" calcext:value-type="float">
            <text:p>19.41724</text:p>
          </table:table-cell>
          <table:table-cell office:value-type="float" office:value="29.64227" calcext:value-type="float">
            <text:p>29.64227</text:p>
          </table:table-cell>
          <table:table-cell office:value-type="float" office:value="21.21039" calcext:value-type="float">
            <text:p>21.21039</text:p>
          </table:table-cell>
          <table:table-cell office:value-type="float" office:value="28.00842" calcext:value-type="float">
            <text:p>28.00842</text:p>
          </table:table-cell>
          <table:table-cell office:value-type="float" office:value="22.36536" calcext:value-type="float">
            <text:p>22.36536</text:p>
          </table:table-cell>
          <table:table-cell office:value-type="float" office:value="26.88693" calcext:value-type="float">
            <text:p>26.88693</text:p>
          </table:table-cell>
          <table:table-cell office:value-type="float" office:value="23.08243" calcext:value-type="float">
            <text:p>23.0824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072004" calcext:value-type="float">
            <text:p>25072004</text:p>
          </table:table-cell>
          <table:table-cell office:value-type="float" office:value="24.00714" calcext:value-type="float">
            <text:p>24.00714</text:p>
          </table:table-cell>
          <table:table-cell office:value-type="float" office:value="24.8" calcext:value-type="float">
            <text:p>24.8</text:p>
          </table:table-cell>
          <table:table-cell office:value-type="float" office:value="12.8" calcext:value-type="float">
            <text:p>12.8</text:p>
          </table:table-cell>
          <table:table-cell office:value-type="float" office:value="1.890734" calcext:value-type="float">
            <text:p>1.890734</text:p>
          </table:table-cell>
          <table:table-cell office:value-type="float" office:value="1.449872" calcext:value-type="float">
            <text:p>1.449872</text:p>
          </table:table-cell>
          <table:table-cell office:value-type="float" office:value="122.22" calcext:value-type="float">
            <text:p>122.22</text:p>
          </table:table-cell>
          <table:table-cell office:value-type="float" office:value="0" calcext:value-type="float">
            <text:p>0</text:p>
          </table:table-cell>
          <table:table-cell office:value-type="float" office:value="46.39981" calcext:value-type="float">
            <text:p>46.39981</text:p>
          </table:table-cell>
          <table:table-cell office:value-type="float" office:value="15.66412" calcext:value-type="float">
            <text:p>15.66412</text:p>
          </table:table-cell>
          <table:table-cell office:value-type="float" office:value="35.37717" calcext:value-type="float">
            <text:p>35.37717</text:p>
          </table:table-cell>
          <table:table-cell office:value-type="float" office:value="20.02103" calcext:value-type="float">
            <text:p>20.02103</text:p>
          </table:table-cell>
          <table:table-cell office:value-type="float" office:value="32.45807" calcext:value-type="float">
            <text:p>32.45807</text:p>
          </table:table-cell>
          <table:table-cell office:value-type="float" office:value="21.62814" calcext:value-type="float">
            <text:p>21.62814</text:p>
          </table:table-cell>
          <table:table-cell office:value-type="float" office:value="30.21591" calcext:value-type="float">
            <text:p>30.21591</text:p>
          </table:table-cell>
          <table:table-cell office:value-type="float" office:value="22.85046" calcext:value-type="float">
            <text:p>22.85046</text:p>
          </table:table-cell>
          <table:table-cell office:value-type="float" office:value="28.5647" calcext:value-type="float">
            <text:p>28.5647</text:p>
          </table:table-cell>
          <table:table-cell office:value-type="float" office:value="23.59866" calcext:value-type="float">
            <text:p>23.59866</text:p>
          </table:table-cell>
          <table:table-cell office:value-type="float" office:value="27.35992" calcext:value-type="float">
            <text:p>27.35992</text:p>
          </table:table-cell>
          <table:table-cell office:value-type="float" office:value="23.99908" calcext:value-type="float">
            <text:p>23.9990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072004" calcext:value-type="float">
            <text:p>26072004</text:p>
          </table:table-cell>
          <table:table-cell office:value-type="float" office:value="11.13541" calcext:value-type="float">
            <text:p>11.13541</text:p>
          </table:table-cell>
          <table:table-cell office:value-type="float" office:value="24.5" calcext:value-type="float">
            <text:p>24.5</text:p>
          </table:table-cell>
          <table:table-cell office:value-type="float" office:value="14.1" calcext:value-type="float">
            <text:p>14.1</text:p>
          </table:table-cell>
          <table:table-cell office:value-type="float" office:value="2.156414" calcext:value-type="float">
            <text:p>2.156414</text:p>
          </table:table-cell>
          <table:table-cell office:value-type="float" office:value="1.578237" calcext:value-type="float">
            <text:p>1.578237</text:p>
          </table:table-cell>
          <table:table-cell office:value-type="float" office:value="275.544" calcext:value-type="float">
            <text:p>275.544</text:p>
          </table:table-cell>
          <table:table-cell office:value-type="float" office:value="2.6" calcext:value-type="float">
            <text:p>2.6</text:p>
          </table:table-cell>
          <table:table-cell office:value-type="float" office:value="40.76932" calcext:value-type="float">
            <text:p>40.76932</text:p>
          </table:table-cell>
          <table:table-cell office:value-type="float" office:value="16.40945" calcext:value-type="float">
            <text:p>16.40945</text:p>
          </table:table-cell>
          <table:table-cell office:value-type="float" office:value="32.21823" calcext:value-type="float">
            <text:p>32.21823</text:p>
          </table:table-cell>
          <table:table-cell office:value-type="float" office:value="20.86255" calcext:value-type="float">
            <text:p>20.86255</text:p>
          </table:table-cell>
          <table:table-cell office:value-type="float" office:value="29.57077" calcext:value-type="float">
            <text:p>29.57077</text:p>
          </table:table-cell>
          <table:table-cell office:value-type="float" office:value="22.52063" calcext:value-type="float">
            <text:p>22.52063</text:p>
          </table:table-cell>
          <table:table-cell office:value-type="float" office:value="27.78979" calcext:value-type="float">
            <text:p>27.78979</text:p>
          </table:table-cell>
          <table:table-cell office:value-type="float" office:value="23.70078" calcext:value-type="float">
            <text:p>23.70078</text:p>
          </table:table-cell>
          <table:table-cell office:value-type="float" office:value="26.91867" calcext:value-type="float">
            <text:p>26.91867</text:p>
          </table:table-cell>
          <table:table-cell office:value-type="float" office:value="24.3298" calcext:value-type="float">
            <text:p>24.3298</text:p>
          </table:table-cell>
          <table:table-cell office:value-type="float" office:value="26.76404" calcext:value-type="float">
            <text:p>26.76404</text:p>
          </table:table-cell>
          <table:table-cell office:value-type="float" office:value="24.61667" calcext:value-type="float">
            <text:p>24.6166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7072004" calcext:value-type="float">
            <text:p>27072004</text:p>
          </table:table-cell>
          <table:table-cell office:value-type="float" office:value="23.21179" calcext:value-type="float">
            <text:p>23.21179</text:p>
          </table:table-cell>
          <table:table-cell office:value-type="float" office:value="26.4" calcext:value-type="float">
            <text:p>26.4</text:p>
          </table:table-cell>
          <table:table-cell office:value-type="float" office:value="16" calcext:value-type="float">
            <text:p>16</text:p>
          </table:table-cell>
          <table:table-cell office:value-type="float" office:value="2.20288" calcext:value-type="float">
            <text:p>2.20288</text:p>
          </table:table-cell>
          <table:table-cell office:value-type="float" office:value="1.715911" calcext:value-type="float">
            <text:p>1.715911</text:p>
          </table:table-cell>
          <table:table-cell office:value-type="float" office:value="256.68" calcext:value-type="float">
            <text:p>256.68</text:p>
          </table:table-cell>
          <table:table-cell office:value-type="float" office:value="11.6" calcext:value-type="float">
            <text:p>11.6</text:p>
          </table:table-cell>
          <table:table-cell office:value-type="float" office:value="46.33554" calcext:value-type="float">
            <text:p>46.33554</text:p>
          </table:table-cell>
          <table:table-cell office:value-type="float" office:value="16.6738" calcext:value-type="float">
            <text:p>16.6738</text:p>
          </table:table-cell>
          <table:table-cell office:value-type="float" office:value="34.12418" calcext:value-type="float">
            <text:p>34.12418</text:p>
          </table:table-cell>
          <table:table-cell office:value-type="float" office:value="19.61755" calcext:value-type="float">
            <text:p>19.61755</text:p>
          </table:table-cell>
          <table:table-cell office:value-type="float" office:value="31.24814" calcext:value-type="float">
            <text:p>31.24814</text:p>
          </table:table-cell>
          <table:table-cell office:value-type="float" office:value="21.06033" calcext:value-type="float">
            <text:p>21.06033</text:p>
          </table:table-cell>
          <table:table-cell office:value-type="float" office:value="28.89343" calcext:value-type="float">
            <text:p>28.89343</text:p>
          </table:table-cell>
          <table:table-cell office:value-type="float" office:value="22.17929" calcext:value-type="float">
            <text:p>22.17929</text:p>
          </table:table-cell>
          <table:table-cell office:value-type="float" office:value="27.28705" calcext:value-type="float">
            <text:p>27.28705</text:p>
          </table:table-cell>
          <table:table-cell office:value-type="float" office:value="22.90332" calcext:value-type="float">
            <text:p>22.90332</text:p>
          </table:table-cell>
          <table:table-cell office:value-type="float" office:value="26.2045" calcext:value-type="float">
            <text:p>26.2045</text:p>
          </table:table-cell>
          <table:table-cell office:value-type="float" office:value="23.33954" calcext:value-type="float">
            <text:p>23.3395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072004" calcext:value-type="float">
            <text:p>28072004</text:p>
          </table:table-cell>
          <table:table-cell office:value-type="float" office:value="20.37737" calcext:value-type="float">
            <text:p>20.37737</text:p>
          </table:table-cell>
          <table:table-cell office:value-type="float" office:value="23.8" calcext:value-type="float">
            <text:p>23.8</text:p>
          </table:table-cell>
          <table:table-cell office:value-type="float" office:value="14.9" calcext:value-type="float">
            <text:p>14.9</text:p>
          </table:table-cell>
          <table:table-cell office:value-type="float" office:value="1.996048" calcext:value-type="float">
            <text:p>1.996048</text:p>
          </table:table-cell>
          <table:table-cell office:value-type="float" office:value="1.659776" calcext:value-type="float">
            <text:p>1.659776</text:p>
          </table:table-cell>
          <table:table-cell office:value-type="float" office:value="243.828" calcext:value-type="float">
            <text:p>243.828</text:p>
          </table:table-cell>
          <table:table-cell office:value-type="float" office:value="0" calcext:value-type="float">
            <text:p>0</text:p>
          </table:table-cell>
          <table:table-cell office:value-type="float" office:value="32.98328" calcext:value-type="float">
            <text:p>32.98328</text:p>
          </table:table-cell>
          <table:table-cell office:value-type="float" office:value="16.67938" calcext:value-type="float">
            <text:p>16.67938</text:p>
          </table:table-cell>
          <table:table-cell office:value-type="float" office:value="28.6059" calcext:value-type="float">
            <text:p>28.6059</text:p>
          </table:table-cell>
          <table:table-cell office:value-type="float" office:value="19.58047" calcext:value-type="float">
            <text:p>19.58047</text:p>
          </table:table-cell>
          <table:table-cell office:value-type="float" office:value="27.21426" calcext:value-type="float">
            <text:p>27.21426</text:p>
          </table:table-cell>
          <table:table-cell office:value-type="float" office:value="21.00269" calcext:value-type="float">
            <text:p>21.00269</text:p>
          </table:table-cell>
          <table:table-cell office:value-type="float" office:value="26.14996" calcext:value-type="float">
            <text:p>26.14996</text:p>
          </table:table-cell>
          <table:table-cell office:value-type="float" office:value="22.17325" calcext:value-type="float">
            <text:p>22.17325</text:p>
          </table:table-cell>
          <table:table-cell office:value-type="float" office:value="25.41843" calcext:value-type="float">
            <text:p>25.41843</text:p>
          </table:table-cell>
          <table:table-cell office:value-type="float" office:value="22.92865" calcext:value-type="float">
            <text:p>22.92865</text:p>
          </table:table-cell>
          <table:table-cell office:value-type="float" office:value="25.41696" calcext:value-type="float">
            <text:p>25.41696</text:p>
          </table:table-cell>
          <table:table-cell office:value-type="float" office:value="23.3494" calcext:value-type="float">
            <text:p>23.349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9072004" calcext:value-type="float">
            <text:p>29072004</text:p>
          </table:table-cell>
          <table:table-cell office:value-type="float" office:value="13.10641" calcext:value-type="float">
            <text:p>13.10641</text:p>
          </table:table-cell>
          <table:table-cell office:value-type="float" office:value="20.9" calcext:value-type="float">
            <text:p>20.9</text:p>
          </table:table-cell>
          <table:table-cell office:value-type="float" office:value="11.4" calcext:value-type="float">
            <text:p>11.4</text:p>
          </table:table-cell>
          <table:table-cell office:value-type="float" office:value="2.126096" calcext:value-type="float">
            <text:p>2.126096</text:p>
          </table:table-cell>
          <table:table-cell office:value-type="float" office:value="1.322139" calcext:value-type="float">
            <text:p>1.322139</text:p>
          </table:table-cell>
          <table:table-cell office:value-type="float" office:value="136.008" calcext:value-type="float">
            <text:p>136.008</text:p>
          </table:table-cell>
          <table:table-cell office:value-type="float" office:value="5.7" calcext:value-type="float">
            <text:p>5.7</text:p>
          </table:table-cell>
          <table:table-cell office:value-type="float" office:value="35.4986" calcext:value-type="float">
            <text:p>35.4986</text:p>
          </table:table-cell>
          <table:table-cell office:value-type="float" office:value="12.97656" calcext:value-type="float">
            <text:p>12.97656</text:p>
          </table:table-cell>
          <table:table-cell office:value-type="float" office:value="28.27618" calcext:value-type="float">
            <text:p>28.27618</text:p>
          </table:table-cell>
          <table:table-cell office:value-type="float" office:value="17.16461" calcext:value-type="float">
            <text:p>17.16461</text:p>
          </table:table-cell>
          <table:table-cell office:value-type="float" office:value="26.39655" calcext:value-type="float">
            <text:p>26.39655</text:p>
          </table:table-cell>
          <table:table-cell office:value-type="float" office:value="19.29056" calcext:value-type="float">
            <text:p>19.29056</text:p>
          </table:table-cell>
          <table:table-cell office:value-type="float" office:value="25.0441" calcext:value-type="float">
            <text:p>25.0441</text:p>
          </table:table-cell>
          <table:table-cell office:value-type="float" office:value="21.08575" calcext:value-type="float">
            <text:p>21.08575</text:p>
          </table:table-cell>
          <table:table-cell office:value-type="float" office:value="24.26361" calcext:value-type="float">
            <text:p>24.26361</text:p>
          </table:table-cell>
          <table:table-cell office:value-type="float" office:value="22.19052" calcext:value-type="float">
            <text:p>22.19052</text:p>
          </table:table-cell>
          <table:table-cell office:value-type="float" office:value="24.35855" calcext:value-type="float">
            <text:p>24.35855</text:p>
          </table:table-cell>
          <table:table-cell office:value-type="float" office:value="22.65607" calcext:value-type="float">
            <text:p>22.6560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0072004" calcext:value-type="float">
            <text:p>30072004</text:p>
          </table:table-cell>
          <table:table-cell office:value-type="float" office:value="27.38008" calcext:value-type="float">
            <text:p>27.38008</text:p>
          </table:table-cell>
          <table:table-cell office:value-type="float" office:value="22.2" calcext:value-type="float">
            <text:p>22.2</text:p>
          </table:table-cell>
          <table:table-cell office:value-type="float" office:value="10.5" calcext:value-type="float">
            <text:p>10.5</text:p>
          </table:table-cell>
          <table:table-cell office:value-type="float" office:value="1.623507" calcext:value-type="float">
            <text:p>1.623507</text:p>
          </table:table-cell>
          <table:table-cell office:value-type="float" office:value="1.245435" calcext:value-type="float">
            <text:p>1.245435</text:p>
          </table:table-cell>
          <table:table-cell office:value-type="float" office:value="174.312" calcext:value-type="float">
            <text:p>174.312</text:p>
          </table:table-cell>
          <table:table-cell office:value-type="float" office:value="0" calcext:value-type="float">
            <text:p>0</text:p>
          </table:table-cell>
          <table:table-cell office:value-type="float" office:value="42.01935" calcext:value-type="float">
            <text:p>42.01935</text:p>
          </table:table-cell>
          <table:table-cell office:value-type="float" office:value="11.46042" calcext:value-type="float">
            <text:p>11.46042</text:p>
          </table:table-cell>
          <table:table-cell office:value-type="float" office:value="31.07037" calcext:value-type="float">
            <text:p>31.07037</text:p>
          </table:table-cell>
          <table:table-cell office:value-type="float" office:value="15.14053" calcext:value-type="float">
            <text:p>15.14053</text:p>
          </table:table-cell>
          <table:table-cell office:value-type="float" office:value="28.31207" calcext:value-type="float">
            <text:p>28.31207</text:p>
          </table:table-cell>
          <table:table-cell office:value-type="float" office:value="17.03452" calcext:value-type="float">
            <text:p>17.03452</text:p>
          </table:table-cell>
          <table:table-cell office:value-type="float" office:value="26.26221" calcext:value-type="float">
            <text:p>26.26221</text:p>
          </table:table-cell>
          <table:table-cell office:value-type="float" office:value="18.73343" calcext:value-type="float">
            <text:p>18.73343</text:p>
          </table:table-cell>
          <table:table-cell office:value-type="float" office:value="24.93054" calcext:value-type="float">
            <text:p>24.93054</text:p>
          </table:table-cell>
          <table:table-cell office:value-type="float" office:value="19.92493" calcext:value-type="float">
            <text:p>19.92493</text:p>
          </table:table-cell>
          <table:table-cell office:value-type="float" office:value="24.05963" calcext:value-type="float">
            <text:p>24.05963</text:p>
          </table:table-cell>
          <table:table-cell office:value-type="float" office:value="20.74884" calcext:value-type="float">
            <text:p>20.7488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1072004" calcext:value-type="float">
            <text:p>31072004</text:p>
          </table:table-cell>
          <table:table-cell office:value-type="float" office:value="26.43584" calcext:value-type="float">
            <text:p>26.43584</text:p>
          </table:table-cell>
          <table:table-cell office:value-type="float" office:value="25.5" calcext:value-type="float">
            <text:p>25.5</text:p>
          </table:table-cell>
          <table:table-cell office:value-type="float" office:value="9.2" calcext:value-type="float">
            <text:p>9.2</text:p>
          </table:table-cell>
          <table:table-cell office:value-type="float" office:value="1.851925" calcext:value-type="float">
            <text:p>1.851925</text:p>
          </table:table-cell>
          <table:table-cell office:value-type="float" office:value="1.141657" calcext:value-type="float">
            <text:p>1.141657</text:p>
          </table:table-cell>
          <table:table-cell office:value-type="float" office:value="144.144" calcext:value-type="float">
            <text:p>144.144</text:p>
          </table:table-cell>
          <table:table-cell office:value-type="float" office:value="0" calcext:value-type="float">
            <text:p>0</text:p>
          </table:table-cell>
          <table:table-cell office:value-type="float" office:value="47.97156" calcext:value-type="float">
            <text:p>47.97156</text:p>
          </table:table-cell>
          <table:table-cell office:value-type="float" office:value="11.20767" calcext:value-type="float">
            <text:p>11.20767</text:p>
          </table:table-cell>
          <table:table-cell office:value-type="float" office:value="35.66269" calcext:value-type="float">
            <text:p>35.66269</text:p>
          </table:table-cell>
          <table:table-cell office:value-type="float" office:value="16.4743" calcext:value-type="float">
            <text:p>16.4743</text:p>
          </table:table-cell>
          <table:table-cell office:value-type="float" office:value="32.10034" calcext:value-type="float">
            <text:p>32.10034</text:p>
          </table:table-cell>
          <table:table-cell office:value-type="float" office:value="18.42297" calcext:value-type="float">
            <text:p>18.42297</text:p>
          </table:table-cell>
          <table:table-cell office:value-type="float" office:value="29.19705" calcext:value-type="float">
            <text:p>29.19705</text:p>
          </table:table-cell>
          <table:table-cell office:value-type="float" office:value="19.92603" calcext:value-type="float">
            <text:p>19.92603</text:p>
          </table:table-cell>
          <table:table-cell office:value-type="float" office:value="27.24072" calcext:value-type="float">
            <text:p>27.24072</text:p>
          </table:table-cell>
          <table:table-cell office:value-type="float" office:value="20.88422" calcext:value-type="float">
            <text:p>20.88422</text:p>
          </table:table-cell>
          <table:table-cell office:value-type="float" office:value="25.8786" calcext:value-type="float">
            <text:p>25.8786</text:p>
          </table:table-cell>
          <table:table-cell office:value-type="float" office:value="21.46072" calcext:value-type="float">
            <text:p>21.4607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82004" calcext:value-type="float">
            <text:p>1082004</text:p>
          </table:table-cell>
          <table:table-cell office:value-type="float" office:value="25.07026" calcext:value-type="float">
            <text:p>25.07026</text:p>
          </table:table-cell>
          <table:table-cell office:value-type="float" office:value="26.9" calcext:value-type="float">
            <text:p>26.9</text:p>
          </table:table-cell>
          <table:table-cell office:value-type="float" office:value="11.9" calcext:value-type="float">
            <text:p>11.9</text:p>
          </table:table-cell>
          <table:table-cell office:value-type="float" office:value="1.949037" calcext:value-type="float">
            <text:p>1.949037</text:p>
          </table:table-cell>
          <table:table-cell office:value-type="float" office:value="1.366554" calcext:value-type="float">
            <text:p>1.366554</text:p>
          </table:table-cell>
          <table:table-cell office:value-type="float" office:value="177.876" calcext:value-type="float">
            <text:p>177.876</text:p>
          </table:table-cell>
          <table:table-cell office:value-type="float" office:value="0" calcext:value-type="float">
            <text:p>0</text:p>
          </table:table-cell>
          <table:table-cell office:value-type="float" office:value="50.90778" calcext:value-type="float">
            <text:p>50.90778</text:p>
          </table:table-cell>
          <table:table-cell office:value-type="float" office:value="14.09271" calcext:value-type="float">
            <text:p>14.09271</text:p>
          </table:table-cell>
          <table:table-cell office:value-type="float" office:value="36.70358" calcext:value-type="float">
            <text:p>36.70358</text:p>
          </table:table-cell>
          <table:table-cell office:value-type="float" office:value="19.24881" calcext:value-type="float">
            <text:p>19.24881</text:p>
          </table:table-cell>
          <table:table-cell office:value-type="float" office:value="33.38333" calcext:value-type="float">
            <text:p>33.38333</text:p>
          </table:table-cell>
          <table:table-cell office:value-type="float" office:value="21.02368" calcext:value-type="float">
            <text:p>21.02368</text:p>
          </table:table-cell>
          <table:table-cell office:value-type="float" office:value="30.61111" calcext:value-type="float">
            <text:p>30.61111</text:p>
          </table:table-cell>
          <table:table-cell office:value-type="float" office:value="22.22092" calcext:value-type="float">
            <text:p>22.22092</text:p>
          </table:table-cell>
          <table:table-cell office:value-type="float" office:value="28.63708" calcext:value-type="float">
            <text:p>28.63708</text:p>
          </table:table-cell>
          <table:table-cell office:value-type="float" office:value="22.89639" calcext:value-type="float">
            <text:p>22.89639</text:p>
          </table:table-cell>
          <table:table-cell office:value-type="float" office:value="27.18042" calcext:value-type="float">
            <text:p>27.18042</text:p>
          </table:table-cell>
          <table:table-cell office:value-type="float" office:value="23.18933" calcext:value-type="float">
            <text:p>23.1893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82004" calcext:value-type="float">
            <text:p>2082004</text:p>
          </table:table-cell>
          <table:table-cell office:value-type="float" office:value="21.93678" calcext:value-type="float">
            <text:p>21.93678</text:p>
          </table:table-cell>
          <table:table-cell office:value-type="float" office:value="27.6" calcext:value-type="float">
            <text:p>27.6</text:p>
          </table:table-cell>
          <table:table-cell office:value-type="float" office:value="15.7" calcext:value-type="float">
            <text:p>15.7</text:p>
          </table:table-cell>
          <table:table-cell office:value-type="float" office:value="2.433078" calcext:value-type="float">
            <text:p>2.433078</text:p>
          </table:table-cell>
          <table:table-cell office:value-type="float" office:value="1.750092" calcext:value-type="float">
            <text:p>1.750092</text:p>
          </table:table-cell>
          <table:table-cell office:value-type="float" office:value="93.78001" calcext:value-type="float">
            <text:p>93.78001</text:p>
          </table:table-cell>
          <table:table-cell office:value-type="float" office:value="0" calcext:value-type="float">
            <text:p>0</text:p>
          </table:table-cell>
          <table:table-cell office:value-type="float" office:value="51.59967" calcext:value-type="float">
            <text:p>51.59967</text:p>
          </table:table-cell>
          <table:table-cell office:value-type="float" office:value="17.91205" calcext:value-type="float">
            <text:p>17.91205</text:p>
          </table:table-cell>
          <table:table-cell office:value-type="float" office:value="38.4967" calcext:value-type="float">
            <text:p>38.4967</text:p>
          </table:table-cell>
          <table:table-cell office:value-type="float" office:value="21.72614" calcext:value-type="float">
            <text:p>21.72614</text:p>
          </table:table-cell>
          <table:table-cell office:value-type="float" office:value="34.5813" calcext:value-type="float">
            <text:p>34.5813</text:p>
          </table:table-cell>
          <table:table-cell office:value-type="float" office:value="23.10529" calcext:value-type="float">
            <text:p>23.10529</text:p>
          </table:table-cell>
          <table:table-cell office:value-type="float" office:value="31.60596" calcext:value-type="float">
            <text:p>31.60596</text:p>
          </table:table-cell>
          <table:table-cell office:value-type="float" office:value="23.99091" calcext:value-type="float">
            <text:p>23.99091</text:p>
          </table:table-cell>
          <table:table-cell office:value-type="float" office:value="29.53668" calcext:value-type="float">
            <text:p>29.53668</text:p>
          </table:table-cell>
          <table:table-cell office:value-type="float" office:value="24.40613" calcext:value-type="float">
            <text:p>24.40613</text:p>
          </table:table-cell>
          <table:table-cell office:value-type="float" office:value="28.03476" calcext:value-type="float">
            <text:p>28.03476</text:p>
          </table:table-cell>
          <table:table-cell office:value-type="float" office:value="24.48706" calcext:value-type="float">
            <text:p>24.4870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082004" calcext:value-type="float">
            <text:p>3082004</text:p>
          </table:table-cell>
          <table:table-cell office:value-type="float" office:value="18.71849" calcext:value-type="float">
            <text:p>18.71849</text:p>
          </table:table-cell>
          <table:table-cell office:value-type="float" office:value="28.5" calcext:value-type="float">
            <text:p>28.5</text:p>
          </table:table-cell>
          <table:table-cell office:value-type="float" office:value="16.8" calcext:value-type="float">
            <text:p>16.8</text:p>
          </table:table-cell>
          <table:table-cell office:value-type="float" office:value="2.529924" calcext:value-type="float">
            <text:p>2.529924</text:p>
          </table:table-cell>
          <table:table-cell office:value-type="float" office:value="1.877732" calcext:value-type="float">
            <text:p>1.877732</text:p>
          </table:table-cell>
          <table:table-cell office:value-type="float" office:value="91.548" calcext:value-type="float">
            <text:p>91.548</text:p>
          </table:table-cell>
          <table:table-cell office:value-type="float" office:value="0.8" calcext:value-type="float">
            <text:p>0.8</text:p>
          </table:table-cell>
          <table:table-cell office:value-type="float" office:value="50.78525" calcext:value-type="float">
            <text:p>50.78525</text:p>
          </table:table-cell>
          <table:table-cell office:value-type="float" office:value="18.70496" calcext:value-type="float">
            <text:p>18.70496</text:p>
          </table:table-cell>
          <table:table-cell office:value-type="float" office:value="36.68762" calcext:value-type="float">
            <text:p>36.68762</text:p>
          </table:table-cell>
          <table:table-cell office:value-type="float" office:value="22.54016" calcext:value-type="float">
            <text:p>22.54016</text:p>
          </table:table-cell>
          <table:table-cell office:value-type="float" office:value="33.18863" calcext:value-type="float">
            <text:p>33.18863</text:p>
          </table:table-cell>
          <table:table-cell office:value-type="float" office:value="23.58752" calcext:value-type="float">
            <text:p>23.58752</text:p>
          </table:table-cell>
          <table:table-cell office:value-type="float" office:value="30.6434" calcext:value-type="float">
            <text:p>30.6434</text:p>
          </table:table-cell>
          <table:table-cell office:value-type="float" office:value="24.37363" calcext:value-type="float">
            <text:p>24.37363</text:p>
          </table:table-cell>
          <table:table-cell office:value-type="float" office:value="28.89874" calcext:value-type="float">
            <text:p>28.89874</text:p>
          </table:table-cell>
          <table:table-cell office:value-type="float" office:value="24.75818" calcext:value-type="float">
            <text:p>24.75818</text:p>
          </table:table-cell>
          <table:table-cell office:value-type="float" office:value="27.62595" calcext:value-type="float">
            <text:p>27.62595</text:p>
          </table:table-cell>
          <table:table-cell office:value-type="float" office:value="24.87585" calcext:value-type="float">
            <text:p>24.8758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082004" calcext:value-type="float">
            <text:p>4082004</text:p>
          </table:table-cell>
          <table:table-cell office:value-type="float" office:value="20.94048" calcext:value-type="float">
            <text:p>20.94048</text:p>
          </table:table-cell>
          <table:table-cell office:value-type="float" office:value="29.1" calcext:value-type="float">
            <text:p>29.1</text:p>
          </table:table-cell>
          <table:table-cell office:value-type="float" office:value="14.3" calcext:value-type="float">
            <text:p>14.3</text:p>
          </table:table-cell>
          <table:table-cell office:value-type="float" office:value="2.707686" calcext:value-type="float">
            <text:p>2.707686</text:p>
          </table:table-cell>
          <table:table-cell office:value-type="float" office:value="1.598859" calcext:value-type="float">
            <text:p>1.598859</text:p>
          </table:table-cell>
          <table:table-cell office:value-type="float" office:value="90.25201" calcext:value-type="float">
            <text:p>90.25201</text:p>
          </table:table-cell>
          <table:table-cell office:value-type="float" office:value="0" calcext:value-type="float">
            <text:p>0</text:p>
          </table:table-cell>
          <table:table-cell office:value-type="float" office:value="54.83524" calcext:value-type="float">
            <text:p>54.83524</text:p>
          </table:table-cell>
          <table:table-cell office:value-type="float" office:value="16.34793" calcext:value-type="float">
            <text:p>16.34793</text:p>
          </table:table-cell>
          <table:table-cell office:value-type="float" office:value="39.80215" calcext:value-type="float">
            <text:p>39.80215</text:p>
          </table:table-cell>
          <table:table-cell office:value-type="float" office:value="21.14145" calcext:value-type="float">
            <text:p>21.14145</text:p>
          </table:table-cell>
          <table:table-cell office:value-type="float" office:value="34.96063" calcext:value-type="float">
            <text:p>34.96063</text:p>
          </table:table-cell>
          <table:table-cell office:value-type="float" office:value="22.84802" calcext:value-type="float">
            <text:p>22.84802</text:p>
          </table:table-cell>
          <table:table-cell office:value-type="float" office:value="31.85458" calcext:value-type="float">
            <text:p>31.85458</text:p>
          </table:table-cell>
          <table:table-cell office:value-type="float" office:value="24.00595" calcext:value-type="float">
            <text:p>24.00595</text:p>
          </table:table-cell>
          <table:table-cell office:value-type="float" office:value="29.89844" calcext:value-type="float">
            <text:p>29.89844</text:p>
          </table:table-cell>
          <table:table-cell office:value-type="float" office:value="24.64465" calcext:value-type="float">
            <text:p>24.64465</text:p>
          </table:table-cell>
          <table:table-cell office:value-type="float" office:value="28.52347" calcext:value-type="float">
            <text:p>28.52347</text:p>
          </table:table-cell>
          <table:table-cell office:value-type="float" office:value="24.89816" calcext:value-type="float">
            <text:p>24.8981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082004" calcext:value-type="float">
            <text:p>5082004</text:p>
          </table:table-cell>
          <table:table-cell office:value-type="float" office:value="4.942908" calcext:value-type="float">
            <text:p>4.942908</text:p>
          </table:table-cell>
          <table:table-cell office:value-type="float" office:value="22.7" calcext:value-type="float">
            <text:p>22.7</text:p>
          </table:table-cell>
          <table:table-cell office:value-type="float" office:value="17.2" calcext:value-type="float">
            <text:p>17.2</text:p>
          </table:table-cell>
          <table:table-cell office:value-type="float" office:value="2.56517" calcext:value-type="float">
            <text:p>2.56517</text:p>
          </table:table-cell>
          <table:table-cell office:value-type="float" office:value="1.92617" calcext:value-type="float">
            <text:p>1.92617</text:p>
          </table:table-cell>
          <table:table-cell office:value-type="float" office:value="93.456" calcext:value-type="float">
            <text:p>93.456</text:p>
          </table:table-cell>
          <table:table-cell office:value-type="float" office:value="0.3" calcext:value-type="float">
            <text:p>0.3</text:p>
          </table:table-cell>
          <table:table-cell office:value-type="float" office:value="29.40677" calcext:value-type="float">
            <text:p>29.40677</text:p>
          </table:table-cell>
          <table:table-cell office:value-type="float" office:value="19.33621" calcext:value-type="float">
            <text:p>19.33621</text:p>
          </table:table-cell>
          <table:table-cell office:value-type="float" office:value="27.21136" calcext:value-type="float">
            <text:p>27.21136</text:p>
          </table:table-cell>
          <table:table-cell office:value-type="float" office:value="22.44455" calcext:value-type="float">
            <text:p>22.44455</text:p>
          </table:table-cell>
          <table:table-cell office:value-type="float" office:value="26.75113" calcext:value-type="float">
            <text:p>26.75113</text:p>
          </table:table-cell>
          <table:table-cell office:value-type="float" office:value="23.6011" calcext:value-type="float">
            <text:p>23.6011</text:p>
          </table:table-cell>
          <table:table-cell office:value-type="float" office:value="27.90662" calcext:value-type="float">
            <text:p>27.90662</text:p>
          </table:table-cell>
          <table:table-cell office:value-type="float" office:value="24.51663" calcext:value-type="float">
            <text:p>24.51663</text:p>
          </table:table-cell>
          <table:table-cell office:value-type="float" office:value="28.20798" calcext:value-type="float">
            <text:p>28.20798</text:p>
          </table:table-cell>
          <table:table-cell office:value-type="float" office:value="25.02621" calcext:value-type="float">
            <text:p>25.02621</text:p>
          </table:table-cell>
          <table:table-cell office:value-type="float" office:value="27.91547" calcext:value-type="float">
            <text:p>27.91547</text:p>
          </table:table-cell>
          <table:table-cell office:value-type="float" office:value="25.21664" calcext:value-type="float">
            <text:p>25.2166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082004" calcext:value-type="float">
            <text:p>6082004</text:p>
          </table:table-cell>
          <table:table-cell office:value-type="float" office:value="5.347332" calcext:value-type="float">
            <text:p>5.347332</text:p>
          </table:table-cell>
          <table:table-cell office:value-type="float" office:value="22.6" calcext:value-type="float">
            <text:p>22.6</text:p>
          </table:table-cell>
          <table:table-cell office:value-type="float" office:value="18.8" calcext:value-type="float">
            <text:p>18.8</text:p>
          </table:table-cell>
          <table:table-cell office:value-type="float" office:value="2.602293" calcext:value-type="float">
            <text:p>2.602293</text:p>
          </table:table-cell>
          <table:table-cell office:value-type="float" office:value="2.131238" calcext:value-type="float">
            <text:p>2.131238</text:p>
          </table:table-cell>
          <table:table-cell office:value-type="float" office:value="109.08" calcext:value-type="float">
            <text:p>109.08</text:p>
          </table:table-cell>
          <table:table-cell office:value-type="float" office:value="2.1" calcext:value-type="float">
            <text:p>2.1</text:p>
          </table:table-cell>
          <table:table-cell office:value-type="float" office:value="27.46231" calcext:value-type="float">
            <text:p>27.46231</text:p>
          </table:table-cell>
          <table:table-cell office:value-type="float" office:value="19.08133" calcext:value-type="float">
            <text:p>19.08133</text:p>
          </table:table-cell>
          <table:table-cell office:value-type="float" office:value="25.28244" calcext:value-type="float">
            <text:p>25.28244</text:p>
          </table:table-cell>
          <table:table-cell office:value-type="float" office:value="21.28348" calcext:value-type="float">
            <text:p>21.28348</text:p>
          </table:table-cell>
          <table:table-cell office:value-type="float" office:value="24.69461" calcext:value-type="float">
            <text:p>24.69461</text:p>
          </table:table-cell>
          <table:table-cell office:value-type="float" office:value="22.30396" calcext:value-type="float">
            <text:p>22.30396</text:p>
          </table:table-cell>
          <table:table-cell office:value-type="float" office:value="24.43784" calcext:value-type="float">
            <text:p>24.43784</text:p>
          </table:table-cell>
          <table:table-cell office:value-type="float" office:value="23.01117" calcext:value-type="float">
            <text:p>23.01117</text:p>
          </table:table-cell>
          <table:table-cell office:value-type="float" office:value="24.96411" calcext:value-type="float">
            <text:p>24.96411</text:p>
          </table:table-cell>
          <table:table-cell office:value-type="float" office:value="23.45364" calcext:value-type="float">
            <text:p>23.45364</text:p>
          </table:table-cell>
          <table:table-cell office:value-type="float" office:value="25.17349" calcext:value-type="float">
            <text:p>25.17349</text:p>
          </table:table-cell>
          <table:table-cell office:value-type="float" office:value="23.73056" calcext:value-type="float">
            <text:p>23.7305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082004" calcext:value-type="float">
            <text:p>7082004</text:p>
          </table:table-cell>
          <table:table-cell office:value-type="float" office:value="9.503568" calcext:value-type="float">
            <text:p>9.503568</text:p>
          </table:table-cell>
          <table:table-cell office:value-type="float" office:value="27.9" calcext:value-type="float">
            <text:p>27.9</text:p>
          </table:table-cell>
          <table:table-cell office:value-type="float" office:value="19.6" calcext:value-type="float">
            <text:p>19.6</text:p>
          </table:table-cell>
          <table:table-cell office:value-type="float" office:value="3.018917" calcext:value-type="float">
            <text:p>3.018917</text:p>
          </table:table-cell>
          <table:table-cell office:value-type="float" office:value="2.240895" calcext:value-type="float">
            <text:p>2.240895</text:p>
          </table:table-cell>
          <table:table-cell office:value-type="float" office:value="104.616" calcext:value-type="float">
            <text:p>104.616</text:p>
          </table:table-cell>
          <table:table-cell office:value-type="float" office:value="0" calcext:value-type="float">
            <text:p>0</text:p>
          </table:table-cell>
          <table:table-cell office:value-type="float" office:value="33.26794" calcext:value-type="float">
            <text:p>33.26794</text:p>
          </table:table-cell>
          <table:table-cell office:value-type="float" office:value="19.74097" calcext:value-type="float">
            <text:p>19.74097</text:p>
          </table:table-cell>
          <table:table-cell office:value-type="float" office:value="28.25079" calcext:value-type="float">
            <text:p>28.25079</text:p>
          </table:table-cell>
          <table:table-cell office:value-type="float" office:value="21.07257" calcext:value-type="float">
            <text:p>21.07257</text:p>
          </table:table-cell>
          <table:table-cell office:value-type="float" office:value="26.6723" calcext:value-type="float">
            <text:p>26.6723</text:p>
          </table:table-cell>
          <table:table-cell office:value-type="float" office:value="21.7424" calcext:value-type="float">
            <text:p>21.7424</text:p>
          </table:table-cell>
          <table:table-cell office:value-type="float" office:value="25.63562" calcext:value-type="float">
            <text:p>25.63562</text:p>
          </table:table-cell>
          <table:table-cell office:value-type="float" office:value="22.32062" calcext:value-type="float">
            <text:p>22.32062</text:p>
          </table:table-cell>
          <table:table-cell office:value-type="float" office:value="24.91104" calcext:value-type="float">
            <text:p>24.91104</text:p>
          </table:table-cell>
          <table:table-cell office:value-type="float" office:value="22.68307" calcext:value-type="float">
            <text:p>22.68307</text:p>
          </table:table-cell>
          <table:table-cell office:value-type="float" office:value="24.39395" calcext:value-type="float">
            <text:p>24.39395</text:p>
          </table:table-cell>
          <table:table-cell office:value-type="float" office:value="22.91943" calcext:value-type="float">
            <text:p>22.9194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082004" calcext:value-type="float">
            <text:p>8082004</text:p>
          </table:table-cell>
          <table:table-cell office:value-type="float" office:value="22.78678" calcext:value-type="float">
            <text:p>22.78678</text:p>
          </table:table-cell>
          <table:table-cell office:value-type="float" office:value="29.8" calcext:value-type="float">
            <text:p>29.8</text:p>
          </table:table-cell>
          <table:table-cell office:value-type="float" office:value="18.1" calcext:value-type="float">
            <text:p>18.1</text:p>
          </table:table-cell>
          <table:table-cell office:value-type="float" office:value="3.188869" calcext:value-type="float">
            <text:p>3.188869</text:p>
          </table:table-cell>
          <table:table-cell office:value-type="float" office:value="2.039243" calcext:value-type="float">
            <text:p>2.039243</text:p>
          </table:table-cell>
          <table:table-cell office:value-type="float" office:value="214.56" calcext:value-type="float">
            <text:p>214.56</text:p>
          </table:table-cell>
          <table:table-cell office:value-type="float" office:value="1.488235" calcext:value-type="float">
            <text:p>1.488235</text:p>
          </table:table-cell>
          <table:table-cell office:value-type="float" office:value="52.24722" calcext:value-type="float">
            <text:p>52.24722</text:p>
          </table:table-cell>
          <table:table-cell office:value-type="float" office:value="18.33035" calcext:value-type="float">
            <text:p>18.33035</text:p>
          </table:table-cell>
          <table:table-cell office:value-type="float" office:value="38.7634" calcext:value-type="float">
            <text:p>38.7634</text:p>
          </table:table-cell>
          <table:table-cell office:value-type="float" office:value="20.83344" calcext:value-type="float">
            <text:p>20.83344</text:p>
          </table:table-cell>
          <table:table-cell office:value-type="float" office:value="34.8887" calcext:value-type="float">
            <text:p>34.8887</text:p>
          </table:table-cell>
          <table:table-cell office:value-type="float" office:value="21.81653" calcext:value-type="float">
            <text:p>21.81653</text:p>
          </table:table-cell>
          <table:table-cell office:value-type="float" office:value="31.7002" calcext:value-type="float">
            <text:p>31.7002</text:p>
          </table:table-cell>
          <table:table-cell office:value-type="float" office:value="22.52658" calcext:value-type="float">
            <text:p>22.52658</text:p>
          </table:table-cell>
          <table:table-cell office:value-type="float" office:value="29.43277" calcext:value-type="float">
            <text:p>29.43277</text:p>
          </table:table-cell>
          <table:table-cell office:value-type="float" office:value="22.93381" calcext:value-type="float">
            <text:p>22.93381</text:p>
          </table:table-cell>
          <table:table-cell office:value-type="float" office:value="27.82504" calcext:value-type="float">
            <text:p>27.82504</text:p>
          </table:table-cell>
          <table:table-cell office:value-type="float" office:value="23.138" calcext:value-type="float">
            <text:p>23.13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082004" calcext:value-type="float">
            <text:p>9082004</text:p>
          </table:table-cell>
          <table:table-cell office:value-type="float" office:value="6.824844" calcext:value-type="float">
            <text:p>6.824844</text:p>
          </table:table-cell>
          <table:table-cell office:value-type="float" office:value="24.9" calcext:value-type="float">
            <text:p>24.9</text:p>
          </table:table-cell>
          <table:table-cell office:value-type="float" office:value="20.1" calcext:value-type="float">
            <text:p>20.1</text:p>
          </table:table-cell>
          <table:table-cell office:value-type="float" office:value="3.079908" calcext:value-type="float">
            <text:p>3.079908</text:p>
          </table:table-cell>
          <table:table-cell office:value-type="float" office:value="2.311951" calcext:value-type="float">
            <text:p>2.311951</text:p>
          </table:table-cell>
          <table:table-cell office:value-type="float" office:value="128.52" calcext:value-type="float">
            <text:p>128.52</text:p>
          </table:table-cell>
          <table:table-cell office:value-type="float" office:value="0.7764707" calcext:value-type="float">
            <text:p>0.7764707</text:p>
          </table:table-cell>
          <table:table-cell office:value-type="float" office:value="31.8009" calcext:value-type="float">
            <text:p>31.8009</text:p>
          </table:table-cell>
          <table:table-cell office:value-type="float" office:value="20.65878" calcext:value-type="float">
            <text:p>20.65878</text:p>
          </table:table-cell>
          <table:table-cell office:value-type="float" office:value="28.54938" calcext:value-type="float">
            <text:p>28.54938</text:p>
          </table:table-cell>
          <table:table-cell office:value-type="float" office:value="23.09955" calcext:value-type="float">
            <text:p>23.09955</text:p>
          </table:table-cell>
          <table:table-cell office:value-type="float" office:value="27.86661" calcext:value-type="float">
            <text:p>27.86661</text:p>
          </table:table-cell>
          <table:table-cell office:value-type="float" office:value="24.12946" calcext:value-type="float">
            <text:p>24.12946</text:p>
          </table:table-cell>
          <table:table-cell office:value-type="float" office:value="28.38461" calcext:value-type="float">
            <text:p>28.38461</text:p>
          </table:table-cell>
          <table:table-cell office:value-type="float" office:value="24.81909" calcext:value-type="float">
            <text:p>24.81909</text:p>
          </table:table-cell>
          <table:table-cell office:value-type="float" office:value="28.17282" calcext:value-type="float">
            <text:p>28.17282</text:p>
          </table:table-cell>
          <table:table-cell office:value-type="float" office:value="25.15384" calcext:value-type="float">
            <text:p>25.15384</text:p>
          </table:table-cell>
          <table:table-cell office:value-type="float" office:value="27.50461" calcext:value-type="float">
            <text:p>27.50461</text:p>
          </table:table-cell>
          <table:table-cell office:value-type="float" office:value="25.22238" calcext:value-type="float">
            <text:p>25.2223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082004" calcext:value-type="float">
            <text:p>10082004</text:p>
          </table:table-cell>
          <table:table-cell office:value-type="float" office:value="19.15909" calcext:value-type="float">
            <text:p>19.15909</text:p>
          </table:table-cell>
          <table:table-cell office:value-type="float" office:value="24.8" calcext:value-type="float">
            <text:p>24.8</text:p>
          </table:table-cell>
          <table:table-cell office:value-type="float" office:value="17" calcext:value-type="float">
            <text:p>17</text:p>
          </table:table-cell>
          <table:table-cell office:value-type="float" office:value="2.57466" calcext:value-type="float">
            <text:p>2.57466</text:p>
          </table:table-cell>
          <table:table-cell office:value-type="float" office:value="1.83743" calcext:value-type="float">
            <text:p>1.83743</text:p>
          </table:table-cell>
          <table:table-cell office:value-type="float" office:value="232.92" calcext:value-type="float">
            <text:p>232.92</text:p>
          </table:table-cell>
          <table:table-cell office:value-type="float" office:value="0.6" calcext:value-type="float">
            <text:p>0.6</text:p>
          </table:table-cell>
          <table:table-cell office:value-type="float" office:value="43.65881" calcext:value-type="float">
            <text:p>43.65881</text:p>
          </table:table-cell>
          <table:table-cell office:value-type="float" office:value="18.91711" calcext:value-type="float">
            <text:p>18.91711</text:p>
          </table:table-cell>
          <table:table-cell office:value-type="float" office:value="33.35483" calcext:value-type="float">
            <text:p>33.35483</text:p>
          </table:table-cell>
          <table:table-cell office:value-type="float" office:value="21.2236" calcext:value-type="float">
            <text:p>21.2236</text:p>
          </table:table-cell>
          <table:table-cell office:value-type="float" office:value="30.35434" calcext:value-type="float">
            <text:p>30.35434</text:p>
          </table:table-cell>
          <table:table-cell office:value-type="float" office:value="22.33234" calcext:value-type="float">
            <text:p>22.33234</text:p>
          </table:table-cell>
          <table:table-cell office:value-type="float" office:value="28.36679" calcext:value-type="float">
            <text:p>28.36679</text:p>
          </table:table-cell>
          <table:table-cell office:value-type="float" office:value="23.1507" calcext:value-type="float">
            <text:p>23.1507</text:p>
          </table:table-cell>
          <table:table-cell office:value-type="float" office:value="27.09943" calcext:value-type="float">
            <text:p>27.09943</text:p>
          </table:table-cell>
          <table:table-cell office:value-type="float" office:value="23.62399" calcext:value-type="float">
            <text:p>23.62399</text:p>
          </table:table-cell>
          <table:table-cell office:value-type="float" office:value="26.20355" calcext:value-type="float">
            <text:p>26.20355</text:p>
          </table:table-cell>
          <table:table-cell office:value-type="float" office:value="23.88013" calcext:value-type="float">
            <text:p>23.8801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082004" calcext:value-type="float">
            <text:p>11082004</text:p>
          </table:table-cell>
          <table:table-cell office:value-type="float" office:value="22.4573" calcext:value-type="float">
            <text:p>22.4573</text:p>
          </table:table-cell>
          <table:table-cell office:value-type="float" office:value="23.3" calcext:value-type="float">
            <text:p>23.3</text:p>
          </table:table-cell>
          <table:table-cell office:value-type="float" office:value="10.5" calcext:value-type="float">
            <text:p>10.5</text:p>
          </table:table-cell>
          <table:table-cell office:value-type="float" office:value="1.601535" calcext:value-type="float">
            <text:p>1.601535</text:p>
          </table:table-cell>
          <table:table-cell office:value-type="float" office:value="1.245435" calcext:value-type="float">
            <text:p>1.245435</text:p>
          </table:table-cell>
          <table:table-cell office:value-type="float" office:value="159.624" calcext:value-type="float">
            <text:p>159.624</text:p>
          </table:table-cell>
          <table:table-cell office:value-type="float" office:value="0" calcext:value-type="float">
            <text:p>0</text:p>
          </table:table-cell>
          <table:table-cell office:value-type="float" office:value="45.40204" calcext:value-type="float">
            <text:p>45.40204</text:p>
          </table:table-cell>
          <table:table-cell office:value-type="float" office:value="13.90231" calcext:value-type="float">
            <text:p>13.90231</text:p>
          </table:table-cell>
          <table:table-cell office:value-type="float" office:value="34.67316" calcext:value-type="float">
            <text:p>34.67316</text:p>
          </table:table-cell>
          <table:table-cell office:value-type="float" office:value="19.97083" calcext:value-type="float">
            <text:p>19.97083</text:p>
          </table:table-cell>
          <table:table-cell office:value-type="float" office:value="31.59375" calcext:value-type="float">
            <text:p>31.59375</text:p>
          </table:table-cell>
          <table:table-cell office:value-type="float" office:value="21.6778" calcext:value-type="float">
            <text:p>21.6778</text:p>
          </table:table-cell>
          <table:table-cell office:value-type="float" office:value="29.34229" calcext:value-type="float">
            <text:p>29.34229</text:p>
          </table:table-cell>
          <table:table-cell office:value-type="float" office:value="22.81781" calcext:value-type="float">
            <text:p>22.81781</text:p>
          </table:table-cell>
          <table:table-cell office:value-type="float" office:value="27.82288" calcext:value-type="float">
            <text:p>27.82288</text:p>
          </table:table-cell>
          <table:table-cell office:value-type="float" office:value="23.48694" calcext:value-type="float">
            <text:p>23.48694</text:p>
          </table:table-cell>
          <table:table-cell office:value-type="float" office:value="26.72598" calcext:value-type="float">
            <text:p>26.72598</text:p>
          </table:table-cell>
          <table:table-cell office:value-type="float" office:value="23.83035" calcext:value-type="float">
            <text:p>23.8303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082004" calcext:value-type="float">
            <text:p>12082004</text:p>
          </table:table-cell>
          <table:table-cell office:value-type="float" office:value="23.05667" calcext:value-type="float">
            <text:p>23.05667</text:p>
          </table:table-cell>
          <table:table-cell office:value-type="float" office:value="24.3" calcext:value-type="float">
            <text:p>24.3</text:p>
          </table:table-cell>
          <table:table-cell office:value-type="float" office:value="7" calcext:value-type="float">
            <text:p>7</text:p>
          </table:table-cell>
          <table:table-cell office:value-type="float" office:value="1.760913" calcext:value-type="float">
            <text:p>1.760913</text:p>
          </table:table-cell>
          <table:table-cell office:value-type="float" office:value="0.9835414" calcext:value-type="float">
            <text:p>0.9835414</text:p>
          </table:table-cell>
          <table:table-cell office:value-type="float" office:value="105.408" calcext:value-type="float">
            <text:p>105.408</text:p>
          </table:table-cell>
          <table:table-cell office:value-type="float" office:value="0" calcext:value-type="float">
            <text:p>0</text:p>
          </table:table-cell>
          <table:table-cell office:value-type="float" office:value="45.56598" calcext:value-type="float">
            <text:p>45.56598</text:p>
          </table:table-cell>
          <table:table-cell office:value-type="float" office:value="9.786774" calcext:value-type="float">
            <text:p>9.786774</text:p>
          </table:table-cell>
          <table:table-cell office:value-type="float" office:value="33.99008" calcext:value-type="float">
            <text:p>33.99008</text:p>
          </table:table-cell>
          <table:table-cell office:value-type="float" office:value="16.65842" calcext:value-type="float">
            <text:p>16.65842</text:p>
          </table:table-cell>
          <table:table-cell office:value-type="float" office:value="31.19675" calcext:value-type="float">
            <text:p>31.19675</text:p>
          </table:table-cell>
          <table:table-cell office:value-type="float" office:value="19.00528" calcext:value-type="float">
            <text:p>19.00528</text:p>
          </table:table-cell>
          <table:table-cell office:value-type="float" office:value="28.92728" calcext:value-type="float">
            <text:p>28.92728</text:p>
          </table:table-cell>
          <table:table-cell office:value-type="float" office:value="20.8718" calcext:value-type="float">
            <text:p>20.8718</text:p>
          </table:table-cell>
          <table:table-cell office:value-type="float" office:value="27.37344" calcext:value-type="float">
            <text:p>27.37344</text:p>
          </table:table-cell>
          <table:table-cell office:value-type="float" office:value="22.08536" calcext:value-type="float">
            <text:p>22.08536</text:p>
          </table:table-cell>
          <table:table-cell office:value-type="float" office:value="26.29993" calcext:value-type="float">
            <text:p>26.29993</text:p>
          </table:table-cell>
          <table:table-cell office:value-type="float" office:value="22.82373" calcext:value-type="float">
            <text:p>22.8237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082004" calcext:value-type="float">
            <text:p>13082004</text:p>
          </table:table-cell>
          <table:table-cell office:value-type="float" office:value="24.57781" calcext:value-type="float">
            <text:p>24.57781</text:p>
          </table:table-cell>
          <table:table-cell office:value-type="float" office:value="26.9" calcext:value-type="float">
            <text:p>26.9</text:p>
          </table:table-cell>
          <table:table-cell office:value-type="float" office:value="9.5" calcext:value-type="float">
            <text:p>9.5</text:p>
          </table:table-cell>
          <table:table-cell office:value-type="float" office:value="2.299255" calcext:value-type="float">
            <text:p>2.299255</text:p>
          </table:table-cell>
          <table:table-cell office:value-type="float" office:value="1.164893" calcext:value-type="float">
            <text:p>1.164893</text:p>
          </table:table-cell>
          <table:table-cell office:value-type="float" office:value="147.492" calcext:value-type="float">
            <text:p>147.492</text:p>
          </table:table-cell>
          <table:table-cell office:value-type="float" office:value="0" calcext:value-type="float">
            <text:p>0</text:p>
          </table:table-cell>
          <table:table-cell office:value-type="float" office:value="48.61209" calcext:value-type="float">
            <text:p>48.61209</text:p>
          </table:table-cell>
          <table:table-cell office:value-type="float" office:value="11.86789" calcext:value-type="float">
            <text:p>11.86789</text:p>
          </table:table-cell>
          <table:table-cell office:value-type="float" office:value="36.61377" calcext:value-type="float">
            <text:p>36.61377</text:p>
          </table:table-cell>
          <table:table-cell office:value-type="float" office:value="17.83371" calcext:value-type="float">
            <text:p>17.83371</text:p>
          </table:table-cell>
          <table:table-cell office:value-type="float" office:value="33.17404" calcext:value-type="float">
            <text:p>33.17404</text:p>
          </table:table-cell>
          <table:table-cell office:value-type="float" office:value="19.90158" calcext:value-type="float">
            <text:p>19.90158</text:p>
          </table:table-cell>
          <table:table-cell office:value-type="float" office:value="30.42557" calcext:value-type="float">
            <text:p>30.42557</text:p>
          </table:table-cell>
          <table:table-cell office:value-type="float" office:value="21.50269" calcext:value-type="float">
            <text:p>21.50269</text:p>
          </table:table-cell>
          <table:table-cell office:value-type="float" office:value="28.53812" calcext:value-type="float">
            <text:p>28.53812</text:p>
          </table:table-cell>
          <table:table-cell office:value-type="float" office:value="22.52185" calcext:value-type="float">
            <text:p>22.52185</text:p>
          </table:table-cell>
          <table:table-cell office:value-type="float" office:value="27.19986" calcext:value-type="float">
            <text:p>27.19986</text:p>
          </table:table-cell>
          <table:table-cell office:value-type="float" office:value="23.10422" calcext:value-type="float">
            <text:p>23.1042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082004" calcext:value-type="float">
            <text:p>14082004</text:p>
          </table:table-cell>
          <table:table-cell office:value-type="float" office:value="20.76199" calcext:value-type="float">
            <text:p>20.76199</text:p>
          </table:table-cell>
          <table:table-cell office:value-type="float" office:value="28.7" calcext:value-type="float">
            <text:p>28.7</text:p>
          </table:table-cell>
          <table:table-cell office:value-type="float" office:value="16.6" calcext:value-type="float">
            <text:p>16.6</text:p>
          </table:table-cell>
          <table:table-cell office:value-type="float" office:value="2.467313" calcext:value-type="float">
            <text:p>2.467313</text:p>
          </table:table-cell>
          <table:table-cell office:value-type="float" office:value="1.853926" calcext:value-type="float">
            <text:p>1.853926</text:p>
          </table:table-cell>
          <table:table-cell office:value-type="float" office:value="211.392" calcext:value-type="float">
            <text:p>211.392</text:p>
          </table:table-cell>
          <table:table-cell office:value-type="float" office:value="3.2" calcext:value-type="float">
            <text:p>3.2</text:p>
          </table:table-cell>
          <table:table-cell office:value-type="float" office:value="51.81241" calcext:value-type="float">
            <text:p>51.81241</text:p>
          </table:table-cell>
          <table:table-cell office:value-type="float" office:value="18.30872" calcext:value-type="float">
            <text:p>18.30872</text:p>
          </table:table-cell>
          <table:table-cell office:value-type="float" office:value="38.96213" calcext:value-type="float">
            <text:p>38.96213</text:p>
          </table:table-cell>
          <table:table-cell office:value-type="float" office:value="22.43735" calcext:value-type="float">
            <text:p>22.43735</text:p>
          </table:table-cell>
          <table:table-cell office:value-type="float" office:value="35.30273" calcext:value-type="float">
            <text:p>35.30273</text:p>
          </table:table-cell>
          <table:table-cell office:value-type="float" office:value="23.89999" calcext:value-type="float">
            <text:p>23.89999</text:p>
          </table:table-cell>
          <table:table-cell office:value-type="float" office:value="32.17889" calcext:value-type="float">
            <text:p>32.17889</text:p>
          </table:table-cell>
          <table:table-cell office:value-type="float" office:value="24.62769" calcext:value-type="float">
            <text:p>24.62769</text:p>
          </table:table-cell>
          <table:table-cell office:value-type="float" office:value="29.9252" calcext:value-type="float">
            <text:p>29.9252</text:p>
          </table:table-cell>
          <table:table-cell office:value-type="float" office:value="24.92984" calcext:value-type="float">
            <text:p>24.92984</text:p>
          </table:table-cell>
          <table:table-cell office:value-type="float" office:value="28.34286" calcext:value-type="float">
            <text:p>28.34286</text:p>
          </table:table-cell>
          <table:table-cell office:value-type="float" office:value="24.97833" calcext:value-type="float">
            <text:p>24.9783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082004" calcext:value-type="float">
            <text:p>15082004</text:p>
          </table:table-cell>
          <table:table-cell office:value-type="float" office:value="24.8954" calcext:value-type="float">
            <text:p>24.8954</text:p>
          </table:table-cell>
          <table:table-cell office:value-type="float" office:value="24.6" calcext:value-type="float">
            <text:p>24.6</text:p>
          </table:table-cell>
          <table:table-cell office:value-type="float" office:value="13.4" calcext:value-type="float">
            <text:p>13.4</text:p>
          </table:table-cell>
          <table:table-cell office:value-type="float" office:value="2.098279" calcext:value-type="float">
            <text:p>2.098279</text:p>
          </table:table-cell>
          <table:table-cell office:value-type="float" office:value="1.507909" calcext:value-type="float">
            <text:p>1.507909</text:p>
          </table:table-cell>
          <table:table-cell office:value-type="float" office:value="116.172" calcext:value-type="float">
            <text:p>116.172</text:p>
          </table:table-cell>
          <table:table-cell office:value-type="float" office:value="0" calcext:value-type="float">
            <text:p>0</text:p>
          </table:table-cell>
          <table:table-cell office:value-type="float" office:value="44.87161" calcext:value-type="float">
            <text:p>44.87161</text:p>
          </table:table-cell>
          <table:table-cell office:value-type="float" office:value="15.91507" calcext:value-type="float">
            <text:p>15.91507</text:p>
          </table:table-cell>
          <table:table-cell office:value-type="float" office:value="33.80225" calcext:value-type="float">
            <text:p>33.80225</text:p>
          </table:table-cell>
          <table:table-cell office:value-type="float" office:value="19.82074" calcext:value-type="float">
            <text:p>19.82074</text:p>
          </table:table-cell>
          <table:table-cell office:value-type="float" office:value="30.82535" calcext:value-type="float">
            <text:p>30.82535</text:p>
          </table:table-cell>
          <table:table-cell office:value-type="float" office:value="21.66959" calcext:value-type="float">
            <text:p>21.66959</text:p>
          </table:table-cell>
          <table:table-cell office:value-type="float" office:value="28.81396" calcext:value-type="float">
            <text:p>28.81396</text:p>
          </table:table-cell>
          <table:table-cell office:value-type="float" office:value="23.03928" calcext:value-type="float">
            <text:p>23.03928</text:p>
          </table:table-cell>
          <table:table-cell office:value-type="float" office:value="27.49393" calcext:value-type="float">
            <text:p>27.49393</text:p>
          </table:table-cell>
          <table:table-cell office:value-type="float" office:value="23.86697" calcext:value-type="float">
            <text:p>23.86697</text:p>
          </table:table-cell>
          <table:table-cell office:value-type="float" office:value="27.01245" calcext:value-type="float">
            <text:p>27.01245</text:p>
          </table:table-cell>
          <table:table-cell office:value-type="float" office:value="24.29492" calcext:value-type="float">
            <text:p>24.2949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6082004" calcext:value-type="float">
            <text:p>16082004</text:p>
          </table:table-cell>
          <table:table-cell office:value-type="float" office:value="19.82484" calcext:value-type="float">
            <text:p>19.82484</text:p>
          </table:table-cell>
          <table:table-cell office:value-type="float" office:value="29.4" calcext:value-type="float">
            <text:p>29.4</text:p>
          </table:table-cell>
          <table:table-cell office:value-type="float" office:value="12.6" calcext:value-type="float">
            <text:p>12.6</text:p>
          </table:table-cell>
          <table:table-cell office:value-type="float" office:value="3.062102" calcext:value-type="float">
            <text:p>3.062102</text:p>
          </table:table-cell>
          <table:table-cell office:value-type="float" office:value="1.430976" calcext:value-type="float">
            <text:p>1.430976</text:p>
          </table:table-cell>
          <table:table-cell office:value-type="float" office:value="178.416" calcext:value-type="float">
            <text:p>178.416</text:p>
          </table:table-cell>
          <table:table-cell office:value-type="float" office:value="0" calcext:value-type="float">
            <text:p>0</text:p>
          </table:table-cell>
          <table:table-cell office:value-type="float" office:value="49.52518" calcext:value-type="float">
            <text:p>49.52518</text:p>
          </table:table-cell>
          <table:table-cell office:value-type="float" office:value="15.00458" calcext:value-type="float">
            <text:p>15.00458</text:p>
          </table:table-cell>
          <table:table-cell office:value-type="float" office:value="37.10583" calcext:value-type="float">
            <text:p>37.10583</text:p>
          </table:table-cell>
          <table:table-cell office:value-type="float" office:value="19.70285" calcext:value-type="float">
            <text:p>19.70285</text:p>
          </table:table-cell>
          <table:table-cell office:value-type="float" office:value="33.50262" calcext:value-type="float">
            <text:p>33.50262</text:p>
          </table:table-cell>
          <table:table-cell office:value-type="float" office:value="21.26575" calcext:value-type="float">
            <text:p>21.26575</text:p>
          </table:table-cell>
          <table:table-cell office:value-type="float" office:value="30.76562" calcext:value-type="float">
            <text:p>30.76562</text:p>
          </table:table-cell>
          <table:table-cell office:value-type="float" office:value="22.49347" calcext:value-type="float">
            <text:p>22.49347</text:p>
          </table:table-cell>
          <table:table-cell office:value-type="float" office:value="28.89313" calcext:value-type="float">
            <text:p>28.89313</text:p>
          </table:table-cell>
          <table:table-cell office:value-type="float" office:value="23.2674" calcext:value-type="float">
            <text:p>23.2674</text:p>
          </table:table-cell>
          <table:table-cell office:value-type="float" office:value="27.58405" calcext:value-type="float">
            <text:p>27.58405</text:p>
          </table:table-cell>
          <table:table-cell office:value-type="float" office:value="23.71194" calcext:value-type="float">
            <text:p>23.7119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082004" calcext:value-type="float">
            <text:p>17082004</text:p>
          </table:table-cell>
          <table:table-cell office:value-type="float" office:value="10.05231" calcext:value-type="float">
            <text:p>10.05231</text:p>
          </table:table-cell>
          <table:table-cell office:value-type="float" office:value="20.8" calcext:value-type="float">
            <text:p>20.8</text:p>
          </table:table-cell>
          <table:table-cell office:value-type="float" office:value="9.7" calcext:value-type="float">
            <text:p>9.7</text:p>
          </table:table-cell>
          <table:table-cell office:value-type="float" office:value="2.203438" calcext:value-type="float">
            <text:p>2.203438</text:p>
          </table:table-cell>
          <table:table-cell office:value-type="float" office:value="1.067716" calcext:value-type="float">
            <text:p>1.067716</text:p>
          </table:table-cell>
          <table:table-cell office:value-type="float" office:value="291.348" calcext:value-type="float">
            <text:p>291.348</text:p>
          </table:table-cell>
          <table:table-cell office:value-type="float" office:value="0" calcext:value-type="float">
            <text:p>0</text:p>
          </table:table-cell>
          <table:table-cell office:value-type="float" office:value="29.17023" calcext:value-type="float">
            <text:p>29.17023</text:p>
          </table:table-cell>
          <table:table-cell office:value-type="float" office:value="12.28885" calcext:value-type="float">
            <text:p>12.28885</text:p>
          </table:table-cell>
          <table:table-cell office:value-type="float" office:value="26.56931" calcext:value-type="float">
            <text:p>26.56931</text:p>
          </table:table-cell>
          <table:table-cell office:value-type="float" office:value="18.30481" calcext:value-type="float">
            <text:p>18.30481</text:p>
          </table:table-cell>
          <table:table-cell office:value-type="float" office:value="27.47653" calcext:value-type="float">
            <text:p>27.47653</text:p>
          </table:table-cell>
          <table:table-cell office:value-type="float" office:value="20.5452" calcext:value-type="float">
            <text:p>20.5452</text:p>
          </table:table-cell>
          <table:table-cell office:value-type="float" office:value="27.9838" calcext:value-type="float">
            <text:p>27.9838</text:p>
          </table:table-cell>
          <table:table-cell office:value-type="float" office:value="22.32794" calcext:value-type="float">
            <text:p>22.32794</text:p>
          </table:table-cell>
          <table:table-cell office:value-type="float" office:value="27.85764" calcext:value-type="float">
            <text:p>27.85764</text:p>
          </table:table-cell>
          <table:table-cell office:value-type="float" office:value="23.42938" calcext:value-type="float">
            <text:p>23.42938</text:p>
          </table:table-cell>
          <table:table-cell office:value-type="float" office:value="27.33176" calcext:value-type="float">
            <text:p>27.33176</text:p>
          </table:table-cell>
          <table:table-cell office:value-type="float" office:value="24.02692" calcext:value-type="float">
            <text:p>24.0269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8082004" calcext:value-type="float">
            <text:p>18082004</text:p>
          </table:table-cell>
          <table:table-cell office:value-type="float" office:value="24.64259" calcext:value-type="float">
            <text:p>24.64259</text:p>
          </table:table-cell>
          <table:table-cell office:value-type="float" office:value="21.3" calcext:value-type="float">
            <text:p>21.3</text:p>
          </table:table-cell>
          <table:table-cell office:value-type="float" office:value="5" calcext:value-type="float">
            <text:p>5</text:p>
          </table:table-cell>
          <table:table-cell office:value-type="float" office:value="1.28439" calcext:value-type="float">
            <text:p>1.28439</text:p>
          </table:table-cell>
          <table:table-cell office:value-type="float" office:value="0.8571299" calcext:value-type="float">
            <text:p>0.8571299</text:p>
          </table:table-cell>
          <table:table-cell office:value-type="float" office:value="156.528" calcext:value-type="float">
            <text:p>156.528</text:p>
          </table:table-cell>
          <table:table-cell office:value-type="float" office:value="0" calcext:value-type="float">
            <text:p>0</text:p>
          </table:table-cell>
          <table:table-cell office:value-type="float" office:value="43.69281" calcext:value-type="float">
            <text:p>43.69281</text:p>
          </table:table-cell>
          <table:table-cell office:value-type="float" office:value="7.711884" calcext:value-type="float">
            <text:p>7.711884</text:p>
          </table:table-cell>
          <table:table-cell office:value-type="float" office:value="32.64319" calcext:value-type="float">
            <text:p>32.64319</text:p>
          </table:table-cell>
          <table:table-cell office:value-type="float" office:value="14.513" calcext:value-type="float">
            <text:p>14.513</text:p>
          </table:table-cell>
          <table:table-cell office:value-type="float" office:value="29.60886" calcext:value-type="float">
            <text:p>29.60886</text:p>
          </table:table-cell>
          <table:table-cell office:value-type="float" office:value="16.9288" calcext:value-type="float">
            <text:p>16.9288</text:p>
          </table:table-cell>
          <table:table-cell office:value-type="float" office:value="27.4393" calcext:value-type="float">
            <text:p>27.4393</text:p>
          </table:table-cell>
          <table:table-cell office:value-type="float" office:value="18.95828" calcext:value-type="float">
            <text:p>18.95828</text:p>
          </table:table-cell>
          <table:table-cell office:value-type="float" office:value="26.02048" calcext:value-type="float">
            <text:p>26.02048</text:p>
          </table:table-cell>
          <table:table-cell office:value-type="float" office:value="20.414" calcext:value-type="float">
            <text:p>20.414</text:p>
          </table:table-cell>
          <table:table-cell office:value-type="float" office:value="25.10403" calcext:value-type="float">
            <text:p>25.10403</text:p>
          </table:table-cell>
          <table:table-cell office:value-type="float" office:value="21.41757" calcext:value-type="float">
            <text:p>21.4175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9082004" calcext:value-type="float">
            <text:p>19082004</text:p>
          </table:table-cell>
          <table:table-cell office:value-type="float" office:value="14.54858" calcext:value-type="float">
            <text:p>14.54858</text:p>
          </table:table-cell>
          <table:table-cell office:value-type="float" office:value="22.6" calcext:value-type="float">
            <text:p>22.6</text:p>
          </table:table-cell>
          <table:table-cell office:value-type="float" office:value="5.4" calcext:value-type="float">
            <text:p>5.4</text:p>
          </table:table-cell>
          <table:table-cell office:value-type="float" office:value="2.005867" calcext:value-type="float">
            <text:p>2.005867</text:p>
          </table:table-cell>
          <table:table-cell office:value-type="float" office:value="0.881179" calcext:value-type="float">
            <text:p>0.881179</text:p>
          </table:table-cell>
          <table:table-cell office:value-type="float" office:value="159.66" calcext:value-type="float">
            <text:p>159.66</text:p>
          </table:table-cell>
          <table:table-cell office:value-type="float" office:value="5" calcext:value-type="float">
            <text:p>5</text:p>
          </table:table-cell>
          <table:table-cell office:value-type="float" office:value="39.84943" calcext:value-type="float">
            <text:p>39.84943</text:p>
          </table:table-cell>
          <table:table-cell office:value-type="float" office:value="8.106415" calcext:value-type="float">
            <text:p>8.106415</text:p>
          </table:table-cell>
          <table:table-cell office:value-type="float" office:value="29.64313" calcext:value-type="float">
            <text:p>29.64313</text:p>
          </table:table-cell>
          <table:table-cell office:value-type="float" office:value="14.99484" calcext:value-type="float">
            <text:p>14.99484</text:p>
          </table:table-cell>
          <table:table-cell office:value-type="float" office:value="27.44971" calcext:value-type="float">
            <text:p>27.44971</text:p>
          </table:table-cell>
          <table:table-cell office:value-type="float" office:value="17.42026" calcext:value-type="float">
            <text:p>17.42026</text:p>
          </table:table-cell>
          <table:table-cell office:value-type="float" office:value="25.6239" calcext:value-type="float">
            <text:p>25.6239</text:p>
          </table:table-cell>
          <table:table-cell office:value-type="float" office:value="19.35214" calcext:value-type="float">
            <text:p>19.35214</text:p>
          </table:table-cell>
          <table:table-cell office:value-type="float" office:value="24.52747" calcext:value-type="float">
            <text:p>24.52747</text:p>
          </table:table-cell>
          <table:table-cell office:value-type="float" office:value="20.66418" calcext:value-type="float">
            <text:p>20.66418</text:p>
          </table:table-cell>
          <table:table-cell office:value-type="float" office:value="24.32709" calcext:value-type="float">
            <text:p>24.32709</text:p>
          </table:table-cell>
          <table:table-cell office:value-type="float" office:value="21.51126" calcext:value-type="float">
            <text:p>21.5112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082004" calcext:value-type="float">
            <text:p>20082004</text:p>
          </table:table-cell>
          <table:table-cell office:value-type="float" office:value="17.29523" calcext:value-type="float">
            <text:p>17.29523</text:p>
          </table:table-cell>
          <table:table-cell office:value-type="float" office:value="25.3" calcext:value-type="float">
            <text:p>25.3</text:p>
          </table:table-cell>
          <table:table-cell office:value-type="float" office:value="15.2" calcext:value-type="float">
            <text:p>15.2</text:p>
          </table:table-cell>
          <table:table-cell office:value-type="float" office:value="2.12692" calcext:value-type="float">
            <text:p>2.12692</text:p>
          </table:table-cell>
          <table:table-cell office:value-type="float" office:value="1.694676" calcext:value-type="float">
            <text:p>1.694676</text:p>
          </table:table-cell>
          <table:table-cell office:value-type="float" office:value="115.92" calcext:value-type="float">
            <text:p>115.92</text:p>
          </table:table-cell>
          <table:table-cell office:value-type="float" office:value="0" calcext:value-type="float">
            <text:p>0</text:p>
          </table:table-cell>
          <table:table-cell office:value-type="float" office:value="32.58798" calcext:value-type="float">
            <text:p>32.58798</text:p>
          </table:table-cell>
          <table:table-cell office:value-type="float" office:value="15.7597" calcext:value-type="float">
            <text:p>15.7597</text:p>
          </table:table-cell>
          <table:table-cell office:value-type="float" office:value="27.46945" calcext:value-type="float">
            <text:p>27.46945</text:p>
          </table:table-cell>
          <table:table-cell office:value-type="float" office:value="18.00433" calcext:value-type="float">
            <text:p>18.00433</text:p>
          </table:table-cell>
          <table:table-cell office:value-type="float" office:value="25.71674" calcext:value-type="float">
            <text:p>25.71674</text:p>
          </table:table-cell>
          <table:table-cell office:value-type="float" office:value="19.17435" calcext:value-type="float">
            <text:p>19.17435</text:p>
          </table:table-cell>
          <table:table-cell office:value-type="float" office:value="24.71771" calcext:value-type="float">
            <text:p>24.71771</text:p>
          </table:table-cell>
          <table:table-cell office:value-type="float" office:value="20.23654" calcext:value-type="float">
            <text:p>20.23654</text:p>
          </table:table-cell>
          <table:table-cell office:value-type="float" office:value="24.02722" calcext:value-type="float">
            <text:p>24.02722</text:p>
          </table:table-cell>
          <table:table-cell office:value-type="float" office:value="20.96988" calcext:value-type="float">
            <text:p>20.96988</text:p>
          </table:table-cell>
          <table:table-cell office:value-type="float" office:value="23.53607" calcext:value-type="float">
            <text:p>23.53607</text:p>
          </table:table-cell>
          <table:table-cell office:value-type="float" office:value="21.48438" calcext:value-type="float">
            <text:p>21.4843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1082004" calcext:value-type="float">
            <text:p>21082004</text:p>
          </table:table-cell>
          <table:table-cell office:value-type="float" office:value="17.03894" calcext:value-type="float">
            <text:p>17.03894</text:p>
          </table:table-cell>
          <table:table-cell office:value-type="float" office:value="24.5" calcext:value-type="float">
            <text:p>24.5</text:p>
          </table:table-cell>
          <table:table-cell office:value-type="float" office:value="13.8" calcext:value-type="float">
            <text:p>13.8</text:p>
          </table:table-cell>
          <table:table-cell office:value-type="float" office:value="2.015919" calcext:value-type="float">
            <text:p>2.015919</text:p>
          </table:table-cell>
          <table:table-cell office:value-type="float" office:value="1.482818" calcext:value-type="float">
            <text:p>1.482818</text:p>
          </table:table-cell>
          <table:table-cell office:value-type="float" office:value="113.364" calcext:value-type="float">
            <text:p>113.364</text:p>
          </table:table-cell>
          <table:table-cell office:value-type="float" office:value="1.6" calcext:value-type="float">
            <text:p>1.6</text:p>
          </table:table-cell>
          <table:table-cell office:value-type="float" office:value="36.09668" calcext:value-type="float">
            <text:p>36.09668</text:p>
          </table:table-cell>
          <table:table-cell office:value-type="float" office:value="15.63126" calcext:value-type="float">
            <text:p>15.63126</text:p>
          </table:table-cell>
          <table:table-cell office:value-type="float" office:value="29.00598" calcext:value-type="float">
            <text:p>29.00598</text:p>
          </table:table-cell>
          <table:table-cell office:value-type="float" office:value="19.03763" calcext:value-type="float">
            <text:p>19.03763</text:p>
          </table:table-cell>
          <table:table-cell office:value-type="float" office:value="26.90814" calcext:value-type="float">
            <text:p>26.90814</text:p>
          </table:table-cell>
          <table:table-cell office:value-type="float" office:value="20.08234" calcext:value-type="float">
            <text:p>20.08234</text:p>
          </table:table-cell>
          <table:table-cell office:value-type="float" office:value="25.38651" calcext:value-type="float">
            <text:p>25.38651</text:p>
          </table:table-cell>
          <table:table-cell office:value-type="float" office:value="20.92709" calcext:value-type="float">
            <text:p>20.92709</text:p>
          </table:table-cell>
          <table:table-cell office:value-type="float" office:value="24.40897" calcext:value-type="float">
            <text:p>24.40897</text:p>
          </table:table-cell>
          <table:table-cell office:value-type="float" office:value="21.4845" calcext:value-type="float">
            <text:p>21.4845</text:p>
          </table:table-cell>
          <table:table-cell office:value-type="float" office:value="23.76489" calcext:value-type="float">
            <text:p>23.76489</text:p>
          </table:table-cell>
          <table:table-cell office:value-type="float" office:value="21.84344" calcext:value-type="float">
            <text:p>21.8434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2082004" calcext:value-type="float">
            <text:p>22082004</text:p>
          </table:table-cell>
          <table:table-cell office:value-type="float" office:value="6.593112" calcext:value-type="float">
            <text:p>6.593112</text:p>
          </table:table-cell>
          <table:table-cell office:value-type="float" office:value="21" calcext:value-type="float">
            <text:p>21</text:p>
          </table:table-cell>
          <table:table-cell office:value-type="float" office:value="12.1" calcext:value-type="float">
            <text:p>12.1</text:p>
          </table:table-cell>
          <table:table-cell office:value-type="float" office:value="2.199196" calcext:value-type="float">
            <text:p>2.199196</text:p>
          </table:table-cell>
          <table:table-cell office:value-type="float" office:value="1.384691" calcext:value-type="float">
            <text:p>1.384691</text:p>
          </table:table-cell>
          <table:table-cell office:value-type="float" office:value="132.012" calcext:value-type="float">
            <text:p>132.012</text:p>
          </table:table-cell>
          <table:table-cell office:value-type="float" office:value="19.81053" calcext:value-type="float">
            <text:p>19.81053</text:p>
          </table:table-cell>
          <table:table-cell office:value-type="float" office:value="29.6098" calcext:value-type="float">
            <text:p>29.6098</text:p>
          </table:table-cell>
          <table:table-cell office:value-type="float" office:value="13.65021" calcext:value-type="float">
            <text:p>13.65021</text:p>
          </table:table-cell>
          <table:table-cell office:value-type="float" office:value="24.88858" calcext:value-type="float">
            <text:p>24.88858</text:p>
          </table:table-cell>
          <table:table-cell office:value-type="float" office:value="17.77948" calcext:value-type="float">
            <text:p>17.77948</text:p>
          </table:table-cell>
          <table:table-cell office:value-type="float" office:value="23.89706" calcext:value-type="float">
            <text:p>23.89706</text:p>
          </table:table-cell>
          <table:table-cell office:value-type="float" office:value="19.22086" calcext:value-type="float">
            <text:p>19.22086</text:p>
          </table:table-cell>
          <table:table-cell office:value-type="float" office:value="23.14725" calcext:value-type="float">
            <text:p>23.14725</text:p>
          </table:table-cell>
          <table:table-cell office:value-type="float" office:value="20.34665" calcext:value-type="float">
            <text:p>20.34665</text:p>
          </table:table-cell>
          <table:table-cell office:value-type="float" office:value="23.20175" calcext:value-type="float">
            <text:p>23.20175</text:p>
          </table:table-cell>
          <table:table-cell office:value-type="float" office:value="21.07428" calcext:value-type="float">
            <text:p>21.07428</text:p>
          </table:table-cell>
          <table:table-cell office:value-type="float" office:value="23.33289" calcext:value-type="float">
            <text:p>23.33289</text:p>
          </table:table-cell>
          <table:table-cell office:value-type="float" office:value="21.54059" calcext:value-type="float">
            <text:p>21.5405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082004" calcext:value-type="float">
            <text:p>23082004</text:p>
          </table:table-cell>
          <table:table-cell office:value-type="float" office:value="12.37057" calcext:value-type="float">
            <text:p>12.37057</text:p>
          </table:table-cell>
          <table:table-cell office:value-type="float" office:value="25.3" calcext:value-type="float">
            <text:p>25.3</text:p>
          </table:table-cell>
          <table:table-cell office:value-type="float" office:value="15.7" calcext:value-type="float">
            <text:p>15.7</text:p>
          </table:table-cell>
          <table:table-cell office:value-type="float" office:value="2.566646" calcext:value-type="float">
            <text:p>2.566646</text:p>
          </table:table-cell>
          <table:table-cell office:value-type="float" office:value="1.750092" calcext:value-type="float">
            <text:p>1.750092</text:p>
          </table:table-cell>
          <table:table-cell office:value-type="float" office:value="195.732" calcext:value-type="float">
            <text:p>195.732</text:p>
          </table:table-cell>
          <table:table-cell office:value-type="float" office:value="0.5894737" calcext:value-type="float">
            <text:p>0.5894737</text:p>
          </table:table-cell>
          <table:table-cell office:value-type="float" office:value="34.91602" calcext:value-type="float">
            <text:p>34.91602</text:p>
          </table:table-cell>
          <table:table-cell office:value-type="float" office:value="16.35306" calcext:value-type="float">
            <text:p>16.35306</text:p>
          </table:table-cell>
          <table:table-cell office:value-type="float" office:value="28.45139" calcext:value-type="float">
            <text:p>28.45139</text:p>
          </table:table-cell>
          <table:table-cell office:value-type="float" office:value="19.04214" calcext:value-type="float">
            <text:p>19.04214</text:p>
          </table:table-cell>
          <table:table-cell office:value-type="float" office:value="26.19138" calcext:value-type="float">
            <text:p>26.19138</text:p>
          </table:table-cell>
          <table:table-cell office:value-type="float" office:value="19.71826" calcext:value-type="float">
            <text:p>19.71826</text:p>
          </table:table-cell>
          <table:table-cell office:value-type="float" office:value="24.35739" calcext:value-type="float">
            <text:p>24.35739</text:p>
          </table:table-cell>
          <table:table-cell office:value-type="float" office:value="20.27823" calcext:value-type="float">
            <text:p>20.27823</text:p>
          </table:table-cell>
          <table:table-cell office:value-type="float" office:value="23.36057" calcext:value-type="float">
            <text:p>23.36057</text:p>
          </table:table-cell>
          <table:table-cell office:value-type="float" office:value="20.72699" calcext:value-type="float">
            <text:p>20.72699</text:p>
          </table:table-cell>
          <table:table-cell office:value-type="float" office:value="22.82327" calcext:value-type="float">
            <text:p>22.82327</text:p>
          </table:table-cell>
          <table:table-cell office:value-type="float" office:value="21.07703" calcext:value-type="float">
            <text:p>21.0770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082004" calcext:value-type="float">
            <text:p>24082004</text:p>
          </table:table-cell>
          <table:table-cell office:value-type="float" office:value="6.299676" calcext:value-type="float">
            <text:p>6.299676</text:p>
          </table:table-cell>
          <table:table-cell office:value-type="float" office:value="23.1" calcext:value-type="float">
            <text:p>23.1</text:p>
          </table:table-cell>
          <table:table-cell office:value-type="float" office:value="14.8" calcext:value-type="float">
            <text:p>14.8</text:p>
          </table:table-cell>
          <table:table-cell office:value-type="float" office:value="2.632811" calcext:value-type="float">
            <text:p>2.632811</text:p>
          </table:table-cell>
          <table:table-cell office:value-type="float" office:value="1.651475" calcext:value-type="float">
            <text:p>1.651475</text:p>
          </table:table-cell>
          <table:table-cell office:value-type="float" office:value="114.66" calcext:value-type="float">
            <text:p>114.66</text:p>
          </table:table-cell>
          <table:table-cell office:value-type="float" office:value="10.6" calcext:value-type="float">
            <text:p>10.6</text:p>
          </table:table-cell>
          <table:table-cell office:value-type="float" office:value="27.81985" calcext:value-type="float">
            <text:p>27.81985</text:p>
          </table:table-cell>
          <table:table-cell office:value-type="float" office:value="15.30066" calcext:value-type="float">
            <text:p>15.30066</text:p>
          </table:table-cell>
          <table:table-cell office:value-type="float" office:value="25.00769" calcext:value-type="float">
            <text:p>25.00769</text:p>
          </table:table-cell>
          <table:table-cell office:value-type="float" office:value="17.85458" calcext:value-type="float">
            <text:p>17.85458</text:p>
          </table:table-cell>
          <table:table-cell office:value-type="float" office:value="23.96866" calcext:value-type="float">
            <text:p>23.96866</text:p>
          </table:table-cell>
          <table:table-cell office:value-type="float" office:value="18.93475" calcext:value-type="float">
            <text:p>18.93475</text:p>
          </table:table-cell>
          <table:table-cell office:value-type="float" office:value="23.06705" calcext:value-type="float">
            <text:p>23.06705</text:p>
          </table:table-cell>
          <table:table-cell office:value-type="float" office:value="19.8779" calcext:value-type="float">
            <text:p>19.8779</text:p>
          </table:table-cell>
          <table:table-cell office:value-type="float" office:value="22.51862" calcext:value-type="float">
            <text:p>22.51862</text:p>
          </table:table-cell>
          <table:table-cell office:value-type="float" office:value="20.52475" calcext:value-type="float">
            <text:p>20.52475</text:p>
          </table:table-cell>
          <table:table-cell office:value-type="float" office:value="22.22473" calcext:value-type="float">
            <text:p>22.22473</text:p>
          </table:table-cell>
          <table:table-cell office:value-type="float" office:value="20.94077" calcext:value-type="float">
            <text:p>20.9407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082004" calcext:value-type="float">
            <text:p>25082004</text:p>
          </table:table-cell>
          <table:table-cell office:value-type="float" office:value="15.29242" calcext:value-type="float">
            <text:p>15.29242</text:p>
          </table:table-cell>
          <table:table-cell office:value-type="float" office:value="25.3" calcext:value-type="float">
            <text:p>25.3</text:p>
          </table:table-cell>
          <table:table-cell office:value-type="float" office:value="15.5" calcext:value-type="float">
            <text:p>15.5</text:p>
          </table:table-cell>
          <table:table-cell office:value-type="float" office:value="2.553514" calcext:value-type="float">
            <text:p>2.553514</text:p>
          </table:table-cell>
          <table:table-cell office:value-type="float" office:value="1.618177" calcext:value-type="float">
            <text:p>1.618177</text:p>
          </table:table-cell>
          <table:table-cell office:value-type="float" office:value="149.472" calcext:value-type="float">
            <text:p>149.472</text:p>
          </table:table-cell>
          <table:table-cell office:value-type="float" office:value="0.2" calcext:value-type="float">
            <text:p>0.2</text:p>
          </table:table-cell>
          <table:table-cell office:value-type="float" office:value="32.70248" calcext:value-type="float">
            <text:p>32.70248</text:p>
          </table:table-cell>
          <table:table-cell office:value-type="float" office:value="15.86383" calcext:value-type="float">
            <text:p>15.86383</text:p>
          </table:table-cell>
          <table:table-cell office:value-type="float" office:value="27.91092" calcext:value-type="float">
            <text:p>27.91092</text:p>
          </table:table-cell>
          <table:table-cell office:value-type="float" office:value="18.4249" calcext:value-type="float">
            <text:p>18.4249</text:p>
          </table:table-cell>
          <table:table-cell office:value-type="float" office:value="26.04678" calcext:value-type="float">
            <text:p>26.04678</text:p>
          </table:table-cell>
          <table:table-cell office:value-type="float" office:value="19.34335" calcext:value-type="float">
            <text:p>19.34335</text:p>
          </table:table-cell>
          <table:table-cell office:value-type="float" office:value="24.59039" calcext:value-type="float">
            <text:p>24.59039</text:p>
          </table:table-cell>
          <table:table-cell office:value-type="float" office:value="20.10779" calcext:value-type="float">
            <text:p>20.10779</text:p>
          </table:table-cell>
          <table:table-cell office:value-type="float" office:value="23.62271" calcext:value-type="float">
            <text:p>23.62271</text:p>
          </table:table-cell>
          <table:table-cell office:value-type="float" office:value="20.63718" calcext:value-type="float">
            <text:p>20.63718</text:p>
          </table:table-cell>
          <table:table-cell office:value-type="float" office:value="22.97644" calcext:value-type="float">
            <text:p>22.97644</text:p>
          </table:table-cell>
          <table:table-cell office:value-type="float" office:value="20.96872" calcext:value-type="float">
            <text:p>20.9687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6082004" calcext:value-type="float">
            <text:p>26082004</text:p>
          </table:table-cell>
          <table:table-cell office:value-type="float" office:value="22.13791" calcext:value-type="float">
            <text:p>22.13791</text:p>
          </table:table-cell>
          <table:table-cell office:value-type="float" office:value="27.6" calcext:value-type="float">
            <text:p>27.6</text:p>
          </table:table-cell>
          <table:table-cell office:value-type="float" office:value="13.2" calcext:value-type="float">
            <text:p>13.2</text:p>
          </table:table-cell>
          <table:table-cell office:value-type="float" office:value="2.41262" calcext:value-type="float">
            <text:p>2.41262</text:p>
          </table:table-cell>
          <table:table-cell office:value-type="float" office:value="1.48834" calcext:value-type="float">
            <text:p>1.48834</text:p>
          </table:table-cell>
          <table:table-cell office:value-type="float" office:value="155.664" calcext:value-type="float">
            <text:p>155.664</text:p>
          </table:table-cell>
          <table:table-cell office:value-type="float" office:value="0" calcext:value-type="float">
            <text:p>0</text:p>
          </table:table-cell>
          <table:table-cell office:value-type="float" office:value="47.34448" calcext:value-type="float">
            <text:p>47.34448</text:p>
          </table:table-cell>
          <table:table-cell office:value-type="float" office:value="13.67844" calcext:value-type="float">
            <text:p>13.67844</text:p>
          </table:table-cell>
          <table:table-cell office:value-type="float" office:value="34.48843" calcext:value-type="float">
            <text:p>34.48843</text:p>
          </table:table-cell>
          <table:table-cell office:value-type="float" office:value="17.15933" calcext:value-type="float">
            <text:p>17.15933</text:p>
          </table:table-cell>
          <table:table-cell office:value-type="float" office:value="30.89557" calcext:value-type="float">
            <text:p>30.89557</text:p>
          </table:table-cell>
          <table:table-cell office:value-type="float" office:value="18.49405" calcext:value-type="float">
            <text:p>18.49405</text:p>
          </table:table-cell>
          <table:table-cell office:value-type="float" office:value="28.07834" calcext:value-type="float">
            <text:p>28.07834</text:p>
          </table:table-cell>
          <table:table-cell office:value-type="float" office:value="19.63742" calcext:value-type="float">
            <text:p>19.63742</text:p>
          </table:table-cell>
          <table:table-cell office:value-type="float" office:value="26.16742" calcext:value-type="float">
            <text:p>26.16742</text:p>
          </table:table-cell>
          <table:table-cell office:value-type="float" office:value="20.40442" calcext:value-type="float">
            <text:p>20.40442</text:p>
          </table:table-cell>
          <table:table-cell office:value-type="float" office:value="24.87173" calcext:value-type="float">
            <text:p>24.87173</text:p>
          </table:table-cell>
          <table:table-cell office:value-type="float" office:value="20.87851" calcext:value-type="float">
            <text:p>20.8785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7082004" calcext:value-type="float">
            <text:p>27082004</text:p>
          </table:table-cell>
          <table:table-cell office:value-type="float" office:value="16.77492" calcext:value-type="float">
            <text:p>16.77492</text:p>
          </table:table-cell>
          <table:table-cell office:value-type="float" office:value="27.6" calcext:value-type="float">
            <text:p>27.6</text:p>
          </table:table-cell>
          <table:table-cell office:value-type="float" office:value="12.8" calcext:value-type="float">
            <text:p>12.8</text:p>
          </table:table-cell>
          <table:table-cell office:value-type="float" office:value="2.643284" calcext:value-type="float">
            <text:p>2.643284</text:p>
          </table:table-cell>
          <table:table-cell office:value-type="float" office:value="1.449872" calcext:value-type="float">
            <text:p>1.449872</text:p>
          </table:table-cell>
          <table:table-cell office:value-type="float" office:value="105.048" calcext:value-type="float">
            <text:p>105.048</text:p>
          </table:table-cell>
          <table:table-cell office:value-type="float" office:value="0" calcext:value-type="float">
            <text:p>0</text:p>
          </table:table-cell>
          <table:table-cell office:value-type="float" office:value="48.52264" calcext:value-type="float">
            <text:p>48.52264</text:p>
          </table:table-cell>
          <table:table-cell office:value-type="float" office:value="14.40604" calcext:value-type="float">
            <text:p>14.40604</text:p>
          </table:table-cell>
          <table:table-cell office:value-type="float" office:value="34.37912" calcext:value-type="float">
            <text:p>34.37912</text:p>
          </table:table-cell>
          <table:table-cell office:value-type="float" office:value="18.81961" calcext:value-type="float">
            <text:p>18.81961</text:p>
          </table:table-cell>
          <table:table-cell office:value-type="float" office:value="30.49615" calcext:value-type="float">
            <text:p>30.49615</text:p>
          </table:table-cell>
          <table:table-cell office:value-type="float" office:value="20.21222" calcext:value-type="float">
            <text:p>20.21222</text:p>
          </table:table-cell>
          <table:table-cell office:value-type="float" office:value="27.97745" calcext:value-type="float">
            <text:p>27.97745</text:p>
          </table:table-cell>
          <table:table-cell office:value-type="float" office:value="21.37869" calcext:value-type="float">
            <text:p>21.37869</text:p>
          </table:table-cell>
          <table:table-cell office:value-type="float" office:value="26.44238" calcext:value-type="float">
            <text:p>26.44238</text:p>
          </table:table-cell>
          <table:table-cell office:value-type="float" office:value="22.03796" calcext:value-type="float">
            <text:p>22.03796</text:p>
          </table:table-cell>
          <table:table-cell office:value-type="float" office:value="25.36401" calcext:value-type="float">
            <text:p>25.36401</text:p>
          </table:table-cell>
          <table:table-cell office:value-type="float" office:value="22.3472" calcext:value-type="float">
            <text:p>22.347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8082004" calcext:value-type="float">
            <text:p>28082004</text:p>
          </table:table-cell>
          <table:table-cell office:value-type="float" office:value="9.175751" calcext:value-type="float">
            <text:p>9.175751</text:p>
          </table:table-cell>
          <table:table-cell office:value-type="float" office:value="24.9" calcext:value-type="float">
            <text:p>24.9</text:p>
          </table:table-cell>
          <table:table-cell office:value-type="float" office:value="14.6" calcext:value-type="float">
            <text:p>14.6</text:p>
          </table:table-cell>
          <table:table-cell office:value-type="float" office:value="2.428769" calcext:value-type="float">
            <text:p>2.428769</text:p>
          </table:table-cell>
          <table:table-cell office:value-type="float" office:value="1.558545" calcext:value-type="float">
            <text:p>1.558545</text:p>
          </table:table-cell>
          <table:table-cell office:value-type="float" office:value="140.076" calcext:value-type="float">
            <text:p>140.076</text:p>
          </table:table-cell>
          <table:table-cell office:value-type="float" office:value="3" calcext:value-type="float">
            <text:p>3</text:p>
          </table:table-cell>
          <table:table-cell office:value-type="float" office:value="34.85587" calcext:value-type="float">
            <text:p>34.85587</text:p>
          </table:table-cell>
          <table:table-cell office:value-type="float" office:value="15.26495" calcext:value-type="float">
            <text:p>15.26495</text:p>
          </table:table-cell>
          <table:table-cell office:value-type="float" office:value="28.40125" calcext:value-type="float">
            <text:p>28.40125</text:p>
          </table:table-cell>
          <table:table-cell office:value-type="float" office:value="19.00436" calcext:value-type="float">
            <text:p>19.00436</text:p>
          </table:table-cell>
          <table:table-cell office:value-type="float" office:value="26.3783" calcext:value-type="float">
            <text:p>26.3783</text:p>
          </table:table-cell>
          <table:table-cell office:value-type="float" office:value="20.74463" calcext:value-type="float">
            <text:p>20.74463</text:p>
          </table:table-cell>
          <table:table-cell office:value-type="float" office:value="25.08188" calcext:value-type="float">
            <text:p>25.08188</text:p>
          </table:table-cell>
          <table:table-cell office:value-type="float" office:value="22.10767" calcext:value-type="float">
            <text:p>22.10767</text:p>
          </table:table-cell>
          <table:table-cell office:value-type="float" office:value="25.14999" calcext:value-type="float">
            <text:p>25.14999</text:p>
          </table:table-cell>
          <table:table-cell office:value-type="float" office:value="22.88147" calcext:value-type="float">
            <text:p>22.88147</text:p>
          </table:table-cell>
          <table:table-cell office:value-type="float" office:value="24.90906" calcext:value-type="float">
            <text:p>24.90906</text:p>
          </table:table-cell>
          <table:table-cell office:value-type="float" office:value="23.11325" calcext:value-type="float">
            <text:p>23.1132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9082004" calcext:value-type="float">
            <text:p>29082004</text:p>
          </table:table-cell>
          <table:table-cell office:value-type="float" office:value="18.75771" calcext:value-type="float">
            <text:p>18.75771</text:p>
          </table:table-cell>
          <table:table-cell office:value-type="float" office:value="21.9" calcext:value-type="float">
            <text:p>21.9</text:p>
          </table:table-cell>
          <table:table-cell office:value-type="float" office:value="12.2" calcext:value-type="float">
            <text:p>12.2</text:p>
          </table:table-cell>
          <table:table-cell office:value-type="float" office:value="1.77489" calcext:value-type="float">
            <text:p>1.77489</text:p>
          </table:table-cell>
          <table:table-cell office:value-type="float" office:value="1.282891" calcext:value-type="float">
            <text:p>1.282891</text:p>
          </table:table-cell>
          <table:table-cell office:value-type="float" office:value="170.316" calcext:value-type="float">
            <text:p>170.316</text:p>
          </table:table-cell>
          <table:table-cell office:value-type="float" office:value="0.4" calcext:value-type="float">
            <text:p>0.4</text:p>
          </table:table-cell>
          <table:table-cell office:value-type="float" office:value="38.78268" calcext:value-type="float">
            <text:p>38.78268</text:p>
          </table:table-cell>
          <table:table-cell office:value-type="float" office:value="12.77719" calcext:value-type="float">
            <text:p>12.77719</text:p>
          </table:table-cell>
          <table:table-cell office:value-type="float" office:value="28.81903" calcext:value-type="float">
            <text:p>28.81903</text:p>
          </table:table-cell>
          <table:table-cell office:value-type="float" office:value="16.53931" calcext:value-type="float">
            <text:p>16.53931</text:p>
          </table:table-cell>
          <table:table-cell office:value-type="float" office:value="26.46561" calcext:value-type="float">
            <text:p>26.46561</text:p>
          </table:table-cell>
          <table:table-cell office:value-type="float" office:value="18.12247" calcext:value-type="float">
            <text:p>18.12247</text:p>
          </table:table-cell>
          <table:table-cell office:value-type="float" office:value="24.80975" calcext:value-type="float">
            <text:p>24.80975</text:p>
          </table:table-cell>
          <table:table-cell office:value-type="float" office:value="19.55151" calcext:value-type="float">
            <text:p>19.55151</text:p>
          </table:table-cell>
          <table:table-cell office:value-type="float" office:value="23.84531" calcext:value-type="float">
            <text:p>23.84531</text:p>
          </table:table-cell>
          <table:table-cell office:value-type="float" office:value="20.54608" calcext:value-type="float">
            <text:p>20.54608</text:p>
          </table:table-cell>
          <table:table-cell office:value-type="float" office:value="23.28918" calcext:value-type="float">
            <text:p>23.28918</text:p>
          </table:table-cell>
          <table:table-cell office:value-type="float" office:value="21.19403" calcext:value-type="float">
            <text:p>21.1940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0082004" calcext:value-type="float">
            <text:p>30082004</text:p>
          </table:table-cell>
          <table:table-cell office:value-type="float" office:value="21.58582" calcext:value-type="float">
            <text:p>21.58582</text:p>
          </table:table-cell>
          <table:table-cell office:value-type="float" office:value="21.3" calcext:value-type="float">
            <text:p>21.3</text:p>
          </table:table-cell>
          <table:table-cell office:value-type="float" office:value="9.6" calcext:value-type="float">
            <text:p>9.6</text:p>
          </table:table-cell>
          <table:table-cell office:value-type="float" office:value="1.771042" calcext:value-type="float">
            <text:p>1.771042</text:p>
          </table:table-cell>
          <table:table-cell office:value-type="float" office:value="1.099576" calcext:value-type="float">
            <text:p>1.099576</text:p>
          </table:table-cell>
          <table:table-cell office:value-type="float" office:value="205.02" calcext:value-type="float">
            <text:p>205.02</text:p>
          </table:table-cell>
          <table:table-cell office:value-type="float" office:value="0" calcext:value-type="float">
            <text:p>0</text:p>
          </table:table-cell>
          <table:table-cell office:value-type="float" office:value="44.22275" calcext:value-type="float">
            <text:p>44.22275</text:p>
          </table:table-cell>
          <table:table-cell office:value-type="float" office:value="11.11353" calcext:value-type="float">
            <text:p>11.11353</text:p>
          </table:table-cell>
          <table:table-cell office:value-type="float" office:value="32.94836" calcext:value-type="float">
            <text:p>32.94836</text:p>
          </table:table-cell>
          <table:table-cell office:value-type="float" office:value="15.99985" calcext:value-type="float">
            <text:p>15.99985</text:p>
          </table:table-cell>
          <table:table-cell office:value-type="float" office:value="29.60748" calcext:value-type="float">
            <text:p>29.60748</text:p>
          </table:table-cell>
          <table:table-cell office:value-type="float" office:value="17.63565" calcext:value-type="float">
            <text:p>17.63565</text:p>
          </table:table-cell>
          <table:table-cell office:value-type="float" office:value="27.1123" calcext:value-type="float">
            <text:p>27.1123</text:p>
          </table:table-cell>
          <table:table-cell office:value-type="float" office:value="19.11447" calcext:value-type="float">
            <text:p>19.11447</text:p>
          </table:table-cell>
          <table:table-cell office:value-type="float" office:value="25.4845" calcext:value-type="float">
            <text:p>25.4845</text:p>
          </table:table-cell>
          <table:table-cell office:value-type="float" office:value="20.12064" calcext:value-type="float">
            <text:p>20.12064</text:p>
          </table:table-cell>
          <table:table-cell office:value-type="float" office:value="24.39249" calcext:value-type="float">
            <text:p>24.39249</text:p>
          </table:table-cell>
          <table:table-cell office:value-type="float" office:value="20.7739" calcext:value-type="float">
            <text:p>20.773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1082004" calcext:value-type="float">
            <text:p>31082004</text:p>
          </table:table-cell>
          <table:table-cell office:value-type="float" office:value="19.46304" calcext:value-type="float">
            <text:p>19.46304</text:p>
          </table:table-cell>
          <table:table-cell office:value-type="float" office:value="23.7" calcext:value-type="float">
            <text:p>23.7</text:p>
          </table:table-cell>
          <table:table-cell office:value-type="float" office:value="8.2" calcext:value-type="float">
            <text:p>8.2</text:p>
          </table:table-cell>
          <table:table-cell office:value-type="float" office:value="1.645638" calcext:value-type="float">
            <text:p>1.645638</text:p>
          </table:table-cell>
          <table:table-cell office:value-type="float" office:value="1.039651" calcext:value-type="float">
            <text:p>1.039651</text:p>
          </table:table-cell>
          <table:table-cell office:value-type="float" office:value="107.172" calcext:value-type="float">
            <text:p>107.172</text:p>
          </table:table-cell>
          <table:table-cell office:value-type="float" office:value="0" calcext:value-type="float">
            <text:p>0</text:p>
          </table:table-cell>
          <table:table-cell office:value-type="float" office:value="43.52771" calcext:value-type="float">
            <text:p>43.52771</text:p>
          </table:table-cell>
          <table:table-cell office:value-type="float" office:value="10.50537" calcext:value-type="float">
            <text:p>10.50537</text:p>
          </table:table-cell>
          <table:table-cell office:value-type="float" office:value="31.40182" calcext:value-type="float">
            <text:p>31.40182</text:p>
          </table:table-cell>
          <table:table-cell office:value-type="float" office:value="16.0155" calcext:value-type="float">
            <text:p>16.0155</text:p>
          </table:table-cell>
          <table:table-cell office:value-type="float" office:value="28.95724" calcext:value-type="float">
            <text:p>28.95724</text:p>
          </table:table-cell>
          <table:table-cell office:value-type="float" office:value="17.85641" calcext:value-type="float">
            <text:p>17.85641</text:p>
          </table:table-cell>
          <table:table-cell office:value-type="float" office:value="26.85172" calcext:value-type="float">
            <text:p>26.85172</text:p>
          </table:table-cell>
          <table:table-cell office:value-type="float" office:value="19.43771" calcext:value-type="float">
            <text:p>19.43771</text:p>
          </table:table-cell>
          <table:table-cell office:value-type="float" office:value="25.38931" calcext:value-type="float">
            <text:p>25.38931</text:p>
          </table:table-cell>
          <table:table-cell office:value-type="float" office:value="20.48029" calcext:value-type="float">
            <text:p>20.48029</text:p>
          </table:table-cell>
          <table:table-cell office:value-type="float" office:value="24.39725" calcext:value-type="float">
            <text:p>24.39725</text:p>
          </table:table-cell>
          <table:table-cell office:value-type="float" office:value="21.12967" calcext:value-type="float">
            <text:p>21.1296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92004" calcext:value-type="float">
            <text:p>1092004</text:p>
          </table:table-cell>
          <table:table-cell office:value-type="float" office:value="8.474399" calcext:value-type="float">
            <text:p>8.474399</text:p>
          </table:table-cell>
          <table:table-cell office:value-type="float" office:value="19.9" calcext:value-type="float">
            <text:p>19.9</text:p>
          </table:table-cell>
          <table:table-cell office:value-type="float" office:value="12.2" calcext:value-type="float">
            <text:p>12.2</text:p>
          </table:table-cell>
          <table:table-cell office:value-type="float" office:value="2.026393" calcext:value-type="float">
            <text:p>2.026393</text:p>
          </table:table-cell>
          <table:table-cell office:value-type="float" office:value="1.350183" calcext:value-type="float">
            <text:p>1.350183</text:p>
          </table:table-cell>
          <table:table-cell office:value-type="float" office:value="139.536" calcext:value-type="float">
            <text:p>139.536</text:p>
          </table:table-cell>
          <table:table-cell office:value-type="float" office:value="5.2" calcext:value-type="float">
            <text:p>5.2</text:p>
          </table:table-cell>
          <table:table-cell office:value-type="float" office:value="27.4057" calcext:value-type="float">
            <text:p>27.4057</text:p>
          </table:table-cell>
          <table:table-cell office:value-type="float" office:value="13.2197" calcext:value-type="float">
            <text:p>13.2197</text:p>
          </table:table-cell>
          <table:table-cell office:value-type="float" office:value="24.07495" calcext:value-type="float">
            <text:p>24.07495</text:p>
          </table:table-cell>
          <table:table-cell office:value-type="float" office:value="16.40137" calcext:value-type="float">
            <text:p>16.40137</text:p>
          </table:table-cell>
          <table:table-cell office:value-type="float" office:value="22.99936" calcext:value-type="float">
            <text:p>22.99936</text:p>
          </table:table-cell>
          <table:table-cell office:value-type="float" office:value="18.09296" calcext:value-type="float">
            <text:p>18.09296</text:p>
          </table:table-cell>
          <table:table-cell office:value-type="float" office:value="23.19522" calcext:value-type="float">
            <text:p>23.19522</text:p>
          </table:table-cell>
          <table:table-cell office:value-type="float" office:value="19.66782" calcext:value-type="float">
            <text:p>19.66782</text:p>
          </table:table-cell>
          <table:table-cell office:value-type="float" office:value="23.75323" calcext:value-type="float">
            <text:p>23.75323</text:p>
          </table:table-cell>
          <table:table-cell office:value-type="float" office:value="20.72137" calcext:value-type="float">
            <text:p>20.72137</text:p>
          </table:table-cell>
          <table:table-cell office:value-type="float" office:value="23.80234" calcext:value-type="float">
            <text:p>23.80234</text:p>
          </table:table-cell>
          <table:table-cell office:value-type="float" office:value="21.35043" calcext:value-type="float">
            <text:p>21.3504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92004" calcext:value-type="float">
            <text:p>2092004</text:p>
          </table:table-cell>
          <table:table-cell office:value-type="float" office:value="11.64477" calcext:value-type="float">
            <text:p>11.64477</text:p>
          </table:table-cell>
          <table:table-cell office:value-type="float" office:value="20.2" calcext:value-type="float">
            <text:p>20.2</text:p>
          </table:table-cell>
          <table:table-cell office:value-type="float" office:value="10.7" calcext:value-type="float">
            <text:p>10.7</text:p>
          </table:table-cell>
          <table:table-cell office:value-type="float" office:value="1.994163" calcext:value-type="float">
            <text:p>1.994163</text:p>
          </table:table-cell>
          <table:table-cell office:value-type="float" office:value="1.262128" calcext:value-type="float">
            <text:p>1.262128</text:p>
          </table:table-cell>
          <table:table-cell office:value-type="float" office:value="162.864" calcext:value-type="float">
            <text:p>162.864</text:p>
          </table:table-cell>
          <table:table-cell office:value-type="float" office:value="1.6" calcext:value-type="float">
            <text:p>1.6</text:p>
          </table:table-cell>
          <table:table-cell office:value-type="float" office:value="27.69348" calcext:value-type="float">
            <text:p>27.69348</text:p>
          </table:table-cell>
          <table:table-cell office:value-type="float" office:value="11.38788" calcext:value-type="float">
            <text:p>11.38788</text:p>
          </table:table-cell>
          <table:table-cell office:value-type="float" office:value="23.98422" calcext:value-type="float">
            <text:p>23.98422</text:p>
          </table:table-cell>
          <table:table-cell office:value-type="float" office:value="14.54117" calcext:value-type="float">
            <text:p>14.54117</text:p>
          </table:table-cell>
          <table:table-cell office:value-type="float" office:value="22.52484" calcext:value-type="float">
            <text:p>22.52484</text:p>
          </table:table-cell>
          <table:table-cell office:value-type="float" office:value="16.01251" calcext:value-type="float">
            <text:p>16.01251</text:p>
          </table:table-cell>
          <table:table-cell office:value-type="float" office:value="21.71558" calcext:value-type="float">
            <text:p>21.71558</text:p>
          </table:table-cell>
          <table:table-cell office:value-type="float" office:value="17.49945" calcext:value-type="float">
            <text:p>17.49945</text:p>
          </table:table-cell>
          <table:table-cell office:value-type="float" office:value="21.26901" calcext:value-type="float">
            <text:p>21.26901</text:p>
          </table:table-cell>
          <table:table-cell office:value-type="float" office:value="18.61197" calcext:value-type="float">
            <text:p>18.61197</text:p>
          </table:table-cell>
          <table:table-cell office:value-type="float" office:value="21.29153" calcext:value-type="float">
            <text:p>21.29153</text:p>
          </table:table-cell>
          <table:table-cell office:value-type="float" office:value="19.42938" calcext:value-type="float">
            <text:p>19.4293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092004" calcext:value-type="float">
            <text:p>3092004</text:p>
          </table:table-cell>
          <table:table-cell office:value-type="float" office:value="18.41432" calcext:value-type="float">
            <text:p>18.41432</text:p>
          </table:table-cell>
          <table:table-cell office:value-type="float" office:value="20.6" calcext:value-type="float">
            <text:p>20.6</text:p>
          </table:table-cell>
          <table:table-cell office:value-type="float" office:value="8.5" calcext:value-type="float">
            <text:p>8.5</text:p>
          </table:table-cell>
          <table:table-cell office:value-type="float" office:value="1.764981" calcext:value-type="float">
            <text:p>1.764981</text:p>
          </table:table-cell>
          <table:table-cell office:value-type="float" office:value="1.053866" calcext:value-type="float">
            <text:p>1.053866</text:p>
          </table:table-cell>
          <table:table-cell office:value-type="float" office:value="168.804" calcext:value-type="float">
            <text:p>168.804</text:p>
          </table:table-cell>
          <table:table-cell office:value-type="float" office:value="0.2" calcext:value-type="float">
            <text:p>0.2</text:p>
          </table:table-cell>
          <table:table-cell office:value-type="float" office:value="30.05222" calcext:value-type="float">
            <text:p>30.05222</text:p>
          </table:table-cell>
          <table:table-cell office:value-type="float" office:value="9.286652" calcext:value-type="float">
            <text:p>9.286652</text:p>
          </table:table-cell>
          <table:table-cell office:value-type="float" office:value="24.41916" calcext:value-type="float">
            <text:p>24.41916</text:p>
          </table:table-cell>
          <table:table-cell office:value-type="float" office:value="12.92175" calcext:value-type="float">
            <text:p>12.92175</text:p>
          </table:table-cell>
          <table:table-cell office:value-type="float" office:value="22.78476" calcext:value-type="float">
            <text:p>22.78476</text:p>
          </table:table-cell>
          <table:table-cell office:value-type="float" office:value="14.81903" calcext:value-type="float">
            <text:p>14.81903</text:p>
          </table:table-cell>
          <table:table-cell office:value-type="float" office:value="21.66782" calcext:value-type="float">
            <text:p>21.66782</text:p>
          </table:table-cell>
          <table:table-cell office:value-type="float" office:value="16.53192" calcext:value-type="float">
            <text:p>16.53192</text:p>
          </table:table-cell>
          <table:table-cell office:value-type="float" office:value="21.12106" calcext:value-type="float">
            <text:p>21.12106</text:p>
          </table:table-cell>
          <table:table-cell office:value-type="float" office:value="17.75522" calcext:value-type="float">
            <text:p>17.75522</text:p>
          </table:table-cell>
          <table:table-cell office:value-type="float" office:value="20.79547" calcext:value-type="float">
            <text:p>20.79547</text:p>
          </table:table-cell>
          <table:table-cell office:value-type="float" office:value="18.62827" calcext:value-type="float">
            <text:p>18.6282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092004" calcext:value-type="float">
            <text:p>4092004</text:p>
          </table:table-cell>
          <table:table-cell office:value-type="float" office:value="20.60322" calcext:value-type="float">
            <text:p>20.60322</text:p>
          </table:table-cell>
          <table:table-cell office:value-type="float" office:value="24.2" calcext:value-type="float">
            <text:p>24.2</text:p>
          </table:table-cell>
          <table:table-cell office:value-type="float" office:value="10.1" calcext:value-type="float">
            <text:p>10.1</text:p>
          </table:table-cell>
          <table:table-cell office:value-type="float" office:value="1.901562" calcext:value-type="float">
            <text:p>1.901562</text:p>
          </table:table-cell>
          <table:table-cell office:value-type="float" office:value="1.142746" calcext:value-type="float">
            <text:p>1.142746</text:p>
          </table:table-cell>
          <table:table-cell office:value-type="float" office:value="240.624" calcext:value-type="float">
            <text:p>240.624</text:p>
          </table:table-cell>
          <table:table-cell office:value-type="float" office:value="0" calcext:value-type="float">
            <text:p>0</text:p>
          </table:table-cell>
          <table:table-cell office:value-type="float" office:value="43.9209" calcext:value-type="float">
            <text:p>43.9209</text:p>
          </table:table-cell>
          <table:table-cell office:value-type="float" office:value="10.78549" calcext:value-type="float">
            <text:p>10.78549</text:p>
          </table:table-cell>
          <table:table-cell office:value-type="float" office:value="31.40445" calcext:value-type="float">
            <text:p>31.40445</text:p>
          </table:table-cell>
          <table:table-cell office:value-type="float" office:value="14.47693" calcext:value-type="float">
            <text:p>14.47693</text:p>
          </table:table-cell>
          <table:table-cell office:value-type="float" office:value="28.24704" calcext:value-type="float">
            <text:p>28.24704</text:p>
          </table:table-cell>
          <table:table-cell office:value-type="float" office:value="15.92761" calcext:value-type="float">
            <text:p>15.92761</text:p>
          </table:table-cell>
          <table:table-cell office:value-type="float" office:value="25.74326" calcext:value-type="float">
            <text:p>25.74326</text:p>
          </table:table-cell>
          <table:table-cell office:value-type="float" office:value="17.21088" calcext:value-type="float">
            <text:p>17.21088</text:p>
          </table:table-cell>
          <table:table-cell office:value-type="float" office:value="24.07004" calcext:value-type="float">
            <text:p>24.07004</text:p>
          </table:table-cell>
          <table:table-cell office:value-type="float" office:value="18.13617" calcext:value-type="float">
            <text:p>18.13617</text:p>
          </table:table-cell>
          <table:table-cell office:value-type="float" office:value="22.96042" calcext:value-type="float">
            <text:p>22.96042</text:p>
          </table:table-cell>
          <table:table-cell office:value-type="float" office:value="18.79507" calcext:value-type="float">
            <text:p>18.7950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092004" calcext:value-type="float">
            <text:p>5092004</text:p>
          </table:table-cell>
          <table:table-cell office:value-type="float" office:value="14.67227" calcext:value-type="float">
            <text:p>14.67227</text:p>
          </table:table-cell>
          <table:table-cell office:value-type="float" office:value="26.6" calcext:value-type="float">
            <text:p>26.6</text:p>
          </table:table-cell>
          <table:table-cell office:value-type="float" office:value="16.7" calcext:value-type="float">
            <text:p>16.7</text:p>
          </table:table-cell>
          <table:table-cell office:value-type="float" office:value="2.422233" calcext:value-type="float">
            <text:p>2.422233</text:p>
          </table:table-cell>
          <table:table-cell office:value-type="float" office:value="1.568696" calcext:value-type="float">
            <text:p>1.568696</text:p>
          </table:table-cell>
          <table:table-cell office:value-type="float" office:value="199.44" calcext:value-type="float">
            <text:p>199.44</text:p>
          </table:table-cell>
          <table:table-cell office:value-type="float" office:value="0" calcext:value-type="float">
            <text:p>0</text:p>
          </table:table-cell>
          <table:table-cell office:value-type="float" office:value="41.85327" calcext:value-type="float">
            <text:p>41.85327</text:p>
          </table:table-cell>
          <table:table-cell office:value-type="float" office:value="17.39572" calcext:value-type="float">
            <text:p>17.39572</text:p>
          </table:table-cell>
          <table:table-cell office:value-type="float" office:value="32.13235" calcext:value-type="float">
            <text:p>32.13235</text:p>
          </table:table-cell>
          <table:table-cell office:value-type="float" office:value="19.57266" calcext:value-type="float">
            <text:p>19.57266</text:p>
          </table:table-cell>
          <table:table-cell office:value-type="float" office:value="29.52728" calcext:value-type="float">
            <text:p>29.52728</text:p>
          </table:table-cell>
          <table:table-cell office:value-type="float" office:value="20.38702" calcext:value-type="float">
            <text:p>20.38702</text:p>
          </table:table-cell>
          <table:table-cell office:value-type="float" office:value="27.22595" calcext:value-type="float">
            <text:p>27.22595</text:p>
          </table:table-cell>
          <table:table-cell office:value-type="float" office:value="20.97552" calcext:value-type="float">
            <text:p>20.97552</text:p>
          </table:table-cell>
          <table:table-cell office:value-type="float" office:value="25.5741" calcext:value-type="float">
            <text:p>25.5741</text:p>
          </table:table-cell>
          <table:table-cell office:value-type="float" office:value="21.26965" calcext:value-type="float">
            <text:p>21.26965</text:p>
          </table:table-cell>
          <table:table-cell office:value-type="float" office:value="24.41699" calcext:value-type="float">
            <text:p>24.41699</text:p>
          </table:table-cell>
          <table:table-cell office:value-type="float" office:value="21.36844" calcext:value-type="float">
            <text:p>21.3684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092004" calcext:value-type="float">
            <text:p>6092004</text:p>
          </table:table-cell>
          <table:table-cell office:value-type="float" office:value="13.93923" calcext:value-type="float">
            <text:p>13.93923</text:p>
          </table:table-cell>
          <table:table-cell office:value-type="float" office:value="20.3" calcext:value-type="float">
            <text:p>20.3</text:p>
          </table:table-cell>
          <table:table-cell office:value-type="float" office:value="10.1" calcext:value-type="float">
            <text:p>10.1</text:p>
          </table:table-cell>
          <table:table-cell office:value-type="float" office:value="1.72932" calcext:value-type="float">
            <text:p>1.72932</text:p>
          </table:table-cell>
          <table:table-cell office:value-type="float" office:value="1.212639" calcext:value-type="float">
            <text:p>1.212639</text:p>
          </table:table-cell>
          <table:table-cell office:value-type="float" office:value="141.588" calcext:value-type="float">
            <text:p>141.588</text:p>
          </table:table-cell>
          <table:table-cell office:value-type="float" office:value="2" calcext:value-type="float">
            <text:p>2</text:p>
          </table:table-cell>
          <table:table-cell office:value-type="float" office:value="37.01273" calcext:value-type="float">
            <text:p>37.01273</text:p>
          </table:table-cell>
          <table:table-cell office:value-type="float" office:value="11.37033" calcext:value-type="float">
            <text:p>11.37033</text:p>
          </table:table-cell>
          <table:table-cell office:value-type="float" office:value="28.47882" calcext:value-type="float">
            <text:p>28.47882</text:p>
          </table:table-cell>
          <table:table-cell office:value-type="float" office:value="16.17404" calcext:value-type="float">
            <text:p>16.17404</text:p>
          </table:table-cell>
          <table:table-cell office:value-type="float" office:value="26.42719" calcext:value-type="float">
            <text:p>26.42719</text:p>
          </table:table-cell>
          <table:table-cell office:value-type="float" office:value="18.37695" calcext:value-type="float">
            <text:p>18.37695</text:p>
          </table:table-cell>
          <table:table-cell office:value-type="float" office:value="24.8877" calcext:value-type="float">
            <text:p>24.8877</text:p>
          </table:table-cell>
          <table:table-cell office:value-type="float" office:value="20.21585" calcext:value-type="float">
            <text:p>20.21585</text:p>
          </table:table-cell>
          <table:table-cell office:value-type="float" office:value="24.25308" calcext:value-type="float">
            <text:p>24.25308</text:p>
          </table:table-cell>
          <table:table-cell office:value-type="float" office:value="21.37012" calcext:value-type="float">
            <text:p>21.37012</text:p>
          </table:table-cell>
          <table:table-cell office:value-type="float" office:value="23.98428" calcext:value-type="float">
            <text:p>23.98428</text:p>
          </table:table-cell>
          <table:table-cell office:value-type="float" office:value="21.86209" calcext:value-type="float">
            <text:p>21.8620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092004" calcext:value-type="float">
            <text:p>7092004</text:p>
          </table:table-cell>
          <table:table-cell office:value-type="float" office:value="11.61902" calcext:value-type="float">
            <text:p>11.61902</text:p>
          </table:table-cell>
          <table:table-cell office:value-type="float" office:value="17.9" calcext:value-type="float">
            <text:p>17.9</text:p>
          </table:table-cell>
          <table:table-cell office:value-type="float" office:value="8.5" calcext:value-type="float">
            <text:p>8.5</text:p>
          </table:table-cell>
          <table:table-cell office:value-type="float" office:value="1.495601" calcext:value-type="float">
            <text:p>1.495601</text:p>
          </table:table-cell>
          <table:table-cell office:value-type="float" office:value="0.9321132" calcext:value-type="float">
            <text:p>0.9321132</text:p>
          </table:table-cell>
          <table:table-cell office:value-type="float" office:value="221.4" calcext:value-type="float">
            <text:p>221.4</text:p>
          </table:table-cell>
          <table:table-cell office:value-type="float" office:value="3.8" calcext:value-type="float">
            <text:p>3.8</text:p>
          </table:table-cell>
          <table:table-cell office:value-type="float" office:value="28.81296" calcext:value-type="float">
            <text:p>28.81296</text:p>
          </table:table-cell>
          <table:table-cell office:value-type="float" office:value="9.920563" calcext:value-type="float">
            <text:p>9.920563</text:p>
          </table:table-cell>
          <table:table-cell office:value-type="float" office:value="23.1803" calcext:value-type="float">
            <text:p>23.1803</text:p>
          </table:table-cell>
          <table:table-cell office:value-type="float" office:value="14.27692" calcext:value-type="float">
            <text:p>14.27692</text:p>
          </table:table-cell>
          <table:table-cell office:value-type="float" office:value="21.60849" calcext:value-type="float">
            <text:p>21.60849</text:p>
          </table:table-cell>
          <table:table-cell office:value-type="float" office:value="15.99756" calcext:value-type="float">
            <text:p>15.99756</text:p>
          </table:table-cell>
          <table:table-cell office:value-type="float" office:value="20.89603" calcext:value-type="float">
            <text:p>20.89603</text:p>
          </table:table-cell>
          <table:table-cell office:value-type="float" office:value="17.5929" calcext:value-type="float">
            <text:p>17.5929</text:p>
          </table:table-cell>
          <table:table-cell office:value-type="float" office:value="21.26416" calcext:value-type="float">
            <text:p>21.26416</text:p>
          </table:table-cell>
          <table:table-cell office:value-type="float" office:value="18.76004" calcext:value-type="float">
            <text:p>18.76004</text:p>
          </table:table-cell>
          <table:table-cell office:value-type="float" office:value="21.90433" calcext:value-type="float">
            <text:p>21.90433</text:p>
          </table:table-cell>
          <table:table-cell office:value-type="float" office:value="19.59009" calcext:value-type="float">
            <text:p>19.5900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092004" calcext:value-type="float">
            <text:p>8092004</text:p>
          </table:table-cell>
          <table:table-cell office:value-type="float" office:value="11.82229" calcext:value-type="float">
            <text:p>11.8222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.459607" calcext:value-type="float">
            <text:p>1.459607</text:p>
          </table:table-cell>
          <table:table-cell office:value-type="float" office:value="1.186515" calcext:value-type="float">
            <text:p>1.186515</text:p>
          </table:table-cell>
          <table:table-cell office:value-type="float" office:value="309.744" calcext:value-type="float">
            <text:p>309.744</text:p>
          </table:table-cell>
          <table:table-cell office:value-type="float" office:value="0" calcext:value-type="float">
            <text:p>0</text:p>
          </table:table-cell>
          <table:table-cell office:value-type="float" office:value="26.8757" calcext:value-type="float">
            <text:p>26.8757</text:p>
          </table:table-cell>
          <table:table-cell office:value-type="float" office:value="10.89752" calcext:value-type="float">
            <text:p>10.89752</text:p>
          </table:table-cell>
          <table:table-cell office:value-type="float" office:value="21.9469" calcext:value-type="float">
            <text:p>21.9469</text:p>
          </table:table-cell>
          <table:table-cell office:value-type="float" office:value="13.52988" calcext:value-type="float">
            <text:p>13.52988</text:p>
          </table:table-cell>
          <table:table-cell office:value-type="float" office:value="20.28622" calcext:value-type="float">
            <text:p>20.28622</text:p>
          </table:table-cell>
          <table:table-cell office:value-type="float" office:value="14.82394" calcext:value-type="float">
            <text:p>14.82394</text:p>
          </table:table-cell>
          <table:table-cell office:value-type="float" office:value="19.73621" calcext:value-type="float">
            <text:p>19.73621</text:p>
          </table:table-cell>
          <table:table-cell office:value-type="float" office:value="16.16013" calcext:value-type="float">
            <text:p>16.16013</text:p>
          </table:table-cell>
          <table:table-cell office:value-type="float" office:value="19.52521" calcext:value-type="float">
            <text:p>19.52521</text:p>
          </table:table-cell>
          <table:table-cell office:value-type="float" office:value="17.22653" calcext:value-type="float">
            <text:p>17.22653</text:p>
          </table:table-cell>
          <table:table-cell office:value-type="float" office:value="19.54199" calcext:value-type="float">
            <text:p>19.54199</text:p>
          </table:table-cell>
          <table:table-cell office:value-type="float" office:value="18.05453" calcext:value-type="float">
            <text:p>18.0545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092004" calcext:value-type="float">
            <text:p>9092004</text:p>
          </table:table-cell>
          <table:table-cell office:value-type="float" office:value="19.21411" calcext:value-type="float">
            <text:p>19.21411</text:p>
          </table:table-cell>
          <table:table-cell office:value-type="float" office:value="19.4" calcext:value-type="float">
            <text:p>19.4</text:p>
          </table:table-cell>
          <table:table-cell office:value-type="float" office:value="7.4" calcext:value-type="float">
            <text:p>7.4</text:p>
          </table:table-cell>
          <table:table-cell office:value-type="float" office:value="1.404284" calcext:value-type="float">
            <text:p>1.404284</text:p>
          </table:table-cell>
          <table:table-cell office:value-type="float" office:value="1.01074" calcext:value-type="float">
            <text:p>1.01074</text:p>
          </table:table-cell>
          <table:table-cell office:value-type="float" office:value="266.94" calcext:value-type="float">
            <text:p>266.94</text:p>
          </table:table-cell>
          <table:table-cell office:value-type="float" office:value="0" calcext:value-type="float">
            <text:p>0</text:p>
          </table:table-cell>
          <table:table-cell office:value-type="float" office:value="37.9335" calcext:value-type="float">
            <text:p>37.9335</text:p>
          </table:table-cell>
          <table:table-cell office:value-type="float" office:value="8.730286" calcext:value-type="float">
            <text:p>8.730286</text:p>
          </table:table-cell>
          <table:table-cell office:value-type="float" office:value="27.09021" calcext:value-type="float">
            <text:p>27.09021</text:p>
          </table:table-cell>
          <table:table-cell office:value-type="float" office:value="12.4086" calcext:value-type="float">
            <text:p>12.4086</text:p>
          </table:table-cell>
          <table:table-cell office:value-type="float" office:value="24.56372" calcext:value-type="float">
            <text:p>24.56372</text:p>
          </table:table-cell>
          <table:table-cell office:value-type="float" office:value="14.01193" calcext:value-type="float">
            <text:p>14.01193</text:p>
          </table:table-cell>
          <table:table-cell office:value-type="float" office:value="22.62088" calcext:value-type="float">
            <text:p>22.62088</text:p>
          </table:table-cell>
          <table:table-cell office:value-type="float" office:value="15.47021" calcext:value-type="float">
            <text:p>15.47021</text:p>
          </table:table-cell>
          <table:table-cell office:value-type="float" office:value="21.39026" calcext:value-type="float">
            <text:p>21.39026</text:p>
          </table:table-cell>
          <table:table-cell office:value-type="float" office:value="16.55487" calcext:value-type="float">
            <text:p>16.55487</text:p>
          </table:table-cell>
          <table:table-cell office:value-type="float" office:value="20.64578" calcext:value-type="float">
            <text:p>20.64578</text:p>
          </table:table-cell>
          <table:table-cell office:value-type="float" office:value="17.37216" calcext:value-type="float">
            <text:p>17.3721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092004" calcext:value-type="float">
            <text:p>10092004</text:p>
          </table:table-cell>
          <table:table-cell office:value-type="float" office:value="15.03414" calcext:value-type="float">
            <text:p>15.03414</text:p>
          </table:table-cell>
          <table:table-cell office:value-type="float" office:value="25" calcext:value-type="float">
            <text:p>25</text:p>
          </table:table-cell>
          <table:table-cell office:value-type="float" office:value="6.3" calcext:value-type="float">
            <text:p>6.3</text:p>
          </table:table-cell>
          <table:table-cell office:value-type="float" office:value="2.016359" calcext:value-type="float">
            <text:p>2.016359</text:p>
          </table:table-cell>
          <table:table-cell office:value-type="float" office:value="0.9375149" calcext:value-type="float">
            <text:p>0.9375149</text:p>
          </table:table-cell>
          <table:table-cell office:value-type="float" office:value="149.616" calcext:value-type="float">
            <text:p>149.616</text:p>
          </table:table-cell>
          <table:table-cell office:value-type="float" office:value="0" calcext:value-type="float">
            <text:p>0</text:p>
          </table:table-cell>
          <table:table-cell office:value-type="float" office:value="40.01752" calcext:value-type="float">
            <text:p>40.01752</text:p>
          </table:table-cell>
          <table:table-cell office:value-type="float" office:value="8.35733" calcext:value-type="float">
            <text:p>8.35733</text:p>
          </table:table-cell>
          <table:table-cell office:value-type="float" office:value="29.112" calcext:value-type="float">
            <text:p>29.112</text:p>
          </table:table-cell>
          <table:table-cell office:value-type="float" office:value="13.28452" calcext:value-type="float">
            <text:p>13.28452</text:p>
          </table:table-cell>
          <table:table-cell office:value-type="float" office:value="26.0795" calcext:value-type="float">
            <text:p>26.0795</text:p>
          </table:table-cell>
          <table:table-cell office:value-type="float" office:value="14.87152" calcext:value-type="float">
            <text:p>14.87152</text:p>
          </table:table-cell>
          <table:table-cell office:value-type="float" office:value="23.79837" calcext:value-type="float">
            <text:p>23.79837</text:p>
          </table:table-cell>
          <table:table-cell office:value-type="float" office:value="16.3136" calcext:value-type="float">
            <text:p>16.3136</text:p>
          </table:table-cell>
          <table:table-cell office:value-type="float" office:value="22.36487" calcext:value-type="float">
            <text:p>22.36487</text:p>
          </table:table-cell>
          <table:table-cell office:value-type="float" office:value="17.32837" calcext:value-type="float">
            <text:p>17.32837</text:p>
          </table:table-cell>
          <table:table-cell office:value-type="float" office:value="21.47488" calcext:value-type="float">
            <text:p>21.47488</text:p>
          </table:table-cell>
          <table:table-cell office:value-type="float" office:value="18.02457" calcext:value-type="float">
            <text:p>18.0245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092004" calcext:value-type="float">
            <text:p>11092004</text:p>
          </table:table-cell>
          <table:table-cell office:value-type="float" office:value="15.79291" calcext:value-type="float">
            <text:p>15.79291</text:p>
          </table:table-cell>
          <table:table-cell office:value-type="float" office:value="20.6" calcext:value-type="float">
            <text:p>20.6</text:p>
          </table:table-cell>
          <table:table-cell office:value-type="float" office:value="8.5" calcext:value-type="float">
            <text:p>8.5</text:p>
          </table:table-cell>
          <table:table-cell office:value-type="float" office:value="2.181074" calcext:value-type="float">
            <text:p>2.181074</text:p>
          </table:table-cell>
          <table:table-cell office:value-type="float" office:value="1.089044" calcext:value-type="float">
            <text:p>1.089044</text:p>
          </table:table-cell>
          <table:table-cell office:value-type="float" office:value="227.304" calcext:value-type="float">
            <text:p>227.304</text:p>
          </table:table-cell>
          <table:table-cell office:value-type="float" office:value="0" calcext:value-type="float">
            <text:p>0</text:p>
          </table:table-cell>
          <table:table-cell office:value-type="float" office:value="42.37057" calcext:value-type="float">
            <text:p>42.37057</text:p>
          </table:table-cell>
          <table:table-cell office:value-type="float" office:value="11.21735" calcext:value-type="float">
            <text:p>11.21735</text:p>
          </table:table-cell>
          <table:table-cell office:value-type="float" office:value="31.25208" calcext:value-type="float">
            <text:p>31.25208</text:p>
          </table:table-cell>
          <table:table-cell office:value-type="float" office:value="17.36975" calcext:value-type="float">
            <text:p>17.36975</text:p>
          </table:table-cell>
          <table:table-cell office:value-type="float" office:value="28.17542" calcext:value-type="float">
            <text:p>28.17542</text:p>
          </table:table-cell>
          <table:table-cell office:value-type="float" office:value="19.6611" calcext:value-type="float">
            <text:p>19.6611</text:p>
          </table:table-cell>
          <table:table-cell office:value-type="float" office:value="25.80518" calcext:value-type="float">
            <text:p>25.80518</text:p>
          </table:table-cell>
          <table:table-cell office:value-type="float" office:value="20.21771" calcext:value-type="float">
            <text:p>20.21771</text:p>
          </table:table-cell>
          <table:table-cell office:value-type="float" office:value="24.20367" calcext:value-type="float">
            <text:p>24.20367</text:p>
          </table:table-cell>
          <table:table-cell office:value-type="float" office:value="20.4024" calcext:value-type="float">
            <text:p>20.4024</text:p>
          </table:table-cell>
          <table:table-cell office:value-type="float" office:value="23.08691" calcext:value-type="float">
            <text:p>23.08691</text:p>
          </table:table-cell>
          <table:table-cell office:value-type="float" office:value="20.43951" calcext:value-type="float">
            <text:p>20.4395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092004" calcext:value-type="float">
            <text:p>12092004</text:p>
          </table:table-cell>
          <table:table-cell office:value-type="float" office:value="15.92275" calcext:value-type="float">
            <text:p>15.92275</text:p>
          </table:table-cell>
          <table:table-cell office:value-type="float" office:value="20" calcext:value-type="float">
            <text:p>20</text:p>
          </table:table-cell>
          <table:table-cell office:value-type="float" office:value="6.8" calcext:value-type="float">
            <text:p>6.8</text:p>
          </table:table-cell>
          <table:table-cell office:value-type="float" office:value="1.560404" calcext:value-type="float">
            <text:p>1.560404</text:p>
          </table:table-cell>
          <table:table-cell office:value-type="float" office:value="0.9701875" calcext:value-type="float">
            <text:p>0.9701875</text:p>
          </table:table-cell>
          <table:table-cell office:value-type="float" office:value="96.94801" calcext:value-type="float">
            <text:p>96.94801</text:p>
          </table:table-cell>
          <table:table-cell office:value-type="float" office:value="0" calcext:value-type="float">
            <text:p>0</text:p>
          </table:table-cell>
          <table:table-cell office:value-type="float" office:value="39.06363" calcext:value-type="float">
            <text:p>39.06363</text:p>
          </table:table-cell>
          <table:table-cell office:value-type="float" office:value="8.849731" calcext:value-type="float">
            <text:p>8.849731</text:p>
          </table:table-cell>
          <table:table-cell office:value-type="float" office:value="28.14294" calcext:value-type="float">
            <text:p>28.14294</text:p>
          </table:table-cell>
          <table:table-cell office:value-type="float" office:value="14.37585" calcext:value-type="float">
            <text:p>14.37585</text:p>
          </table:table-cell>
          <table:table-cell office:value-type="float" office:value="25.70374" calcext:value-type="float">
            <text:p>25.70374</text:p>
          </table:table-cell>
          <table:table-cell office:value-type="float" office:value="16.38248" calcext:value-type="float">
            <text:p>16.38248</text:p>
          </table:table-cell>
          <table:table-cell office:value-type="float" office:value="23.81348" calcext:value-type="float">
            <text:p>23.81348</text:p>
          </table:table-cell>
          <table:table-cell office:value-type="float" office:value="17.96451" calcext:value-type="float">
            <text:p>17.96451</text:p>
          </table:table-cell>
          <table:table-cell office:value-type="float" office:value="22.74005" calcext:value-type="float">
            <text:p>22.74005</text:p>
          </table:table-cell>
          <table:table-cell office:value-type="float" office:value="19.00757" calcext:value-type="float">
            <text:p>19.00757</text:p>
          </table:table-cell>
          <table:table-cell office:value-type="float" office:value="22.20474" calcext:value-type="float">
            <text:p>22.20474</text:p>
          </table:table-cell>
          <table:table-cell office:value-type="float" office:value="19.64838" calcext:value-type="float">
            <text:p>19.6483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092004" calcext:value-type="float">
            <text:p>13092004</text:p>
          </table:table-cell>
          <table:table-cell office:value-type="float" office:value="6.272964" calcext:value-type="float">
            <text:p>6.272964</text:p>
          </table:table-cell>
          <table:table-cell office:value-type="float" office:value="17" calcext:value-type="float">
            <text:p>17</text:p>
          </table:table-cell>
          <table:table-cell office:value-type="float" office:value="5.3" calcext:value-type="float">
            <text:p>5.3</text:p>
          </table:table-cell>
          <table:table-cell office:value-type="float" office:value="1.720515" calcext:value-type="float">
            <text:p>1.720515</text:p>
          </table:table-cell>
          <table:table-cell office:value-type="float" office:value="0.8751099" calcext:value-type="float">
            <text:p>0.8751099</text:p>
          </table:table-cell>
          <table:table-cell office:value-type="float" office:value="93.34801" calcext:value-type="float">
            <text:p>93.34801</text:p>
          </table:table-cell>
          <table:table-cell office:value-type="float" office:value="4.044118" calcext:value-type="float">
            <text:p>4.044118</text:p>
          </table:table-cell>
          <table:table-cell office:value-type="float" office:value="22.61664" calcext:value-type="float">
            <text:p>22.61664</text:p>
          </table:table-cell>
          <table:table-cell office:value-type="float" office:value="7.158051" calcext:value-type="float">
            <text:p>7.158051</text:p>
          </table:table-cell>
          <table:table-cell office:value-type="float" office:value="19.54492" calcext:value-type="float">
            <text:p>19.54492</text:p>
          </table:table-cell>
          <table:table-cell office:value-type="float" office:value="12.78696" calcext:value-type="float">
            <text:p>12.78696</text:p>
          </table:table-cell>
          <table:table-cell office:value-type="float" office:value="19.0321" calcext:value-type="float">
            <text:p>19.0321</text:p>
          </table:table-cell>
          <table:table-cell office:value-type="float" office:value="14.87292" calcext:value-type="float">
            <text:p>14.87292</text:p>
          </table:table-cell>
          <table:table-cell office:value-type="float" office:value="20.0845" calcext:value-type="float">
            <text:p>20.0845</text:p>
          </table:table-cell>
          <table:table-cell office:value-type="float" office:value="16.65964" calcext:value-type="float">
            <text:p>16.65964</text:p>
          </table:table-cell>
          <table:table-cell office:value-type="float" office:value="20.95969" calcext:value-type="float">
            <text:p>20.95969</text:p>
          </table:table-cell>
          <table:table-cell office:value-type="float" office:value="17.90909" calcext:value-type="float">
            <text:p>17.90909</text:p>
          </table:table-cell>
          <table:table-cell office:value-type="float" office:value="21.30219" calcext:value-type="float">
            <text:p>21.30219</text:p>
          </table:table-cell>
          <table:table-cell office:value-type="float" office:value="18.66177" calcext:value-type="float">
            <text:p>18.6617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092004" calcext:value-type="float">
            <text:p>14092004</text:p>
          </table:table-cell>
          <table:table-cell office:value-type="float" office:value="3.363336" calcext:value-type="float">
            <text:p>3.363336</text:p>
          </table:table-cell>
          <table:table-cell office:value-type="float" office:value="20.5" calcext:value-type="float">
            <text:p>20.5</text:p>
          </table:table-cell>
          <table:table-cell office:value-type="float" office:value="13.4" calcext:value-type="float">
            <text:p>13.4</text:p>
          </table:table-cell>
          <table:table-cell office:value-type="float" office:value="2.370235" calcext:value-type="float">
            <text:p>2.370235</text:p>
          </table:table-cell>
          <table:table-cell office:value-type="float" office:value="1.507909" calcext:value-type="float">
            <text:p>1.507909</text:p>
          </table:table-cell>
          <table:table-cell office:value-type="float" office:value="142.164" calcext:value-type="float">
            <text:p>142.164</text:p>
          </table:table-cell>
          <table:table-cell office:value-type="float" office:value="2.955882" calcext:value-type="float">
            <text:p>2.955882</text:p>
          </table:table-cell>
          <table:table-cell office:value-type="float" office:value="22.32339" calcext:value-type="float">
            <text:p>22.32339</text:p>
          </table:table-cell>
          <table:table-cell office:value-type="float" office:value="12.63446" calcext:value-type="float">
            <text:p>12.63446</text:p>
          </table:table-cell>
          <table:table-cell office:value-type="float" office:value="20.26529" calcext:value-type="float">
            <text:p>20.26529</text:p>
          </table:table-cell>
          <table:table-cell office:value-type="float" office:value="14.40033" calcext:value-type="float">
            <text:p>14.40033</text:p>
          </table:table-cell>
          <table:table-cell office:value-type="float" office:value="19.67554" calcext:value-type="float">
            <text:p>19.67554</text:p>
          </table:table-cell>
          <table:table-cell office:value-type="float" office:value="15.33972" calcext:value-type="float">
            <text:p>15.33972</text:p>
          </table:table-cell>
          <table:table-cell office:value-type="float" office:value="19.24606" calcext:value-type="float">
            <text:p>19.24606</text:p>
          </table:table-cell>
          <table:table-cell office:value-type="float" office:value="16.2948" calcext:value-type="float">
            <text:p>16.2948</text:p>
          </table:table-cell>
          <table:table-cell office:value-type="float" office:value="19.00391" calcext:value-type="float">
            <text:p>19.00391</text:p>
          </table:table-cell>
          <table:table-cell office:value-type="float" office:value="17.0661" calcext:value-type="float">
            <text:p>17.0661</text:p>
          </table:table-cell>
          <table:table-cell office:value-type="float" office:value="18.93546" calcext:value-type="float">
            <text:p>18.93546</text:p>
          </table:table-cell>
          <table:table-cell office:value-type="float" office:value="17.67471" calcext:value-type="float">
            <text:p>17.6747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092004" calcext:value-type="float">
            <text:p>15092004</text:p>
          </table:table-cell>
          <table:table-cell office:value-type="float" office:value="19.78316" calcext:value-type="float">
            <text:p>19.78316</text:p>
          </table:table-cell>
          <table:table-cell office:value-type="float" office:value="19.9" calcext:value-type="float">
            <text:p>19.9</text:p>
          </table:table-cell>
          <table:table-cell office:value-type="float" office:value="6.4" calcext:value-type="float">
            <text:p>6.4</text:p>
          </table:table-cell>
          <table:table-cell office:value-type="float" office:value="1.672951" calcext:value-type="float">
            <text:p>1.672951</text:p>
          </table:table-cell>
          <table:table-cell office:value-type="float" office:value="0.9439696" calcext:value-type="float">
            <text:p>0.9439696</text:p>
          </table:table-cell>
          <table:table-cell office:value-type="float" office:value="138.06" calcext:value-type="float">
            <text:p>138.06</text:p>
          </table:table-cell>
          <table:table-cell office:value-type="float" office:value="0" calcext:value-type="float">
            <text:p>0</text:p>
          </table:table-cell>
          <table:table-cell office:value-type="float" office:value="27.53653" calcext:value-type="float">
            <text:p>27.53653</text:p>
          </table:table-cell>
          <table:table-cell office:value-type="float" office:value="8.425415" calcext:value-type="float">
            <text:p>8.425415</text:p>
          </table:table-cell>
          <table:table-cell office:value-type="float" office:value="22.758" calcext:value-type="float">
            <text:p>22.758</text:p>
          </table:table-cell>
          <table:table-cell office:value-type="float" office:value="13.26398" calcext:value-type="float">
            <text:p>13.26398</text:p>
          </table:table-cell>
          <table:table-cell office:value-type="float" office:value="21.43314" calcext:value-type="float">
            <text:p>21.43314</text:p>
          </table:table-cell>
          <table:table-cell office:value-type="float" office:value="15.00174" calcext:value-type="float">
            <text:p>15.00174</text:p>
          </table:table-cell>
          <table:table-cell office:value-type="float" office:value="20.54651" calcext:value-type="float">
            <text:p>20.54651</text:p>
          </table:table-cell>
          <table:table-cell office:value-type="float" office:value="16.29877" calcext:value-type="float">
            <text:p>16.29877</text:p>
          </table:table-cell>
          <table:table-cell office:value-type="float" office:value="19.94037" calcext:value-type="float">
            <text:p>19.94037</text:p>
          </table:table-cell>
          <table:table-cell office:value-type="float" office:value="17.16516" calcext:value-type="float">
            <text:p>17.16516</text:p>
          </table:table-cell>
          <table:table-cell office:value-type="float" office:value="19.56204" calcext:value-type="float">
            <text:p>19.56204</text:p>
          </table:table-cell>
          <table:table-cell office:value-type="float" office:value="17.75198" calcext:value-type="float">
            <text:p>17.7519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092004" calcext:value-type="float">
            <text:p>16092004</text:p>
          </table:table-cell>
          <table:table-cell office:value-type="float" office:value="18.18903" calcext:value-type="float">
            <text:p>18.18903</text:p>
          </table:table-cell>
          <table:table-cell office:value-type="float" office:value="21.8" calcext:value-type="float">
            <text:p>21.8</text:p>
          </table:table-cell>
          <table:table-cell office:value-type="float" office:value="4.7" calcext:value-type="float">
            <text:p>4.7</text:p>
          </table:table-cell>
          <table:table-cell office:value-type="float" office:value="2.232383" calcext:value-type="float">
            <text:p>2.232383</text:p>
          </table:table-cell>
          <table:table-cell office:value-type="float" office:value="0.4075795" calcext:value-type="float">
            <text:p>0.4075795</text:p>
          </table:table-cell>
          <table:table-cell office:value-type="float" office:value="178.632" calcext:value-type="float">
            <text:p>178.632</text:p>
          </table:table-cell>
          <table:table-cell office:value-type="float" office:value="0" calcext:value-type="float">
            <text:p>0</text:p>
          </table:table-cell>
          <table:table-cell office:value-type="float" office:value="41.53912" calcext:value-type="float">
            <text:p>41.53912</text:p>
          </table:table-cell>
          <table:table-cell office:value-type="float" office:value="6.064972" calcext:value-type="float">
            <text:p>6.064972</text:p>
          </table:table-cell>
          <table:table-cell office:value-type="float" office:value="28.82788" calcext:value-type="float">
            <text:p>28.82788</text:p>
          </table:table-cell>
          <table:table-cell office:value-type="float" office:value="11.13812" calcext:value-type="float">
            <text:p>11.13812</text:p>
          </table:table-cell>
          <table:table-cell office:value-type="float" office:value="25.2298" calcext:value-type="float">
            <text:p>25.2298</text:p>
          </table:table-cell>
          <table:table-cell office:value-type="float" office:value="13.04584" calcext:value-type="float">
            <text:p>13.04584</text:p>
          </table:table-cell>
          <table:table-cell office:value-type="float" office:value="23.08817" calcext:value-type="float">
            <text:p>23.08817</text:p>
          </table:table-cell>
          <table:table-cell office:value-type="float" office:value="14.76364" calcext:value-type="float">
            <text:p>14.76364</text:p>
          </table:table-cell>
          <table:table-cell office:value-type="float" office:value="21.62186" calcext:value-type="float">
            <text:p>21.62186</text:p>
          </table:table-cell>
          <table:table-cell office:value-type="float" office:value="15.98914" calcext:value-type="float">
            <text:p>15.98914</text:p>
          </table:table-cell>
          <table:table-cell office:value-type="float" office:value="20.69202" calcext:value-type="float">
            <text:p>20.69202</text:p>
          </table:table-cell>
          <table:table-cell office:value-type="float" office:value="16.86368" calcext:value-type="float">
            <text:p>16.8636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7092004" calcext:value-type="float">
            <text:p>17092004</text:p>
          </table:table-cell>
          <table:table-cell office:value-type="float" office:value="18.26809" calcext:value-type="float">
            <text:p>18.26809</text:p>
          </table:table-cell>
          <table:table-cell office:value-type="float" office:value="22.9" calcext:value-type="float">
            <text:p>22.9</text:p>
          </table:table-cell>
          <table:table-cell office:value-type="float" office:value="7.2" calcext:value-type="float">
            <text:p>7.2</text:p>
          </table:table-cell>
          <table:table-cell office:value-type="float" office:value="2.198752" calcext:value-type="float">
            <text:p>2.198752</text:p>
          </table:table-cell>
          <table:table-cell office:value-type="float" office:value="0.3318272" calcext:value-type="float">
            <text:p>0.3318272</text:p>
          </table:table-cell>
          <table:table-cell office:value-type="float" office:value="171.792" calcext:value-type="float">
            <text:p>171.792</text:p>
          </table:table-cell>
          <table:table-cell office:value-type="float" office:value="0" calcext:value-type="float">
            <text:p>0</text:p>
          </table:table-cell>
          <table:table-cell office:value-type="float" office:value="39.10434" calcext:value-type="float">
            <text:p>39.10434</text:p>
          </table:table-cell>
          <table:table-cell office:value-type="float" office:value="6.563324" calcext:value-type="float">
            <text:p>6.563324</text:p>
          </table:table-cell>
          <table:table-cell office:value-type="float" office:value="28.81711" calcext:value-type="float">
            <text:p>28.81711</text:p>
          </table:table-cell>
          <table:table-cell office:value-type="float" office:value="12.42603" calcext:value-type="float">
            <text:p>12.42603</text:p>
          </table:table-cell>
          <table:table-cell office:value-type="float" office:value="25.95813" calcext:value-type="float">
            <text:p>25.95813</text:p>
          </table:table-cell>
          <table:table-cell office:value-type="float" office:value="14.32675" calcext:value-type="float">
            <text:p>14.32675</text:p>
          </table:table-cell>
          <table:table-cell office:value-type="float" office:value="23.71017" calcext:value-type="float">
            <text:p>23.71017</text:p>
          </table:table-cell>
          <table:table-cell office:value-type="float" office:value="15.97244" calcext:value-type="float">
            <text:p>15.97244</text:p>
          </table:table-cell>
          <table:table-cell office:value-type="float" office:value="22.23654" calcext:value-type="float">
            <text:p>22.23654</text:p>
          </table:table-cell>
          <table:table-cell office:value-type="float" office:value="17.07022" calcext:value-type="float">
            <text:p>17.07022</text:p>
          </table:table-cell>
          <table:table-cell office:value-type="float" office:value="21.29813" calcext:value-type="float">
            <text:p>21.29813</text:p>
          </table:table-cell>
          <table:table-cell office:value-type="float" office:value="17.78458" calcext:value-type="float">
            <text:p>17.7845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8092004" calcext:value-type="float">
            <text:p>18092004</text:p>
          </table:table-cell>
          <table:table-cell office:value-type="float" office:value="17.16088" calcext:value-type="float">
            <text:p>17.16088</text:p>
          </table:table-cell>
          <table:table-cell office:value-type="float" office:value="27.1" calcext:value-type="float">
            <text:p>27.1</text:p>
          </table:table-cell>
          <table:table-cell office:value-type="float" office:value="10.7" calcext:value-type="float">
            <text:p>10.7</text:p>
          </table:table-cell>
          <table:table-cell office:value-type="float" office:value="2.801613" calcext:value-type="float">
            <text:p>2.801613</text:p>
          </table:table-cell>
          <table:table-cell office:value-type="float" office:value="1.023895" calcext:value-type="float">
            <text:p>1.023895</text:p>
          </table:table-cell>
          <table:table-cell office:value-type="float" office:value="161.496" calcext:value-type="float">
            <text:p>161.496</text:p>
          </table:table-cell>
          <table:table-cell office:value-type="float" office:value="0" calcext:value-type="float">
            <text:p>0</text:p>
          </table:table-cell>
          <table:table-cell office:value-type="float" office:value="43.32971" calcext:value-type="float">
            <text:p>43.32971</text:p>
          </table:table-cell>
          <table:table-cell office:value-type="float" office:value="11.55582" calcext:value-type="float">
            <text:p>11.55582</text:p>
          </table:table-cell>
          <table:table-cell office:value-type="float" office:value="31.87683" calcext:value-type="float">
            <text:p>31.87683</text:p>
          </table:table-cell>
          <table:table-cell office:value-type="float" office:value="15.63565" calcext:value-type="float">
            <text:p>15.63565</text:p>
          </table:table-cell>
          <table:table-cell office:value-type="float" office:value="28.55267" calcext:value-type="float">
            <text:p>28.55267</text:p>
          </table:table-cell>
          <table:table-cell office:value-type="float" office:value="17.16458" calcext:value-type="float">
            <text:p>17.16458</text:p>
          </table:table-cell>
          <table:table-cell office:value-type="float" office:value="25.93802" calcext:value-type="float">
            <text:p>25.93802</text:p>
          </table:table-cell>
          <table:table-cell office:value-type="float" office:value="18.25922" calcext:value-type="float">
            <text:p>18.25922</text:p>
          </table:table-cell>
          <table:table-cell office:value-type="float" office:value="24.13284" calcext:value-type="float">
            <text:p>24.13284</text:p>
          </table:table-cell>
          <table:table-cell office:value-type="float" office:value="18.92078" calcext:value-type="float">
            <text:p>18.92078</text:p>
          </table:table-cell>
          <table:table-cell office:value-type="float" office:value="22.9028" calcext:value-type="float">
            <text:p>22.9028</text:p>
          </table:table-cell>
          <table:table-cell office:value-type="float" office:value="19.28622" calcext:value-type="float">
            <text:p>19.2862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9092004" calcext:value-type="float">
            <text:p>19092004</text:p>
          </table:table-cell>
          <table:table-cell office:value-type="float" office:value="6.518196" calcext:value-type="float">
            <text:p>6.518196</text:p>
          </table:table-cell>
          <table:table-cell office:value-type="float" office:value="18.7" calcext:value-type="float">
            <text:p>18.7</text:p>
          </table:table-cell>
          <table:table-cell office:value-type="float" office:value="13.2" calcext:value-type="float">
            <text:p>13.2</text:p>
          </table:table-cell>
          <table:table-cell office:value-type="float" office:value="1.88186" calcext:value-type="float">
            <text:p>1.88186</text:p>
          </table:table-cell>
          <table:table-cell office:value-type="float" office:value="1.48834" calcext:value-type="float">
            <text:p>1.48834</text:p>
          </table:table-cell>
          <table:table-cell office:value-type="float" office:value="149.616" calcext:value-type="float">
            <text:p>149.616</text:p>
          </table:table-cell>
          <table:table-cell office:value-type="float" office:value="0" calcext:value-type="float">
            <text:p>0</text:p>
          </table:table-cell>
          <table:table-cell office:value-type="float" office:value="28.58728" calcext:value-type="float">
            <text:p>28.58728</text:p>
          </table:table-cell>
          <table:table-cell office:value-type="float" office:value="13.99313" calcext:value-type="float">
            <text:p>13.99313</text:p>
          </table:table-cell>
          <table:table-cell office:value-type="float" office:value="23.91849" calcext:value-type="float">
            <text:p>23.91849</text:p>
          </table:table-cell>
          <table:table-cell office:value-type="float" office:value="17.36832" calcext:value-type="float">
            <text:p>17.36832</text:p>
          </table:table-cell>
          <table:table-cell office:value-type="float" office:value="22.71429" calcext:value-type="float">
            <text:p>22.71429</text:p>
          </table:table-cell>
          <table:table-cell office:value-type="float" office:value="18.64999" calcext:value-type="float">
            <text:p>18.64999</text:p>
          </table:table-cell>
          <table:table-cell office:value-type="float" office:value="22.67743" calcext:value-type="float">
            <text:p>22.67743</text:p>
          </table:table-cell>
          <table:table-cell office:value-type="float" office:value="19.68399" calcext:value-type="float">
            <text:p>19.68399</text:p>
          </table:table-cell>
          <table:table-cell office:value-type="float" office:value="22.79422" calcext:value-type="float">
            <text:p>22.79422</text:p>
          </table:table-cell>
          <table:table-cell office:value-type="float" office:value="20.29578" calcext:value-type="float">
            <text:p>20.29578</text:p>
          </table:table-cell>
          <table:table-cell office:value-type="float" office:value="22.49887" calcext:value-type="float">
            <text:p>22.49887</text:p>
          </table:table-cell>
          <table:table-cell office:value-type="float" office:value="20.54736" calcext:value-type="float">
            <text:p>20.5473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0092004" calcext:value-type="float">
            <text:p>20092004</text:p>
          </table:table-cell>
          <table:table-cell office:value-type="float" office:value="13.88632" calcext:value-type="float">
            <text:p>13.88632</text:p>
          </table:table-cell>
          <table:table-cell office:value-type="float" office:value="28" calcext:value-type="float">
            <text:p>28</text:p>
          </table:table-cell>
          <table:table-cell office:value-type="float" office:value="12.2" calcext:value-type="float">
            <text:p>12.2</text:p>
          </table:table-cell>
          <table:table-cell office:value-type="float" office:value="2.744425" calcext:value-type="float">
            <text:p>2.744425</text:p>
          </table:table-cell>
          <table:table-cell office:value-type="float" office:value="1.299443" calcext:value-type="float">
            <text:p>1.299443</text:p>
          </table:table-cell>
          <table:table-cell office:value-type="float" office:value="249.876" calcext:value-type="float">
            <text:p>249.876</text:p>
          </table:table-cell>
          <table:table-cell office:value-type="float" office:value="0" calcext:value-type="float">
            <text:p>0</text:p>
          </table:table-cell>
          <table:table-cell office:value-type="float" office:value="44.689" calcext:value-type="float">
            <text:p>44.689</text:p>
          </table:table-cell>
          <table:table-cell office:value-type="float" office:value="12.78278" calcext:value-type="float">
            <text:p>12.78278</text:p>
          </table:table-cell>
          <table:table-cell office:value-type="float" office:value="31.93149" calcext:value-type="float">
            <text:p>31.93149</text:p>
          </table:table-cell>
          <table:table-cell office:value-type="float" office:value="15.96371" calcext:value-type="float">
            <text:p>15.96371</text:p>
          </table:table-cell>
          <table:table-cell office:value-type="float" office:value="28.5925" calcext:value-type="float">
            <text:p>28.5925</text:p>
          </table:table-cell>
          <table:table-cell office:value-type="float" office:value="17.08377" calcext:value-type="float">
            <text:p>17.08377</text:p>
          </table:table-cell>
          <table:table-cell office:value-type="float" office:value="25.94641" calcext:value-type="float">
            <text:p>25.94641</text:p>
          </table:table-cell>
          <table:table-cell office:value-type="float" office:value="18.07562" calcext:value-type="float">
            <text:p>18.07562</text:p>
          </table:table-cell>
          <table:table-cell office:value-type="float" office:value="24.18182" calcext:value-type="float">
            <text:p>24.18182</text:p>
          </table:table-cell>
          <table:table-cell office:value-type="float" office:value="18.77823" calcext:value-type="float">
            <text:p>18.77823</text:p>
          </table:table-cell>
          <table:table-cell office:value-type="float" office:value="23.00058" calcext:value-type="float">
            <text:p>23.00058</text:p>
          </table:table-cell>
          <table:table-cell office:value-type="float" office:value="19.2471" calcext:value-type="float">
            <text:p>19.247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1092004" calcext:value-type="float">
            <text:p>21092004</text:p>
          </table:table-cell>
          <table:table-cell office:value-type="float" office:value="6.010055" calcext:value-type="float">
            <text:p>6.010055</text:p>
          </table:table-cell>
          <table:table-cell office:value-type="float" office:value="14.1" calcext:value-type="float">
            <text:p>14.1</text:p>
          </table:table-cell>
          <table:table-cell office:value-type="float" office:value="5.4" calcext:value-type="float">
            <text:p>5.4</text:p>
          </table:table-cell>
          <table:table-cell office:value-type="float" office:value="1.350531" calcext:value-type="float">
            <text:p>1.350531</text:p>
          </table:table-cell>
          <table:table-cell office:value-type="float" office:value="0.3313965" calcext:value-type="float">
            <text:p>0.3313965</text:p>
          </table:table-cell>
          <table:table-cell office:value-type="float" office:value="167.544" calcext:value-type="float">
            <text:p>167.544</text:p>
          </table:table-cell>
          <table:table-cell office:value-type="float" office:value="2" calcext:value-type="float">
            <text:p>2</text:p>
          </table:table-cell>
          <table:table-cell office:value-type="float" office:value="19.47079" calcext:value-type="float">
            <text:p>19.47079</text:p>
          </table:table-cell>
          <table:table-cell office:value-type="float" office:value="5.481018" calcext:value-type="float">
            <text:p>5.481018</text:p>
          </table:table-cell>
          <table:table-cell office:value-type="float" office:value="19.60587" calcext:value-type="float">
            <text:p>19.60587</text:p>
          </table:table-cell>
          <table:table-cell office:value-type="float" office:value="10.54645" calcext:value-type="float">
            <text:p>10.54645</text:p>
          </table:table-cell>
          <table:table-cell office:value-type="float" office:value="21.23093" calcext:value-type="float">
            <text:p>21.23093</text:p>
          </table:table-cell>
          <table:table-cell office:value-type="float" office:value="12.87225" calcext:value-type="float">
            <text:p>12.87225</text:p>
          </table:table-cell>
          <table:table-cell office:value-type="float" office:value="22.29459" calcext:value-type="float">
            <text:p>22.29459</text:p>
          </table:table-cell>
          <table:table-cell office:value-type="float" office:value="15.01166" calcext:value-type="float">
            <text:p>15.01166</text:p>
          </table:table-cell>
          <table:table-cell office:value-type="float" office:value="22.64987" calcext:value-type="float">
            <text:p>22.64987</text:p>
          </table:table-cell>
          <table:table-cell office:value-type="float" office:value="16.6629" calcext:value-type="float">
            <text:p>16.6629</text:p>
          </table:table-cell>
          <table:table-cell office:value-type="float" office:value="22.50986" calcext:value-type="float">
            <text:p>22.50986</text:p>
          </table:table-cell>
          <table:table-cell office:value-type="float" office:value="17.87207" calcext:value-type="float">
            <text:p>17.8720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2092004" calcext:value-type="float">
            <text:p>22092004</text:p>
          </table:table-cell>
          <table:table-cell office:value-type="float" office:value="17.54619" calcext:value-type="float">
            <text:p>17.54619</text:p>
          </table:table-cell>
          <table:table-cell office:value-type="float" office:value="14.2" calcext:value-type="float">
            <text:p>14.2</text:p>
          </table:table-cell>
          <table:table-cell office:value-type="float" office:value="0.9" calcext:value-type="float">
            <text:p>0.9</text:p>
          </table:table-cell>
          <table:table-cell office:value-type="float" office:value="0.84765" calcext:value-type="float">
            <text:p>0.84765</text:p>
          </table:table-cell>
          <table:table-cell office:value-type="float" office:value="0.3435332" calcext:value-type="float">
            <text:p>0.3435332</text:p>
          </table:table-cell>
          <table:table-cell office:value-type="float" office:value="201.492" calcext:value-type="float">
            <text:p>201.492</text:p>
          </table:table-cell>
          <table:table-cell office:value-type="float" office:value="0" calcext:value-type="float">
            <text:p>0</text:p>
          </table:table-cell>
          <table:table-cell office:value-type="float" office:value="27.59128" calcext:value-type="float">
            <text:p>27.59128</text:p>
          </table:table-cell>
          <table:table-cell office:value-type="float" office:value="0.4103394" calcext:value-type="float">
            <text:p>0.4103394</text:p>
          </table:table-cell>
          <table:table-cell office:value-type="float" office:value="20.98758" calcext:value-type="float">
            <text:p>20.98758</text:p>
          </table:table-cell>
          <table:table-cell office:value-type="float" office:value="6.529327" calcext:value-type="float">
            <text:p>6.529327</text:p>
          </table:table-cell>
          <table:table-cell office:value-type="float" office:value="19.2179" calcext:value-type="float">
            <text:p>19.2179</text:p>
          </table:table-cell>
          <table:table-cell office:value-type="float" office:value="9.384125" calcext:value-type="float">
            <text:p>9.384125</text:p>
          </table:table-cell>
          <table:table-cell office:value-type="float" office:value="18.13541" calcext:value-type="float">
            <text:p>18.13541</text:p>
          </table:table-cell>
          <table:table-cell office:value-type="float" office:value="11.88016" calcext:value-type="float">
            <text:p>11.88016</text:p>
          </table:table-cell>
          <table:table-cell office:value-type="float" office:value="17.64951" calcext:value-type="float">
            <text:p>17.64951</text:p>
          </table:table-cell>
          <table:table-cell office:value-type="float" office:value="13.78351" calcext:value-type="float">
            <text:p>13.78351</text:p>
          </table:table-cell>
          <table:table-cell office:value-type="float" office:value="17.79993" calcext:value-type="float">
            <text:p>17.79993</text:p>
          </table:table-cell>
          <table:table-cell office:value-type="float" office:value="15.22446" calcext:value-type="float">
            <text:p>15.2244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3092004" calcext:value-type="float">
            <text:p>23092004</text:p>
          </table:table-cell>
          <table:table-cell office:value-type="float" office:value="6.88176" calcext:value-type="float">
            <text:p>6.88176</text:p>
          </table:table-cell>
          <table:table-cell office:value-type="float" office:value="15.4" calcext:value-type="float">
            <text:p>15.4</text:p>
          </table:table-cell>
          <table:table-cell office:value-type="float" office:value="-0.2" calcext:value-type="float">
            <text:p>-0.2</text:p>
          </table:table-cell>
          <table:table-cell office:value-type="float" office:value="1.347922" calcext:value-type="float">
            <text:p>1.347922</text:p>
          </table:table-cell>
          <table:table-cell office:value-type="float" office:value="0.3383282" calcext:value-type="float">
            <text:p>0.3383282</text:p>
          </table:table-cell>
          <table:table-cell office:value-type="float" office:value="163.224" calcext:value-type="float">
            <text:p>163.224</text:p>
          </table:table-cell>
          <table:table-cell office:value-type="float" office:value="0.1" calcext:value-type="float">
            <text:p>0.1</text:p>
          </table:table-cell>
          <table:table-cell office:value-type="float" office:value="25.98834" calcext:value-type="float">
            <text:p>25.98834</text:p>
          </table:table-cell>
          <table:table-cell office:value-type="float" office:value="0.8942871" calcext:value-type="float">
            <text:p>0.8942871</text:p>
          </table:table-cell>
          <table:table-cell office:value-type="float" office:value="18.27661" calcext:value-type="float">
            <text:p>18.27661</text:p>
          </table:table-cell>
          <table:table-cell office:value-type="float" office:value="7.381683" calcext:value-type="float">
            <text:p>7.381683</text:p>
          </table:table-cell>
          <table:table-cell office:value-type="float" office:value="16.50708" calcext:value-type="float">
            <text:p>16.50708</text:p>
          </table:table-cell>
          <table:table-cell office:value-type="float" office:value="9.584442" calcext:value-type="float">
            <text:p>9.584442</text:p>
          </table:table-cell>
          <table:table-cell office:value-type="float" office:value="15.79623" calcext:value-type="float">
            <text:p>15.79623</text:p>
          </table:table-cell>
          <table:table-cell office:value-type="float" office:value="11.60016" calcext:value-type="float">
            <text:p>11.60016</text:p>
          </table:table-cell>
          <table:table-cell office:value-type="float" office:value="15.86014" calcext:value-type="float">
            <text:p>15.86014</text:p>
          </table:table-cell>
          <table:table-cell office:value-type="float" office:value="13.18896" calcext:value-type="float">
            <text:p>13.18896</text:p>
          </table:table-cell>
          <table:table-cell office:value-type="float" office:value="16.76678" calcext:value-type="float">
            <text:p>16.76678</text:p>
          </table:table-cell>
          <table:table-cell office:value-type="float" office:value="14.42239" calcext:value-type="float">
            <text:p>14.4223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4092004" calcext:value-type="float">
            <text:p>24092004</text:p>
          </table:table-cell>
          <table:table-cell office:value-type="float" office:value="9.538452" calcext:value-type="float">
            <text:p>9.538452</text:p>
          </table:table-cell>
          <table:table-cell office:value-type="float" office:value="21.2" calcext:value-type="float">
            <text:p>21.2</text:p>
          </table:table-cell>
          <table:table-cell office:value-type="float" office:value="10.1" calcext:value-type="float">
            <text:p>10.1</text:p>
          </table:table-cell>
          <table:table-cell office:value-type="float" office:value="1.719738" calcext:value-type="float">
            <text:p>1.719738</text:p>
          </table:table-cell>
          <table:table-cell office:value-type="float" office:value="1.13106" calcext:value-type="float">
            <text:p>1.13106</text:p>
          </table:table-cell>
          <table:table-cell office:value-type="float" office:value="142.992" calcext:value-type="float">
            <text:p>142.992</text:p>
          </table:table-cell>
          <table:table-cell office:value-type="float" office:value="0.1" calcext:value-type="float">
            <text:p>0.1</text:p>
          </table:table-cell>
          <table:table-cell office:value-type="float" office:value="33.82364" calcext:value-type="float">
            <text:p>33.82364</text:p>
          </table:table-cell>
          <table:table-cell office:value-type="float" office:value="9.22348" calcext:value-type="float">
            <text:p>9.22348</text:p>
          </table:table-cell>
          <table:table-cell office:value-type="float" office:value="22.67566" calcext:value-type="float">
            <text:p>22.67566</text:p>
          </table:table-cell>
          <table:table-cell office:value-type="float" office:value="11.9212" calcext:value-type="float">
            <text:p>11.9212</text:p>
          </table:table-cell>
          <table:table-cell office:value-type="float" office:value="20.76373" calcext:value-type="float">
            <text:p>20.76373</text:p>
          </table:table-cell>
          <table:table-cell office:value-type="float" office:value="12.84225" calcext:value-type="float">
            <text:p>12.84225</text:p>
          </table:table-cell>
          <table:table-cell office:value-type="float" office:value="19.30963" calcext:value-type="float">
            <text:p>19.30963</text:p>
          </table:table-cell>
          <table:table-cell office:value-type="float" office:value="13.76254" calcext:value-type="float">
            <text:p>13.76254</text:p>
          </table:table-cell>
          <table:table-cell office:value-type="float" office:value="18.41779" calcext:value-type="float">
            <text:p>18.41779</text:p>
          </table:table-cell>
          <table:table-cell office:value-type="float" office:value="14.52194" calcext:value-type="float">
            <text:p>14.52194</text:p>
          </table:table-cell>
          <table:table-cell office:value-type="float" office:value="17.90356" calcext:value-type="float">
            <text:p>17.90356</text:p>
          </table:table-cell>
          <table:table-cell office:value-type="float" office:value="15.15601" calcext:value-type="float">
            <text:p>15.1560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092004" calcext:value-type="float">
            <text:p>25092004</text:p>
          </table:table-cell>
          <table:table-cell office:value-type="float" office:value="7.744463" calcext:value-type="float">
            <text:p>7.744463</text:p>
          </table:table-cell>
          <table:table-cell office:value-type="float" office:value="22.9" calcext:value-type="float">
            <text:p>22.9</text:p>
          </table:table-cell>
          <table:table-cell office:value-type="float" office:value="9.4" calcext:value-type="float">
            <text:p>9.4</text:p>
          </table:table-cell>
          <table:table-cell office:value-type="float" office:value="2.300194" calcext:value-type="float">
            <text:p>2.300194</text:p>
          </table:table-cell>
          <table:table-cell office:value-type="float" office:value="1.157101" calcext:value-type="float">
            <text:p>1.157101</text:p>
          </table:table-cell>
          <table:table-cell office:value-type="float" office:value="185.796" calcext:value-type="float">
            <text:p>185.796</text:p>
          </table:table-cell>
          <table:table-cell office:value-type="float" office:value="36.02979" calcext:value-type="float">
            <text:p>36.02979</text:p>
          </table:table-cell>
          <table:table-cell office:value-type="float" office:value="33.59073" calcext:value-type="float">
            <text:p>33.59073</text:p>
          </table:table-cell>
          <table:table-cell office:value-type="float" office:value="10.03375" calcext:value-type="float">
            <text:p>10.03375</text:p>
          </table:table-cell>
          <table:table-cell office:value-type="float" office:value="24.88965" calcext:value-type="float">
            <text:p>24.88965</text:p>
          </table:table-cell>
          <table:table-cell office:value-type="float" office:value="13.37738" calcext:value-type="float">
            <text:p>13.37738</text:p>
          </table:table-cell>
          <table:table-cell office:value-type="float" office:value="22.29074" calcext:value-type="float">
            <text:p>22.29074</text:p>
          </table:table-cell>
          <table:table-cell office:value-type="float" office:value="14.48584" calcext:value-type="float">
            <text:p>14.48584</text:p>
          </table:table-cell>
          <table:table-cell office:value-type="float" office:value="20.62674" calcext:value-type="float">
            <text:p>20.62674</text:p>
          </table:table-cell>
          <table:table-cell office:value-type="float" office:value="15.40277" calcext:value-type="float">
            <text:p>15.40277</text:p>
          </table:table-cell>
          <table:table-cell office:value-type="float" office:value="19.63257" calcext:value-type="float">
            <text:p>19.63257</text:p>
          </table:table-cell>
          <table:table-cell office:value-type="float" office:value="16.03528" calcext:value-type="float">
            <text:p>16.03528</text:p>
          </table:table-cell>
          <table:table-cell office:value-type="float" office:value="19.02628" calcext:value-type="float">
            <text:p>19.02628</text:p>
          </table:table-cell>
          <table:table-cell office:value-type="float" office:value="16.46826" calcext:value-type="float">
            <text:p>16.4682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092004" calcext:value-type="float">
            <text:p>26092004</text:p>
          </table:table-cell>
          <table:table-cell office:value-type="float" office:value="11.54624" calcext:value-type="float">
            <text:p>11.54624</text:p>
          </table:table-cell>
          <table:table-cell office:value-type="float" office:value="27.6" calcext:value-type="float">
            <text:p>27.6</text:p>
          </table:table-cell>
          <table:table-cell office:value-type="float" office:value="15.1" calcext:value-type="float">
            <text:p>15.1</text:p>
          </table:table-cell>
          <table:table-cell office:value-type="float" office:value="3.015781" calcext:value-type="float">
            <text:p>3.015781</text:p>
          </table:table-cell>
          <table:table-cell office:value-type="float" office:value="1.498887" calcext:value-type="float">
            <text:p>1.498887</text:p>
          </table:table-cell>
          <table:table-cell office:value-type="float" office:value="250.596" calcext:value-type="float">
            <text:p>250.596</text:p>
          </table:table-cell>
          <table:table-cell office:value-type="float" office:value="9.770214" calcext:value-type="float">
            <text:p>9.770214</text:p>
          </table:table-cell>
          <table:table-cell office:value-type="float" office:value="33.84308" calcext:value-type="float">
            <text:p>33.84308</text:p>
          </table:table-cell>
          <table:table-cell office:value-type="float" office:value="14.5632" calcext:value-type="float">
            <text:p>14.5632</text:p>
          </table:table-cell>
          <table:table-cell office:value-type="float" office:value="27.80417" calcext:value-type="float">
            <text:p>27.80417</text:p>
          </table:table-cell>
          <table:table-cell office:value-type="float" office:value="17.099" calcext:value-type="float">
            <text:p>17.099</text:p>
          </table:table-cell>
          <table:table-cell office:value-type="float" office:value="24.83322" calcext:value-type="float">
            <text:p>24.83322</text:p>
          </table:table-cell>
          <table:table-cell office:value-type="float" office:value="17.61908" calcext:value-type="float">
            <text:p>17.61908</text:p>
          </table:table-cell>
          <table:table-cell office:value-type="float" office:value="22.48407" calcext:value-type="float">
            <text:p>22.48407</text:p>
          </table:table-cell>
          <table:table-cell office:value-type="float" office:value="17.93219" calcext:value-type="float">
            <text:p>17.93219</text:p>
          </table:table-cell>
          <table:table-cell office:value-type="float" office:value="21.18463" calcext:value-type="float">
            <text:p>21.18463</text:p>
          </table:table-cell>
          <table:table-cell office:value-type="float" office:value="18.11807" calcext:value-type="float">
            <text:p>18.11807</text:p>
          </table:table-cell>
          <table:table-cell office:value-type="float" office:value="20.40585" calcext:value-type="float">
            <text:p>20.40585</text:p>
          </table:table-cell>
          <table:table-cell office:value-type="float" office:value="18.19821" calcext:value-type="float">
            <text:p>18.1982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092004" calcext:value-type="float">
            <text:p>27092004</text:p>
          </table:table-cell>
          <table:table-cell office:value-type="float" office:value="16.37834" calcext:value-type="float">
            <text:p>16.37834</text:p>
          </table:table-cell>
          <table:table-cell office:value-type="float" office:value="16.8" calcext:value-type="float">
            <text:p>16.8</text:p>
          </table:table-cell>
          <table:table-cell office:value-type="float" office:value="4.5" calcext:value-type="float">
            <text:p>4.5</text:p>
          </table:table-cell>
          <table:table-cell office:value-type="float" office:value="1.4846" calcext:value-type="float">
            <text:p>1.4846</text:p>
          </table:table-cell>
          <table:table-cell office:value-type="float" office:value="0.7980797" calcext:value-type="float">
            <text:p>0.7980797</text:p>
          </table:table-cell>
          <table:table-cell office:value-type="float" office:value="293.58" calcext:value-type="float">
            <text:p>293.58</text:p>
          </table:table-cell>
          <table:table-cell office:value-type="float" office:value="0" calcext:value-type="float">
            <text:p>0</text:p>
          </table:table-cell>
          <table:table-cell office:value-type="float" office:value="27.1463" calcext:value-type="float">
            <text:p>27.1463</text:p>
          </table:table-cell>
          <table:table-cell office:value-type="float" office:value="6.083679" calcext:value-type="float">
            <text:p>6.083679</text:p>
          </table:table-cell>
          <table:table-cell office:value-type="float" office:value="22.87225" calcext:value-type="float">
            <text:p>22.87225</text:p>
          </table:table-cell>
          <table:table-cell office:value-type="float" office:value="11.51797" calcext:value-type="float">
            <text:p>11.51797</text:p>
          </table:table-cell>
          <table:table-cell office:value-type="float" office:value="21.40103" calcext:value-type="float">
            <text:p>21.40103</text:p>
          </table:table-cell>
          <table:table-cell office:value-type="float" office:value="13.90884" calcext:value-type="float">
            <text:p>13.90884</text:p>
          </table:table-cell>
          <table:table-cell office:value-type="float" office:value="20.30103" calcext:value-type="float">
            <text:p>20.30103</text:p>
          </table:table-cell>
          <table:table-cell office:value-type="float" office:value="16.03198" calcext:value-type="float">
            <text:p>16.03198</text:p>
          </table:table-cell>
          <table:table-cell office:value-type="float" office:value="19.75916" calcext:value-type="float">
            <text:p>19.75916</text:p>
          </table:table-cell>
          <table:table-cell office:value-type="float" office:value="17.40683" calcext:value-type="float">
            <text:p>17.40683</text:p>
          </table:table-cell>
          <table:table-cell office:value-type="float" office:value="19.85089" calcext:value-type="float">
            <text:p>19.85089</text:p>
          </table:table-cell>
          <table:table-cell office:value-type="float" office:value="18.18628" calcext:value-type="float">
            <text:p>18.1862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8092004" calcext:value-type="float">
            <text:p>28092004</text:p>
          </table:table-cell>
          <table:table-cell office:value-type="float" office:value="13.26035" calcext:value-type="float">
            <text:p>13.26035</text:p>
          </table:table-cell>
          <table:table-cell office:value-type="float" office:value="19.2" calcext:value-type="float">
            <text:p>19.2</text:p>
          </table:table-cell>
          <table:table-cell office:value-type="float" office:value="2.1" calcext:value-type="float">
            <text:p>2.1</text:p>
          </table:table-cell>
          <table:table-cell office:value-type="float" office:value="1.459404" calcext:value-type="float">
            <text:p>1.459404</text:p>
          </table:table-cell>
          <table:table-cell office:value-type="float" office:value="0.6996363" calcext:value-type="float">
            <text:p>0.6996363</text:p>
          </table:table-cell>
          <table:table-cell office:value-type="float" office:value="182.124" calcext:value-type="float">
            <text:p>182.124</text:p>
          </table:table-cell>
          <table:table-cell office:value-type="float" office:value="2.733334" calcext:value-type="float">
            <text:p>2.733334</text:p>
          </table:table-cell>
          <table:table-cell office:value-type="float" office:value="28.23026" calcext:value-type="float">
            <text:p>28.23026</text:p>
          </table:table-cell>
          <table:table-cell office:value-type="float" office:value="3.530365" calcext:value-type="float">
            <text:p>3.530365</text:p>
          </table:table-cell>
          <table:table-cell office:value-type="float" office:value="21.09756" calcext:value-type="float">
            <text:p>21.09756</text:p>
          </table:table-cell>
          <table:table-cell office:value-type="float" office:value="8.570221" calcext:value-type="float">
            <text:p>8.570221</text:p>
          </table:table-cell>
          <table:table-cell office:value-type="float" office:value="19.20041" calcext:value-type="float">
            <text:p>19.20041</text:p>
          </table:table-cell>
          <table:table-cell office:value-type="float" office:value="10.80188" calcext:value-type="float">
            <text:p>10.80188</text:p>
          </table:table-cell>
          <table:table-cell office:value-type="float" office:value="18.09918" calcext:value-type="float">
            <text:p>18.09918</text:p>
          </table:table-cell>
          <table:table-cell office:value-type="float" office:value="12.86914" calcext:value-type="float">
            <text:p>12.86914</text:p>
          </table:table-cell>
          <table:table-cell office:value-type="float" office:value="17.6723" calcext:value-type="float">
            <text:p>17.6723</text:p>
          </table:table-cell>
          <table:table-cell office:value-type="float" office:value="14.41934" calcext:value-type="float">
            <text:p>14.41934</text:p>
          </table:table-cell>
          <table:table-cell office:value-type="float" office:value="18.11777" calcext:value-type="float">
            <text:p>18.11777</text:p>
          </table:table-cell>
          <table:table-cell office:value-type="float" office:value="15.53546" calcext:value-type="float">
            <text:p>15.5354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9092004" calcext:value-type="float">
            <text:p>29092004</text:p>
          </table:table-cell>
          <table:table-cell office:value-type="float" office:value="10.78229" calcext:value-type="float">
            <text:p>10.78229</text:p>
          </table:table-cell>
          <table:table-cell office:value-type="float" office:value="19.1" calcext:value-type="float">
            <text:p>19.1</text:p>
          </table:table-cell>
          <table:table-cell office:value-type="float" office:value="12.7" calcext:value-type="float">
            <text:p>12.7</text:p>
          </table:table-cell>
          <table:table-cell office:value-type="float" office:value="1.564156" calcext:value-type="float">
            <text:p>1.564156</text:p>
          </table:table-cell>
          <table:table-cell office:value-type="float" office:value="1.180817" calcext:value-type="float">
            <text:p>1.180817</text:p>
          </table:table-cell>
          <table:table-cell office:value-type="float" office:value="106.128" calcext:value-type="float">
            <text:p>106.128</text:p>
          </table:table-cell>
          <table:table-cell office:value-type="float" office:value="1.169048" calcext:value-type="float">
            <text:p>1.169048</text:p>
          </table:table-cell>
          <table:table-cell office:value-type="float" office:value="25.371" calcext:value-type="float">
            <text:p>25.371</text:p>
          </table:table-cell>
          <table:table-cell office:value-type="float" office:value="11.6835" calcext:value-type="float">
            <text:p>11.6835</text:p>
          </table:table-cell>
          <table:table-cell office:value-type="float" office:value="20.7001" calcext:value-type="float">
            <text:p>20.7001</text:p>
          </table:table-cell>
          <table:table-cell office:value-type="float" office:value="13.5087" calcext:value-type="float">
            <text:p>13.5087</text:p>
          </table:table-cell>
          <table:table-cell office:value-type="float" office:value="19.41339" calcext:value-type="float">
            <text:p>19.41339</text:p>
          </table:table-cell>
          <table:table-cell office:value-type="float" office:value="14.36716" calcext:value-type="float">
            <text:p>14.36716</text:p>
          </table:table-cell>
          <table:table-cell office:value-type="float" office:value="18.53796" calcext:value-type="float">
            <text:p>18.53796</text:p>
          </table:table-cell>
          <table:table-cell office:value-type="float" office:value="15.20636" calcext:value-type="float">
            <text:p>15.20636</text:p>
          </table:table-cell>
          <table:table-cell office:value-type="float" office:value="18.00778" calcext:value-type="float">
            <text:p>18.00778</text:p>
          </table:table-cell>
          <table:table-cell office:value-type="float" office:value="15.84296" calcext:value-type="float">
            <text:p>15.84296</text:p>
          </table:table-cell>
          <table:table-cell office:value-type="float" office:value="17.73083" calcext:value-type="float">
            <text:p>17.73083</text:p>
          </table:table-cell>
          <table:table-cell office:value-type="float" office:value="16.32684" calcext:value-type="float">
            <text:p>16.3268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0092004" calcext:value-type="float">
            <text:p>30092004</text:p>
          </table:table-cell>
          <table:table-cell office:value-type="float" office:value="10.0238" calcext:value-type="float">
            <text:p>10.0238</text:p>
          </table:table-cell>
          <table:table-cell office:value-type="float" office:value="13.5" calcext:value-type="float">
            <text:p>13.5</text:p>
          </table:table-cell>
          <table:table-cell office:value-type="float" office:value="2.7" calcext:value-type="float">
            <text:p>2.7</text:p>
          </table:table-cell>
          <table:table-cell office:value-type="float" office:value="1.517783" calcext:value-type="float">
            <text:p>1.517783</text:p>
          </table:table-cell>
          <table:table-cell office:value-type="float" office:value="0.3271857" calcext:value-type="float">
            <text:p>0.3271857</text:p>
          </table:table-cell>
          <table:table-cell office:value-type="float" office:value="344.88" calcext:value-type="float">
            <text:p>344.88</text:p>
          </table:table-cell>
          <table:table-cell office:value-type="float" office:value="8.497618" calcext:value-type="float">
            <text:p>8.497618</text:p>
          </table:table-cell>
          <table:table-cell office:value-type="float" office:value="21.20465" calcext:value-type="float">
            <text:p>21.20465</text:p>
          </table:table-cell>
          <table:table-cell office:value-type="float" office:value="3.949188" calcext:value-type="float">
            <text:p>3.949188</text:p>
          </table:table-cell>
          <table:table-cell office:value-type="float" office:value="18.09772" calcext:value-type="float">
            <text:p>18.09772</text:p>
          </table:table-cell>
          <table:table-cell office:value-type="float" office:value="8.226471" calcext:value-type="float">
            <text:p>8.226471</text:p>
          </table:table-cell>
          <table:table-cell office:value-type="float" office:value="16.90326" calcext:value-type="float">
            <text:p>16.90326</text:p>
          </table:table-cell>
          <table:table-cell office:value-type="float" office:value="10.41226" calcext:value-type="float">
            <text:p>10.41226</text:p>
          </table:table-cell>
          <table:table-cell office:value-type="float" office:value="16.28351" calcext:value-type="float">
            <text:p>16.28351</text:p>
          </table:table-cell>
          <table:table-cell office:value-type="float" office:value="12.45825" calcext:value-type="float">
            <text:p>12.45825</text:p>
          </table:table-cell>
          <table:table-cell office:value-type="float" office:value="16.80759" calcext:value-type="float">
            <text:p>16.80759</text:p>
          </table:table-cell>
          <table:table-cell office:value-type="float" office:value="13.98438" calcext:value-type="float">
            <text:p>13.98438</text:p>
          </table:table-cell>
          <table:table-cell office:value-type="float" office:value="17.19064" calcext:value-type="float">
            <text:p>17.19064</text:p>
          </table:table-cell>
          <table:table-cell office:value-type="float" office:value="15.07355" calcext:value-type="float">
            <text:p>15.0735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02004" calcext:value-type="float">
            <text:p>1102004</text:p>
          </table:table-cell>
          <table:table-cell office:value-type="float" office:value="9.464318" calcext:value-type="float">
            <text:p>9.464318</text:p>
          </table:table-cell>
          <table:table-cell office:value-type="float" office:value="11.7" calcext:value-type="float">
            <text:p>11.7</text:p>
          </table:table-cell>
          <table:table-cell office:value-type="float" office:value="0.7" calcext:value-type="float">
            <text:p>0.7</text:p>
          </table:table-cell>
          <table:table-cell office:value-type="float" office:value="0.870383" calcext:value-type="float">
            <text:p>0.870383</text:p>
          </table:table-cell>
          <table:table-cell office:value-type="float" office:value="0.4623352" calcext:value-type="float">
            <text:p>0.4623352</text:p>
          </table:table-cell>
          <table:table-cell office:value-type="float" office:value="270.144" calcext:value-type="float">
            <text:p>270.144</text:p>
          </table:table-cell>
          <table:table-cell office:value-type="float" office:value="0" calcext:value-type="float">
            <text:p>0</text:p>
          </table:table-cell>
          <table:table-cell office:value-type="float" office:value="19.16312" calcext:value-type="float">
            <text:p>19.16312</text:p>
          </table:table-cell>
          <table:table-cell office:value-type="float" office:value="1.901764" calcext:value-type="float">
            <text:p>1.901764</text:p>
          </table:table-cell>
          <table:table-cell office:value-type="float" office:value="14.55713" calcext:value-type="float">
            <text:p>14.55713</text:p>
          </table:table-cell>
          <table:table-cell office:value-type="float" office:value="5.928558" calcext:value-type="float">
            <text:p>5.928558</text:p>
          </table:table-cell>
          <table:table-cell office:value-type="float" office:value="13.85358" calcext:value-type="float">
            <text:p>13.85358</text:p>
          </table:table-cell>
          <table:table-cell office:value-type="float" office:value="7.951843" calcext:value-type="float">
            <text:p>7.951843</text:p>
          </table:table-cell>
          <table:table-cell office:value-type="float" office:value="13.68707" calcext:value-type="float">
            <text:p>13.68707</text:p>
          </table:table-cell>
          <table:table-cell office:value-type="float" office:value="9.934692" calcext:value-type="float">
            <text:p>9.934692</text:p>
          </table:table-cell>
          <table:table-cell office:value-type="float" office:value="13.90167" calcext:value-type="float">
            <text:p>13.90167</text:p>
          </table:table-cell>
          <table:table-cell office:value-type="float" office:value="11.56949" calcext:value-type="float">
            <text:p>11.56949</text:p>
          </table:table-cell>
          <table:table-cell office:value-type="float" office:value="15.00916" calcext:value-type="float">
            <text:p>15.00916</text:p>
          </table:table-cell>
          <table:table-cell office:value-type="float" office:value="12.82654" calcext:value-type="float">
            <text:p>12.8265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102004" calcext:value-type="float">
            <text:p>2102004</text:p>
          </table:table-cell>
          <table:table-cell office:value-type="float" office:value="14.09996" calcext:value-type="float">
            <text:p>14.09996</text:p>
          </table:table-cell>
          <table:table-cell office:value-type="float" office:value="12.9" calcext:value-type="float">
            <text:p>12.9</text:p>
          </table:table-cell>
          <table:table-cell office:value-type="float" office:value="1.1" calcext:value-type="float">
            <text:p>1.1</text:p>
          </table:table-cell>
          <table:table-cell office:value-type="float" office:value="0.9338028" calcext:value-type="float">
            <text:p>0.9338028</text:p>
          </table:table-cell>
          <table:table-cell office:value-type="float" office:value="0.550667" calcext:value-type="float">
            <text:p>0.550667</text:p>
          </table:table-cell>
          <table:table-cell office:value-type="float" office:value="205.02" calcext:value-type="float">
            <text:p>205.02</text:p>
          </table:table-cell>
          <table:table-cell office:value-type="float" office:value="0" calcext:value-type="float">
            <text:p>0</text:p>
          </table:table-cell>
          <table:table-cell office:value-type="float" office:value="22.94858" calcext:value-type="float">
            <text:p>22.94858</text:p>
          </table:table-cell>
          <table:table-cell office:value-type="float" office:value="1.483704" calcext:value-type="float">
            <text:p>1.483704</text:p>
          </table:table-cell>
          <table:table-cell office:value-type="float" office:value="17.53171" calcext:value-type="float">
            <text:p>17.53171</text:p>
          </table:table-cell>
          <table:table-cell office:value-type="float" office:value="5.854584" calcext:value-type="float">
            <text:p>5.854584</text:p>
          </table:table-cell>
          <table:table-cell office:value-type="float" office:value="15.51782" calcext:value-type="float">
            <text:p>15.51782</text:p>
          </table:table-cell>
          <table:table-cell office:value-type="float" office:value="7.710876" calcext:value-type="float">
            <text:p>7.710876</text:p>
          </table:table-cell>
          <table:table-cell office:value-type="float" office:value="14.55222" calcext:value-type="float">
            <text:p>14.55222</text:p>
          </table:table-cell>
          <table:table-cell office:value-type="float" office:value="9.431366" calcext:value-type="float">
            <text:p>9.431366</text:p>
          </table:table-cell>
          <table:table-cell office:value-type="float" office:value="14.12854" calcext:value-type="float">
            <text:p>14.12854</text:p>
          </table:table-cell>
          <table:table-cell office:value-type="float" office:value="10.83228" calcext:value-type="float">
            <text:p>10.83228</text:p>
          </table:table-cell>
          <table:table-cell office:value-type="float" office:value="14.05789" calcext:value-type="float">
            <text:p>14.05789</text:p>
          </table:table-cell>
          <table:table-cell office:value-type="float" office:value="11.96268" calcext:value-type="float">
            <text:p>11.9626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102004" calcext:value-type="float">
            <text:p>3102004</text:p>
          </table:table-cell>
          <table:table-cell office:value-type="float" office:value="15.84369" calcext:value-type="float">
            <text:p>15.84369</text:p>
          </table:table-cell>
          <table:table-cell office:value-type="float" office:value="13.3" calcext:value-type="float">
            <text:p>13.3</text:p>
          </table:table-cell>
          <table:table-cell office:value-type="float" office:value="-1" calcext:value-type="float">
            <text:p>-1</text:p>
          </table:table-cell>
          <table:table-cell office:value-type="float" office:value="0.9272484" calcext:value-type="float">
            <text:p>0.9272484</text:p>
          </table:table-cell>
          <table:table-cell office:value-type="float" office:value="0.5131464" calcext:value-type="float">
            <text:p>0.5131464</text:p>
          </table:table-cell>
          <table:table-cell office:value-type="float" office:value="155.844" calcext:value-type="float">
            <text:p>155.844</text:p>
          </table:table-cell>
          <table:table-cell office:value-type="float" office:value="0" calcext:value-type="float">
            <text:p>0</text:p>
          </table:table-cell>
          <table:table-cell office:value-type="float" office:value="28.25708" calcext:value-type="float">
            <text:p>28.25708</text:p>
          </table:table-cell>
          <table:table-cell office:value-type="float" office:value="-0.5995789" calcext:value-type="float">
            <text:p>-0.5995789</text:p>
          </table:table-cell>
          <table:table-cell office:value-type="float" office:value="19.11142" calcext:value-type="float">
            <text:p>19.11142</text:p>
          </table:table-cell>
          <table:table-cell office:value-type="float" office:value="4.342499" calcext:value-type="float">
            <text:p>4.342499</text:p>
          </table:table-cell>
          <table:table-cell office:value-type="float" office:value="16.741" calcext:value-type="float">
            <text:p>16.741</text:p>
          </table:table-cell>
          <table:table-cell office:value-type="float" office:value="6.400421" calcext:value-type="float">
            <text:p>6.400421</text:p>
          </table:table-cell>
          <table:table-cell office:value-type="float" office:value="15.16275" calcext:value-type="float">
            <text:p>15.16275</text:p>
          </table:table-cell>
          <table:table-cell office:value-type="float" office:value="8.312592" calcext:value-type="float">
            <text:p>8.312592</text:p>
          </table:table-cell>
          <table:table-cell office:value-type="float" office:value="14.35028" calcext:value-type="float">
            <text:p>14.35028</text:p>
          </table:table-cell>
          <table:table-cell office:value-type="float" office:value="9.876373" calcext:value-type="float">
            <text:p>9.876373</text:p>
          </table:table-cell>
          <table:table-cell office:value-type="float" office:value="14.02914" calcext:value-type="float">
            <text:p>14.02914</text:p>
          </table:table-cell>
          <table:table-cell office:value-type="float" office:value="11.11578" calcext:value-type="float">
            <text:p>11.1157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102004" calcext:value-type="float">
            <text:p>4102004</text:p>
          </table:table-cell>
          <table:table-cell office:value-type="float" office:value="15.52674" calcext:value-type="float">
            <text:p>15.52674</text:p>
          </table:table-cell>
          <table:table-cell office:value-type="float" office:value="13.7" calcext:value-type="float">
            <text:p>13.7</text:p>
          </table:table-cell>
          <table:table-cell office:value-type="float" office:value="1.7" calcext:value-type="float">
            <text:p>1.7</text:p>
          </table:table-cell>
          <table:table-cell office:value-type="float" office:value="0.9340692" calcext:value-type="float">
            <text:p>0.9340692</text:p>
          </table:table-cell>
          <table:table-cell office:value-type="float" office:value="0.6027083" calcext:value-type="float">
            <text:p>0.6027083</text:p>
          </table:table-cell>
          <table:table-cell office:value-type="float" office:value="431.532" calcext:value-type="float">
            <text:p>431.532</text:p>
          </table:table-cell>
          <table:table-cell office:value-type="float" office:value="0" calcext:value-type="float">
            <text:p>0</text:p>
          </table:table-cell>
          <table:table-cell office:value-type="float" office:value="32.72137" calcext:value-type="float">
            <text:p>32.72137</text:p>
          </table:table-cell>
          <table:table-cell office:value-type="float" office:value="1.950684" calcext:value-type="float">
            <text:p>1.950684</text:p>
          </table:table-cell>
          <table:table-cell office:value-type="float" office:value="21.34454" calcext:value-type="float">
            <text:p>21.34454</text:p>
          </table:table-cell>
          <table:table-cell office:value-type="float" office:value="6.548889" calcext:value-type="float">
            <text:p>6.548889</text:p>
          </table:table-cell>
          <table:table-cell office:value-type="float" office:value="18.57877" calcext:value-type="float">
            <text:p>18.57877</text:p>
          </table:table-cell>
          <table:table-cell office:value-type="float" office:value="8.246002" calcext:value-type="float">
            <text:p>8.246002</text:p>
          </table:table-cell>
          <table:table-cell office:value-type="float" office:value="16.58197" calcext:value-type="float">
            <text:p>16.58197</text:p>
          </table:table-cell>
          <table:table-cell office:value-type="float" office:value="9.739349" calcext:value-type="float">
            <text:p>9.739349</text:p>
          </table:table-cell>
          <table:table-cell office:value-type="float" office:value="15.47592" calcext:value-type="float">
            <text:p>15.47592</text:p>
          </table:table-cell>
          <table:table-cell office:value-type="float" office:value="10.91647" calcext:value-type="float">
            <text:p>10.91647</text:p>
          </table:table-cell>
          <table:table-cell office:value-type="float" office:value="14.90417" calcext:value-type="float">
            <text:p>14.90417</text:p>
          </table:table-cell>
          <table:table-cell office:value-type="float" office:value="11.82965" calcext:value-type="float">
            <text:p>11.8296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102004" calcext:value-type="float">
            <text:p>5102004</text:p>
          </table:table-cell>
          <table:table-cell office:value-type="float" office:value="15.75646" calcext:value-type="float">
            <text:p>15.75646</text:p>
          </table:table-cell>
          <table:table-cell office:value-type="float" office:value="13.4" calcext:value-type="float">
            <text:p>13.4</text:p>
          </table:table-cell>
          <table:table-cell office:value-type="float" office:value="-0.5" calcext:value-type="float">
            <text:p>-0.5</text:p>
          </table:table-cell>
          <table:table-cell office:value-type="float" office:value="0.6955397" calcext:value-type="float">
            <text:p>0.6955397</text:p>
          </table:table-cell>
          <table:table-cell office:value-type="float" office:value="0.5502133" calcext:value-type="float">
            <text:p>0.5502133</text:p>
          </table:table-cell>
          <table:table-cell office:value-type="float" office:value="453.78" calcext:value-type="float">
            <text:p>453.78</text:p>
          </table:table-cell>
          <table:table-cell office:value-type="float" office:value="0" calcext:value-type="float">
            <text:p>0</text:p>
          </table:table-cell>
          <table:table-cell office:value-type="float" office:value="30.71652" calcext:value-type="float">
            <text:p>30.71652</text:p>
          </table:table-cell>
          <table:table-cell office:value-type="float" office:value="0.6239624" calcext:value-type="float">
            <text:p>0.6239624</text:p>
          </table:table-cell>
          <table:table-cell office:value-type="float" office:value="21.02368" calcext:value-type="float">
            <text:p>21.02368</text:p>
          </table:table-cell>
          <table:table-cell office:value-type="float" office:value="6.436188" calcext:value-type="float">
            <text:p>6.436188</text:p>
          </table:table-cell>
          <table:table-cell office:value-type="float" office:value="18.33878" calcext:value-type="float">
            <text:p>18.33878</text:p>
          </table:table-cell>
          <table:table-cell office:value-type="float" office:value="8.352417" calcext:value-type="float">
            <text:p>8.352417</text:p>
          </table:table-cell>
          <table:table-cell office:value-type="float" office:value="16.50592" calcext:value-type="float">
            <text:p>16.50592</text:p>
          </table:table-cell>
          <table:table-cell office:value-type="float" office:value="10.11942" calcext:value-type="float">
            <text:p>10.11942</text:p>
          </table:table-cell>
          <table:table-cell office:value-type="float" office:value="15.4968" calcext:value-type="float">
            <text:p>15.4968</text:p>
          </table:table-cell>
          <table:table-cell office:value-type="float" office:value="11.37875" calcext:value-type="float">
            <text:p>11.37875</text:p>
          </table:table-cell>
          <table:table-cell office:value-type="float" office:value="14.98019" calcext:value-type="float">
            <text:p>14.98019</text:p>
          </table:table-cell>
          <table:table-cell office:value-type="float" office:value="12.29507" calcext:value-type="float">
            <text:p>12.2950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102004" calcext:value-type="float">
            <text:p>6102004</text:p>
          </table:table-cell>
          <table:table-cell office:value-type="float" office:value="2.74788" calcext:value-type="float">
            <text:p>2.74788</text:p>
          </table:table-cell>
          <table:table-cell office:value-type="float" office:value="15.3" calcext:value-type="float">
            <text:p>15.3</text:p>
          </table:table-cell>
          <table:table-cell office:value-type="float" office:value="4.7" calcext:value-type="float">
            <text:p>4.7</text:p>
          </table:table-cell>
          <table:table-cell office:value-type="float" office:value="1.662181" calcext:value-type="float">
            <text:p>1.662181</text:p>
          </table:table-cell>
          <table:table-cell office:value-type="float" office:value="0.6922235" calcext:value-type="float">
            <text:p>0.6922235</text:p>
          </table:table-cell>
          <table:table-cell office:value-type="float" office:value="404.172" calcext:value-type="float">
            <text:p>404.172</text:p>
          </table:table-cell>
          <table:table-cell office:value-type="float" office:value="26.85946" calcext:value-type="float">
            <text:p>26.85946</text:p>
          </table:table-cell>
          <table:table-cell office:value-type="float" office:value="17.00958" calcext:value-type="float">
            <text:p>17.00958</text:p>
          </table:table-cell>
          <table:table-cell office:value-type="float" office:value="4.547943" calcext:value-type="float">
            <text:p>4.547943</text:p>
          </table:table-cell>
          <table:table-cell office:value-type="float" office:value="14.50214" calcext:value-type="float">
            <text:p>14.50214</text:p>
          </table:table-cell>
          <table:table-cell office:value-type="float" office:value="8.421631" calcext:value-type="float">
            <text:p>8.421631</text:p>
          </table:table-cell>
          <table:table-cell office:value-type="float" office:value="14.03085" calcext:value-type="float">
            <text:p>14.03085</text:p>
          </table:table-cell>
          <table:table-cell office:value-type="float" office:value="9.750305" calcext:value-type="float">
            <text:p>9.750305</text:p>
          </table:table-cell>
          <table:table-cell office:value-type="float" office:value="13.7637" calcext:value-type="float">
            <text:p>13.7637</text:p>
          </table:table-cell>
          <table:table-cell office:value-type="float" office:value="10.98969" calcext:value-type="float">
            <text:p>10.98969</text:p>
          </table:table-cell>
          <table:table-cell office:value-type="float" office:value="13.93118" calcext:value-type="float">
            <text:p>13.93118</text:p>
          </table:table-cell>
          <table:table-cell office:value-type="float" office:value="11.94144" calcext:value-type="float">
            <text:p>11.94144</text:p>
          </table:table-cell>
          <table:table-cell office:value-type="float" office:value="14.39398" calcext:value-type="float">
            <text:p>14.39398</text:p>
          </table:table-cell>
          <table:table-cell office:value-type="float" office:value="12.66205" calcext:value-type="float">
            <text:p>12.6620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102004" calcext:value-type="float">
            <text:p>7102004</text:p>
          </table:table-cell>
          <table:table-cell office:value-type="float" office:value="7.22664" calcext:value-type="float">
            <text:p>7.22664</text:p>
          </table:table-cell>
          <table:table-cell office:value-type="float" office:value="14.6" calcext:value-type="float">
            <text:p>14.6</text:p>
          </table:table-cell>
          <table:table-cell office:value-type="float" office:value="8" calcext:value-type="float">
            <text:p>8</text:p>
          </table:table-cell>
          <table:table-cell office:value-type="float" office:value="1.518859" calcext:value-type="float">
            <text:p>1.518859</text:p>
          </table:table-cell>
          <table:table-cell office:value-type="float" office:value="0.9279929" calcext:value-type="float">
            <text:p>0.9279929</text:p>
          </table:table-cell>
          <table:table-cell office:value-type="float" office:value="418.896" calcext:value-type="float">
            <text:p>418.896</text:p>
          </table:table-cell>
          <table:table-cell office:value-type="float" office:value="2.940541" calcext:value-type="float">
            <text:p>2.940541</text:p>
          </table:table-cell>
          <table:table-cell office:value-type="float" office:value="21.17593" calcext:value-type="float">
            <text:p>21.17593</text:p>
          </table:table-cell>
          <table:table-cell office:value-type="float" office:value="7.148926" calcext:value-type="float">
            <text:p>7.148926</text:p>
          </table:table-cell>
          <table:table-cell office:value-type="float" office:value="17.71719" calcext:value-type="float">
            <text:p>17.71719</text:p>
          </table:table-cell>
          <table:table-cell office:value-type="float" office:value="9.963501" calcext:value-type="float">
            <text:p>9.963501</text:p>
          </table:table-cell>
          <table:table-cell office:value-type="float" office:value="16.30746" calcext:value-type="float">
            <text:p>16.30746</text:p>
          </table:table-cell>
          <table:table-cell office:value-type="float" office:value="11.41241" calcext:value-type="float">
            <text:p>11.41241</text:p>
          </table:table-cell>
          <table:table-cell office:value-type="float" office:value="15.40329" calcext:value-type="float">
            <text:p>15.40329</text:p>
          </table:table-cell>
          <table:table-cell office:value-type="float" office:value="12.70505" calcext:value-type="float">
            <text:p>12.70505</text:p>
          </table:table-cell>
          <table:table-cell office:value-type="float" office:value="14.88669" calcext:value-type="float">
            <text:p>14.88669</text:p>
          </table:table-cell>
          <table:table-cell office:value-type="float" office:value="13.08215" calcext:value-type="float">
            <text:p>13.08215</text:p>
          </table:table-cell>
          <table:table-cell office:value-type="float" office:value="14.62708" calcext:value-type="float">
            <text:p>14.62708</text:p>
          </table:table-cell>
          <table:table-cell office:value-type="float" office:value="13.39413" calcext:value-type="float">
            <text:p>13.3941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102004" calcext:value-type="float">
            <text:p>8102004</text:p>
          </table:table-cell>
          <table:table-cell office:value-type="float" office:value="14.63786" calcext:value-type="float">
            <text:p>14.63786</text:p>
          </table:table-cell>
          <table:table-cell office:value-type="float" office:value="17.4" calcext:value-type="float">
            <text:p>17.4</text:p>
          </table:table-cell>
          <table:table-cell office:value-type="float" office:value="5.2" calcext:value-type="float">
            <text:p>5.2</text:p>
          </table:table-cell>
          <table:table-cell office:value-type="float" office:value="1.305897" calcext:value-type="float">
            <text:p>1.305897</text:p>
          </table:table-cell>
          <table:table-cell office:value-type="float" office:value="0.8354469" calcext:value-type="float">
            <text:p>0.8354469</text:p>
          </table:table-cell>
          <table:table-cell office:value-type="float" office:value="463.608" calcext:value-type="float">
            <text:p>463.608</text:p>
          </table:table-cell>
          <table:table-cell office:value-type="float" office:value="0" calcext:value-type="float">
            <text:p>0</text:p>
          </table:table-cell>
          <table:table-cell office:value-type="float" office:value="25.43283" calcext:value-type="float">
            <text:p>25.43283</text:p>
          </table:table-cell>
          <table:table-cell office:value-type="float" office:value="4.830231" calcext:value-type="float">
            <text:p>4.830231</text:p>
          </table:table-cell>
          <table:table-cell office:value-type="float" office:value="19.56683" calcext:value-type="float">
            <text:p>19.56683</text:p>
          </table:table-cell>
          <table:table-cell office:value-type="float" office:value="7.744507" calcext:value-type="float">
            <text:p>7.744507</text:p>
          </table:table-cell>
          <table:table-cell office:value-type="float" office:value="17.48499" calcext:value-type="float">
            <text:p>17.48499</text:p>
          </table:table-cell>
          <table:table-cell office:value-type="float" office:value="9.162506" calcext:value-type="float">
            <text:p>9.162506</text:p>
          </table:table-cell>
          <table:table-cell office:value-type="float" office:value="15.96814" calcext:value-type="float">
            <text:p>15.96814</text:p>
          </table:table-cell>
          <table:table-cell office:value-type="float" office:value="10.57709" calcext:value-type="float">
            <text:p>10.57709</text:p>
          </table:table-cell>
          <table:table-cell office:value-type="float" office:value="15.13953" calcext:value-type="float">
            <text:p>15.13953</text:p>
          </table:table-cell>
          <table:table-cell office:value-type="float" office:value="11.63226" calcext:value-type="float">
            <text:p>11.63226</text:p>
          </table:table-cell>
          <table:table-cell office:value-type="float" office:value="14.73203" calcext:value-type="float">
            <text:p>14.73203</text:p>
          </table:table-cell>
          <table:table-cell office:value-type="float" office:value="12.42627" calcext:value-type="float">
            <text:p>12.4262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102004" calcext:value-type="float">
            <text:p>9102004</text:p>
          </table:table-cell>
          <table:table-cell office:value-type="float" office:value="8.492906" calcext:value-type="float">
            <text:p>8.492906</text:p>
          </table:table-cell>
          <table:table-cell office:value-type="float" office:value="18.3" calcext:value-type="float">
            <text:p>18.3</text:p>
          </table:table-cell>
          <table:table-cell office:value-type="float" office:value="12.1" calcext:value-type="float">
            <text:p>12.1</text:p>
          </table:table-cell>
          <table:table-cell office:value-type="float" office:value="1.533033" calcext:value-type="float">
            <text:p>1.533033</text:p>
          </table:table-cell>
          <table:table-cell office:value-type="float" office:value="1.176242" calcext:value-type="float">
            <text:p>1.176242</text:p>
          </table:table-cell>
          <table:table-cell office:value-type="float" office:value="363.348" calcext:value-type="float">
            <text:p>363.348</text:p>
          </table:table-cell>
          <table:table-cell office:value-type="float" office:value="0" calcext:value-type="float">
            <text:p>0</text:p>
          </table:table-cell>
          <table:table-cell office:value-type="float" office:value="23.42377" calcext:value-type="float">
            <text:p>23.42377</text:p>
          </table:table-cell>
          <table:table-cell office:value-type="float" office:value="9.730957" calcext:value-type="float">
            <text:p>9.730957</text:p>
          </table:table-cell>
          <table:table-cell office:value-type="float" office:value="18.76526" calcext:value-type="float">
            <text:p>18.76526</text:p>
          </table:table-cell>
          <table:table-cell office:value-type="float" office:value="11.37878" calcext:value-type="float">
            <text:p>11.37878</text:p>
          </table:table-cell>
          <table:table-cell office:value-type="float" office:value="17.25702" calcext:value-type="float">
            <text:p>17.25702</text:p>
          </table:table-cell>
          <table:table-cell office:value-type="float" office:value="12.04758" calcext:value-type="float">
            <text:p>12.04758</text:p>
          </table:table-cell>
          <table:table-cell office:value-type="float" office:value="16.1738" calcext:value-type="float">
            <text:p>16.1738</text:p>
          </table:table-cell>
          <table:table-cell office:value-type="float" office:value="12.7084" calcext:value-type="float">
            <text:p>12.7084</text:p>
          </table:table-cell>
          <table:table-cell office:value-type="float" office:value="15.51547" calcext:value-type="float">
            <text:p>15.51547</text:p>
          </table:table-cell>
          <table:table-cell office:value-type="float" office:value="13.21439" calcext:value-type="float">
            <text:p>13.21439</text:p>
          </table:table-cell>
          <table:table-cell office:value-type="float" office:value="15.16602" calcext:value-type="float">
            <text:p>15.16602</text:p>
          </table:table-cell>
          <table:table-cell office:value-type="float" office:value="13.59274" calcext:value-type="float">
            <text:p>13.5927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102004" calcext:value-type="float">
            <text:p>10102004</text:p>
          </table:table-cell>
          <table:table-cell office:value-type="float" office:value="14.54832" calcext:value-type="float">
            <text:p>14.54832</text:p>
          </table:table-cell>
          <table:table-cell office:value-type="float" office:value="18.3" calcext:value-type="float">
            <text:p>18.3</text:p>
          </table:table-cell>
          <table:table-cell office:value-type="float" office:value="9.9" calcext:value-type="float">
            <text:p>9.9</text:p>
          </table:table-cell>
          <table:table-cell office:value-type="float" office:value="1.40765" calcext:value-type="float">
            <text:p>1.40765</text:p>
          </table:table-cell>
          <table:table-cell office:value-type="float" office:value="1.095436" calcext:value-type="float">
            <text:p>1.095436</text:p>
          </table:table-cell>
          <table:table-cell office:value-type="float" office:value="592.524" calcext:value-type="float">
            <text:p>592.524</text:p>
          </table:table-cell>
          <table:table-cell office:value-type="float" office:value="0" calcext:value-type="float">
            <text:p>0</text:p>
          </table:table-cell>
          <table:table-cell office:value-type="float" office:value="35.56677" calcext:value-type="float">
            <text:p>35.56677</text:p>
          </table:table-cell>
          <table:table-cell office:value-type="float" office:value="9.41629" calcext:value-type="float">
            <text:p>9.41629</text:p>
          </table:table-cell>
          <table:table-cell office:value-type="float" office:value="24.60773" calcext:value-type="float">
            <text:p>24.60773</text:p>
          </table:table-cell>
          <table:table-cell office:value-type="float" office:value="11.93735" calcext:value-type="float">
            <text:p>11.93735</text:p>
          </table:table-cell>
          <table:table-cell office:value-type="float" office:value="21.59714" calcext:value-type="float">
            <text:p>21.59714</text:p>
          </table:table-cell>
          <table:table-cell office:value-type="float" office:value="12.88629" calcext:value-type="float">
            <text:p>12.88629</text:p>
          </table:table-cell>
          <table:table-cell office:value-type="float" office:value="19.37662" calcext:value-type="float">
            <text:p>19.37662</text:p>
          </table:table-cell>
          <table:table-cell office:value-type="float" office:value="13.60956" calcext:value-type="float">
            <text:p>13.60956</text:p>
          </table:table-cell>
          <table:table-cell office:value-type="float" office:value="17.95645" calcext:value-type="float">
            <text:p>17.95645</text:p>
          </table:table-cell>
          <table:table-cell office:value-type="float" office:value="14.05698" calcext:value-type="float">
            <text:p>14.05698</text:p>
          </table:table-cell>
          <table:table-cell office:value-type="float" office:value="17.04709" calcext:value-type="float">
            <text:p>17.04709</text:p>
          </table:table-cell>
          <table:table-cell office:value-type="float" office:value="14.35046" calcext:value-type="float">
            <text:p>14.3504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102004" calcext:value-type="float">
            <text:p>11102004</text:p>
          </table:table-cell>
          <table:table-cell office:value-type="float" office:value="5.54184" calcext:value-type="float">
            <text:p>5.54184</text:p>
          </table:table-cell>
          <table:table-cell office:value-type="float" office:value="13.2" calcext:value-type="float">
            <text:p>13.2</text:p>
          </table:table-cell>
          <table:table-cell office:value-type="float" office:value="7.2" calcext:value-type="float">
            <text:p>7.2</text:p>
          </table:table-cell>
          <table:table-cell office:value-type="float" office:value="1.223752" calcext:value-type="float">
            <text:p>1.223752</text:p>
          </table:table-cell>
          <table:table-cell office:value-type="float" office:value="0.9924682" calcext:value-type="float">
            <text:p>0.9924682</text:p>
          </table:table-cell>
          <table:table-cell office:value-type="float" office:value="261.756" calcext:value-type="float">
            <text:p>261.756</text:p>
          </table:table-cell>
          <table:table-cell office:value-type="float" office:value="0" calcext:value-type="float">
            <text:p>0</text:p>
          </table:table-cell>
          <table:table-cell office:value-type="float" office:value="20.25443" calcext:value-type="float">
            <text:p>20.25443</text:p>
          </table:table-cell>
          <table:table-cell office:value-type="float" office:value="7.476166" calcext:value-type="float">
            <text:p>7.476166</text:p>
          </table:table-cell>
          <table:table-cell office:value-type="float" office:value="17.28363" calcext:value-type="float">
            <text:p>17.28363</text:p>
          </table:table-cell>
          <table:table-cell office:value-type="float" office:value="11.31613" calcext:value-type="float">
            <text:p>11.31613</text:p>
          </table:table-cell>
          <table:table-cell office:value-type="float" office:value="16.40067" calcext:value-type="float">
            <text:p>16.40067</text:p>
          </table:table-cell>
          <table:table-cell office:value-type="float" office:value="12.75977" calcext:value-type="float">
            <text:p>12.75977</text:p>
          </table:table-cell>
          <table:table-cell office:value-type="float" office:value="16.03418" calcext:value-type="float">
            <text:p>16.03418</text:p>
          </table:table-cell>
          <table:table-cell office:value-type="float" office:value="13.85889" calcext:value-type="float">
            <text:p>13.85889</text:p>
          </table:table-cell>
          <table:table-cell office:value-type="float" office:value="16.48178" calcext:value-type="float">
            <text:p>16.48178</text:p>
          </table:table-cell>
          <table:table-cell office:value-type="float" office:value="14.47519" calcext:value-type="float">
            <text:p>14.47519</text:p>
          </table:table-cell>
          <table:table-cell office:value-type="float" office:value="16.53976" calcext:value-type="float">
            <text:p>16.53976</text:p>
          </table:table-cell>
          <table:table-cell office:value-type="float" office:value="14.86481" calcext:value-type="float">
            <text:p>14.8648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102004" calcext:value-type="float">
            <text:p>12102004</text:p>
          </table:table-cell>
          <table:table-cell office:value-type="float" office:value="9.69768" calcext:value-type="float">
            <text:p>9.69768</text:p>
          </table:table-cell>
          <table:table-cell office:value-type="float" office:value="19.2" calcext:value-type="float">
            <text:p>19.2</text:p>
          </table:table-cell>
          <table:table-cell office:value-type="float" office:value="5.2" calcext:value-type="float">
            <text:p>5.2</text:p>
          </table:table-cell>
          <table:table-cell office:value-type="float" office:value="1.578067" calcext:value-type="float">
            <text:p>1.578067</text:p>
          </table:table-cell>
          <table:table-cell office:value-type="float" office:value="0.8690805" calcext:value-type="float">
            <text:p>0.8690805</text:p>
          </table:table-cell>
          <table:table-cell office:value-type="float" office:value="402.264" calcext:value-type="float">
            <text:p>402.264</text:p>
          </table:table-cell>
          <table:table-cell office:value-type="float" office:value="3.793549" calcext:value-type="float">
            <text:p>3.793549</text:p>
          </table:table-cell>
          <table:table-cell office:value-type="float" office:value="26.68857" calcext:value-type="float">
            <text:p>26.68857</text:p>
          </table:table-cell>
          <table:table-cell office:value-type="float" office:value="5.097015" calcext:value-type="float">
            <text:p>5.097015</text:p>
          </table:table-cell>
          <table:table-cell office:value-type="float" office:value="19.45084" calcext:value-type="float">
            <text:p>19.45084</text:p>
          </table:table-cell>
          <table:table-cell office:value-type="float" office:value="8.836792" calcext:value-type="float">
            <text:p>8.836792</text:p>
          </table:table-cell>
          <table:table-cell office:value-type="float" office:value="17.20093" calcext:value-type="float">
            <text:p>17.20093</text:p>
          </table:table-cell>
          <table:table-cell office:value-type="float" office:value="10.30124" calcext:value-type="float">
            <text:p>10.30124</text:p>
          </table:table-cell>
          <table:table-cell office:value-type="float" office:value="15.91861" calcext:value-type="float">
            <text:p>15.91861</text:p>
          </table:table-cell>
          <table:table-cell office:value-type="float" office:value="11.61655" calcext:value-type="float">
            <text:p>11.61655</text:p>
          </table:table-cell>
          <table:table-cell office:value-type="float" office:value="15.31497" calcext:value-type="float">
            <text:p>15.31497</text:p>
          </table:table-cell>
          <table:table-cell office:value-type="float" office:value="12.57779" calcext:value-type="float">
            <text:p>12.57779</text:p>
          </table:table-cell>
          <table:table-cell office:value-type="float" office:value="15.05334" calcext:value-type="float">
            <text:p>15.05334</text:p>
          </table:table-cell>
          <table:table-cell office:value-type="float" office:value="13.29758" calcext:value-type="float">
            <text:p>13.2975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3102004" calcext:value-type="float">
            <text:p>13102004</text:p>
          </table:table-cell>
          <table:table-cell office:value-type="float" office:value="1.95084" calcext:value-type="float">
            <text:p>1.95084</text:p>
          </table:table-cell>
          <table:table-cell office:value-type="float" office:value="12.7" calcext:value-type="float">
            <text:p>12.7</text:p>
          </table:table-cell>
          <table:table-cell office:value-type="float" office:value="8.1" calcext:value-type="float">
            <text:p>8.1</text:p>
          </table:table-cell>
          <table:table-cell office:value-type="float" office:value="1.37413" calcext:value-type="float">
            <text:p>1.37413</text:p>
          </table:table-cell>
          <table:table-cell office:value-type="float" office:value="1.040181" calcext:value-type="float">
            <text:p>1.040181</text:p>
          </table:table-cell>
          <table:table-cell office:value-type="float" office:value="286.02" calcext:value-type="float">
            <text:p>286.02</text:p>
          </table:table-cell>
          <table:table-cell office:value-type="float" office:value="13.00645" calcext:value-type="float">
            <text:p>13.00645</text:p>
          </table:table-cell>
          <table:table-cell office:value-type="float" office:value="15.1983" calcext:value-type="float">
            <text:p>15.1983</text:p>
          </table:table-cell>
          <table:table-cell office:value-type="float" office:value="7.611847" calcext:value-type="float">
            <text:p>7.611847</text:p>
          </table:table-cell>
          <table:table-cell office:value-type="float" office:value="13.87048" calcext:value-type="float">
            <text:p>13.87048</text:p>
          </table:table-cell>
          <table:table-cell office:value-type="float" office:value="9.564178" calcext:value-type="float">
            <text:p>9.564178</text:p>
          </table:table-cell>
          <table:table-cell office:value-type="float" office:value="14.02481" calcext:value-type="float">
            <text:p>14.02481</text:p>
          </table:table-cell>
          <table:table-cell office:value-type="float" office:value="10.53995" calcext:value-type="float">
            <text:p>10.53995</text:p>
          </table:table-cell>
          <table:table-cell office:value-type="float" office:value="14.49374" calcext:value-type="float">
            <text:p>14.49374</text:p>
          </table:table-cell>
          <table:table-cell office:value-type="float" office:value="11.60474" calcext:value-type="float">
            <text:p>11.60474</text:p>
          </table:table-cell>
          <table:table-cell office:value-type="float" office:value="14.76718" calcext:value-type="float">
            <text:p>14.76718</text:p>
          </table:table-cell>
          <table:table-cell office:value-type="float" office:value="12.48517" calcext:value-type="float">
            <text:p>12.48517</text:p>
          </table:table-cell>
          <table:table-cell office:value-type="float" office:value="14.90433" calcext:value-type="float">
            <text:p>14.90433</text:p>
          </table:table-cell>
          <table:table-cell office:value-type="float" office:value="13.18222" calcext:value-type="float">
            <text:p>13.1822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102004" calcext:value-type="float">
            <text:p>14102004</text:p>
          </table:table-cell>
          <table:table-cell office:value-type="float" office:value="2.38248" calcext:value-type="float">
            <text:p>2.38248</text:p>
          </table:table-cell>
          <table:table-cell office:value-type="float" office:value="9.7" calcext:value-type="float">
            <text:p>9.7</text:p>
          </table:table-cell>
          <table:table-cell office:value-type="float" office:value="7.1" calcext:value-type="float">
            <text:p>7.1</text:p>
          </table:table-cell>
          <table:table-cell office:value-type="float" office:value="1.159159" calcext:value-type="float">
            <text:p>1.159159</text:p>
          </table:table-cell>
          <table:table-cell office:value-type="float" office:value="0.9902796" calcext:value-type="float">
            <text:p>0.9902796</text:p>
          </table:table-cell>
          <table:table-cell office:value-type="float" office:value="429.84" calcext:value-type="float">
            <text:p>429.84</text:p>
          </table:table-cell>
          <table:table-cell office:value-type="float" office:value="0" calcext:value-type="float">
            <text:p>0</text:p>
          </table:table-cell>
          <table:table-cell office:value-type="float" office:value="12.23953" calcext:value-type="float">
            <text:p>12.23953</text:p>
          </table:table-cell>
          <table:table-cell office:value-type="float" office:value="6.213043" calcext:value-type="float">
            <text:p>6.213043</text:p>
          </table:table-cell>
          <table:table-cell office:value-type="float" office:value="11.60031" calcext:value-type="float">
            <text:p>11.60031</text:p>
          </table:table-cell>
          <table:table-cell office:value-type="float" office:value="8.295258" calcext:value-type="float">
            <text:p>8.295258</text:p>
          </table:table-cell>
          <table:table-cell office:value-type="float" office:value="11.49976" calcext:value-type="float">
            <text:p>11.49976</text:p>
          </table:table-cell>
          <table:table-cell office:value-type="float" office:value="9.386353" calcext:value-type="float">
            <text:p>9.386353</text:p>
          </table:table-cell>
          <table:table-cell office:value-type="float" office:value="11.63446" calcext:value-type="float">
            <text:p>11.63446</text:p>
          </table:table-cell>
          <table:table-cell office:value-type="float" office:value="10.47565" calcext:value-type="float">
            <text:p>10.47565</text:p>
          </table:table-cell>
          <table:table-cell office:value-type="float" office:value="12.4473" calcext:value-type="float">
            <text:p>12.4473</text:p>
          </table:table-cell>
          <table:table-cell office:value-type="float" office:value="11.32397" calcext:value-type="float">
            <text:p>11.32397</text:p>
          </table:table-cell>
          <table:table-cell office:value-type="float" office:value="13.14975" calcext:value-type="float">
            <text:p>13.14975</text:p>
          </table:table-cell>
          <table:table-cell office:value-type="float" office:value="12.01627" calcext:value-type="float">
            <text:p>12.0162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5102004" calcext:value-type="float">
            <text:p>15102004</text:p>
          </table:table-cell>
          <table:table-cell office:value-type="float" office:value="11.70972" calcext:value-type="float">
            <text:p>11.70972</text:p>
          </table:table-cell>
          <table:table-cell office:value-type="float" office:value="13.5" calcext:value-type="float">
            <text:p>13.5</text:p>
          </table:table-cell>
          <table:table-cell office:value-type="float" office:value="5.6" calcext:value-type="float">
            <text:p>5.6</text:p>
          </table:table-cell>
          <table:table-cell office:value-type="float" office:value="1.221686" calcext:value-type="float">
            <text:p>1.221686</text:p>
          </table:table-cell>
          <table:table-cell office:value-type="float" office:value="0.8934303" calcext:value-type="float">
            <text:p>0.8934303</text:p>
          </table:table-cell>
          <table:table-cell office:value-type="float" office:value="269.496" calcext:value-type="float">
            <text:p>269.496</text:p>
          </table:table-cell>
          <table:table-cell office:value-type="float" office:value="0" calcext:value-type="float">
            <text:p>0</text:p>
          </table:table-cell>
          <table:table-cell office:value-type="float" office:value="23.68967" calcext:value-type="float">
            <text:p>23.68967</text:p>
          </table:table-cell>
          <table:table-cell office:value-type="float" office:value="4.607544" calcext:value-type="float">
            <text:p>4.607544</text:p>
          </table:table-cell>
          <table:table-cell office:value-type="float" office:value="17.92148" calcext:value-type="float">
            <text:p>17.92148</text:p>
          </table:table-cell>
          <table:table-cell office:value-type="float" office:value="7.023376" calcext:value-type="float">
            <text:p>7.023376</text:p>
          </table:table-cell>
          <table:table-cell office:value-type="float" office:value="15.47891" calcext:value-type="float">
            <text:p>15.47891</text:p>
          </table:table-cell>
          <table:table-cell office:value-type="float" office:value="8.257446" calcext:value-type="float">
            <text:p>8.257446</text:p>
          </table:table-cell>
          <table:table-cell office:value-type="float" office:value="14.07095" calcext:value-type="float">
            <text:p>14.07095</text:p>
          </table:table-cell>
          <table:table-cell office:value-type="float" office:value="9.415314" calcext:value-type="float">
            <text:p>9.415314</text:p>
          </table:table-cell>
          <table:table-cell office:value-type="float" office:value="13.4404" calcext:value-type="float">
            <text:p>13.4404</text:p>
          </table:table-cell>
          <table:table-cell office:value-type="float" office:value="10.34314" calcext:value-type="float">
            <text:p>10.34314</text:p>
          </table:table-cell>
          <table:table-cell office:value-type="float" office:value="13.18362" calcext:value-type="float">
            <text:p>13.18362</text:p>
          </table:table-cell>
          <table:table-cell office:value-type="float" office:value="11.11844" calcext:value-type="float">
            <text:p>11.1184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102004" calcext:value-type="float">
            <text:p>16102004</text:p>
          </table:table-cell>
          <table:table-cell office:value-type="float" office:value="6.48396" calcext:value-type="float">
            <text:p>6.48396</text:p>
          </table:table-cell>
          <table:table-cell office:value-type="float" office:value="14.8" calcext:value-type="float">
            <text:p>14.8</text:p>
          </table:table-cell>
          <table:table-cell office:value-type="float" office:value="4.7" calcext:value-type="float">
            <text:p>4.7</text:p>
          </table:table-cell>
          <table:table-cell office:value-type="float" office:value="1.374922" calcext:value-type="float">
            <text:p>1.374922</text:p>
          </table:table-cell>
          <table:table-cell office:value-type="float" office:value="0.8394806" calcext:value-type="float">
            <text:p>0.8394806</text:p>
          </table:table-cell>
          <table:table-cell office:value-type="float" office:value="208.908" calcext:value-type="float">
            <text:p>208.908</text:p>
          </table:table-cell>
          <table:table-cell office:value-type="float" office:value="0" calcext:value-type="float">
            <text:p>0</text:p>
          </table:table-cell>
          <table:table-cell office:value-type="float" office:value="19.88013" calcext:value-type="float">
            <text:p>19.88013</text:p>
          </table:table-cell>
          <table:table-cell office:value-type="float" office:value="4.00293" calcext:value-type="float">
            <text:p>4.00293</text:p>
          </table:table-cell>
          <table:table-cell office:value-type="float" office:value="15.07626" calcext:value-type="float">
            <text:p>15.07626</text:p>
          </table:table-cell>
          <table:table-cell office:value-type="float" office:value="7.0112" calcext:value-type="float">
            <text:p>7.0112</text:p>
          </table:table-cell>
          <table:table-cell office:value-type="float" office:value="13.62411" calcext:value-type="float">
            <text:p>13.62411</text:p>
          </table:table-cell>
          <table:table-cell office:value-type="float" office:value="8.242859" calcext:value-type="float">
            <text:p>8.242859</text:p>
          </table:table-cell>
          <table:table-cell office:value-type="float" office:value="13.01129" calcext:value-type="float">
            <text:p>13.01129</text:p>
          </table:table-cell>
          <table:table-cell office:value-type="float" office:value="9.491425" calcext:value-type="float">
            <text:p>9.491425</text:p>
          </table:table-cell>
          <table:table-cell office:value-type="float" office:value="12.77255" calcext:value-type="float">
            <text:p>12.77255</text:p>
          </table:table-cell>
          <table:table-cell office:value-type="float" office:value="10.47604" calcext:value-type="float">
            <text:p>10.47604</text:p>
          </table:table-cell>
          <table:table-cell office:value-type="float" office:value="12.74268" calcext:value-type="float">
            <text:p>12.74268</text:p>
          </table:table-cell>
          <table:table-cell office:value-type="float" office:value="11.2482" calcext:value-type="float">
            <text:p>11.248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7102004" calcext:value-type="float">
            <text:p>17102004</text:p>
          </table:table-cell>
          <table:table-cell office:value-type="float" office:value="5.61312" calcext:value-type="float">
            <text:p>5.61312</text:p>
          </table:table-cell>
          <table:table-cell office:value-type="float" office:value="21.1" calcext:value-type="float">
            <text:p>21.1</text:p>
          </table:table-cell>
          <table:table-cell office:value-type="float" office:value="11.2" calcext:value-type="float">
            <text:p>11.2</text:p>
          </table:table-cell>
          <table:table-cell office:value-type="float" office:value="1.826713" calcext:value-type="float">
            <text:p>1.826713</text:p>
          </table:table-cell>
          <table:table-cell office:value-type="float" office:value="1.244126" calcext:value-type="float">
            <text:p>1.244126</text:p>
          </table:table-cell>
          <table:table-cell office:value-type="float" office:value="660.78" calcext:value-type="float">
            <text:p>660.78</text:p>
          </table:table-cell>
          <table:table-cell office:value-type="float" office:value="0.2" calcext:value-type="float">
            <text:p>0.2</text:p>
          </table:table-cell>
          <table:table-cell office:value-type="float" office:value="23.03006" calcext:value-type="float">
            <text:p>23.03006</text:p>
          </table:table-cell>
          <table:table-cell office:value-type="float" office:value="9.369507" calcext:value-type="float">
            <text:p>9.369507</text:p>
          </table:table-cell>
          <table:table-cell office:value-type="float" office:value="17.89111" calcext:value-type="float">
            <text:p>17.89111</text:p>
          </table:table-cell>
          <table:table-cell office:value-type="float" office:value="10.66971" calcext:value-type="float">
            <text:p>10.66971</text:p>
          </table:table-cell>
          <table:table-cell office:value-type="float" office:value="16.383" calcext:value-type="float">
            <text:p>16.383</text:p>
          </table:table-cell>
          <table:table-cell office:value-type="float" office:value="11.20908" calcext:value-type="float">
            <text:p>11.20908</text:p>
          </table:table-cell>
          <table:table-cell office:value-type="float" office:value="15.38779" calcext:value-type="float">
            <text:p>15.38779</text:p>
          </table:table-cell>
          <table:table-cell office:value-type="float" office:value="11.66" calcext:value-type="float">
            <text:p>11.66</text:p>
          </table:table-cell>
          <table:table-cell office:value-type="float" office:value="14.81119" calcext:value-type="float">
            <text:p>14.81119</text:p>
          </table:table-cell>
          <table:table-cell office:value-type="float" office:value="12.02988" calcext:value-type="float">
            <text:p>12.02988</text:p>
          </table:table-cell>
          <table:table-cell office:value-type="float" office:value="14.49399" calcext:value-type="float">
            <text:p>14.49399</text:p>
          </table:table-cell>
          <table:table-cell office:value-type="float" office:value="12.34677" calcext:value-type="float">
            <text:p>12.3467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8102004" calcext:value-type="float">
            <text:p>18102004</text:p>
          </table:table-cell>
          <table:table-cell office:value-type="float" office:value="13.15152" calcext:value-type="float">
            <text:p>13.15152</text:p>
          </table:table-cell>
          <table:table-cell office:value-type="float" office:value="15.1" calcext:value-type="float">
            <text:p>15.1</text:p>
          </table:table-cell>
          <table:table-cell office:value-type="float" office:value="9" calcext:value-type="float">
            <text:p>9</text:p>
          </table:table-cell>
          <table:table-cell office:value-type="float" office:value="1.09166" calcext:value-type="float">
            <text:p>1.09166</text:p>
          </table:table-cell>
          <table:table-cell office:value-type="float" office:value="0.8849534" calcext:value-type="float">
            <text:p>0.8849534</text:p>
          </table:table-cell>
          <table:table-cell office:value-type="float" office:value="807.588" calcext:value-type="float">
            <text:p>807.588</text:p>
          </table:table-cell>
          <table:table-cell office:value-type="float" office:value="0.4" calcext:value-type="float">
            <text:p>0.4</text:p>
          </table:table-cell>
          <table:table-cell office:value-type="float" office:value="25.34604" calcext:value-type="float">
            <text:p>25.34604</text:p>
          </table:table-cell>
          <table:table-cell office:value-type="float" office:value="8.645264" calcext:value-type="float">
            <text:p>8.645264</text:p>
          </table:table-cell>
          <table:table-cell office:value-type="float" office:value="19.34406" calcext:value-type="float">
            <text:p>19.34406</text:p>
          </table:table-cell>
          <table:table-cell office:value-type="float" office:value="11.04071" calcext:value-type="float">
            <text:p>11.04071</text:p>
          </table:table-cell>
          <table:table-cell office:value-type="float" office:value="17.62534" calcext:value-type="float">
            <text:p>17.62534</text:p>
          </table:table-cell>
          <table:table-cell office:value-type="float" office:value="12.03021" calcext:value-type="float">
            <text:p>12.03021</text:p>
          </table:table-cell>
          <table:table-cell office:value-type="float" office:value="16.3826" calcext:value-type="float">
            <text:p>16.3826</text:p>
          </table:table-cell>
          <table:table-cell office:value-type="float" office:value="12.78931" calcext:value-type="float">
            <text:p>12.78931</text:p>
          </table:table-cell>
          <table:table-cell office:value-type="float" office:value="15.57712" calcext:value-type="float">
            <text:p>15.57712</text:p>
          </table:table-cell>
          <table:table-cell office:value-type="float" office:value="13.24564" calcext:value-type="float">
            <text:p>13.24564</text:p>
          </table:table-cell>
          <table:table-cell office:value-type="float" office:value="15.07834" calcext:value-type="float">
            <text:p>15.07834</text:p>
          </table:table-cell>
          <table:table-cell office:value-type="float" office:value="13.53189" calcext:value-type="float">
            <text:p>13.5318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9102004" calcext:value-type="float">
            <text:p>19102004</text:p>
          </table:table-cell>
          <table:table-cell office:value-type="float" office:value="9.168479" calcext:value-type="float">
            <text:p>9.168479</text:p>
          </table:table-cell>
          <table:table-cell office:value-type="float" office:value="10.9" calcext:value-type="float">
            <text:p>10.9</text:p>
          </table:table-cell>
          <table:table-cell office:value-type="float" office:value="4.5" calcext:value-type="float">
            <text:p>4.5</text:p>
          </table:table-cell>
          <table:table-cell office:value-type="float" office:value="1.09265" calcext:value-type="float">
            <text:p>1.09265</text:p>
          </table:table-cell>
          <table:table-cell office:value-type="float" office:value="0.6293275" calcext:value-type="float">
            <text:p>0.6293275</text:p>
          </table:table-cell>
          <table:table-cell office:value-type="float" office:value="733.428" calcext:value-type="float">
            <text:p>733.428</text:p>
          </table:table-cell>
          <table:table-cell office:value-type="float" office:value="0" calcext:value-type="float">
            <text:p>0</text:p>
          </table:table-cell>
          <table:table-cell office:value-type="float" office:value="24.50201" calcext:value-type="float">
            <text:p>24.50201</text:p>
          </table:table-cell>
          <table:table-cell office:value-type="float" office:value="4.355286" calcext:value-type="float">
            <text:p>4.355286</text:p>
          </table:table-cell>
          <table:table-cell office:value-type="float" office:value="17.81067" calcext:value-type="float">
            <text:p>17.81067</text:p>
          </table:table-cell>
          <table:table-cell office:value-type="float" office:value="8.924133" calcext:value-type="float">
            <text:p>8.924133</text:p>
          </table:table-cell>
          <table:table-cell office:value-type="float" office:value="16.23761" calcext:value-type="float">
            <text:p>16.23761</text:p>
          </table:table-cell>
          <table:table-cell office:value-type="float" office:value="10.63531" calcext:value-type="float">
            <text:p>10.63531</text:p>
          </table:table-cell>
          <table:table-cell office:value-type="float" office:value="15.15332" calcext:value-type="float">
            <text:p>15.15332</text:p>
          </table:table-cell>
          <table:table-cell office:value-type="float" office:value="11.99884" calcext:value-type="float">
            <text:p>11.99884</text:p>
          </table:table-cell>
          <table:table-cell office:value-type="float" office:value="14.5885" calcext:value-type="float">
            <text:p>14.5885</text:p>
          </table:table-cell>
          <table:table-cell office:value-type="float" office:value="12.69946" calcext:value-type="float">
            <text:p>12.69946</text:p>
          </table:table-cell>
          <table:table-cell office:value-type="float" office:value="14.64822" calcext:value-type="float">
            <text:p>14.64822</text:p>
          </table:table-cell>
          <table:table-cell office:value-type="float" office:value="13.1842" calcext:value-type="float">
            <text:p>13.184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0102004" calcext:value-type="float">
            <text:p>20102004</text:p>
          </table:table-cell>
          <table:table-cell office:value-type="float" office:value="11.83608" calcext:value-type="float">
            <text:p>11.83608</text:p>
          </table:table-cell>
          <table:table-cell office:value-type="float" office:value="7.9" calcext:value-type="float">
            <text:p>7.9</text:p>
          </table:table-cell>
          <table:table-cell office:value-type="float" office:value="1.6" calcext:value-type="float">
            <text:p>1.6</text:p>
          </table:table-cell>
          <table:table-cell office:value-type="float" office:value="0.7251559" calcext:value-type="float">
            <text:p>0.7251559</text:p>
          </table:table-cell>
          <table:table-cell office:value-type="float" office:value="0.6312162" calcext:value-type="float">
            <text:p>0.6312162</text:p>
          </table:table-cell>
          <table:table-cell office:value-type="float" office:value="588.06" calcext:value-type="float">
            <text:p>588.06</text:p>
          </table:table-cell>
          <table:table-cell office:value-type="float" office:value="0" calcext:value-type="float">
            <text:p>0</text:p>
          </table:table-cell>
          <table:table-cell office:value-type="float" office:value="25.79568" calcext:value-type="float">
            <text:p>25.79568</text:p>
          </table:table-cell>
          <table:table-cell office:value-type="float" office:value="1.528595" calcext:value-type="float">
            <text:p>1.528595</text:p>
          </table:table-cell>
          <table:table-cell office:value-type="float" office:value="17.49316" calcext:value-type="float">
            <text:p>17.49316</text:p>
          </table:table-cell>
          <table:table-cell office:value-type="float" office:value="6.156097" calcext:value-type="float">
            <text:p>6.156097</text:p>
          </table:table-cell>
          <table:table-cell office:value-type="float" office:value="15.37961" calcext:value-type="float">
            <text:p>15.37961</text:p>
          </table:table-cell>
          <table:table-cell office:value-type="float" office:value="7.940155" calcext:value-type="float">
            <text:p>7.940155</text:p>
          </table:table-cell>
          <table:table-cell office:value-type="float" office:value="13.95544" calcext:value-type="float">
            <text:p>13.95544</text:p>
          </table:table-cell>
          <table:table-cell office:value-type="float" office:value="9.535187" calcext:value-type="float">
            <text:p>9.535187</text:p>
          </table:table-cell>
          <table:table-cell office:value-type="float" office:value="13.39948" calcext:value-type="float">
            <text:p>13.39948</text:p>
          </table:table-cell>
          <table:table-cell office:value-type="float" office:value="10.71161" calcext:value-type="float">
            <text:p>10.71161</text:p>
          </table:table-cell>
          <table:table-cell office:value-type="float" office:value="13.57135" calcext:value-type="float">
            <text:p>13.57135</text:p>
          </table:table-cell>
          <table:table-cell office:value-type="float" office:value="11.60052" calcext:value-type="float">
            <text:p>11.6005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1102004" calcext:value-type="float">
            <text:p>21102004</text:p>
          </table:table-cell>
          <table:table-cell office:value-type="float" office:value="10.28916" calcext:value-type="float">
            <text:p>10.28916</text:p>
          </table:table-cell>
          <table:table-cell office:value-type="float" office:value="9.7" calcext:value-type="float">
            <text:p>9.7</text:p>
          </table:table-cell>
          <table:table-cell office:value-type="float" office:value="4.2" calcext:value-type="float">
            <text:p>4.2</text:p>
          </table:table-cell>
          <table:table-cell office:value-type="float" office:value="0.7773049" calcext:value-type="float">
            <text:p>0.7773049</text:p>
          </table:table-cell>
          <table:table-cell office:value-type="float" office:value="0.6223865" calcext:value-type="float">
            <text:p>0.6223865</text:p>
          </table:table-cell>
          <table:table-cell office:value-type="float" office:value="627.192" calcext:value-type="float">
            <text:p>627.192</text:p>
          </table:table-cell>
          <table:table-cell office:value-type="float" office:value="0" calcext:value-type="float">
            <text:p>0</text:p>
          </table:table-cell>
          <table:table-cell office:value-type="float" office:value="22.19263" calcext:value-type="float">
            <text:p>22.19263</text:p>
          </table:table-cell>
          <table:table-cell office:value-type="float" office:value="3.614838" calcext:value-type="float">
            <text:p>3.614838</text:p>
          </table:table-cell>
          <table:table-cell office:value-type="float" office:value="16.30823" calcext:value-type="float">
            <text:p>16.30823</text:p>
          </table:table-cell>
          <table:table-cell office:value-type="float" office:value="6.929413" calcext:value-type="float">
            <text:p>6.929413</text:p>
          </table:table-cell>
          <table:table-cell office:value-type="float" office:value="14.70236" calcext:value-type="float">
            <text:p>14.70236</text:p>
          </table:table-cell>
          <table:table-cell office:value-type="float" office:value="8.216431" calcext:value-type="float">
            <text:p>8.216431</text:p>
          </table:table-cell>
          <table:table-cell office:value-type="float" office:value="13.56558" calcext:value-type="float">
            <text:p>13.56558</text:p>
          </table:table-cell>
          <table:table-cell office:value-type="float" office:value="9.433929" calcext:value-type="float">
            <text:p>9.433929</text:p>
          </table:table-cell>
          <table:table-cell office:value-type="float" office:value="13.03207" calcext:value-type="float">
            <text:p>13.03207</text:p>
          </table:table-cell>
          <table:table-cell office:value-type="float" office:value="10.38785" calcext:value-type="float">
            <text:p>10.38785</text:p>
          </table:table-cell>
          <table:table-cell office:value-type="float" office:value="12.83612" calcext:value-type="float">
            <text:p>12.83612</text:p>
          </table:table-cell>
          <table:table-cell office:value-type="float" office:value="11.1543" calcext:value-type="float">
            <text:p>11.154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2102004" calcext:value-type="float">
            <text:p>22102004</text:p>
          </table:table-cell>
          <table:table-cell office:value-type="float" office:value="12.23136" calcext:value-type="float">
            <text:p>12.23136</text:p>
          </table:table-cell>
          <table:table-cell office:value-type="float" office:value="17.4" calcext:value-type="float">
            <text:p>17.4</text:p>
          </table:table-cell>
          <table:table-cell office:value-type="float" office:value="0.5" calcext:value-type="float">
            <text:p>0.5</text:p>
          </table:table-cell>
          <table:table-cell office:value-type="float" office:value="1.134017" calcext:value-type="float">
            <text:p>1.134017</text:p>
          </table:table-cell>
          <table:table-cell office:value-type="float" office:value="0.624345" calcext:value-type="float">
            <text:p>0.624345</text:p>
          </table:table-cell>
          <table:table-cell office:value-type="float" office:value="552.78" calcext:value-type="float">
            <text:p>552.78</text:p>
          </table:table-cell>
          <table:table-cell office:value-type="float" office:value="0" calcext:value-type="float">
            <text:p>0</text:p>
          </table:table-cell>
          <table:table-cell office:value-type="float" office:value="29.54919" calcext:value-type="float">
            <text:p>29.54919</text:p>
          </table:table-cell>
          <table:table-cell office:value-type="float" office:value="0.619751" calcext:value-type="float">
            <text:p>0.619751</text:p>
          </table:table-cell>
          <table:table-cell office:value-type="float" office:value="19.4252" calcext:value-type="float">
            <text:p>19.4252</text:p>
          </table:table-cell>
          <table:table-cell office:value-type="float" office:value="5.20636" calcext:value-type="float">
            <text:p>5.20636</text:p>
          </table:table-cell>
          <table:table-cell office:value-type="float" office:value="16.84317" calcext:value-type="float">
            <text:p>16.84317</text:p>
          </table:table-cell>
          <table:table-cell office:value-type="float" office:value="6.927521" calcext:value-type="float">
            <text:p>6.927521</text:p>
          </table:table-cell>
          <table:table-cell office:value-type="float" office:value="15.0481" calcext:value-type="float">
            <text:p>15.0481</text:p>
          </table:table-cell>
          <table:table-cell office:value-type="float" office:value="8.452271" calcext:value-type="float">
            <text:p>8.452271</text:p>
          </table:table-cell>
          <table:table-cell office:value-type="float" office:value="14.01825" calcext:value-type="float">
            <text:p>14.01825</text:p>
          </table:table-cell>
          <table:table-cell office:value-type="float" office:value="9.609406" calcext:value-type="float">
            <text:p>9.609406</text:p>
          </table:table-cell>
          <table:table-cell office:value-type="float" office:value="13.51202" calcext:value-type="float">
            <text:p>13.51202</text:p>
          </table:table-cell>
          <table:table-cell office:value-type="float" office:value="10.51373" calcext:value-type="float">
            <text:p>10.5137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3102004" calcext:value-type="float">
            <text:p>23102004</text:p>
          </table:table-cell>
          <table:table-cell office:value-type="float" office:value="11.89764" calcext:value-type="float">
            <text:p>11.89764</text:p>
          </table:table-cell>
          <table:table-cell office:value-type="float" office:value="20.9" calcext:value-type="float">
            <text:p>20.9</text:p>
          </table:table-cell>
          <table:table-cell office:value-type="float" office:value="7.7" calcext:value-type="float">
            <text:p>7.7</text:p>
          </table:table-cell>
          <table:table-cell office:value-type="float" office:value="1.331334" calcext:value-type="float">
            <text:p>1.331334</text:p>
          </table:table-cell>
          <table:table-cell office:value-type="float" office:value="1.000293" calcext:value-type="float">
            <text:p>1.000293</text:p>
          </table:table-cell>
          <table:table-cell office:value-type="float" office:value="618.084" calcext:value-type="float">
            <text:p>618.084</text:p>
          </table:table-cell>
          <table:table-cell office:value-type="float" office:value="0" calcext:value-type="float">
            <text:p>0</text:p>
          </table:table-cell>
          <table:table-cell office:value-type="float" office:value="33.06329" calcext:value-type="float">
            <text:p>33.06329</text:p>
          </table:table-cell>
          <table:table-cell office:value-type="float" office:value="6.733459" calcext:value-type="float">
            <text:p>6.733459</text:p>
          </table:table-cell>
          <table:table-cell office:value-type="float" office:value="22.49875" calcext:value-type="float">
            <text:p>22.49875</text:p>
          </table:table-cell>
          <table:table-cell office:value-type="float" office:value="9.368164" calcext:value-type="float">
            <text:p>9.368164</text:p>
          </table:table-cell>
          <table:table-cell office:value-type="float" office:value="19.50186" calcext:value-type="float">
            <text:p>19.50186</text:p>
          </table:table-cell>
          <table:table-cell office:value-type="float" office:value="10.39761" calcext:value-type="float">
            <text:p>10.39761</text:p>
          </table:table-cell>
          <table:table-cell office:value-type="float" office:value="17.37939" calcext:value-type="float">
            <text:p>17.37939</text:p>
          </table:table-cell>
          <table:table-cell office:value-type="float" office:value="11.27698" calcext:value-type="float">
            <text:p>11.27698</text:p>
          </table:table-cell>
          <table:table-cell office:value-type="float" office:value="16.06851" calcext:value-type="float">
            <text:p>16.06851</text:p>
          </table:table-cell>
          <table:table-cell office:value-type="float" office:value="11.87592" calcext:value-type="float">
            <text:p>11.87592</text:p>
          </table:table-cell>
          <table:table-cell office:value-type="float" office:value="15.27863" calcext:value-type="float">
            <text:p>15.27863</text:p>
          </table:table-cell>
          <table:table-cell office:value-type="float" office:value="12.29968" calcext:value-type="float">
            <text:p>12.2996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4102004" calcext:value-type="float">
            <text:p>24102004</text:p>
          </table:table-cell>
          <table:table-cell office:value-type="float" office:value="11.88144" calcext:value-type="float">
            <text:p>11.88144</text:p>
          </table:table-cell>
          <table:table-cell office:value-type="float" office:value="13.4" calcext:value-type="float">
            <text:p>13.4</text:p>
          </table:table-cell>
          <table:table-cell office:value-type="float" office:value="0.5" calcext:value-type="float">
            <text:p>0.5</text:p>
          </table:table-cell>
          <table:table-cell office:value-type="float" office:value="1.113938" calcext:value-type="float">
            <text:p>1.113938</text:p>
          </table:table-cell>
          <table:table-cell office:value-type="float" office:value="0.4445643" calcext:value-type="float">
            <text:p>0.4445643</text:p>
          </table:table-cell>
          <table:table-cell office:value-type="float" office:value="423.792" calcext:value-type="float">
            <text:p>423.792</text:p>
          </table:table-cell>
          <table:table-cell office:value-type="float" office:value="0" calcext:value-type="float">
            <text:p>0</text:p>
          </table:table-cell>
          <table:table-cell office:value-type="float" office:value="26.74814" calcext:value-type="float">
            <text:p>26.74814</text:p>
          </table:table-cell>
          <table:table-cell office:value-type="float" office:value="1.786469" calcext:value-type="float">
            <text:p>1.786469</text:p>
          </table:table-cell>
          <table:table-cell office:value-type="float" office:value="19.57718" calcext:value-type="float">
            <text:p>19.57718</text:p>
          </table:table-cell>
          <table:table-cell office:value-type="float" office:value="7.829437" calcext:value-type="float">
            <text:p>7.829437</text:p>
          </table:table-cell>
          <table:table-cell office:value-type="float" office:value="17.65646" calcext:value-type="float">
            <text:p>17.65646</text:p>
          </table:table-cell>
          <table:table-cell office:value-type="float" office:value="10.08627" calcext:value-type="float">
            <text:p>10.08627</text:p>
          </table:table-cell>
          <table:table-cell office:value-type="float" office:value="16.33423" calcext:value-type="float">
            <text:p>16.33423</text:p>
          </table:table-cell>
          <table:table-cell office:value-type="float" office:value="11.99307" calcext:value-type="float">
            <text:p>11.99307</text:p>
          </table:table-cell>
          <table:table-cell office:value-type="float" office:value="15.53116" calcext:value-type="float">
            <text:p>15.53116</text:p>
          </table:table-cell>
          <table:table-cell office:value-type="float" office:value="13.2261" calcext:value-type="float">
            <text:p>13.2261</text:p>
          </table:table-cell>
          <table:table-cell office:value-type="float" office:value="15.1434" calcext:value-type="float">
            <text:p>15.1434</text:p>
          </table:table-cell>
          <table:table-cell office:value-type="float" office:value="13.82004" calcext:value-type="float">
            <text:p>13.8200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5102004" calcext:value-type="float">
            <text:p>25102004</text:p>
          </table:table-cell>
          <table:table-cell office:value-type="float" office:value="11.69316" calcext:value-type="float">
            <text:p>11.69316</text:p>
          </table:table-cell>
          <table:table-cell office:value-type="float" office:value="10.4" calcext:value-type="float">
            <text:p>10.4</text:p>
          </table:table-cell>
          <table:table-cell office:value-type="float" office:value="-0.3" calcext:value-type="float">
            <text:p>-0.3</text:p>
          </table:table-cell>
          <table:table-cell office:value-type="float" office:value="0.5531052" calcext:value-type="float">
            <text:p>0.5531052</text:p>
          </table:table-cell>
          <table:table-cell office:value-type="float" office:value="0.5078221" calcext:value-type="float">
            <text:p>0.5078221</text:p>
          </table:table-cell>
          <table:table-cell office:value-type="float" office:value="437.292" calcext:value-type="float">
            <text:p>437.292</text:p>
          </table:table-cell>
          <table:table-cell office:value-type="float" office:value="0" calcext:value-type="float">
            <text:p>0</text:p>
          </table:table-cell>
          <table:table-cell office:value-type="float" office:value="24.12439" calcext:value-type="float">
            <text:p>24.12439</text:p>
          </table:table-cell>
          <table:table-cell office:value-type="float" office:value="0.09487915" calcext:value-type="float">
            <text:p>0.09487915</text:p>
          </table:table-cell>
          <table:table-cell office:value-type="float" office:value="17.04562" calcext:value-type="float">
            <text:p>17.04562</text:p>
          </table:table-cell>
          <table:table-cell office:value-type="float" office:value="5.132477" calcext:value-type="float">
            <text:p>5.132477</text:p>
          </table:table-cell>
          <table:table-cell office:value-type="float" office:value="15.01099" calcext:value-type="float">
            <text:p>15.01099</text:p>
          </table:table-cell>
          <table:table-cell office:value-type="float" office:value="7.071716" calcext:value-type="float">
            <text:p>7.071716</text:p>
          </table:table-cell>
          <table:table-cell office:value-type="float" office:value="13.73813" calcext:value-type="float">
            <text:p>13.73813</text:p>
          </table:table-cell>
          <table:table-cell office:value-type="float" office:value="8.872162" calcext:value-type="float">
            <text:p>8.872162</text:p>
          </table:table-cell>
          <table:table-cell office:value-type="float" office:value="13.18161" calcext:value-type="float">
            <text:p>13.18161</text:p>
          </table:table-cell>
          <table:table-cell office:value-type="float" office:value="10.21423" calcext:value-type="float">
            <text:p>10.21423</text:p>
          </table:table-cell>
          <table:table-cell office:value-type="float" office:value="13.85391" calcext:value-type="float">
            <text:p>13.85391</text:p>
          </table:table-cell>
          <table:table-cell office:value-type="float" office:value="11.23227" calcext:value-type="float">
            <text:p>11.2322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102004" calcext:value-type="float">
            <text:p>26102004</text:p>
          </table:table-cell>
          <table:table-cell office:value-type="float" office:value="10.23768" calcext:value-type="float">
            <text:p>10.23768</text:p>
          </table:table-cell>
          <table:table-cell office:value-type="float" office:value="18.3" calcext:value-type="float">
            <text:p>18.3</text:p>
          </table:table-cell>
          <table:table-cell office:value-type="float" office:value="4.5" calcext:value-type="float">
            <text:p>4.5</text:p>
          </table:table-cell>
          <table:table-cell office:value-type="float" office:value="1.259053" calcext:value-type="float">
            <text:p>1.259053</text:p>
          </table:table-cell>
          <table:table-cell office:value-type="float" office:value="0.5164853" calcext:value-type="float">
            <text:p>0.5164853</text:p>
          </table:table-cell>
          <table:table-cell office:value-type="float" office:value="474.084" calcext:value-type="float">
            <text:p>474.084</text:p>
          </table:table-cell>
          <table:table-cell office:value-type="float" office:value="0" calcext:value-type="float">
            <text:p>0</text:p>
          </table:table-cell>
          <table:table-cell office:value-type="float" office:value="27.54907" calcext:value-type="float">
            <text:p>27.54907</text:p>
          </table:table-cell>
          <table:table-cell office:value-type="float" office:value="2.60675" calcext:value-type="float">
            <text:p>2.60675</text:p>
          </table:table-cell>
          <table:table-cell office:value-type="float" office:value="18.80624" calcext:value-type="float">
            <text:p>18.80624</text:p>
          </table:table-cell>
          <table:table-cell office:value-type="float" office:value="6.205872" calcext:value-type="float">
            <text:p>6.205872</text:p>
          </table:table-cell>
          <table:table-cell office:value-type="float" office:value="16.36694" calcext:value-type="float">
            <text:p>16.36694</text:p>
          </table:table-cell>
          <table:table-cell office:value-type="float" office:value="7.600769" calcext:value-type="float">
            <text:p>7.600769</text:p>
          </table:table-cell>
          <table:table-cell office:value-type="float" office:value="14.72238" calcext:value-type="float">
            <text:p>14.72238</text:p>
          </table:table-cell>
          <table:table-cell office:value-type="float" office:value="8.926025" calcext:value-type="float">
            <text:p>8.926025</text:p>
          </table:table-cell>
          <table:table-cell office:value-type="float" office:value="13.83093" calcext:value-type="float">
            <text:p>13.83093</text:p>
          </table:table-cell>
          <table:table-cell office:value-type="float" office:value="9.96109" calcext:value-type="float">
            <text:p>9.96109</text:p>
          </table:table-cell>
          <table:table-cell office:value-type="float" office:value="13.4187" calcext:value-type="float">
            <text:p>13.4187</text:p>
          </table:table-cell>
          <table:table-cell office:value-type="float" office:value="10.78741" calcext:value-type="float">
            <text:p>10.7874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7102004" calcext:value-type="float">
            <text:p>27102004</text:p>
          </table:table-cell>
          <table:table-cell office:value-type="float" office:value="5.00832" calcext:value-type="float">
            <text:p>5.00832</text:p>
          </table:table-cell>
          <table:table-cell office:value-type="float" office:value="15.4" calcext:value-type="float">
            <text:p>15.4</text:p>
          </table:table-cell>
          <table:table-cell office:value-type="float" office:value="7.4" calcext:value-type="float">
            <text:p>7.4</text:p>
          </table:table-cell>
          <table:table-cell office:value-type="float" office:value="1.421609" calcext:value-type="float">
            <text:p>1.421609</text:p>
          </table:table-cell>
          <table:table-cell office:value-type="float" office:value="0.7589349" calcext:value-type="float">
            <text:p>0.7589349</text:p>
          </table:table-cell>
          <table:table-cell office:value-type="float" office:value="816.48" calcext:value-type="float">
            <text:p>816.48</text:p>
          </table:table-cell>
          <table:table-cell office:value-type="float" office:value="15.6" calcext:value-type="float">
            <text:p>15.6</text:p>
          </table:table-cell>
          <table:table-cell office:value-type="float" office:value="21.10492" calcext:value-type="float">
            <text:p>21.10492</text:p>
          </table:table-cell>
          <table:table-cell office:value-type="float" office:value="5.693756" calcext:value-type="float">
            <text:p>5.693756</text:p>
          </table:table-cell>
          <table:table-cell office:value-type="float" office:value="16.77243" calcext:value-type="float">
            <text:p>16.77243</text:p>
          </table:table-cell>
          <table:table-cell office:value-type="float" office:value="8.660339" calcext:value-type="float">
            <text:p>8.660339</text:p>
          </table:table-cell>
          <table:table-cell office:value-type="float" office:value="15.3136" calcext:value-type="float">
            <text:p>15.3136</text:p>
          </table:table-cell>
          <table:table-cell office:value-type="float" office:value="10.17828" calcext:value-type="float">
            <text:p>10.17828</text:p>
          </table:table-cell>
          <table:table-cell office:value-type="float" office:value="14.24924" calcext:value-type="float">
            <text:p>14.24924</text:p>
          </table:table-cell>
          <table:table-cell office:value-type="float" office:value="11.50671" calcext:value-type="float">
            <text:p>11.50671</text:p>
          </table:table-cell>
          <table:table-cell office:value-type="float" office:value="13.73596" calcext:value-type="float">
            <text:p>13.73596</text:p>
          </table:table-cell>
          <table:table-cell office:value-type="float" office:value="12.36615" calcext:value-type="float">
            <text:p>12.36615</text:p>
          </table:table-cell>
          <table:table-cell office:value-type="float" office:value="13.48575" calcext:value-type="float">
            <text:p>13.48575</text:p>
          </table:table-cell>
          <table:table-cell office:value-type="float" office:value="12.70139" calcext:value-type="float">
            <text:p>12.7013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8102004" calcext:value-type="float">
            <text:p>28102004</text:p>
          </table:table-cell>
          <table:table-cell office:value-type="float" office:value="8.538481" calcext:value-type="float">
            <text:p>8.538481</text:p>
          </table:table-cell>
          <table:table-cell office:value-type="float" office:value="10.4" calcext:value-type="float">
            <text:p>10.4</text:p>
          </table:table-cell>
          <table:table-cell office:value-type="float" office:value="4.9" calcext:value-type="float">
            <text:p>4.9</text:p>
          </table:table-cell>
          <table:table-cell office:value-type="float" office:value="0.8594369" calcext:value-type="float">
            <text:p>0.8594369</text:p>
          </table:table-cell>
          <table:table-cell office:value-type="float" office:value="0.7143729" calcext:value-type="float">
            <text:p>0.7143729</text:p>
          </table:table-cell>
          <table:table-cell office:value-type="float" office:value="663.5161" calcext:value-type="float">
            <text:p>663.5161</text:p>
          </table:table-cell>
          <table:table-cell office:value-type="float" office:value="0" calcext:value-type="float">
            <text:p>0</text:p>
          </table:table-cell>
          <table:table-cell office:value-type="float" office:value="16.20575" calcext:value-type="float">
            <text:p>16.20575</text:p>
          </table:table-cell>
          <table:table-cell office:value-type="float" office:value="3.537048" calcext:value-type="float">
            <text:p>3.537048</text:p>
          </table:table-cell>
          <table:table-cell office:value-type="float" office:value="13.71515" calcext:value-type="float">
            <text:p>13.71515</text:p>
          </table:table-cell>
          <table:table-cell office:value-type="float" office:value="6.354614" calcext:value-type="float">
            <text:p>6.354614</text:p>
          </table:table-cell>
          <table:table-cell office:value-type="float" office:value="12.7471" calcext:value-type="float">
            <text:p>12.7471</text:p>
          </table:table-cell>
          <table:table-cell office:value-type="float" office:value="7.810059" calcext:value-type="float">
            <text:p>7.810059</text:p>
          </table:table-cell>
          <table:table-cell office:value-type="float" office:value="12.15155" calcext:value-type="float">
            <text:p>12.15155</text:p>
          </table:table-cell>
          <table:table-cell office:value-type="float" office:value="9.187134" calcext:value-type="float">
            <text:p>9.187134</text:p>
          </table:table-cell>
          <table:table-cell office:value-type="float" office:value="12.29834" calcext:value-type="float">
            <text:p>12.29834</text:p>
          </table:table-cell>
          <table:table-cell office:value-type="float" office:value="10.23611" calcext:value-type="float">
            <text:p>10.23611</text:p>
          </table:table-cell>
          <table:table-cell office:value-type="float" office:value="12.82892" calcext:value-type="float">
            <text:p>12.82892</text:p>
          </table:table-cell>
          <table:table-cell office:value-type="float" office:value="11.03482" calcext:value-type="float">
            <text:p>11.0348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9102004" calcext:value-type="float">
            <text:p>29102004</text:p>
          </table:table-cell>
          <table:table-cell office:value-type="float" office:value="11.59566" calcext:value-type="float">
            <text:p>11.59566</text:p>
          </table:table-cell>
          <table:table-cell office:value-type="float" office:value="9.8" calcext:value-type="float">
            <text:p>9.8</text:p>
          </table:table-cell>
          <table:table-cell office:value-type="float" office:value="2.2" calcext:value-type="float">
            <text:p>2.2</text:p>
          </table:table-cell>
          <table:table-cell office:value-type="float" office:value="0.7091907" calcext:value-type="float">
            <text:p>0.7091907</text:p>
          </table:table-cell>
          <table:table-cell office:value-type="float" office:value="0.6151003" calcext:value-type="float">
            <text:p>0.6151003</text:p>
          </table:table-cell>
          <table:table-cell office:value-type="float" office:value="737.892" calcext:value-type="float">
            <text:p>737.892</text:p>
          </table:table-cell>
          <table:table-cell office:value-type="float" office:value="0" calcext:value-type="float">
            <text:p>0</text:p>
          </table:table-cell>
          <table:table-cell office:value-type="float" office:value="17.90344" calcext:value-type="float">
            <text:p>17.90344</text:p>
          </table:table-cell>
          <table:table-cell office:value-type="float" office:value="1.114899" calcext:value-type="float">
            <text:p>1.114899</text:p>
          </table:table-cell>
          <table:table-cell office:value-type="float" office:value="13.70273" calcext:value-type="float">
            <text:p>13.70273</text:p>
          </table:table-cell>
          <table:table-cell office:value-type="float" office:value="4.361145" calcext:value-type="float">
            <text:p>4.361145</text:p>
          </table:table-cell>
          <table:table-cell office:value-type="float" office:value="12.29025" calcext:value-type="float">
            <text:p>12.29025</text:p>
          </table:table-cell>
          <table:table-cell office:value-type="float" office:value="6.036255" calcext:value-type="float">
            <text:p>6.036255</text:p>
          </table:table-cell>
          <table:table-cell office:value-type="float" office:value="11.49637" calcext:value-type="float">
            <text:p>11.49637</text:p>
          </table:table-cell>
          <table:table-cell office:value-type="float" office:value="7.583923" calcext:value-type="float">
            <text:p>7.583923</text:p>
          </table:table-cell>
          <table:table-cell office:value-type="float" office:value="11.19965" calcext:value-type="float">
            <text:p>11.19965</text:p>
          </table:table-cell>
          <table:table-cell office:value-type="float" office:value="8.787323" calcext:value-type="float">
            <text:p>8.787323</text:p>
          </table:table-cell>
          <table:table-cell office:value-type="float" office:value="11.33197" calcext:value-type="float">
            <text:p>11.33197</text:p>
          </table:table-cell>
          <table:table-cell office:value-type="float" office:value="9.737366" calcext:value-type="float">
            <text:p>9.73736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102004" calcext:value-type="float">
            <text:p>30102004</text:p>
          </table:table-cell>
          <table:table-cell office:value-type="float" office:value="10.06308" calcext:value-type="float">
            <text:p>10.06308</text:p>
          </table:table-cell>
          <table:table-cell office:value-type="float" office:value="11.6" calcext:value-type="float">
            <text:p>11.6</text:p>
          </table:table-cell>
          <table:table-cell office:value-type="float" office:value="2.2" calcext:value-type="float">
            <text:p>2.2</text:p>
          </table:table-cell>
          <table:table-cell office:value-type="float" office:value="0.8924142" calcext:value-type="float">
            <text:p>0.8924142</text:p>
          </table:table-cell>
          <table:table-cell office:value-type="float" office:value="0.6564876" calcext:value-type="float">
            <text:p>0.6564876</text:p>
          </table:table-cell>
          <table:table-cell office:value-type="float" office:value="415.584" calcext:value-type="float">
            <text:p>415.584</text:p>
          </table:table-cell>
          <table:table-cell office:value-type="float" office:value="0" calcext:value-type="float">
            <text:p>0</text:p>
          </table:table-cell>
          <table:table-cell office:value-type="float" office:value="18.34335" calcext:value-type="float">
            <text:p>18.34335</text:p>
          </table:table-cell>
          <table:table-cell office:value-type="float" office:value="0.9674683" calcext:value-type="float">
            <text:p>0.9674683</text:p>
          </table:table-cell>
          <table:table-cell office:value-type="float" office:value="12.99231" calcext:value-type="float">
            <text:p>12.99231</text:p>
          </table:table-cell>
          <table:table-cell office:value-type="float" office:value="4.114075" calcext:value-type="float">
            <text:p>4.114075</text:p>
          </table:table-cell>
          <table:table-cell office:value-type="float" office:value="11.81058" calcext:value-type="float">
            <text:p>11.81058</text:p>
          </table:table-cell>
          <table:table-cell office:value-type="float" office:value="5.635376" calcext:value-type="float">
            <text:p>5.635376</text:p>
          </table:table-cell>
          <table:table-cell office:value-type="float" office:value="11.05536" calcext:value-type="float">
            <text:p>11.05536</text:p>
          </table:table-cell>
          <table:table-cell office:value-type="float" office:value="7.077148" calcext:value-type="float">
            <text:p>7.077148</text:p>
          </table:table-cell>
          <table:table-cell office:value-type="float" office:value="10.75946" calcext:value-type="float">
            <text:p>10.75946</text:p>
          </table:table-cell>
          <table:table-cell office:value-type="float" office:value="8.216339" calcext:value-type="float">
            <text:p>8.216339</text:p>
          </table:table-cell>
          <table:table-cell office:value-type="float" office:value="10.74823" calcext:value-type="float">
            <text:p>10.74823</text:p>
          </table:table-cell>
          <table:table-cell office:value-type="float" office:value="9.138733" calcext:value-type="float">
            <text:p>9.13873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102004" calcext:value-type="float">
            <text:p>31102004</text:p>
          </table:table-cell>
          <table:table-cell office:value-type="float" office:value="6.505559" calcext:value-type="float">
            <text:p>6.505559</text:p>
          </table:table-cell>
          <table:table-cell office:value-type="float" office:value="10.4" calcext:value-type="float">
            <text:p>10.4</text:p>
          </table:table-cell>
          <table:table-cell office:value-type="float" office:value="5.4" calcext:value-type="float">
            <text:p>5.4</text:p>
          </table:table-cell>
          <table:table-cell office:value-type="float" office:value="0.8819865" calcext:value-type="float">
            <text:p>0.8819865</text:p>
          </table:table-cell>
          <table:table-cell office:value-type="float" office:value="0.7388979" calcext:value-type="float">
            <text:p>0.7388979</text:p>
          </table:table-cell>
          <table:table-cell office:value-type="float" office:value="561.708" calcext:value-type="float">
            <text:p>561.708</text:p>
          </table:table-cell>
          <table:table-cell office:value-type="float" office:value="0" calcext:value-type="float">
            <text:p>0</text:p>
          </table:table-cell>
          <table:table-cell office:value-type="float" office:value="16.57925" calcext:value-type="float">
            <text:p>16.57925</text:p>
          </table:table-cell>
          <table:table-cell office:value-type="float" office:value="3.448303" calcext:value-type="float">
            <text:p>3.448303</text:p>
          </table:table-cell>
          <table:table-cell office:value-type="float" office:value="12.67288" calcext:value-type="float">
            <text:p>12.67288</text:p>
          </table:table-cell>
          <table:table-cell office:value-type="float" office:value="6.102356" calcext:value-type="float">
            <text:p>6.102356</text:p>
          </table:table-cell>
          <table:table-cell office:value-type="float" office:value="11.34204" calcext:value-type="float">
            <text:p>11.34204</text:p>
          </table:table-cell>
          <table:table-cell office:value-type="float" office:value="7.201965" calcext:value-type="float">
            <text:p>7.201965</text:p>
          </table:table-cell>
          <table:table-cell office:value-type="float" office:value="10.76474" calcext:value-type="float">
            <text:p>10.76474</text:p>
          </table:table-cell>
          <table:table-cell office:value-type="float" office:value="8.190552" calcext:value-type="float">
            <text:p>8.190552</text:p>
          </table:table-cell>
          <table:table-cell office:value-type="float" office:value="10.6217" calcext:value-type="float">
            <text:p>10.6217</text:p>
          </table:table-cell>
          <table:table-cell office:value-type="float" office:value="8.959717" calcext:value-type="float">
            <text:p>8.959717</text:p>
          </table:table-cell>
          <table:table-cell office:value-type="float" office:value="10.66452" calcext:value-type="float">
            <text:p>10.66452</text:p>
          </table:table-cell>
          <table:table-cell office:value-type="float" office:value="9.592041" calcext:value-type="float">
            <text:p>9.59204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12004" calcext:value-type="float">
            <text:p>1112004</text:p>
          </table:table-cell>
          <table:table-cell office:value-type="float" office:value="3.59784" calcext:value-type="float">
            <text:p>3.59784</text:p>
          </table:table-cell>
          <table:table-cell office:value-type="float" office:value="6.1" calcext:value-type="float">
            <text:p>6.1</text:p>
          </table:table-cell>
          <table:table-cell office:value-type="float" office:value="3.6" calcext:value-type="float">
            <text:p>3.6</text:p>
          </table:table-cell>
          <table:table-cell office:value-type="float" office:value="0.720663" calcext:value-type="float">
            <text:p>0.720663</text:p>
          </table:table-cell>
          <table:table-cell office:value-type="float" office:value="0.5797162" calcext:value-type="float">
            <text:p>0.5797162</text:p>
          </table:table-cell>
          <table:table-cell office:value-type="float" office:value="813.2761" calcext:value-type="float">
            <text:p>813.2761</text:p>
          </table:table-cell>
          <table:table-cell office:value-type="float" office:value="0" calcext:value-type="float">
            <text:p>0</text:p>
          </table:table-cell>
          <table:table-cell office:value-type="float" office:value="10.64359" calcext:value-type="float">
            <text:p>10.64359</text:p>
          </table:table-cell>
          <table:table-cell office:value-type="float" office:value="1.712189" calcext:value-type="float">
            <text:p>1.712189</text:p>
          </table:table-cell>
          <table:table-cell office:value-type="float" office:value="9.089203" calcext:value-type="float">
            <text:p>9.089203</text:p>
          </table:table-cell>
          <table:table-cell office:value-type="float" office:value="4.81485" calcext:value-type="float">
            <text:p>4.81485</text:p>
          </table:table-cell>
          <table:table-cell office:value-type="float" office:value="8.804535" calcext:value-type="float">
            <text:p>8.804535</text:p>
          </table:table-cell>
          <table:table-cell office:value-type="float" office:value="6.036865" calcext:value-type="float">
            <text:p>6.036865</text:p>
          </table:table-cell>
          <table:table-cell office:value-type="float" office:value="9.079681" calcext:value-type="float">
            <text:p>9.079681</text:p>
          </table:table-cell>
          <table:table-cell office:value-type="float" office:value="7.252014" calcext:value-type="float">
            <text:p>7.252014</text:p>
          </table:table-cell>
          <table:table-cell office:value-type="float" office:value="9.789093" calcext:value-type="float">
            <text:p>9.789093</text:p>
          </table:table-cell>
          <table:table-cell office:value-type="float" office:value="8.237457" calcext:value-type="float">
            <text:p>8.237457</text:p>
          </table:table-cell>
          <table:table-cell office:value-type="float" office:value="10.30148" calcext:value-type="float">
            <text:p>10.30148</text:p>
          </table:table-cell>
          <table:table-cell office:value-type="float" office:value="9.020782" calcext:value-type="float">
            <text:p>9.02078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112004" calcext:value-type="float">
            <text:p>2112004</text:p>
          </table:table-cell>
          <table:table-cell office:value-type="float" office:value="8.57016" calcext:value-type="float">
            <text:p>8.57016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0.6224731" calcext:value-type="float">
            <text:p>0.6224731</text:p>
          </table:table-cell>
          <table:table-cell office:value-type="float" office:value="0.4934333" calcext:value-type="float">
            <text:p>0.4934333</text:p>
          </table:table-cell>
          <table:table-cell office:value-type="float" office:value="771.3" calcext:value-type="float">
            <text:p>771.3</text:p>
          </table:table-cell>
          <table:table-cell office:value-type="float" office:value="0" calcext:value-type="float">
            <text:p>0</text:p>
          </table:table-cell>
          <table:table-cell office:value-type="float" office:value="15.00882" calcext:value-type="float">
            <text:p>15.00882</text:p>
          </table:table-cell>
          <table:table-cell office:value-type="float" office:value="-0.4916992" calcext:value-type="float">
            <text:p>-0.4916992</text:p>
          </table:table-cell>
          <table:table-cell office:value-type="float" office:value="10.39462" calcext:value-type="float">
            <text:p>10.39462</text:p>
          </table:table-cell>
          <table:table-cell office:value-type="float" office:value="3.321136" calcext:value-type="float">
            <text:p>3.321136</text:p>
          </table:table-cell>
          <table:table-cell office:value-type="float" office:value="9.559387" calcext:value-type="float">
            <text:p>9.559387</text:p>
          </table:table-cell>
          <table:table-cell office:value-type="float" office:value="4.697296" calcext:value-type="float">
            <text:p>4.697296</text:p>
          </table:table-cell>
          <table:table-cell office:value-type="float" office:value="9.099426" calcext:value-type="float">
            <text:p>9.099426</text:p>
          </table:table-cell>
          <table:table-cell office:value-type="float" office:value="5.957642" calcext:value-type="float">
            <text:p>5.957642</text:p>
          </table:table-cell>
          <table:table-cell office:value-type="float" office:value="8.996887" calcext:value-type="float">
            <text:p>8.996887</text:p>
          </table:table-cell>
          <table:table-cell office:value-type="float" office:value="7.025879" calcext:value-type="float">
            <text:p>7.025879</text:p>
          </table:table-cell>
          <table:table-cell office:value-type="float" office:value="9.131073" calcext:value-type="float">
            <text:p>9.131073</text:p>
          </table:table-cell>
          <table:table-cell office:value-type="float" office:value="7.91983" calcext:value-type="float">
            <text:p>7.9198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112004" calcext:value-type="float">
            <text:p>3112004</text:p>
          </table:table-cell>
          <table:table-cell office:value-type="float" office:value="4.97664" calcext:value-type="float">
            <text:p>4.97664</text:p>
          </table:table-cell>
          <table:table-cell office:value-type="float" office:value="3.6" calcext:value-type="float">
            <text:p>3.6</text:p>
          </table:table-cell>
          <table:table-cell office:value-type="float" office:value="-0.5" calcext:value-type="float">
            <text:p>-0.5</text:p>
          </table:table-cell>
          <table:table-cell office:value-type="float" office:value="0.6546121" calcext:value-type="float">
            <text:p>0.6546121</text:p>
          </table:table-cell>
          <table:table-cell office:value-type="float" office:value="0.4872163" calcext:value-type="float">
            <text:p>0.4872163</text:p>
          </table:table-cell>
          <table:table-cell office:value-type="float" office:value="630.252" calcext:value-type="float">
            <text:p>630.252</text:p>
          </table:table-cell>
          <table:table-cell office:value-type="float" office:value="0" calcext:value-type="float">
            <text:p>0</text:p>
          </table:table-cell>
          <table:table-cell office:value-type="float" office:value="10.56769" calcext:value-type="float">
            <text:p>10.56769</text:p>
          </table:table-cell>
          <table:table-cell office:value-type="float" office:value="-1.869354" calcext:value-type="float">
            <text:p>-1.869354</text:p>
          </table:table-cell>
          <table:table-cell office:value-type="float" office:value="7.83371" calcext:value-type="float">
            <text:p>7.83371</text:p>
          </table:table-cell>
          <table:table-cell office:value-type="float" office:value="1.99173" calcext:value-type="float">
            <text:p>1.99173</text:p>
          </table:table-cell>
          <table:table-cell office:value-type="float" office:value="7.119263" calcext:value-type="float">
            <text:p>7.119263</text:p>
          </table:table-cell>
          <table:table-cell office:value-type="float" office:value="3.503357" calcext:value-type="float">
            <text:p>3.503357</text:p>
          </table:table-cell>
          <table:table-cell office:value-type="float" office:value="7.059204" calcext:value-type="float">
            <text:p>7.059204</text:p>
          </table:table-cell>
          <table:table-cell office:value-type="float" office:value="4.922516" calcext:value-type="float">
            <text:p>4.922516</text:p>
          </table:table-cell>
          <table:table-cell office:value-type="float" office:value="7.735413" calcext:value-type="float">
            <text:p>7.735413</text:p>
          </table:table-cell>
          <table:table-cell office:value-type="float" office:value="6.069427" calcext:value-type="float">
            <text:p>6.069427</text:p>
          </table:table-cell>
          <table:table-cell office:value-type="float" office:value="8.542328" calcext:value-type="float">
            <text:p>8.542328</text:p>
          </table:table-cell>
          <table:table-cell office:value-type="float" office:value="7.041779" calcext:value-type="float">
            <text:p>7.04177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112004" calcext:value-type="float">
            <text:p>4112004</text:p>
          </table:table-cell>
          <table:table-cell office:value-type="float" office:value="4.8762" calcext:value-type="float">
            <text:p>4.8762</text:p>
          </table:table-cell>
          <table:table-cell office:value-type="float" office:value="3.4" calcext:value-type="float">
            <text:p>3.4</text:p>
          </table:table-cell>
          <table:table-cell office:value-type="float" office:value="0.2" calcext:value-type="float">
            <text:p>0.2</text:p>
          </table:table-cell>
          <table:table-cell office:value-type="float" office:value="0.6035453" calcext:value-type="float">
            <text:p>0.6035453</text:p>
          </table:table-cell>
          <table:table-cell office:value-type="float" office:value="0.5107876" calcext:value-type="float">
            <text:p>0.5107876</text:p>
          </table:table-cell>
          <table:table-cell office:value-type="float" office:value="475.236" calcext:value-type="float">
            <text:p>475.236</text:p>
          </table:table-cell>
          <table:table-cell office:value-type="float" office:value="0" calcext:value-type="float">
            <text:p>0</text:p>
          </table:table-cell>
          <table:table-cell office:value-type="float" office:value="9.360626" calcext:value-type="float">
            <text:p>9.360626</text:p>
          </table:table-cell>
          <table:table-cell office:value-type="float" office:value="-1.001801" calcext:value-type="float">
            <text:p>-1.001801</text:p>
          </table:table-cell>
          <table:table-cell office:value-type="float" office:value="7.06839" calcext:value-type="float">
            <text:p>7.06839</text:p>
          </table:table-cell>
          <table:table-cell office:value-type="float" office:value="2.167236" calcext:value-type="float">
            <text:p>2.167236</text:p>
          </table:table-cell>
          <table:table-cell office:value-type="float" office:value="6.617767" calcext:value-type="float">
            <text:p>6.617767</text:p>
          </table:table-cell>
          <table:table-cell office:value-type="float" office:value="3.347198" calcext:value-type="float">
            <text:p>3.347198</text:p>
          </table:table-cell>
          <table:table-cell office:value-type="float" office:value="6.596558" calcext:value-type="float">
            <text:p>6.596558</text:p>
          </table:table-cell>
          <table:table-cell office:value-type="float" office:value="4.554504" calcext:value-type="float">
            <text:p>4.554504</text:p>
          </table:table-cell>
          <table:table-cell office:value-type="float" office:value="6.828522" calcext:value-type="float">
            <text:p>6.828522</text:p>
          </table:table-cell>
          <table:table-cell office:value-type="float" office:value="5.588318" calcext:value-type="float">
            <text:p>5.588318</text:p>
          </table:table-cell>
          <table:table-cell office:value-type="float" office:value="7.419678" calcext:value-type="float">
            <text:p>7.419678</text:p>
          </table:table-cell>
          <table:table-cell office:value-type="float" office:value="6.486969" calcext:value-type="float">
            <text:p>6.48696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112004" calcext:value-type="float">
            <text:p>5112004</text:p>
          </table:table-cell>
          <table:table-cell office:value-type="float" office:value="3.096" calcext:value-type="float">
            <text:p>3.096</text:p>
          </table:table-cell>
          <table:table-cell office:value-type="float" office:value="3.8" calcext:value-type="float">
            <text:p>3.8</text:p>
          </table:table-cell>
          <table:table-cell office:value-type="float" office:value="1.1" calcext:value-type="float">
            <text:p>1.1</text:p>
          </table:table-cell>
          <table:table-cell office:value-type="float" office:value="0.7192422" calcext:value-type="float">
            <text:p>0.7192422</text:p>
          </table:table-cell>
          <table:table-cell office:value-type="float" office:value="0.5202356" calcext:value-type="float">
            <text:p>0.5202356</text:p>
          </table:table-cell>
          <table:table-cell office:value-type="float" office:value="355.356" calcext:value-type="float">
            <text:p>355.356</text:p>
          </table:table-cell>
          <table:table-cell office:value-type="float" office:value="0.4" calcext:value-type="float">
            <text:p>0.4</text:p>
          </table:table-cell>
          <table:table-cell office:value-type="float" office:value="7.555115" calcext:value-type="float">
            <text:p>7.555115</text:p>
          </table:table-cell>
          <table:table-cell office:value-type="float" office:value="-1.087006" calcext:value-type="float">
            <text:p>-1.087006</text:p>
          </table:table-cell>
          <table:table-cell office:value-type="float" office:value="6.034943" calcext:value-type="float">
            <text:p>6.034943</text:p>
          </table:table-cell>
          <table:table-cell office:value-type="float" office:value="1.726135" calcext:value-type="float">
            <text:p>1.726135</text:p>
          </table:table-cell>
          <table:table-cell office:value-type="float" office:value="5.706329" calcext:value-type="float">
            <text:p>5.706329</text:p>
          </table:table-cell>
          <table:table-cell office:value-type="float" office:value="2.857788" calcext:value-type="float">
            <text:p>2.857788</text:p>
          </table:table-cell>
          <table:table-cell office:value-type="float" office:value="5.778992" calcext:value-type="float">
            <text:p>5.778992</text:p>
          </table:table-cell>
          <table:table-cell office:value-type="float" office:value="4.021179" calcext:value-type="float">
            <text:p>4.021179</text:p>
          </table:table-cell>
          <table:table-cell office:value-type="float" office:value="6.099274" calcext:value-type="float">
            <text:p>6.099274</text:p>
          </table:table-cell>
          <table:table-cell office:value-type="float" office:value="5.023407" calcext:value-type="float">
            <text:p>5.023407</text:p>
          </table:table-cell>
          <table:table-cell office:value-type="float" office:value="6.792328" calcext:value-type="float">
            <text:p>6.792328</text:p>
          </table:table-cell>
          <table:table-cell office:value-type="float" office:value="5.903259" calcext:value-type="float">
            <text:p>5.90325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112004" calcext:value-type="float">
            <text:p>6112004</text:p>
          </table:table-cell>
          <table:table-cell office:value-type="float" office:value="4.718881" calcext:value-type="float">
            <text:p>4.718881</text:p>
          </table:table-cell>
          <table:table-cell office:value-type="float" office:value="5.6" calcext:value-type="float">
            <text:p>5.6</text:p>
          </table:table-cell>
          <table:table-cell office:value-type="float" office:value="0.8" calcext:value-type="float">
            <text:p>0.8</text:p>
          </table:table-cell>
          <table:table-cell office:value-type="float" office:value="0.8058968" calcext:value-type="float">
            <text:p>0.8058968</text:p>
          </table:table-cell>
          <table:table-cell office:value-type="float" office:value="0.6104723" calcext:value-type="float">
            <text:p>0.6104723</text:p>
          </table:table-cell>
          <table:table-cell office:value-type="float" office:value="334.656" calcext:value-type="float">
            <text:p>334.656</text:p>
          </table:table-cell>
          <table:table-cell office:value-type="float" office:value="0" calcext:value-type="float">
            <text:p>0</text:p>
          </table:table-cell>
          <table:table-cell office:value-type="float" office:value="11.60214" calcext:value-type="float">
            <text:p>11.60214</text:p>
          </table:table-cell>
          <table:table-cell office:value-type="float" office:value="-0.9471436" calcext:value-type="float">
            <text:p>-0.9471436</text:p>
          </table:table-cell>
          <table:table-cell office:value-type="float" office:value="7.822632" calcext:value-type="float">
            <text:p>7.822632</text:p>
          </table:table-cell>
          <table:table-cell office:value-type="float" office:value="1.649719" calcext:value-type="float">
            <text:p>1.649719</text:p>
          </table:table-cell>
          <table:table-cell office:value-type="float" office:value="6.914276" calcext:value-type="float">
            <text:p>6.914276</text:p>
          </table:table-cell>
          <table:table-cell office:value-type="float" office:value="2.677216" calcext:value-type="float">
            <text:p>2.677216</text:p>
          </table:table-cell>
          <table:table-cell office:value-type="float" office:value="6.452087" calcext:value-type="float">
            <text:p>6.452087</text:p>
          </table:table-cell>
          <table:table-cell office:value-type="float" office:value="3.753113" calcext:value-type="float">
            <text:p>3.753113</text:p>
          </table:table-cell>
          <table:table-cell office:value-type="float" office:value="6.429901" calcext:value-type="float">
            <text:p>6.429901</text:p>
          </table:table-cell>
          <table:table-cell office:value-type="float" office:value="4.697876" calcext:value-type="float">
            <text:p>4.697876</text:p>
          </table:table-cell>
          <table:table-cell office:value-type="float" office:value="6.644196" calcext:value-type="float">
            <text:p>6.644196</text:p>
          </table:table-cell>
          <table:table-cell office:value-type="float" office:value="5.531433" calcext:value-type="float">
            <text:p>5.53143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112004" calcext:value-type="float">
            <text:p>7112004</text:p>
          </table:table-cell>
          <table:table-cell office:value-type="float" office:value="4.77504" calcext:value-type="float">
            <text:p>4.77504</text:p>
          </table:table-cell>
          <table:table-cell office:value-type="float" office:value="3.6" calcext:value-type="float">
            <text:p>3.6</text:p>
          </table:table-cell>
          <table:table-cell office:value-type="float" office:value="0.3" calcext:value-type="float">
            <text:p>0.3</text:p>
          </table:table-cell>
          <table:table-cell office:value-type="float" office:value="0.6445583" calcext:value-type="float">
            <text:p>0.6445583</text:p>
          </table:table-cell>
          <table:table-cell office:value-type="float" office:value="0.5689607" calcext:value-type="float">
            <text:p>0.5689607</text:p>
          </table:table-cell>
          <table:table-cell office:value-type="float" office:value="322.956" calcext:value-type="float">
            <text:p>322.956</text:p>
          </table:table-cell>
          <table:table-cell office:value-type="float" office:value="0" calcext:value-type="float">
            <text:p>0</text:p>
          </table:table-cell>
          <table:table-cell office:value-type="float" office:value="9.618378" calcext:value-type="float">
            <text:p>9.618378</text:p>
          </table:table-cell>
          <table:table-cell office:value-type="float" office:value="-1.753571" calcext:value-type="float">
            <text:p>-1.753571</text:p>
          </table:table-cell>
          <table:table-cell office:value-type="float" office:value="6.845032" calcext:value-type="float">
            <text:p>6.845032</text:p>
          </table:table-cell>
          <table:table-cell office:value-type="float" office:value="1.243988" calcext:value-type="float">
            <text:p>1.243988</text:p>
          </table:table-cell>
          <table:table-cell office:value-type="float" office:value="6.001801" calcext:value-type="float">
            <text:p>6.001801</text:p>
          </table:table-cell>
          <table:table-cell office:value-type="float" office:value="2.409058" calcext:value-type="float">
            <text:p>2.409058</text:p>
          </table:table-cell>
          <table:table-cell office:value-type="float" office:value="5.781708" calcext:value-type="float">
            <text:p>5.781708</text:p>
          </table:table-cell>
          <table:table-cell office:value-type="float" office:value="3.581604" calcext:value-type="float">
            <text:p>3.581604</text:p>
          </table:table-cell>
          <table:table-cell office:value-type="float" office:value="5.897003" calcext:value-type="float">
            <text:p>5.897003</text:p>
          </table:table-cell>
          <table:table-cell office:value-type="float" office:value="4.554657" calcext:value-type="float">
            <text:p>4.554657</text:p>
          </table:table-cell>
          <table:table-cell office:value-type="float" office:value="6.283997" calcext:value-type="float">
            <text:p>6.283997</text:p>
          </table:table-cell>
          <table:table-cell office:value-type="float" office:value="5.388489" calcext:value-type="float">
            <text:p>5.38848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112004" calcext:value-type="float">
            <text:p>8112004</text:p>
          </table:table-cell>
          <table:table-cell office:value-type="float" office:value="5.46408" calcext:value-type="float">
            <text:p>5.46408</text:p>
          </table:table-cell>
          <table:table-cell office:value-type="float" office:value="5.2" calcext:value-type="float">
            <text:p>5.2</text:p>
          </table:table-cell>
          <table:table-cell office:value-type="float" office:value="-1.6" calcext:value-type="float">
            <text:p>-1.6</text:p>
          </table:table-cell>
          <table:table-cell office:value-type="float" office:value="0.6952891" calcext:value-type="float">
            <text:p>0.6952891</text:p>
          </table:table-cell>
          <table:table-cell office:value-type="float" office:value="0.5189645" calcext:value-type="float">
            <text:p>0.5189645</text:p>
          </table:table-cell>
          <table:table-cell office:value-type="float" office:value="176.652" calcext:value-type="float">
            <text:p>176.652</text:p>
          </table:table-cell>
          <table:table-cell office:value-type="float" office:value="0" calcext:value-type="float">
            <text:p>0</text:p>
          </table:table-cell>
          <table:table-cell office:value-type="float" office:value="11.74252" calcext:value-type="float">
            <text:p>11.74252</text:p>
          </table:table-cell>
          <table:table-cell office:value-type="float" office:value="-3.309387" calcext:value-type="float">
            <text:p>-3.309387</text:p>
          </table:table-cell>
          <table:table-cell office:value-type="float" office:value="7.278931" calcext:value-type="float">
            <text:p>7.278931</text:p>
          </table:table-cell>
          <table:table-cell office:value-type="float" office:value="0.3284912" calcext:value-type="float">
            <text:p>0.3284912</text:p>
          </table:table-cell>
          <table:table-cell office:value-type="float" office:value="6.236908" calcext:value-type="float">
            <text:p>6.236908</text:p>
          </table:table-cell>
          <table:table-cell office:value-type="float" office:value="1.711365" calcext:value-type="float">
            <text:p>1.711365</text:p>
          </table:table-cell>
          <table:table-cell office:value-type="float" office:value="5.919891" calcext:value-type="float">
            <text:p>5.919891</text:p>
          </table:table-cell>
          <table:table-cell office:value-type="float" office:value="2.949799" calcext:value-type="float">
            <text:p>2.949799</text:p>
          </table:table-cell>
          <table:table-cell office:value-type="float" office:value="5.90683" calcext:value-type="float">
            <text:p>5.90683</text:p>
          </table:table-cell>
          <table:table-cell office:value-type="float" office:value="3.993469" calcext:value-type="float">
            <text:p>3.993469</text:p>
          </table:table-cell>
          <table:table-cell office:value-type="float" office:value="6.106476" calcext:value-type="float">
            <text:p>6.106476</text:p>
          </table:table-cell>
          <table:table-cell office:value-type="float" office:value="4.882202" calcext:value-type="float">
            <text:p>4.88220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112004" calcext:value-type="float">
            <text:p>9112004</text:p>
          </table:table-cell>
          <table:table-cell office:value-type="float" office:value="3.45168" calcext:value-type="float">
            <text:p>3.45168</text:p>
          </table:table-cell>
          <table:table-cell office:value-type="float" office:value="7.5" calcext:value-type="float">
            <text:p>7.5</text:p>
          </table:table-cell>
          <table:table-cell office:value-type="float" office:value="2.8" calcext:value-type="float">
            <text:p>2.8</text:p>
          </table:table-cell>
          <table:table-cell office:value-type="float" office:value="0.9768442" calcext:value-type="float">
            <text:p>0.9768442</text:p>
          </table:table-cell>
          <table:table-cell office:value-type="float" office:value="0.6877773" calcext:value-type="float">
            <text:p>0.6877773</text:p>
          </table:table-cell>
          <table:table-cell office:value-type="float" office:value="678.924" calcext:value-type="float">
            <text:p>678.924</text:p>
          </table:table-cell>
          <table:table-cell office:value-type="float" office:value="18.81905" calcext:value-type="float">
            <text:p>18.81905</text:p>
          </table:table-cell>
          <table:table-cell office:value-type="float" office:value="11.14221" calcext:value-type="float">
            <text:p>11.14221</text:p>
          </table:table-cell>
          <table:table-cell office:value-type="float" office:value="0.4322205" calcext:value-type="float">
            <text:p>0.4322205</text:p>
          </table:table-cell>
          <table:table-cell office:value-type="float" office:value="7.602234" calcext:value-type="float">
            <text:p>7.602234</text:p>
          </table:table-cell>
          <table:table-cell office:value-type="float" office:value="2.341095" calcext:value-type="float">
            <text:p>2.341095</text:p>
          </table:table-cell>
          <table:table-cell office:value-type="float" office:value="6.596039" calcext:value-type="float">
            <text:p>6.596039</text:p>
          </table:table-cell>
          <table:table-cell office:value-type="float" office:value="3.134613" calcext:value-type="float">
            <text:p>3.134613</text:p>
          </table:table-cell>
          <table:table-cell office:value-type="float" office:value="6.161774" calcext:value-type="float">
            <text:p>6.161774</text:p>
          </table:table-cell>
          <table:table-cell office:value-type="float" office:value="3.966522" calcext:value-type="float">
            <text:p>3.966522</text:p>
          </table:table-cell>
          <table:table-cell office:value-type="float" office:value="6.174927" calcext:value-type="float">
            <text:p>6.174927</text:p>
          </table:table-cell>
          <table:table-cell office:value-type="float" office:value="4.699951" calcext:value-type="float">
            <text:p>4.699951</text:p>
          </table:table-cell>
          <table:table-cell office:value-type="float" office:value="6.350769" calcext:value-type="float">
            <text:p>6.350769</text:p>
          </table:table-cell>
          <table:table-cell office:value-type="float" office:value="5.354218" calcext:value-type="float">
            <text:p>5.35421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112004" calcext:value-type="float">
            <text:p>10112004</text:p>
          </table:table-cell>
          <table:table-cell office:value-type="float" office:value="3.87432" calcext:value-type="float">
            <text:p>3.87432</text:p>
          </table:table-cell>
          <table:table-cell office:value-type="float" office:value="10.5" calcext:value-type="float">
            <text:p>10.5</text:p>
          </table:table-cell>
          <table:table-cell office:value-type="float" office:value="5.7" calcext:value-type="float">
            <text:p>5.7</text:p>
          </table:table-cell>
          <table:table-cell office:value-type="float" office:value="1.24111" calcext:value-type="float">
            <text:p>1.24111</text:p>
          </table:table-cell>
          <table:table-cell office:value-type="float" office:value="0.6716214" calcext:value-type="float">
            <text:p>0.6716214</text:p>
          </table:table-cell>
          <table:table-cell office:value-type="float" office:value="909.4321" calcext:value-type="float">
            <text:p>909.4321</text:p>
          </table:table-cell>
          <table:table-cell office:value-type="float" office:value="2.380953" calcext:value-type="float">
            <text:p>2.380953</text:p>
          </table:table-cell>
          <table:table-cell office:value-type="float" office:value="13.05765" calcext:value-type="float">
            <text:p>13.05765</text:p>
          </table:table-cell>
          <table:table-cell office:value-type="float" office:value="2.585297" calcext:value-type="float">
            <text:p>2.585297</text:p>
          </table:table-cell>
          <table:table-cell office:value-type="float" office:value="9.434082" calcext:value-type="float">
            <text:p>9.434082</text:p>
          </table:table-cell>
          <table:table-cell office:value-type="float" office:value="4.187012" calcext:value-type="float">
            <text:p>4.187012</text:p>
          </table:table-cell>
          <table:table-cell office:value-type="float" office:value="8.160065" calcext:value-type="float">
            <text:p>8.160065</text:p>
          </table:table-cell>
          <table:table-cell office:value-type="float" office:value="4.825775" calcext:value-type="float">
            <text:p>4.825775</text:p>
          </table:table-cell>
          <table:table-cell office:value-type="float" office:value="7.413696" calcext:value-type="float">
            <text:p>7.413696</text:p>
          </table:table-cell>
          <table:table-cell office:value-type="float" office:value="5.227997" calcext:value-type="float">
            <text:p>5.227997</text:p>
          </table:table-cell>
          <table:table-cell office:value-type="float" office:value="7.214508" calcext:value-type="float">
            <text:p>7.214508</text:p>
          </table:table-cell>
          <table:table-cell office:value-type="float" office:value="5.681213" calcext:value-type="float">
            <text:p>5.681213</text:p>
          </table:table-cell>
          <table:table-cell office:value-type="float" office:value="7.223969" calcext:value-type="float">
            <text:p>7.223969</text:p>
          </table:table-cell>
          <table:table-cell office:value-type="float" office:value="6.110748" calcext:value-type="float">
            <text:p>6.11074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112004" calcext:value-type="float">
            <text:p>11112004</text:p>
          </table:table-cell>
          <table:table-cell office:value-type="float" office:value="5.49756" calcext:value-type="float">
            <text:p>5.49756</text:p>
          </table:table-cell>
          <table:table-cell office:value-type="float" office:value="8.1" calcext:value-type="float">
            <text:p>8.1</text:p>
          </table:table-cell>
          <table:table-cell office:value-type="float" office:value="-0.4" calcext:value-type="float">
            <text:p>-0.4</text:p>
          </table:table-cell>
          <table:table-cell office:value-type="float" office:value="0.7276599" calcext:value-type="float">
            <text:p>0.7276599</text:p>
          </table:table-cell>
          <table:table-cell office:value-type="float" office:value="0.4741765" calcext:value-type="float">
            <text:p>0.4741765</text:p>
          </table:table-cell>
          <table:table-cell office:value-type="float" office:value="713.0161" calcext:value-type="float">
            <text:p>713.0161</text:p>
          </table:table-cell>
          <table:table-cell office:value-type="float" office:value="0" calcext:value-type="float">
            <text:p>0</text:p>
          </table:table-cell>
          <table:table-cell office:value-type="float" office:value="12.83038" calcext:value-type="float">
            <text:p>12.83038</text:p>
          </table:table-cell>
          <table:table-cell office:value-type="float" office:value="-0.8888245" calcext:value-type="float">
            <text:p>-0.8888245</text:p>
          </table:table-cell>
          <table:table-cell office:value-type="float" office:value="8.832458" calcext:value-type="float">
            <text:p>8.832458</text:p>
          </table:table-cell>
          <table:table-cell office:value-type="float" office:value="1.825073" calcext:value-type="float">
            <text:p>1.825073</text:p>
          </table:table-cell>
          <table:table-cell office:value-type="float" office:value="7.5336" calcext:value-type="float">
            <text:p>7.5336</text:p>
          </table:table-cell>
          <table:table-cell office:value-type="float" office:value="3.28363" calcext:value-type="float">
            <text:p>3.28363</text:p>
          </table:table-cell>
          <table:table-cell office:value-type="float" office:value="6.923065" calcext:value-type="float">
            <text:p>6.923065</text:p>
          </table:table-cell>
          <table:table-cell office:value-type="float" office:value="4.639709" calcext:value-type="float">
            <text:p>4.639709</text:p>
          </table:table-cell>
          <table:table-cell office:value-type="float" office:value="6.805511" calcext:value-type="float">
            <text:p>6.805511</text:p>
          </table:table-cell>
          <table:table-cell office:value-type="float" office:value="5.382294" calcext:value-type="float">
            <text:p>5.382294</text:p>
          </table:table-cell>
          <table:table-cell office:value-type="float" office:value="6.908478" calcext:value-type="float">
            <text:p>6.908478</text:p>
          </table:table-cell>
          <table:table-cell office:value-type="float" office:value="6.000214" calcext:value-type="float">
            <text:p>6.00021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2112004" calcext:value-type="float">
            <text:p>12112004</text:p>
          </table:table-cell>
          <table:table-cell office:value-type="float" office:value="5.925241" calcext:value-type="float">
            <text:p>5.925241</text:p>
          </table:table-cell>
          <table:table-cell office:value-type="float" office:value="1.5" calcext:value-type="float">
            <text:p>1.5</text:p>
          </table:table-cell>
          <table:table-cell office:value-type="float" office:value="-2" calcext:value-type="float">
            <text:p>-2</text:p>
          </table:table-cell>
          <table:table-cell office:value-type="float" office:value="0.551742" calcext:value-type="float">
            <text:p>0.551742</text:p>
          </table:table-cell>
          <table:table-cell office:value-type="float" office:value="0.4022806" calcext:value-type="float">
            <text:p>0.4022806</text:p>
          </table:table-cell>
          <table:table-cell office:value-type="float" office:value="346.716" calcext:value-type="float">
            <text:p>346.716</text:p>
          </table:table-cell>
          <table:table-cell office:value-type="float" office:value="0" calcext:value-type="float">
            <text:p>0</text:p>
          </table:table-cell>
          <table:table-cell office:value-type="float" office:value="5.846832" calcext:value-type="float">
            <text:p>5.846832</text:p>
          </table:table-cell>
          <table:table-cell office:value-type="float" office:value="-1.687347" calcext:value-type="float">
            <text:p>-1.687347</text:p>
          </table:table-cell>
          <table:table-cell office:value-type="float" office:value="4.368317" calcext:value-type="float">
            <text:p>4.368317</text:p>
          </table:table-cell>
          <table:table-cell office:value-type="float" office:value="0.5947876" calcext:value-type="float">
            <text:p>0.5947876</text:p>
          </table:table-cell>
          <table:table-cell office:value-type="float" office:value="4.164825" calcext:value-type="float">
            <text:p>4.164825</text:p>
          </table:table-cell>
          <table:table-cell office:value-type="float" office:value="1.828033" calcext:value-type="float">
            <text:p>1.828033</text:p>
          </table:table-cell>
          <table:table-cell office:value-type="float" office:value="4.580017" calcext:value-type="float">
            <text:p>4.580017</text:p>
          </table:table-cell>
          <table:table-cell office:value-type="float" office:value="2.997986" calcext:value-type="float">
            <text:p>2.997986</text:p>
          </table:table-cell>
          <table:table-cell office:value-type="float" office:value="5.596863" calcext:value-type="float">
            <text:p>5.596863</text:p>
          </table:table-cell>
          <table:table-cell office:value-type="float" office:value="3.95047" calcext:value-type="float">
            <text:p>3.95047</text:p>
          </table:table-cell>
          <table:table-cell office:value-type="float" office:value="6.326324" calcext:value-type="float">
            <text:p>6.326324</text:p>
          </table:table-cell>
          <table:table-cell office:value-type="float" office:value="4.778931" calcext:value-type="float">
            <text:p>4.77893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112004" calcext:value-type="float">
            <text:p>13112004</text:p>
          </table:table-cell>
          <table:table-cell office:value-type="float" office:value="5.06628" calcext:value-type="float">
            <text:p>5.06628</text:p>
          </table:table-cell>
          <table:table-cell office:value-type="float" office:value="7.6" calcext:value-type="float">
            <text:p>7.6</text:p>
          </table:table-cell>
          <table:table-cell office:value-type="float" office:value="0.1" calcext:value-type="float">
            <text:p>0.1</text:p>
          </table:table-cell>
          <table:table-cell office:value-type="float" office:value="0.9247259" calcext:value-type="float">
            <text:p>0.9247259</text:p>
          </table:table-cell>
          <table:table-cell office:value-type="float" office:value="0.5543377" calcext:value-type="float">
            <text:p>0.5543377</text:p>
          </table:table-cell>
          <table:table-cell office:value-type="float" office:value="331.704" calcext:value-type="float">
            <text:p>331.704</text:p>
          </table:table-cell>
          <table:table-cell office:value-type="float" office:value="8.215384" calcext:value-type="float">
            <text:p>8.215384</text:p>
          </table:table-cell>
          <table:table-cell office:value-type="float" office:value="11.01917" calcext:value-type="float">
            <text:p>11.01917</text:p>
          </table:table-cell>
          <table:table-cell office:value-type="float" office:value="-1.071625" calcext:value-type="float">
            <text:p>-1.071625</text:p>
          </table:table-cell>
          <table:table-cell office:value-type="float" office:value="6.782379" calcext:value-type="float">
            <text:p>6.782379</text:p>
          </table:table-cell>
          <table:table-cell office:value-type="float" office:value="0.5759277" calcext:value-type="float">
            <text:p>0.5759277</text:p>
          </table:table-cell>
          <table:table-cell office:value-type="float" office:value="5.349213" calcext:value-type="float">
            <text:p>5.349213</text:p>
          </table:table-cell>
          <table:table-cell office:value-type="float" office:value="1.502197" calcext:value-type="float">
            <text:p>1.502197</text:p>
          </table:table-cell>
          <table:table-cell office:value-type="float" office:value="4.947296" calcext:value-type="float">
            <text:p>4.947296</text:p>
          </table:table-cell>
          <table:table-cell office:value-type="float" office:value="2.481262" calcext:value-type="float">
            <text:p>2.481262</text:p>
          </table:table-cell>
          <table:table-cell office:value-type="float" office:value="4.998901" calcext:value-type="float">
            <text:p>4.998901</text:p>
          </table:table-cell>
          <table:table-cell office:value-type="float" office:value="3.368073" calcext:value-type="float">
            <text:p>3.368073</text:p>
          </table:table-cell>
          <table:table-cell office:value-type="float" office:value="5.244354" calcext:value-type="float">
            <text:p>5.244354</text:p>
          </table:table-cell>
          <table:table-cell office:value-type="float" office:value="4.171997" calcext:value-type="float">
            <text:p>4.17199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112004" calcext:value-type="float">
            <text:p>14112004</text:p>
          </table:table-cell>
          <table:table-cell office:value-type="float" office:value="6.07392" calcext:value-type="float">
            <text:p>6.07392</text:p>
          </table:table-cell>
          <table:table-cell office:value-type="float" office:value="8.2" calcext:value-type="float">
            <text:p>8.2</text:p>
          </table:table-cell>
          <table:table-cell office:value-type="float" office:value="1.1" calcext:value-type="float">
            <text:p>1.1</text:p>
          </table:table-cell>
          <table:table-cell office:value-type="float" office:value="1.067168" calcext:value-type="float">
            <text:p>1.067168</text:p>
          </table:table-cell>
          <table:table-cell office:value-type="float" office:value="0.5007208" calcext:value-type="float">
            <text:p>0.5007208</text:p>
          </table:table-cell>
          <table:table-cell office:value-type="float" office:value="777.96" calcext:value-type="float">
            <text:p>777.96</text:p>
          </table:table-cell>
          <table:table-cell office:value-type="float" office:value="1.384615" calcext:value-type="float">
            <text:p>1.384615</text:p>
          </table:table-cell>
          <table:table-cell office:value-type="float" office:value="11.39362" calcext:value-type="float">
            <text:p>11.39362</text:p>
          </table:table-cell>
          <table:table-cell office:value-type="float" office:value="-0.3336182" calcext:value-type="float">
            <text:p>-0.3336182</text:p>
          </table:table-cell>
          <table:table-cell office:value-type="float" office:value="8.318512" calcext:value-type="float">
            <text:p>8.318512</text:p>
          </table:table-cell>
          <table:table-cell office:value-type="float" office:value="1.796997" calcext:value-type="float">
            <text:p>1.796997</text:p>
          </table:table-cell>
          <table:table-cell office:value-type="float" office:value="7.231201" calcext:value-type="float">
            <text:p>7.231201</text:p>
          </table:table-cell>
          <table:table-cell office:value-type="float" office:value="2.928619" calcext:value-type="float">
            <text:p>2.928619</text:p>
          </table:table-cell>
          <table:table-cell office:value-type="float" office:value="6.550476" calcext:value-type="float">
            <text:p>6.550476</text:p>
          </table:table-cell>
          <table:table-cell office:value-type="float" office:value="4.040222" calcext:value-type="float">
            <text:p>4.040222</text:p>
          </table:table-cell>
          <table:table-cell office:value-type="float" office:value="6.246796" calcext:value-type="float">
            <text:p>6.246796</text:p>
          </table:table-cell>
          <table:table-cell office:value-type="float" office:value="4.596954" calcext:value-type="float">
            <text:p>4.596954</text:p>
          </table:table-cell>
          <table:table-cell office:value-type="float" office:value="6.206055" calcext:value-type="float">
            <text:p>6.206055</text:p>
          </table:table-cell>
          <table:table-cell office:value-type="float" office:value="5.07608" calcext:value-type="float">
            <text:p>5.0760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112004" calcext:value-type="float">
            <text:p>15112004</text:p>
          </table:table-cell>
          <table:table-cell office:value-type="float" office:value="5.89068" calcext:value-type="float">
            <text:p>5.89068</text:p>
          </table:table-cell>
          <table:table-cell office:value-type="float" office:value="1.5" calcext:value-type="float">
            <text:p>1.5</text:p>
          </table:table-cell>
          <table:table-cell office:value-type="float" office:value="-2.8" calcext:value-type="float">
            <text:p>-2.8</text:p>
          </table:table-cell>
          <table:table-cell office:value-type="float" office:value="0.5053624" calcext:value-type="float">
            <text:p>0.5053624</text:p>
          </table:table-cell>
          <table:table-cell office:value-type="float" office:value="0.3735478" calcext:value-type="float">
            <text:p>0.3735478</text:p>
          </table:table-cell>
          <table:table-cell office:value-type="float" office:value="300.744" calcext:value-type="float">
            <text:p>300.744</text:p>
          </table:table-cell>
          <table:table-cell office:value-type="float" office:value="0.2" calcext:value-type="float">
            <text:p>0.2</text:p>
          </table:table-cell>
          <table:table-cell office:value-type="float" office:value="5.288086" calcext:value-type="float">
            <text:p>5.288086</text:p>
          </table:table-cell>
          <table:table-cell office:value-type="float" office:value="-1.879395" calcext:value-type="float">
            <text:p>-1.879395</text:p>
          </table:table-cell>
          <table:table-cell office:value-type="float" office:value="3.816528" calcext:value-type="float">
            <text:p>3.816528</text:p>
          </table:table-cell>
          <table:table-cell office:value-type="float" office:value="0.258667" calcext:value-type="float">
            <text:p>0.258667</text:p>
          </table:table-cell>
          <table:table-cell office:value-type="float" office:value="3.545441" calcext:value-type="float">
            <text:p>3.545441</text:p>
          </table:table-cell>
          <table:table-cell office:value-type="float" office:value="1.406647" calcext:value-type="float">
            <text:p>1.406647</text:p>
          </table:table-cell>
          <table:table-cell office:value-type="float" office:value="3.993469" calcext:value-type="float">
            <text:p>3.993469</text:p>
          </table:table-cell>
          <table:table-cell office:value-type="float" office:value="2.48941" calcext:value-type="float">
            <text:p>2.48941</text:p>
          </table:table-cell>
          <table:table-cell office:value-type="float" office:value="4.868225" calcext:value-type="float">
            <text:p>4.868225</text:p>
          </table:table-cell>
          <table:table-cell office:value-type="float" office:value="3.39444" calcext:value-type="float">
            <text:p>3.39444</text:p>
          </table:table-cell>
          <table:table-cell office:value-type="float" office:value="5.531891" calcext:value-type="float">
            <text:p>5.531891</text:p>
          </table:table-cell>
          <table:table-cell office:value-type="float" office:value="4.17868" calcext:value-type="float">
            <text:p>4.1786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112004" calcext:value-type="float">
            <text:p>16112004</text:p>
          </table:table-cell>
          <table:table-cell office:value-type="float" office:value="5.665607" calcext:value-type="float">
            <text:p>5.665607</text:p>
          </table:table-cell>
          <table:table-cell office:value-type="float" office:value="0.5" calcext:value-type="float">
            <text:p>0.5</text:p>
          </table:table-cell>
          <table:table-cell office:value-type="float" office:value="-4.4" calcext:value-type="float">
            <text:p>-4.4</text:p>
          </table:table-cell>
          <table:table-cell office:value-type="float" office:value="0.5071725" calcext:value-type="float">
            <text:p>0.5071725</text:p>
          </table:table-cell>
          <table:table-cell office:value-type="float" office:value="0.3857796" calcext:value-type="float">
            <text:p>0.3857796</text:p>
          </table:table-cell>
          <table:table-cell office:value-type="float" office:value="432.396" calcext:value-type="float">
            <text:p>432.396</text:p>
          </table:table-cell>
          <table:table-cell office:value-type="float" office:value="0.6" calcext:value-type="float">
            <text:p>0.6</text:p>
          </table:table-cell>
          <table:table-cell office:value-type="float" office:value="1.756958" calcext:value-type="float">
            <text:p>1.756958</text:p>
          </table:table-cell>
          <table:table-cell office:value-type="float" office:value="-3.603271" calcext:value-type="float">
            <text:p>-3.603271</text:p>
          </table:table-cell>
          <table:table-cell office:value-type="float" office:value="1.827209" calcext:value-type="float">
            <text:p>1.827209</text:p>
          </table:table-cell>
          <table:table-cell office:value-type="float" office:value="-0.3959045" calcext:value-type="float">
            <text:p>-0.3959045</text:p>
          </table:table-cell>
          <table:table-cell office:value-type="float" office:value="2.041077" calcext:value-type="float">
            <text:p>2.041077</text:p>
          </table:table-cell>
          <table:table-cell office:value-type="float" office:value="0.6126099" calcext:value-type="float">
            <text:p>0.6126099</text:p>
          </table:table-cell>
          <table:table-cell office:value-type="float" office:value="2.496399" calcext:value-type="float">
            <text:p>2.496399</text:p>
          </table:table-cell>
          <table:table-cell office:value-type="float" office:value="1.643982" calcext:value-type="float">
            <text:p>1.643982</text:p>
          </table:table-cell>
          <table:table-cell office:value-type="float" office:value="3.371582" calcext:value-type="float">
            <text:p>3.371582</text:p>
          </table:table-cell>
          <table:table-cell office:value-type="float" office:value="2.5495" calcext:value-type="float">
            <text:p>2.5495</text:p>
          </table:table-cell>
          <table:table-cell office:value-type="float" office:value="4.159515" calcext:value-type="float">
            <text:p>4.159515</text:p>
          </table:table-cell>
          <table:table-cell office:value-type="float" office:value="3.349365" calcext:value-type="float">
            <text:p>3.34936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7112004" calcext:value-type="float">
            <text:p>17112004</text:p>
          </table:table-cell>
          <table:table-cell office:value-type="float" office:value="2.33316" calcext:value-type="float">
            <text:p>2.33316</text:p>
          </table:table-cell>
          <table:table-cell office:value-type="float" office:value="1.3" calcext:value-type="float">
            <text:p>1.3</text:p>
          </table:table-cell>
          <table:table-cell office:value-type="float" office:value="-6.7" calcext:value-type="float">
            <text:p>-6.7</text:p>
          </table:table-cell>
          <table:table-cell office:value-type="float" office:value="0.6161476" calcext:value-type="float">
            <text:p>0.6161476</text:p>
          </table:table-cell>
          <table:table-cell office:value-type="float" office:value="0.3601485" calcext:value-type="float">
            <text:p>0.3601485</text:p>
          </table:table-cell>
          <table:table-cell office:value-type="float" office:value="187.344" calcext:value-type="float">
            <text:p>187.344</text:p>
          </table:table-cell>
          <table:table-cell office:value-type="float" office:value="0" calcext:value-type="float">
            <text:p>0</text:p>
          </table:table-cell>
          <table:table-cell office:value-type="float" office:value="0.881958" calcext:value-type="float">
            <text:p>0.881958</text:p>
          </table:table-cell>
          <table:table-cell office:value-type="float" office:value="-5.782867" calcext:value-type="float">
            <text:p>-5.782867</text:p>
          </table:table-cell>
          <table:table-cell office:value-type="float" office:value="0.3457031" calcext:value-type="float">
            <text:p>0.3457031</text:p>
          </table:table-cell>
          <table:table-cell office:value-type="float" office:value="-1.019653" calcext:value-type="float">
            <text:p>-1.019653</text:p>
          </table:table-cell>
          <table:table-cell office:value-type="float" office:value="0.7650757" calcext:value-type="float">
            <text:p>0.7650757</text:p>
          </table:table-cell>
          <table:table-cell office:value-type="float" office:value="-0.03259277" calcext:value-type="float">
            <text:p>-0.03259277</text:p>
          </table:table-cell>
          <table:table-cell office:value-type="float" office:value="1.619232" calcext:value-type="float">
            <text:p>1.619232</text:p>
          </table:table-cell>
          <table:table-cell office:value-type="float" office:value="0.9545593" calcext:value-type="float">
            <text:p>0.9545593</text:p>
          </table:table-cell>
          <table:table-cell office:value-type="float" office:value="2.529266" calcext:value-type="float">
            <text:p>2.529266</text:p>
          </table:table-cell>
          <table:table-cell office:value-type="float" office:value="1.858337" calcext:value-type="float">
            <text:p>1.858337</text:p>
          </table:table-cell>
          <table:table-cell office:value-type="float" office:value="3.333557" calcext:value-type="float">
            <text:p>3.333557</text:p>
          </table:table-cell>
          <table:table-cell office:value-type="float" office:value="2.68454" calcext:value-type="float">
            <text:p>2.6845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8112004" calcext:value-type="float">
            <text:p>18112004</text:p>
          </table:table-cell>
          <table:table-cell office:value-type="float" office:value="1.52568" calcext:value-type="float">
            <text:p>1.52568</text:p>
          </table:table-cell>
          <table:table-cell office:value-type="float" office:value="2.2" calcext:value-type="float">
            <text:p>2.2</text:p>
          </table:table-cell>
          <table:table-cell office:value-type="float" office:value="-1" calcext:value-type="float">
            <text:p>-1</text:p>
          </table:table-cell>
          <table:table-cell office:value-type="float" office:value="0.675754" calcext:value-type="float">
            <text:p>0.675754</text:p>
          </table:table-cell>
          <table:table-cell office:value-type="float" office:value="0.4866001" calcext:value-type="float">
            <text:p>0.4866001</text:p>
          </table:table-cell>
          <table:table-cell office:value-type="float" office:value="663.3" calcext:value-type="float">
            <text:p>663.3</text:p>
          </table:table-cell>
          <table:table-cell office:value-type="float" office:value="0.3" calcext:value-type="float">
            <text:p>0.3</text:p>
          </table:table-cell>
          <table:table-cell office:value-type="float" office:value="-0.2177734" calcext:value-type="float">
            <text:p>-0.2177734</text:p>
          </table:table-cell>
          <table:table-cell office:value-type="float" office:value="-2.324554" calcext:value-type="float">
            <text:p>-2.324554</text:p>
          </table:table-cell>
          <table:table-cell office:value-type="float" office:value="0.1622925" calcext:value-type="float">
            <text:p>0.1622925</text:p>
          </table:table-cell>
          <table:table-cell office:value-type="float" office:value="-0.2722778" calcext:value-type="float">
            <text:p>-0.2722778</text:p>
          </table:table-cell>
          <table:table-cell office:value-type="float" office:value="0.6347656" calcext:value-type="float">
            <text:p>0.6347656</text:p>
          </table:table-cell>
          <table:table-cell office:value-type="float" office:value="0.3730469" calcext:value-type="float">
            <text:p>0.3730469</text:p>
          </table:table-cell>
          <table:table-cell office:value-type="float" office:value="1.260773" calcext:value-type="float">
            <text:p>1.260773</text:p>
          </table:table-cell>
          <table:table-cell office:value-type="float" office:value="1.118073" calcext:value-type="float">
            <text:p>1.118073</text:p>
          </table:table-cell>
          <table:table-cell office:value-type="float" office:value="1.981812" calcext:value-type="float">
            <text:p>1.981812</text:p>
          </table:table-cell>
          <table:table-cell office:value-type="float" office:value="1.835419" calcext:value-type="float">
            <text:p>1.835419</text:p>
          </table:table-cell>
          <table:table-cell office:value-type="float" office:value="2.687683" calcext:value-type="float">
            <text:p>2.687683</text:p>
          </table:table-cell>
          <table:table-cell office:value-type="float" office:value="2.483673" calcext:value-type="float">
            <text:p>2.48367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9112004" calcext:value-type="float">
            <text:p>19112004</text:p>
          </table:table-cell>
          <table:table-cell office:value-type="float" office:value="1.50228" calcext:value-type="float">
            <text:p>1.50228</text:p>
          </table:table-cell>
          <table:table-cell office:value-type="float" office:value="6.8" calcext:value-type="float">
            <text:p>6.8</text:p>
          </table:table-cell>
          <table:table-cell office:value-type="float" office:value="2.4" calcext:value-type="float">
            <text:p>2.4</text:p>
          </table:table-cell>
          <table:table-cell office:value-type="float" office:value="0.7121951" calcext:value-type="float">
            <text:p>0.7121951</text:p>
          </table:table-cell>
          <table:table-cell office:value-type="float" office:value="0.6406967" calcext:value-type="float">
            <text:p>0.6406967</text:p>
          </table:table-cell>
          <table:table-cell office:value-type="float" office:value="489.456" calcext:value-type="float">
            <text:p>489.456</text:p>
          </table:table-cell>
          <table:table-cell office:value-type="float" office:value="0.2" calcext:value-type="float">
            <text:p>0.2</text:p>
          </table:table-cell>
          <table:table-cell office:value-type="float" office:value="3.86911" calcext:value-type="float">
            <text:p>3.86911</text:p>
          </table:table-cell>
          <table:table-cell office:value-type="float" office:value="-1.140869" calcext:value-type="float">
            <text:p>-1.140869</text:p>
          </table:table-cell>
          <table:table-cell office:value-type="float" office:value="0.579071" calcext:value-type="float">
            <text:p>0.579071</text:p>
          </table:table-cell>
          <table:table-cell office:value-type="float" office:value="-0.02700806" calcext:value-type="float">
            <text:p>-0.02700806</text:p>
          </table:table-cell>
          <table:table-cell office:value-type="float" office:value="0.9288635" calcext:value-type="float">
            <text:p>0.9288635</text:p>
          </table:table-cell>
          <table:table-cell office:value-type="float" office:value="0.07174683" calcext:value-type="float">
            <text:p>0.07174683</text:p>
          </table:table-cell>
          <table:table-cell office:value-type="float" office:value="1.407501" calcext:value-type="float">
            <text:p>1.407501</text:p>
          </table:table-cell>
          <table:table-cell office:value-type="float" office:value="0.2211304" calcext:value-type="float">
            <text:p>0.2211304</text:p>
          </table:table-cell>
          <table:table-cell office:value-type="float" office:value="1.93631" calcext:value-type="float">
            <text:p>1.93631</text:p>
          </table:table-cell>
          <table:table-cell office:value-type="float" office:value="1.387512" calcext:value-type="float">
            <text:p>1.387512</text:p>
          </table:table-cell>
          <table:table-cell office:value-type="float" office:value="2.498657" calcext:value-type="float">
            <text:p>2.498657</text:p>
          </table:table-cell>
          <table:table-cell office:value-type="float" office:value="2.1521" calcext:value-type="float">
            <text:p>2.152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112004" calcext:value-type="float">
            <text:p>20112004</text:p>
          </table:table-cell>
          <table:table-cell office:value-type="float" office:value="2.022113" calcext:value-type="float">
            <text:p>2.022113</text:p>
          </table:table-cell>
          <table:table-cell office:value-type="float" office:value="3.4" calcext:value-type="float">
            <text:p>3.4</text:p>
          </table:table-cell>
          <table:table-cell office:value-type="float" office:value="-2.8" calcext:value-type="float">
            <text:p>-2.8</text:p>
          </table:table-cell>
          <table:table-cell office:value-type="float" office:value="0.7012463" calcext:value-type="float">
            <text:p>0.7012463</text:p>
          </table:table-cell>
          <table:table-cell office:value-type="float" office:value="0.4071385" calcext:value-type="float">
            <text:p>0.4071385</text:p>
          </table:table-cell>
          <table:table-cell office:value-type="float" office:value="524.592" calcext:value-type="float">
            <text:p>524.592</text:p>
          </table:table-cell>
          <table:table-cell office:value-type="float" office:value="0.8" calcext:value-type="float">
            <text:p>0.8</text:p>
          </table:table-cell>
          <table:table-cell office:value-type="float" office:value="0.9958496" calcext:value-type="float">
            <text:p>0.9958496</text:p>
          </table:table-cell>
          <table:table-cell office:value-type="float" office:value="-2.251373" calcext:value-type="float">
            <text:p>-2.251373</text:p>
          </table:table-cell>
          <table:table-cell office:value-type="float" office:value="1.143524" calcext:value-type="float">
            <text:p>1.143524</text:p>
          </table:table-cell>
          <table:table-cell office:value-type="float" office:value="-0.2864075" calcext:value-type="float">
            <text:p>-0.2864075</text:p>
          </table:table-cell>
          <table:table-cell office:value-type="float" office:value="1.302063" calcext:value-type="float">
            <text:p>1.302063</text:p>
          </table:table-cell>
          <table:table-cell office:value-type="float" office:value="0.379303" calcext:value-type="float">
            <text:p>0.379303</text:p>
          </table:table-cell>
          <table:table-cell office:value-type="float" office:value="1.642609" calcext:value-type="float">
            <text:p>1.642609</text:p>
          </table:table-cell>
          <table:table-cell office:value-type="float" office:value="1.084259" calcext:value-type="float">
            <text:p>1.084259</text:p>
          </table:table-cell>
          <table:table-cell office:value-type="float" office:value="2.057739" calcext:value-type="float">
            <text:p>2.057739</text:p>
          </table:table-cell>
          <table:table-cell office:value-type="float" office:value="1.653931" calcext:value-type="float">
            <text:p>1.653931</text:p>
          </table:table-cell>
          <table:table-cell office:value-type="float" office:value="2.521332" calcext:value-type="float">
            <text:p>2.521332</text:p>
          </table:table-cell>
          <table:table-cell office:value-type="float" office:value="2.23111" calcext:value-type="float">
            <text:p>2.2311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1112004" calcext:value-type="float">
            <text:p>21112004</text:p>
          </table:table-cell>
          <table:table-cell office:value-type="float" office:value="4.977379" calcext:value-type="float">
            <text:p>4.977379</text:p>
          </table:table-cell>
          <table:table-cell office:value-type="float" office:value="6.8" calcext:value-type="float">
            <text:p>6.8</text:p>
          </table:table-cell>
          <table:table-cell office:value-type="float" office:value="-4.9" calcext:value-type="float">
            <text:p>-4.9</text:p>
          </table:table-cell>
          <table:table-cell office:value-type="float" office:value="0.6469488" calcext:value-type="float">
            <text:p>0.6469488</text:p>
          </table:table-cell>
          <table:table-cell office:value-type="float" office:value="0.3853422" calcext:value-type="float">
            <text:p>0.3853422</text:p>
          </table:table-cell>
          <table:table-cell office:value-type="float" office:value="515.412" calcext:value-type="float">
            <text:p>515.412</text:p>
          </table:table-cell>
          <table:table-cell office:value-type="float" office:value="0" calcext:value-type="float">
            <text:p>0</text:p>
          </table:table-cell>
          <table:table-cell office:value-type="float" office:value="3.062286" calcext:value-type="float">
            <text:p>3.062286</text:p>
          </table:table-cell>
          <table:table-cell office:value-type="float" office:value="-5.107086" calcext:value-type="float">
            <text:p>-5.107086</text:p>
          </table:table-cell>
          <table:table-cell office:value-type="float" office:value="0.8775635" calcext:value-type="float">
            <text:p>0.8775635</text:p>
          </table:table-cell>
          <table:table-cell office:value-type="float" office:value="-0.9414368" calcext:value-type="float">
            <text:p>-0.9414368</text:p>
          </table:table-cell>
          <table:table-cell office:value-type="float" office:value="1.025757" calcext:value-type="float">
            <text:p>1.025757</text:p>
          </table:table-cell>
          <table:table-cell office:value-type="float" office:value="-0.06533813" calcext:value-type="float">
            <text:p>-0.06533813</text:p>
          </table:table-cell>
          <table:table-cell office:value-type="float" office:value="1.359833" calcext:value-type="float">
            <text:p>1.359833</text:p>
          </table:table-cell>
          <table:table-cell office:value-type="float" office:value="0.6833801" calcext:value-type="float">
            <text:p>0.6833801</text:p>
          </table:table-cell>
          <table:table-cell office:value-type="float" office:value="1.79248" calcext:value-type="float">
            <text:p>1.79248</text:p>
          </table:table-cell>
          <table:table-cell office:value-type="float" office:value="1.381897" calcext:value-type="float">
            <text:p>1.381897</text:p>
          </table:table-cell>
          <table:table-cell office:value-type="float" office:value="2.343445" calcext:value-type="float">
            <text:p>2.343445</text:p>
          </table:table-cell>
          <table:table-cell office:value-type="float" office:value="2.032013" calcext:value-type="float">
            <text:p>2.03201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2112004" calcext:value-type="float">
            <text:p>22112004</text:p>
          </table:table-cell>
          <table:table-cell office:value-type="float" office:value="4.512474" calcext:value-type="float">
            <text:p>4.512474</text:p>
          </table:table-cell>
          <table:table-cell office:value-type="float" office:value="13.1" calcext:value-type="float">
            <text:p>13.1</text:p>
          </table:table-cell>
          <table:table-cell office:value-type="float" office:value="6.1" calcext:value-type="float">
            <text:p>6.1</text:p>
          </table:table-cell>
          <table:table-cell office:value-type="float" office:value="0.8792552" calcext:value-type="float">
            <text:p>0.8792552</text:p>
          </table:table-cell>
          <table:table-cell office:value-type="float" office:value="0.583151" calcext:value-type="float">
            <text:p>0.583151</text:p>
          </table:table-cell>
          <table:table-cell office:value-type="float" office:value="874.296" calcext:value-type="float">
            <text:p>874.296</text:p>
          </table:table-cell>
          <table:table-cell office:value-type="float" office:value="0.2" calcext:value-type="float">
            <text:p>0.2</text:p>
          </table:table-cell>
          <table:table-cell office:value-type="float" office:value="13.75595" calcext:value-type="float">
            <text:p>13.75595</text:p>
          </table:table-cell>
          <table:table-cell office:value-type="float" office:value="0.2489929" calcext:value-type="float">
            <text:p>0.2489929</text:p>
          </table:table-cell>
          <table:table-cell office:value-type="float" office:value="8.229584" calcext:value-type="float">
            <text:p>8.229584</text:p>
          </table:table-cell>
          <table:table-cell office:value-type="float" office:value="0.6885376" calcext:value-type="float">
            <text:p>0.6885376</text:p>
          </table:table-cell>
          <table:table-cell office:value-type="float" office:value="6.295532" calcext:value-type="float">
            <text:p>6.295532</text:p>
          </table:table-cell>
          <table:table-cell office:value-type="float" office:value="0.9104614" calcext:value-type="float">
            <text:p>0.9104614</text:p>
          </table:table-cell>
          <table:table-cell office:value-type="float" office:value="5.183441" calcext:value-type="float">
            <text:p>5.183441</text:p>
          </table:table-cell>
          <table:table-cell office:value-type="float" office:value="1.299805" calcext:value-type="float">
            <text:p>1.299805</text:p>
          </table:table-cell>
          <table:table-cell office:value-type="float" office:value="4.874695" calcext:value-type="float">
            <text:p>4.874695</text:p>
          </table:table-cell>
          <table:table-cell office:value-type="float" office:value="1.769379" calcext:value-type="float">
            <text:p>1.769379</text:p>
          </table:table-cell>
          <table:table-cell office:value-type="float" office:value="4.727173" calcext:value-type="float">
            <text:p>4.727173</text:p>
          </table:table-cell>
          <table:table-cell office:value-type="float" office:value="2.273102" calcext:value-type="float">
            <text:p>2.27310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3112004" calcext:value-type="float">
            <text:p>23112004</text:p>
          </table:table-cell>
          <table:table-cell office:value-type="float" office:value="5.56092" calcext:value-type="float">
            <text:p>5.56092</text:p>
          </table:table-cell>
          <table:table-cell office:value-type="float" office:value="7.6" calcext:value-type="float">
            <text:p>7.6</text:p>
          </table:table-cell>
          <table:table-cell office:value-type="float" office:value="2" calcext:value-type="float">
            <text:p>2</text:p>
          </table:table-cell>
          <table:table-cell office:value-type="float" office:value="0.6651241" calcext:value-type="float">
            <text:p>0.6651241</text:p>
          </table:table-cell>
          <table:table-cell office:value-type="float" office:value="0.4454321" calcext:value-type="float">
            <text:p>0.4454321</text:p>
          </table:table-cell>
          <table:table-cell office:value-type="float" office:value="770.688" calcext:value-type="float">
            <text:p>770.688</text:p>
          </table:table-cell>
          <table:table-cell office:value-type="float" office:value="0.2" calcext:value-type="float">
            <text:p>0.2</text:p>
          </table:table-cell>
          <table:table-cell office:value-type="float" office:value="12.42261" calcext:value-type="float">
            <text:p>12.42261</text:p>
          </table:table-cell>
          <table:table-cell office:value-type="float" office:value="-0.7937317" calcext:value-type="float">
            <text:p>-0.7937317</text:p>
          </table:table-cell>
          <table:table-cell office:value-type="float" office:value="8.047394" calcext:value-type="float">
            <text:p>8.047394</text:p>
          </table:table-cell>
          <table:table-cell office:value-type="float" office:value="1.126007" calcext:value-type="float">
            <text:p>1.126007</text:p>
          </table:table-cell>
          <table:table-cell office:value-type="float" office:value="6.422089" calcext:value-type="float">
            <text:p>6.422089</text:p>
          </table:table-cell>
          <table:table-cell office:value-type="float" office:value="2.172699" calcext:value-type="float">
            <text:p>2.172699</text:p>
          </table:table-cell>
          <table:table-cell office:value-type="float" office:value="5.555206" calcext:value-type="float">
            <text:p>5.555206</text:p>
          </table:table-cell>
          <table:table-cell office:value-type="float" office:value="3.149139" calcext:value-type="float">
            <text:p>3.149139</text:p>
          </table:table-cell>
          <table:table-cell office:value-type="float" office:value="5.199829" calcext:value-type="float">
            <text:p>5.199829</text:p>
          </table:table-cell>
          <table:table-cell office:value-type="float" office:value="3.890472" calcext:value-type="float">
            <text:p>3.890472</text:p>
          </table:table-cell>
          <table:table-cell office:value-type="float" office:value="5.057617" calcext:value-type="float">
            <text:p>5.057617</text:p>
          </table:table-cell>
          <table:table-cell office:value-type="float" office:value="4.221344" calcext:value-type="float">
            <text:p>4.22134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4112004" calcext:value-type="float">
            <text:p>24112004</text:p>
          </table:table-cell>
          <table:table-cell office:value-type="float" office:value="4.46076" calcext:value-type="float">
            <text:p>4.46076</text:p>
          </table:table-cell>
          <table:table-cell office:value-type="float" office:value="2.8" calcext:value-type="float">
            <text:p>2.8</text:p>
          </table:table-cell>
          <table:table-cell office:value-type="float" office:value="-0.3" calcext:value-type="float">
            <text:p>-0.3</text:p>
          </table:table-cell>
          <table:table-cell office:value-type="float" office:value="0.4902249" calcext:value-type="float">
            <text:p>0.4902249</text:p>
          </table:table-cell>
          <table:table-cell office:value-type="float" office:value="0.3991277" calcext:value-type="float">
            <text:p>0.3991277</text:p>
          </table:table-cell>
          <table:table-cell office:value-type="float" office:value="483.696" calcext:value-type="float">
            <text:p>483.696</text:p>
          </table:table-cell>
          <table:table-cell office:value-type="float" office:value="0" calcext:value-type="float">
            <text:p>0</text:p>
          </table:table-cell>
          <table:table-cell office:value-type="float" office:value="3.905212" calcext:value-type="float">
            <text:p>3.905212</text:p>
          </table:table-cell>
          <table:table-cell office:value-type="float" office:value="-1.740234" calcext:value-type="float">
            <text:p>-1.740234</text:p>
          </table:table-cell>
          <table:table-cell office:value-type="float" office:value="3.114014" calcext:value-type="float">
            <text:p>3.114014</text:p>
          </table:table-cell>
          <table:table-cell office:value-type="float" office:value="0.01626587" calcext:value-type="float">
            <text:p>0.01626587</text:p>
          </table:table-cell>
          <table:table-cell office:value-type="float" office:value="2.978851" calcext:value-type="float">
            <text:p>2.978851</text:p>
          </table:table-cell>
          <table:table-cell office:value-type="float" office:value="1.023621" calcext:value-type="float">
            <text:p>1.023621</text:p>
          </table:table-cell>
          <table:table-cell office:value-type="float" office:value="3.103851" calcext:value-type="float">
            <text:p>3.103851</text:p>
          </table:table-cell>
          <table:table-cell office:value-type="float" office:value="1.91806" calcext:value-type="float">
            <text:p>1.91806</text:p>
          </table:table-cell>
          <table:table-cell office:value-type="float" office:value="3.849976" calcext:value-type="float">
            <text:p>3.849976</text:p>
          </table:table-cell>
          <table:table-cell office:value-type="float" office:value="2.645691" calcext:value-type="float">
            <text:p>2.645691</text:p>
          </table:table-cell>
          <table:table-cell office:value-type="float" office:value="4.389893" calcext:value-type="float">
            <text:p>4.389893</text:p>
          </table:table-cell>
          <table:table-cell office:value-type="float" office:value="3.269897" calcext:value-type="float">
            <text:p>3.26989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112004" calcext:value-type="float">
            <text:p>25112004</text:p>
          </table:table-cell>
          <table:table-cell office:value-type="float" office:value="1.0602" calcext:value-type="float">
            <text:p>1.0602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float" office:value="0.8965986" calcext:value-type="float">
            <text:p>0.8965986</text:p>
          </table:table-cell>
          <table:table-cell office:value-type="float" office:value="0.4733563" calcext:value-type="float">
            <text:p>0.4733563</text:p>
          </table:table-cell>
          <table:table-cell office:value-type="float" office:value="498.312" calcext:value-type="float">
            <text:p>498.312</text:p>
          </table:table-cell>
          <table:table-cell office:value-type="float" office:value="11.6" calcext:value-type="float">
            <text:p>11.6</text:p>
          </table:table-cell>
          <table:table-cell office:value-type="float" office:value="3.458191" calcext:value-type="float">
            <text:p>3.458191</text:p>
          </table:table-cell>
          <table:table-cell office:value-type="float" office:value="-1.276428" calcext:value-type="float">
            <text:p>-1.276428</text:p>
          </table:table-cell>
          <table:table-cell office:value-type="float" office:value="2.717957" calcext:value-type="float">
            <text:p>2.717957</text:p>
          </table:table-cell>
          <table:table-cell office:value-type="float" office:value="0.1467896" calcext:value-type="float">
            <text:p>0.1467896</text:p>
          </table:table-cell>
          <table:table-cell office:value-type="float" office:value="2.504974" calcext:value-type="float">
            <text:p>2.504974</text:p>
          </table:table-cell>
          <table:table-cell office:value-type="float" office:value="0.9132996" calcext:value-type="float">
            <text:p>0.9132996</text:p>
          </table:table-cell>
          <table:table-cell office:value-type="float" office:value="2.579163" calcext:value-type="float">
            <text:p>2.579163</text:p>
          </table:table-cell>
          <table:table-cell office:value-type="float" office:value="1.568176" calcext:value-type="float">
            <text:p>1.568176</text:p>
          </table:table-cell>
          <table:table-cell office:value-type="float" office:value="2.841522" calcext:value-type="float">
            <text:p>2.841522</text:p>
          </table:table-cell>
          <table:table-cell office:value-type="float" office:value="2.193573" calcext:value-type="float">
            <text:p>2.193573</text:p>
          </table:table-cell>
          <table:table-cell office:value-type="float" office:value="3.253418" calcext:value-type="float">
            <text:p>3.253418</text:p>
          </table:table-cell>
          <table:table-cell office:value-type="float" office:value="2.780457" calcext:value-type="float">
            <text:p>2.78045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112004" calcext:value-type="float">
            <text:p>26112004</text:p>
          </table:table-cell>
          <table:table-cell office:value-type="float" office:value="3.15828" calcext:value-type="float">
            <text:p>3.15828</text:p>
          </table:table-cell>
          <table:table-cell office:value-type="float" office:value="4.7" calcext:value-type="float">
            <text:p>4.7</text:p>
          </table:table-cell>
          <table:table-cell office:value-type="float" office:value="2.8" calcext:value-type="float">
            <text:p>2.8</text:p>
          </table:table-cell>
          <table:table-cell office:value-type="float" office:value="0.6975241" calcext:value-type="float">
            <text:p>0.6975241</text:p>
          </table:table-cell>
          <table:table-cell office:value-type="float" office:value="0.5981714" calcext:value-type="float">
            <text:p>0.5981714</text:p>
          </table:table-cell>
          <table:table-cell office:value-type="float" office:value="696.636" calcext:value-type="float">
            <text:p>696.636</text:p>
          </table:table-cell>
          <table:table-cell office:value-type="float" office:value="0" calcext:value-type="float">
            <text:p>0</text:p>
          </table:table-cell>
          <table:table-cell office:value-type="float" office:value="7.916931" calcext:value-type="float">
            <text:p>7.916931</text:p>
          </table:table-cell>
          <table:table-cell office:value-type="float" office:value="-0.2189636" calcext:value-type="float">
            <text:p>-0.2189636</text:p>
          </table:table-cell>
          <table:table-cell office:value-type="float" office:value="5.26358" calcext:value-type="float">
            <text:p>5.26358</text:p>
          </table:table-cell>
          <table:table-cell office:value-type="float" office:value="0.7958679" calcext:value-type="float">
            <text:p>0.7958679</text:p>
          </table:table-cell>
          <table:table-cell office:value-type="float" office:value="4.132751" calcext:value-type="float">
            <text:p>4.132751</text:p>
          </table:table-cell>
          <table:table-cell office:value-type="float" office:value="1.29892" calcext:value-type="float">
            <text:p>1.29892</text:p>
          </table:table-cell>
          <table:table-cell office:value-type="float" office:value="3.653137" calcext:value-type="float">
            <text:p>3.653137</text:p>
          </table:table-cell>
          <table:table-cell office:value-type="float" office:value="1.875641" calcext:value-type="float">
            <text:p>1.875641</text:p>
          </table:table-cell>
          <table:table-cell office:value-type="float" office:value="3.599304" calcext:value-type="float">
            <text:p>3.599304</text:p>
          </table:table-cell>
          <table:table-cell office:value-type="float" office:value="2.412109" calcext:value-type="float">
            <text:p>2.412109</text:p>
          </table:table-cell>
          <table:table-cell office:value-type="float" office:value="3.707031" calcext:value-type="float">
            <text:p>3.707031</text:p>
          </table:table-cell>
          <table:table-cell office:value-type="float" office:value="2.911224" calcext:value-type="float">
            <text:p>2.91122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7112004" calcext:value-type="float">
            <text:p>27112004</text:p>
          </table:table-cell>
          <table:table-cell office:value-type="float" office:value="2.12796" calcext:value-type="float">
            <text:p>2.12796</text:p>
          </table:table-cell>
          <table:table-cell office:value-type="float" office:value="6.1" calcext:value-type="float">
            <text:p>6.1</text:p>
          </table:table-cell>
          <table:table-cell office:value-type="float" office:value="2.5" calcext:value-type="float">
            <text:p>2.5</text:p>
          </table:table-cell>
          <table:table-cell office:value-type="float" office:value="0.6871107" calcext:value-type="float">
            <text:p>0.6871107</text:p>
          </table:table-cell>
          <table:table-cell office:value-type="float" office:value="0.584" calcext:value-type="float">
            <text:p>0.584</text:p>
          </table:table-cell>
          <table:table-cell office:value-type="float" office:value="378.252" calcext:value-type="float">
            <text:p>378.252</text:p>
          </table:table-cell>
          <table:table-cell office:value-type="float" office:value="0" calcext:value-type="float">
            <text:p>0</text:p>
          </table:table-cell>
          <table:table-cell office:value-type="float" office:value="8.40799" calcext:value-type="float">
            <text:p>8.40799</text:p>
          </table:table-cell>
          <table:table-cell office:value-type="float" office:value="-0.5623779" calcext:value-type="float">
            <text:p>-0.5623779</text:p>
          </table:table-cell>
          <table:table-cell office:value-type="float" office:value="4.975708" calcext:value-type="float">
            <text:p>4.975708</text:p>
          </table:table-cell>
          <table:table-cell office:value-type="float" office:value="0.7020874" calcext:value-type="float">
            <text:p>0.7020874</text:p>
          </table:table-cell>
          <table:table-cell office:value-type="float" office:value="3.722076" calcext:value-type="float">
            <text:p>3.722076</text:p>
          </table:table-cell>
          <table:table-cell office:value-type="float" office:value="1.264465" calcext:value-type="float">
            <text:p>1.264465</text:p>
          </table:table-cell>
          <table:table-cell office:value-type="float" office:value="3.380585" calcext:value-type="float">
            <text:p>3.380585</text:p>
          </table:table-cell>
          <table:table-cell office:value-type="float" office:value="1.888245" calcext:value-type="float">
            <text:p>1.888245</text:p>
          </table:table-cell>
          <table:table-cell office:value-type="float" office:value="3.376007" calcext:value-type="float">
            <text:p>3.376007</text:p>
          </table:table-cell>
          <table:table-cell office:value-type="float" office:value="2.456726" calcext:value-type="float">
            <text:p>2.456726</text:p>
          </table:table-cell>
          <table:table-cell office:value-type="float" office:value="3.543945" calcext:value-type="float">
            <text:p>3.543945</text:p>
          </table:table-cell>
          <table:table-cell office:value-type="float" office:value="2.9646" calcext:value-type="float">
            <text:p>2.964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8112004" calcext:value-type="float">
            <text:p>28112004</text:p>
          </table:table-cell>
          <table:table-cell office:value-type="float" office:value="4.85532" calcext:value-type="float">
            <text:p>4.85532</text:p>
          </table:table-cell>
          <table:table-cell office:value-type="float" office:value="5.5" calcext:value-type="float">
            <text:p>5.5</text:p>
          </table:table-cell>
          <table:table-cell office:value-type="float" office:value="1.2" calcext:value-type="float">
            <text:p>1.2</text:p>
          </table:table-cell>
          <table:table-cell office:value-type="float" office:value="0.6104098" calcext:value-type="float">
            <text:p>0.6104098</text:p>
          </table:table-cell>
          <table:table-cell office:value-type="float" office:value="0.5352461" calcext:value-type="float">
            <text:p>0.5352461</text:p>
          </table:table-cell>
          <table:table-cell office:value-type="float" office:value="503.604" calcext:value-type="float">
            <text:p>503.604</text:p>
          </table:table-cell>
          <table:table-cell office:value-type="float" office:value="1" calcext:value-type="float">
            <text:p>1</text:p>
          </table:table-cell>
          <table:table-cell office:value-type="float" office:value="10.71964" calcext:value-type="float">
            <text:p>10.71964</text:p>
          </table:table-cell>
          <table:table-cell office:value-type="float" office:value="-0.9645386" calcext:value-type="float">
            <text:p>-0.9645386</text:p>
          </table:table-cell>
          <table:table-cell office:value-type="float" office:value="5.946259" calcext:value-type="float">
            <text:p>5.946259</text:p>
          </table:table-cell>
          <table:table-cell office:value-type="float" office:value="0.225708" calcext:value-type="float">
            <text:p>0.225708</text:p>
          </table:table-cell>
          <table:table-cell office:value-type="float" office:value="4.46933" calcext:value-type="float">
            <text:p>4.46933</text:p>
          </table:table-cell>
          <table:table-cell office:value-type="float" office:value="0.9234619" calcext:value-type="float">
            <text:p>0.9234619</text:p>
          </table:table-cell>
          <table:table-cell office:value-type="float" office:value="3.840546" calcext:value-type="float">
            <text:p>3.840546</text:p>
          </table:table-cell>
          <table:table-cell office:value-type="float" office:value="1.640747" calcext:value-type="float">
            <text:p>1.640747</text:p>
          </table:table-cell>
          <table:table-cell office:value-type="float" office:value="3.652069" calcext:value-type="float">
            <text:p>3.652069</text:p>
          </table:table-cell>
          <table:table-cell office:value-type="float" office:value="2.267273" calcext:value-type="float">
            <text:p>2.267273</text:p>
          </table:table-cell>
          <table:table-cell office:value-type="float" office:value="3.70282" calcext:value-type="float">
            <text:p>3.70282</text:p>
          </table:table-cell>
          <table:table-cell office:value-type="float" office:value="2.814789" calcext:value-type="float">
            <text:p>2.81478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9112004" calcext:value-type="float">
            <text:p>29112004</text:p>
          </table:table-cell>
          <table:table-cell office:value-type="float" office:value="3.2778" calcext:value-type="float">
            <text:p>3.2778</text:p>
          </table:table-cell>
          <table:table-cell office:value-type="float" office:value="16.7" calcext:value-type="float">
            <text:p>16.7</text:p>
          </table:table-cell>
          <table:table-cell office:value-type="float" office:value="1.4" calcext:value-type="float">
            <text:p>1.4</text:p>
          </table:table-cell>
          <table:table-cell office:value-type="float" office:value="1.321069" calcext:value-type="float">
            <text:p>1.321069</text:p>
          </table:table-cell>
          <table:table-cell office:value-type="float" office:value="0.5771359" calcext:value-type="float">
            <text:p>0.5771359</text:p>
          </table:table-cell>
          <table:table-cell office:value-type="float" office:value="686.484" calcext:value-type="float">
            <text:p>686.484</text:p>
          </table:table-cell>
          <table:table-cell office:value-type="float" office:value="0" calcext:value-type="float">
            <text:p>0</text:p>
          </table:table-cell>
          <table:table-cell office:value-type="float" office:value="13.33136" calcext:value-type="float">
            <text:p>13.33136</text:p>
          </table:table-cell>
          <table:table-cell office:value-type="float" office:value="-0.6696472" calcext:value-type="float">
            <text:p>-0.6696472</text:p>
          </table:table-cell>
          <table:table-cell office:value-type="float" office:value="8.740753" calcext:value-type="float">
            <text:p>8.740753</text:p>
          </table:table-cell>
          <table:table-cell office:value-type="float" office:value="0.5953064" calcext:value-type="float">
            <text:p>0.5953064</text:p>
          </table:table-cell>
          <table:table-cell office:value-type="float" office:value="7.210846" calcext:value-type="float">
            <text:p>7.210846</text:p>
          </table:table-cell>
          <table:table-cell office:value-type="float" office:value="1.169769" calcext:value-type="float">
            <text:p>1.169769</text:p>
          </table:table-cell>
          <table:table-cell office:value-type="float" office:value="6.440857" calcext:value-type="float">
            <text:p>6.440857</text:p>
          </table:table-cell>
          <table:table-cell office:value-type="float" office:value="1.788239" calcext:value-type="float">
            <text:p>1.788239</text:p>
          </table:table-cell>
          <table:table-cell office:value-type="float" office:value="5.837128" calcext:value-type="float">
            <text:p>5.837128</text:p>
          </table:table-cell>
          <table:table-cell office:value-type="float" office:value="2.361877" calcext:value-type="float">
            <text:p>2.361877</text:p>
          </table:table-cell>
          <table:table-cell office:value-type="float" office:value="5.387146" calcext:value-type="float">
            <text:p>5.387146</text:p>
          </table:table-cell>
          <table:table-cell office:value-type="float" office:value="2.877899" calcext:value-type="float">
            <text:p>2.87789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0112004" calcext:value-type="float">
            <text:p>30112004</text:p>
          </table:table-cell>
          <table:table-cell office:value-type="float" office:value="5.96592" calcext:value-type="float">
            <text:p>5.96592</text:p>
          </table:table-cell>
          <table:table-cell office:value-type="float" office:value="14.4" calcext:value-type="float">
            <text:p>14.4</text:p>
          </table:table-cell>
          <table:table-cell office:value-type="float" office:value="3.1" calcext:value-type="float">
            <text:p>3.1</text:p>
          </table:table-cell>
          <table:table-cell office:value-type="float" office:value="1.388546" calcext:value-type="float">
            <text:p>1.388546</text:p>
          </table:table-cell>
          <table:table-cell office:value-type="float" office:value="0.4471138" calcext:value-type="float">
            <text:p>0.4471138</text:p>
          </table:table-cell>
          <table:table-cell office:value-type="float" office:value="840.78" calcext:value-type="float">
            <text:p>840.78</text:p>
          </table:table-cell>
          <table:table-cell office:value-type="float" office:value="2.2" calcext:value-type="float">
            <text:p>2.2</text:p>
          </table:table-cell>
          <table:table-cell office:value-type="float" office:value="11.23456" calcext:value-type="float">
            <text:p>11.23456</text:p>
          </table:table-cell>
          <table:table-cell office:value-type="float" office:value="0.3139954" calcext:value-type="float">
            <text:p>0.3139954</text:p>
          </table:table-cell>
          <table:table-cell office:value-type="float" office:value="8.499298" calcext:value-type="float">
            <text:p>8.499298</text:p>
          </table:table-cell>
          <table:table-cell office:value-type="float" office:value="2.312164" calcext:value-type="float">
            <text:p>2.312164</text:p>
          </table:table-cell>
          <table:table-cell office:value-type="float" office:value="7.559448" calcext:value-type="float">
            <text:p>7.559448</text:p>
          </table:table-cell>
          <table:table-cell office:value-type="float" office:value="3.336792" calcext:value-type="float">
            <text:p>3.336792</text:p>
          </table:table-cell>
          <table:table-cell office:value-type="float" office:value="6.851624" calcext:value-type="float">
            <text:p>6.851624</text:p>
          </table:table-cell>
          <table:table-cell office:value-type="float" office:value="4.25589" calcext:value-type="float">
            <text:p>4.25589</text:p>
          </table:table-cell>
          <table:table-cell office:value-type="float" office:value="6.424011" calcext:value-type="float">
            <text:p>6.424011</text:p>
          </table:table-cell>
          <table:table-cell office:value-type="float" office:value="4.917023" calcext:value-type="float">
            <text:p>4.917023</text:p>
          </table:table-cell>
          <table:table-cell office:value-type="float" office:value="6.155273" calcext:value-type="float">
            <text:p>6.155273</text:p>
          </table:table-cell>
          <table:table-cell office:value-type="float" office:value="5.357483" calcext:value-type="float">
            <text:p>5.35748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22004" calcext:value-type="float">
            <text:p>1122004</text:p>
          </table:table-cell>
          <table:table-cell office:value-type="float" office:value="2.16396" calcext:value-type="float">
            <text:p>2.16396</text:p>
          </table:table-cell>
          <table:table-cell office:value-type="float" office:value="11.6" calcext:value-type="float">
            <text:p>11.6</text:p>
          </table:table-cell>
          <table:table-cell office:value-type="float" office:value="3.6" calcext:value-type="float">
            <text:p>3.6</text:p>
          </table:table-cell>
          <table:table-cell office:value-type="float" office:value="0.9366341" calcext:value-type="float">
            <text:p>0.9366341</text:p>
          </table:table-cell>
          <table:table-cell office:value-type="float" office:value="0.6354454" calcext:value-type="float">
            <text:p>0.6354454</text:p>
          </table:table-cell>
          <table:table-cell office:value-type="float" office:value="420.948" calcext:value-type="float">
            <text:p>420.948</text:p>
          </table:table-cell>
          <table:table-cell office:value-type="float" office:value="0" calcext:value-type="float">
            <text:p>0</text:p>
          </table:table-cell>
          <table:table-cell office:value-type="float" office:value="10.1058" calcext:value-type="float">
            <text:p>10.1058</text:p>
          </table:table-cell>
          <table:table-cell office:value-type="float" office:value="0.2554321" calcext:value-type="float">
            <text:p>0.2554321</text:p>
          </table:table-cell>
          <table:table-cell office:value-type="float" office:value="7.281769" calcext:value-type="float">
            <text:p>7.281769</text:p>
          </table:table-cell>
          <table:table-cell office:value-type="float" office:value="2.051392" calcext:value-type="float">
            <text:p>2.051392</text:p>
          </table:table-cell>
          <table:table-cell office:value-type="float" office:value="6.368195" calcext:value-type="float">
            <text:p>6.368195</text:p>
          </table:table-cell>
          <table:table-cell office:value-type="float" office:value="2.875854" calcext:value-type="float">
            <text:p>2.875854</text:p>
          </table:table-cell>
          <table:table-cell office:value-type="float" office:value="5.830292" calcext:value-type="float">
            <text:p>5.830292</text:p>
          </table:table-cell>
          <table:table-cell office:value-type="float" office:value="3.540161" calcext:value-type="float">
            <text:p>3.540161</text:p>
          </table:table-cell>
          <table:table-cell office:value-type="float" office:value="5.57132" calcext:value-type="float">
            <text:p>5.57132</text:p>
          </table:table-cell>
          <table:table-cell office:value-type="float" office:value="4.057953" calcext:value-type="float">
            <text:p>4.057953</text:p>
          </table:table-cell>
          <table:table-cell office:value-type="float" office:value="5.532318" calcext:value-type="float">
            <text:p>5.532318</text:p>
          </table:table-cell>
          <table:table-cell office:value-type="float" office:value="4.494049" calcext:value-type="float">
            <text:p>4.49404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122004" calcext:value-type="float">
            <text:p>2122004</text:p>
          </table:table-cell>
          <table:table-cell office:value-type="float" office:value="0.66744" calcext:value-type="float">
            <text:p>0.66744</text:p>
          </table:table-cell>
          <table:table-cell office:value-type="float" office:value="6.1" calcext:value-type="float">
            <text:p>6.1</text:p>
          </table:table-cell>
          <table:table-cell office:value-type="float" office:value="0.6" calcext:value-type="float">
            <text:p>0.6</text:p>
          </table:table-cell>
          <table:table-cell office:value-type="float" office:value="0.7351519" calcext:value-type="float">
            <text:p>0.7351519</text:p>
          </table:table-cell>
          <table:table-cell office:value-type="float" office:value="0.5887883" calcext:value-type="float">
            <text:p>0.5887883</text:p>
          </table:table-cell>
          <table:table-cell office:value-type="float" office:value="454.14" calcext:value-type="float">
            <text:p>454.14</text:p>
          </table:table-cell>
          <table:table-cell office:value-type="float" office:value="0.7333333" calcext:value-type="float">
            <text:p>0.7333333</text:p>
          </table:table-cell>
          <table:table-cell office:value-type="float" office:value="2.92337" calcext:value-type="float">
            <text:p>2.92337</text:p>
          </table:table-cell>
          <table:table-cell office:value-type="float" office:value="-0.6687012" calcext:value-type="float">
            <text:p>-0.6687012</text:p>
          </table:table-cell>
          <table:table-cell office:value-type="float" office:value="3.869659" calcext:value-type="float">
            <text:p>3.869659</text:p>
          </table:table-cell>
          <table:table-cell office:value-type="float" office:value="0.8159485" calcext:value-type="float">
            <text:p>0.8159485</text:p>
          </table:table-cell>
          <table:table-cell office:value-type="float" office:value="4.570526" calcext:value-type="float">
            <text:p>4.570526</text:p>
          </table:table-cell>
          <table:table-cell office:value-type="float" office:value="1.653259" calcext:value-type="float">
            <text:p>1.653259</text:p>
          </table:table-cell>
          <table:table-cell office:value-type="float" office:value="5.056702" calcext:value-type="float">
            <text:p>5.056702</text:p>
          </table:table-cell>
          <table:table-cell office:value-type="float" office:value="2.535339" calcext:value-type="float">
            <text:p>2.535339</text:p>
          </table:table-cell>
          <table:table-cell office:value-type="float" office:value="5.326294" calcext:value-type="float">
            <text:p>5.326294</text:p>
          </table:table-cell>
          <table:table-cell office:value-type="float" office:value="3.297882" calcext:value-type="float">
            <text:p>3.297882</text:p>
          </table:table-cell>
          <table:table-cell office:value-type="float" office:value="5.476074" calcext:value-type="float">
            <text:p>5.476074</text:p>
          </table:table-cell>
          <table:table-cell office:value-type="float" office:value="3.938141" calcext:value-type="float">
            <text:p>3.93814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122004" calcext:value-type="float">
            <text:p>3122004</text:p>
          </table:table-cell>
          <table:table-cell office:value-type="float" office:value="6.42708" calcext:value-type="float">
            <text:p>6.42708</text:p>
          </table:table-cell>
          <table:table-cell office:value-type="float" office:value="9.5" calcext:value-type="float">
            <text:p>9.5</text:p>
          </table:table-cell>
          <table:table-cell office:value-type="float" office:value="-0.2" calcext:value-type="float">
            <text:p>-0.2</text:p>
          </table:table-cell>
          <table:table-cell office:value-type="float" office:value="0.9408062" calcext:value-type="float">
            <text:p>0.9408062</text:p>
          </table:table-cell>
          <table:table-cell office:value-type="float" office:value="0.4869405" calcext:value-type="float">
            <text:p>0.4869405</text:p>
          </table:table-cell>
          <table:table-cell office:value-type="float" office:value="419.22" calcext:value-type="float">
            <text:p>419.22</text:p>
          </table:table-cell>
          <table:table-cell office:value-type="float" office:value="0" calcext:value-type="float">
            <text:p>0</text:p>
          </table:table-cell>
          <table:table-cell office:value-type="float" office:value="13.35025" calcext:value-type="float">
            <text:p>13.35025</text:p>
          </table:table-cell>
          <table:table-cell office:value-type="float" office:value="-1.110382" calcext:value-type="float">
            <text:p>-1.110382</text:p>
          </table:table-cell>
          <table:table-cell office:value-type="float" office:value="8.415833" calcext:value-type="float">
            <text:p>8.415833</text:p>
          </table:table-cell>
          <table:table-cell office:value-type="float" office:value="0.678772" calcext:value-type="float">
            <text:p>0.678772</text:p>
          </table:table-cell>
          <table:table-cell office:value-type="float" office:value="6.696838" calcext:value-type="float">
            <text:p>6.696838</text:p>
          </table:table-cell>
          <table:table-cell office:value-type="float" office:value="1.403107" calcext:value-type="float">
            <text:p>1.403107</text:p>
          </table:table-cell>
          <table:table-cell office:value-type="float" office:value="5.645172" calcext:value-type="float">
            <text:p>5.645172</text:p>
          </table:table-cell>
          <table:table-cell office:value-type="float" office:value="2.13089" calcext:value-type="float">
            <text:p>2.13089</text:p>
          </table:table-cell>
          <table:table-cell office:value-type="float" office:value="5.115051" calcext:value-type="float">
            <text:p>5.115051</text:p>
          </table:table-cell>
          <table:table-cell office:value-type="float" office:value="2.775909" calcext:value-type="float">
            <text:p>2.775909</text:p>
          </table:table-cell>
          <table:table-cell office:value-type="float" office:value="4.927643" calcext:value-type="float">
            <text:p>4.927643</text:p>
          </table:table-cell>
          <table:table-cell office:value-type="float" office:value="3.366821" calcext:value-type="float">
            <text:p>3.36682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122004" calcext:value-type="float">
            <text:p>4122004</text:p>
          </table:table-cell>
          <table:table-cell office:value-type="float" office:value="3.11004" calcext:value-type="float">
            <text:p>3.11004</text:p>
          </table:table-cell>
          <table:table-cell office:value-type="float" office:value="0.5" calcext:value-type="float">
            <text:p>0.5</text:p>
          </table:table-cell>
          <table:table-cell office:value-type="float" office:value="-2.5" calcext:value-type="float">
            <text:p>-2.5</text:p>
          </table:table-cell>
          <table:table-cell office:value-type="float" office:value="0.5531557" calcext:value-type="float">
            <text:p>0.5531557</text:p>
          </table:table-cell>
          <table:table-cell office:value-type="float" office:value="0.4415769" calcext:value-type="float">
            <text:p>0.4415769</text:p>
          </table:table-cell>
          <table:table-cell office:value-type="float" office:value="482.724" calcext:value-type="float">
            <text:p>482.724</text:p>
          </table:table-cell>
          <table:table-cell office:value-type="float" office:value="9.4" calcext:value-type="float">
            <text:p>9.4</text:p>
          </table:table-cell>
          <table:table-cell office:value-type="float" office:value="2.339874" calcext:value-type="float">
            <text:p>2.339874</text:p>
          </table:table-cell>
          <table:table-cell office:value-type="float" office:value="-2.015533" calcext:value-type="float">
            <text:p>-2.015533</text:p>
          </table:table-cell>
          <table:table-cell office:value-type="float" office:value="2.011627" calcext:value-type="float">
            <text:p>2.011627</text:p>
          </table:table-cell>
          <table:table-cell office:value-type="float" office:value="-0.1196899" calcext:value-type="float">
            <text:p>-0.1196899</text:p>
          </table:table-cell>
          <table:table-cell office:value-type="float" office:value="2.192047" calcext:value-type="float">
            <text:p>2.192047</text:p>
          </table:table-cell>
          <table:table-cell office:value-type="float" office:value="0.7411499" calcext:value-type="float">
            <text:p>0.7411499</text:p>
          </table:table-cell>
          <table:table-cell office:value-type="float" office:value="3.234467" calcext:value-type="float">
            <text:p>3.234467</text:p>
          </table:table-cell>
          <table:table-cell office:value-type="float" office:value="1.53717" calcext:value-type="float">
            <text:p>1.53717</text:p>
          </table:table-cell>
          <table:table-cell office:value-type="float" office:value="3.971832" calcext:value-type="float">
            <text:p>3.971832</text:p>
          </table:table-cell>
          <table:table-cell office:value-type="float" office:value="2.231842" calcext:value-type="float">
            <text:p>2.231842</text:p>
          </table:table-cell>
          <table:table-cell office:value-type="float" office:value="4.464325" calcext:value-type="float">
            <text:p>4.464325</text:p>
          </table:table-cell>
          <table:table-cell office:value-type="float" office:value="2.878571" calcext:value-type="float">
            <text:p>2.87857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122004" calcext:value-type="float">
            <text:p>5122004</text:p>
          </table:table-cell>
          <table:table-cell office:value-type="float" office:value="1.08216" calcext:value-type="float">
            <text:p>1.08216</text:p>
          </table:table-cell>
          <table:table-cell office:value-type="float" office:value="3.2" calcext:value-type="float">
            <text:p>3.2</text:p>
          </table:table-cell>
          <table:table-cell office:value-type="float" office:value="-0.4" calcext:value-type="float">
            <text:p>-0.4</text:p>
          </table:table-cell>
          <table:table-cell office:value-type="float" office:value="0.7560242" calcext:value-type="float">
            <text:p>0.7560242</text:p>
          </table:table-cell>
          <table:table-cell office:value-type="float" office:value="0.5719754" calcext:value-type="float">
            <text:p>0.5719754</text:p>
          </table:table-cell>
          <table:table-cell office:value-type="float" office:value="224.712" calcext:value-type="float">
            <text:p>224.712</text:p>
          </table:table-cell>
          <table:table-cell office:value-type="float" office:value="13.20082" calcext:value-type="float">
            <text:p>13.20082</text:p>
          </table:table-cell>
          <table:table-cell office:value-type="float" office:value="0.3228455" calcext:value-type="float">
            <text:p>0.3228455</text:p>
          </table:table-cell>
          <table:table-cell office:value-type="float" office:value="-0.1626892" calcext:value-type="float">
            <text:p>-0.1626892</text:p>
          </table:table-cell>
          <table:table-cell office:value-type="float" office:value="0.9396362" calcext:value-type="float">
            <text:p>0.9396362</text:p>
          </table:table-cell>
          <table:table-cell office:value-type="float" office:value="0.5392151" calcext:value-type="float">
            <text:p>0.5392151</text:p>
          </table:table-cell>
          <table:table-cell office:value-type="float" office:value="1.315308" calcext:value-type="float">
            <text:p>1.315308</text:p>
          </table:table-cell>
          <table:table-cell office:value-type="float" office:value="0.9559326" calcext:value-type="float">
            <text:p>0.9559326</text:p>
          </table:table-cell>
          <table:table-cell office:value-type="float" office:value="1.785278" calcext:value-type="float">
            <text:p>1.785278</text:p>
          </table:table-cell>
          <table:table-cell office:value-type="float" office:value="1.564941" calcext:value-type="float">
            <text:p>1.564941</text:p>
          </table:table-cell>
          <table:table-cell office:value-type="float" office:value="2.258331" calcext:value-type="float">
            <text:p>2.258331</text:p>
          </table:table-cell>
          <table:table-cell office:value-type="float" office:value="2.21344" calcext:value-type="float">
            <text:p>2.21344</text:p>
          </table:table-cell>
          <table:table-cell office:value-type="float" office:value="2.867859" calcext:value-type="float">
            <text:p>2.867859</text:p>
          </table:table-cell>
          <table:table-cell office:value-type="float" office:value="2.685852" calcext:value-type="float">
            <text:p>2.68585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122004" calcext:value-type="float">
            <text:p>6122004</text:p>
          </table:table-cell>
          <table:table-cell office:value-type="float" office:value="5.66928" calcext:value-type="float">
            <text:p>5.66928</text:p>
          </table:table-cell>
          <table:table-cell office:value-type="float" office:value="10.6" calcext:value-type="float">
            <text:p>10.6</text:p>
          </table:table-cell>
          <table:table-cell office:value-type="float" office:value="-3.5" calcext:value-type="float">
            <text:p>-3.5</text:p>
          </table:table-cell>
          <table:table-cell office:value-type="float" office:value="1.253212" calcext:value-type="float">
            <text:p>1.253212</text:p>
          </table:table-cell>
          <table:table-cell office:value-type="float" office:value="0.3623197" calcext:value-type="float">
            <text:p>0.3623197</text:p>
          </table:table-cell>
          <table:table-cell office:value-type="float" office:value="623.772" calcext:value-type="float">
            <text:p>623.772</text:p>
          </table:table-cell>
          <table:table-cell office:value-type="float" office:value="3.860714" calcext:value-type="float">
            <text:p>3.860714</text:p>
          </table:table-cell>
          <table:table-cell office:value-type="float" office:value="1.096191" calcext:value-type="float">
            <text:p>1.096191</text:p>
          </table:table-cell>
          <table:table-cell office:value-type="float" office:value="-0.5192261" calcext:value-type="float">
            <text:p>-0.5192261</text:p>
          </table:table-cell>
          <table:table-cell office:value-type="float" office:value="1.394562" calcext:value-type="float">
            <text:p>1.394562</text:p>
          </table:table-cell>
          <table:table-cell office:value-type="float" office:value="0.4699707" calcext:value-type="float">
            <text:p>0.4699707</text:p>
          </table:table-cell>
          <table:table-cell office:value-type="float" office:value="1.593628" calcext:value-type="float">
            <text:p>1.593628</text:p>
          </table:table-cell>
          <table:table-cell office:value-type="float" office:value="0.9839172" calcext:value-type="float">
            <text:p>0.9839172</text:p>
          </table:table-cell>
          <table:table-cell office:value-type="float" office:value="1.919281" calcext:value-type="float">
            <text:p>1.919281</text:p>
          </table:table-cell>
          <table:table-cell office:value-type="float" office:value="1.556213" calcext:value-type="float">
            <text:p>1.556213</text:p>
          </table:table-cell>
          <table:table-cell office:value-type="float" office:value="2.290588" calcext:value-type="float">
            <text:p>2.290588</text:p>
          </table:table-cell>
          <table:table-cell office:value-type="float" office:value="2.0784" calcext:value-type="float">
            <text:p>2.0784</text:p>
          </table:table-cell>
          <table:table-cell office:value-type="float" office:value="2.682831" calcext:value-type="float">
            <text:p>2.682831</text:p>
          </table:table-cell>
          <table:table-cell office:value-type="float" office:value="2.557159" calcext:value-type="float">
            <text:p>2.55715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122004" calcext:value-type="float">
            <text:p>7122004</text:p>
          </table:table-cell>
          <table:table-cell office:value-type="float" office:value="3.26052" calcext:value-type="float">
            <text:p>3.26052</text:p>
          </table:table-cell>
          <table:table-cell office:value-type="float" office:value="-1.9" calcext:value-type="float">
            <text:p>-1.9</text:p>
          </table:table-cell>
          <table:table-cell office:value-type="float" office:value="-4.9" calcext:value-type="float">
            <text:p>-4.9</text:p>
          </table:table-cell>
          <table:table-cell office:value-type="float" office:value="0.4432937" calcext:value-type="float">
            <text:p>0.4432937</text:p>
          </table:table-cell>
          <table:table-cell office:value-type="float" office:value="0.3560137" calcext:value-type="float">
            <text:p>0.3560137</text:p>
          </table:table-cell>
          <table:table-cell office:value-type="float" office:value="332.676" calcext:value-type="float">
            <text:p>332.676</text:p>
          </table:table-cell>
          <table:table-cell office:value-type="float" office:value="0" calcext:value-type="float">
            <text:p>0</text:p>
          </table:table-cell>
          <table:table-cell office:value-type="float" office:value="0.5050354" calcext:value-type="float">
            <text:p>0.5050354</text:p>
          </table:table-cell>
          <table:table-cell office:value-type="float" office:value="-0.6570129" calcext:value-type="float">
            <text:p>-0.6570129</text:p>
          </table:table-cell>
          <table:table-cell office:value-type="float" office:value="0.8349304" calcext:value-type="float">
            <text:p>0.8349304</text:p>
          </table:table-cell>
          <table:table-cell office:value-type="float" office:value="0.2590637" calcext:value-type="float">
            <text:p>0.2590637</text:p>
          </table:table-cell>
          <table:table-cell office:value-type="float" office:value="1.090881" calcext:value-type="float">
            <text:p>1.090881</text:p>
          </table:table-cell>
          <table:table-cell office:value-type="float" office:value="0.7480774" calcext:value-type="float">
            <text:p>0.7480774</text:p>
          </table:table-cell>
          <table:table-cell office:value-type="float" office:value="1.546509" calcext:value-type="float">
            <text:p>1.546509</text:p>
          </table:table-cell>
          <table:table-cell office:value-type="float" office:value="1.300537" calcext:value-type="float">
            <text:p>1.300537</text:p>
          </table:table-cell>
          <table:table-cell office:value-type="float" office:value="2.070221" calcext:value-type="float">
            <text:p>2.070221</text:p>
          </table:table-cell>
          <table:table-cell office:value-type="float" office:value="1.796722" calcext:value-type="float">
            <text:p>1.796722</text:p>
          </table:table-cell>
          <table:table-cell office:value-type="float" office:value="2.550751" calcext:value-type="float">
            <text:p>2.550751</text:p>
          </table:table-cell>
          <table:table-cell office:value-type="float" office:value="2.261108" calcext:value-type="float">
            <text:p>2.26110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122004" calcext:value-type="float">
            <text:p>8122004</text:p>
          </table:table-cell>
          <table:table-cell office:value-type="float" office:value="6.84144" calcext:value-type="float">
            <text:p>6.84144</text:p>
          </table:table-cell>
          <table:table-cell office:value-type="float" office:value="3.3" calcext:value-type="float">
            <text:p>3.3</text:p>
          </table:table-cell>
          <table:table-cell office:value-type="float" office:value="-4.8" calcext:value-type="float">
            <text:p>-4.8</text:p>
          </table:table-cell>
          <table:table-cell office:value-type="float" office:value="0.5639354" calcext:value-type="float">
            <text:p>0.5639354</text:p>
          </table:table-cell>
          <table:table-cell office:value-type="float" office:value="0.407977" calcext:value-type="float">
            <text:p>0.407977</text:p>
          </table:table-cell>
          <table:table-cell office:value-type="float" office:value="383.724" calcext:value-type="float">
            <text:p>383.724</text:p>
          </table:table-cell>
          <table:table-cell office:value-type="float" office:value="0" calcext:value-type="float">
            <text:p>0</text:p>
          </table:table-cell>
          <table:table-cell office:value-type="float" office:value="1.223175" calcext:value-type="float">
            <text:p>1.223175</text:p>
          </table:table-cell>
          <table:table-cell office:value-type="float" office:value="-0.9311523" calcext:value-type="float">
            <text:p>-0.9311523</text:p>
          </table:table-cell>
          <table:table-cell office:value-type="float" office:value="1.275574" calcext:value-type="float">
            <text:p>1.275574</text:p>
          </table:table-cell>
          <table:table-cell office:value-type="float" office:value="0.1014404" calcext:value-type="float">
            <text:p>0.1014404</text:p>
          </table:table-cell>
          <table:table-cell office:value-type="float" office:value="1.397491" calcext:value-type="float">
            <text:p>1.397491</text:p>
          </table:table-cell>
          <table:table-cell office:value-type="float" office:value="0.6559143" calcext:value-type="float">
            <text:p>0.6559143</text:p>
          </table:table-cell>
          <table:table-cell office:value-type="float" office:value="1.643707" calcext:value-type="float">
            <text:p>1.643707</text:p>
          </table:table-cell>
          <table:table-cell office:value-type="float" office:value="1.196075" calcext:value-type="float">
            <text:p>1.196075</text:p>
          </table:table-cell>
          <table:table-cell office:value-type="float" office:value="1.958405" calcext:value-type="float">
            <text:p>1.958405</text:p>
          </table:table-cell>
          <table:table-cell office:value-type="float" office:value="1.676025" calcext:value-type="float">
            <text:p>1.676025</text:p>
          </table:table-cell>
          <table:table-cell office:value-type="float" office:value="2.310181" calcext:value-type="float">
            <text:p>2.310181</text:p>
          </table:table-cell>
          <table:table-cell office:value-type="float" office:value="2.138092" calcext:value-type="float">
            <text:p>2.13809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122004" calcext:value-type="float">
            <text:p>9122004</text:p>
          </table:table-cell>
          <table:table-cell office:value-type="float" office:value="4.35636" calcext:value-type="float">
            <text:p>4.35636</text:p>
          </table:table-cell>
          <table:table-cell office:value-type="float" office:value="5.6" calcext:value-type="float">
            <text:p>5.6</text:p>
          </table:table-cell>
          <table:table-cell office:value-type="float" office:value="-4.1" calcext:value-type="float">
            <text:p>-4.1</text:p>
          </table:table-cell>
          <table:table-cell office:value-type="float" office:value="0.6379935" calcext:value-type="float">
            <text:p>0.6379935</text:p>
          </table:table-cell>
          <table:table-cell office:value-type="float" office:value="0.4252148" calcext:value-type="float">
            <text:p>0.4252148</text:p>
          </table:table-cell>
          <table:table-cell office:value-type="float" office:value="334.764" calcext:value-type="float">
            <text:p>334.764</text:p>
          </table:table-cell>
          <table:table-cell office:value-type="float" office:value="0.2" calcext:value-type="float">
            <text:p>0.2</text:p>
          </table:table-cell>
          <table:table-cell office:value-type="float" office:value="1.195679" calcext:value-type="float">
            <text:p>1.195679</text:p>
          </table:table-cell>
          <table:table-cell office:value-type="float" office:value="-0.997467" calcext:value-type="float">
            <text:p>-0.997467</text:p>
          </table:table-cell>
          <table:table-cell office:value-type="float" office:value="1.160767" calcext:value-type="float">
            <text:p>1.160767</text:p>
          </table:table-cell>
          <table:table-cell office:value-type="float" office:value="-0.01983643" calcext:value-type="float">
            <text:p>-0.01983643</text:p>
          </table:table-cell>
          <table:table-cell office:value-type="float" office:value="1.247467" calcext:value-type="float">
            <text:p>1.247467</text:p>
          </table:table-cell>
          <table:table-cell office:value-type="float" office:value="0.462738" calcext:value-type="float">
            <text:p>0.462738</text:p>
          </table:table-cell>
          <table:table-cell office:value-type="float" office:value="1.490112" calcext:value-type="float">
            <text:p>1.490112</text:p>
          </table:table-cell>
          <table:table-cell office:value-type="float" office:value="0.9933167" calcext:value-type="float">
            <text:p>0.9933167</text:p>
          </table:table-cell>
          <table:table-cell office:value-type="float" office:value="1.80777" calcext:value-type="float">
            <text:p>1.80777</text:p>
          </table:table-cell>
          <table:table-cell office:value-type="float" office:value="1.497986" calcext:value-type="float">
            <text:p>1.497986</text:p>
          </table:table-cell>
          <table:table-cell office:value-type="float" office:value="2.200745" calcext:value-type="float">
            <text:p>2.200745</text:p>
          </table:table-cell>
          <table:table-cell office:value-type="float" office:value="1.974091" calcext:value-type="float">
            <text:p>1.97409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122004" calcext:value-type="float">
            <text:p>10122004</text:p>
          </table:table-cell>
          <table:table-cell office:value-type="float" office:value="5.786639" calcext:value-type="float">
            <text:p>5.786639</text:p>
          </table:table-cell>
          <table:table-cell office:value-type="float" office:value="1.2" calcext:value-type="float">
            <text:p>1.2</text:p>
          </table:table-cell>
          <table:table-cell office:value-type="float" office:value="-3.2" calcext:value-type="float">
            <text:p>-3.2</text:p>
          </table:table-cell>
          <table:table-cell office:value-type="float" office:value="0.5747681" calcext:value-type="float">
            <text:p>0.5747681</text:p>
          </table:table-cell>
          <table:table-cell office:value-type="float" office:value="0.250976" calcext:value-type="float">
            <text:p>0.250976</text:p>
          </table:table-cell>
          <table:table-cell office:value-type="float" office:value="471.096" calcext:value-type="float">
            <text:p>471.096</text:p>
          </table:table-cell>
          <table:table-cell office:value-type="float" office:value="0.2" calcext:value-type="float">
            <text:p>0.2</text:p>
          </table:table-cell>
          <table:table-cell office:value-type="float" office:value="1.152893" calcext:value-type="float">
            <text:p>1.152893</text:p>
          </table:table-cell>
          <table:table-cell office:value-type="float" office:value="-1.182098" calcext:value-type="float">
            <text:p>-1.182098</text:p>
          </table:table-cell>
          <table:table-cell office:value-type="float" office:value="1.114349" calcext:value-type="float">
            <text:p>1.114349</text:p>
          </table:table-cell>
          <table:table-cell office:value-type="float" office:value="-0.08016968" calcext:value-type="float">
            <text:p>-0.08016968</text:p>
          </table:table-cell>
          <table:table-cell office:value-type="float" office:value="1.220062" calcext:value-type="float">
            <text:p>1.220062</text:p>
          </table:table-cell>
          <table:table-cell office:value-type="float" office:value="0.4213562" calcext:value-type="float">
            <text:p>0.4213562</text:p>
          </table:table-cell>
          <table:table-cell office:value-type="float" office:value="1.460205" calcext:value-type="float">
            <text:p>1.460205</text:p>
          </table:table-cell>
          <table:table-cell office:value-type="float" office:value="0.9694519" calcext:value-type="float">
            <text:p>0.9694519</text:p>
          </table:table-cell>
          <table:table-cell office:value-type="float" office:value="1.77002" calcext:value-type="float">
            <text:p>1.77002</text:p>
          </table:table-cell>
          <table:table-cell office:value-type="float" office:value="1.481842" calcext:value-type="float">
            <text:p>1.481842</text:p>
          </table:table-cell>
          <table:table-cell office:value-type="float" office:value="2.151031" calcext:value-type="float">
            <text:p>2.151031</text:p>
          </table:table-cell>
          <table:table-cell office:value-type="float" office:value="1.953522" calcext:value-type="float">
            <text:p>1.95352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122004" calcext:value-type="float">
            <text:p>11122004</text:p>
          </table:table-cell>
          <table:table-cell office:value-type="float" office:value="5.46876" calcext:value-type="float">
            <text:p>5.46876</text:p>
          </table:table-cell>
          <table:table-cell office:value-type="float" office:value="7.3" calcext:value-type="float">
            <text:p>7.3</text:p>
          </table:table-cell>
          <table:table-cell office:value-type="float" office:value="-2.8" calcext:value-type="float">
            <text:p>-2.8</text:p>
          </table:table-cell>
          <table:table-cell office:value-type="float" office:value="0.649717" calcext:value-type="float">
            <text:p>0.649717</text:p>
          </table:table-cell>
          <table:table-cell office:value-type="float" office:value="0.4255075" calcext:value-type="float">
            <text:p>0.4255075</text:p>
          </table:table-cell>
          <table:table-cell office:value-type="float" office:value="508.896" calcext:value-type="float">
            <text:p>508.896</text:p>
          </table:table-cell>
          <table:table-cell office:value-type="float" office:value="0" calcext:value-type="float">
            <text:p>0</text:p>
          </table:table-cell>
          <table:table-cell office:value-type="float" office:value="1.67572" calcext:value-type="float">
            <text:p>1.67572</text:p>
          </table:table-cell>
          <table:table-cell office:value-type="float" office:value="-1.395325" calcext:value-type="float">
            <text:p>-1.395325</text:p>
          </table:table-cell>
          <table:table-cell office:value-type="float" office:value="1.216583" calcext:value-type="float">
            <text:p>1.216583</text:p>
          </table:table-cell>
          <table:table-cell office:value-type="float" office:value="-0.1592102" calcext:value-type="float">
            <text:p>-0.1592102</text:p>
          </table:table-cell>
          <table:table-cell office:value-type="float" office:value="1.205048" calcext:value-type="float">
            <text:p>1.205048</text:p>
          </table:table-cell>
          <table:table-cell office:value-type="float" office:value="0.3025513" calcext:value-type="float">
            <text:p>0.3025513</text:p>
          </table:table-cell>
          <table:table-cell office:value-type="float" office:value="1.374023" calcext:value-type="float">
            <text:p>1.374023</text:p>
          </table:table-cell>
          <table:table-cell office:value-type="float" office:value="0.8113098" calcext:value-type="float">
            <text:p>0.8113098</text:p>
          </table:table-cell>
          <table:table-cell office:value-type="float" office:value="1.64978" calcext:value-type="float">
            <text:p>1.64978</text:p>
          </table:table-cell>
          <table:table-cell office:value-type="float" office:value="1.297272" calcext:value-type="float">
            <text:p>1.297272</text:p>
          </table:table-cell>
          <table:table-cell office:value-type="float" office:value="1.984497" calcext:value-type="float">
            <text:p>1.984497</text:p>
          </table:table-cell>
          <table:table-cell office:value-type="float" office:value="1.757568" calcext:value-type="float">
            <text:p>1.75756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2122004" calcext:value-type="float">
            <text:p>12122004</text:p>
          </table:table-cell>
          <table:table-cell office:value-type="float" office:value="5.342401" calcext:value-type="float">
            <text:p>5.342401</text:p>
          </table:table-cell>
          <table:table-cell office:value-type="float" office:value="4" calcext:value-type="float">
            <text:p>4</text:p>
          </table:table-cell>
          <table:table-cell office:value-type="float" office:value="-1.9" calcext:value-type="float">
            <text:p>-1.9</text:p>
          </table:table-cell>
          <table:table-cell office:value-type="float" office:value="0.64017" calcext:value-type="float">
            <text:p>0.64017</text:p>
          </table:table-cell>
          <table:table-cell office:value-type="float" office:value="0.3613166" calcext:value-type="float">
            <text:p>0.3613166</text:p>
          </table:table-cell>
          <table:table-cell office:value-type="float" office:value="476.64" calcext:value-type="float">
            <text:p>476.64</text:p>
          </table:table-cell>
          <table:table-cell office:value-type="float" office:value="0" calcext:value-type="float">
            <text:p>0</text:p>
          </table:table-cell>
          <table:table-cell office:value-type="float" office:value="1.654175" calcext:value-type="float">
            <text:p>1.654175</text:p>
          </table:table-cell>
          <table:table-cell office:value-type="float" office:value="-1.439606" calcext:value-type="float">
            <text:p>-1.439606</text:p>
          </table:table-cell>
          <table:table-cell office:value-type="float" office:value="1.331268" calcext:value-type="float">
            <text:p>1.331268</text:p>
          </table:table-cell>
          <table:table-cell office:value-type="float" office:value="-0.1590271" calcext:value-type="float">
            <text:p>-0.1590271</text:p>
          </table:table-cell>
          <table:table-cell office:value-type="float" office:value="1.320679" calcext:value-type="float">
            <text:p>1.320679</text:p>
          </table:table-cell>
          <table:table-cell office:value-type="float" office:value="0.3687134" calcext:value-type="float">
            <text:p>0.3687134</text:p>
          </table:table-cell>
          <table:table-cell office:value-type="float" office:value="1.494659" calcext:value-type="float">
            <text:p>1.494659</text:p>
          </table:table-cell>
          <table:table-cell office:value-type="float" office:value="0.9259338" calcext:value-type="float">
            <text:p>0.9259338</text:p>
          </table:table-cell>
          <table:table-cell office:value-type="float" office:value="1.738342" calcext:value-type="float">
            <text:p>1.738342</text:p>
          </table:table-cell>
          <table:table-cell office:value-type="float" office:value="1.394226" calcext:value-type="float">
            <text:p>1.394226</text:p>
          </table:table-cell>
          <table:table-cell office:value-type="float" office:value="2.02887" calcext:value-type="float">
            <text:p>2.02887</text:p>
          </table:table-cell>
          <table:table-cell office:value-type="float" office:value="1.819794" calcext:value-type="float">
            <text:p>1.81979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3122004" calcext:value-type="float">
            <text:p>13122004</text:p>
          </table:table-cell>
          <table:table-cell office:value-type="float" office:value="6.35256" calcext:value-type="float">
            <text:p>6.35256</text:p>
          </table:table-cell>
          <table:table-cell office:value-type="float" office:value="0.3" calcext:value-type="float">
            <text:p>0.3</text:p>
          </table:table-cell>
          <table:table-cell office:value-type="float" office:value="-4" calcext:value-type="float">
            <text:p>-4</text:p>
          </table:table-cell>
          <table:table-cell office:value-type="float" office:value="0.4504951" calcext:value-type="float">
            <text:p>0.4504951</text:p>
          </table:table-cell>
          <table:table-cell office:value-type="float" office:value="0.3318934" calcext:value-type="float">
            <text:p>0.3318934</text:p>
          </table:table-cell>
          <table:table-cell office:value-type="float" office:value="343.692" calcext:value-type="float">
            <text:p>343.692</text:p>
          </table:table-cell>
          <table:table-cell office:value-type="float" office:value="0" calcext:value-type="float">
            <text:p>0</text:p>
          </table:table-cell>
          <table:table-cell office:value-type="float" office:value="0.946106" calcext:value-type="float">
            <text:p>0.946106</text:p>
          </table:table-cell>
          <table:table-cell office:value-type="float" office:value="-3.743347" calcext:value-type="float">
            <text:p>-3.743347</text:p>
          </table:table-cell>
          <table:table-cell office:value-type="float" office:value="0.3155823" calcext:value-type="float">
            <text:p>0.3155823</text:p>
          </table:table-cell>
          <table:table-cell office:value-type="float" office:value="-0.7340698" calcext:value-type="float">
            <text:p>-0.7340698</text:p>
          </table:table-cell>
          <table:table-cell office:value-type="float" office:value="0.4947205" calcext:value-type="float">
            <text:p>0.4947205</text:p>
          </table:table-cell>
          <table:table-cell office:value-type="float" office:value="-0.05453491" calcext:value-type="float">
            <text:p>-0.05453491</text:p>
          </table:table-cell>
          <table:table-cell office:value-type="float" office:value="0.9151917" calcext:value-type="float">
            <text:p>0.9151917</text:p>
          </table:table-cell>
          <table:table-cell office:value-type="float" office:value="0.5259399" calcext:value-type="float">
            <text:p>0.5259399</text:p>
          </table:table-cell>
          <table:table-cell office:value-type="float" office:value="1.416962" calcext:value-type="float">
            <text:p>1.416962</text:p>
          </table:table-cell>
          <table:table-cell office:value-type="float" office:value="1.044098" calcext:value-type="float">
            <text:p>1.044098</text:p>
          </table:table-cell>
          <table:table-cell office:value-type="float" office:value="1.866058" calcext:value-type="float">
            <text:p>1.866058</text:p>
          </table:table-cell>
          <table:table-cell office:value-type="float" office:value="1.512939" calcext:value-type="float">
            <text:p>1.51293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122004" calcext:value-type="float">
            <text:p>14122004</text:p>
          </table:table-cell>
          <table:table-cell office:value-type="float" office:value="6.32772" calcext:value-type="float">
            <text:p>6.32772</text:p>
          </table:table-cell>
          <table:table-cell office:value-type="float" office:value="9.3" calcext:value-type="float">
            <text:p>9.3</text:p>
          </table:table-cell>
          <table:table-cell office:value-type="float" office:value="-0.4" calcext:value-type="float">
            <text:p>-0.4</text:p>
          </table:table-cell>
          <table:table-cell office:value-type="float" office:value="0.634658" calcext:value-type="float">
            <text:p>0.634658</text:p>
          </table:table-cell>
          <table:table-cell office:value-type="float" office:value="0.4961071" calcext:value-type="float">
            <text:p>0.4961071</text:p>
          </table:table-cell>
          <table:table-cell office:value-type="float" office:value="699.84" calcext:value-type="float">
            <text:p>699.84</text:p>
          </table:table-cell>
          <table:table-cell office:value-type="float" office:value="0" calcext:value-type="float">
            <text:p>0</text:p>
          </table:table-cell>
          <table:table-cell office:value-type="float" office:value="2.234314" calcext:value-type="float">
            <text:p>2.234314</text:p>
          </table:table-cell>
          <table:table-cell office:value-type="float" office:value="-2.42392" calcext:value-type="float">
            <text:p>-2.42392</text:p>
          </table:table-cell>
          <table:table-cell office:value-type="float" office:value="0.6693726" calcext:value-type="float">
            <text:p>0.6693726</text:p>
          </table:table-cell>
          <table:table-cell office:value-type="float" office:value="-0.4556274" calcext:value-type="float">
            <text:p>-0.4556274</text:p>
          </table:table-cell>
          <table:table-cell office:value-type="float" office:value="0.7652588" calcext:value-type="float">
            <text:p>0.7652588</text:p>
          </table:table-cell>
          <table:table-cell office:value-type="float" office:value="0.01385498" calcext:value-type="float">
            <text:p>0.01385498</text:p>
          </table:table-cell>
          <table:table-cell office:value-type="float" office:value="0.9874573" calcext:value-type="float">
            <text:p>0.9874573</text:p>
          </table:table-cell>
          <table:table-cell office:value-type="float" office:value="0.5195007" calcext:value-type="float">
            <text:p>0.5195007</text:p>
          </table:table-cell>
          <table:table-cell office:value-type="float" office:value="1.276398" calcext:value-type="float">
            <text:p>1.276398</text:p>
          </table:table-cell>
          <table:table-cell office:value-type="float" office:value="0.9796448" calcext:value-type="float">
            <text:p>0.9796448</text:p>
          </table:table-cell>
          <table:table-cell office:value-type="float" office:value="1.605072" calcext:value-type="float">
            <text:p>1.605072</text:p>
          </table:table-cell>
          <table:table-cell office:value-type="float" office:value="1.413391" calcext:value-type="float">
            <text:p>1.41339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122004" calcext:value-type="float">
            <text:p>15122004</text:p>
          </table:table-cell>
          <table:table-cell office:value-type="float" office:value="5.52096" calcext:value-type="float">
            <text:p>5.52096</text:p>
          </table:table-cell>
          <table:table-cell office:value-type="float" office:value="3.7" calcext:value-type="float">
            <text:p>3.7</text:p>
          </table:table-cell>
          <table:table-cell office:value-type="float" office:value="-0.5" calcext:value-type="float">
            <text:p>-0.5</text:p>
          </table:table-cell>
          <table:table-cell office:value-type="float" office:value="0.6424474" calcext:value-type="float">
            <text:p>0.6424474</text:p>
          </table:table-cell>
          <table:table-cell office:value-type="float" office:value="0.3889743" calcext:value-type="float">
            <text:p>0.3889743</text:p>
          </table:table-cell>
          <table:table-cell office:value-type="float" office:value="329.004" calcext:value-type="float">
            <text:p>329.004</text:p>
          </table:table-cell>
          <table:table-cell office:value-type="float" office:value="0" calcext:value-type="float">
            <text:p>0</text:p>
          </table:table-cell>
          <table:table-cell office:value-type="float" office:value="1.846375" calcext:value-type="float">
            <text:p>1.846375</text:p>
          </table:table-cell>
          <table:table-cell office:value-type="float" office:value="-1.44223" calcext:value-type="float">
            <text:p>-1.44223</text:p>
          </table:table-cell>
          <table:table-cell office:value-type="float" office:value="0.9386902" calcext:value-type="float">
            <text:p>0.9386902</text:p>
          </table:table-cell>
          <table:table-cell office:value-type="float" office:value="-0.2096863" calcext:value-type="float">
            <text:p>-0.2096863</text:p>
          </table:table-cell>
          <table:table-cell office:value-type="float" office:value="0.927002" calcext:value-type="float">
            <text:p>0.927002</text:p>
          </table:table-cell>
          <table:table-cell office:value-type="float" office:value="0.220459" calcext:value-type="float">
            <text:p>0.220459</text:p>
          </table:table-cell>
          <table:table-cell office:value-type="float" office:value="1.105713" calcext:value-type="float">
            <text:p>1.105713</text:p>
          </table:table-cell>
          <table:table-cell office:value-type="float" office:value="0.696167" calcext:value-type="float">
            <text:p>0.696167</text:p>
          </table:table-cell>
          <table:table-cell office:value-type="float" office:value="1.361694" calcext:value-type="float">
            <text:p>1.361694</text:p>
          </table:table-cell>
          <table:table-cell office:value-type="float" office:value="1.138214" calcext:value-type="float">
            <text:p>1.138214</text:p>
          </table:table-cell>
          <table:table-cell office:value-type="float" office:value="1.658722" calcext:value-type="float">
            <text:p>1.658722</text:p>
          </table:table-cell>
          <table:table-cell office:value-type="float" office:value="1.521179" calcext:value-type="float">
            <text:p>1.52117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6122004" calcext:value-type="float">
            <text:p>16122004</text:p>
          </table:table-cell>
          <table:table-cell office:value-type="float" office:value="2.91168" calcext:value-type="float">
            <text:p>2.91168</text:p>
          </table:table-cell>
          <table:table-cell office:value-type="float" office:value="-0.7" calcext:value-type="float">
            <text:p>-0.7</text:p>
          </table:table-cell>
          <table:table-cell office:value-type="float" office:value="-5.1" calcext:value-type="float">
            <text:p>-5.1</text:p>
          </table:table-cell>
          <table:table-cell office:value-type="float" office:value="0.470017" calcext:value-type="float">
            <text:p>0.470017</text:p>
          </table:table-cell>
          <table:table-cell office:value-type="float" office:value="0.3083909" calcext:value-type="float">
            <text:p>0.3083909</text:p>
          </table:table-cell>
          <table:table-cell office:value-type="float" office:value="419.148" calcext:value-type="float">
            <text:p>419.148</text:p>
          </table:table-cell>
          <table:table-cell office:value-type="float" office:value="0" calcext:value-type="float">
            <text:p>0</text:p>
          </table:table-cell>
          <table:table-cell office:value-type="float" office:value="0.08041382" calcext:value-type="float">
            <text:p>0.08041382</text:p>
          </table:table-cell>
          <table:table-cell office:value-type="float" office:value="-4.902618" calcext:value-type="float">
            <text:p>-4.902618</text:p>
          </table:table-cell>
          <table:table-cell office:value-type="float" office:value="0.07125854" calcext:value-type="float">
            <text:p>0.07125854</text:p>
          </table:table-cell>
          <table:table-cell office:value-type="float" office:value="-0.9628906" calcext:value-type="float">
            <text:p>-0.9628906</text:p>
          </table:table-cell>
          <table:table-cell office:value-type="float" office:value="0.2868958" calcext:value-type="float">
            <text:p>0.2868958</text:p>
          </table:table-cell>
          <table:table-cell office:value-type="float" office:value="-0.1228027" calcext:value-type="float">
            <text:p>-0.1228027</text:p>
          </table:table-cell>
          <table:table-cell office:value-type="float" office:value="0.6895142" calcext:value-type="float">
            <text:p>0.6895142</text:p>
          </table:table-cell>
          <table:table-cell office:value-type="float" office:value="0.3565979" calcext:value-type="float">
            <text:p>0.3565979</text:p>
          </table:table-cell>
          <table:table-cell office:value-type="float" office:value="1.13208" calcext:value-type="float">
            <text:p>1.13208</text:p>
          </table:table-cell>
          <table:table-cell office:value-type="float" office:value="0.816864" calcext:value-type="float">
            <text:p>0.816864</text:p>
          </table:table-cell>
          <table:table-cell office:value-type="float" office:value="1.541687" calcext:value-type="float">
            <text:p>1.541687</text:p>
          </table:table-cell>
          <table:table-cell office:value-type="float" office:value="1.254608" calcext:value-type="float">
            <text:p>1.25460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122004" calcext:value-type="float">
            <text:p>17122004</text:p>
          </table:table-cell>
          <table:table-cell office:value-type="float" office:value="6.82848" calcext:value-type="float">
            <text:p>6.82848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0.3002267" calcext:value-type="float">
            <text:p>0.3002267</text:p>
          </table:table-cell>
          <table:table-cell office:value-type="float" office:value="0.1708713" calcext:value-type="float">
            <text:p>0.1708713</text:p>
          </table:table-cell>
          <table:table-cell office:value-type="float" office:value="455.94" calcext:value-type="float">
            <text:p>455.94</text:p>
          </table:table-cell>
          <table:table-cell office:value-type="float" office:value="0" calcext:value-type="float">
            <text:p>0</text:p>
          </table:table-cell>
          <table:table-cell office:value-type="float" office:value="-0.2651672" calcext:value-type="float">
            <text:p>-0.2651672</text:p>
          </table:table-cell>
          <table:table-cell office:value-type="float" office:value="-7.22644" calcext:value-type="float">
            <text:p>-7.22644</text:p>
          </table:table-cell>
          <table:table-cell office:value-type="float" office:value="-0.2952881" calcext:value-type="float">
            <text:p>-0.2952881</text:p>
          </table:table-cell>
          <table:table-cell office:value-type="float" office:value="-2.447052" calcext:value-type="float">
            <text:p>-2.447052</text:p>
          </table:table-cell>
          <table:table-cell office:value-type="float" office:value="-0.02423096" calcext:value-type="float">
            <text:p>-0.02423096</text:p>
          </table:table-cell>
          <table:table-cell office:value-type="float" office:value="-0.400177" calcext:value-type="float">
            <text:p>-0.400177</text:p>
          </table:table-cell>
          <table:table-cell office:value-type="float" office:value="0.3527527" calcext:value-type="float">
            <text:p>0.3527527</text:p>
          </table:table-cell>
          <table:table-cell office:value-type="float" office:value="0.09649658" calcext:value-type="float">
            <text:p>0.09649658</text:p>
          </table:table-cell>
          <table:table-cell office:value-type="float" office:value="0.8126831" calcext:value-type="float">
            <text:p>0.8126831</text:p>
          </table:table-cell>
          <table:table-cell office:value-type="float" office:value="0.5762939" calcext:value-type="float">
            <text:p>0.5762939</text:p>
          </table:table-cell>
          <table:table-cell office:value-type="float" office:value="1.250549" calcext:value-type="float">
            <text:p>1.250549</text:p>
          </table:table-cell>
          <table:table-cell office:value-type="float" office:value="1.026947" calcext:value-type="float">
            <text:p>1.02694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8122004" calcext:value-type="float">
            <text:p>18122004</text:p>
          </table:table-cell>
          <table:table-cell office:value-type="float" office:value="1.08" calcext:value-type="float">
            <text:p>1.08</text:p>
          </table:table-cell>
          <table:table-cell office:value-type="float" office:value="2.9" calcext:value-type="float">
            <text:p>2.9</text:p>
          </table:table-cell>
          <table:table-cell office:value-type="float" office:value="-6.8" calcext:value-type="float">
            <text:p>-6.8</text:p>
          </table:table-cell>
          <table:table-cell office:value-type="float" office:value="0.6979512" calcext:value-type="float">
            <text:p>0.6979512</text:p>
          </table:table-cell>
          <table:table-cell office:value-type="float" office:value="0.2218173" calcext:value-type="float">
            <text:p>0.2218173</text:p>
          </table:table-cell>
          <table:table-cell office:value-type="float" office:value="493.308" calcext:value-type="float">
            <text:p>493.308</text:p>
          </table:table-cell>
          <table:table-cell office:value-type="float" office:value="6.8" calcext:value-type="float">
            <text:p>6.8</text:p>
          </table:table-cell>
          <table:table-cell office:value-type="float" office:value="-1.289642" calcext:value-type="float">
            <text:p>-1.289642</text:p>
          </table:table-cell>
          <table:table-cell office:value-type="float" office:value="-6.850983" calcext:value-type="float">
            <text:p>-6.850983</text:p>
          </table:table-cell>
          <table:table-cell office:value-type="float" office:value="-0.8442688" calcext:value-type="float">
            <text:p>-0.8442688</text:p>
          </table:table-cell>
          <table:table-cell office:value-type="float" office:value="-2.591522" calcext:value-type="float">
            <text:p>-2.591522</text:p>
          </table:table-cell>
          <table:table-cell office:value-type="float" office:value="-0.2890015" calcext:value-type="float">
            <text:p>-0.2890015</text:p>
          </table:table-cell>
          <table:table-cell office:value-type="float" office:value="-0.4653931" calcext:value-type="float">
            <text:p>-0.4653931</text:p>
          </table:table-cell>
          <table:table-cell office:value-type="float" office:value="0.09057617" calcext:value-type="float">
            <text:p>0.09057617</text:p>
          </table:table-cell>
          <table:table-cell office:value-type="float" office:value="-0.01385498" calcext:value-type="float">
            <text:p>-0.01385498</text:p>
          </table:table-cell>
          <table:table-cell office:value-type="float" office:value="0.5709839" calcext:value-type="float">
            <text:p>0.5709839</text:p>
          </table:table-cell>
          <table:table-cell office:value-type="float" office:value="0.4307556" calcext:value-type="float">
            <text:p>0.4307556</text:p>
          </table:table-cell>
          <table:table-cell office:value-type="float" office:value="1.022491" calcext:value-type="float">
            <text:p>1.022491</text:p>
          </table:table-cell>
          <table:table-cell office:value-type="float" office:value="0.8395081" calcext:value-type="float">
            <text:p>0.839508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9122004" calcext:value-type="float">
            <text:p>19122004</text:p>
          </table:table-cell>
          <table:table-cell office:value-type="float" office:value="5.45184" calcext:value-type="float">
            <text:p>5.45184</text:p>
          </table:table-cell>
          <table:table-cell office:value-type="float" office:value="0.8" calcext:value-type="float">
            <text:p>0.8</text:p>
          </table:table-cell>
          <table:table-cell office:value-type="float" office:value="-10.4" calcext:value-type="float">
            <text:p>-10.4</text:p>
          </table:table-cell>
          <table:table-cell office:value-type="float" office:value="0.5497481" calcext:value-type="float">
            <text:p>0.5497481</text:p>
          </table:table-cell>
          <table:table-cell office:value-type="float" office:value="0.2213645" calcext:value-type="float">
            <text:p>0.2213645</text:p>
          </table:table-cell>
          <table:table-cell office:value-type="float" office:value="577.296" calcext:value-type="float">
            <text:p>577.296</text:p>
          </table:table-cell>
          <table:table-cell office:value-type="float" office:value="0" calcext:value-type="float">
            <text:p>0</text:p>
          </table:table-cell>
          <table:table-cell office:value-type="float" office:value="-0.9463501" calcext:value-type="float">
            <text:p>-0.9463501</text:p>
          </table:table-cell>
          <table:table-cell office:value-type="float" office:value="-7.52713" calcext:value-type="float">
            <text:p>-7.52713</text:p>
          </table:table-cell>
          <table:table-cell office:value-type="float" office:value="-0.8197937" calcext:value-type="float">
            <text:p>-0.8197937</text:p>
          </table:table-cell>
          <table:table-cell office:value-type="float" office:value="-3.064667" calcext:value-type="float">
            <text:p>-3.064667</text:p>
          </table:table-cell>
          <table:table-cell office:value-type="float" office:value="-0.2857666" calcext:value-type="float">
            <text:p>-0.2857666</text:p>
          </table:table-cell>
          <table:table-cell office:value-type="float" office:value="-1.064056" calcext:value-type="float">
            <text:p>-1.064056</text:p>
          </table:table-cell>
          <table:table-cell office:value-type="float" office:value="0.06039429" calcext:value-type="float">
            <text:p>0.06039429</text:p>
          </table:table-cell>
          <table:table-cell office:value-type="float" office:value="-0.1332397" calcext:value-type="float">
            <text:p>-0.1332397</text:p>
          </table:table-cell>
          <table:table-cell office:value-type="float" office:value="0.4450684" calcext:value-type="float">
            <text:p>0.4450684</text:p>
          </table:table-cell>
          <table:table-cell office:value-type="float" office:value="0.3001709" calcext:value-type="float">
            <text:p>0.3001709</text:p>
          </table:table-cell>
          <table:table-cell office:value-type="float" office:value="0.8397217" calcext:value-type="float">
            <text:p>0.8397217</text:p>
          </table:table-cell>
          <table:table-cell office:value-type="float" office:value="0.7205505" calcext:value-type="float">
            <text:p>0.720550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122004" calcext:value-type="float">
            <text:p>20122004</text:p>
          </table:table-cell>
          <table:table-cell office:value-type="float" office:value="0.9597601" calcext:value-type="float">
            <text:p>0.9597601</text:p>
          </table:table-cell>
          <table:table-cell office:value-type="float" office:value="0.6" calcext:value-type="float">
            <text:p>0.6</text:p>
          </table:table-cell>
          <table:table-cell office:value-type="float" office:value="-7.5" calcext:value-type="float">
            <text:p>-7.5</text:p>
          </table:table-cell>
          <table:table-cell office:value-type="float" office:value="0.6288288" calcext:value-type="float">
            <text:p>0.6288288</text:p>
          </table:table-cell>
          <table:table-cell office:value-type="float" office:value="0.2685368" calcext:value-type="float">
            <text:p>0.2685368</text:p>
          </table:table-cell>
          <table:table-cell office:value-type="float" office:value="434.88" calcext:value-type="float">
            <text:p>434.88</text:p>
          </table:table-cell>
          <table:table-cell office:value-type="float" office:value="16.42" calcext:value-type="float">
            <text:p>16.42</text:p>
          </table:table-cell>
          <table:table-cell office:value-type="float" office:value="-1.480164" calcext:value-type="float">
            <text:p>-1.480164</text:p>
          </table:table-cell>
          <table:table-cell office:value-type="float" office:value="-7.111603" calcext:value-type="float">
            <text:p>-7.111603</text:p>
          </table:table-cell>
          <table:table-cell office:value-type="float" office:value="-1.197632" calcext:value-type="float">
            <text:p>-1.197632</text:p>
          </table:table-cell>
          <table:table-cell office:value-type="float" office:value="-3.445282" calcext:value-type="float">
            <text:p>-3.445282</text:p>
          </table:table-cell>
          <table:table-cell office:value-type="float" office:value="-0.8726807" calcext:value-type="float">
            <text:p>-0.8726807</text:p>
          </table:table-cell>
          <table:table-cell office:value-type="float" office:value="-1.543915" calcext:value-type="float">
            <text:p>-1.543915</text:p>
          </table:table-cell>
          <table:table-cell office:value-type="float" office:value="-0.1260071" calcext:value-type="float">
            <text:p>-0.1260071</text:p>
          </table:table-cell>
          <table:table-cell office:value-type="float" office:value="-0.2295532" calcext:value-type="float">
            <text:p>-0.2295532</text:p>
          </table:table-cell>
          <table:table-cell office:value-type="float" office:value="0.2976685" calcext:value-type="float">
            <text:p>0.2976685</text:p>
          </table:table-cell>
          <table:table-cell office:value-type="float" office:value="0.1944275" calcext:value-type="float">
            <text:p>0.1944275</text:p>
          </table:table-cell>
          <table:table-cell office:value-type="float" office:value="0.7183533" calcext:value-type="float">
            <text:p>0.7183533</text:p>
          </table:table-cell>
          <table:table-cell office:value-type="float" office:value="0.6076965" calcext:value-type="float">
            <text:p>0.607696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1122004" calcext:value-type="float">
            <text:p>21122004</text:p>
          </table:table-cell>
          <table:table-cell office:value-type="float" office:value="7.688825" calcext:value-type="float">
            <text:p>7.688825</text:p>
          </table:table-cell>
          <table:table-cell office:value-type="float" office:value="0.5" calcext:value-type="float">
            <text:p>0.5</text:p>
          </table:table-cell>
          <table:table-cell office:value-type="float" office:value="-15.1" calcext:value-type="float">
            <text:p>-15.1</text:p>
          </table:table-cell>
          <table:table-cell office:value-type="float" office:value="0.624345" calcext:value-type="float">
            <text:p>0.624345</text:p>
          </table:table-cell>
          <table:table-cell office:value-type="float" office:value="0.1349869" calcext:value-type="float">
            <text:p>0.1349869</text:p>
          </table:table-cell>
          <table:table-cell office:value-type="float" office:value="657.0001" calcext:value-type="float">
            <text:p>657.0001</text:p>
          </table:table-cell>
          <table:table-cell office:value-type="float" office:value="5.58" calcext:value-type="float">
            <text:p>5.58</text:p>
          </table:table-cell>
          <table:table-cell office:value-type="float" office:value="-0.5800476" calcext:value-type="float">
            <text:p>-0.5800476</text:p>
          </table:table-cell>
          <table:table-cell office:value-type="float" office:value="-1.458923" calcext:value-type="float">
            <text:p>-1.458923</text:p>
          </table:table-cell>
          <table:table-cell office:value-type="float" office:value="-0.5154724" calcext:value-type="float">
            <text:p>-0.5154724</text:p>
          </table:table-cell>
          <table:table-cell office:value-type="float" office:value="-1.18399" calcext:value-type="float">
            <text:p>-1.18399</text:p>
          </table:table-cell>
          <table:table-cell office:value-type="float" office:value="-0.3917847" calcext:value-type="float">
            <text:p>-0.3917847</text:p>
          </table:table-cell>
          <table:table-cell office:value-type="float" office:value="-0.8639221" calcext:value-type="float">
            <text:p>-0.8639221</text:p>
          </table:table-cell>
          <table:table-cell office:value-type="float" office:value="-0.03497314" calcext:value-type="float">
            <text:p>-0.03497314</text:p>
          </table:table-cell>
          <table:table-cell office:value-type="float" office:value="-0.1245117" calcext:value-type="float">
            <text:p>-0.1245117</text:p>
          </table:table-cell>
          <table:table-cell office:value-type="float" office:value="0.3061218" calcext:value-type="float">
            <text:p>0.3061218</text:p>
          </table:table-cell>
          <table:table-cell office:value-type="float" office:value="0.2402954" calcext:value-type="float">
            <text:p>0.2402954</text:p>
          </table:table-cell>
          <table:table-cell office:value-type="float" office:value="0.6636963" calcext:value-type="float">
            <text:p>0.6636963</text:p>
          </table:table-cell>
          <table:table-cell office:value-type="float" office:value="0.6201477" calcext:value-type="float">
            <text:p>0.620147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2122004" calcext:value-type="float">
            <text:p>22122004</text:p>
          </table:table-cell>
          <table:table-cell office:value-type="float" office:value="7.447387" calcext:value-type="float">
            <text:p>7.447387</text:p>
          </table:table-cell>
          <table:table-cell office:value-type="float" office:value="-8" calcext:value-type="float">
            <text:p>-8</text:p>
          </table:table-cell>
          <table:table-cell office:value-type="float" office:value="-16.8" calcext:value-type="float">
            <text:p>-16.8</text:p>
          </table:table-cell>
          <table:table-cell office:value-type="float" office:value="0.2679163" calcext:value-type="float">
            <text:p>0.2679163</text:p>
          </table:table-cell>
          <table:table-cell office:value-type="float" office:value="0.1279918" calcext:value-type="float">
            <text:p>0.1279918</text:p>
          </table:table-cell>
          <table:table-cell office:value-type="float" office:value="311.04" calcext:value-type="float">
            <text:p>311.04</text:p>
          </table:table-cell>
          <table:table-cell office:value-type="float" office:value="0" calcext:value-type="float">
            <text:p>0</text:p>
          </table:table-cell>
          <table:table-cell office:value-type="float" office:value="-0.6858826" calcext:value-type="float">
            <text:p>-0.6858826</text:p>
          </table:table-cell>
          <table:table-cell office:value-type="float" office:value="-1.004486" calcext:value-type="float">
            <text:p>-1.004486</text:p>
          </table:table-cell>
          <table:table-cell office:value-type="float" office:value="-0.5191345" calcext:value-type="float">
            <text:p>-0.5191345</text:p>
          </table:table-cell>
          <table:table-cell office:value-type="float" office:value="-0.5748596" calcext:value-type="float">
            <text:p>-0.5748596</text:p>
          </table:table-cell>
          <table:table-cell office:value-type="float" office:value="-0.3205872" calcext:value-type="float">
            <text:p>-0.3205872</text:p>
          </table:table-cell>
          <table:table-cell office:value-type="float" office:value="-0.3903503" calcext:value-type="float">
            <text:p>-0.3903503</text:p>
          </table:table-cell>
          <table:table-cell office:value-type="float" office:value="-0.01849365" calcext:value-type="float">
            <text:p>-0.01849365</text:p>
          </table:table-cell>
          <table:table-cell office:value-type="float" office:value="-0.0345459" calcext:value-type="float">
            <text:p>-0.0345459</text:p>
          </table:table-cell>
          <table:table-cell office:value-type="float" office:value="0.3128967" calcext:value-type="float">
            <text:p>0.3128967</text:p>
          </table:table-cell>
          <table:table-cell office:value-type="float" office:value="0.3063965" calcext:value-type="float">
            <text:p>0.3063965</text:p>
          </table:table-cell>
          <table:table-cell office:value-type="float" office:value="0.6655579" calcext:value-type="float">
            <text:p>0.6655579</text:p>
          </table:table-cell>
          <table:table-cell office:value-type="float" office:value="0.6617737" calcext:value-type="float">
            <text:p>0.661773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3122004" calcext:value-type="float">
            <text:p>23122004</text:p>
          </table:table-cell>
          <table:table-cell office:value-type="float" office:value="8.401511" calcext:value-type="float">
            <text:p>8.401511</text:p>
          </table:table-cell>
          <table:table-cell office:value-type="float" office:value="-4.1" calcext:value-type="float">
            <text:p>-4.1</text:p>
          </table:table-cell>
          <table:table-cell office:value-type="float" office:value="-14.9" calcext:value-type="float">
            <text:p>-14.9</text:p>
          </table:table-cell>
          <table:table-cell office:value-type="float" office:value="0.3459958" calcext:value-type="float">
            <text:p>0.3459958</text:p>
          </table:table-cell>
          <table:table-cell office:value-type="float" office:value="0.1810984" calcext:value-type="float">
            <text:p>0.1810984</text:p>
          </table:table-cell>
          <table:table-cell office:value-type="float" office:value="456.984" calcext:value-type="float">
            <text:p>456.984</text:p>
          </table:table-cell>
          <table:table-cell office:value-type="float" office:value="2" calcext:value-type="float">
            <text:p>2</text:p>
          </table:table-cell>
          <table:table-cell office:value-type="float" office:value="-0.8022461" calcext:value-type="float">
            <text:p>-0.8022461</text:p>
          </table:table-cell>
          <table:table-cell office:value-type="float" office:value="-1.170288" calcext:value-type="float">
            <text:p>-1.170288</text:p>
          </table:table-cell>
          <table:table-cell office:value-type="float" office:value="-0.4926147" calcext:value-type="float">
            <text:p>-0.4926147</text:p>
          </table:table-cell>
          <table:table-cell office:value-type="float" office:value="-0.5920105" calcext:value-type="float">
            <text:p>-0.5920105</text:p>
          </table:table-cell>
          <table:table-cell office:value-type="float" office:value="-0.2817993" calcext:value-type="float">
            <text:p>-0.2817993</text:p>
          </table:table-cell>
          <table:table-cell office:value-type="float" office:value="-0.3202515" calcext:value-type="float">
            <text:p>-0.3202515</text:p>
          </table:table-cell>
          <table:table-cell office:value-type="float" office:value="-0.01177979" calcext:value-type="float">
            <text:p>-0.01177979</text:p>
          </table:table-cell>
          <table:table-cell office:value-type="float" office:value="-0.01834106" calcext:value-type="float">
            <text:p>-0.01834106</text:p>
          </table:table-cell>
          <table:table-cell office:value-type="float" office:value="0.3128357" calcext:value-type="float">
            <text:p>0.3128357</text:p>
          </table:table-cell>
          <table:table-cell office:value-type="float" office:value="0.3105164" calcext:value-type="float">
            <text:p>0.3105164</text:p>
          </table:table-cell>
          <table:table-cell office:value-type="float" office:value="0.6616821" calcext:value-type="float">
            <text:p>0.6616821</text:p>
          </table:table-cell>
          <table:table-cell office:value-type="float" office:value="0.6505127" calcext:value-type="float">
            <text:p>0.650512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4122004" calcext:value-type="float">
            <text:p>24122004</text:p>
          </table:table-cell>
          <table:table-cell office:value-type="float" office:value="5.256001" calcext:value-type="float">
            <text:p>5.256001</text:p>
          </table:table-cell>
          <table:table-cell office:value-type="float" office:value="-2.9" calcext:value-type="float">
            <text:p>-2.9</text:p>
          </table:table-cell>
          <table:table-cell office:value-type="float" office:value="-12.6" calcext:value-type="float">
            <text:p>-12.6</text:p>
          </table:table-cell>
          <table:table-cell office:value-type="float" office:value="0.3378721" calcext:value-type="float">
            <text:p>0.3378721</text:p>
          </table:table-cell>
          <table:table-cell office:value-type="float" office:value="0.2241251" calcext:value-type="float">
            <text:p>0.2241251</text:p>
          </table:table-cell>
          <table:table-cell office:value-type="float" office:value="409.104" calcext:value-type="float">
            <text:p>409.104</text:p>
          </table:table-cell>
          <table:table-cell office:value-type="float" office:value="0.4" calcext:value-type="float">
            <text:p>0.4</text:p>
          </table:table-cell>
          <table:table-cell office:value-type="float" office:value="-0.7491455" calcext:value-type="float">
            <text:p>-0.7491455</text:p>
          </table:table-cell>
          <table:table-cell office:value-type="float" office:value="-0.8686829" calcext:value-type="float">
            <text:p>-0.8686829</text:p>
          </table:table-cell>
          <table:table-cell office:value-type="float" office:value="-0.4242554" calcext:value-type="float">
            <text:p>-0.4242554</text:p>
          </table:table-cell>
          <table:table-cell office:value-type="float" office:value="-0.4913025" calcext:value-type="float">
            <text:p>-0.4913025</text:p>
          </table:table-cell>
          <table:table-cell office:value-type="float" office:value="-0.2409058" calcext:value-type="float">
            <text:p>-0.2409058</text:p>
          </table:table-cell>
          <table:table-cell office:value-type="float" office:value="-0.2813416" calcext:value-type="float">
            <text:p>-0.2813416</text:p>
          </table:table-cell>
          <table:table-cell office:value-type="float" office:value="-0.005249023" calcext:value-type="float">
            <text:p>-0.005249023</text:p>
          </table:table-cell>
          <table:table-cell office:value-type="float" office:value="-0.01174927" calcext:value-type="float">
            <text:p>-0.01174927</text:p>
          </table:table-cell>
          <table:table-cell office:value-type="float" office:value="0.3106079" calcext:value-type="float">
            <text:p>0.3106079</text:p>
          </table:table-cell>
          <table:table-cell office:value-type="float" office:value="0.3093262" calcext:value-type="float">
            <text:p>0.3093262</text:p>
          </table:table-cell>
          <table:table-cell office:value-type="float" office:value="0.6504517" calcext:value-type="float">
            <text:p>0.6504517</text:p>
          </table:table-cell>
          <table:table-cell office:value-type="float" office:value="0.640625" calcext:value-type="float">
            <text:p>0.64062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122004" calcext:value-type="float">
            <text:p>25122004</text:p>
          </table:table-cell>
          <table:table-cell office:value-type="float" office:value="4.61664" calcext:value-type="float">
            <text:p>4.61664</text:p>
          </table:table-cell>
          <table:table-cell office:value-type="float" office:value="-0.4" calcext:value-type="float">
            <text:p>-0.4</text:p>
          </table:table-cell>
          <table:table-cell office:value-type="float" office:value="-8.8" calcext:value-type="float">
            <text:p>-8.8</text:p>
          </table:table-cell>
          <table:table-cell office:value-type="float" office:value="0.4962113" calcext:value-type="float">
            <text:p>0.4962113</text:p>
          </table:table-cell>
          <table:table-cell office:value-type="float" office:value="0.2510904" calcext:value-type="float">
            <text:p>0.2510904</text:p>
          </table:table-cell>
          <table:table-cell office:value-type="float" office:value="642.348" calcext:value-type="float">
            <text:p>642.348</text:p>
          </table:table-cell>
          <table:table-cell office:value-type="float" office:value="0" calcext:value-type="float">
            <text:p>0</text:p>
          </table:table-cell>
          <table:table-cell office:value-type="float" office:value="-0.5369873" calcext:value-type="float">
            <text:p>-0.5369873</text:p>
          </table:table-cell>
          <table:table-cell office:value-type="float" office:value="-0.7480469" calcext:value-type="float">
            <text:p>-0.7480469</text:p>
          </table:table-cell>
          <table:table-cell office:value-type="float" office:value="-0.3319702" calcext:value-type="float">
            <text:p>-0.3319702</text:p>
          </table:table-cell>
          <table:table-cell office:value-type="float" office:value="-0.4237671" calcext:value-type="float">
            <text:p>-0.4237671</text:p>
          </table:table-cell>
          <table:table-cell office:value-type="float" office:value="-0.1987915" calcext:value-type="float">
            <text:p>-0.1987915</text:p>
          </table:table-cell>
          <table:table-cell office:value-type="float" office:value="-0.2405396" calcext:value-type="float">
            <text:p>-0.2405396</text:p>
          </table:table-cell>
          <table:table-cell office:value-type="float" office:value="0.001403809" calcext:value-type="float">
            <text:p>0.001403809</text:p>
          </table:table-cell>
          <table:table-cell office:value-type="float" office:value="-0.005187988" calcext:value-type="float">
            <text:p>-0.005187988</text:p>
          </table:table-cell>
          <table:table-cell office:value-type="float" office:value="0.3093262" calcext:value-type="float">
            <text:p>0.3093262</text:p>
          </table:table-cell>
          <table:table-cell office:value-type="float" office:value="0.3087158" calcext:value-type="float">
            <text:p>0.3087158</text:p>
          </table:table-cell>
          <table:table-cell office:value-type="float" office:value="0.6405029" calcext:value-type="float">
            <text:p>0.6405029</text:p>
          </table:table-cell>
          <table:table-cell office:value-type="float" office:value="0.6314392" calcext:value-type="float">
            <text:p>0.631439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6122004" calcext:value-type="float">
            <text:p>26122004</text:p>
          </table:table-cell>
          <table:table-cell office:value-type="float" office:value="5.3028" calcext:value-type="float">
            <text:p>5.3028</text:p>
          </table:table-cell>
          <table:table-cell office:value-type="float" office:value="0.9" calcext:value-type="float">
            <text:p>0.9</text:p>
          </table:table-cell>
          <table:table-cell office:value-type="float" office:value="-11.6" calcext:value-type="float">
            <text:p>-11.6</text:p>
          </table:table-cell>
          <table:table-cell office:value-type="float" office:value="0.4905759" calcext:value-type="float">
            <text:p>0.4905759</text:p>
          </table:table-cell>
          <table:table-cell office:value-type="float" office:value="0.2254642" calcext:value-type="float">
            <text:p>0.2254642</text:p>
          </table:table-cell>
          <table:table-cell office:value-type="float" office:value="403.272" calcext:value-type="float">
            <text:p>403.272</text:p>
          </table:table-cell>
          <table:table-cell office:value-type="float" office:value="0" calcext:value-type="float">
            <text:p>0</text:p>
          </table:table-cell>
          <table:table-cell office:value-type="float" office:value="-0.3978577" calcext:value-type="float">
            <text:p>-0.3978577</text:p>
          </table:table-cell>
          <table:table-cell office:value-type="float" office:value="-0.5737" calcext:value-type="float">
            <text:p>-0.5737</text:p>
          </table:table-cell>
          <table:table-cell office:value-type="float" office:value="-0.27005" calcext:value-type="float">
            <text:p>-0.27005</text:p>
          </table:table-cell>
          <table:table-cell office:value-type="float" office:value="-0.3315735" calcext:value-type="float">
            <text:p>-0.3315735</text:p>
          </table:table-cell>
          <table:table-cell office:value-type="float" office:value="-0.1676025" calcext:value-type="float">
            <text:p>-0.1676025</text:p>
          </table:table-cell>
          <table:table-cell office:value-type="float" office:value="-0.1984253" calcext:value-type="float">
            <text:p>-0.1984253</text:p>
          </table:table-cell>
          <table:table-cell office:value-type="float" office:value="0.006469727" calcext:value-type="float">
            <text:p>0.006469727</text:p>
          </table:table-cell>
          <table:table-cell office:value-type="float" office:value="0.001525879" calcext:value-type="float">
            <text:p>0.001525879</text:p>
          </table:table-cell>
          <table:table-cell office:value-type="float" office:value="0.3087158" calcext:value-type="float">
            <text:p>0.3087158</text:p>
          </table:table-cell>
          <table:table-cell office:value-type="float" office:value="0.3076172" calcext:value-type="float">
            <text:p>0.3076172</text:p>
          </table:table-cell>
          <table:table-cell office:value-type="float" office:value="0.6313477" calcext:value-type="float">
            <text:p>0.6313477</text:p>
          </table:table-cell>
          <table:table-cell office:value-type="float" office:value="0.6227112" calcext:value-type="float">
            <text:p>0.622711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7122004" calcext:value-type="float">
            <text:p>27122004</text:p>
          </table:table-cell>
          <table:table-cell office:value-type="float" office:value="3.80448" calcext:value-type="float">
            <text:p>3.80448</text:p>
          </table:table-cell>
          <table:table-cell office:value-type="float" office:value="3.3" calcext:value-type="float">
            <text:p>3.3</text:p>
          </table:table-cell>
          <table:table-cell office:value-type="float" office:value="-8.1" calcext:value-type="float">
            <text:p>-8.1</text:p>
          </table:table-cell>
          <table:table-cell office:value-type="float" office:value="0.5648976" calcext:value-type="float">
            <text:p>0.5648976</text:p>
          </table:table-cell>
          <table:table-cell office:value-type="float" office:value="0.3171459" calcext:value-type="float">
            <text:p>0.3171459</text:p>
          </table:table-cell>
          <table:table-cell office:value-type="float" office:value="434.232" calcext:value-type="float">
            <text:p>434.232</text:p>
          </table:table-cell>
          <table:table-cell office:value-type="float" office:value="0" calcext:value-type="float">
            <text:p>0</text:p>
          </table:table-cell>
          <table:table-cell office:value-type="float" office:value="-0.3868408" calcext:value-type="float">
            <text:p>-0.3868408</text:p>
          </table:table-cell>
          <table:table-cell office:value-type="float" office:value="-0.5651855" calcext:value-type="float">
            <text:p>-0.5651855</text:p>
          </table:table-cell>
          <table:table-cell office:value-type="float" office:value="-0.2426147" calcext:value-type="float">
            <text:p>-0.2426147</text:p>
          </table:table-cell>
          <table:table-cell office:value-type="float" office:value="-0.2997742" calcext:value-type="float">
            <text:p>-0.2997742</text:p>
          </table:table-cell>
          <table:table-cell office:value-type="float" office:value="-0.1429749" calcext:value-type="float">
            <text:p>-0.1429749</text:p>
          </table:table-cell>
          <table:table-cell office:value-type="float" office:value="-0.1693115" calcext:value-type="float">
            <text:p>-0.1693115</text:p>
          </table:table-cell>
          <table:table-cell office:value-type="float" office:value="0.01016235" calcext:value-type="float">
            <text:p>0.01016235</text:p>
          </table:table-cell>
          <table:table-cell office:value-type="float" office:value="0.006011963" calcext:value-type="float">
            <text:p>0.006011963</text:p>
          </table:table-cell>
          <table:table-cell office:value-type="float" office:value="0.3075867" calcext:value-type="float">
            <text:p>0.3075867</text:p>
          </table:table-cell>
          <table:table-cell office:value-type="float" office:value="0.3067017" calcext:value-type="float">
            <text:p>0.3067017</text:p>
          </table:table-cell>
          <table:table-cell office:value-type="float" office:value="0.6226501" calcext:value-type="float">
            <text:p>0.6226501</text:p>
          </table:table-cell>
          <table:table-cell office:value-type="float" office:value="0.6147156" calcext:value-type="float">
            <text:p>0.614715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8122004" calcext:value-type="float">
            <text:p>28122004</text:p>
          </table:table-cell>
          <table:table-cell office:value-type="float" office:value="2.21364" calcext:value-type="float">
            <text:p>2.21364</text:p>
          </table:table-cell>
          <table:table-cell office:value-type="float" office:value="0.7" calcext:value-type="float">
            <text:p>0.7</text:p>
          </table:table-cell>
          <table:table-cell office:value-type="float" office:value="-8.7" calcext:value-type="float">
            <text:p>-8.7</text:p>
          </table:table-cell>
          <table:table-cell office:value-type="float" office:value="0.6333408" calcext:value-type="float">
            <text:p>0.6333408</text:p>
          </table:table-cell>
          <table:table-cell office:value-type="float" office:value="0.2998149" calcext:value-type="float">
            <text:p>0.2998149</text:p>
          </table:table-cell>
          <table:table-cell office:value-type="float" office:value="384.336" calcext:value-type="float">
            <text:p>384.336</text:p>
          </table:table-cell>
          <table:table-cell office:value-type="float" office:value="1.2" calcext:value-type="float">
            <text:p>1.2</text:p>
          </table:table-cell>
          <table:table-cell office:value-type="float" office:value="-0.4703674" calcext:value-type="float">
            <text:p>-0.4703674</text:p>
          </table:table-cell>
          <table:table-cell office:value-type="float" office:value="-0.6577454" calcext:value-type="float">
            <text:p>-0.6577454</text:p>
          </table:table-cell>
          <table:table-cell office:value-type="float" office:value="-0.2395935" calcext:value-type="float">
            <text:p>-0.2395935</text:p>
          </table:table-cell>
          <table:table-cell office:value-type="float" office:value="-0.2854309" calcext:value-type="float">
            <text:p>-0.2854309</text:p>
          </table:table-cell>
          <table:table-cell office:value-type="float" office:value="-0.127533" calcext:value-type="float">
            <text:p>-0.127533</text:p>
          </table:table-cell>
          <table:table-cell office:value-type="float" office:value="-0.1428833" calcext:value-type="float">
            <text:p>-0.1428833</text:p>
          </table:table-cell>
          <table:table-cell office:value-type="float" office:value="0.012146" calcext:value-type="float">
            <text:p>0.012146</text:p>
          </table:table-cell>
          <table:table-cell office:value-type="float" office:value="0.01000977" calcext:value-type="float">
            <text:p>0.01000977</text:p>
          </table:table-cell>
          <table:table-cell office:value-type="float" office:value="0.3066711" calcext:value-type="float">
            <text:p>0.3066711</text:p>
          </table:table-cell>
          <table:table-cell office:value-type="float" office:value="0.3041687" calcext:value-type="float">
            <text:p>0.3041687</text:p>
          </table:table-cell>
          <table:table-cell office:value-type="float" office:value="0.6145935" calcext:value-type="float">
            <text:p>0.6145935</text:p>
          </table:table-cell>
          <table:table-cell office:value-type="float" office:value="0.6056824" calcext:value-type="float">
            <text:p>0.605682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9122004" calcext:value-type="float">
            <text:p>29122004</text:p>
          </table:table-cell>
          <table:table-cell office:value-type="float" office:value="6.843239" calcext:value-type="float">
            <text:p>6.843239</text:p>
          </table:table-cell>
          <table:table-cell office:value-type="float" office:value="-7.6" calcext:value-type="float">
            <text:p>-7.6</text:p>
          </table:table-cell>
          <table:table-cell office:value-type="float" office:value="-24.2" calcext:value-type="float">
            <text:p>-24.2</text:p>
          </table:table-cell>
          <table:table-cell office:value-type="float" office:value="0.3218011" calcext:value-type="float">
            <text:p>0.3218011</text:p>
          </table:table-cell>
          <table:table-cell office:value-type="float" office:value="0.05578367" calcext:value-type="float">
            <text:p>0.05578367</text:p>
          </table:table-cell>
          <table:table-cell office:value-type="float" office:value="920.376" calcext:value-type="float">
            <text:p>920.376</text:p>
          </table:table-cell>
          <table:table-cell office:value-type="float" office:value="1.6" calcext:value-type="float">
            <text:p>1.6</text:p>
          </table:table-cell>
          <table:table-cell office:value-type="float" office:value="-0.4589539" calcext:value-type="float">
            <text:p>-0.4589539</text:p>
          </table:table-cell>
          <table:table-cell office:value-type="float" office:value="-0.9737549" calcext:value-type="float">
            <text:p>-0.9737549</text:p>
          </table:table-cell>
          <table:table-cell office:value-type="float" office:value="-0.2334595" calcext:value-type="float">
            <text:p>-0.2334595</text:p>
          </table:table-cell>
          <table:table-cell office:value-type="float" office:value="-0.3467712" calcext:value-type="float">
            <text:p>-0.3467712</text:p>
          </table:table-cell>
          <table:table-cell office:value-type="float" office:value="-0.1222839" calcext:value-type="float">
            <text:p>-0.1222839</text:p>
          </table:table-cell>
          <table:table-cell office:value-type="float" office:value="-0.1386108" calcext:value-type="float">
            <text:p>-0.1386108</text:p>
          </table:table-cell>
          <table:table-cell office:value-type="float" office:value="0.01281738" calcext:value-type="float">
            <text:p>0.01281738</text:p>
          </table:table-cell>
          <table:table-cell office:value-type="float" office:value="0.00970459" calcext:value-type="float">
            <text:p>0.00970459</text:p>
          </table:table-cell>
          <table:table-cell office:value-type="float" office:value="0.3041382" calcext:value-type="float">
            <text:p>0.3041382</text:p>
          </table:table-cell>
          <table:table-cell office:value-type="float" office:value="0.2988586" calcext:value-type="float">
            <text:p>0.2988586</text:p>
          </table:table-cell>
          <table:table-cell office:value-type="float" office:value="0.6055908" calcext:value-type="float">
            <text:p>0.6055908</text:p>
          </table:table-cell>
          <table:table-cell office:value-type="float" office:value="0.5950012" calcext:value-type="float">
            <text:p>0.595001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122004" calcext:value-type="float">
            <text:p>30122004</text:p>
          </table:table-cell>
          <table:table-cell office:value-type="float" office:value="4.35708" calcext:value-type="float">
            <text:p>4.35708</text:p>
          </table:table-cell>
          <table:table-cell office:value-type="float" office:value="-19.6" calcext:value-type="float">
            <text:p>-19.6</text:p>
          </table:table-cell>
          <table:table-cell office:value-type="float" office:value="-25.1" calcext:value-type="float">
            <text:p>-25.1</text:p>
          </table:table-cell>
          <table:table-cell office:value-type="float" office:value="0.1116199" calcext:value-type="float">
            <text:p>0.1116199</text:p>
          </table:table-cell>
          <table:table-cell office:value-type="float" office:value="0.05201059" calcext:value-type="float">
            <text:p>0.05201059</text:p>
          </table:table-cell>
          <table:table-cell office:value-type="float" office:value="308.952" calcext:value-type="float">
            <text:p>308.952</text:p>
          </table:table-cell>
          <table:table-cell office:value-type="float" office:value="1.2" calcext:value-type="float">
            <text:p>1.2</text:p>
          </table:table-cell>
          <table:table-cell office:value-type="float" office:value="-0.9790344" calcext:value-type="float">
            <text:p>-0.9790344</text:p>
          </table:table-cell>
          <table:table-cell office:value-type="float" office:value="-1.202728" calcext:value-type="float">
            <text:p>-1.202728</text:p>
          </table:table-cell>
          <table:table-cell office:value-type="float" office:value="-0.3483582" calcext:value-type="float">
            <text:p>-0.3483582</text:p>
          </table:table-cell>
          <table:table-cell office:value-type="float" office:value="-0.4517822" calcext:value-type="float">
            <text:p>-0.4517822</text:p>
          </table:table-cell>
          <table:table-cell office:value-type="float" office:value="-0.1388855" calcext:value-type="float">
            <text:p>-0.1388855</text:p>
          </table:table-cell>
          <table:table-cell office:value-type="float" office:value="-0.1639404" calcext:value-type="float">
            <text:p>-0.1639404</text:p>
          </table:table-cell>
          <table:table-cell office:value-type="float" office:value="0.00958252" calcext:value-type="float">
            <text:p>0.00958252</text:p>
          </table:table-cell>
          <table:table-cell office:value-type="float" office:value="0.004302979" calcext:value-type="float">
            <text:p>0.004302979</text:p>
          </table:table-cell>
          <table:table-cell office:value-type="float" office:value="0.2987671" calcext:value-type="float">
            <text:p>0.2987671</text:p>
          </table:table-cell>
          <table:table-cell office:value-type="float" office:value="0.2902832" calcext:value-type="float">
            <text:p>0.2902832</text:p>
          </table:table-cell>
          <table:table-cell office:value-type="float" office:value="0.5948486" calcext:value-type="float">
            <text:p>0.5948486</text:p>
          </table:table-cell>
          <table:table-cell office:value-type="float" office:value="0.5812683" calcext:value-type="float">
            <text:p>0.581268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1122004" calcext:value-type="float">
            <text:p>31122004</text:p>
          </table:table-cell>
          <table:table-cell office:value-type="float" office:value="4.35708" calcext:value-type="float">
            <text:p>4.35708</text:p>
          </table:table-cell>
          <table:table-cell office:value-type="float" office:value="-19.6" calcext:value-type="float">
            <text:p>-19.6</text:p>
          </table:table-cell>
          <table:table-cell office:value-type="float" office:value="-25.1" calcext:value-type="float">
            <text:p>-25.1</text:p>
          </table:table-cell>
          <table:table-cell office:value-type="float" office:value="0.1116199" calcext:value-type="float">
            <text:p>0.1116199</text:p>
          </table:table-cell>
          <table:table-cell office:value-type="float" office:value="0.05201059" calcext:value-type="float">
            <text:p>0.05201059</text:p>
          </table:table-cell>
          <table:table-cell office:value-type="float" office:value="308.952" calcext:value-type="float">
            <text:p>308.952</text:p>
          </table:table-cell>
          <table:table-cell office:value-type="float" office:value="1.2" calcext:value-type="float">
            <text:p>1.2</text:p>
          </table:table-cell>
          <table:table-cell office:value-type="float" office:value="-1.162506" calcext:value-type="float">
            <text:p>-1.162506</text:p>
          </table:table-cell>
          <table:table-cell office:value-type="float" office:value="-1.23587" calcext:value-type="float">
            <text:p>-1.23587</text:p>
          </table:table-cell>
          <table:table-cell office:value-type="float" office:value="-0.4514465" calcext:value-type="float">
            <text:p>-0.4514465</text:p>
          </table:table-cell>
          <table:table-cell office:value-type="float" office:value="-0.489502" calcext:value-type="float">
            <text:p>-0.489502</text:p>
          </table:table-cell>
          <table:table-cell office:value-type="float" office:value="-0.1642456" calcext:value-type="float">
            <text:p>-0.1642456</text:p>
          </table:table-cell>
          <table:table-cell office:value-type="float" office:value="-0.1852722" calcext:value-type="float">
            <text:p>-0.1852722</text:p>
          </table:table-cell>
          <table:table-cell office:value-type="float" office:value="0.004302979" calcext:value-type="float">
            <text:p>0.004302979</text:p>
          </table:table-cell>
          <table:table-cell office:value-type="float" office:value="-0.0003967285" calcext:value-type="float">
            <text:p>-0.0003967285</text:p>
          </table:table-cell>
          <table:table-cell office:value-type="float" office:value="0.2901917" calcext:value-type="float">
            <text:p>0.2901917</text:p>
          </table:table-cell>
          <table:table-cell office:value-type="float" office:value="0.2816467" calcext:value-type="float">
            <text:p>0.2816467</text:p>
          </table:table-cell>
          <table:table-cell office:value-type="float" office:value="0.5811157" calcext:value-type="float">
            <text:p>0.5811157</text:p>
          </table:table-cell>
          <table:table-cell office:value-type="float" office:value="0.5673523" calcext:value-type="float">
            <text:p>0.56735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27T14:20:09.961310028</dc:date>
    <meta:editing-duration>PT7S</meta:editing-duration>
    <meta:editing-cycles>1</meta:editing-cycles>
    <meta:document-statistic meta:table-count="1" meta:cell-count="7707" meta:object-count="0"/>
    <meta:generator>LibreOffice/6.4.7.2$Linux_X86_64 LibreOffice_project/40$Build-2</meta:generator>
  </office:meta>
</office:document-meta>
</file>